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2"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3"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4"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75"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76"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77"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78"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79"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0"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1"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2"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3"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4"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85"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86"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87" style:family="graphic" style:parent-style-name="standard">
      <style:graphic-properties draw:stroke="none" draw:fill="solid" draw:fill-color="#231f20"/>
    </style:style>
    <style:style style:name="gr88"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89"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0"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1"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2"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3"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4"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98"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99"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01"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26" style:family="graphic" style:parent-style-name="standard">
      <style:graphic-properties draw:stroke="none" draw:fill="solid" draw:fill-color="#9e1960"/>
    </style:style>
    <style:style style:name="gr427" style:family="graphic" style:parent-style-name="standard">
      <style:graphic-properties draw:stroke="none" draw:fill="solid" draw:fill-color="#2f2c75"/>
    </style:style>
    <style:style style:name="gr428"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29"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30"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33"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34"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35"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36"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38"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39"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40" style:family="graphic" style:parent-style-name="standard">
      <style:graphic-properties draw:stroke="none" draw:fill="solid" draw:fill-color="#777475"/>
    </style:style>
    <style:style style:name="gr441" style:family="graphic" style:parent-style-name="standard">
      <style:graphic-properties draw:stroke="none" draw:fill="solid" draw:fill-color="#155196"/>
    </style:style>
    <style:style style:name="gr442"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43"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44"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45"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46"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53" style:family="graphic" style:parent-style-name="standard">
      <style:graphic-properties draw:stroke="none" draw:fill="solid" draw:fill-color="#777a7d"/>
    </style:style>
    <style:style style:name="gr454"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55"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56"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57"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58"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59"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60"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61"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62"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63" style:family="graphic" style:parent-style-name="standard">
      <style:graphic-properties draw:stroke="none" draw:fill="solid" draw:fill-color="#214395"/>
    </style:style>
    <style:style style:name="gr464"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29"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30"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31"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32"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34"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35"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41"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42"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47"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48"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50" style:family="graphic" style:parent-style-name="standard">
      <style:graphic-properties draw:stroke="none" draw:fill="solid" draw:fill-color="#227faa"/>
    </style:style>
    <style:style style:name="gr651"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60" style:family="graphic" style:parent-style-name="standard">
      <style:graphic-properties draw:stroke="none" draw:fill="solid" draw:fill-color="#00a4c4"/>
    </style:style>
    <style:style style:name="gr661" style:family="graphic" style:parent-style-name="standard">
      <style:graphic-properties draw:stroke="none" draw:fill="none" draw:textarea-horizontal-align="left" draw:textarea-vertical-align="top" draw:auto-grow-height="true" draw:auto-grow-width="true" fo:min-height="0.196cm" fo:min-width="0.269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196cm" fo:min-width="0.243cm" fo:padding-top="0cm" fo:padding-bottom="0cm" fo:padding-left="0cm" fo:padding-right="0cm"/>
      <style:paragraph-properties style:writing-mode="lr-tb"/>
    </style:style>
    <style:style style:name="gr663"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17cm" fo:min-width="0.218cm" fo:padding-top="0cm" fo:padding-bottom="0cm" fo:padding-left="0cm" fo:padding-right="0cm"/>
      <style:paragraph-properties style:writing-mode="lr-tb"/>
    </style:style>
    <style:style style:name="gr666" style:family="graphic" style:parent-style-name="standard">
      <style:graphic-properties draw:stroke="none" draw:fill="none" draw:textarea-horizontal-align="left" draw:textarea-vertical-align="top" draw:auto-grow-height="true" draw:auto-grow-width="true" fo:min-height="0.162cm" fo:min-width="0.218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175cm" fo:min-width="0.231cm" fo:padding-top="0cm" fo:padding-bottom="0cm" fo:padding-left="0cm" fo:padding-right="0cm"/>
      <style:paragraph-properties style:writing-mode="lr-tb"/>
    </style:style>
    <style:style style:name="gr669" style:family="graphic" style:parent-style-name="standard">
      <style:graphic-properties draw:stroke="none" draw:fill="solid" draw:fill-color="#615e5e"/>
    </style:style>
    <style:style style:name="gr670" style:family="graphic" style:parent-style-name="standard">
      <style:graphic-properties draw:stroke="none" draw:fill="none" draw:textarea-horizontal-align="left" draw:textarea-vertical-align="top" draw:auto-grow-height="true" draw:auto-grow-width="true" fo:min-height="0.154cm" fo:min-width="0.205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192cm" fo:min-width="0.269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33cm" fo:min-width="0.167cm" fo:padding-top="0cm" fo:padding-bottom="0cm" fo:padding-left="0cm" fo:padding-right="0cm"/>
      <style:paragraph-properties style:writing-mode="lr-tb"/>
    </style:style>
    <style:style style:name="gr675"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76"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77"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78" style:family="graphic" style:parent-style-name="standard">
      <style:graphic-properties draw:stroke="none" draw:fill="solid" draw:fill-color="#5e2c95"/>
    </style:style>
    <style:style style:name="gr679" style:family="graphic" style:parent-style-name="standard">
      <style:graphic-properties draw:stroke="none" draw:fill="solid" draw:fill-color="#a10f83"/>
    </style:style>
    <style:style style:name="gr680" style:family="graphic" style:parent-style-name="standard">
      <style:graphic-properties draw:stroke="none" draw:fill="none" draw:textarea-horizontal-align="left" draw:textarea-vertical-align="top" draw:auto-grow-height="true" draw:auto-grow-width="true" fo:min-height="0.158cm" fo:min-width="0.205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12cm" fo:min-width="0.332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12cm" fo:min-width="0.154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685"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686"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687"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689"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63" style:family="graphic" style:parent-style-name="standard">
      <style:graphic-properties draw:stroke="none" draw:fill="solid" draw:fill-color="#5a5758"/>
    </style:style>
    <style:style style:name="gr764"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137cm" fo:min-width="0.18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154cm" fo:min-width="0.442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789" style:family="graphic" style:parent-style-name="standard">
      <style:graphic-properties draw:stroke="none" draw:fill="solid" draw:fill-color="#e51b24"/>
    </style:style>
    <style:style style:name="gr790"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793" style:family="graphic" style:parent-style-name="standard">
      <style:graphic-properties draw:stroke="none" draw:fill="solid" draw:fill-color="#f57c14"/>
    </style:style>
    <style:style style:name="gr794" style:family="graphic" style:parent-style-name="standard">
      <style:graphic-properties draw:stroke="none" draw:fill="none" draw:textarea-horizontal-align="left" draw:textarea-vertical-align="top" draw:auto-grow-height="true" draw:auto-grow-width="true" fo:min-height="0.141cm" fo:min-width="0.387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797"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798"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806"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07"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08"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09"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10"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11"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812"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813"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814"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815"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816"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17"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18"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19" style:family="graphic" style:parent-style-name="standard">
      <style:graphic-properties draw:stroke="none" draw:fill="solid" draw:fill-color="#804411"/>
    </style:style>
    <style:style style:name="gr820"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22"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23"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24"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25"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26"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27" style:family="graphic" style:parent-style-name="standard">
      <style:graphic-properties draw:stroke="none" draw:fill="solid" draw:fill-color="#201d1d"/>
    </style:style>
    <style:style style:name="gr828" style:family="graphic" style:parent-style-name="standard">
      <style:graphic-properties draw:stroke="none" draw:fill="solid" draw:fill-color="#e71b23"/>
    </style:style>
    <style:style style:name="gr829" style:family="graphic" style:parent-style-name="standard">
      <style:graphic-properties draw:stroke="none" draw:fill="solid" draw:fill-color="#1a1f45"/>
    </style:style>
    <style:style style:name="gr830" style:family="graphic" style:parent-style-name="standard">
      <style:graphic-properties draw:stroke="none" draw:fill="solid" draw:fill-color="#211d1d"/>
    </style:style>
    <style:style style:name="gr831" style:family="graphic" style:parent-style-name="standard">
      <style:graphic-properties draw:stroke="none" draw:fill="solid" draw:fill-color="#e41d26"/>
    </style:style>
    <style:style style:name="gr832"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none"/>
      <style:paragraph-properties style:writing-mode="lr-tb"/>
      <style:text-properties fo:font-size="3.40000009536743pt" style:font-size-asian="3.40000009536743pt" style:font-size-complex="3.40000009536743pt"/>
    </style:style>
    <style:style style:name="P17" style:family="paragraph">
      <loext:graphic-properties draw:fill="none"/>
      <style:paragraph-properties style:writing-mode="lr-tb"/>
      <style:text-properties fo:font-size="3.5pt" style:font-size-asian="3.5pt" style:font-size-complex="3.5pt"/>
    </style:style>
    <style:style style:name="P18" style:family="paragraph">
      <loext:graphic-properties draw:fill="none"/>
      <style:paragraph-properties style:writing-mode="lr-tb"/>
      <style:text-properties fo:font-size="3.59999990463257pt" style:font-size-asian="3.59999990463257pt" style:font-size-complex="3.59999990463257pt"/>
    </style:style>
    <style:style style:name="P19" style:family="paragraph">
      <loext:graphic-properties draw:fill="none"/>
      <style:paragraph-properties style:writing-mode="lr-tb"/>
      <style:text-properties fo:font-size="4.09999990463257pt" style:font-size-asian="4.09999990463257pt" style:font-size-complex="4.09999990463257pt"/>
    </style:style>
    <style:style style:name="P20" style:family="paragraph">
      <loext:graphic-properties draw:fill="none"/>
      <style:paragraph-properties style:writing-mode="lr-tb"/>
      <style:text-properties fo:font-size="2.90000009536743pt" style:font-size-asian="2.90000009536743pt" style:font-size-complex="2.90000009536743pt"/>
    </style:style>
    <style:style style:name="P21" style:family="paragraph">
      <loext:graphic-properties draw:fill="none"/>
      <style:paragraph-properties style:writing-mode="lr-tb"/>
      <style:text-properties fo:font-size="2.79999995231628pt" style:font-size-asian="2.79999995231628pt" style:font-size-complex="2.79999995231628pt"/>
    </style:style>
    <style:style style:name="P22" style:family="paragraph">
      <loext:graphic-properties draw:fill="solid" draw:fill-color="#9e1960"/>
    </style:style>
    <style:style style:name="P23" style:family="paragraph">
      <loext:graphic-properties draw:fill="solid" draw:fill-color="#2f2c75"/>
    </style:style>
    <style:style style:name="P24" style:family="paragraph">
      <loext:graphic-properties draw:fill="none"/>
      <style:paragraph-properties style:writing-mode="lr-tb"/>
      <style:text-properties fo:font-size="4.19999980926514pt" style:font-size-asian="4.19999980926514pt" style:font-size-complex="4.19999980926514pt"/>
    </style:style>
    <style:style style:name="P25" style:family="paragraph">
      <loext:graphic-properties draw:fill="solid" draw:fill-color="#777475"/>
    </style:style>
    <style:style style:name="P26" style:family="paragraph">
      <loext:graphic-properties draw:fill="solid" draw:fill-color="#155196"/>
    </style:style>
    <style:style style:name="P27" style:family="paragraph">
      <loext:graphic-properties draw:fill="none"/>
      <style:paragraph-properties style:writing-mode="lr-tb"/>
      <style:text-properties fo:font-size="8.19999980926514pt" style:font-size-asian="8.19999980926514pt" style:font-size-complex="8.19999980926514pt"/>
    </style:style>
    <style:style style:name="P28" style:family="paragraph">
      <loext:graphic-properties draw:fill="none"/>
      <style:paragraph-properties style:writing-mode="lr-tb"/>
      <style:text-properties fo:font-size="8.10000038146973pt" style:font-size-asian="8.10000038146973pt" style:font-size-complex="8.10000038146973pt"/>
    </style:style>
    <style:style style:name="P29" style:family="paragraph">
      <loext:graphic-properties draw:fill="none"/>
      <style:paragraph-properties style:writing-mode="lr-tb"/>
      <style:text-properties fo:font-size="8pt" style:font-size-asian="8pt" style:font-size-complex="8pt"/>
    </style:style>
    <style:style style:name="P30" style:family="paragraph">
      <loext:graphic-properties draw:fill="solid" draw:fill-color="#777a7d"/>
    </style:style>
    <style:style style:name="P31" style:family="paragraph">
      <loext:graphic-properties draw:fill="none"/>
      <style:paragraph-properties style:writing-mode="lr-tb"/>
      <style:text-properties fo:font-size="7.80000019073486pt" style:font-size-asian="7.80000019073486pt" style:font-size-complex="7.80000019073486pt"/>
    </style:style>
    <style:style style:name="P32" style:family="paragraph">
      <loext:graphic-properties draw:fill="none"/>
      <style:paragraph-properties style:writing-mode="lr-tb"/>
      <style:text-properties fo:font-size="8.30000019073486pt" style:font-size-asian="8.30000019073486pt" style:font-size-complex="8.30000019073486pt"/>
    </style:style>
    <style:style style:name="P33" style:family="paragraph">
      <loext:graphic-properties draw:fill="solid" draw:fill-color="#fbcbb4"/>
    </style:style>
    <style:style style:name="P34" style:family="paragraph">
      <loext:graphic-properties draw:fill="solid" draw:fill-color="#214395"/>
    </style:style>
    <style:style style:name="P35" style:family="paragraph">
      <loext:graphic-properties draw:fill="none"/>
      <style:paragraph-properties style:writing-mode="lr-tb"/>
      <style:text-properties fo:font-size="3.29999995231628pt" style:font-size-asian="3.29999995231628pt" style:font-size-complex="3.29999995231628pt"/>
    </style:style>
    <style:style style:name="P36" style:family="paragraph">
      <loext:graphic-properties draw:fill="none"/>
      <style:paragraph-properties style:writing-mode="lr-tb"/>
      <style:text-properties fo:font-size="14.1000003814697pt" style:font-size-asian="14.1000003814697pt" style:font-size-complex="14.1000003814697pt"/>
    </style:style>
    <style:style style:name="P37" style:family="paragraph">
      <loext:graphic-properties draw:fill="none"/>
      <style:paragraph-properties style:writing-mode="lr-tb"/>
      <style:text-properties fo:font-size="11.5pt" style:font-size-asian="11.5pt" style:font-size-complex="11.5pt"/>
    </style:style>
    <style:style style:name="P38" style:family="paragraph">
      <loext:graphic-properties draw:fill="solid" draw:fill-color="#227faa"/>
    </style:style>
    <style:style style:name="P39" style:family="paragraph">
      <loext:graphic-properties draw:fill="solid" draw:fill-color="#00a4c4"/>
    </style:style>
    <style:style style:name="P40" style:family="paragraph">
      <loext:graphic-properties draw:fill="none"/>
      <style:paragraph-properties style:writing-mode="lr-tb"/>
      <style:text-properties fo:font-size="4pt" style:font-size-asian="4pt" style:font-size-complex="4pt"/>
    </style:style>
    <style:style style:name="P41" style:family="paragraph">
      <loext:graphic-properties draw:fill="none"/>
      <style:paragraph-properties style:writing-mode="lr-tb"/>
      <style:text-properties fo:font-size="3.20000004768372pt" style:font-size-asian="3.20000004768372pt" style:font-size-complex="3.20000004768372pt"/>
    </style:style>
    <style:style style:name="P42" style:family="paragraph">
      <loext:graphic-properties draw:fill="solid" draw:fill-color="#615e5e"/>
    </style:style>
    <style:style style:name="P43" style:family="paragraph">
      <loext:graphic-properties draw:fill="none"/>
      <style:paragraph-properties style:writing-mode="lr-tb"/>
      <style:text-properties fo:font-size="3pt" style:font-size-asian="3pt" style:font-size-complex="3pt"/>
    </style:style>
    <style:style style:name="P44" style:family="paragraph">
      <loext:graphic-properties draw:fill="none"/>
      <style:paragraph-properties style:writing-mode="lr-tb"/>
      <style:text-properties fo:font-size="2.70000004768372pt" style:font-size-asian="2.70000004768372pt" style:font-size-complex="2.70000004768372pt"/>
    </style:style>
    <style:style style:name="P45" style:family="paragraph">
      <loext:graphic-properties draw:fill="solid" draw:fill-color="#5e2c95"/>
    </style:style>
    <style:style style:name="P46" style:family="paragraph">
      <loext:graphic-properties draw:fill="solid" draw:fill-color="#a10f83"/>
    </style:style>
    <style:style style:name="P47" style:family="paragraph">
      <loext:graphic-properties draw:fill="none"/>
      <style:paragraph-properties style:writing-mode="lr-tb"/>
      <style:text-properties fo:font-size="3.09999990463257pt" style:font-size-asian="3.09999990463257pt" style:font-size-complex="3.09999990463257pt"/>
    </style:style>
    <style:style style:name="P48" style:family="paragraph">
      <loext:graphic-properties draw:fill="none"/>
      <style:paragraph-properties style:writing-mode="lr-tb"/>
      <style:text-properties fo:font-size="2.40000009536743pt" style:font-size-asian="2.40000009536743pt" style:font-size-complex="2.40000009536743pt"/>
    </style:style>
    <style:style style:name="P49" style:family="paragraph">
      <loext:graphic-properties draw:fill="none"/>
      <style:paragraph-properties style:writing-mode="lr-tb"/>
      <style:text-properties fo:font-size="6.80000019073486pt" style:font-size-asian="6.80000019073486pt" style:font-size-complex="6.80000019073486pt"/>
    </style:style>
    <style:style style:name="P50" style:family="paragraph">
      <loext:graphic-properties draw:fill="solid" draw:fill-color="#5a5758"/>
    </style:style>
    <style:style style:name="P51" style:family="paragraph">
      <loext:graphic-properties draw:fill="none"/>
      <style:paragraph-properties style:writing-mode="lr-tb"/>
      <style:text-properties fo:font-size="2.59999990463257pt" style:font-size-asian="2.59999990463257pt" style:font-size-complex="2.59999990463257pt"/>
    </style:style>
    <style:style style:name="P52" style:family="paragraph">
      <loext:graphic-properties draw:fill="solid" draw:fill-color="#e51b24"/>
    </style:style>
    <style:style style:name="P53" style:family="paragraph">
      <loext:graphic-properties draw:fill="solid" draw:fill-color="#f57c14"/>
    </style:style>
    <style:style style:name="P54" style:family="paragraph">
      <loext:graphic-properties draw:fill="solid" draw:fill-color="#eb2a31"/>
    </style:style>
    <style:style style:name="P55" style:family="paragraph">
      <loext:graphic-properties draw:fill="solid" draw:fill-color="#804411"/>
    </style:style>
    <style:style style:name="P56" style:family="paragraph">
      <loext:graphic-properties draw:fill="none"/>
      <style:paragraph-properties style:writing-mode="lr-tb"/>
      <style:text-properties fo:font-size="4.40000009536743pt" style:font-size-asian="4.40000009536743pt" style:font-size-complex="4.40000009536743pt"/>
    </style:style>
    <style:style style:name="P57" style:family="paragraph">
      <loext:graphic-properties draw:fill="solid" draw:fill-color="#201d1d"/>
    </style:style>
    <style:style style:name="P58" style:family="paragraph">
      <loext:graphic-properties draw:fill="solid" draw:fill-color="#e71b23"/>
    </style:style>
    <style:style style:name="P59" style:family="paragraph">
      <loext:graphic-properties draw:fill="solid" draw:fill-color="#1a1f45"/>
    </style:style>
    <style:style style:name="P60" style:family="paragraph">
      <loext:graphic-properties draw:fill="solid" draw:fill-color="#211d1d"/>
    </style:style>
    <style:style style:name="P61" style:family="paragraph">
      <loext:graphic-properties draw:fill="solid" draw:fill-color="#e41d26"/>
    </style:style>
    <style:style style:name="P62"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1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1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18"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1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0"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21"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22"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23"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24"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25"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26"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2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2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0"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3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32"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33"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3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35"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3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3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38"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39"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4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42"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43"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44"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45"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46"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47"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48"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49" style:family="text">
      <style:text-properties fo:color="#231f20" loext:opacity="100%" style:font-name="CoreSansA45Regular" fo:font-size="3.70000004768372pt" style:font-size-asian="3.70000004768372pt" style:font-name-complex="CoreSansA45Regular" style:font-size-complex="3.70000004768372pt"/>
    </style:style>
    <style:style style:name="T50"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51"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52"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53"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54"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55"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56"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57"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58"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59" style:family="text">
      <style:text-properties fo:color="#231f20" loext:opacity="100%" style:font-name="CoreSansA45Regular" fo:font-size="3.79999995231628pt" style:font-size-asian="3.79999995231628pt" style:font-name-complex="CoreSansA45Regular" style:font-size-complex="3.79999995231628pt"/>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61"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62"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63"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64"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65"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66"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67"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68"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69"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0"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71"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72"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73"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74"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75"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76"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77"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78"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79"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0"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81"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82"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83"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84"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86"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87"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88"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89"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0"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91"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92"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93"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94"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95"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96"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97"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98"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99"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0"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01"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02"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03"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04"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05"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06"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07" style:family="text">
      <style:text-properties fo:color="#231f20" loext:opacity="100%" style:font-name="CoreSansA45Regular" fo:font-size="3.5pt" style:font-size-asian="3.5pt" style:font-name-complex="CoreSansA45Regular" style:font-size-complex="3.5pt" style:text-scale="92%"/>
    </style:style>
    <style:style style:name="T108"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09"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0"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11"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12"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13"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14"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15"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1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17"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18"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19"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0"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21"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22"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2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24"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25"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26"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27"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28"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29"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0"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31" style:family="text">
      <style:text-properties fo:color="#918f8f" loext:opacity="100%" style:font-name="CoreSansA45Regular" fo:font-size="8.10000038146973pt" style:font-size-asian="8.10000038146973pt" style:font-name-complex="CoreSansA45Regular" style:font-size-complex="8.10000038146973pt"/>
    </style:style>
    <style:style style:name="T132" style:family="text">
      <style:text-properties fo:color="#918f8f" loext:opacity="100%" style:font-name="CoreSansA45Regular" fo:font-size="8pt" style:font-size-asian="8pt" style:font-name-complex="CoreSansA45Regular" style:font-size-complex="8pt"/>
    </style:style>
    <style:style style:name="T133"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34"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35"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36"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37" style:family="text">
      <style:text-properties fo:color="#565353" loext:opacity="100%" style:font-name="CoreSansA55Medium1" fo:font-size="3.40000009536743pt" style:font-size-asian="3.40000009536743pt" style:font-name-complex="CoreSansA55Medium1" style:font-size-complex="3.40000009536743pt"/>
    </style:style>
    <style:style style:name="T138"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39"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0"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41"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42"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43"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44" style:family="text">
      <style:text-properties fo:color="#565353" loext:opacity="100%" style:font-name="CoreSansA55Medium1" fo:font-size="3.5pt" style:font-size-asian="3.5pt" style:font-name-complex="CoreSansA55Medium1" style:font-size-complex="3.5pt" style:text-scale="106%"/>
    </style:style>
    <style:style style:name="T145"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46"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47" style:family="text">
      <style:text-properties fo:color="#565353" loext:opacity="100%" style:font-name="CoreSansA55Medium1" fo:font-size="3.5pt" style:font-size-asian="3.5pt" style:font-name-complex="CoreSansA55Medium1" style:font-size-complex="3.5pt" style:text-scale="97%"/>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49"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0" style:family="text">
      <style:text-properties fo:color="#565353" loext:opacity="100%" style:font-name="CoreSansA55Medium1" fo:font-size="3.5pt" style:font-size-asian="3.5pt" style:font-name-complex="CoreSansA55Medium1" style:font-size-complex="3.5pt" style:text-scale="95%"/>
    </style:style>
    <style:style style:name="T151" style:family="text">
      <style:text-properties fo:color="#565353" loext:opacity="100%" style:font-name="CoreSansA55Medium1" fo:font-size="3.5pt" style:font-size-asian="3.5pt" style:font-name-complex="CoreSansA55Medium1" style:font-size-complex="3.5pt"/>
    </style:style>
    <style:style style:name="T152" style:family="text">
      <style:text-properties fo:color="#565353" loext:opacity="100%" style:font-name="CoreSansA55Medium1" fo:font-size="3.5pt" style:font-size-asian="3.5pt" style:font-name-complex="CoreSansA55Medium1" style:font-size-complex="3.5pt" style:text-scale="88%"/>
    </style:style>
    <style:style style:name="T153" style:family="text">
      <style:text-properties fo:color="#565353" loext:opacity="100%" style:font-name="CoreSansA55Medium1" fo:font-size="3.5pt" style:font-size-asian="3.5pt" style:font-name-complex="CoreSansA55Medium1" style:font-size-complex="3.5pt" style:text-scale="92%"/>
    </style:style>
    <style:style style:name="T154" style:family="text">
      <style:text-properties fo:color="#565353" loext:opacity="100%" style:font-name="CoreSansA55Medium1" fo:font-size="3.5pt" style:font-size-asian="3.5pt" style:font-name-complex="CoreSansA55Medium1" style:font-size-complex="3.5pt" style:text-scale="90%"/>
    </style:style>
    <style:style style:name="T155" style:family="text">
      <style:text-properties fo:color="#565353" loext:opacity="100%" style:font-name="CoreSansA55Medium1" fo:font-size="3.5pt" style:font-size-asian="3.5pt" style:font-name-complex="CoreSansA55Medium1" style:font-size-complex="3.5pt" style:text-scale="103%"/>
    </style:style>
    <style:style style:name="T156" style:family="text">
      <style:text-properties fo:color="#565353" loext:opacity="100%" style:font-name="CoreSansA55Medium1" fo:font-size="3.5pt" style:font-size-asian="3.5pt" style:font-name-complex="CoreSansA55Medium1" style:font-size-complex="3.5pt" style:text-scale="79%"/>
    </style:style>
    <style:style style:name="T157" style:family="text">
      <style:text-properties fo:color="#155196" loext:opacity="100%" style:font-name="CoreSansA55Medium1" fo:font-size="3.5pt" style:font-size-asian="3.5pt" style:font-name-complex="CoreSansA55Medium1" style:font-size-complex="3.5pt" style:text-scale="98%"/>
    </style:style>
    <style:style style:name="T158" style:family="text">
      <style:text-properties fo:color="#565353" loext:opacity="100%" style:font-name="CoreSansA55Medium1" fo:font-size="3.5pt" style:font-size-asian="3.5pt" style:font-name-complex="CoreSansA55Medium1" style:font-size-complex="3.5pt" style:text-scale="85%"/>
    </style:style>
    <style:style style:name="T159" style:family="text">
      <style:text-properties fo:color="#565353" loext:opacity="100%" style:font-name="CoreSansA55Medium1" fo:font-size="3.5pt" style:font-size-asian="3.5pt" style:font-name-complex="CoreSansA55Medium1" style:font-size-complex="3.5pt" style:text-scale="87%"/>
    </style:style>
    <style:style style:name="T160" style:family="text">
      <style:text-properties fo:color="#565353" loext:opacity="100%" style:font-name="CoreSansA55Medium1" fo:font-size="3.5pt" style:font-size-asian="3.5pt" style:font-name-complex="CoreSansA55Medium1" style:font-size-complex="3.5pt" style:text-scale="69%"/>
    </style:style>
    <style:style style:name="T161" style:family="text">
      <style:text-properties fo:color="#155196" loext:opacity="100%" style:font-name="CoreSansA55Medium1" fo:font-size="3.5pt" style:font-size-asian="3.5pt" style:font-name-complex="CoreSansA55Medium1" style:font-size-complex="3.5pt" style:text-scale="82%"/>
    </style:style>
    <style:style style:name="T162" style:family="text">
      <style:text-properties fo:color="#565353" loext:opacity="100%" style:font-name="CoreSansA55Medium1" fo:font-size="3.5pt" style:font-size-asian="3.5pt" style:font-name-complex="CoreSansA55Medium1" style:font-size-complex="3.5pt" style:text-scale="98%"/>
    </style:style>
    <style:style style:name="T163"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64" style:family="text">
      <style:text-properties fo:color="#155196" loext:opacity="100%" style:font-name="CoreSansA55Medium1" fo:font-size="3.5pt" style:font-size-asian="3.5pt" style:font-name-complex="CoreSansA55Medium1" style:font-size-complex="3.5pt"/>
    </style:style>
    <style:style style:name="T165" style:family="text">
      <style:text-properties fo:color="#565353" loext:opacity="100%" style:font-name="CoreSansA55Medium1" fo:font-size="3.5pt" style:font-size-asian="3.5pt" style:font-name-complex="CoreSansA55Medium1" style:font-size-complex="3.5pt" style:text-scale="104%"/>
    </style:style>
    <style:style style:name="T166"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67" style:family="text">
      <style:text-properties fo:color="#565353" loext:opacity="100%" style:font-name="CoreSansA55Medium1" fo:font-size="3.5pt" style:font-size-asian="3.5pt" style:font-name-complex="CoreSansA55Medium1" style:font-size-complex="3.5pt" style:text-scale="82%"/>
    </style:style>
    <style:style style:name="T168" style:family="text">
      <style:text-properties fo:color="#155196" loext:opacity="100%" style:font-name="CoreSansA55Medium1" fo:font-size="3.5pt" style:font-size-asian="3.5pt" style:font-name-complex="CoreSansA55Medium1" style:font-size-complex="3.5pt" style:text-scale="92%"/>
    </style:style>
    <style:style style:name="T169"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70"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71" style:family="text">
      <style:text-properties fo:color="#ffffff" loext:opacity="100%" style:font-name="GreatVibesular1" fo:font-size="11.5pt" style:font-size-asian="11.5pt" style:font-name-complex="GreatVibesular1" style:font-size-complex="11.5pt" style:text-scale="106%"/>
    </style:style>
    <style:style style:name="T172" style:family="text">
      <style:text-properties fo:color="#56585c" loext:opacity="100%" style:font-name="CoreSansA55Medium1" fo:font-size="3.5pt" style:font-size-asian="3.5pt" style:font-name-complex="CoreSansA55Medium1" style:font-size-complex="3.5pt"/>
    </style:style>
    <style:style style:name="T173"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74"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75" style:family="text">
      <style:text-properties fo:color="#5e5b5c" loext:opacity="100%" style:font-name="CoreSansA55Medium1" fo:font-size="4.19999980926514pt" style:font-size-asian="4.19999980926514pt" style:font-name-complex="CoreSansA55Medium1" style:font-size-complex="4.19999980926514pt"/>
    </style:style>
    <style:style style:name="T176"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77" style:family="text">
      <style:text-properties fo:color="#ffffff" loext:opacity="100%" style:font-name="CoreSansA65" fo:font-size="4pt" fo:font-weight="bold" style:font-size-asian="4pt" style:font-name-complex="CoreSansA65" style:font-size-complex="4pt" style:font-weight-complex="bold" style:text-scale="95%"/>
    </style:style>
    <style:style style:name="T178" style:family="text">
      <style:text-properties fo:color="#ffffff" loext:opacity="100%" style:font-name="CoreSansA65" fo:font-size="4pt" fo:font-weight="bold" style:font-size-asian="4pt" style:font-name-complex="CoreSansA65" style:font-size-complex="4pt" style:font-weight-complex="bold" style:text-scale="92%"/>
    </style:style>
    <style:style style:name="T179"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5%"/>
    </style:style>
    <style:style style:name="T180"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1%"/>
    </style:style>
    <style:style style:name="T181"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5%"/>
    </style:style>
    <style:style style:name="T182" style:family="text">
      <style:text-properties fo:color="#ffffff" loext:opacity="100%" style:font-name="CoreSansA65" fo:font-size="3.20000004768372pt" fo:font-weight="bold" style:font-size-asian="3.20000004768372pt" style:font-name-complex="CoreSansA65" style:font-size-complex="3.20000004768372pt" style:font-weight-complex="bold" style:text-scale="95%"/>
    </style:style>
    <style:style style:name="T183"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5%"/>
    </style:style>
    <style:style style:name="T184" style:family="text">
      <style:text-properties fo:color="#ffffff" loext:opacity="100%" style:font-name="CoreSansA65" fo:font-size="3.5pt" fo:font-weight="bold" style:font-size-asian="3.5pt" style:font-name-complex="CoreSansA65" style:font-size-complex="3.5pt" style:font-weight-complex="bold" style:text-scale="95%"/>
    </style:style>
    <style:style style:name="T185" style:family="text">
      <style:text-properties fo:color="#ffffff" loext:opacity="100%" style:font-name="CoreSansA65" fo:font-size="3pt" fo:font-weight="bold" style:font-size-asian="3pt" style:font-name-complex="CoreSansA65" style:font-size-complex="3pt" style:font-weight-complex="bold" style:text-scale="92%"/>
    </style:style>
    <style:style style:name="T186"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8%"/>
    </style:style>
    <style:style style:name="T187"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0%"/>
    </style:style>
    <style:style style:name="T188"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0%"/>
    </style:style>
    <style:style style:name="T189"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5%"/>
    </style:style>
    <style:style style:name="T190"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95%"/>
    </style:style>
    <style:style style:name="T191"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192"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95%"/>
    </style:style>
    <style:style style:name="T193"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5%"/>
    </style:style>
    <style:style style:name="T194"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9%"/>
    </style:style>
    <style:style style:name="T195"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196"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0%"/>
    </style:style>
    <style:style style:name="T197"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198"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199"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200" style:family="text">
      <style:text-properties fo:color="#231f20" loext:opacity="100%" style:font-name="CoreSansA55Medium1" fo:font-size="6.80000019073486pt" style:font-size-asian="6.80000019073486pt" style:font-name-complex="CoreSansA55Medium1" style:font-size-complex="6.80000019073486pt"/>
    </style:style>
    <style:style style:name="T201"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202"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203"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04"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05"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06"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07"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208"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209"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210"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211"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2%"/>
    </style:style>
    <style:style style:name="T212" style:family="text">
      <style:text-properties fo:color="#ffffff" loext:opacity="100%" style:font-name="CoreSansA65" fo:font-size="3pt" fo:font-weight="bold" style:font-size-asian="3pt" style:font-name-complex="CoreSansA65" style:font-size-complex="3pt" style:font-weight-complex="bold" style:text-scale="95%"/>
    </style:style>
    <style:style style:name="T213"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214"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215"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216"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71" draw:text-style-name="P14" draw:layer="layout" svg:width="1.674cm" svg:height="0.598cm" svg:x="31.806cm" svg:y="18.401cm">
          <draw:text-box>
            <text:p text:style-name="P10"><text:span text:style-name="T14">St. Clair</text:span></text:p>
          </draw:text-box>
        </draw:frame>
        <draw:line draw:style-name="gr55" draw:text-style-name="P6" draw:layer="layout" svg:x1="15.174cm" svg:y1="19.498cm" svg:x2="15.174cm" svg:y2="19.471cm">
          <text:p/>
        </draw:line>
        <draw:line draw:style-name="gr72"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3"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4"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75"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76"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77" draw:text-style-name="P6" draw:layer="layout" svg:width="2.011cm" svg:height="4.251cm" svg:x="13.554cm" svg:y="19.466cm" svg:viewBox="0 0 2012 4252" draw:points="1823,3957 1822,4241 1707,4252 1547,3957 2012,3958 2011,0 584,5 582,249 469,221 429,220 429,951 0,952 0,767 448,768">
          <text:p/>
        </draw:polyline>
        <draw:path draw:style-name="gr78" draw:text-style-name="P6" draw:layer="layout" svg:width="0.746cm" svg:height="0.226cm" svg:x="9.047cm" svg:y="11.553cm" svg:viewBox="0 0 747 227" svg:d="M747 128v-128M92 227h-92">
          <text:p/>
        </draw:path>
        <draw:polygon draw:style-name="gr79" draw:text-style-name="P6" draw:layer="layout" svg:width="0.422cm" svg:height="0.324cm" svg:x="7.807cm" svg:y="14.015cm" svg:viewBox="0 0 423 325" draw:points="309,325 423,264 199,0 0,64 212,228">
          <text:p/>
        </draw:polygon>
        <draw:path draw:style-name="gr77"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0" draw:text-style-name="P6" draw:layer="layout" svg:x1="15.484cm" svg:y1="23.103cm" svg:x2="15.421cm" svg:y2="23.103cm">
          <text:p/>
        </draw:line>
        <draw:polyline draw:style-name="gr77" draw:text-style-name="P6" draw:layer="layout" svg:width="0.029cm" svg:height="0.027cm" svg:x="15.378cm" svg:y="23.103cm" svg:viewBox="0 0 30 28" draw:points="30,0 0,0 0,28">
          <text:p/>
        </draw:polyline>
        <draw:line draw:style-name="gr80" draw:text-style-name="P6" draw:layer="layout" svg:x1="15.377cm" svg:y1="23.157cm" svg:x2="15.377cm" svg:y2="23.363cm">
          <text:p/>
        </draw:line>
        <draw:path draw:style-name="gr77" draw:text-style-name="P6" draw:layer="layout" svg:width="0.167cm" svg:height="1.478cm" svg:x="15.376cm" svg:y="21.926cm" svg:viewBox="0 0 168 1479" svg:d="M1 1452l-1 27M168 0h-31">
          <text:p/>
        </draw:path>
        <draw:line draw:style-name="gr81" draw:text-style-name="P6" draw:layer="layout" svg:x1="15.48cm" svg:y1="21.926cm" svg:x2="14.765cm" svg:y2="21.926cm">
          <text:p/>
        </draw:line>
        <draw:polyline draw:style-name="gr77" draw:text-style-name="P6" draw:layer="layout" svg:width="0.03cm" svg:height="0.028cm" svg:x="14.719cm" svg:y="21.898cm" svg:viewBox="0 0 31 29" draw:points="31,29 0,29 0,0">
          <text:p/>
        </draw:polyline>
        <draw:line draw:style-name="gr82" draw:text-style-name="P6" draw:layer="layout" svg:x1="14.719cm" svg:y1="21.868cm" svg:x2="14.719cm" svg:y2="21.228cm">
          <text:p/>
        </draw:line>
        <draw:polyline draw:style-name="gr77" draw:text-style-name="P6" draw:layer="layout" svg:width="0.03cm" svg:height="0.028cm" svg:x="14.719cm" svg:y="21.185cm" svg:viewBox="0 0 31 29" draw:points="0,29 0,0 31,0">
          <text:p/>
        </draw:polyline>
        <draw:line draw:style-name="gr81" draw:text-style-name="P6" draw:layer="layout" svg:x1="14.782cm" svg:y1="21.185cm" svg:x2="15.497cm" svg:y2="21.185cm">
          <text:p/>
        </draw:line>
        <draw:line draw:style-name="gr77" draw:text-style-name="P6" draw:layer="layout" svg:x1="15.513cm" svg:y1="21.185cm" svg:x2="15.543cm" svg:y2="21.185cm">
          <text:p/>
        </draw:line>
        <draw:path draw:style-name="gr83"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77"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77"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77"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4"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85" draw:text-style-name="P6" draw:layer="layout" svg:x1="6.458cm" svg:y1="36.464cm" svg:x2="5.961cm" svg:y2="36.464cm">
          <text:p/>
        </draw:line>
        <draw:polyline draw:style-name="gr84" draw:text-style-name="P6" draw:layer="layout" svg:width="0.039cm" svg:height="0.036cm" svg:x="5.894cm" svg:y="36.428cm" svg:viewBox="0 0 40 37" draw:points="40,37 0,37 0,0">
          <text:p/>
        </draw:polyline>
        <draw:line draw:style-name="gr86" draw:text-style-name="P6" draw:layer="layout" svg:x1="5.894cm" svg:y1="36.378cm" svg:x2="5.894cm" svg:y2="36.056cm">
          <text:p/>
        </draw:line>
        <draw:polyline draw:style-name="gr84" draw:text-style-name="P6" draw:layer="layout" svg:width="0.039cm" svg:height="0.036cm" svg:x="5.894cm" svg:y="35.995cm" svg:viewBox="0 0 40 37" draw:points="0,37 0,0 40,0">
          <text:p/>
        </draw:polyline>
        <draw:line draw:style-name="gr86" draw:text-style-name="P6" draw:layer="layout" svg:x1="5.986cm" svg:y1="35.995cm" svg:x2="6.448cm" svg:y2="35.994cm">
          <text:p/>
        </draw:line>
        <draw:line draw:style-name="gr84" draw:text-style-name="P6" draw:layer="layout" svg:x1="6.475cm" svg:y1="35.994cm" svg:x2="6.513cm" svg:y2="35.994cm">
          <text:p/>
        </draw:line>
        <draw:path draw:style-name="gr87" draw:text-style-name="P15" draw:layer="layout" svg:width="0.174cm" svg:height="0.165cm" svg:x="5.776cm" svg:y="38.227cm" svg:viewBox="0 0 175 166" svg:d="M175 83c0 45-39 83-87 83-49 0-88-38-88-83 0-46 39-83 88-83 48 0 87 37 87 83z">
          <text:p/>
        </draw:path>
        <draw:line draw:style-name="gr88" draw:text-style-name="P6" draw:layer="layout" svg:x1="6.486cm" svg:y1="37.928cm" svg:x2="6.272cm" svg:y2="37.803cm">
          <text:p/>
        </draw:line>
        <draw:path draw:style-name="gr89" draw:text-style-name="P6" draw:layer="layout" svg:width="10.315cm" svg:height="18.506cm" svg:x="18.88cm" svg:y="13.732cm" svg:viewBox="0 0 10316 18507" svg:d="M842 18507l-143-269 189-266 3094-5527 3255-5813 931-2258 17-89-5-147-2-97 106-86 137-82 1278-2969 617-904M0 16904l14 34">
          <text:p/>
        </draw:path>
        <draw:line draw:style-name="gr90" draw:text-style-name="P6" draw:layer="layout" svg:x1="18.919cm" svg:y1="30.728cm" svg:x2="18.964cm" svg:y2="30.837cm">
          <text:p/>
        </draw:line>
        <draw:polyline draw:style-name="gr89" draw:text-style-name="P6" draw:layer="layout" svg:width="0.049cm" svg:height="0.034cm" svg:x="18.975cm" svg:y="30.865cm" svg:viewBox="0 0 50 35" draw:points="0,0 15,35 50,19">
          <text:p/>
        </draw:polyline>
        <draw:line draw:style-name="gr91" draw:text-style-name="P6" draw:layer="layout" svg:x1="19.065cm" svg:y1="30.867cm" svg:x2="19.139cm" svg:y2="30.833cm">
          <text:p/>
        </draw:line>
        <draw:polyline draw:style-name="gr89" draw:text-style-name="P6" draw:layer="layout" svg:width="0.035cm" svg:height="0.049cm" svg:x="19.159cm" svg:y="30.774cm" svg:viewBox="0 0 36 50" draw:points="0,50 36,35 20,0">
          <text:p/>
        </draw:polyline>
        <draw:line draw:style-name="gr92" draw:text-style-name="P6" draw:layer="layout" svg:x1="19.156cm" svg:y1="30.725cm" svg:x2="19.112cm" svg:y2="30.632cm">
          <text:p/>
        </draw:line>
        <draw:polyline draw:style-name="gr89" draw:text-style-name="P6" draw:layer="layout" svg:width="0.035cm" svg:height="0.048cm" svg:x="19.085cm" svg:y="30.559cm" svg:viewBox="0 0 36 49" draw:points="16,49 0,15 36,0">
          <text:p/>
        </draw:polyline>
        <draw:polyline draw:style-name="gr93" draw:text-style-name="P6" draw:layer="layout" svg:width="7.754cm" svg:height="12.754cm" svg:x="19.174cm" svg:y="17.782cm" svg:viewBox="0 0 7755 12755" draw:points="0,12755 1407,12161 1427,12138 3553,8341 6807,2527 7738,269 7755,180 7750,33 7749,0">
          <text:p/>
        </draw:polyline>
        <draw:polyline draw:style-name="gr89" draw:text-style-name="P6" draw:layer="layout" svg:width="0.029cm" svg:height="0.061cm" svg:x="26.921cm" svg:y="17.694cm" svg:viewBox="0 0 30 62" draw:points="0,62 0,24 30,0">
          <text:p/>
        </draw:polyline>
        <draw:polyline draw:style-name="gr94" draw:text-style-name="P6" draw:layer="layout" svg:width="0.102cm" svg:height="0.066cm" svg:x="27.001cm" svg:y="17.587cm" svg:viewBox="0 0 103 67" draw:points="0,67 27,46 103,0">
          <text:p/>
        </draw:polyline>
        <draw:path draw:style-name="gr89" draw:text-style-name="P6" draw:layer="layout" svg:width="8.087cm" svg:height="13.02cm" svg:x="19.229cm" svg:y="17.55cm" svg:viewBox="0 0 8088 13021" svg:d="M7903 20l33-20 38 9M8051 28l37 9M0 12988l16 33">
          <text:p/>
        </draw:path>
        <draw:line draw:style-name="gr95" draw:text-style-name="P6" draw:layer="layout" svg:x1="19.266cm" svg:y1="30.614cm" svg:x2="19.305cm" svg:y2="30.695cm">
          <text:p/>
        </draw:line>
        <draw:path draw:style-name="gr89" draw:text-style-name="P6" draw:layer="layout" svg:width="0.143cm" svg:height="0.195cm" svg:x="19.194cm" svg:y="30.613cm" svg:viewBox="0 0 144 196" svg:d="M121 104l16 34-35 15M35 181l-35 15M108 15l36-15">
          <text:p/>
        </draw:path>
        <draw:line draw:style-name="gr96" draw:text-style-name="P6" draw:layer="layout" svg:x1="19.39cm" svg:y1="30.59cm" svg:x2="20.49cm" svg:y2="30.115cm">
          <text:p/>
        </draw:line>
        <draw:path draw:style-name="gr89" draw:text-style-name="P6" draw:layer="layout" svg:width="0.074cm" svg:height="0.169cm" svg:x="20.515cm" svg:y="29.935cm" svg:viewBox="0 0 75 170" svg:d="M0 170l37-15 9-36M66 36l9-36">
          <text:p/>
        </draw:path>
        <draw:line draw:style-name="gr97" draw:text-style-name="P6" draw:layer="layout" svg:x1="19.223cm" svg:y1="30.616cm" svg:x2="19.256cm" svg:y2="30.674cm">
          <text:p/>
        </draw:line>
        <draw:polygon draw:style-name="gr87" draw:text-style-name="P15" draw:layer="layout" svg:width="0.045cm" svg:height="0.061cm" svg:x="19.21cm" svg:y="30.589cm" svg:viewBox="0 0 46 62" draw:points="0,0 46,45 10,62">
          <text:p/>
        </draw:polygon>
        <draw:line draw:style-name="gr97" draw:text-style-name="P6" draw:layer="layout" svg:x1="19.097cm" svg:y1="30.695cm" svg:x2="19.065cm" svg:y2="30.631cm">
          <text:p/>
        </draw:line>
        <draw:polygon draw:style-name="gr87" draw:text-style-name="P15" draw:layer="layout" svg:width="0.042cm" svg:height="0.061cm" svg:x="19.065cm" svg:y="30.66cm" svg:viewBox="0 0 43 62" draw:points="43,62 0,14 37,0">
          <text:p/>
        </draw:polygon>
        <draw:line draw:style-name="gr98" draw:text-style-name="P6" draw:layer="layout" svg:x1="20.45cm" svg:y1="29.947cm" svg:x2="20.546cm" svg:y2="29.904cm">
          <text:p/>
        </draw:line>
        <draw:polygon draw:style-name="gr87" draw:text-style-name="P15" draw:layer="layout" svg:width="0.072cm" svg:height="0.046cm" svg:x="20.418cm" svg:y="29.912cm" svg:viewBox="0 0 73 47" draw:points="0,47 55,0 73,39">
          <text:p/>
        </draw:polygon>
        <draw:line draw:style-name="gr98" draw:text-style-name="P6" draw:layer="layout" svg:x1="19.414cm" svg:y1="30.395cm" svg:x2="19.51cm" svg:y2="30.352cm">
          <text:p/>
        </draw:line>
        <draw:polygon draw:style-name="gr87" draw:text-style-name="P15" draw:layer="layout" svg:width="0.071cm" svg:height="0.045cm" svg:x="19.383cm" svg:y="30.361cm" svg:viewBox="0 0 72 46" draw:points="0,46 55,0 72,38">
          <text:p/>
        </draw:polygon>
        <draw:line draw:style-name="gr98" draw:text-style-name="P6" draw:layer="layout" svg:x1="19.639cm" svg:y1="30.535cm" svg:x2="19.543cm" svg:y2="30.578cm">
          <text:p/>
        </draw:line>
        <draw:polygon draw:style-name="gr87" draw:text-style-name="P15" draw:layer="layout" svg:width="0.072cm" svg:height="0.045cm" svg:x="19.598cm" svg:y="30.523cm" svg:viewBox="0 0 73 46" draw:points="73,0 17,46 0,7">
          <text:p/>
        </draw:polygon>
        <draw:line draw:style-name="gr98" draw:text-style-name="P6" draw:layer="layout" svg:x1="20.365cm" svg:y1="30.227cm" svg:x2="20.269cm" svg:y2="30.27cm">
          <text:p/>
        </draw:line>
        <draw:polygon draw:style-name="gr87" draw:text-style-name="P15" draw:layer="layout" svg:width="0.072cm" svg:height="0.045cm" svg:x="20.324cm" svg:y="30.215cm" svg:viewBox="0 0 73 46" draw:points="73,0 17,46 0,8">
          <text:p/>
        </draw:polygon>
        <draw:path draw:style-name="gr89" draw:text-style-name="P6" draw:layer="layout" svg:width="1.215cm" svg:height="2.209cm" svg:x="26.533cm" svg:y="17.143cm" svg:viewBox="0 0 1216 2210" svg:d="M967 0l-182 556 18 79-10 73-54 97-53 93-390 910-296 402M790 696h426M771 760h40">
          <text:p/>
        </draw:path>
        <draw:line draw:style-name="gr99" draw:text-style-name="P6" draw:layer="layout" svg:x1="27.404cm" svg:y1="17.903cm" svg:x2="27.659cm" svg:y2="17.902cm">
          <text:p/>
        </draw:line>
        <draw:line draw:style-name="gr89" draw:text-style-name="P6" draw:layer="layout" svg:x1="27.69cm" svg:y1="17.902cm" svg:x2="27.729cm" svg:y2="17.902cm">
          <text:p/>
        </draw:line>
        <draw:path draw:style-name="gr78"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78" draw:text-style-name="P6" draw:layer="layout" svg:width="0.981cm" svg:height="3.875cm" svg:x="9.054cm" svg:y="11.549cm" svg:viewBox="0 0 982 3876" draw:points="538,3876 417,3639 328,3456 205,3340 205,1267 0,920 1,1 903,0 904,282 982,379 4,380">
          <text:p/>
        </draw:polyline>
        <draw:polygon draw:style-name="gr100" draw:text-style-name="P5" draw:layer="layout" svg:width="1.317cm" svg:height="1.956cm" svg:x="10.941cm" svg:y="17.459cm" svg:viewBox="0 0 1318 1957" draw:points="1318,1939 1287,1957 0,21 33,0">
          <text:p/>
        </draw:polygon>
        <draw:frame draw:style-name="gr101" draw:text-style-name="P16" draw:layer="layout" svg:width="0.124cm" svg:height="0.162cm" draw:transform="rotate (-0.319744318965361) translate (30.516cm 5.647cm)">
          <draw:text-box>
            <text:p text:style-name="P10"><text:span text:style-name="T15">M</text:span></text:p>
          </draw:text-box>
        </draw:frame>
        <draw:frame draw:style-name="gr101" draw:text-style-name="P16" draw:layer="layout" svg:width="0.124cm" svg:height="0.162cm" draw:transform="rotate (-0.318697121414164) translate (30.604cm 5.676cm)">
          <draw:text-box>
            <text:p text:style-name="P10"><text:span text:style-name="T15">a</text:span></text:p>
          </draw:text-box>
        </draw:frame>
        <draw:frame draw:style-name="gr101" draw:text-style-name="P16" draw:layer="layout" svg:width="0.124cm" svg:height="0.162cm" draw:transform="rotate (-0.317998989713368) translate (30.661cm 5.695cm)">
          <draw:text-box>
            <text:p text:style-name="P10"><text:span text:style-name="T15">c</text:span></text:p>
          </draw:text-box>
        </draw:frame>
        <draw:frame draw:style-name="gr101" draw:text-style-name="P16" draw:layer="layout" svg:width="0.124cm" svg:height="0.162cm" draw:transform="rotate (-0.331263492028524) translate (30.717cm 5.713cm)">
          <draw:text-box>
            <text:p text:style-name="P10"><text:span text:style-name="T16">o</text:span></text:p>
          </draw:text-box>
        </draw:frame>
        <draw:frame draw:style-name="gr101" draw:text-style-name="P16" draw:layer="layout" svg:width="0.124cm" svg:height="0.162cm" draw:transform="rotate (-0.376292986729977) translate (30.78cm 5.734cm)">
          <draw:text-box>
            <text:p text:style-name="P10"><text:span text:style-name="T16">m</text:span></text:p>
          </draw:text-box>
        </draw:frame>
        <draw:frame draw:style-name="gr101" draw:text-style-name="P16" draw:layer="layout" svg:width="0.124cm" svg:height="0.162cm" draw:transform="rotate (-0.397760536529508) translate (30.87cm 5.771cm)">
          <draw:text-box>
            <text:p text:style-name="P10"><text:span text:style-name="T16">b</text:span></text:p>
          </draw:text-box>
        </draw:frame>
        <draw:frame draw:style-name="gr101" draw:text-style-name="P16" draw:layer="layout" svg:width="0.124cm" svg:height="0.162cm" draw:transform="rotate (-0.388161225643539) translate (30.926cm 5.794cm)">
          <draw:text-box>
            <text:p text:style-name="P10"><text:span text:style-name="T16"><text:s/></text:span></text:p>
          </draw:text-box>
        </draw:frame>
        <draw:frame draw:style-name="gr101" draw:text-style-name="P16" draw:layer="layout" svg:width="0.124cm" svg:height="0.162cm" draw:transform="rotate (-0.378561914757571) translate (30.952cm 5.806cm)">
          <draw:text-box>
            <text:p text:style-name="P10"><text:span text:style-name="T16"><text:s/></text:span></text:p>
          </draw:text-box>
        </draw:frame>
        <draw:frame draw:style-name="gr101" draw:text-style-name="P16" draw:layer="layout" svg:width="0.124cm" svg:height="0.162cm" draw:transform="rotate (-0.356396233257242) translate (30.979cm 5.816cm)">
          <draw:text-box>
            <text:p text:style-name="P10"><text:span text:style-name="T16">O</text:span></text:p>
          </draw:text-box>
        </draw:frame>
        <draw:frame draw:style-name="gr101" draw:text-style-name="P16" draw:layer="layout" svg:width="0.124cm" svg:height="0.162cm" draw:transform="rotate (-0.356396233257242) translate (31.044cm 5.84cm)">
          <draw:text-box>
            <text:p text:style-name="P10"><text:span text:style-name="T16">rc</text:span></text:p>
          </draw:text-box>
        </draw:frame>
        <draw:frame draw:style-name="gr101" draw:text-style-name="P16" draw:layer="layout" svg:width="0.124cm" svg:height="0.162cm" draw:transform="rotate (-0.356396233257242) translate (31.138cm 5.875cm)">
          <draw:text-box>
            <text:p text:style-name="P10"><text:span text:style-name="T16">h</text:span></text:p>
          </draw:text-box>
        </draw:frame>
        <draw:frame draw:style-name="gr102" draw:text-style-name="P16" draw:layer="layout" svg:width="0.133cm" svg:height="0.162cm" draw:transform="rotate (-0.356396233257242) translate (31.196cm 5.897cm)">
          <draw:text-box>
            <text:p text:style-name="P10"><text:span text:style-name="T16">ar</text:span></text:p>
          </draw:text-box>
        </draw:frame>
        <draw:frame draw:style-name="gr101" draw:text-style-name="P16" draw:layer="layout" svg:width="0.124cm" svg:height="0.162cm" draw:transform="rotate (-0.356396233257242) translate (31.292cm 5.933cm)">
          <draw:text-box>
            <text:p text:style-name="P10"><text:span text:style-name="T16">d</text:span></text:p>
          </draw:text-box>
        </draw:frame>
        <draw:frame draw:style-name="gr101" draw:text-style-name="P16" draw:layer="layout" svg:width="0.124cm" svg:height="0.162cm" draw:transform="rotate (-0.356396233257242) translate (31.35cm 5.954cm)">
          <draw:text-box>
            <text:p text:style-name="P10"><text:span text:style-name="T16"><text:s/></text:span></text:p>
          </draw:text-box>
        </draw:frame>
        <draw:frame draw:style-name="gr103" draw:text-style-name="P16" draw:layer="layout" svg:width="0.239cm" svg:height="0.162cm" draw:transform="rotate (-0.356396233257242) translate (31.379cm 5.965cm)">
          <draw:text-box>
            <text:p text:style-name="P10"><text:span text:style-name="T16"><text:s/></text:span><text:span text:style-name="T16">Tra</text:span></text:p>
          </draw:text-box>
        </draw:frame>
        <draw:frame draw:style-name="gr101" draw:text-style-name="P16" draw:layer="layout" svg:width="0.124cm" svg:height="0.162cm" draw:transform="rotate (-0.356396233257242) translate (31.546cm 6.027cm)">
          <draw:text-box>
            <text:p text:style-name="P10"><text:span text:style-name="T16">il</text:span></text:p>
          </draw:text-box>
        </draw:frame>
        <draw:frame draw:style-name="gr104" draw:text-style-name="P16" draw:layer="layout" svg:width="0.125cm" svg:height="0.162cm" draw:transform="rotate (0.285361332701073) translate (23.811cm 5.626cm)">
          <draw:text-box>
            <text:p text:style-name="P10"><text:span text:style-name="T15">M</text:span></text:p>
          </draw:text-box>
        </draw:frame>
        <draw:frame draw:style-name="gr104" draw:text-style-name="P16" draw:layer="layout" svg:width="0.125cm" svg:height="0.162cm" draw:transform="rotate (0.286408530252269) translate (23.9cm 5.6cm)">
          <draw:text-box>
            <text:p text:style-name="P10"><text:span text:style-name="T15">a</text:span></text:p>
          </draw:text-box>
        </draw:frame>
        <draw:frame draw:style-name="gr104" draw:text-style-name="P16" draw:layer="layout" svg:width="0.125cm" svg:height="0.162cm" draw:transform="rotate (0.287106661953067) translate (23.957cm 5.583cm)">
          <draw:text-box>
            <text:p text:style-name="P10"><text:span text:style-name="T15">c</text:span></text:p>
          </draw:text-box>
        </draw:frame>
        <draw:frame draw:style-name="gr104" draw:text-style-name="P16" draw:layer="layout" svg:width="0.125cm" svg:height="0.162cm" draw:transform="rotate (0.27384215963791) translate (24.015cm 5.566cm)">
          <draw:text-box>
            <text:p text:style-name="P10"><text:span text:style-name="T15">o</text:span></text:p>
          </draw:text-box>
        </draw:frame>
        <draw:frame draw:style-name="gr104" draw:text-style-name="P16" draw:layer="layout" svg:width="0.125cm" svg:height="0.162cm" draw:transform="rotate (0.229161730786855) translate (24.077cm 5.547cm)">
          <draw:text-box>
            <text:p text:style-name="P10"><text:span text:style-name="T15">m</text:span></text:p>
          </draw:text-box>
        </draw:frame>
        <draw:frame draw:style-name="gr104" draw:text-style-name="P16" draw:layer="layout" svg:width="0.125cm" svg:height="0.162cm" draw:transform="rotate (0.207868713912525) translate (24.173cm 5.526cm)">
          <draw:text-box>
            <text:p text:style-name="P10"><text:span text:style-name="T15">b</text:span></text:p>
          </draw:text-box>
        </draw:frame>
        <draw:frame draw:style-name="gr104" draw:text-style-name="P16" draw:layer="layout" svg:width="0.125cm" svg:height="0.162cm" draw:transform="rotate (0.217468024798493) translate (24.233cm 5.514cm)">
          <draw:text-box>
            <text:p text:style-name="P10"><text:span text:style-name="T15"><text:s/></text:span></text:p>
          </draw:text-box>
        </draw:frame>
        <draw:frame draw:style-name="gr104" draw:text-style-name="P16" draw:layer="layout" svg:width="0.125cm" svg:height="0.162cm" draw:transform="rotate (0.226892802759263) translate (24.261cm 5.507cm)">
          <draw:text-box>
            <text:p text:style-name="P10"><text:span text:style-name="T15"><text:s/></text:span></text:p>
          </draw:text-box>
        </draw:frame>
        <draw:frame draw:style-name="gr104" draw:text-style-name="P16" draw:layer="layout" svg:width="0.125cm" svg:height="0.162cm" draw:transform="rotate (0.248883951334391) translate (24.289cm 5.501cm)">
          <draw:text-box>
            <text:p text:style-name="P10"><text:span text:style-name="T15">O</text:span></text:p>
          </draw:text-box>
        </draw:frame>
        <draw:frame draw:style-name="gr104" draw:text-style-name="P16" draw:layer="layout" svg:width="0.125cm" svg:height="0.162cm" draw:transform="rotate (0.248883951334391) translate (24.357cm 5.484cm)">
          <draw:text-box>
            <text:p text:style-name="P10"><text:span text:style-name="T15">rc</text:span></text:p>
          </draw:text-box>
        </draw:frame>
        <draw:frame draw:style-name="gr104" draw:text-style-name="P16" draw:layer="layout" svg:width="0.125cm" svg:height="0.162cm" draw:transform="rotate (0.248883951334391) translate (24.454cm 5.459cm)">
          <draw:text-box>
            <text:p text:style-name="P10"><text:span text:style-name="T15">h</text:span></text:p>
          </draw:text-box>
        </draw:frame>
        <draw:frame draw:style-name="gr102" draw:text-style-name="P16" draw:layer="layout" svg:width="0.133cm" svg:height="0.162cm" draw:transform="rotate (0.248883951334391) translate (24.515cm 5.444cm)">
          <draw:text-box>
            <text:p text:style-name="P10"><text:span text:style-name="T15">ar</text:span></text:p>
          </draw:text-box>
        </draw:frame>
        <draw:frame draw:style-name="gr104" draw:text-style-name="P16" draw:layer="layout" svg:width="0.125cm" svg:height="0.162cm" draw:transform="rotate (0.248883951334391) translate (24.614cm 5.418cm)">
          <draw:text-box>
            <text:p text:style-name="P10"><text:span text:style-name="T15">d</text:span></text:p>
          </draw:text-box>
        </draw:frame>
        <draw:frame draw:style-name="gr104" draw:text-style-name="P16" draw:layer="layout" svg:width="0.125cm" svg:height="0.162cm" draw:transform="rotate (0.248883951334391) translate (24.675cm 5.403cm)">
          <draw:text-box>
            <text:p text:style-name="P10"><text:span text:style-name="T15"><text:s/></text:span></text:p>
          </draw:text-box>
        </draw:frame>
        <draw:frame draw:style-name="gr103" draw:text-style-name="P16" draw:layer="layout" svg:width="0.239cm" svg:height="0.162cm" draw:transform="rotate (0.248883951334391) translate (24.704cm 5.395cm)">
          <draw:text-box>
            <text:p text:style-name="P10"><text:span text:style-name="T15"><text:s/></text:span><text:span text:style-name="T15">Tra</text:span></text:p>
          </draw:text-box>
        </draw:frame>
        <draw:frame draw:style-name="gr104" draw:text-style-name="P16" draw:layer="layout" svg:width="0.125cm" svg:height="0.162cm" draw:transform="rotate (0.248883951334391) translate (24.877cm 5.351cm)">
          <draw:text-box>
            <text:p text:style-name="P10"><text:span text:style-name="T15">il</text:span></text:p>
          </draw:text-box>
        </draw:frame>
        <draw:frame draw:style-name="gr101" draw:text-style-name="P16" draw:layer="layout" svg:width="0.124cm" svg:height="0.162cm" draw:transform="rotate (0.409628775443069) translate (16.811cm 13.324cm)">
          <draw:text-box>
            <text:p text:style-name="P10"><text:span text:style-name="T16">C</text:span></text:p>
          </draw:text-box>
        </draw:frame>
        <draw:frame draw:style-name="gr101" draw:text-style-name="P16" draw:layer="layout" svg:width="0.124cm" svg:height="0.162cm" draw:transform="rotate (0.410152374218667) translate (16.872cm 13.297cm)">
          <draw:text-box>
            <text:p text:style-name="P10"><text:span text:style-name="T16">l</text:span></text:p>
          </draw:text-box>
        </draw:frame>
        <draw:frame draw:style-name="gr101" draw:text-style-name="P16" draw:layer="layout" svg:width="0.124cm" svg:height="0.162cm" draw:transform="rotate (0.415213829049451) translate (16.899cm 13.286cm)">
          <draw:text-box>
            <text:p text:style-name="P10"><text:span text:style-name="T16">i</text:span></text:p>
          </draw:text-box>
        </draw:frame>
        <draw:frame draw:style-name="gr101" draw:text-style-name="P16" draw:layer="layout" svg:width="0.124cm" svg:height="0.162cm" draw:transform="rotate (0.422195146057428) translate (16.925cm 13.274cm)">
          <draw:text-box>
            <text:p text:style-name="P10"><text:span text:style-name="T16">n</text:span></text:p>
          </draw:text-box>
        </draw:frame>
        <draw:frame draw:style-name="gr101" draw:text-style-name="P16" draw:layer="layout" svg:width="0.124cm" svg:height="0.162cm" draw:transform="rotate (0.421846080207029) translate (16.982cm 13.248cm)">
          <draw:text-box>
            <text:p text:style-name="P10"><text:span text:style-name="T16">t</text:span></text:p>
          </draw:text-box>
        </draw:frame>
        <draw:frame draw:style-name="gr101" draw:text-style-name="P16" draw:layer="layout" svg:width="0.124cm" svg:height="0.162cm" draw:transform="rotate (0.41538836197465) translate (17.017cm 13.233cm)">
          <draw:text-box>
            <text:p text:style-name="P10"><text:span text:style-name="T16">o</text:span></text:p>
          </draw:text-box>
        </draw:frame>
        <draw:frame draw:style-name="gr101" draw:text-style-name="P16" draw:layer="layout" svg:width="0.124cm" svg:height="0.162cm" draw:transform="rotate (0.414166631498254) translate (17.071cm 13.209cm)">
          <draw:text-box>
            <text:p text:style-name="P10"><text:span text:style-name="T16">n</text:span></text:p>
          </draw:text-box>
        </draw:frame>
        <draw:frame draw:style-name="gr101" draw:text-style-name="P16" draw:layer="layout" svg:width="0.124cm" svg:height="0.162cm" draw:transform="rotate (0.414166631498254) translate (17.129cm 13.183cm)">
          <draw:text-box>
            <text:p text:style-name="P10"><text:span text:style-name="T16"><text:s/></text:span></text:p>
          </draw:text-box>
        </draw:frame>
        <draw:frame draw:style-name="gr101" draw:text-style-name="P16" draw:layer="layout" svg:width="0.124cm" svg:height="0.162cm" draw:transform="rotate (0.413643032722656) translate (17.156cm 13.171cm)">
          <draw:text-box>
            <text:p text:style-name="P10"><text:span text:style-name="T16"><text:s/></text:span></text:p>
          </draw:text-box>
        </draw:frame>
        <draw:frame draw:style-name="gr101" draw:text-style-name="P16" draw:layer="layout" svg:width="0.124cm" svg:height="0.162cm" draw:transform="rotate (0.374373124552784) translate (17.187cm 13.157cm)">
          <draw:text-box>
            <text:p text:style-name="P10"><text:span text:style-name="T16">R</text:span></text:p>
          </draw:text-box>
        </draw:frame>
        <draw:frame draw:style-name="gr101" draw:text-style-name="P16" draw:layer="layout" svg:width="0.124cm" svg:height="0.162cm" draw:transform="rotate (0.374373124552784) translate (17.253cm 13.131cm)">
          <draw:text-box>
            <text:p text:style-name="P10"><text:span text:style-name="T16">i</text:span></text:p>
          </draw:text-box>
        </draw:frame>
        <draw:frame draw:style-name="gr101" draw:text-style-name="P16" draw:layer="layout" svg:width="0.124cm" svg:height="0.162cm" draw:transform="rotate (0.374373124552784) translate (17.28cm 13.12cm)">
          <draw:text-box>
            <text:p text:style-name="P10"><text:span text:style-name="T16">v</text:span></text:p>
          </draw:text-box>
        </draw:frame>
        <draw:frame draw:style-name="gr101" draw:text-style-name="P16" draw:layer="layout" svg:width="0.124cm" svg:height="0.162cm" draw:transform="rotate (0.374373124552784) translate (17.332cm 13.1cm)">
          <draw:text-box>
            <text:p text:style-name="P10"><text:span text:style-name="T16">e</text:span></text:p>
          </draw:text-box>
        </draw:frame>
        <draw:frame draw:style-name="gr101" draw:text-style-name="P16" draw:layer="layout" svg:width="0.124cm" svg:height="0.162cm" draw:transform="rotate (0.374373124552784) translate (17.386cm 13.079cm)">
          <draw:text-box>
            <text:p text:style-name="P10"><text:span text:style-name="T16">r</text:span></text:p>
          </draw:text-box>
        </draw:frame>
        <draw:frame draw:style-name="gr104" draw:text-style-name="P16" draw:layer="layout" svg:width="0.125cm" svg:height="0.162cm" draw:transform="rotate (0.272969495011913) translate (17.436cm 13.059cm)">
          <draw:text-box>
            <text:p text:style-name="P10"><text:span text:style-name="T15"><text:s/></text:span></text:p>
          </draw:text-box>
        </draw:frame>
        <draw:frame draw:style-name="gr104" draw:text-style-name="P16" draw:layer="layout" svg:width="0.125cm" svg:height="0.162cm" draw:transform="rotate (0.188321026290188) translate (17.474cm 13.049cm)">
          <draw:text-box>
            <text:p text:style-name="P10"><text:span text:style-name="T15"><text:s/></text:span></text:p>
          </draw:text-box>
        </draw:frame>
        <draw:frame draw:style-name="gr104" draw:text-style-name="P16" draw:layer="layout" svg:width="0.125cm" svg:height="0.162cm" draw:transform="rotate (0.155683369277894) translate (17.503cm 13.044cm)">
          <draw:text-box>
            <text:p text:style-name="P10"><text:span text:style-name="T15">T</text:span></text:p>
          </draw:text-box>
        </draw:frame>
        <draw:frame draw:style-name="gr104" draw:text-style-name="P16" draw:layer="layout" svg:width="0.125cm" svg:height="0.162cm" draw:transform="rotate (0.0568977336150151) translate (17.565cm 13.033cm)">
          <draw:text-box>
            <text:p text:style-name="P10"><text:span text:style-name="T17">r</text:span></text:p>
          </draw:text-box>
        </draw:frame>
        <draw:frame draw:style-name="gr104" draw:text-style-name="P16" draw:layer="layout" svg:width="0.125cm" svg:height="0.162cm" draw:transform="rotate (-0.212755635818109) translate (17.638cm 13.033cm)">
          <draw:text-box>
            <text:p text:style-name="P10"><text:span text:style-name="T15">a</text:span></text:p>
          </draw:text-box>
        </draw:frame>
        <draw:frame draw:style-name="gr101" draw:text-style-name="P16" draw:layer="layout" svg:width="0.124cm" svg:height="0.162cm" draw:transform="rotate (-0.320791516516558) translate (17.708cm 13.052cm)">
          <draw:text-box>
            <text:p text:style-name="P10"><text:span text:style-name="T15">i</text:span></text:p>
          </draw:text-box>
        </draw:frame>
        <draw:frame draw:style-name="gr101" draw:text-style-name="P16" draw:layer="layout" svg:width="0.124cm" svg:height="0.162cm" draw:transform="rotate (-0.320966049441757) translate (17.736cm 13.062cm)">
          <draw:text-box>
            <text:p text:style-name="P10"><text:span text:style-name="T15">l</text:span></text:p>
          </draw:text-box>
        </draw:frame>
        <draw:frame draw:style-name="gr105" draw:text-style-name="P17" draw:layer="layout" svg:width="0.12cm" svg:height="0.166cm" draw:transform="rotate (0.940034335124146) translate (19.659cm 11.502cm)">
          <draw:text-box>
            <text:p text:style-name="P10"><text:span text:style-name="T18">M</text:span></text:p>
          </draw:text-box>
        </draw:frame>
        <draw:frame draw:style-name="gr105" draw:text-style-name="P17" draw:layer="layout" svg:width="0.12cm" svg:height="0.166cm" draw:transform="rotate (0.946317520431325) translate (19.712cm 11.43cm)">
          <draw:text-box>
            <text:p text:style-name="P10"><text:span text:style-name="T18">a</text:span></text:p>
          </draw:text-box>
        </draw:frame>
        <draw:frame draw:style-name="gr105" draw:text-style-name="P17" draw:layer="layout" svg:width="0.12cm" svg:height="0.166cm" draw:transform="rotate (0.966214273904061) translate (19.745cm 11.385cm)">
          <draw:text-box>
            <text:p text:style-name="P10"><text:span text:style-name="T18">c</text:span></text:p>
          </draw:text-box>
        </draw:frame>
        <draw:frame draw:style-name="gr105" draw:text-style-name="P17" draw:layer="layout" svg:width="0.12cm" svg:height="0.166cm" draw:transform="rotate (0.996583002888762) translate (19.776cm 11.341cm)">
          <draw:text-box>
            <text:p text:style-name="P10"><text:span text:style-name="T18">o</text:span></text:p>
          </draw:text-box>
        </draw:frame>
        <draw:frame draw:style-name="gr105" draw:text-style-name="P17" draw:layer="layout" svg:width="0.12cm" svg:height="0.166cm" draw:transform="rotate (0.984714763975201) translate (19.806cm 11.29cm)">
          <draw:text-box>
            <text:p text:style-name="P10"><text:span text:style-name="T18">m</text:span></text:p>
          </draw:text-box>
        </draw:frame>
        <draw:frame draw:style-name="gr105" draw:text-style-name="P17" draw:layer="layout" svg:width="0.12cm" svg:height="0.166cm" draw:transform="rotate (0.965341609278064) translate (19.859cm 11.213cm)">
          <draw:text-box>
            <text:p text:style-name="P10"><text:span text:style-name="T18">b</text:span></text:p>
          </draw:text-box>
        </draw:frame>
        <draw:frame draw:style-name="gr105" draw:text-style-name="P17" draw:layer="layout" svg:width="0.12cm" svg:height="0.166cm" draw:transform="rotate (0.977733446967224) translate (19.893cm 11.164cm)">
          <draw:text-box>
            <text:p text:style-name="P10"><text:span text:style-name="T18"><text:s/></text:span></text:p>
          </draw:text-box>
        </draw:frame>
        <draw:frame draw:style-name="gr105" draw:text-style-name="P17" draw:layer="layout" svg:width="0.12cm" svg:height="0.166cm" draw:transform="rotate (0.996408469963563) translate (19.909cm 11.142cm)">
          <draw:text-box>
            <text:p text:style-name="P10"><text:span text:style-name="T18"><text:s/></text:span></text:p>
          </draw:text-box>
        </draw:frame>
        <draw:frame draw:style-name="gr106" draw:text-style-name="P18" draw:layer="layout" svg:width="0.12cm" svg:height="0.175cm" draw:transform="rotate (1.02956972575146) translate (19.923cm 11.119cm)">
          <draw:text-box>
            <text:p text:style-name="P10"><text:span text:style-name="T19">O</text:span></text:p>
          </draw:text-box>
        </draw:frame>
        <draw:frame draw:style-name="gr106" draw:text-style-name="P18" draw:layer="layout" svg:width="0.12cm" svg:height="0.175cm" draw:transform="rotate (1.02956972575146) translate (19.958cm 11.061cm)">
          <draw:text-box>
            <text:p text:style-name="P10"><text:span text:style-name="T19">r</text:span></text:p>
          </draw:text-box>
        </draw:frame>
        <draw:frame draw:style-name="gr107" draw:text-style-name="P18" draw:layer="layout" svg:width="0.146cm" svg:height="0.175cm" draw:transform="rotate (1.02956972575146) translate (19.978cm 11.027cm)">
          <draw:text-box>
            <text:p text:style-name="P10"><text:span text:style-name="T19">ch</text:span></text:p>
          </draw:text-box>
        </draw:frame>
        <draw:frame draw:style-name="gr106" draw:text-style-name="P18" draw:layer="layout" svg:width="0.12cm" svg:height="0.175cm" draw:transform="rotate (1.02956972575146) translate (20.039cm 10.927cm)">
          <draw:text-box>
            <text:p text:style-name="P10"><text:span text:style-name="T19">a</text:span></text:p>
          </draw:text-box>
        </draw:frame>
        <draw:frame draw:style-name="gr106" draw:text-style-name="P18" draw:layer="layout" svg:width="0.12cm" svg:height="0.175cm" draw:transform="rotate (1.02956972575146) translate (20.069cm 10.877cm)">
          <draw:text-box>
            <text:p text:style-name="P10"><text:span text:style-name="T19">r</text:span></text:p>
          </draw:text-box>
        </draw:frame>
        <draw:frame draw:style-name="gr106" draw:text-style-name="P18" draw:layer="layout" svg:width="0.12cm" svg:height="0.175cm" draw:transform="rotate (1.02956972575146) translate (20.089cm 10.842cm)">
          <draw:text-box>
            <text:p text:style-name="P10"><text:span text:style-name="T19">d </text:span></text:p>
          </draw:text-box>
        </draw:frame>
        <draw:frame draw:style-name="gr106" draw:text-style-name="P18" draw:layer="layout" svg:width="0.12cm" svg:height="0.175cm" draw:transform="rotate (1.02956972575146) translate (20.135cm 10.766cm)">
          <draw:text-box>
            <text:p text:style-name="P10"><text:span text:style-name="T19"><text:s/></text:span></text:p>
          </draw:text-box>
        </draw:frame>
        <draw:frame draw:style-name="gr106" draw:text-style-name="P18" draw:layer="layout" svg:width="0.12cm" svg:height="0.175cm" draw:transform="rotate (1.02956972575146) translate (20.148cm 10.745cm)">
          <draw:text-box>
            <text:p text:style-name="P10"><text:span text:style-name="T19">T</text:span></text:p>
          </draw:text-box>
        </draw:frame>
        <draw:frame draw:style-name="gr106" draw:text-style-name="P18" draw:layer="layout" svg:width="0.12cm" svg:height="0.175cm" draw:transform="rotate (1.02956972575146) translate (20.173cm 10.702cm)">
          <draw:text-box>
            <text:p text:style-name="P10"><text:span text:style-name="T19">r</text:span></text:p>
          </draw:text-box>
        </draw:frame>
        <draw:frame draw:style-name="gr106" draw:text-style-name="P18" draw:layer="layout" svg:width="0.12cm" svg:height="0.175cm" draw:transform="rotate (1.02956972575146) translate (20.194cm 10.668cm)">
          <draw:text-box>
            <text:p text:style-name="P10"><text:span text:style-name="T19">a</text:span></text:p>
          </draw:text-box>
        </draw:frame>
        <draw:frame draw:style-name="gr106" draw:text-style-name="P18" draw:layer="layout" svg:width="0.12cm" svg:height="0.175cm" draw:transform="rotate (1.02956972575146) translate (20.224cm 10.618cm)">
          <draw:text-box>
            <text:p text:style-name="P10"><text:span text:style-name="T19">i</text:span></text:p>
          </draw:text-box>
        </draw:frame>
        <draw:frame draw:style-name="gr106" draw:text-style-name="P18" draw:layer="layout" svg:width="0.12cm" svg:height="0.175cm" draw:transform="rotate (1.02956972575146) translate (20.239cm 10.593cm)">
          <draw:text-box>
            <text:p text:style-name="P10"><text:span text:style-name="T19">l</text:span></text:p>
          </draw:text-box>
        </draw:frame>
        <draw:frame draw:style-name="gr101" draw:text-style-name="P16" draw:layer="layout" svg:width="0.124cm" svg:height="0.162cm" draw:transform="rotate (0.412770368096659) translate (13.351cm 15.23cm)">
          <draw:text-box>
            <text:p text:style-name="P10"><text:span text:style-name="T16">C</text:span></text:p>
          </draw:text-box>
        </draw:frame>
        <draw:frame draw:style-name="gr101" draw:text-style-name="P16" draw:layer="layout" svg:width="0.124cm" svg:height="0.162cm" draw:transform="rotate (0.412770368096659) translate (13.412cm 15.203cm)">
          <draw:text-box>
            <text:p text:style-name="P10"><text:span text:style-name="T16">l</text:span></text:p>
          </draw:text-box>
        </draw:frame>
        <draw:frame draw:style-name="gr101" draw:text-style-name="P16" draw:layer="layout" svg:width="0.124cm" svg:height="0.162cm" draw:transform="rotate (0.412770368096659) translate (13.44cm 15.191cm)">
          <draw:text-box>
            <text:p text:style-name="P10"><text:span text:style-name="T16">i</text:span></text:p>
          </draw:text-box>
        </draw:frame>
        <draw:frame draw:style-name="gr101" draw:text-style-name="P16" draw:layer="layout" svg:width="0.124cm" svg:height="0.162cm" draw:transform="rotate (0.412770368096659) translate (13.468cm 15.179cm)">
          <draw:text-box>
            <text:p text:style-name="P10"><text:span text:style-name="T16">n</text:span></text:p>
          </draw:text-box>
        </draw:frame>
        <draw:frame draw:style-name="gr101" draw:text-style-name="P16" draw:layer="layout" svg:width="0.124cm" svg:height="0.162cm" draw:transform="rotate (0.410850505919465) translate (13.525cm 15.154cm)">
          <draw:text-box>
            <text:p text:style-name="P10"><text:span text:style-name="T16">t</text:span></text:p>
          </draw:text-box>
        </draw:frame>
        <draw:frame draw:style-name="gr101" draw:text-style-name="P16" draw:layer="layout" svg:width="0.124cm" svg:height="0.162cm" draw:transform="rotate (0.404392787687086) translate (13.559cm 15.139cm)">
          <draw:text-box>
            <text:p text:style-name="P10"><text:span text:style-name="T16">o</text:span></text:p>
          </draw:text-box>
        </draw:frame>
        <draw:frame draw:style-name="gr101" draw:text-style-name="P16" draw:layer="layout" svg:width="0.124cm" svg:height="0.162cm" draw:transform="rotate (0.392699081698724) translate (13.616cm 15.115cm)">
          <draw:text-box>
            <text:p text:style-name="P10"><text:span text:style-name="T16">n</text:span></text:p>
          </draw:text-box>
        </draw:frame>
        <draw:frame draw:style-name="gr101" draw:text-style-name="P16" draw:layer="layout" svg:width="0.124cm" svg:height="0.162cm" draw:transform="rotate (0.393571746324721) translate (13.674cm 15.091cm)">
          <draw:text-box>
            <text:p text:style-name="P10"><text:span text:style-name="T16"><text:s/></text:span></text:p>
          </draw:text-box>
        </draw:frame>
        <draw:frame draw:style-name="gr101" draw:text-style-name="P16" draw:layer="layout" svg:width="0.124cm" svg:height="0.162cm" draw:transform="rotate (0.401774793809095) translate (13.7cm 15.08cm)">
          <draw:text-box>
            <text:p text:style-name="P10"><text:span text:style-name="T16"><text:s/></text:span></text:p>
          </draw:text-box>
        </draw:frame>
        <draw:frame draw:style-name="gr101" draw:text-style-name="P16" draw:layer="layout" svg:width="0.124cm" svg:height="0.162cm" draw:transform="rotate (0.41852995462824) translate (13.726cm 15.069cm)">
          <draw:text-box>
            <text:p text:style-name="P10"><text:span text:style-name="T16">R</text:span></text:p>
          </draw:text-box>
        </draw:frame>
        <draw:frame draw:style-name="gr101" draw:text-style-name="P16" draw:layer="layout" svg:width="0.124cm" svg:height="0.162cm" draw:transform="rotate (0.415911960750249) translate (13.789cm 15.041cm)">
          <draw:text-box>
            <text:p text:style-name="P10"><text:span text:style-name="T16">i</text:span></text:p>
          </draw:text-box>
        </draw:frame>
        <draw:frame draw:style-name="gr101" draw:text-style-name="P16" draw:layer="layout" svg:width="0.124cm" svg:height="0.162cm" draw:transform="rotate (0.402996524285491) translate (13.818cm 15.028cm)">
          <draw:text-box>
            <text:p text:style-name="P10"><text:span text:style-name="T16">v</text:span></text:p>
          </draw:text-box>
        </draw:frame>
        <draw:frame draw:style-name="gr108" draw:text-style-name="P16" draw:layer="layout" svg:width="0.269cm" svg:height="0.162cm" draw:transform="rotate (0.400378530407499) translate (13.869cm 15.006cm)">
          <draw:text-box>
            <text:p text:style-name="P10"><text:span text:style-name="T16">er <text:s/>T</text:span></text:p>
          </draw:text-box>
        </draw:frame>
        <draw:frame draw:style-name="gr101" draw:text-style-name="P16" draw:layer="layout" svg:width="0.124cm" svg:height="0.162cm" draw:transform="rotate (0.400553063332699) translate (14.059cm 14.926cm)">
          <draw:text-box>
            <text:p text:style-name="P10"><text:span text:style-name="T16">r</text:span></text:p>
          </draw:text-box>
        </draw:frame>
        <draw:frame draw:style-name="gr101" draw:text-style-name="P16" draw:layer="layout" svg:width="0.124cm" svg:height="0.162cm" draw:transform="rotate (0.403694655986288) translate (14.096cm 14.91cm)">
          <draw:text-box>
            <text:p text:style-name="P10"><text:span text:style-name="T16">a</text:span></text:p>
          </draw:text-box>
        </draw:frame>
        <draw:frame draw:style-name="gr101" draw:text-style-name="P16" draw:layer="layout" svg:width="0.124cm" svg:height="0.162cm" draw:transform="rotate (0.403694655986288) translate (14.152cm 14.886cm)">
          <draw:text-box>
            <text:p text:style-name="P10"><text:span text:style-name="T16">i</text:span></text:p>
          </draw:text-box>
        </draw:frame>
        <draw:frame draw:style-name="gr101" draw:text-style-name="P16" draw:layer="layout" svg:width="0.124cm" svg:height="0.162cm" draw:transform="rotate (0.403694655986288) translate (14.18cm 14.875cm)">
          <draw:text-box>
            <text:p text:style-name="P10"><text:span text:style-name="T16">l</text:span></text:p>
          </draw:text-box>
        </draw:frame>
        <draw:frame draw:style-name="gr109" draw:text-style-name="P17" draw:layer="layout" svg:width="0.123cm" svg:height="0.166cm" draw:transform="rotate (0.508938009881546) translate (8.303cm 16.052cm)">
          <draw:text-box>
            <text:p text:style-name="P10"><text:span text:style-name="T20">C</text:span></text:p>
          </draw:text-box>
        </draw:frame>
        <draw:frame draw:style-name="gr109" draw:text-style-name="P17" draw:layer="layout" svg:width="0.123cm" svg:height="0.166cm" draw:transform="rotate (0.508763476956347) translate (8.361cm 16.019cm)">
          <draw:text-box>
            <text:p text:style-name="P10"><text:span text:style-name="T20">l</text:span></text:p>
          </draw:text-box>
        </draw:frame>
        <draw:frame draw:style-name="gr110" draw:text-style-name="P17" draw:layer="layout" svg:width="0.125cm" svg:height="0.166cm" draw:transform="rotate (0.508938009881546) translate (8.387cm 16.005cm)">
          <draw:text-box>
            <text:p text:style-name="P10"><text:span text:style-name="T20">in</text:span></text:p>
          </draw:text-box>
        </draw:frame>
        <draw:frame draw:style-name="gr109" draw:text-style-name="P17" draw:layer="layout" svg:width="0.123cm" svg:height="0.166cm" draw:transform="rotate (0.508763476956347) translate (8.468cm 15.96cm)">
          <draw:text-box>
            <text:p text:style-name="P10"><text:span text:style-name="T20">t</text:span></text:p>
          </draw:text-box>
        </draw:frame>
        <draw:frame draw:style-name="gr109" draw:text-style-name="P17" draw:layer="layout" svg:width="0.123cm" svg:height="0.166cm" draw:transform="rotate (0.509636141582344) translate (8.5cm 15.942cm)">
          <draw:text-box>
            <text:p text:style-name="P10"><text:span text:style-name="T20">o</text:span></text:p>
          </draw:text-box>
        </draw:frame>
        <draw:frame draw:style-name="gr101" draw:text-style-name="P16" draw:layer="layout" svg:width="0.124cm" svg:height="0.162cm" draw:transform="rotate (0.45867252742411) translate (8.556cm 15.909cm)">
          <draw:text-box>
            <text:p text:style-name="P10"><text:span text:style-name="T21">n</text:span></text:p>
          </draw:text-box>
        </draw:frame>
        <draw:frame draw:style-name="gr101" draw:text-style-name="P16" draw:layer="layout" svg:width="0.124cm" svg:height="0.162cm" draw:transform="rotate (0.414341164423454) translate (8.618cm 15.88cm)">
          <draw:text-box>
            <text:p text:style-name="P10"><text:span text:style-name="T16"><text:s/></text:span></text:p>
          </draw:text-box>
        </draw:frame>
        <draw:frame draw:style-name="gr101" draw:text-style-name="P16" draw:layer="layout" svg:width="0.124cm" svg:height="0.162cm" draw:transform="rotate (0.402996524285491) translate (8.646cm 15.868cm)">
          <draw:text-box>
            <text:p text:style-name="P10"><text:span text:style-name="T16"><text:s/></text:span></text:p>
          </draw:text-box>
        </draw:frame>
        <draw:frame draw:style-name="gr101" draw:text-style-name="P16" draw:layer="layout" svg:width="0.124cm" svg:height="0.162cm" draw:transform="rotate (0.451865743341332) translate (8.671cm 15.858cm)">
          <draw:text-box>
            <text:p text:style-name="P10"><text:span text:style-name="T21">R</text:span></text:p>
          </draw:text-box>
        </draw:frame>
        <draw:frame draw:style-name="gr101" draw:text-style-name="P16" draw:layer="layout" svg:width="0.124cm" svg:height="0.162cm" draw:transform="rotate (0.466526509058084) translate (8.732cm 15.828cm)">
          <draw:text-box>
            <text:p text:style-name="P10"><text:span text:style-name="T21">i</text:span></text:p>
          </draw:text-box>
        </draw:frame>
        <draw:frame draw:style-name="gr101" draw:text-style-name="P16" draw:layer="layout" svg:width="0.124cm" svg:height="0.162cm" draw:transform="rotate (0.466526509058084) translate (8.759cm 15.815cm)">
          <draw:text-box>
            <text:p text:style-name="P10"><text:span text:style-name="T21">v</text:span></text:p>
          </draw:text-box>
        </draw:frame>
        <draw:frame draw:style-name="gr101" draw:text-style-name="P16" draw:layer="layout" svg:width="0.124cm" svg:height="0.162cm" draw:transform="rotate (0.396189740202713) translate (8.814cm 15.785cm)">
          <draw:text-box>
            <text:p text:style-name="P10"><text:span text:style-name="T16">e</text:span></text:p>
          </draw:text-box>
        </draw:frame>
        <draw:frame draw:style-name="gr101" draw:text-style-name="P16" draw:layer="layout" svg:width="0.124cm" svg:height="0.162cm" draw:transform="rotate (0.327598300599336) translate (8.876cm 15.761cm)">
          <draw:text-box>
            <text:p text:style-name="P10"><text:span text:style-name="T16">r</text:span></text:p>
          </draw:text-box>
        </draw:frame>
        <draw:frame draw:style-name="gr101" draw:text-style-name="P16" draw:layer="layout" svg:width="0.124cm" svg:height="0.162cm" draw:transform="rotate (0.327598300599336) translate (8.916cm 15.747cm)">
          <draw:text-box>
            <text:p text:style-name="P10"><text:span text:style-name="T16"><text:s/></text:span></text:p>
          </draw:text-box>
        </draw:frame>
        <draw:frame draw:style-name="gr101" draw:text-style-name="P16" draw:layer="layout" svg:width="0.124cm" svg:height="0.162cm" draw:transform="rotate (0.327598300599336) translate (8.944cm 15.738cm)">
          <draw:text-box>
            <text:p text:style-name="P10"><text:span text:style-name="T16"><text:s/></text:span></text:p>
          </draw:text-box>
        </draw:frame>
        <draw:frame draw:style-name="gr101" draw:text-style-name="P16" draw:layer="layout" svg:width="0.124cm" svg:height="0.162cm" draw:transform="rotate (0.327598300599336) translate (8.968cm 15.73cm)">
          <draw:text-box>
            <text:p text:style-name="P10"><text:span text:style-name="T16">T</text:span></text:p>
          </draw:text-box>
        </draw:frame>
        <draw:frame draw:style-name="gr101" draw:text-style-name="P16" draw:layer="layout" svg:width="0.124cm" svg:height="0.162cm" draw:transform="rotate (0.316777259236971) translate (9.017cm 15.713cm)">
          <draw:text-box>
            <text:p text:style-name="P10"><text:span text:style-name="T15">r</text:span></text:p>
          </draw:text-box>
        </draw:frame>
        <draw:frame draw:style-name="gr104" draw:text-style-name="P16" draw:layer="layout" svg:width="0.125cm" svg:height="0.162cm" draw:transform="rotate (0.210835773640915) translate (9.069cm 15.695cm)">
          <draw:text-box>
            <text:p text:style-name="P10"><text:span text:style-name="T15">a</text:span></text:p>
          </draw:text-box>
        </draw:frame>
        <draw:frame draw:style-name="gr104" draw:text-style-name="P16" draw:layer="layout" svg:width="0.125cm" svg:height="0.162cm" draw:transform="rotate (0.202632726156542) translate (9.129cm 15.683cm)">
          <draw:text-box>
            <text:p text:style-name="P10"><text:span text:style-name="T15">i</text:span></text:p>
          </draw:text-box>
        </draw:frame>
        <draw:frame draw:style-name="gr104" draw:text-style-name="P16" draw:layer="layout" svg:width="0.125cm" svg:height="0.162cm" draw:transform="rotate (0.202632726156542) translate (9.158cm 15.677cm)">
          <draw:text-box>
            <text:p text:style-name="P10"><text:span text:style-name="T15">l</text:span></text:p>
          </draw:text-box>
        </draw:frame>
        <draw:frame draw:style-name="gr111" draw:text-style-name="P17" draw:layer="layout" svg:width="0.252cm" svg:height="0.166cm" draw:transform="rotate (0.663748714533444) translate (7.121cm 17.345cm)">
          <draw:text-box>
            <text:p text:style-name="P10"><text:span text:style-name="T22">Wes</text:span></text:p>
          </draw:text-box>
        </draw:frame>
        <draw:frame draw:style-name="gr112" draw:text-style-name="P17" draw:layer="layout" svg:width="0.122cm" svg:height="0.166cm" draw:transform="rotate (0.663748714533444) translate (7.282cm 17.22cm)">
          <draw:text-box>
            <text:p text:style-name="P10"><text:span text:style-name="T22">t</text:span></text:p>
          </draw:text-box>
        </draw:frame>
        <draw:frame draw:style-name="gr112" draw:text-style-name="P17" draw:layer="layout" svg:width="0.122cm" svg:height="0.166cm" draw:transform="rotate (0.70179689222692) translate (7.309cm 17.2cm)">
          <draw:text-box>
            <text:p text:style-name="P10"><text:span text:style-name="T23"><text:s/></text:span></text:p>
          </draw:text-box>
        </draw:frame>
        <draw:frame draw:style-name="gr112" draw:text-style-name="P17" draw:layer="layout" svg:width="0.122cm" svg:height="0.166cm" draw:transform="rotate (0.753284105160752) translate (7.328cm 17.183cm)">
          <draw:text-box>
            <text:p text:style-name="P10"><text:span text:style-name="T23"><text:s/></text:span></text:p>
          </draw:text-box>
        </draw:frame>
        <draw:frame draw:style-name="gr112" draw:text-style-name="P17" draw:layer="layout" svg:width="0.122cm" svg:height="0.166cm" draw:transform="rotate (0.77859137931467) translate (7.348cm 17.163cm)">
          <draw:text-box>
            <text:p text:style-name="P10"><text:span text:style-name="T23">B</text:span></text:p>
          </draw:text-box>
        </draw:frame>
        <draw:frame draw:style-name="gr112" draw:text-style-name="P17" draw:layer="layout" svg:width="0.122cm" svg:height="0.166cm" draw:transform="rotate (0.757996494141137) translate (7.398cm 17.114cm)">
          <draw:text-box>
            <text:p text:style-name="P10"><text:span text:style-name="T23">l</text:span></text:p>
          </draw:text-box>
        </draw:frame>
        <draw:frame draw:style-name="gr112" draw:text-style-name="P17" draw:layer="layout" svg:width="0.122cm" svg:height="0.166cm" draw:transform="rotate (0.751887841759157) translate (7.42cm 17.093cm)">
          <draw:text-box>
            <text:p text:style-name="P10"><text:span text:style-name="T23">o</text:span></text:p>
          </draw:text-box>
        </draw:frame>
        <draw:frame draw:style-name="gr113" draw:text-style-name="P17" draw:layer="layout" svg:width="0.121cm" svg:height="0.166cm" draw:transform="rotate (0.797615468161409) translate (7.461cm 17.056cm)">
          <draw:text-box>
            <text:p text:style-name="P10"><text:span text:style-name="T23">o</text:span></text:p>
          </draw:text-box>
        </draw:frame>
        <draw:frame draw:style-name="gr113" draw:text-style-name="P17" draw:layer="layout" svg:width="0.121cm" svg:height="0.166cm" draw:transform="rotate (0.81262529972856) translate (7.501cm 17.014cm)">
          <draw:text-box>
            <text:p text:style-name="P10"><text:span text:style-name="T23">m</text:span></text:p>
          </draw:text-box>
        </draw:frame>
        <draw:frame draw:style-name="gr113" draw:text-style-name="P17" draw:layer="layout" svg:width="0.121cm" svg:height="0.166cm" draw:transform="rotate (0.825366203268118) translate (7.563cm 16.948cm)">
          <draw:text-box>
            <text:p text:style-name="P10"><text:span text:style-name="T23">f</text:span></text:p>
          </draw:text-box>
        </draw:frame>
        <draw:frame draw:style-name="gr113" draw:text-style-name="P17" draw:layer="layout" svg:width="0.121cm" svg:height="0.166cm" draw:transform="rotate (0.825889802043717) translate (7.588cm 16.922cm)">
          <draw:text-box>
            <text:p text:style-name="P10"><text:span text:style-name="T23">i</text:span></text:p>
          </draw:text-box>
        </draw:frame>
        <draw:frame draw:style-name="gr113" draw:text-style-name="P17" draw:layer="layout" svg:width="0.121cm" svg:height="0.166cm" draw:transform="rotate (0.826064334968916) translate (7.608cm 16.9cm)">
          <draw:text-box>
            <text:p text:style-name="P10"><text:span text:style-name="T23">e</text:span></text:p>
          </draw:text-box>
        </draw:frame>
        <draw:frame draw:style-name="gr113" draw:text-style-name="P17" draw:layer="layout" svg:width="0.121cm" svg:height="0.166cm" draw:transform="rotate (0.826064334968916) translate (7.646cm 16.858cm)">
          <draw:text-box>
            <text:p text:style-name="P10"><text:span text:style-name="T23">ld</text:span></text:p>
          </draw:text-box>
        </draw:frame>
        <draw:frame draw:style-name="gr113" draw:text-style-name="P17" draw:layer="layout" svg:width="0.121cm" svg:height="0.166cm" draw:transform="rotate (0.827111532520113) translate (7.708cm 16.792cm)">
          <draw:text-box>
            <text:p text:style-name="P10"><text:span text:style-name="T23"><text:s/></text:span></text:p>
          </draw:text-box>
        </draw:frame>
        <draw:frame draw:style-name="gr113" draw:text-style-name="P17" draw:layer="layout" svg:width="0.121cm" svg:height="0.166cm" draw:transform="rotate (0.853640537150426) translate (7.726cm 16.772cm)">
          <draw:text-box>
            <text:p text:style-name="P10"><text:span text:style-name="T23"><text:s/></text:span></text:p>
          </draw:text-box>
        </draw:frame>
        <draw:frame draw:style-name="gr114" draw:text-style-name="P17" draw:layer="layout" svg:width="0.129cm" svg:height="0.166cm" draw:transform="rotate (0.855211333477221) translate (7.742cm 16.753cm)">
          <draw:text-box>
            <text:p text:style-name="P10"><text:span text:style-name="T23">Tr</text:span></text:p>
          </draw:text-box>
        </draw:frame>
        <draw:frame draw:style-name="gr113" draw:text-style-name="P17" draw:layer="layout" svg:width="0.121cm" svg:height="0.166cm" draw:transform="rotate (0.855385866402421) translate (7.802cm 16.685cm)">
          <draw:text-box>
            <text:p text:style-name="P10"><text:span text:style-name="T23">a</text:span></text:p>
          </draw:text-box>
        </draw:frame>
        <draw:frame draw:style-name="gr113" draw:text-style-name="P17" draw:layer="layout" svg:width="0.121cm" svg:height="0.166cm" draw:transform="rotate (0.855211333477221) translate (7.84cm 16.641cm)">
          <draw:text-box>
            <text:p text:style-name="P10"><text:span text:style-name="T23">i</text:span></text:p>
          </draw:text-box>
        </draw:frame>
        <draw:frame draw:style-name="gr113" draw:text-style-name="P17" draw:layer="layout" svg:width="0.121cm" svg:height="0.166cm" draw:transform="rotate (0.855385866402421) translate (7.86cm 16.618cm)">
          <draw:text-box>
            <text:p text:style-name="P10"><text:span text:style-name="T23">l</text:span></text:p>
          </draw:text-box>
        </draw:frame>
        <draw:frame draw:style-name="gr115" draw:text-style-name="P17" draw:layer="layout" svg:width="0.106cm" svg:height="0.166cm" draw:transform="rotate (-0.675442420521805) translate (27.063cm 18.696cm)">
          <draw:text-box>
            <text:p text:style-name="P10"><text:span text:style-name="T24">C</text:span></text:p>
          </draw:text-box>
        </draw:frame>
        <draw:frame draw:style-name="gr115" draw:text-style-name="P17" draw:layer="layout" svg:width="0.106cm" svg:height="0.166cm" draw:transform="rotate (-0.703018622703316) translate (27.11cm 18.734cm)">
          <draw:text-box>
            <text:p text:style-name="P10"><text:span text:style-name="T24">l</text:span></text:p>
          </draw:text-box>
        </draw:frame>
        <draw:frame draw:style-name="gr115" draw:text-style-name="P17" draw:layer="layout" svg:width="0.106cm" svg:height="0.166cm" draw:transform="rotate (-0.721519112774456) translate (27.131cm 18.752cm)">
          <draw:text-box>
            <text:p text:style-name="P10"><text:span text:style-name="T25">i</text:span></text:p>
          </draw:text-box>
        </draw:frame>
        <draw:frame draw:style-name="gr115" draw:text-style-name="P17" draw:layer="layout" svg:width="0.106cm" svg:height="0.166cm" draw:transform="rotate (-0.731118423660425) translate (27.151cm 18.77cm)">
          <draw:text-box>
            <text:p text:style-name="P10"><text:span text:style-name="T25">n</text:span></text:p>
          </draw:text-box>
        </draw:frame>
        <draw:frame draw:style-name="gr115" draw:text-style-name="P17" draw:layer="layout" svg:width="0.106cm" svg:height="0.166cm" draw:transform="rotate (-0.725882435904441) translate (27.189cm 18.806cm)">
          <draw:text-box>
            <text:p text:style-name="P10"><text:span text:style-name="T25">t</text:span></text:p>
          </draw:text-box>
        </draw:frame>
        <draw:frame draw:style-name="gr115" draw:text-style-name="P17" draw:layer="layout" svg:width="0.106cm" svg:height="0.166cm" draw:transform="rotate (-0.717679388420068) translate (27.213cm 18.826cm)">
          <draw:text-box>
            <text:p text:style-name="P10"><text:span text:style-name="T24">o</text:span></text:p>
          </draw:text-box>
        </draw:frame>
        <draw:frame draw:style-name="gr115" draw:text-style-name="P17" draw:layer="layout" svg:width="0.106cm" svg:height="0.166cm" draw:transform="rotate (-0.74176493209759) translate (27.254cm 18.861cm)">
          <draw:text-box>
            <text:p text:style-name="P10"><text:span text:style-name="T25">n</text:span></text:p>
          </draw:text-box>
        </draw:frame>
        <draw:frame draw:style-name="gr115" draw:text-style-name="P17" draw:layer="layout" svg:width="0.106cm" svg:height="0.166cm" draw:transform="rotate (-0.75729836244034) translate (27.294cm 18.898cm)">
          <draw:text-box>
            <text:p text:style-name="P10"><text:span text:style-name="T25"><text:s/></text:span></text:p>
          </draw:text-box>
        </draw:frame>
        <draw:frame draw:style-name="gr115" draw:text-style-name="P17" draw:layer="layout" svg:width="0.106cm" svg:height="0.166cm" draw:transform="rotate (-0.75729836244034) translate (27.313cm 18.916cm)">
          <draw:text-box>
            <text:p text:style-name="P10"><text:span text:style-name="T25">R</text:span></text:p>
          </draw:text-box>
        </draw:frame>
        <draw:frame draw:style-name="gr116" draw:text-style-name="P17" draw:layer="layout" svg:width="0.105cm" svg:height="0.166cm" draw:transform="rotate (-0.841946831162065) translate (27.361cm 18.965cm)">
          <draw:text-box>
            <text:p text:style-name="P10"><text:span text:style-name="T26">i</text:span></text:p>
          </draw:text-box>
        </draw:frame>
        <draw:frame draw:style-name="gr115" draw:text-style-name="P17" draw:layer="layout" svg:width="0.106cm" svg:height="0.166cm" draw:transform="rotate (-0.739321471144798) translate (27.371cm 18.98cm)">
          <draw:text-box>
            <text:p text:style-name="P10"><text:span text:style-name="T25">v</text:span></text:p>
          </draw:text-box>
        </draw:frame>
        <draw:frame draw:style-name="gr115" draw:text-style-name="P17" draw:layer="layout" svg:width="0.106cm" svg:height="0.166cm" draw:transform="rotate (-0.64036130255672) translate (27.399cm 19.007cm)">
          <draw:text-box>
            <text:p text:style-name="P10"><text:span text:style-name="T24">e</text:span></text:p>
          </draw:text-box>
        </draw:frame>
        <draw:frame draw:style-name="gr117" draw:text-style-name="P17" draw:layer="layout" svg:width="0.107cm" svg:height="0.166cm" draw:transform="rotate (-0.574562389756533) translate (27.435cm 19.032cm)">
          <draw:text-box>
            <text:p text:style-name="P10"><text:span text:style-name="T27">r</text:span></text:p>
          </draw:text-box>
        </draw:frame>
        <draw:frame draw:style-name="gr115" draw:text-style-name="P17" draw:layer="layout" svg:width="0.106cm" svg:height="0.166cm" draw:transform="rotate (-0.648389817115893) translate (27.473cm 19.054cm)">
          <draw:text-box>
            <text:p text:style-name="P10"><text:span text:style-name="T24"><text:s/></text:span></text:p>
          </draw:text-box>
        </draw:frame>
        <draw:frame draw:style-name="gr115" draw:text-style-name="P17" draw:layer="layout" svg:width="0.106cm" svg:height="0.166cm" draw:transform="rotate (-0.731118423660425) translate (27.5cm 19.075cm)">
          <draw:text-box>
            <text:p text:style-name="P10"><text:span text:style-name="T25">S</text:span></text:p>
          </draw:text-box>
        </draw:frame>
        <draw:frame draw:style-name="gr115" draw:text-style-name="P17" draw:layer="layout" svg:width="0.106cm" svg:height="0.166cm" draw:transform="rotate (-0.731118423660425) translate (27.541cm 19.112cm)">
          <draw:text-box>
            <text:p text:style-name="P10"><text:span text:style-name="T25">pi</text:span></text:p>
          </draw:text-box>
        </draw:frame>
        <draw:frame draw:style-name="gr115" draw:text-style-name="P17" draw:layer="layout" svg:width="0.106cm" svg:height="0.166cm" draw:transform="rotate (-0.731118423660425) translate (27.6cm 19.165cm)">
          <draw:text-box>
            <text:p text:style-name="P10"><text:span text:style-name="T25">l</text:span></text:p>
          </draw:text-box>
        </draw:frame>
        <draw:frame draw:style-name="gr115" draw:text-style-name="P17" draw:layer="layout" svg:width="0.106cm" svg:height="0.166cm" draw:transform="rotate (-0.731118423660425) translate (27.619cm 19.182cm)">
          <draw:text-box>
            <text:p text:style-name="P10"><text:span text:style-name="T25">l</text:span></text:p>
          </draw:text-box>
        </draw:frame>
        <draw:frame draw:style-name="gr115" draw:text-style-name="P17" draw:layer="layout" svg:width="0.106cm" svg:height="0.166cm" draw:transform="rotate (-0.72658056760524) translate (27.639cm 19.203cm)">
          <draw:text-box>
            <text:p text:style-name="P10"><text:span text:style-name="T25">w</text:span></text:p>
          </draw:text-box>
        </draw:frame>
        <draw:frame draw:style-name="gr115" draw:text-style-name="P17" draw:layer="layout" svg:width="0.106cm" svg:height="0.166cm" draw:transform="rotate (-0.69568823984494) translate (27.692cm 19.251cm)">
          <draw:text-box>
            <text:p text:style-name="P10"><text:span text:style-name="T24">a</text:span></text:p>
          </draw:text-box>
        </draw:frame>
        <draw:frame draw:style-name="gr115" draw:text-style-name="P17" draw:layer="layout" svg:width="0.106cm" svg:height="0.166cm" draw:transform="rotate (-0.647517152489896) translate (27.729cm 19.281cm)">
          <draw:text-box>
            <text:p text:style-name="P10"><text:span text:style-name="T24">y</text:span></text:p>
          </draw:text-box>
        </draw:frame>
        <draw:frame draw:style-name="gr115" draw:text-style-name="P17" draw:layer="layout" svg:width="0.106cm" svg:height="0.166cm" draw:transform="rotate (-0.673348025419412) translate (27.769cm 19.314cm)">
          <draw:text-box>
            <text:p text:style-name="P10"><text:span text:style-name="T24"><text:s/></text:span></text:p>
          </draw:text-box>
        </draw:frame>
        <draw:frame draw:style-name="gr118" draw:text-style-name="P16" draw:layer="layout" svg:width="0.108cm" svg:height="0.162cm" draw:transform="rotate (-0.278380015693095) translate (27.76cm 19.318cm)">
          <draw:text-box>
            <text:p text:style-name="P10"><text:span text:style-name="T28"><text:s/></text:span></text:p>
          </draw:text-box>
        </draw:frame>
        <draw:frame draw:style-name="gr119" draw:text-style-name="P16" draw:layer="layout" svg:width="0.109cm" svg:height="0.162cm" draw:transform="rotate (-0.1232202451908) translate (27.771cm 19.325cm)">
          <draw:text-box>
            <text:p text:style-name="P10"><text:span text:style-name="T29"><text:s/></text:span></text:p>
          </draw:text-box>
        </draw:frame>
        <draw:frame draw:style-name="gr119" draw:text-style-name="P16" draw:layer="layout" svg:width="0.109cm" svg:height="0.162cm" draw:transform="rotate (-0.0607374579694036) translate (27.787cm 19.324cm)">
          <draw:text-box>
            <text:p text:style-name="P10"><text:span text:style-name="T29"><text:s/></text:span></text:p>
          </draw:text-box>
        </draw:frame>
        <draw:frame draw:style-name="gr119" draw:text-style-name="P16" draw:layer="layout" svg:width="0.109cm" svg:height="0.162cm" draw:transform="rotate (-0.146084058391925) translate (27.816cm 19.325cm)">
          <draw:text-box>
            <text:p text:style-name="P10"><text:span text:style-name="T29"><text:s/></text:span></text:p>
          </draw:text-box>
        </draw:frame>
        <draw:frame draw:style-name="gr120" draw:text-style-name="P16" draw:layer="layout" svg:width="0.107cm" svg:height="0.162cm" draw:transform="rotate (-0.462163185928099) translate (27.873cm 19.336cm)">
          <draw:text-box>
            <text:p text:style-name="P10"><text:span text:style-name="T30"><text:s/></text:span></text:p>
          </draw:text-box>
        </draw:frame>
        <draw:frame draw:style-name="gr115" draw:text-style-name="P17" draw:layer="layout" svg:width="0.106cm" svg:height="0.166cm" draw:transform="rotate (-0.677187749773801) translate (27.915cm 19.361cm)">
          <draw:text-box>
            <text:p text:style-name="P10"><text:span text:style-name="T24"><text:s/></text:span></text:p>
          </draw:text-box>
        </draw:frame>
        <draw:frame draw:style-name="gr115" draw:text-style-name="P17" draw:layer="layout" svg:width="0.106cm" svg:height="0.166cm" draw:transform="rotate (-0.677187749773801) translate (27.935cm 19.377cm)">
          <draw:text-box>
            <text:p text:style-name="P10"><text:span text:style-name="T24"><text:s text:c="2"/></text:span></text:p>
          </draw:text-box>
        </draw:frame>
        <draw:frame draw:style-name="gr115" draw:text-style-name="P17" draw:layer="layout" svg:width="0.106cm" svg:height="0.166cm" draw:transform="rotate (-0.677187749773801) translate (27.975cm 19.409cm)">
          <draw:text-box>
            <text:p text:style-name="P10"><text:span text:style-name="T24">B</text:span></text:p>
          </draw:text-box>
        </draw:frame>
        <draw:frame draw:style-name="gr115" draw:text-style-name="P17" draw:layer="layout" svg:width="0.106cm" svg:height="0.166cm" draw:transform="rotate (-0.677187749773801) translate (28.022cm 19.447cm)">
          <draw:text-box>
            <text:p text:style-name="P10"><text:span text:style-name="T24">i</text:span></text:p>
          </draw:text-box>
        </draw:frame>
        <draw:frame draw:style-name="gr115" draw:text-style-name="P17" draw:layer="layout" svg:width="0.106cm" svg:height="0.166cm" draw:transform="rotate (-0.696909970321336) translate (28.044cm 19.464cm)">
          <draw:text-box>
            <text:p text:style-name="P10"><text:span text:style-name="T24">k</text:span></text:p>
          </draw:text-box>
        </draw:frame>
        <draw:frame draw:style-name="gr115" draw:text-style-name="P17" draw:layer="layout" svg:width="0.106cm" svg:height="0.166cm" draw:transform="rotate (-0.687310659435367) translate (28.083cm 19.498cm)">
          <draw:text-box>
            <text:p text:style-name="P10"><text:span text:style-name="T24">e</text:span></text:p>
          </draw:text-box>
        </draw:frame>
        <draw:frame draw:style-name="gr115" draw:text-style-name="P17" draw:layer="layout" svg:width="0.106cm" svg:height="0.166cm" draw:transform="rotate (-0.677885881474597) translate (28.12cm 19.529cm)">
          <draw:text-box>
            <text:p text:style-name="P10"><text:span text:style-name="T24"><text:s/></text:span></text:p>
          </draw:text-box>
        </draw:frame>
        <draw:frame draw:style-name="gr115" draw:text-style-name="P17" draw:layer="layout" svg:width="0.106cm" svg:height="0.166cm" draw:transform="rotate (-0.656767397525466) translate (28.138cm 19.543cm)">
          <draw:text-box>
            <text:p text:style-name="P10"><text:span text:style-name="T24">P</text:span></text:p>
          </draw:text-box>
        </draw:frame>
        <draw:frame draw:style-name="gr115" draw:text-style-name="P17" draw:layer="layout" svg:width="0.106cm" svg:height="0.166cm" draw:transform="rotate (-0.649960613442689) translate (28.18cm 19.575cm)">
          <draw:text-box>
            <text:p text:style-name="P10"><text:span text:style-name="T24">a</text:span></text:p>
          </draw:text-box>
        </draw:frame>
        <draw:frame draw:style-name="gr115" draw:text-style-name="P17" draw:layer="layout" svg:width="0.106cm" svg:height="0.166cm" draw:transform="rotate (-0.649960613442689) translate (28.222cm 19.607cm)">
          <draw:text-box>
            <text:p text:style-name="P10"><text:span text:style-name="T24">t</text:span></text:p>
          </draw:text-box>
        </draw:frame>
        <draw:frame draw:style-name="gr115" draw:text-style-name="P17" draw:layer="layout" svg:width="0.106cm" svg:height="0.166cm" draw:transform="rotate (-0.64978608051749) translate (28.247cm 19.626cm)">
          <draw:text-box>
            <text:p text:style-name="P10"><text:span text:style-name="T24">h</text:span></text:p>
          </draw:text-box>
        </draw:frame>
        <draw:frame draw:style-name="gr109" draw:text-style-name="P17" draw:layer="layout" svg:width="0.123cm" svg:height="0.166cm" draw:transform="rotate (0.489913921034808) translate (29.041cm 19.133cm)">
          <draw:text-box>
            <text:p text:style-name="P10"><text:span text:style-name="T20">M</text:span></text:p>
          </draw:text-box>
        </draw:frame>
        <draw:frame draw:style-name="gr109" draw:text-style-name="P17" draw:layer="layout" svg:width="0.123cm" svg:height="0.166cm" draw:transform="rotate (0.490088453960008) translate (29.123cm 19.09cm)">
          <draw:text-box>
            <text:p text:style-name="P10"><text:span text:style-name="T20">e</text:span></text:p>
          </draw:text-box>
        </draw:frame>
        <draw:frame draw:style-name="gr109" draw:text-style-name="P17" draw:layer="layout" svg:width="0.123cm" svg:height="0.166cm" draw:transform="rotate (0.490088453960008) translate (29.173cm 19.062cm)">
          <draw:text-box>
            <text:p text:style-name="P10"><text:span text:style-name="T20">t</text:span></text:p>
          </draw:text-box>
        </draw:frame>
        <draw:frame draw:style-name="gr109" draw:text-style-name="P17" draw:layer="layout" svg:width="0.123cm" svg:height="0.166cm" draw:transform="rotate (0.490088453960008) translate (29.206cm 19.045cm)">
          <draw:text-box>
            <text:p text:style-name="P10"><text:span text:style-name="T20">r</text:span></text:p>
          </draw:text-box>
        </draw:frame>
        <draw:frame draw:style-name="gr109" draw:text-style-name="P17" draw:layer="layout" svg:width="0.123cm" svg:height="0.166cm" draw:transform="rotate (0.498815100219979) translate (29.242cm 19.026cm)">
          <draw:text-box>
            <text:p text:style-name="P10"><text:span text:style-name="T20">o</text:span></text:p>
          </draw:text-box>
        </draw:frame>
        <draw:frame draw:style-name="gr109" draw:text-style-name="P17" draw:layer="layout" svg:width="0.123cm" svg:height="0.166cm" draw:transform="rotate (0.506145483078356) translate (29.293cm 18.998cm)">
          <draw:text-box>
            <text:p text:style-name="P10"><text:span text:style-name="T20"><text:s/></text:span></text:p>
          </draw:text-box>
        </draw:frame>
        <draw:frame draw:style-name="gr109" draw:text-style-name="P17" draw:layer="layout" svg:width="0.123cm" svg:height="0.166cm" draw:transform="rotate (0.506145483078356) translate (29.319cm 18.984cm)">
          <draw:text-box>
            <text:p text:style-name="P10"><text:span text:style-name="T20"><text:s/></text:span></text:p>
          </draw:text-box>
        </draw:frame>
        <draw:frame draw:style-name="gr109" draw:text-style-name="P17" draw:layer="layout" svg:width="0.123cm" svg:height="0.166cm" draw:transform="rotate (0.506320016003555) translate (29.345cm 18.969cm)">
          <draw:text-box>
            <text:p text:style-name="P10"><text:span text:style-name="T20">P</text:span></text:p>
          </draw:text-box>
        </draw:frame>
        <draw:frame draw:style-name="gr121" draw:text-style-name="P17" draw:layer="layout" svg:width="0.124cm" svg:height="0.166cm" draw:transform="rotate (0.47403142484166) translate (29.403cm 18.937cm)">
          <draw:text-box>
            <text:p text:style-name="P10"><text:span text:style-name="T20">a</text:span></text:p>
          </draw:text-box>
        </draw:frame>
        <draw:frame draw:style-name="gr101" draw:text-style-name="P16" draw:layer="layout" svg:width="0.124cm" svg:height="0.162cm" draw:transform="rotate (0.402821991360291) translate (29.464cm 18.906cm)">
          <draw:text-box>
            <text:p text:style-name="P10"><text:span text:style-name="T16">r</text:span></text:p>
          </draw:text-box>
        </draw:frame>
        <draw:frame draw:style-name="gr101" draw:text-style-name="P16" draw:layer="layout" svg:width="0.124cm" svg:height="0.162cm" draw:transform="rotate (0.315380995835375) translate (29.511cm 18.885cm)">
          <draw:text-box>
            <text:p text:style-name="P10"><text:span text:style-name="T15">k</text:span></text:p>
          </draw:text-box>
        </draw:frame>
        <draw:frame draw:style-name="gr104" draw:text-style-name="P16" draw:layer="layout" svg:width="0.125cm" svg:height="0.162cm" draw:transform="rotate (0.188670092140587) translate (29.585cm 18.861cm)">
          <draw:text-box>
            <text:p text:style-name="P10"><text:span text:style-name="T15">w</text:span></text:p>
          </draw:text-box>
        </draw:frame>
        <draw:frame draw:style-name="gr104" draw:text-style-name="P16" draw:layer="layout" svg:width="0.125cm" svg:height="0.162cm" draw:transform="rotate (0.0621337213709981) translate (29.686cm 18.843cm)">
          <draw:text-box>
            <text:p text:style-name="P10"><text:span text:style-name="T17">a</text:span></text:p>
          </draw:text-box>
        </draw:frame>
        <draw:frame draw:style-name="gr104" draw:text-style-name="P16" draw:layer="layout" svg:width="0.125cm" svg:height="0.162cm" draw:transform="rotate (0.0270526034059121) translate (29.751cm 18.84cm)">
          <draw:text-box>
            <text:p text:style-name="P10"><text:span text:style-name="T17">y</text:span></text:p>
          </draw:text-box>
        </draw:frame>
        <draw:frame draw:style-name="gr104" draw:text-style-name="P16" draw:layer="layout" svg:width="0.125cm" svg:height="0.162cm" draw:transform="rotate (-0.0366519142918816) translate (29.815cm 18.837cm)">
          <draw:text-box>
            <text:p text:style-name="P10"><text:span text:style-name="T17"><text:s/></text:span></text:p>
          </draw:text-box>
        </draw:frame>
        <draw:frame draw:style-name="gr104" draw:text-style-name="P16" draw:layer="layout" svg:width="0.125cm" svg:height="0.162cm" draw:transform="rotate (-0.120253185462409) translate (29.854cm 18.839cm)">
          <draw:text-box>
            <text:p text:style-name="P10"><text:span text:style-name="T17"><text:s/></text:span></text:p>
          </draw:text-box>
        </draw:frame>
        <draw:frame draw:style-name="gr104" draw:text-style-name="P16" draw:layer="layout" svg:width="0.125cm" svg:height="0.162cm" draw:transform="rotate (-0.205076187109334) translate (29.89cm 18.844cm)">
          <draw:text-box>
            <text:p text:style-name="P10"><text:span text:style-name="T15">T</text:span></text:p>
          </draw:text-box>
        </draw:frame>
        <draw:frame draw:style-name="gr104" draw:text-style-name="P16" draw:layer="layout" svg:width="0.125cm" svg:height="0.162cm" draw:transform="rotate (-0.260577657322753) translate (29.946cm 18.855cm)">
          <draw:text-box>
            <text:p text:style-name="P10"><text:span text:style-name="T15">r</text:span></text:p>
          </draw:text-box>
        </draw:frame>
        <draw:frame draw:style-name="gr101" draw:text-style-name="P16" draw:layer="layout" svg:width="0.124cm" svg:height="0.162cm" draw:transform="rotate (-0.344353461418481) translate (29.995cm 18.869cm)">
          <draw:text-box>
            <text:p text:style-name="P10"><text:span text:style-name="T16">a</text:span></text:p>
          </draw:text-box>
        </draw:frame>
        <draw:frame draw:style-name="gr101" draw:text-style-name="P16" draw:layer="layout" svg:width="0.124cm" svg:height="0.162cm" draw:transform="rotate (-0.356047167406843) translate (30.053cm 18.89cm)">
          <draw:text-box>
            <text:p text:style-name="P10"><text:span text:style-name="T16">il</text:span></text:p>
          </draw:text-box>
        </draw:frame>
        <draw:frame draw:style-name="gr122" draw:text-style-name="P16" draw:layer="layout" svg:width="1.433cm" svg:height="0.162cm" draw:transform="rotate (0.0829031394697307) translate (23.05cm 19.604cm)">
          <draw:text-box>
            <text:p text:style-name="P10"><text:span text:style-name="T17">Metro <text:s text:c="2"/>Parkway <text:s text:c="2"/>Trail</text:span></text:p>
          </draw:text-box>
        </draw:frame>
        <draw:frame draw:style-name="gr104" draw:text-style-name="P16" draw:layer="layout" svg:width="0.125cm" svg:height="0.162cm" draw:transform="rotate (0.149051118120316) translate (4.781cm 18.721cm)">
          <draw:text-box>
            <text:p text:style-name="P10"><text:span text:style-name="T15">W</text:span></text:p>
          </draw:text-box>
        </draw:frame>
        <draw:frame draw:style-name="gr102" draw:text-style-name="P16" draw:layer="layout" svg:width="0.133cm" svg:height="0.162cm" draw:transform="rotate (0.149051118120316) translate (4.873cm 18.707cm)">
          <draw:text-box>
            <text:p text:style-name="P10"><text:span text:style-name="T15">es</text:span></text:p>
          </draw:text-box>
        </draw:frame>
        <draw:frame draw:style-name="gr104" draw:text-style-name="P16" draw:layer="layout" svg:width="0.125cm" svg:height="0.162cm" draw:transform="rotate (0.149051118120316) translate (4.986cm 18.69cm)">
          <draw:text-box>
            <text:p text:style-name="P10"><text:span text:style-name="T15">t</text:span></text:p>
          </draw:text-box>
        </draw:frame>
        <draw:frame draw:style-name="gr104" draw:text-style-name="P16" draw:layer="layout" svg:width="0.125cm" svg:height="0.162cm" draw:transform="rotate (0.149051118120316) translate (5.023cm 18.684cm)">
          <draw:text-box>
            <text:p text:style-name="P10"><text:span text:style-name="T15"><text:s/></text:span></text:p>
          </draw:text-box>
        </draw:frame>
        <draw:frame draw:style-name="gr104" draw:text-style-name="P16" draw:layer="layout" svg:width="0.125cm" svg:height="0.162cm" draw:transform="rotate (0.144862327915529) translate (5.054cm 18.68cm)">
          <draw:text-box>
            <text:p text:style-name="P10"><text:span text:style-name="T17"><text:s/></text:span></text:p>
          </draw:text-box>
        </draw:frame>
        <draw:frame draw:style-name="gr104" draw:text-style-name="P16" draw:layer="layout" svg:width="0.125cm" svg:height="0.162cm" draw:transform="rotate (0.131772358525572) translate (5.085cm 18.675cm)">
          <draw:text-box>
            <text:p text:style-name="P10"><text:span text:style-name="T17">B</text:span></text:p>
          </draw:text-box>
        </draw:frame>
        <draw:frame draw:style-name="gr104" draw:text-style-name="P16" draw:layer="layout" svg:width="0.125cm" svg:height="0.162cm" draw:transform="rotate (0.117635191584418) translate (5.156cm 18.666cm)">
          <draw:text-box>
            <text:p text:style-name="P10"><text:span text:style-name="T17">l</text:span></text:p>
          </draw:text-box>
        </draw:frame>
        <draw:frame draw:style-name="gr104" draw:text-style-name="P16" draw:layer="layout" svg:width="0.125cm" svg:height="0.162cm" draw:transform="rotate (0.0994837673636768) translate (5.188cm 18.662cm)">
          <draw:text-box>
            <text:p text:style-name="P10"><text:span text:style-name="T17">o</text:span></text:p>
          </draw:text-box>
        </draw:frame>
        <draw:frame draw:style-name="gr104" draw:text-style-name="P16" draw:layer="layout" svg:width="0.125cm" svg:height="0.162cm" draw:transform="rotate (0.106290551446455) translate (5.248cm 18.657cm)">
          <draw:text-box>
            <text:p text:style-name="P10"><text:span text:style-name="T17">o</text:span></text:p>
          </draw:text-box>
        </draw:frame>
        <draw:frame draw:style-name="gr104" draw:text-style-name="P16" draw:layer="layout" svg:width="0.125cm" svg:height="0.162cm" draw:transform="rotate (0.152192710773906) translate (5.305cm 18.651cm)">
          <draw:text-box>
            <text:p text:style-name="P10"><text:span text:style-name="T15">m</text:span></text:p>
          </draw:text-box>
        </draw:frame>
        <draw:frame draw:style-name="gr104" draw:text-style-name="P16" draw:layer="layout" svg:width="0.125cm" svg:height="0.162cm" draw:transform="rotate (0.149225651045515) translate (5.4cm 18.636cm)">
          <draw:text-box>
            <text:p text:style-name="P10"><text:span text:style-name="T15">f</text:span></text:p>
          </draw:text-box>
        </draw:frame>
        <draw:frame draw:style-name="gr104" draw:text-style-name="P16" draw:layer="layout" svg:width="0.125cm" svg:height="0.162cm" draw:transform="rotate (0.14172073526194) translate (5.437cm 18.631cm)">
          <draw:text-box>
            <text:p text:style-name="P10"><text:span text:style-name="T17">i</text:span></text:p>
          </draw:text-box>
        </draw:frame>
        <draw:frame draw:style-name="gr104" draw:text-style-name="P16" draw:layer="layout" svg:width="0.125cm" svg:height="0.162cm" draw:transform="rotate (0.139626340159546) translate (5.467cm 18.626cm)">
          <draw:text-box>
            <text:p text:style-name="P10"><text:span text:style-name="T17">e</text:span></text:p>
          </draw:text-box>
        </draw:frame>
        <draw:frame draw:style-name="gr104" draw:text-style-name="P16" draw:layer="layout" svg:width="0.125cm" svg:height="0.162cm" draw:transform="rotate (0.139626340159546) translate (5.525cm 18.618cm)">
          <draw:text-box>
            <text:p text:style-name="P10"><text:span text:style-name="T17">l</text:span></text:p>
          </draw:text-box>
        </draw:frame>
        <draw:frame draw:style-name="gr104" draw:text-style-name="P16" draw:layer="layout" svg:width="0.125cm" svg:height="0.162cm" draw:transform="rotate (0.139626340159546) translate (5.555cm 18.614cm)">
          <draw:text-box>
            <text:p text:style-name="P10"><text:span text:style-name="T17">d</text:span></text:p>
          </draw:text-box>
        </draw:frame>
        <draw:frame draw:style-name="gr104" draw:text-style-name="P16" draw:layer="layout" svg:width="0.125cm" svg:height="0.162cm" draw:transform="rotate (0.139626340159546) translate (5.618cm 18.605cm)">
          <draw:text-box>
            <text:p text:style-name="P10"><text:span text:style-name="T17"><text:s/></text:span></text:p>
          </draw:text-box>
        </draw:frame>
        <draw:frame draw:style-name="gr104" draw:text-style-name="P16" draw:layer="layout" svg:width="0.125cm" svg:height="0.162cm" draw:transform="rotate (0.139626340159546) translate (5.648cm 18.601cm)">
          <draw:text-box>
            <text:p text:style-name="P10"><text:span text:style-name="T17"><text:s/></text:span></text:p>
          </draw:text-box>
        </draw:frame>
        <draw:frame draw:style-name="gr104" draw:text-style-name="P16" draw:layer="layout" svg:width="0.125cm" svg:height="0.162cm" draw:transform="rotate (0.138928208458749) translate (5.673cm 18.597cm)">
          <draw:text-box>
            <text:p text:style-name="P10"><text:span text:style-name="T17">T</text:span></text:p>
          </draw:text-box>
        </draw:frame>
        <draw:frame draw:style-name="gr123" draw:text-style-name="P16" draw:layer="layout" svg:width="0.214cm" svg:height="0.162cm" draw:transform="rotate (0.136484747505957) translate (5.724cm 18.59cm)">
          <draw:text-box>
            <text:p text:style-name="P10"><text:span text:style-name="T17">rail</text:span></text:p>
          </draw:text-box>
        </draw:frame>
        <draw:frame draw:style-name="gr106" draw:text-style-name="P18" draw:layer="layout" svg:width="0.12cm" svg:height="0.175cm" draw:transform="rotate (-1.09676490195324) translate (5.83cm 30.421cm)">
          <draw:text-box>
            <text:p text:style-name="P10"><text:span text:style-name="T19">R</text:span></text:p>
          </draw:text-box>
        </draw:frame>
        <draw:frame draw:style-name="gr106" draw:text-style-name="P18" draw:layer="layout" svg:width="0.12cm" svg:height="0.175cm" draw:transform="rotate (-1.09676490195324) translate (5.861cm 30.48cm)">
          <draw:text-box>
            <text:p text:style-name="P10"><text:span text:style-name="T19">i</text:span></text:p>
          </draw:text-box>
        </draw:frame>
        <draw:frame draw:style-name="gr106" draw:text-style-name="P18" draw:layer="layout" svg:width="0.12cm" svg:height="0.175cm" draw:transform="rotate (-1.09676490195324) translate (5.874cm 30.506cm)">
          <draw:text-box>
            <text:p text:style-name="P10"><text:span text:style-name="T19">v</text:span></text:p>
          </draw:text-box>
        </draw:frame>
        <draw:frame draw:style-name="gr106" draw:text-style-name="P18" draw:layer="layout" svg:width="0.12cm" svg:height="0.175cm" draw:transform="rotate (-1.09676490195324) translate (5.899cm 30.554cm)">
          <draw:text-box>
            <text:p text:style-name="P10"><text:span text:style-name="T19">e</text:span></text:p>
          </draw:text-box>
        </draw:frame>
        <draw:frame draw:style-name="gr124" draw:text-style-name="P18" draw:layer="layout" svg:width="0.119cm" svg:height="0.175cm" draw:transform="rotate (-1.23324964945919) translate (5.93cm 30.616cm)">
          <draw:text-box>
            <text:p text:style-name="P10"><text:span text:style-name="T31">r</text:span></text:p>
          </draw:text-box>
        </draw:frame>
        <draw:frame draw:style-name="gr124" draw:text-style-name="P18" draw:layer="layout" svg:width="0.119cm" svg:height="0.175cm" draw:transform="rotate (-1.33936566798045) translate (5.945cm 30.664cm)">
          <draw:text-box>
            <text:p text:style-name="P10"><text:span text:style-name="T32"><text:s/></text:span></text:p>
          </draw:text-box>
        </draw:frame>
        <draw:frame draw:style-name="gr125" draw:text-style-name="P18" draw:layer="layout" svg:width="0.118cm" svg:height="0.175cm" draw:transform="rotate (-1.41930174772179) translate (5.953cm 30.7cm)">
          <draw:text-box>
            <text:p text:style-name="P10"><text:span text:style-name="T32"><text:s/></text:span></text:p>
          </draw:text-box>
        </draw:frame>
        <draw:frame draw:style-name="gr125" draw:text-style-name="P18" draw:layer="layout" svg:width="0.118cm" svg:height="0.175cm" draw:transform="rotate (-1.46118964976965) translate (5.956cm 30.733cm)">
          <draw:text-box>
            <text:p text:style-name="P10"><text:span text:style-name="T32">R</text:span></text:p>
          </draw:text-box>
        </draw:frame>
        <draw:frame draw:style-name="gr125" draw:text-style-name="P18" draw:layer="layout" svg:width="0.118cm" svg:height="0.175cm" draw:transform="rotate (-1.4163346879934) translate (5.962cm 30.795cm)">
          <draw:text-box>
            <text:p text:style-name="P10"><text:span text:style-name="T32">o</text:span></text:p>
          </draw:text-box>
        </draw:frame>
        <draw:frame draw:style-name="gr124" draw:text-style-name="P18" draw:layer="layout" svg:width="0.119cm" svg:height="0.175cm" draw:transform="rotate (-1.32575209981489) translate (5.97cm 30.845cm)">
          <draw:text-box>
            <text:p text:style-name="P10"><text:span text:style-name="T32">u</text:span></text:p>
          </draw:text-box>
        </draw:frame>
        <draw:frame draw:style-name="gr106" draw:text-style-name="P18" draw:layer="layout" svg:width="0.12cm" svg:height="0.175cm" draw:transform="rotate (-1.07093402902372) translate (5.977cm 30.888cm)">
          <draw:text-box>
            <text:p text:style-name="P10"><text:span text:style-name="T19">g</text:span></text:p>
          </draw:text-box>
        </draw:frame>
        <draw:frame draw:style-name="gr112" draw:text-style-name="P17" draw:layer="layout" svg:width="0.122cm" svg:height="0.166cm" draw:transform="rotate (-0.656243798749869) translate (5.985cm 30.92cm)">
          <draw:text-box>
            <text:p text:style-name="P10"><text:span text:style-name="T22">e</text:span></text:p>
          </draw:text-box>
        </draw:frame>
        <draw:frame draw:style-name="gr104" draw:text-style-name="P16" draw:layer="layout" svg:width="0.125cm" svg:height="0.162cm" draw:transform="rotate (-0.29251718263425) translate (6.007cm 30.94cm)">
          <draw:text-box>
            <text:p text:style-name="P10"><text:span text:style-name="T15"><text:s/></text:span></text:p>
          </draw:text-box>
        </draw:frame>
        <draw:frame draw:style-name="gr104" draw:text-style-name="P16" draw:layer="layout" svg:width="0.125cm" svg:height="0.162cm" draw:transform="rotate (-0.13229595730117) translate (6.024cm 30.945cm)">
          <draw:text-box>
            <text:p text:style-name="P10"><text:span text:style-name="T17"><text:s/></text:span></text:p>
          </draw:text-box>
        </draw:frame>
        <draw:frame draw:style-name="gr104" draw:text-style-name="P16" draw:layer="layout" svg:width="0.125cm" svg:height="0.162cm" draw:transform="rotate (-0.072431163957764) translate (6.048cm 30.945cm)">
          <draw:text-box>
            <text:p text:style-name="P10"><text:span text:style-name="T17">G</text:span></text:p>
          </draw:text-box>
        </draw:frame>
        <draw:frame draw:style-name="gr104" draw:text-style-name="P16" draw:layer="layout" svg:width="0.125cm" svg:height="0.162cm" draw:transform="rotate (-0.239633706298822) translate (6.136cm 30.95cm)">
          <draw:text-box>
            <text:p text:style-name="P10"><text:span text:style-name="T15">a</text:span></text:p>
          </draw:text-box>
        </draw:frame>
        <draw:frame draw:style-name="gr101" draw:text-style-name="P16" draw:layer="layout" svg:width="0.124cm" svg:height="0.162cm" draw:transform="rotate (-0.420624349730634) translate (6.214cm 30.971cm)">
          <draw:text-box>
            <text:p text:style-name="P10"><text:span text:style-name="T16">t</text:span></text:p>
          </draw:text-box>
        </draw:frame>
        <draw:frame draw:style-name="gr109" draw:text-style-name="P17" draw:layer="layout" svg:width="0.123cm" svg:height="0.166cm" draw:transform="rotate (-0.53249995478347) translate (6.258cm 30.992cm)">
          <draw:text-box>
            <text:p text:style-name="P10"><text:span text:style-name="T20">e</text:span></text:p>
          </draw:text-box>
        </draw:frame>
        <draw:frame draw:style-name="gr109" draw:text-style-name="P17" draw:layer="layout" svg:width="0.123cm" svg:height="0.166cm" draw:transform="rotate (-0.498116968519182) translate (6.303cm 31.024cm)">
          <draw:text-box>
            <text:p text:style-name="P10"><text:span text:style-name="T20">w</text:span></text:p>
          </draw:text-box>
        </draw:frame>
        <draw:frame draw:style-name="gr104" draw:text-style-name="P16" draw:layer="layout" svg:width="0.125cm" svg:height="0.162cm" draw:transform="rotate (-0.216769893097697) translate (6.36cm 31.056cm)">
          <draw:text-box>
            <text:p text:style-name="P10"><text:span text:style-name="T15">a</text:span></text:p>
          </draw:text-box>
        </draw:frame>
        <draw:frame draw:style-name="gr104" draw:text-style-name="P16" draw:layer="layout" svg:width="0.125cm" svg:height="0.162cm" draw:transform="rotate (-0.193207948195772) translate (6.419cm 31.066cm)">
          <draw:text-box>
            <text:p text:style-name="P10"><text:span text:style-name="T15">y</text:span></text:p>
          </draw:text-box>
        </draw:frame>
        <draw:frame draw:style-name="gr101" draw:text-style-name="P16" draw:layer="layout" svg:width="0.124cm" svg:height="0.162cm" draw:transform="rotate (-0.294437044811444) translate (6.484cm 31.08cm)">
          <draw:text-box>
            <text:p text:style-name="P10"><text:span text:style-name="T15"><text:s/></text:span></text:p>
          </draw:text-box>
        </draw:frame>
        <draw:frame draw:style-name="gr101" draw:text-style-name="P16" draw:layer="layout" svg:width="0.124cm" svg:height="0.162cm" draw:transform="rotate (-0.415737427825049) translate (6.525cm 31.093cm)">
          <draw:text-box>
            <text:p text:style-name="P10"><text:span text:style-name="T16"><text:s/></text:span></text:p>
          </draw:text-box>
        </draw:frame>
        <draw:frame draw:style-name="gr109" draw:text-style-name="P17" draw:layer="layout" svg:width="0.123cm" svg:height="0.166cm" draw:transform="rotate (-0.622209878335978) translate (6.572cm 31.114cm)">
          <draw:text-box>
            <text:p text:style-name="P10"><text:span text:style-name="T33">G</text:span></text:p>
          </draw:text-box>
        </draw:frame>
        <draw:frame draw:style-name="gr112" draw:text-style-name="P17" draw:layer="layout" svg:width="0.122cm" svg:height="0.166cm" draw:transform="rotate (-0.778591379314671) translate (6.639cm 31.166cm)">
          <draw:text-box>
            <text:p text:style-name="P10"><text:span text:style-name="T23">r</text:span></text:p>
          </draw:text-box>
        </draw:frame>
        <draw:frame draw:style-name="gr112" draw:text-style-name="P17" draw:layer="layout" svg:width="0.122cm" svg:height="0.166cm" draw:transform="rotate (-0.77562431958628) translate (6.666cm 31.196cm)">
          <draw:text-box>
            <text:p text:style-name="P10"><text:span text:style-name="T23">e</text:span></text:p>
          </draw:text-box>
        </draw:frame>
        <draw:frame draw:style-name="gr112" draw:text-style-name="P17" draw:layer="layout" svg:width="0.122cm" svg:height="0.166cm" draw:transform="rotate (-0.693419311817348) translate (6.702cm 31.229cm)">
          <draw:text-box>
            <text:p text:style-name="P10"><text:span text:style-name="T23">e</text:span></text:p>
          </draw:text-box>
        </draw:frame>
        <draw:frame draw:style-name="gr109" draw:text-style-name="P17" draw:layer="layout" svg:width="0.123cm" svg:height="0.166cm" draw:transform="rotate (-0.609119908946021) translate (6.741cm 31.263cm)">
          <draw:text-box>
            <text:p text:style-name="P10"><text:span text:style-name="T33">n</text:span></text:p>
          </draw:text-box>
        </draw:frame>
        <draw:frame draw:style-name="gr101" draw:text-style-name="P16" draw:layer="layout" svg:width="0.124cm" svg:height="0.162cm" draw:transform="rotate (-0.413643032722656) translate (6.776cm 31.295cm)">
          <draw:text-box>
            <text:p text:style-name="P10"><text:span text:style-name="T16">w</text:span></text:p>
          </draw:text-box>
        </draw:frame>
        <draw:frame draw:style-name="gr104" draw:text-style-name="P16" draw:layer="layout" svg:width="0.125cm" svg:height="0.162cm" draw:transform="rotate (0.0176278254451427) translate (6.825cm 31.322cm)">
          <draw:text-box>
            <text:p text:style-name="P10"><text:span text:style-name="T17">a</text:span></text:p>
          </draw:text-box>
        </draw:frame>
        <draw:frame draw:style-name="gr101" draw:text-style-name="P16" draw:layer="layout" svg:width="0.124cm" svg:height="0.162cm" draw:transform="rotate (0.372104196525191) translate (6.858cm 31.326cm)">
          <draw:text-box>
            <text:p text:style-name="P10"><text:span text:style-name="T16">y</text:span></text:p>
          </draw:text-box>
        </draw:frame>
        <draw:frame draw:style-name="gr126" draw:text-style-name="P16" draw:layer="layout" svg:width="0.115cm" svg:height="0.162cm" draw:transform="rotate (-0.431968989868597) translate (9.872cm 31.001cm)">
          <draw:text-box>
            <text:p text:style-name="P10"><text:span text:style-name="T34">R</text:span></text:p>
          </draw:text-box>
        </draw:frame>
        <draw:frame draw:style-name="gr126" draw:text-style-name="P16" draw:layer="layout" svg:width="0.115cm" svg:height="0.162cm" draw:transform="rotate (-0.45553093477052) translate (9.933cm 31.029cm)">
          <draw:text-box>
            <text:p text:style-name="P10"><text:span text:style-name="T34">i</text:span></text:p>
          </draw:text-box>
        </draw:frame>
        <draw:frame draw:style-name="gr127" draw:text-style-name="P17" draw:layer="layout" svg:width="0.115cm" svg:height="0.166cm" draw:transform="rotate (-0.479441945522843) translate (9.96cm 31.043cm)">
          <draw:text-box>
            <text:p text:style-name="P10"><text:span text:style-name="T35">v</text:span></text:p>
          </draw:text-box>
        </draw:frame>
        <draw:frame draw:style-name="gr126" draw:text-style-name="P16" draw:layer="layout" svg:width="0.115cm" svg:height="0.162cm" draw:transform="rotate (-0.397935069454707) translate (9.999cm 31.067cm)">
          <draw:text-box>
            <text:p text:style-name="P10"><text:span text:style-name="T36">e</text:span></text:p>
          </draw:text-box>
        </draw:frame>
        <draw:frame draw:style-name="gr128" draw:text-style-name="P16" draw:layer="layout" svg:width="0.116cm" svg:height="0.162cm" draw:transform="rotate (-0.236841179495631) translate (10.037cm 31.083cm)">
          <draw:text-box>
            <text:p text:style-name="P10"><text:span text:style-name="T37">r</text:span></text:p>
          </draw:text-box>
        </draw:frame>
        <draw:frame draw:style-name="gr128" draw:text-style-name="P16" draw:layer="layout" svg:width="0.116cm" svg:height="0.162cm" draw:transform="rotate (-0.177849050778223) translate (10.071cm 31.09cm)">
          <draw:text-box>
            <text:p text:style-name="P10"><text:span text:style-name="T37"><text:s/></text:span></text:p>
          </draw:text-box>
        </draw:frame>
        <draw:frame draw:style-name="gr128" draw:text-style-name="P16" draw:layer="layout" svg:width="0.116cm" svg:height="0.162cm" draw:transform="rotate (-0.199491133502952) translate (10.101cm 31.095cm)">
          <draw:text-box>
            <text:p text:style-name="P10"><text:span text:style-name="T37"><text:s/></text:span></text:p>
          </draw:text-box>
        </draw:frame>
        <draw:frame draw:style-name="gr128" draw:text-style-name="P16" draw:layer="layout" svg:width="0.116cm" svg:height="0.162cm" draw:transform="rotate (-0.317475390937769) translate (10.142cm 31.102cm)">
          <draw:text-box>
            <text:p text:style-name="P10"><text:span text:style-name="T36">R</text:span></text:p>
          </draw:text-box>
        </draw:frame>
        <draw:frame draw:style-name="gr127" draw:text-style-name="P17" draw:layer="layout" svg:width="0.115cm" svg:height="0.166cm" draw:transform="rotate (-0.501956692873569) translate (10.222cm 31.131cm)">
          <draw:text-box>
            <text:p text:style-name="P10"><text:span text:style-name="T35">o</text:span></text:p>
          </draw:text-box>
        </draw:frame>
        <draw:frame draw:style-name="gr129" draw:text-style-name="P17" draw:layer="layout" svg:width="0.113cm" svg:height="0.166cm" draw:transform="rotate (-0.771435529381494) translate (10.294cm 31.175cm)">
          <draw:text-box>
            <text:p text:style-name="P10"><text:span text:style-name="T38">u</text:span></text:p>
          </draw:text-box>
        </draw:frame>
        <draw:frame draw:style-name="gr130" draw:text-style-name="P17" draw:layer="layout" svg:width="0.112cm" svg:height="0.166cm" draw:transform="rotate (-0.97860611159322) translate (10.348cm 31.232cm)">
          <draw:text-box>
            <text:p text:style-name="P10"><text:span text:style-name="T39">g</text:span></text:p>
          </draw:text-box>
        </draw:frame>
        <draw:frame draw:style-name="gr131" draw:text-style-name="P18" draw:layer="layout" svg:width="0.111cm" svg:height="0.175cm" draw:transform="rotate (-1.2004374595217) translate (10.388cm 31.3cm)">
          <draw:text-box>
            <text:p text:style-name="P10"><text:span text:style-name="T40">e</text:span></text:p>
          </draw:text-box>
        </draw:frame>
        <draw:frame draw:style-name="gr132" draw:text-style-name="P18" draw:layer="layout" svg:width="0.11cm" svg:height="0.175cm" draw:transform="rotate (-1.25768425898711) translate (10.407cm 31.354cm)">
          <draw:text-box>
            <text:p text:style-name="P10"><text:span text:style-name="T40"><text:s/></text:span></text:p>
          </draw:text-box>
        </draw:frame>
        <draw:frame draw:style-name="gr132" draw:text-style-name="P18" draw:layer="layout" svg:width="0.11cm" svg:height="0.175cm" draw:transform="rotate (-1.25052840905394) translate (10.413cm 31.379cm)">
          <draw:text-box>
            <text:p text:style-name="P10"><text:span text:style-name="T40"><text:s/></text:span></text:p>
          </draw:text-box>
        </draw:frame>
        <draw:frame draw:style-name="gr131" draw:text-style-name="P18" draw:layer="layout" svg:width="0.111cm" svg:height="0.175cm" draw:transform="rotate (-1.10392075188641) translate (10.413cm 31.397cm)">
          <draw:text-box>
            <text:p text:style-name="P10"><text:span text:style-name="T41">G</text:span></text:p>
          </draw:text-box>
        </draw:frame>
        <draw:frame draw:style-name="gr129" draw:text-style-name="P17" draw:layer="layout" svg:width="0.113cm" svg:height="0.166cm" draw:transform="rotate (-0.836012711705284) translate (10.432cm 31.437cm)">
          <draw:text-box>
            <text:p text:style-name="P10"><text:span text:style-name="T42">a</text:span></text:p>
          </draw:text-box>
        </draw:frame>
        <draw:frame draw:style-name="gr129" draw:text-style-name="P17" draw:layer="layout" svg:width="0.113cm" svg:height="0.166cm" draw:transform="rotate (-0.778591379314671) translate (10.467cm 31.473cm)">
          <draw:text-box>
            <text:p text:style-name="P10"><text:span text:style-name="T38">t</text:span></text:p>
          </draw:text-box>
        </draw:frame>
        <draw:frame draw:style-name="gr129" draw:text-style-name="P17" draw:layer="layout" svg:width="0.113cm" svg:height="0.166cm" draw:transform="rotate (-0.771435529381494) translate (10.49cm 31.496cm)">
          <draw:text-box>
            <text:p text:style-name="P10"><text:span text:style-name="T38">e</text:span></text:p>
          </draw:text-box>
        </draw:frame>
        <draw:frame draw:style-name="gr130" draw:text-style-name="P17" draw:layer="layout" svg:width="0.112cm" svg:height="0.166cm" draw:transform="rotate (-0.902684289131468) translate (10.539cm 31.541cm)">
          <draw:text-box>
            <text:p text:style-name="P10"><text:span text:style-name="T42">w</text:span></text:p>
          </draw:text-box>
        </draw:frame>
        <draw:frame draw:style-name="gr131" draw:text-style-name="P18" draw:layer="layout" svg:width="0.111cm" svg:height="0.175cm" draw:transform="rotate (-1.08018427405929) translate (10.598cm 31.619cm)">
          <draw:text-box>
            <text:p text:style-name="P10"><text:span text:style-name="T41">a</text:span></text:p>
          </draw:text-box>
        </draw:frame>
        <draw:frame draw:style-name="gr131" draw:text-style-name="P18" draw:layer="layout" svg:width="0.111cm" svg:height="0.175cm" draw:transform="rotate (-1.15331356971785) translate (10.626cm 31.673cm)">
          <draw:text-box>
            <text:p text:style-name="P10"><text:span text:style-name="T40">y</text:span></text:p>
          </draw:text-box>
        </draw:frame>
        <draw:frame draw:style-name="gr131" draw:text-style-name="P18" draw:layer="layout" svg:width="0.111cm" svg:height="0.175cm" draw:transform="rotate (-1.1698941976118) translate (10.646cm 31.721cm)">
          <draw:text-box>
            <text:p text:style-name="P10"><text:span text:style-name="T40"><text:s/></text:span></text:p>
          </draw:text-box>
        </draw:frame>
        <draw:frame draw:style-name="gr131" draw:text-style-name="P18" draw:layer="layout" svg:width="0.111cm" svg:height="0.175cm" draw:transform="rotate (-1.10130275800842) translate (10.654cm 31.742cm)">
          <draw:text-box>
            <text:p text:style-name="P10"><text:span text:style-name="T41"><text:s/></text:span></text:p>
          </draw:text-box>
        </draw:frame>
        <draw:frame draw:style-name="gr130" draw:text-style-name="P17" draw:layer="layout" svg:width="0.112cm" svg:height="0.166cm" draw:transform="rotate (-0.8925613794699) translate (10.656cm 31.755cm)">
          <draw:text-box>
            <text:p text:style-name="P10"><text:span text:style-name="T42">G</text:span></text:p>
          </draw:text-box>
        </draw:frame>
        <draw:frame draw:style-name="gr133" draw:text-style-name="P17" draw:layer="layout" svg:width="0.114cm" svg:height="0.166cm" draw:transform="rotate (-0.597251670032461) translate (10.682cm 31.787cm)">
          <draw:text-box>
            <text:p text:style-name="P10"><text:span text:style-name="T43">r</text:span></text:p>
          </draw:text-box>
        </draw:frame>
        <draw:frame draw:style-name="gr126" draw:text-style-name="P16" draw:layer="layout" svg:width="0.115cm" svg:height="0.162cm" draw:transform="rotate (-0.394618943875918) translate (10.7cm 31.802cm)">
          <draw:text-box>
            <text:p text:style-name="P10"><text:span text:style-name="T36">e</text:span></text:p>
          </draw:text-box>
        </draw:frame>
        <draw:frame draw:style-name="gr128" draw:text-style-name="P16" draw:layer="layout" svg:width="0.116cm" svg:height="0.162cm" draw:transform="rotate (-0.222354946704078) translate (10.737cm 31.819cm)">
          <draw:text-box>
            <text:p text:style-name="P10"><text:span text:style-name="T37">e</text:span></text:p>
          </draw:text-box>
        </draw:frame>
        <draw:frame draw:style-name="gr128" draw:text-style-name="P16" draw:layer="layout" svg:width="0.116cm" svg:height="0.162cm" draw:transform="rotate (-0.213453767518907) translate (10.791cm 31.827cm)">
          <draw:text-box>
            <text:p text:style-name="P10"><text:span text:style-name="T37">n</text:span></text:p>
          </draw:text-box>
        </draw:frame>
        <draw:frame draw:style-name="gr126" draw:text-style-name="P16" draw:layer="layout" svg:width="0.115cm" svg:height="0.162cm" draw:transform="rotate (-0.445757090959352) translate (10.874cm 31.847cm)">
          <draw:text-box>
            <text:p text:style-name="P10"><text:span text:style-name="T34">w</text:span></text:p>
          </draw:text-box>
        </draw:frame>
        <draw:frame draw:style-name="gr127" draw:text-style-name="P17" draw:layer="layout" svg:width="0.115cm" svg:height="0.166cm" draw:transform="rotate (-0.525518637775493) translate (10.956cm 31.887cm)">
          <draw:text-box>
            <text:p text:style-name="P10"><text:span text:style-name="T35">a</text:span></text:p>
          </draw:text-box>
        </draw:frame>
        <draw:frame draw:style-name="gr129" draw:text-style-name="P17" draw:layer="layout" svg:width="0.113cm" svg:height="0.166cm" draw:transform="rotate (-0.755902099038744) translate (11.023cm 31.93cm)">
          <draw:text-box>
            <text:p text:style-name="P10"><text:span text:style-name="T38">y</text:span></text:p>
          </draw:text-box>
        </draw:frame>
        <draw:frame draw:style-name="gr124" draw:text-style-name="P18" draw:layer="layout" svg:width="0.119cm" svg:height="0.175cm" draw:transform="rotate (1.2606513187155) translate (2.575cm 33.599cm)">
          <draw:text-box>
            <text:p text:style-name="P10"><text:span text:style-name="T32">I</text:span></text:p>
          </draw:text-box>
        </draw:frame>
        <draw:frame draw:style-name="gr124" draw:text-style-name="P18" draw:layer="layout" svg:width="0.119cm" svg:height="0.175cm" draw:transform="rotate (1.21457462646285) translate (2.578cm 33.564cm)">
          <draw:text-box>
            <text:p text:style-name="P10"><text:span text:style-name="T31">-</text:span></text:p>
          </draw:text-box>
        </draw:frame>
        <draw:frame draw:style-name="gr124" draw:text-style-name="P18" draw:layer="layout" svg:width="0.119cm" svg:height="0.175cm" draw:transform="rotate (1.14615771978468) translate (2.583cm 33.515cm)">
          <draw:text-box>
            <text:p text:style-name="P10"><text:span text:style-name="T31">2</text:span></text:p>
          </draw:text-box>
        </draw:frame>
        <draw:frame draw:style-name="gr125" draw:text-style-name="P18" draw:layer="layout" svg:width="0.118cm" svg:height="0.175cm" draw:transform="rotate (1.42959919030856) translate (2.591cm 33.479cm)">
          <draw:text-box>
            <text:p text:style-name="P10"><text:span text:style-name="T32">7</text:span></text:p>
          </draw:text-box>
        </draw:frame>
        <draw:frame draw:style-name="gr134" draw:text-style-name="P18" draw:layer="layout" svg:width="0.332cm" svg:height="0.175cm" draw:transform="rotate (1.42942465738336) translate (2.599cm 33.422cm)">
          <draw:text-box>
            <text:p text:style-name="P10"><text:span text:style-name="T32">5 Met</text:span></text:p>
          </draw:text-box>
        </draw:frame>
        <draw:frame draw:style-name="gr125" draw:text-style-name="P18" draw:layer="layout" svg:width="0.118cm" svg:height="0.175cm" draw:transform="rotate (1.55508836352695) translate (2.638cm 33.168cm)">
          <draw:text-box>
            <text:p text:style-name="P10"><text:span text:style-name="T32">r</text:span></text:p>
          </draw:text-box>
        </draw:frame>
        <draw:frame draw:style-name="gr125" draw:text-style-name="P18" draw:layer="layout" svg:width="0.118cm" svg:height="0.175cm" draw:transform="rotate (1.58894775101564) translate (2.638cm 33.13cm)">
          <draw:text-box>
            <text:p text:style-name="P10"><text:span text:style-name="T32">o</text:span></text:p>
          </draw:text-box>
        </draw:frame>
        <draw:frame draw:style-name="gr125" draw:text-style-name="P18" draw:layer="layout" svg:width="0.118cm" svg:height="0.175cm" draw:transform="rotate (1.58894775101564) translate (2.636cm 33.073cm)">
          <draw:text-box>
            <text:p text:style-name="P10"><text:span text:style-name="T32"><text:s/></text:span><text:span text:style-name="T32">T</text:span></text:p>
          </draw:text-box>
        </draw:frame>
        <draw:frame draw:style-name="gr125" draw:text-style-name="P18" draw:layer="layout" svg:width="0.118cm" svg:height="0.175cm" draw:transform="rotate (1.58894775101564) translate (2.635cm 33.001cm)">
          <draw:text-box>
            <text:p text:style-name="P10"><text:span text:style-name="T32">r</text:span></text:p>
          </draw:text-box>
        </draw:frame>
        <draw:frame draw:style-name="gr125" draw:text-style-name="P18" draw:layer="layout" svg:width="0.118cm" svg:height="0.175cm" draw:transform="rotate (1.58894775101564) translate (2.634cm 32.961cm)">
          <draw:text-box>
            <text:p text:style-name="P10"><text:span text:style-name="T32">a</text:span></text:p>
          </draw:text-box>
        </draw:frame>
        <draw:frame draw:style-name="gr125" draw:text-style-name="P18" draw:layer="layout" svg:width="0.118cm" svg:height="0.175cm" draw:transform="rotate (1.58894775101564) translate (2.633cm 32.903cm)">
          <draw:text-box>
            <text:p text:style-name="P10"><text:span text:style-name="T32">il</text:span></text:p>
          </draw:text-box>
        </draw:frame>
        <draw:frame draw:style-name="gr125" draw:text-style-name="P18" draw:layer="layout" svg:width="0.118cm" svg:height="0.175cm" draw:transform="rotate (1.56678206951531) translate (3.229cm 25.536cm)">
          <draw:text-box>
            <text:p text:style-name="P10"><text:span text:style-name="T32">I-</text:span></text:p>
          </draw:text-box>
        </draw:frame>
        <draw:frame draw:style-name="gr135" draw:text-style-name="P18" draw:layer="layout" svg:width="0.595cm" svg:height="0.175cm" draw:transform="rotate (1.56678206951531) translate (3.229cm 25.461cm)">
          <draw:text-box>
            <text:p text:style-name="P10"><text:span text:style-name="T32">275 Metro</text:span></text:p>
          </draw:text-box>
        </draw:frame>
        <draw:frame draw:style-name="gr125" draw:text-style-name="P18" draw:layer="layout" svg:width="0.118cm" svg:height="0.175cm" draw:transform="rotate (1.56678206951531) translate (3.231cm 24.985cm)">
          <draw:text-box>
            <text:p text:style-name="P10"><text:span text:style-name="T32"><text:s/></text:span><text:span text:style-name="T32">T</text:span></text:p>
          </draw:text-box>
        </draw:frame>
        <draw:frame draw:style-name="gr125" draw:text-style-name="P18" draw:layer="layout" svg:width="0.118cm" svg:height="0.175cm" draw:transform="rotate (1.56660753659011) translate (3.232cm 24.912cm)">
          <draw:text-box>
            <text:p text:style-name="P10"><text:span text:style-name="T32">r</text:span></text:p>
          </draw:text-box>
        </draw:frame>
        <draw:frame draw:style-name="gr125" draw:text-style-name="P18" draw:layer="layout" svg:width="0.118cm" svg:height="0.175cm" draw:transform="rotate (1.56625847073971) translate (3.232cm 24.872cm)">
          <draw:text-box>
            <text:p text:style-name="P10"><text:span text:style-name="T32">a</text:span></text:p>
          </draw:text-box>
        </draw:frame>
        <draw:frame draw:style-name="gr125" draw:text-style-name="P18" draw:layer="layout" svg:width="0.118cm" svg:height="0.175cm" draw:transform="rotate (1.56521127318851) translate (3.232cm 24.815cm)">
          <draw:text-box>
            <text:p text:style-name="P10"><text:span text:style-name="T32">i</text:span></text:p>
          </draw:text-box>
        </draw:frame>
        <draw:frame draw:style-name="gr125" draw:text-style-name="P18" draw:layer="layout" svg:width="0.118cm" svg:height="0.175cm" draw:transform="rotate (1.56311687808612) translate (3.232cm 24.786cm)">
          <draw:text-box>
            <text:p text:style-name="P10"><text:span text:style-name="T32">l</text:span></text:p>
          </draw:text-box>
        </draw:frame>
        <draw:frame draw:style-name="gr136" draw:text-style-name="P16" draw:layer="layout" svg:width="0.929cm" svg:height="0.162cm" svg:x="20.187cm" svg:y="31.353cm">
          <draw:text-box>
            <text:p text:style-name="P10"><text:span text:style-name="T17">Dequindre Cut</text:span></text:p>
          </draw:text-box>
        </draw:frame>
        <draw:frame draw:style-name="gr137" draw:text-style-name="P16" draw:layer="layout" svg:width="0.718cm" svg:height="0.162cm" svg:x="20.187cm" svg:y="31.463cm">
          <draw:text-box>
            <text:p text:style-name="P10"><text:span text:style-name="T17"><text:s text:c="2"/></text:span><text:span text:style-name="T17">Greenway</text:span></text:p>
          </draw:text-box>
        </draw:frame>
        <draw:frame draw:style-name="gr106" draw:text-style-name="P18" draw:layer="layout" svg:width="0.12cm" svg:height="0.175cm" draw:transform="rotate (-1.04248516221621) translate (15.837cm 12.172cm)">
          <draw:text-box>
            <text:p text:style-name="P10"><text:span text:style-name="T19">P</text:span></text:p>
          </draw:text-box>
        </draw:frame>
        <draw:frame draw:style-name="gr106" draw:text-style-name="P18" draw:layer="layout" svg:width="0.12cm" svg:height="0.175cm" draw:transform="rotate (-1.05156087432658) translate (15.868cm 12.225cm)">
          <draw:text-box>
            <text:p text:style-name="P10"><text:span text:style-name="T19">a</text:span></text:p>
          </draw:text-box>
        </draw:frame>
        <draw:frame draw:style-name="gr106" draw:text-style-name="P18" draw:layer="layout" svg:width="0.12cm" svg:height="0.175cm" draw:transform="rotate (-1.05766952670856) translate (15.898cm 12.276cm)">
          <draw:text-box>
            <text:p text:style-name="P10"><text:span text:style-name="T19">i</text:span></text:p>
          </draw:text-box>
        </draw:frame>
        <draw:frame draw:style-name="gr106" draw:text-style-name="P18" draw:layer="layout" svg:width="0.12cm" svg:height="0.175cm" draw:transform="rotate (-1.05121180847619) translate (15.912cm 12.301cm)">
          <draw:text-box>
            <text:p text:style-name="P10"><text:span text:style-name="T19">n</text:span></text:p>
          </draw:text-box>
        </draw:frame>
        <draw:frame draw:style-name="gr106" draw:text-style-name="P18" draw:layer="layout" svg:width="0.12cm" svg:height="0.175cm" draw:transform="rotate (-1.04265969514141) translate (15.94cm 12.353cm)">
          <draw:text-box>
            <text:p text:style-name="P10"><text:span text:style-name="T19">t</text:span></text:p>
          </draw:text-box>
        </draw:frame>
        <draw:frame draw:style-name="gr106" draw:text-style-name="P18" draw:layer="layout" svg:width="0.12cm" svg:height="0.175cm" draw:transform="rotate (-1.03690010860983) translate (15.958cm 12.384cm)">
          <draw:text-box>
            <text:p text:style-name="P10"><text:span text:style-name="T19"><text:s/></text:span></text:p>
          </draw:text-box>
        </draw:frame>
        <draw:frame draw:style-name="gr106" draw:text-style-name="P18" draw:layer="layout" svg:width="0.12cm" svg:height="0.175cm" draw:transform="rotate (-1.03044239037745) translate (15.97cm 12.409cm)">
          <draw:text-box>
            <text:p text:style-name="P10"><text:span text:style-name="T19"><text:s/></text:span></text:p>
          </draw:text-box>
        </draw:frame>
        <draw:frame draw:style-name="gr106" draw:text-style-name="P18" draw:layer="layout" svg:width="0.12cm" svg:height="0.175cm" draw:transform="rotate (-1.02677719894826) translate (15.983cm 12.434cm)">
          <draw:text-box>
            <text:p text:style-name="P10"><text:span text:style-name="T19">C</text:span></text:p>
          </draw:text-box>
        </draw:frame>
        <draw:frame draw:style-name="gr106" draw:text-style-name="P18" draw:layer="layout" svg:width="0.12cm" svg:height="0.175cm" draw:transform="rotate (-1.03498024643264) translate (16.015cm 12.491cm)">
          <draw:text-box>
            <text:p text:style-name="P10"><text:span text:style-name="T19">r</text:span></text:p>
          </draw:text-box>
        </draw:frame>
        <draw:frame draw:style-name="gr106" draw:text-style-name="P18" draw:layer="layout" svg:width="0.12cm" svg:height="0.175cm" draw:transform="rotate (-1.05051367677539) translate (16.037cm 12.527cm)">
          <draw:text-box>
            <text:p text:style-name="P10"><text:span text:style-name="T19">e</text:span></text:p>
          </draw:text-box>
        </draw:frame>
        <draw:frame draw:style-name="gr106" draw:text-style-name="P18" draw:layer="layout" svg:width="0.12cm" svg:height="0.175cm" draw:transform="rotate (-1.05068820970059) translate (16.064cm 12.575cm)">
          <draw:text-box>
            <text:p text:style-name="P10"><text:span text:style-name="T19">e</text:span></text:p>
          </draw:text-box>
        </draw:frame>
        <draw:frame draw:style-name="gr106" draw:text-style-name="P18" draw:layer="layout" svg:width="0.12cm" svg:height="0.175cm" draw:transform="rotate (-1.01211643323151) translate (16.09cm 12.622cm)">
          <draw:text-box>
            <text:p text:style-name="P10"><text:span text:style-name="T19">k</text:span></text:p>
          </draw:text-box>
        </draw:frame>
        <draw:frame draw:style-name="gr113" draw:text-style-name="P17" draw:layer="layout" svg:width="0.121cm" svg:height="0.166cm" draw:transform="rotate (-0.921184779202607) translate (16.119cm 12.667cm)">
          <draw:text-box>
            <text:p text:style-name="P10"><text:span text:style-name="T18"><text:s/></text:span></text:p>
          </draw:text-box>
        </draw:frame>
        <draw:frame draw:style-name="gr113" draw:text-style-name="P17" draw:layer="layout" svg:width="0.121cm" svg:height="0.166cm" draw:transform="rotate (-0.850498944496837) translate (16.134cm 12.686cm)">
          <draw:text-box>
            <text:p text:style-name="P10"><text:span text:style-name="T23"><text:s/></text:span></text:p>
          </draw:text-box>
        </draw:frame>
        <draw:frame draw:style-name="gr112" draw:text-style-name="P17" draw:layer="layout" svg:width="0.122cm" svg:height="0.166cm" draw:transform="rotate (-0.742288530873188) translate (16.145cm 12.699cm)">
          <draw:text-box>
            <text:p text:style-name="P10"><text:span text:style-name="T23">T</text:span></text:p>
          </draw:text-box>
        </draw:frame>
        <draw:frame draw:style-name="gr112" draw:text-style-name="P17" draw:layer="layout" svg:width="0.122cm" svg:height="0.166cm" draw:transform="rotate (-0.693419311817348) translate (16.179cm 12.73cm)">
          <draw:text-box>
            <text:p text:style-name="P10"><text:span text:style-name="T23">r</text:span></text:p>
          </draw:text-box>
        </draw:frame>
        <draw:frame draw:style-name="gr112" draw:text-style-name="P17" draw:layer="layout" svg:width="0.122cm" svg:height="0.166cm" draw:transform="rotate (-0.662526984057047) translate (16.209cm 12.754cm)">
          <draw:text-box>
            <text:p text:style-name="P10"><text:span text:style-name="T22">a</text:span></text:p>
          </draw:text-box>
        </draw:frame>
        <draw:frame draw:style-name="gr112" draw:text-style-name="P17" draw:layer="layout" svg:width="0.122cm" svg:height="0.166cm" draw:transform="rotate (-0.652753140245879) translate (16.254cm 12.791cm)">
          <draw:text-box>
            <text:p text:style-name="P10"><text:span text:style-name="T22">i</text:span></text:p>
          </draw:text-box>
        </draw:frame>
        <draw:frame draw:style-name="gr112" draw:text-style-name="P17" draw:layer="layout" svg:width="0.122cm" svg:height="0.166cm" draw:transform="rotate (-0.652927673171079) translate (16.277cm 12.809cm)">
          <draw:text-box>
            <text:p text:style-name="P10"><text:span text:style-name="T22">l</text:span></text:p>
          </draw:text-box>
        </draw:frame>
        <draw:frame draw:style-name="gr104" draw:text-style-name="P16" draw:layer="layout" svg:width="0.125cm" svg:height="0.162cm" draw:transform="rotate (0.0698131700797732) translate (0.808cm 34.028cm)">
          <draw:text-box>
            <text:p text:style-name="P10"><text:span text:style-name="T17">L</text:span></text:p>
          </draw:text-box>
        </draw:frame>
        <draw:frame draw:style-name="gr104" draw:text-style-name="P16" draw:layer="layout" svg:width="0.125cm" svg:height="0.162cm" draw:transform="rotate (0.00593411945678072) translate (0.874cm 34.023cm)">
          <draw:text-box>
            <text:p text:style-name="P10"><text:span text:style-name="T17">o</text:span></text:p>
          </draw:text-box>
        </draw:frame>
        <draw:frame draw:style-name="gr104" draw:text-style-name="P16" draw:layer="layout" svg:width="0.125cm" svg:height="0.162cm" draw:transform="rotate (-0.0432841654494596) translate (0.942cm 34.022cm)">
          <draw:text-box>
            <text:p text:style-name="P10"><text:span text:style-name="T17">w</text:span></text:p>
          </draw:text-box>
        </draw:frame>
        <draw:frame draw:style-name="gr112" draw:text-style-name="P17" draw:layer="layout" svg:width="0.122cm" svg:height="0.166cm" draw:transform="rotate (-0.716283125018474) translate (1.1cm 34.054cm)">
          <draw:text-box>
            <text:p text:style-name="P10"><text:span text:style-name="T23">e</text:span></text:p>
          </draw:text-box>
        </draw:frame>
        <draw:frame draw:style-name="gr113" draw:text-style-name="P17" draw:layer="layout" svg:width="0.121cm" svg:height="0.166cm" draw:transform="rotate (-0.856607596878817) translate (1.151cm 34.105cm)">
          <draw:text-box>
            <text:p text:style-name="P10"><text:span text:style-name="T23">r</text:span></text:p>
          </draw:text-box>
        </draw:frame>
        <draw:frame draw:style-name="gr113" draw:text-style-name="P17" draw:layer="layout" svg:width="0.121cm" svg:height="0.166cm" draw:transform="rotate (-0.856433063953618) translate (1.177cm 34.135cm)">
          <draw:text-box>
            <text:p text:style-name="P10"><text:span text:style-name="T23"><text:s/></text:span></text:p>
          </draw:text-box>
        </draw:frame>
        <draw:frame draw:style-name="gr113" draw:text-style-name="P17" draw:layer="layout" svg:width="0.121cm" svg:height="0.166cm" draw:transform="rotate (-0.834092849528091) translate (1.195cm 34.157cm)">
          <draw:text-box>
            <text:p text:style-name="P10"><text:span text:style-name="T23"><text:s/></text:span></text:p>
          </draw:text-box>
        </draw:frame>
        <draw:frame draw:style-name="gr113" draw:text-style-name="P17" draw:layer="layout" svg:width="0.121cm" svg:height="0.166cm" draw:transform="rotate (-0.828507795921709) translate (1.215cm 34.179cm)">
          <draw:text-box>
            <text:p text:style-name="P10"><text:span text:style-name="T23">R</text:span></text:p>
          </draw:text-box>
        </draw:frame>
        <draw:frame draw:style-name="gr109" draw:text-style-name="P17" draw:layer="layout" svg:width="0.123cm" svg:height="0.166cm" draw:transform="rotate (-0.58800142499689) translate (1.247cm 34.219cm)">
          <draw:text-box>
            <text:p text:style-name="P10"><text:span text:style-name="T33">o</text:span></text:p>
          </draw:text-box>
        </draw:frame>
        <draw:frame draw:style-name="gr104" draw:text-style-name="P16" draw:layer="layout" svg:width="0.125cm" svg:height="0.162cm" draw:transform="rotate (-0.184655834861) translate (1.265cm 34.243cm)">
          <draw:text-box>
            <text:p text:style-name="P10"><text:span text:style-name="T15">u</text:span></text:p>
          </draw:text-box>
        </draw:frame>
        <draw:frame draw:style-name="gr104" draw:text-style-name="P16" draw:layer="layout" svg:width="0.125cm" svg:height="0.162cm" draw:transform="rotate (-0.16598081186466) translate (1.326cm 34.254cm)">
          <draw:text-box>
            <text:p text:style-name="P10"><text:span text:style-name="T15">g</text:span></text:p>
          </draw:text-box>
        </draw:frame>
        <draw:frame draw:style-name="gr101" draw:text-style-name="P16" draw:layer="layout" svg:width="0.124cm" svg:height="0.162cm" draw:transform="rotate (-0.334230551756914) translate (1.408cm 34.265cm)">
          <draw:text-box>
            <text:p text:style-name="P10"><text:span text:style-name="T16">e</text:span></text:p>
          </draw:text-box>
        </draw:frame>
        <draw:frame draw:style-name="gr109" draw:text-style-name="P17" draw:layer="layout" svg:width="0.123cm" svg:height="0.166cm" draw:transform="rotate (-0.523249709747901) translate (1.482cm 34.295cm)">
          <draw:text-box>
            <text:p text:style-name="P10"><text:span text:style-name="T20"><text:s/></text:span></text:p>
          </draw:text-box>
        </draw:frame>
        <draw:frame draw:style-name="gr109" draw:text-style-name="P17" draw:layer="layout" svg:width="0.123cm" svg:height="0.166cm" draw:transform="rotate (-0.523249709747901) translate (1.508cm 34.31cm)">
          <draw:text-box>
            <text:p text:style-name="P10"><text:span text:style-name="T20"><text:s/></text:span></text:p>
          </draw:text-box>
        </draw:frame>
        <draw:frame draw:style-name="gr109" draw:text-style-name="P17" draw:layer="layout" svg:width="0.123cm" svg:height="0.166cm" draw:transform="rotate (-0.527962098728285) translate (1.534cm 34.325cm)">
          <draw:text-box>
            <text:p text:style-name="P10"><text:span text:style-name="T20">R</text:span></text:p>
          </draw:text-box>
        </draw:frame>
        <draw:frame draw:style-name="gr109" draw:text-style-name="P17" draw:layer="layout" svg:width="0.123cm" svg:height="0.166cm" draw:transform="rotate (-0.567057473972958) translate (1.598cm 34.362cm)">
          <draw:text-box>
            <text:p text:style-name="P10"><text:span text:style-name="T33">i</text:span></text:p>
          </draw:text-box>
        </draw:frame>
        <draw:frame draw:style-name="gr101" draw:text-style-name="P16" draw:layer="layout" svg:width="0.124cm" svg:height="0.162cm" draw:transform="rotate (-0.418529954628241) translate (1.611cm 34.375cm)">
          <draw:text-box>
            <text:p text:style-name="P10"><text:span text:style-name="T16">v</text:span></text:p>
          </draw:text-box>
        </draw:frame>
        <draw:frame draw:style-name="gr104" draw:text-style-name="P16" draw:layer="layout" svg:width="0.125cm" svg:height="0.162cm" draw:transform="rotate (-0.111526539202437) translate (1.637cm 34.395cm)">
          <draw:text-box>
            <text:p text:style-name="P10"><text:span text:style-name="T17">e</text:span></text:p>
          </draw:text-box>
        </draw:frame>
        <draw:frame draw:style-name="gr104" draw:text-style-name="P16" draw:layer="layout" svg:width="0.125cm" svg:height="0.162cm" draw:transform="rotate (-0.061261056745001) translate (1.693cm 34.397cm)">
          <draw:text-box>
            <text:p text:style-name="P10"><text:span text:style-name="T17">r</text:span></text:p>
          </draw:text-box>
        </draw:frame>
        <draw:frame draw:style-name="gr104" draw:text-style-name="P16" draw:layer="layout" svg:width="0.125cm" svg:height="0.162cm" draw:transform="rotate (-0.0947713783832927) translate (1.739cm 34.399cm)">
          <draw:text-box>
            <text:p text:style-name="P10"><text:span text:style-name="T17"><text:s/></text:span></text:p>
          </draw:text-box>
        </draw:frame>
        <draw:frame draw:style-name="gr104" draw:text-style-name="P16" draw:layer="layout" svg:width="0.125cm" svg:height="0.162cm" draw:transform="rotate (-0.101054563690472) translate (1.769cm 34.404cm)">
          <draw:text-box>
            <text:p text:style-name="P10"><text:span text:style-name="T17"><text:s/></text:span></text:p>
          </draw:text-box>
        </draw:frame>
        <draw:frame draw:style-name="gr104" draw:text-style-name="P16" draw:layer="layout" svg:width="0.125cm" svg:height="0.162cm" draw:transform="rotate (-0.045553093477053) translate (1.795cm 34.407cm)">
          <draw:text-box>
            <text:p text:style-name="P10"><text:span text:style-name="T17">R</text:span></text:p>
          </draw:text-box>
        </draw:frame>
        <draw:frame draw:style-name="gr104" draw:text-style-name="P16" draw:layer="layout" svg:width="0.125cm" svg:height="0.162cm" draw:transform="rotate (-0.130027029273578) translate (1.876cm 34.407cm)">
          <draw:text-box>
            <text:p text:style-name="P10"><text:span text:style-name="T17">e</text:span></text:p>
          </draw:text-box>
        </draw:frame>
        <draw:frame draw:style-name="gr101" draw:text-style-name="P16" draw:layer="layout" svg:width="0.124cm" svg:height="0.162cm" draw:transform="rotate (-0.432841654494594) translate (1.966cm 34.425cm)">
          <draw:text-box>
            <text:p text:style-name="P10"><text:span text:style-name="T16">c</text:span></text:p>
          </draw:text-box>
        </draw:frame>
        <draw:frame draw:style-name="gr121" draw:text-style-name="P17" draw:layer="layout" svg:width="0.124cm" svg:height="0.166cm" draw:transform="rotate (-0.485899663755221) translate (2.023cm 34.456cm)">
          <draw:text-box>
            <text:p text:style-name="P10"><text:span text:style-name="T20">r</text:span></text:p>
          </draw:text-box>
        </draw:frame>
        <draw:frame draw:style-name="gr101" draw:text-style-name="P16" draw:layer="layout" svg:width="0.124cm" svg:height="0.162cm" draw:transform="rotate (-0.32951816277653) translate (2.049cm 34.471cm)">
          <draw:text-box>
            <text:p text:style-name="P10"><text:span text:style-name="T16">e</text:span></text:p>
          </draw:text-box>
        </draw:frame>
        <draw:frame draw:style-name="gr104" draw:text-style-name="P16" draw:layer="layout" svg:width="0.125cm" svg:height="0.162cm" draw:transform="rotate (-0.246265957456401) translate (2.098cm 34.488cm)">
          <draw:text-box>
            <text:p text:style-name="P10"><text:span text:style-name="T15">a</text:span></text:p>
          </draw:text-box>
        </draw:frame>
        <draw:frame draw:style-name="gr104" draw:text-style-name="P16" draw:layer="layout" svg:width="0.125cm" svg:height="0.162cm" draw:transform="rotate (-0.130725160974376) translate (2.147cm 34.501cm)">
          <draw:text-box>
            <text:p text:style-name="P10"><text:span text:style-name="T17">t</text:span></text:p>
          </draw:text-box>
        </draw:frame>
        <draw:frame draw:style-name="gr104" draw:text-style-name="P16" draw:layer="layout" svg:width="0.125cm" svg:height="0.162cm" draw:transform="rotate (0.222180413778878) translate (2.156cm 34.51cm)">
          <draw:text-box>
            <text:p text:style-name="P10"><text:span text:style-name="T15">i</text:span></text:p>
          </draw:text-box>
        </draw:frame>
        <draw:frame draw:style-name="gr138" draw:text-style-name="P16" draw:layer="layout" svg:width="0.159cm" svg:height="0.162cm" draw:transform="rotate (0.364773813666815) translate (2.175cm 34.504cm)">
          <draw:text-box>
            <text:p text:style-name="P10"><text:span text:style-name="T16">on</text:span></text:p>
          </draw:text-box>
        </draw:frame>
        <draw:frame draw:style-name="gr101" draw:text-style-name="P16" draw:layer="layout" svg:width="0.124cm" svg:height="0.162cm" draw:transform="rotate (0.364948346592014) translate (2.29cm 34.46cm)">
          <draw:text-box>
            <text:p text:style-name="P10"><text:span text:style-name="T16"><text:s/></text:span></text:p>
          </draw:text-box>
        </draw:frame>
        <draw:frame draw:style-name="gr101" draw:text-style-name="P16" draw:layer="layout" svg:width="0.124cm" svg:height="0.162cm" draw:transform="rotate (0.364773813666815) translate (2.318cm 34.45cm)">
          <draw:text-box>
            <text:p text:style-name="P10"><text:span text:style-name="T16"><text:s/></text:span></text:p>
          </draw:text-box>
        </draw:frame>
        <draw:frame draw:style-name="gr101" draw:text-style-name="P16" draw:layer="layout" svg:width="0.124cm" svg:height="0.162cm" draw:transform="rotate (0.364948346592014) translate (2.342cm 34.441cm)">
          <draw:text-box>
            <text:p text:style-name="P10"><text:span text:style-name="T16">T</text:span></text:p>
          </draw:text-box>
        </draw:frame>
        <draw:frame draw:style-name="gr101" draw:text-style-name="P16" draw:layer="layout" svg:width="0.124cm" svg:height="0.162cm" draw:transform="rotate (0.364773813666815) translate (2.389cm 34.423cm)">
          <draw:text-box>
            <text:p text:style-name="P10"><text:span text:style-name="T16">r</text:span></text:p>
          </draw:text-box>
        </draw:frame>
        <draw:frame draw:style-name="gr101" draw:text-style-name="P16" draw:layer="layout" svg:width="0.124cm" svg:height="0.162cm" draw:transform="rotate (0.364773813666815) translate (2.428cm 34.408cm)">
          <draw:text-box>
            <text:p text:style-name="P10"><text:span text:style-name="T16">a</text:span></text:p>
          </draw:text-box>
        </draw:frame>
        <draw:frame draw:style-name="gr101" draw:text-style-name="P16" draw:layer="layout" svg:width="0.124cm" svg:height="0.162cm" draw:transform="rotate (0.364773813666815) translate (2.484cm 34.386cm)">
          <draw:text-box>
            <text:p text:style-name="P10"><text:span text:style-name="T16">il</text:span></text:p>
          </draw:text-box>
        </draw:frame>
        <draw:frame draw:style-name="gr139" draw:text-style-name="P12" draw:layer="layout" svg:width="0.485cm" svg:height="0.175cm" svg:x="9.305cm" svg:y="11.337cm">
          <draw:text-box>
            <text:p text:style-name="P10"><text:span text:style-name="T44">Brown <text:s/></text:span></text:p>
          </draw:text-box>
        </draw:frame>
        <draw:frame draw:style-name="gr140" draw:text-style-name="P12" draw:layer="layout" svg:width="0.527cm" svg:height="0.175cm" svg:x="10.595cm" svg:y="11.761cm">
          <draw:text-box>
            <text:p text:style-name="P10"><text:span text:style-name="T44">Harmon</text:span></text:p>
          </draw:text-box>
        </draw:frame>
        <draw:frame draw:style-name="gr141" draw:text-style-name="P11" draw:layer="layout" svg:width="0.396cm" svg:height="0.183cm" draw:transform="rotate (1.5707963267949) translate (11.801cm 12.552cm)">
          <draw:text-box>
            <text:p text:style-name="P10"><text:span text:style-name="T45">Lapeer</text:span></text:p>
          </draw:text-box>
        </draw:frame>
        <draw:frame draw:style-name="gr142" draw:text-style-name="P11" draw:layer="layout" svg:width="0.629cm" svg:height="0.183cm" draw:transform="rotate (1.5707963267949) translate (7.062cm 14.065cm)">
          <draw:text-box>
            <text:p text:style-name="P10"><text:span text:style-name="T46">Scott Lake</text:span></text:p>
          </draw:text-box>
        </draw:frame>
        <draw:frame draw:style-name="gr143" draw:text-style-name="P12" draw:layer="layout" svg:width="0.134cm" svg:height="0.175cm" draw:transform="rotate (-0.222180413778879) translate (8.7cm 13.7cm)">
          <draw:text-box>
            <text:p text:style-name="P10"><text:span text:style-name="T47"><text:s/></text:span></text:p>
          </draw:text-box>
        </draw:frame>
        <draw:frame draw:style-name="gr143" draw:text-style-name="P12" draw:layer="layout" svg:width="0.134cm" svg:height="0.175cm" draw:transform="rotate (-0.233001455141243) translate (8.742cm 13.709cm)">
          <draw:text-box>
            <text:p text:style-name="P10"><text:span text:style-name="T47">K</text:span></text:p>
          </draw:text-box>
        </draw:frame>
        <draw:frame draw:style-name="gr143" draw:text-style-name="P12" draw:layer="layout" svg:width="0.134cm" svg:height="0.175cm" draw:transform="rotate (-0.247487687932797) translate (8.825cm 13.729cm)">
          <draw:text-box>
            <text:p text:style-name="P10"><text:span text:style-name="T47">e</text:span></text:p>
          </draw:text-box>
        </draw:frame>
        <draw:frame draw:style-name="gr143" draw:text-style-name="P12" draw:layer="layout" svg:width="0.134cm" svg:height="0.175cm" draw:transform="rotate (-0.26476644752754) translate (8.903cm 13.748cm)">
          <draw:text-box>
            <text:p text:style-name="P10"><text:span text:style-name="T47">n</text:span></text:p>
          </draw:text-box>
        </draw:frame>
        <draw:frame draw:style-name="gr143" draw:text-style-name="P12" draw:layer="layout" svg:width="0.134cm" svg:height="0.175cm" draw:transform="rotate (-0.287979326579064) translate (8.983cm 13.77cm)">
          <draw:text-box>
            <text:p text:style-name="P10"><text:span text:style-name="T47">n</text:span></text:p>
          </draw:text-box>
        </draw:frame>
        <draw:frame draw:style-name="gr143" draw:text-style-name="P12" draw:layer="layout" svg:width="0.134cm" svg:height="0.175cm" draw:transform="rotate (-0.32323497746935) translate (9.066cm 13.795cm)">
          <draw:text-box>
            <text:p text:style-name="P10"><text:span text:style-name="T47">e</text:span></text:p>
          </draw:text-box>
        </draw:frame>
        <draw:frame draw:style-name="gr143" draw:text-style-name="P12" draw:layer="layout" svg:width="0.134cm" svg:height="0.175cm" draw:transform="rotate (-0.370358867273197) translate (9.147cm 13.822cm)">
          <draw:text-box>
            <text:p text:style-name="P10"><text:span text:style-name="T48">t</text:span></text:p>
          </draw:text-box>
        </draw:frame>
        <draw:frame draw:style-name="gr144" draw:text-style-name="P12" draw:layer="layout" svg:width="0.133cm" svg:height="0.179cm" draw:transform="rotate (-0.434936049596988) translate (9.201cm 13.844cm)">
          <draw:text-box>
            <text:p text:style-name="P10"><text:span text:style-name="T48">t</text:span></text:p>
          </draw:text-box>
        </draw:frame>
        <draw:frame draw:style-name="gr145" draw:text-style-name="P12" draw:layer="layout" svg:width="0.607cm" svg:height="0.175cm" svg:x="8.627cm" svg:y="13.299cm">
          <draw:text-box>
            <text:p text:style-name="P10"><text:span text:style-name="T44">Columbia</text:span></text:p>
          </draw:text-box>
        </draw:frame>
        <draw:frame draw:style-name="gr146" draw:text-style-name="P12" draw:layer="layout" svg:width="0.717cm" svg:height="0.175cm" svg:x="9.985cm" svg:y="13.318cm">
          <draw:text-box>
            <text:p text:style-name="P10"><text:span text:style-name="T49">E. Columbia</text:span></text:p>
          </draw:text-box>
        </draw:frame>
        <draw:frame draw:style-name="gr147" draw:text-style-name="P11" draw:layer="layout" svg:width="0.527cm" svg:height="0.183cm" draw:transform="rotate (1.5707963267949) translate (9.254cm 13.81cm)">
          <draw:text-box>
            <text:p text:style-name="P10"><text:span text:style-name="T45">Baldwin <text:s/></text:span></text:p>
          </draw:text-box>
        </draw:frame>
        <draw:frame draw:style-name="gr147" draw:text-style-name="P11" draw:layer="layout" svg:width="0.527cm" svg:height="0.183cm" draw:transform="rotate (1.5707963267949) translate (8.807cm 12.539cm)">
          <draw:text-box>
            <text:p text:style-name="P10"><text:span text:style-name="T45">Baldwin <text:s/></text:span></text:p>
          </draw:text-box>
        </draw:frame>
        <draw:frame draw:style-name="gr148" draw:text-style-name="P13" draw:layer="layout" svg:width="0.332cm" svg:height="0.183cm" draw:transform="rotate (0.982969434723206) translate (10.999cm 13.444cm)">
          <draw:text-box>
            <text:p text:style-name="P10"><text:span text:style-name="T50">Perry</text:span></text:p>
          </draw:text-box>
        </draw:frame>
        <draw:frame draw:style-name="gr149" draw:text-style-name="P11" draw:layer="layout" svg:width="0.455cm" svg:height="0.183cm" draw:transform="rotate (1.5707963267949) translate (9.904cm 14.114cm)">
          <draw:text-box>
            <text:p text:style-name="P10"><text:span text:style-name="T46">Joslyn <text:s/></text:span></text:p>
          </draw:text-box>
        </draw:frame>
        <draw:frame draw:style-name="gr150" draw:text-style-name="P12" draw:layer="layout" svg:width="0.756cm" svg:height="0.175cm" svg:x="11.126cm" svg:y="12.957cm">
          <draw:text-box>
            <text:p text:style-name="P10"><text:span text:style-name="T49">Walton Blvd.</text:span></text:p>
          </draw:text-box>
        </draw:frame>
        <draw:frame draw:style-name="gr151" draw:text-style-name="P11" draw:layer="layout" svg:width="0.362cm" svg:height="0.183cm" draw:transform="rotate (1.5707963267949) translate (8.227cm 13.762cm)">
          <draw:text-box>
            <text:p text:style-name="P10"><text:span text:style-name="T51">Cherry</text:span></text:p>
          </draw:text-box>
        </draw:frame>
        <draw:frame draw:style-name="gr152" draw:text-style-name="P11" draw:layer="layout" svg:width="0.176cm" svg:height="0.183cm" draw:transform="rotate (1.5707963267949) translate (8.343cm 13.762cm)">
          <draw:text-box>
            <text:p text:style-name="P10"><text:span text:style-name="T51">Hill</text:span></text:p>
          </draw:text-box>
        </draw:frame>
        <draw:frame draw:style-name="gr153" draw:text-style-name="P13" draw:layer="layout" svg:width="0.117cm" svg:height="0.183cm" draw:transform="rotate (0.933751149816966) translate (9.939cm 12.551cm)">
          <draw:text-box>
            <text:p text:style-name="P10"><text:span text:style-name="T52"><text:s/></text:span></text:p>
          </draw:text-box>
        </draw:frame>
        <draw:frame draw:style-name="gr153" draw:text-style-name="P13" draw:layer="layout" svg:width="0.117cm" svg:height="0.183cm" draw:transform="rotate (0.974068255538035) translate (9.958cm 12.525cm)">
          <draw:text-box>
            <text:p text:style-name="P10"><text:span text:style-name="T52">J</text:span></text:p>
          </draw:text-box>
        </draw:frame>
        <draw:frame draw:style-name="gr154" draw:text-style-name="P13" draw:layer="layout" svg:width="0.116cm" svg:height="0.183cm" draw:transform="rotate (1.045801287795) translate (9.993cm 12.475cm)">
          <draw:text-box>
            <text:p text:style-name="P10"><text:span text:style-name="T53">o</text:span></text:p>
          </draw:text-box>
        </draw:frame>
        <draw:frame draw:style-name="gr154" draw:text-style-name="P13" draw:layer="layout" svg:width="0.116cm" svg:height="0.183cm" draw:transform="rotate (1.1377801393751) translate (10.024cm 12.422cm)">
          <draw:text-box>
            <text:p text:style-name="P10"><text:span text:style-name="T53">s</text:span></text:p>
          </draw:text-box>
        </draw:frame>
        <draw:frame draw:style-name="gr155" draw:text-style-name="P11" draw:layer="layout" svg:width="0.115cm" svg:height="0.183cm" draw:transform="rotate (1.21631995571485) translate (10.045cm 12.376cm)">
          <draw:text-box>
            <text:p text:style-name="P10"><text:span text:style-name="T54">l</text:span></text:p>
          </draw:text-box>
        </draw:frame>
        <draw:frame draw:style-name="gr155" draw:text-style-name="P11" draw:layer="layout" svg:width="0.115cm" svg:height="0.183cm" draw:transform="rotate (1.31493105845253) translate (10.053cm 12.357cm)">
          <draw:text-box>
            <text:p text:style-name="P10"><text:span text:style-name="T54">y</text:span></text:p>
          </draw:text-box>
        </draw:frame>
        <draw:frame draw:style-name="gr155" draw:text-style-name="P11" draw:layer="layout" svg:width="0.115cm" svg:height="0.183cm" draw:transform="rotate (1.49330370800635) translate (10.066cm 12.313cm)">
          <draw:text-box>
            <text:p text:style-name="P10"><text:span text:style-name="T51">n</text:span></text:p>
          </draw:text-box>
        </draw:frame>
        <draw:frame draw:style-name="gr156" draw:text-style-name="P12" draw:layer="layout" svg:width="1.323cm" svg:height="0.175cm" svg:x="9.084cm" svg:y="11.92cm">
          <draw:text-box>
            <text:p text:style-name="P10"><text:span text:style-name="T55">Great Lakes Crossing Dr.</text:span></text:p>
          </draw:text-box>
        </draw:frame>
        <draw:frame draw:style-name="gr144" draw:text-style-name="P12" draw:layer="layout" svg:width="0.133cm" svg:height="0.179cm" draw:transform="rotate (0.501258561172771) translate (11.769cm 13.47cm)">
          <draw:text-box>
            <text:p text:style-name="P10"><text:span text:style-name="T56"><text:s/></text:span></text:p>
          </draw:text-box>
        </draw:frame>
        <draw:frame draw:style-name="gr144" draw:text-style-name="P12" draw:layer="layout" svg:width="0.133cm" svg:height="0.179cm" draw:transform="rotate (0.512952267161133) translate (11.802cm 13.452cm)">
          <draw:text-box>
            <text:p text:style-name="P10"><text:span text:style-name="T56"><text:s/></text:span></text:p>
          </draw:text-box>
        </draw:frame>
        <draw:frame draw:style-name="gr144" draw:text-style-name="P12" draw:layer="layout" svg:width="0.133cm" svg:height="0.179cm" draw:transform="rotate (0.518362787842316) translate (11.836cm 13.433cm)">
          <draw:text-box>
            <text:p text:style-name="P10"><text:span text:style-name="T56"><text:s/></text:span></text:p>
          </draw:text-box>
        </draw:frame>
        <draw:frame draw:style-name="gr144" draw:text-style-name="P12" draw:layer="layout" svg:width="0.133cm" svg:height="0.179cm" draw:transform="rotate (0.523424242673099) translate (11.871cm 13.413cm)">
          <draw:text-box>
            <text:p text:style-name="P10"><text:span text:style-name="T56">U</text:span></text:p>
          </draw:text-box>
        </draw:frame>
        <draw:frame draw:style-name="gr144" draw:text-style-name="P12" draw:layer="layout" svg:width="0.133cm" svg:height="0.179cm" draw:transform="rotate (0.527089434102287) translate (11.953cm 13.366cm)">
          <draw:text-box>
            <text:p text:style-name="P10"><text:span text:style-name="T56">n</text:span></text:p>
          </draw:text-box>
        </draw:frame>
        <draw:frame draw:style-name="gr144" draw:text-style-name="P12" draw:layer="layout" svg:width="0.133cm" svg:height="0.179cm" draw:transform="rotate (0.528834763354282) translate (12.02cm 13.327cm)">
          <draw:text-box>
            <text:p text:style-name="P10"><text:span text:style-name="T56">i</text:span></text:p>
          </draw:text-box>
        </draw:frame>
        <draw:frame draw:style-name="gr144" draw:text-style-name="P12" draw:layer="layout" svg:width="0.133cm" svg:height="0.179cm" draw:transform="rotate (0.530056493830678) translate (12.047cm 13.311cm)">
          <draw:text-box>
            <text:p text:style-name="P10"><text:span text:style-name="T56">v</text:span></text:p>
          </draw:text-box>
        </draw:frame>
        <draw:frame draw:style-name="gr143" draw:text-style-name="P12" draw:layer="layout" svg:width="0.134cm" svg:height="0.175cm" draw:transform="rotate (0.355523568631245) translate (12.13cm 13.262cm)">
          <draw:text-box>
            <text:p text:style-name="P10"><text:span text:style-name="T48">e</text:span></text:p>
          </draw:text-box>
        </draw:frame>
        <draw:frame draw:style-name="gr143" draw:text-style-name="P12" draw:layer="layout" svg:width="0.134cm" svg:height="0.175cm" draw:transform="rotate (0.2155481626213) translate (12.222cm 13.231cm)">
          <draw:text-box>
            <text:p text:style-name="P10"><text:span text:style-name="T47">r</text:span></text:p>
          </draw:text-box>
        </draw:frame>
        <draw:frame draw:style-name="gr157" draw:text-style-name="P12" draw:layer="layout" svg:width="0.135cm" svg:height="0.175cm" draw:transform="rotate (0.143640597439133) translate (12.28cm 13.218cm)">
          <draw:text-box>
            <text:p text:style-name="P10"><text:span text:style-name="T44">s</text:span></text:p>
          </draw:text-box>
        </draw:frame>
        <draw:frame draw:style-name="gr157" draw:text-style-name="P12" draw:layer="layout" svg:width="0.135cm" svg:height="0.175cm" draw:transform="rotate (0.102101761241668) translate (12.353cm 13.208cm)">
          <draw:text-box>
            <text:p text:style-name="P10"><text:span text:style-name="T44">i</text:span></text:p>
          </draw:text-box>
        </draw:frame>
        <draw:frame draw:style-name="gr157" draw:text-style-name="P12" draw:layer="layout" svg:width="0.135cm" svg:height="0.175cm" draw:transform="rotate (0.0759218224617533) translate (12.389cm 13.204cm)">
          <draw:text-box>
            <text:p text:style-name="P10"><text:span text:style-name="T44">t</text:span></text:p>
          </draw:text-box>
        </draw:frame>
        <draw:frame draw:style-name="gr157" draw:text-style-name="P12" draw:layer="layout" svg:width="0.135cm" svg:height="0.175cm" draw:transform="rotate (0.0441568300754565) translate (12.44cm 13.2cm)">
          <draw:text-box>
            <text:p text:style-name="P10"><text:span text:style-name="T44">y</text:span></text:p>
          </draw:text-box>
        </draw:frame>
        <draw:frame draw:style-name="gr144" draw:text-style-name="P12" draw:layer="layout" svg:width="0.133cm" svg:height="0.179cm" draw:transform="rotate (-0.438775773951375) translate (7.425cm 13.171cm)">
          <draw:text-box>
            <text:p text:style-name="P10"><text:span text:style-name="T48">D</text:span></text:p>
          </draw:text-box>
        </draw:frame>
        <draw:frame draw:style-name="gr158" draw:text-style-name="P12" draw:layer="layout" svg:width="0.132cm" svg:height="0.179cm" draw:transform="rotate (-0.59411007737887) translate (7.528cm 13.226cm)">
          <draw:text-box>
            <text:p text:style-name="P10"><text:span text:style-name="T57">i</text:span></text:p>
          </draw:text-box>
        </draw:frame>
        <draw:frame draw:style-name="gr158" draw:text-style-name="P12" draw:layer="layout" svg:width="0.132cm" svg:height="0.179cm" draw:transform="rotate (-0.636172512351933) translate (7.559cm 13.247cm)">
          <draw:text-box>
            <text:p text:style-name="P10"><text:span text:style-name="T57">x</text:span></text:p>
          </draw:text-box>
        </draw:frame>
        <draw:frame draw:style-name="gr158" draw:text-style-name="P13" draw:layer="layout" svg:width="0.132cm" svg:height="0.179cm" draw:transform="rotate (-0.659908990179057) translate (7.616cm 13.289cm)">
          <draw:text-box>
            <text:p text:style-name="P10"><text:span text:style-name="T58">i</text:span></text:p>
          </draw:text-box>
        </draw:frame>
        <draw:frame draw:style-name="gr158" draw:text-style-name="P13" draw:layer="layout" svg:width="0.132cm" svg:height="0.179cm" draw:transform="rotate (-0.677187749773801) translate (7.643cm 13.309cm)">
          <draw:text-box>
            <text:p text:style-name="P10"><text:span text:style-name="T58">e</text:span></text:p>
          </draw:text-box>
        </draw:frame>
        <draw:frame draw:style-name="gr158" draw:text-style-name="P13" draw:layer="layout" svg:width="0.132cm" svg:height="0.179cm" draw:transform="rotate (-0.690626785014156) translate (7.703cm 13.358cm)">
          <draw:text-box>
            <text:p text:style-name="P10"><text:span text:style-name="T59"><text:s/></text:span></text:p>
          </draw:text-box>
        </draw:frame>
        <draw:frame draw:style-name="gr158" draw:text-style-name="P13" draw:layer="layout" svg:width="0.132cm" svg:height="0.179cm" draw:transform="rotate (-0.703367688553716) translate (7.735cm 13.384cm)">
          <draw:text-box>
            <text:p text:style-name="P10"><text:span text:style-name="T59">H</text:span></text:p>
          </draw:text-box>
        </draw:frame>
        <draw:frame draw:style-name="gr159" draw:text-style-name="P13" draw:layer="layout" svg:width="0.131cm" svg:height="0.179cm" draw:transform="rotate (-0.728849495632832) translate (7.81cm 13.447cm)">
          <draw:text-box>
            <text:p text:style-name="P10"><text:span text:style-name="T59">w</text:span></text:p>
          </draw:text-box>
        </draw:frame>
        <draw:frame draw:style-name="gr159" draw:text-style-name="P13" draw:layer="layout" svg:width="0.131cm" svg:height="0.179cm" draw:transform="rotate (-0.774577122035084) translate (7.892cm 13.521cm)">
          <draw:text-box>
            <text:p text:style-name="P10"><text:span text:style-name="T59">y</text:span></text:p>
          </draw:text-box>
        </draw:frame>
        <draw:frame draw:style-name="gr159" draw:text-style-name="P13" draw:layer="layout" svg:width="0.131cm" svg:height="0.179cm" draw:transform="rotate (-0.825017137417719) translate (7.947cm 13.575cm)">
          <draw:text-box>
            <text:p text:style-name="P10"><text:span text:style-name="T59">.</text:span></text:p>
          </draw:text-box>
        </draw:frame>
        <draw:frame draw:style-name="gr160" draw:text-style-name="P13" draw:layer="layout" svg:width="0.332cm" svg:height="0.179cm" draw:transform="rotate (0.866730506540384) translate (9.88cm 14.407cm)">
          <draw:text-box>
            <text:p text:style-name="P10"><text:span text:style-name="T60">Perry</text:span></text:p>
          </draw:text-box>
        </draw:frame>
        <draw:frame draw:style-name="gr161" draw:text-style-name="P12" draw:layer="layout" svg:width="0.713cm" svg:height="0.175cm" svg:x="10.73cm" svg:y="14.427cm">
          <draw:text-box>
            <text:p text:style-name="P10"><text:span text:style-name="T55">Featherstone</text:span></text:p>
          </draw:text-box>
        </draw:frame>
        <draw:frame draw:style-name="gr162" draw:text-style-name="P12" draw:layer="layout" svg:width="0.26cm" svg:height="0.175cm" svg:x="10.072cm" svg:y="15.061cm">
          <draw:text-box>
            <text:p text:style-name="P10"><text:span text:style-name="T49">Pike</text:span></text:p>
          </draw:text-box>
        </draw:frame>
        <draw:frame draw:style-name="gr144" draw:text-style-name="P12" draw:layer="layout" svg:width="0.133cm" svg:height="0.179cm" draw:transform="rotate (0.543146463220636) translate (9.877cm 14.811cm)">
          <draw:text-box>
            <text:p text:style-name="P10"><text:span text:style-name="T56">U</text:span></text:p>
          </draw:text-box>
        </draw:frame>
        <draw:frame draw:style-name="gr144" draw:text-style-name="P12" draw:layer="layout" svg:width="0.133cm" svg:height="0.179cm" draw:transform="rotate (0.5541420375082) translate (9.957cm 14.763cm)">
          <draw:text-box>
            <text:p text:style-name="P10"><text:span text:style-name="T57">n</text:span></text:p>
          </draw:text-box>
        </draw:frame>
        <draw:frame draw:style-name="gr144" draw:text-style-name="P12" draw:layer="layout" svg:width="0.133cm" svg:height="0.179cm" draw:transform="rotate (0.559203492338983) translate (10.022cm 14.722cm)">
          <draw:text-box>
            <text:p text:style-name="P10"><text:span text:style-name="T57">i</text:span></text:p>
          </draw:text-box>
        </draw:frame>
        <draw:frame draw:style-name="gr144" draw:text-style-name="P12" draw:layer="layout" svg:width="0.133cm" svg:height="0.179cm" draw:transform="rotate (0.56339228254377) translate (10.049cm 14.706cm)">
          <draw:text-box>
            <text:p text:style-name="P10"><text:span text:style-name="T57">v</text:span></text:p>
          </draw:text-box>
        </draw:frame>
        <draw:frame draw:style-name="gr144" draw:text-style-name="P12" draw:layer="layout" svg:width="0.133cm" svg:height="0.179cm" draw:transform="rotate (0.568802803224952) translate (10.107cm 14.669cm)">
          <draw:text-box>
            <text:p text:style-name="P10"><text:span text:style-name="T57">e</text:span></text:p>
          </draw:text-box>
        </draw:frame>
        <draw:frame draw:style-name="gr144" draw:text-style-name="P12" draw:layer="layout" svg:width="0.133cm" svg:height="0.179cm" draw:transform="rotate (0.572817060504539) translate (10.171cm 14.628cm)">
          <draw:text-box>
            <text:p text:style-name="P10"><text:span text:style-name="T57">r</text:span></text:p>
          </draw:text-box>
        </draw:frame>
        <draw:frame draw:style-name="gr158" draw:text-style-name="P12" draw:layer="layout" svg:width="0.132cm" svg:height="0.179cm" draw:transform="rotate (0.576307719008527) translate (10.211cm 14.603cm)">
          <draw:text-box>
            <text:p text:style-name="P10"><text:span text:style-name="T57">s</text:span></text:p>
          </draw:text-box>
        </draw:frame>
        <draw:frame draw:style-name="gr158" draw:text-style-name="P12" draw:layer="layout" svg:width="0.132cm" svg:height="0.179cm" draw:transform="rotate (0.57857664703612) translate (10.266cm 14.567cm)">
          <draw:text-box>
            <text:p text:style-name="P10"><text:span text:style-name="T57">i</text:span></text:p>
          </draw:text-box>
        </draw:frame>
        <draw:frame draw:style-name="gr158" draw:text-style-name="P12" draw:layer="layout" svg:width="0.132cm" svg:height="0.179cm" draw:transform="rotate (0.580845575063713) translate (10.292cm 14.55cm)">
          <draw:text-box>
            <text:p text:style-name="P10"><text:span text:style-name="T57">t</text:span></text:p>
          </draw:text-box>
        </draw:frame>
        <draw:frame draw:style-name="gr158" draw:text-style-name="P12" draw:layer="layout" svg:width="0.132cm" svg:height="0.179cm" draw:transform="rotate (0.587303293296092) translate (10.329cm 14.525cm)">
          <draw:text-box>
            <text:p text:style-name="P10"><text:span text:style-name="T57">y</text:span></text:p>
          </draw:text-box>
        </draw:frame>
        <draw:frame draw:style-name="gr149" draw:text-style-name="P11" draw:layer="layout" svg:width="0.455cm" svg:height="0.183cm" draw:transform="rotate (1.5707963267949) translate (10.589cm 16.231cm)">
          <draw:text-box>
            <text:p text:style-name="P10"><text:span text:style-name="T61">M L King</text:span></text:p>
          </draw:text-box>
        </draw:frame>
        <draw:frame draw:style-name="gr163" draw:text-style-name="P12" draw:layer="layout" svg:width="0.383cm" svg:height="0.175cm" svg:x="7.727cm" svg:y="15.369cm">
          <draw:text-box>
            <text:p text:style-name="P10"><text:span text:style-name="T49">Huron</text:span></text:p>
          </draw:text-box>
        </draw:frame>
        <draw:frame draw:style-name="gr164" draw:text-style-name="P13" draw:layer="layout" svg:width="0.764cm" svg:height="0.179cm" draw:transform="rotate (-0.773878990334286) translate (8.714cm 14.102cm)">
          <draw:text-box>
            <text:p text:style-name="P10"><text:span text:style-name="T62">Cesar E. Chavez</text:span></text:p>
          </draw:text-box>
        </draw:frame>
        <draw:frame draw:style-name="gr165" draw:text-style-name="P13" draw:layer="layout" svg:width="0.286cm" svg:height="0.179cm" draw:transform="rotate (-0.773878990334286) translate (8.802cm 14.646cm)">
          <draw:text-box>
            <text:p text:style-name="P10"><text:span text:style-name="T63">Cass</text:span></text:p>
          </draw:text-box>
        </draw:frame>
        <draw:frame draw:style-name="gr166" draw:text-style-name="P12" draw:layer="layout" svg:width="0.514cm" svg:height="0.175cm" svg:x="8.396cm" svg:y="14.928cm">
          <draw:text-box>
            <text:p text:style-name="P10"><text:span text:style-name="T64">Elizabeth</text:span></text:p>
          </draw:text-box>
        </draw:frame>
        <draw:frame draw:style-name="gr167" draw:text-style-name="P12" draw:layer="layout" svg:width="0.12cm" svg:height="0.179cm" draw:transform="rotate (-0.473507826066062) translate (8.967cm 14.956cm)">
          <draw:text-box>
            <text:p text:style-name="P10"><text:span text:style-name="T65"><text:s/></text:span></text:p>
          </draw:text-box>
        </draw:frame>
        <draw:frame draw:style-name="gr167" draw:text-style-name="P12" draw:layer="layout" svg:width="0.12cm" svg:height="0.179cm" draw:transform="rotate (-0.484852466204025) translate (9.001cm 14.973cm)">
          <draw:text-box>
            <text:p text:style-name="P10"><text:span text:style-name="T65">L</text:span></text:p>
          </draw:text-box>
        </draw:frame>
        <draw:frame draw:style-name="gr167" draw:text-style-name="P12" draw:layer="layout" svg:width="0.12cm" svg:height="0.179cm" draw:transform="rotate (-0.486772328381219) translate (9.058cm 15.003cm)">
          <draw:text-box>
            <text:p text:style-name="P10"><text:span text:style-name="T65">a</text:span></text:p>
          </draw:text-box>
        </draw:frame>
        <draw:frame draw:style-name="gr167" draw:text-style-name="P12" draw:layer="layout" svg:width="0.12cm" svg:height="0.179cm" draw:transform="rotate (-0.483805268652829) translate (9.116cm 15.034cm)">
          <draw:text-box>
            <text:p text:style-name="P10"><text:span text:style-name="T65">k</text:span></text:p>
          </draw:text-box>
        </draw:frame>
        <draw:frame draw:style-name="gr167" draw:text-style-name="P12" draw:layer="layout" svg:width="0.12cm" svg:height="0.179cm" draw:transform="rotate (-0.476125819944053) translate (9.17cm 15.062cm)">
          <draw:text-box>
            <text:p text:style-name="P10"><text:span text:style-name="T65">e</text:span></text:p>
          </draw:text-box>
        </draw:frame>
        <draw:frame draw:style-name="gr168" draw:text-style-name="P11" draw:layer="layout" svg:width="0.128cm" svg:height="0.183cm" draw:transform="rotate (1.35873882267759) translate (11.549cm 14.409cm)">
          <draw:text-box>
            <text:p text:style-name="P10"><text:span text:style-name="T46">O</text:span></text:p>
          </draw:text-box>
        </draw:frame>
        <draw:frame draw:style-name="gr169" draw:text-style-name="P11" draw:layer="layout" svg:width="0.127cm" svg:height="0.183cm" draw:transform="rotate (1.49976142623873) translate (11.566cm 14.332cm)">
          <draw:text-box>
            <text:p text:style-name="P10"><text:span text:style-name="T46">p</text:span></text:p>
          </draw:text-box>
        </draw:frame>
        <draw:frame draw:style-name="gr169" draw:text-style-name="P11" draw:layer="layout" svg:width="0.127cm" svg:height="0.183cm" draw:transform="rotate (1.56416407563732) translate (11.57cm 14.263cm)">
          <draw:text-box>
            <text:p text:style-name="P10"><text:span text:style-name="T46">d</text:span></text:p>
          </draw:text-box>
        </draw:frame>
        <draw:frame draw:style-name="gr169" draw:text-style-name="P11" draw:layer="layout" svg:width="0.127cm" svg:height="0.183cm" draw:transform="rotate (1.58999494856683) translate (11.571cm 14.191cm)">
          <draw:text-box>
            <text:p text:style-name="P10"><text:span text:style-name="T46">y</text:span></text:p>
          </draw:text-box>
        </draw:frame>
        <draw:frame draw:style-name="gr169" draw:text-style-name="P11" draw:layer="layout" svg:width="0.127cm" svg:height="0.183cm" draw:transform="rotate (1.60989170203957) translate (11.57cm 14.127cm)">
          <draw:text-box>
            <text:p text:style-name="P10"><text:span text:style-name="T46">k</text:span></text:p>
          </draw:text-box>
        </draw:frame>
        <draw:frame draw:style-name="gr169" draw:text-style-name="P11" draw:layer="layout" svg:width="0.127cm" svg:height="0.183cm" draw:transform="rotate (1.62926485673671) translate (11.567cm 14.064cm)">
          <draw:text-box>
            <text:p text:style-name="P10"><text:span text:style-name="T46">e</text:span></text:p>
          </draw:text-box>
        </draw:frame>
        <draw:frame draw:style-name="gr169" draw:text-style-name="P11" draw:layer="layout" svg:width="0.127cm" svg:height="0.183cm" draw:transform="rotate (1.63781697007148) translate (11.563cm 13.993cm)">
          <draw:text-box>
            <text:p text:style-name="P10"><text:span text:style-name="T46"><text:s text:c="2"/></text:span></text:p>
          </draw:text-box>
        </draw:frame>
        <draw:frame draw:style-name="gr170" draw:text-style-name="P13" draw:layer="layout" svg:width="0.696cm" svg:height="0.179cm" draw:transform="rotate (-0.657290996301066) translate (8.803cm 16.593cm)">
          <draw:text-box>
            <text:p text:style-name="P10"><text:span text:style-name="T58">Telegraph <text:s/></text:span></text:p>
          </draw:text-box>
        </draw:frame>
        <draw:frame draw:style-name="gr171" draw:text-style-name="P12" draw:layer="layout" svg:width="0.794cm" svg:height="0.175cm" svg:x="12.619cm" svg:y="16.285cm">
          <draw:text-box>
            <text:p text:style-name="P10"><text:span text:style-name="T44"><text:s/></text:span><text:span text:style-name="T44">South <text:s/>Blvd.</text:span></text:p>
          </draw:text-box>
        </draw:frame>
        <draw:frame draw:style-name="gr172" draw:text-style-name="P12" draw:layer="layout" svg:width="0.569cm" svg:height="0.175cm" svg:x="11.219cm" svg:y="16.34cm">
          <draw:text-box>
            <text:p text:style-name="P10"><text:span text:style-name="T66"><text:s/></text:span><text:span text:style-name="T66">South Blvd.</text:span></text:p>
          </draw:text-box>
        </draw:frame>
        <draw:frame draw:style-name="gr173" draw:text-style-name="P11" draw:layer="layout" svg:width="0.476cm" svg:height="0.183cm" draw:transform="rotate (1.5707963267949) translate (11.382cm 15.275cm)">
          <draw:text-box>
            <text:p text:style-name="P10"><text:span text:style-name="T51">Opdyke <text:s/></text:span></text:p>
          </draw:text-box>
        </draw:frame>
        <draw:frame draw:style-name="gr174" draw:text-style-name="P12" draw:layer="layout" svg:width="0.48cm" svg:height="0.175cm" svg:x="13.73cm" svg:y="15.475cm">
          <draw:text-box>
            <text:p text:style-name="P10"><text:span text:style-name="T44">Auburn</text:span></text:p>
          </draw:text-box>
        </draw:frame>
        <draw:frame draw:style-name="gr175" draw:text-style-name="P11" draw:layer="layout" svg:width="0.468cm" svg:height="0.183cm" draw:transform="rotate (1.5707963267949) translate (12.419cm 18.427cm)">
          <draw:text-box>
            <text:p text:style-name="P10"><text:span text:style-name="T46">Squirrel</text:span></text:p>
          </draw:text-box>
        </draw:frame>
        <draw:frame draw:style-name="gr175" draw:text-style-name="P11" draw:layer="layout" svg:width="0.468cm" svg:height="0.183cm" draw:transform="rotate (1.5707963267949) translate (12.419cm 18.427cm)">
          <draw:text-box>
            <text:p text:style-name="P10"><text:span text:style-name="T46">Squirrel</text:span></text:p>
          </draw:text-box>
        </draw:frame>
        <draw:frame draw:style-name="gr175" draw:text-style-name="P11" draw:layer="layout" svg:width="0.468cm" svg:height="0.183cm" draw:transform="rotate (1.5707963267949) translate (12.676cm 15.314cm)">
          <draw:text-box>
            <text:p text:style-name="P10"><text:span text:style-name="T46">Squirrel</text:span></text:p>
          </draw:text-box>
        </draw:frame>
        <draw:frame draw:style-name="gr176" draw:text-style-name="P12" draw:layer="layout" svg:width="0.476cm" svg:height="0.175cm" svg:x="10.706cm" svg:y="15.393cm">
          <draw:text-box>
            <text:p text:style-name="P10"><text:span text:style-name="T64">Auburn <text:s/></text:span></text:p>
          </draw:text-box>
        </draw:frame>
        <draw:frame draw:style-name="gr177" draw:text-style-name="P12" draw:layer="layout" svg:width="0.637cm" svg:height="0.175cm" svg:x="12.098cm" svg:y="14.348cm">
          <draw:text-box>
            <text:p text:style-name="P10"><text:span text:style-name="T55">Chrysler Dr.</text:span></text:p>
          </draw:text-box>
        </draw:frame>
        <draw:frame draw:style-name="gr178" draw:text-style-name="P11" draw:layer="layout" svg:width="0.37cm" svg:height="0.183cm" draw:transform="rotate (1.5707963267949) translate (13.62cm 14.329cm)">
          <draw:text-box>
            <text:p text:style-name="P10"><text:span text:style-name="T51">Adams</text:span></text:p>
          </draw:text-box>
        </draw:frame>
        <draw:frame draw:style-name="gr179" draw:text-style-name="P12" draw:layer="layout" svg:width="0.163cm" svg:height="0.179cm" draw:transform="rotate (0.416435559525847) translate (6.975cm 16.874cm)">
          <draw:text-box>
            <text:p text:style-name="P10"><text:span text:style-name="T48">Or</text:span></text:p>
          </draw:text-box>
        </draw:frame>
        <draw:frame draw:style-name="gr180" draw:text-style-name="P12" draw:layer="layout" svg:width="0.134cm" svg:height="0.179cm" draw:transform="rotate (0.416435559525847) translate (7.107cm 16.815cm)">
          <draw:text-box>
            <text:p text:style-name="P10"><text:span text:style-name="T48">c</text:span></text:p>
          </draw:text-box>
        </draw:frame>
        <draw:frame draw:style-name="gr181" draw:text-style-name="P12" draw:layer="layout" svg:width="0.336cm" svg:height="0.179cm" draw:transform="rotate (0.416435559525847) translate (7.173cm 16.786cm)">
          <draw:text-box>
            <text:p text:style-name="P10"><text:span text:style-name="T48">hard </text:span></text:p>
          </draw:text-box>
        </draw:frame>
        <draw:frame draw:style-name="gr182" draw:text-style-name="P12" draw:layer="layout" svg:width="0.222cm" svg:height="0.179cm" draw:transform="rotate (0.416435559525847) translate (7.465cm 16.657cm)">
          <draw:text-box>
            <text:p text:style-name="P10"><text:span text:style-name="T48">Lak</text:span></text:p>
          </draw:text-box>
        </draw:frame>
        <draw:frame draw:style-name="gr180" draw:text-style-name="P12" draw:layer="layout" svg:width="0.134cm" svg:height="0.179cm" draw:transform="rotate (0.416435559525847) translate (7.663cm 16.57cm)">
          <draw:text-box>
            <text:p text:style-name="P10"><text:span text:style-name="T48">e</text:span></text:p>
          </draw:text-box>
        </draw:frame>
        <draw:frame draw:style-name="gr180" draw:text-style-name="P12" draw:layer="layout" svg:width="0.134cm" svg:height="0.179cm" draw:transform="rotate (0.416610092451047) translate (7.733cm 16.539cm)">
          <draw:text-box>
            <text:p text:style-name="P10"><text:span text:style-name="T48"><text:s text:c="2"/></text:span></text:p>
          </draw:text-box>
        </draw:frame>
        <draw:frame draw:style-name="gr144" draw:text-style-name="P12" draw:layer="layout" svg:width="0.133cm" svg:height="0.179cm" draw:transform="rotate (-0.570373599551747) translate (8.271cm 18.088cm)">
          <draw:text-box>
            <text:p text:style-name="P10"><text:span text:style-name="T57">L</text:span></text:p>
          </draw:text-box>
        </draw:frame>
        <draw:frame draw:style-name="gr159" draw:text-style-name="P13" draw:layer="layout" svg:width="0.131cm" svg:height="0.179cm" draw:transform="rotate (-0.739670536995196) translate (8.353cm 18.142cm)">
          <draw:text-box>
            <text:p text:style-name="P10"><text:span text:style-name="T59">o</text:span></text:p>
          </draw:text-box>
        </draw:frame>
        <draw:frame draw:style-name="gr158" draw:text-style-name="P12" draw:layer="layout" svg:width="0.132cm" svg:height="0.179cm" draw:transform="rotate (-0.588699556697688) translate (8.394cm 18.184cm)">
          <draw:text-box>
            <text:p text:style-name="P10"><text:span text:style-name="T57">n</text:span></text:p>
          </draw:text-box>
        </draw:frame>
        <draw:frame draw:style-name="gr144" draw:text-style-name="P12" draw:layer="layout" svg:width="0.133cm" svg:height="0.179cm" draw:transform="rotate (-0.443837228782158) translate (8.444cm 18.218cm)">
          <draw:text-box>
            <text:p text:style-name="P10"><text:span text:style-name="T48">g</text:span></text:p>
          </draw:text-box>
        </draw:frame>
        <draw:frame draw:style-name="gr143" draw:text-style-name="P12" draw:layer="layout" svg:width="0.134cm" svg:height="0.175cm" draw:transform="rotate (-0.365471945367613) translate (8.506cm 18.247cm)">
          <draw:text-box>
            <text:p text:style-name="P10"><text:span text:style-name="T48"><text:s/></text:span></text:p>
          </draw:text-box>
        </draw:frame>
        <draw:frame draw:style-name="gr143" draw:text-style-name="P12" draw:layer="layout" svg:width="0.134cm" svg:height="0.175cm" draw:transform="rotate (-0.306828882500603) translate (8.537cm 18.26cm)">
          <draw:text-box>
            <text:p text:style-name="P10"><text:span text:style-name="T47">L</text:span></text:p>
          </draw:text-box>
        </draw:frame>
        <draw:frame draw:style-name="gr143" draw:text-style-name="P12" draw:layer="layout" svg:width="0.134cm" svg:height="0.175cm" draw:transform="rotate (-0.246265957456401) translate (8.599cm 18.28cm)">
          <draw:text-box>
            <text:p text:style-name="P10"><text:span text:style-name="T47">a</text:span></text:p>
          </draw:text-box>
        </draw:frame>
        <draw:frame draw:style-name="gr157" draw:text-style-name="P12" draw:layer="layout" svg:width="0.135cm" svg:height="0.175cm" draw:transform="rotate (-0.198618468876955) translate (8.665cm 18.296cm)">
          <draw:text-box>
            <text:p text:style-name="P10"><text:span text:style-name="T47">k</text:span></text:p>
          </draw:text-box>
        </draw:frame>
        <draw:frame draw:style-name="gr157" draw:text-style-name="P12" draw:layer="layout" svg:width="0.135cm" svg:height="0.175cm" draw:transform="rotate (-0.158126830230686) translate (8.729cm 18.309cm)">
          <draw:text-box>
            <text:p text:style-name="P10"><text:span text:style-name="T47">e</text:span></text:p>
          </draw:text-box>
        </draw:frame>
        <draw:frame draw:style-name="gr157" draw:text-style-name="P12" draw:layer="layout" svg:width="0.135cm" svg:height="0.175cm" draw:transform="rotate (-0.130201562198777) translate (8.802cm 18.321cm)">
          <draw:text-box>
            <text:p text:style-name="P10"><text:span text:style-name="T44"><text:s/></text:span></text:p>
          </draw:text-box>
        </draw:frame>
        <draw:frame draw:style-name="gr157" draw:text-style-name="P12" draw:layer="layout" svg:width="0.135cm" svg:height="0.175cm" draw:transform="rotate (-0.113097335529233) translate (8.84cm 18.326cm)">
          <draw:text-box>
            <text:p text:style-name="P10"><text:span text:style-name="T44"><text:s/></text:span></text:p>
          </draw:text-box>
        </draw:frame>
        <draw:frame draw:style-name="gr183" draw:text-style-name="P12" draw:layer="layout" svg:width="0.497cm" svg:height="0.175cm" svg:x="5.317cm" svg:y="20.096cm">
          <draw:text-box>
            <text:p text:style-name="P10"><text:span text:style-name="T44"><text:s/></text:span><text:span text:style-name="T44">Maple <text:s/></text:span></text:p>
          </draw:text-box>
        </draw:frame>
        <draw:frame draw:style-name="gr184" draw:text-style-name="P12" draw:layer="layout" svg:width="0.641cm" svg:height="0.175cm" svg:x="8.664cm" svg:y="19.37cm">
          <draw:text-box>
            <text:p text:style-name="P10"><text:span text:style-name="T44">Quarton <text:s text:c="2"/></text:span></text:p>
          </draw:text-box>
        </draw:frame>
        <draw:frame draw:style-name="gr157" draw:text-style-name="P12" draw:layer="layout" svg:width="0.135cm" svg:height="0.175cm" draw:transform="rotate (0.0329867228626928) translate (6.57cm 18.675cm)">
          <draw:text-box>
            <text:p text:style-name="P10"><text:span text:style-name="T44"><text:s/></text:span></text:p>
          </draw:text-box>
        </draw:frame>
        <draw:frame draw:style-name="gr157" draw:text-style-name="P12" draw:layer="layout" svg:width="0.135cm" svg:height="0.175cm" draw:transform="rotate (0.0575958653158129) translate (6.608cm 18.674cm)">
          <draw:text-box>
            <text:p text:style-name="P10"><text:span text:style-name="T44">L</text:span></text:p>
          </draw:text-box>
        </draw:frame>
        <draw:frame draw:style-name="gr157" draw:text-style-name="P12" draw:layer="layout" svg:width="0.135cm" svg:height="0.175cm" draw:transform="rotate (0.0862192650485199) translate (6.676cm 18.67cm)">
          <draw:text-box>
            <text:p text:style-name="P10"><text:span text:style-name="T44">o</text:span></text:p>
          </draw:text-box>
        </draw:frame>
        <draw:frame draw:style-name="gr157" draw:text-style-name="P12" draw:layer="layout" svg:width="0.135cm" svg:height="0.175cm" draw:transform="rotate (0.118507856210415) translate (6.75cm 18.664cm)">
          <draw:text-box>
            <text:p text:style-name="P10"><text:span text:style-name="T44">n</text:span></text:p>
          </draw:text-box>
        </draw:frame>
        <draw:frame draw:style-name="gr157" draw:text-style-name="P12" draw:layer="layout" svg:width="0.135cm" svg:height="0.175cm" draw:transform="rotate (0.15690509975429) translate (6.825cm 18.655cm)">
          <draw:text-box>
            <text:p text:style-name="P10"><text:span text:style-name="T47">e</text:span></text:p>
          </draw:text-box>
        </draw:frame>
        <draw:frame draw:style-name="gr157" draw:text-style-name="P12" draw:layer="layout" svg:width="0.135cm" svg:height="0.175cm" draw:transform="rotate (0.192858882345373) translate (6.898cm 18.643cm)">
          <draw:text-box>
            <text:p text:style-name="P10"><text:span text:style-name="T47"><text:s/></text:span></text:p>
          </draw:text-box>
        </draw:frame>
        <draw:frame draw:style-name="gr143" draw:text-style-name="P12" draw:layer="layout" svg:width="0.134cm" svg:height="0.175cm" draw:transform="rotate (0.238935574598024) translate (6.934cm 18.637cm)">
          <draw:text-box>
            <text:p text:style-name="P10"><text:span text:style-name="T47">P</text:span></text:p>
          </draw:text-box>
        </draw:frame>
        <draw:frame draw:style-name="gr157" draw:text-style-name="P12" draw:layer="layout" svg:width="0.135cm" svg:height="0.175cm" draw:transform="rotate (-0.154461638801499) translate (7.064cm 18.618cm)">
          <draw:text-box>
            <text:p text:style-name="P10"><text:span text:style-name="T47">i</text:span></text:p>
          </draw:text-box>
        </draw:frame>
        <draw:frame draw:style-name="gr144" draw:text-style-name="P12" draw:layer="layout" svg:width="0.133cm" svg:height="0.179cm" draw:transform="rotate (-0.427431133813412) translate (7.129cm 18.631cm)">
          <draw:text-box>
            <text:p text:style-name="P10"><text:span text:style-name="T48">n</text:span></text:p>
          </draw:text-box>
        </draw:frame>
        <draw:frame draw:style-name="gr144" draw:text-style-name="P12" draw:layer="layout" svg:width="0.133cm" svg:height="0.179cm" draw:transform="rotate (-0.531801823082673) translate (7.211cm 18.671cm)">
          <draw:text-box>
            <text:p text:style-name="P10"><text:span text:style-name="T56">e</text:span></text:p>
          </draw:text-box>
        </draw:frame>
        <draw:frame draw:style-name="gr144" draw:text-style-name="P12" draw:layer="layout" svg:width="0.133cm" svg:height="0.179cm" draw:transform="rotate (-0.508763476956347) translate (7.275cm 18.708cm)">
          <draw:text-box>
            <text:p text:style-name="P10"><text:span text:style-name="T56"><text:s/></text:span></text:p>
          </draw:text-box>
        </draw:frame>
        <draw:frame draw:style-name="gr144" draw:text-style-name="P12" draw:layer="layout" svg:width="0.133cm" svg:height="0.179cm" draw:transform="rotate (-0.456752665246916) translate (7.305cm 18.726cm)">
          <draw:text-box>
            <text:p text:style-name="P10"><text:span text:style-name="T56"><text:s/></text:span></text:p>
          </draw:text-box>
        </draw:frame>
        <draw:frame draw:style-name="gr185" draw:text-style-name="P11" draw:layer="layout" svg:width="0.836cm" svg:height="0.183cm" draw:transform="rotate (1.5707963267949) translate (6.293cm 20.046cm)">
          <draw:text-box>
            <text:p text:style-name="P10"><text:span text:style-name="T46">Orchard <text:s/>Lake</text:span></text:p>
          </draw:text-box>
        </draw:frame>
        <draw:frame draw:style-name="gr186" draw:text-style-name="P11" draw:layer="layout" svg:width="0.675cm" svg:height="0.183cm" draw:transform="rotate (1.5707963267949) translate (9.916cm 18.748cm)">
          <draw:text-box>
            <text:p text:style-name="P10"><text:span text:style-name="T46">Telegraph <text:s/></text:span></text:p>
          </draw:text-box>
        </draw:frame>
        <draw:frame draw:style-name="gr187" draw:text-style-name="P12" draw:layer="layout" svg:width="0.463cm" svg:height="0.175cm" svg:x="8.328cm" svg:y="20.094cm">
          <draw:text-box>
            <text:p text:style-name="P10"><text:span text:style-name="T44">Maple <text:s/></text:span></text:p>
          </draw:text-box>
        </draw:frame>
        <draw:frame draw:style-name="gr187" draw:text-style-name="P12" draw:layer="layout" svg:width="0.463cm" svg:height="0.175cm" svg:x="11.624cm" svg:y="20.094cm">
          <draw:text-box>
            <text:p text:style-name="P10"><text:span text:style-name="T44">Maple <text:s/></text:span></text:p>
          </draw:text-box>
        </draw:frame>
        <draw:frame draw:style-name="gr143" draw:text-style-name="P12" draw:layer="layout" svg:width="0.134cm" svg:height="0.175cm" draw:transform="rotate (-0.346622389446074) translate (7.731cm 19.747cm)">
          <draw:text-box>
            <text:p text:style-name="P10"><text:span text:style-name="T48">W</text:span></text:p>
          </draw:text-box>
        </draw:frame>
        <draw:frame draw:style-name="gr143" draw:text-style-name="P12" draw:layer="layout" svg:width="0.134cm" svg:height="0.175cm" draw:transform="rotate (-0.346622389446074) translate (7.858cm 19.792cm)">
          <draw:text-box>
            <text:p text:style-name="P10"><text:span text:style-name="T48">al</text:span></text:p>
          </draw:text-box>
        </draw:frame>
        <draw:frame draw:style-name="gr143" draw:text-style-name="P12" draw:layer="layout" svg:width="0.134cm" svg:height="0.175cm" draw:transform="rotate (-0.346622389446074) translate (7.957cm 19.828cm)">
          <draw:text-box>
            <text:p text:style-name="P10"><text:span text:style-name="T48">n</text:span></text:p>
          </draw:text-box>
        </draw:frame>
        <draw:frame draw:style-name="gr143" draw:text-style-name="P12" draw:layer="layout" svg:width="0.134cm" svg:height="0.175cm" draw:transform="rotate (-0.346622389446074) translate (8.031cm 19.855cm)">
          <draw:text-box>
            <text:p text:style-name="P10"><text:span text:style-name="T48">u</text:span></text:p>
          </draw:text-box>
        </draw:frame>
        <draw:frame draw:style-name="gr143" draw:text-style-name="P12" draw:layer="layout" svg:width="0.134cm" svg:height="0.175cm" draw:transform="rotate (-0.346447856520875) translate (8.104cm 19.881cm)">
          <draw:text-box>
            <text:p text:style-name="P10"><text:span text:style-name="T48">t</text:span></text:p>
          </draw:text-box>
        </draw:frame>
        <draw:frame draw:style-name="gr143" draw:text-style-name="P12" draw:layer="layout" svg:width="0.134cm" svg:height="0.175cm" draw:transform="rotate (-0.346447856520875) translate (8.148cm 19.897cm)">
          <draw:text-box>
            <text:p text:style-name="P10"><text:span text:style-name="T48"><text:s/></text:span></text:p>
          </draw:text-box>
        </draw:frame>
        <draw:frame draw:style-name="gr157" draw:text-style-name="P12" draw:layer="layout" svg:width="0.135cm" svg:height="0.175cm" draw:transform="rotate (0.109781209950443) translate (8.127cm 19.905cm)">
          <draw:text-box>
            <text:p text:style-name="P10"><text:span text:style-name="T44"><text:s/></text:span></text:p>
          </draw:text-box>
        </draw:frame>
        <draw:frame draw:style-name="gr157" draw:text-style-name="P12" draw:layer="layout" svg:width="0.135cm" svg:height="0.175cm" draw:transform="rotate (0.109781209950443) translate (8.168cm 19.901cm)">
          <draw:text-box>
            <text:p text:style-name="P10"><text:span text:style-name="T44"><text:s/></text:span></text:p>
          </draw:text-box>
        </draw:frame>
        <draw:frame draw:style-name="gr157" draw:text-style-name="P12" draw:layer="layout" svg:width="0.135cm" svg:height="0.175cm" draw:transform="rotate (0.109955742875643) translate (8.208cm 19.896cm)">
          <draw:text-box>
            <text:p text:style-name="P10"><text:span text:style-name="T44">L</text:span></text:p>
          </draw:text-box>
        </draw:frame>
        <draw:frame draw:style-name="gr162" draw:text-style-name="P12" draw:layer="layout" svg:width="0.26cm" svg:height="0.175cm" draw:transform="rotate (0.109955742875643) translate (8.281cm 19.888cm)">
          <draw:text-box>
            <text:p text:style-name="P10"><text:span text:style-name="T44">ake </text:span></text:p>
          </draw:text-box>
        </draw:frame>
        <draw:frame draw:style-name="gr157" draw:text-style-name="P12" draw:layer="layout" svg:width="0.135cm" svg:height="0.175cm" draw:transform="rotate (0.109955742875643) translate (8.542cm 19.859cm)">
          <draw:text-box>
            <text:p text:style-name="P10"><text:span text:style-name="T44"><text:s text:c="2"/></text:span></text:p>
          </draw:text-box>
        </draw:frame>
        <draw:frame draw:style-name="gr188" draw:text-style-name="P12" draw:layer="layout" svg:width="0.557cm" svg:height="0.175cm" svg:x="6.965cm" svg:y="20.956cm">
          <draw:text-box>
            <text:p text:style-name="P10"><text:span text:style-name="T44">14 Mile <text:s text:c="2"/></text:span></text:p>
          </draw:text-box>
        </draw:frame>
        <draw:frame draw:style-name="gr189" draw:text-style-name="P12" draw:layer="layout" svg:width="0.523cm" svg:height="0.175cm" svg:x="3.443cm" svg:y="22.533cm">
          <draw:text-box>
            <text:p text:style-name="P10"><text:span text:style-name="T44">12 Mile <text:s/></text:span></text:p>
          </draw:text-box>
        </draw:frame>
        <draw:frame draw:style-name="gr190" draw:text-style-name="P11" draw:layer="layout" svg:width="0.425cm" svg:height="0.183cm" draw:transform="rotate (1.5707963267949) translate (4.634cm 21.742cm)">
          <draw:text-box>
            <text:p text:style-name="P10"><text:span text:style-name="T46">Drake <text:s/></text:span></text:p>
          </draw:text-box>
        </draw:frame>
        <draw:frame draw:style-name="gr149" draw:text-style-name="P11" draw:layer="layout" svg:width="0.455cm" svg:height="0.183cm" draw:transform="rotate (1.5707963267949) translate (3.975cm 21.652cm)">
          <draw:text-box>
            <text:p text:style-name="P10"><text:span text:style-name="T46">Halsted</text:span></text:p>
          </draw:text-box>
        </draw:frame>
        <draw:frame draw:style-name="gr191" draw:text-style-name="P11" draw:layer="layout" svg:width="0.62cm" svg:height="0.183cm" draw:transform="rotate (1.5707963267949) translate (3.146cm 22.627cm)">
          <draw:text-box>
            <text:p text:style-name="P10"><text:span text:style-name="T46">Haggerty <text:s/></text:span></text:p>
          </draw:text-box>
        </draw:frame>
        <draw:frame draw:style-name="gr192" draw:text-style-name="P11" draw:layer="layout" svg:width="0.777cm" svg:height="0.183cm" draw:transform="rotate (1.5707963267949) translate (5.476cm 21.657cm)">
          <draw:text-box>
            <text:p text:style-name="P10"><text:span text:style-name="T45">Farmington <text:s text:c="2"/></text:span></text:p>
          </draw:text-box>
        </draw:frame>
        <draw:frame draw:style-name="gr189" draw:text-style-name="P12" draw:layer="layout" svg:width="0.523cm" svg:height="0.175cm" svg:x="6.934cm" svg:y="22.533cm">
          <draw:text-box>
            <text:p text:style-name="P10"><text:span text:style-name="T44">12 Mile <text:s/></text:span></text:p>
          </draw:text-box>
        </draw:frame>
        <draw:frame draw:style-name="gr193" draw:text-style-name="P11" draw:layer="layout" svg:width="0.506cm" svg:height="0.183cm" draw:transform="rotate (1.5707963267949) translate (7.955cm 21.691cm)">
          <draw:text-box>
            <text:p text:style-name="P10"><text:span text:style-name="T45">Inkster <text:s text:c="2"/></text:span></text:p>
          </draw:text-box>
        </draw:frame>
        <draw:frame draw:style-name="gr169" draw:text-style-name="P11" draw:layer="layout" svg:width="0.127cm" svg:height="0.183cm" draw:transform="rotate (1.46084058391925) translate (9.419cm 21.502cm)">
          <draw:text-box>
            <text:p text:style-name="P10"><text:span text:style-name="T46">T</text:span></text:p>
          </draw:text-box>
        </draw:frame>
        <draw:frame draw:style-name="gr169" draw:text-style-name="P11" draw:layer="layout" svg:width="0.127cm" svg:height="0.183cm" draw:transform="rotate (1.45734992541527) translate (9.427cm 21.43cm)">
          <draw:text-box>
            <text:p text:style-name="P10"><text:span text:style-name="T46">e</text:span></text:p>
          </draw:text-box>
        </draw:frame>
        <draw:frame draw:style-name="gr168" draw:text-style-name="P11" draw:layer="layout" svg:width="0.128cm" svg:height="0.183cm" draw:transform="rotate (1.45473193153727) translate (9.436cm 21.357cm)">
          <draw:text-box>
            <text:p text:style-name="P10"><text:span text:style-name="T46">l</text:span></text:p>
          </draw:text-box>
        </draw:frame>
        <draw:frame draw:style-name="gr168" draw:text-style-name="P11" draw:layer="layout" svg:width="0.128cm" svg:height="0.183cm" draw:transform="rotate (1.45176487180888) translate (9.439cm 21.326cm)">
          <draw:text-box>
            <text:p text:style-name="P10"><text:span text:style-name="T46">e</text:span></text:p>
          </draw:text-box>
        </draw:frame>
        <draw:frame draw:style-name="gr168" draw:text-style-name="P11" draw:layer="layout" svg:width="0.128cm" svg:height="0.183cm" draw:transform="rotate (1.4470524828285) translate (9.448cm 21.253cm)">
          <draw:text-box>
            <text:p text:style-name="P10"><text:span text:style-name="T46">g</text:span></text:p>
          </draw:text-box>
        </draw:frame>
        <draw:frame draw:style-name="gr168" draw:text-style-name="P11" draw:layer="layout" svg:width="0.128cm" svg:height="0.183cm" draw:transform="rotate (1.44251462677331) translate (9.457cm 21.178cm)">
          <draw:text-box>
            <text:p text:style-name="P10"><text:span text:style-name="T46">r</text:span></text:p>
          </draw:text-box>
        </draw:frame>
        <draw:frame draw:style-name="gr168" draw:text-style-name="P11" draw:layer="layout" svg:width="0.128cm" svg:height="0.183cm" draw:transform="rotate (1.43762770486773) translate (9.463cm 21.131cm)">
          <draw:text-box>
            <text:p text:style-name="P10"><text:span text:style-name="T46">a</text:span></text:p>
          </draw:text-box>
        </draw:frame>
        <draw:frame draw:style-name="gr168" draw:text-style-name="P11" draw:layer="layout" svg:width="0.128cm" svg:height="0.183cm" draw:transform="rotate (1.43047185493455) translate (9.473cm 21.06cm)">
          <draw:text-box>
            <text:p text:style-name="P10"><text:span text:style-name="T46">p</text:span></text:p>
          </draw:text-box>
        </draw:frame>
        <draw:frame draw:style-name="gr168" draw:text-style-name="P11" draw:layer="layout" svg:width="0.128cm" svg:height="0.183cm" draw:transform="rotate (1.42122160989898) translate (9.484cm 20.984cm)">
          <draw:text-box>
            <text:p text:style-name="P10"><text:span text:style-name="T46">h</text:span></text:p>
          </draw:text-box>
        </draw:frame>
        <draw:frame draw:style-name="gr194" draw:text-style-name="P13" draw:layer="layout" svg:width="1.192cm" svg:height="0.179cm" draw:transform="rotate (-0.670380965691023) translate (7.538cm 21.585cm)">
          <draw:text-box>
            <text:p text:style-name="P10"><text:span text:style-name="T58">Northwestern Hwy.</text:span></text:p>
          </draw:text-box>
        </draw:frame>
        <draw:frame draw:style-name="gr195" draw:text-style-name="P11" draw:layer="layout" svg:width="0.756cm" svg:height="0.183cm" draw:transform="rotate (1.5707963267949) translate (6.503cm 24.581cm)">
          <draw:text-box>
            <text:p text:style-name="P10"><text:span text:style-name="T67">Orchard Lake</text:span></text:p>
          </draw:text-box>
        </draw:frame>
        <draw:frame draw:style-name="gr196" draw:text-style-name="P13" draw:layer="layout" svg:width="0.565cm" svg:height="0.179cm" draw:transform="rotate (-0.815068760681352) translate (9.212cm 23.045cm)">
          <draw:text-box>
            <text:p text:style-name="P10"><text:span text:style-name="T59">Franklin <text:s/></text:span></text:p>
          </draw:text-box>
        </draw:frame>
        <draw:frame draw:style-name="gr197" draw:text-style-name="P11" draw:layer="layout" svg:width="0.353cm" svg:height="0.183cm" draw:transform="rotate (1.5707963267949) translate (9.72cm 23.643cm)">
          <draw:text-box>
            <text:p text:style-name="P10"><text:span text:style-name="T46">Berg <text:s/></text:span></text:p>
          </draw:text-box>
        </draw:frame>
        <draw:frame draw:style-name="gr189" draw:text-style-name="P12" draw:layer="layout" svg:width="0.523cm" svg:height="0.175cm" svg:x="8.228cm" svg:y="23.511cm">
          <draw:text-box>
            <text:p text:style-name="P10"><text:span text:style-name="T44">11 Mile <text:s/></text:span></text:p>
          </draw:text-box>
        </draw:frame>
        <draw:frame draw:style-name="gr198" draw:text-style-name="P13" draw:layer="layout" svg:width="0.73cm" svg:height="0.183cm" draw:transform="rotate (1.0456267548698) translate (8.761cm 23.957cm)">
          <draw:text-box>
            <text:p text:style-name="P10"><text:span text:style-name="T53">American Dr.</text:span></text:p>
          </draw:text-box>
        </draw:frame>
        <draw:frame draw:style-name="gr168" draw:text-style-name="P11" draw:layer="layout" svg:width="0.128cm" svg:height="0.183cm" draw:transform="rotate (1.27688288075905) translate (8.722cm 20.759cm)">
          <draw:text-box>
            <text:p text:style-name="P10"><text:span text:style-name="T46">F</text:span></text:p>
          </draw:text-box>
        </draw:frame>
        <draw:frame draw:style-name="gr168" draw:text-style-name="P11" draw:layer="layout" svg:width="0.128cm" svg:height="0.183cm" draw:transform="rotate (1.31370932797613) translate (8.741cm 20.698cm)">
          <draw:text-box>
            <text:p text:style-name="P10"><text:span text:style-name="T46">r</text:span></text:p>
          </draw:text-box>
        </draw:frame>
        <draw:frame draw:style-name="gr168" draw:text-style-name="P11" draw:layer="layout" svg:width="0.128cm" svg:height="0.183cm" draw:transform="rotate (1.352979236146) translate (8.752cm 20.658cm)">
          <draw:text-box>
            <text:p text:style-name="P10"><text:span text:style-name="T46">a</text:span></text:p>
          </draw:text-box>
        </draw:frame>
        <draw:frame draw:style-name="gr199" draw:text-style-name="P11" draw:layer="layout" svg:width="0.298cm" svg:height="0.183cm" draw:transform="rotate (1.5707963267949) translate (8.767cm 20.617cm)">
          <draw:text-box>
            <text:p text:style-name="P10"><text:span text:style-name="T46">nklin</text:span></text:p>
          </draw:text-box>
        </draw:frame>
        <draw:frame draw:style-name="gr200" draw:text-style-name="P11" draw:layer="layout" svg:width="0.772cm" svg:height="0.183cm" draw:transform="rotate (1.5707963267949) translate (5.658cm 25.893cm)">
          <draw:text-box>
            <text:p text:style-name="P10"><text:span text:style-name="T46">Farmington <text:s/></text:span></text:p>
          </draw:text-box>
        </draw:frame>
        <draw:frame draw:style-name="gr201" draw:text-style-name="P12" draw:layer="layout" svg:width="1.01cm" svg:height="0.175cm" svg:x="4.204cm" svg:y="24.103cm">
          <draw:text-box>
            <text:p text:style-name="P10"><text:span text:style-name="T49">Grand River Ave.</text:span></text:p>
          </draw:text-box>
        </draw:frame>
        <draw:frame draw:style-name="gr149" draw:text-style-name="P11" draw:layer="layout" svg:width="0.455cm" svg:height="0.183cm" draw:transform="rotate (1.5707963267949) translate (3.781cm 25.434cm)">
          <draw:text-box>
            <text:p text:style-name="P10"><text:span text:style-name="T46">Halsted</text:span></text:p>
          </draw:text-box>
        </draw:frame>
        <draw:frame draw:style-name="gr202" draw:text-style-name="P12" draw:layer="layout" svg:width="0.417cm" svg:height="0.175cm" svg:x="3.507cm" svg:y="24.293cm">
          <draw:text-box>
            <text:p text:style-name="P10"><text:span text:style-name="T68">10 Mile</text:span></text:p>
          </draw:text-box>
        </draw:frame>
        <draw:frame draw:style-name="gr203" draw:text-style-name="P11" draw:layer="layout" svg:width="0.523cm" svg:height="0.183cm" draw:transform="rotate (1.5707963267949) translate (8.149cm 27.388cm)">
          <draw:text-box>
            <text:p text:style-name="P10"><text:span text:style-name="T46">Inkster <text:s text:c="2"/></text:span></text:p>
          </draw:text-box>
        </draw:frame>
        <draw:frame draw:style-name="gr204" draw:text-style-name="P11" draw:layer="layout" svg:width="0.705cm" svg:height="0.183cm" draw:transform="rotate (1.5707963267949) translate (7.33cm 25.5cm)">
          <draw:text-box>
            <text:p text:style-name="P10"><text:span text:style-name="T46">Middlebelt <text:s/></text:span></text:p>
          </draw:text-box>
        </draw:frame>
        <draw:frame draw:style-name="gr205" draw:text-style-name="P12" draw:layer="layout" svg:width="1.052cm" svg:height="0.179cm" draw:transform="rotate (-0.521155314645507) translate (7.215cm 25.482cm)">
          <draw:text-box>
            <text:p text:style-name="P10"><text:span text:style-name="T56">Grand River Ave.</text:span></text:p>
          </draw:text-box>
        </draw:frame>
        <draw:frame draw:style-name="gr169" draw:text-style-name="P11" draw:layer="layout" svg:width="0.127cm" svg:height="0.183cm" draw:transform="rotate (1.5683528658421) translate (9.576cm 25.336cm)">
          <draw:text-box>
            <text:p text:style-name="P10"><text:span text:style-name="T46">T</text:span></text:p>
          </draw:text-box>
        </draw:frame>
        <draw:frame draw:style-name="gr169" draw:text-style-name="P11" draw:layer="layout" svg:width="0.127cm" svg:height="0.183cm" draw:transform="rotate (1.5687019316925) translate (9.576cm 25.264cm)">
          <draw:text-box>
            <text:p text:style-name="P10"><text:span text:style-name="T46">e</text:span></text:p>
          </draw:text-box>
        </draw:frame>
        <draw:frame draw:style-name="gr169" draw:text-style-name="P11" draw:layer="layout" svg:width="0.127cm" svg:height="0.183cm" draw:transform="rotate (1.5690509975429) translate (9.576cm 25.191cm)">
          <draw:text-box>
            <text:p text:style-name="P10"><text:span text:style-name="T46">l</text:span></text:p>
          </draw:text-box>
        </draw:frame>
        <draw:frame draw:style-name="gr169" draw:text-style-name="P11" draw:layer="layout" svg:width="0.127cm" svg:height="0.183cm" draw:transform="rotate (1.5694000633933) translate (9.576cm 25.161cm)">
          <draw:text-box>
            <text:p text:style-name="P10"><text:span text:style-name="T46">e</text:span></text:p>
          </draw:text-box>
        </draw:frame>
        <draw:frame draw:style-name="gr169" draw:text-style-name="P11" draw:layer="layout" svg:width="0.127cm" svg:height="0.183cm" draw:transform="rotate (1.5699236621689) translate (9.576cm 25.088cm)">
          <draw:text-box>
            <text:p text:style-name="P10"><text:span text:style-name="T46">g</text:span></text:p>
          </draw:text-box>
        </draw:frame>
        <draw:frame draw:style-name="gr169" draw:text-style-name="P11" draw:layer="layout" svg:width="0.127cm" svg:height="0.183cm" draw:transform="rotate (1.5704472609445) translate (9.576cm 25.013cm)">
          <draw:text-box>
            <text:p text:style-name="P10"><text:span text:style-name="T46">r</text:span></text:p>
          </draw:text-box>
        </draw:frame>
        <draw:frame draw:style-name="gr169" draw:text-style-name="P11" draw:layer="layout" svg:width="0.127cm" svg:height="0.183cm" draw:transform="rotate (1.57131992557049) translate (9.576cm 24.967cm)">
          <draw:text-box>
            <text:p text:style-name="P10"><text:span text:style-name="T46">a</text:span></text:p>
          </draw:text-box>
        </draw:frame>
        <draw:frame draw:style-name="gr169" draw:text-style-name="P11" draw:layer="layout" svg:width="0.127cm" svg:height="0.183cm" draw:transform="rotate (1.57289072189729) translate (9.576cm 24.896cm)">
          <draw:text-box>
            <text:p text:style-name="P10"><text:span text:style-name="T46">p</text:span></text:p>
          </draw:text-box>
        </draw:frame>
        <draw:frame draw:style-name="gr169" draw:text-style-name="P11" draw:layer="layout" svg:width="0.127cm" svg:height="0.183cm" draw:transform="rotate (1.57620684747608) translate (9.576cm 24.822cm)">
          <draw:text-box>
            <text:p text:style-name="P10"><text:span text:style-name="T46">h</text:span></text:p>
          </draw:text-box>
        </draw:frame>
        <draw:frame draw:style-name="gr174" draw:text-style-name="P12" draw:layer="layout" svg:width="0.48cm" svg:height="0.175cm" svg:x="9.081cm" svg:y="25.627cm">
          <draw:text-box>
            <text:p text:style-name="P10"><text:span text:style-name="T44">8 <text:s/>Mile <text:s/></text:span></text:p>
          </draw:text-box>
        </draw:frame>
        <draw:frame draw:style-name="gr188" draw:text-style-name="P12" draw:layer="layout" svg:width="0.557cm" svg:height="0.175cm" svg:x="7.511cm" svg:y="24.122cm">
          <draw:text-box>
            <text:p text:style-name="P10"><text:span text:style-name="T44">10 Mile <text:s text:c="2"/></text:span></text:p>
          </draw:text-box>
        </draw:frame>
        <draw:frame draw:style-name="gr206" draw:text-style-name="P12" draw:layer="layout" svg:width="0.447cm" svg:height="0.175cm" svg:x="10.708cm" svg:y="26.454cm">
          <draw:text-box>
            <text:p text:style-name="P10"><text:span text:style-name="T44">7 Mile <text:s/></text:span></text:p>
          </draw:text-box>
        </draw:frame>
        <draw:frame draw:style-name="gr174" draw:text-style-name="P12" draw:layer="layout" svg:width="0.48cm" svg:height="0.175cm" svg:x="5.953cm" svg:y="26.436cm">
          <draw:text-box>
            <text:p text:style-name="P10"><text:span text:style-name="T44">7 Mile <text:s text:c="2"/></text:span></text:p>
          </draw:text-box>
        </draw:frame>
        <draw:frame draw:style-name="gr207" draw:text-style-name="P11" draw:layer="layout" svg:width="0.696cm" svg:height="0.183cm" draw:transform="rotate (1.5707963267949) translate (6.303cm 27.88cm)">
          <draw:text-box>
            <text:p text:style-name="P10"><text:span text:style-name="T46">Merriman <text:s text:c="2"/></text:span></text:p>
          </draw:text-box>
        </draw:frame>
        <draw:frame draw:style-name="gr208" draw:text-style-name="P11" draw:layer="layout" svg:width="0.637cm" svg:height="0.183cm" draw:transform="rotate (1.5707963267949) translate (3.961cm 28.099cm)">
          <draw:text-box>
            <text:p text:style-name="P10"><text:span text:style-name="T46">Newburgh</text:span></text:p>
          </draw:text-box>
        </draw:frame>
        <draw:frame draw:style-name="gr209" draw:text-style-name="P11" draw:layer="layout" svg:width="0.662cm" svg:height="0.183cm" draw:transform="rotate (1.5707963267949) translate (8.984cm 27.96cm)">
          <draw:text-box>
            <text:p text:style-name="P10"><text:span text:style-name="T51">Beech Daly <text:s/></text:span></text:p>
          </draw:text-box>
        </draw:frame>
        <draw:frame draw:style-name="gr209" draw:text-style-name="P11" draw:layer="layout" svg:width="0.662cm" svg:height="0.183cm" draw:transform="rotate (1.5707963267949) translate (8.983cm 30.481cm)">
          <draw:text-box>
            <text:p text:style-name="P10"><text:span text:style-name="T51">Beech Daly <text:s/></text:span></text:p>
          </draw:text-box>
        </draw:frame>
        <draw:frame draw:style-name="gr174" draw:text-style-name="P12" draw:layer="layout" svg:width="0.48cm" svg:height="0.175cm" svg:x="10.923cm" svg:y="27.243cm">
          <draw:text-box>
            <text:p text:style-name="P10"><text:span text:style-name="T44">6 Mile <text:s text:c="2"/></text:span></text:p>
          </draw:text-box>
        </draw:frame>
        <draw:frame draw:style-name="gr174" draw:text-style-name="P12" draw:layer="layout" svg:width="0.48cm" svg:height="0.175cm" svg:x="6.664cm" svg:y="27.243cm">
          <draw:text-box>
            <text:p text:style-name="P10"><text:span text:style-name="T44">6 Mile <text:s text:c="2"/></text:span></text:p>
          </draw:text-box>
        </draw:frame>
        <draw:frame draw:style-name="gr186" draw:text-style-name="P11" draw:layer="layout" svg:width="0.675cm" svg:height="0.183cm" draw:transform="rotate (1.5707963267949) translate (9.798cm 27.952cm)">
          <draw:text-box>
            <text:p text:style-name="P10"><text:span text:style-name="T46">Telegraph <text:s/></text:span></text:p>
          </draw:text-box>
        </draw:frame>
        <draw:frame draw:style-name="gr176" draw:text-style-name="P12" draw:layer="layout" svg:width="0.476cm" svg:height="0.175cm" svg:x="6.765cm" svg:y="28.429cm">
          <draw:text-box>
            <text:p text:style-name="P10"><text:span text:style-name="T44">Lyndon</text:span></text:p>
          </draw:text-box>
        </draw:frame>
        <draw:frame draw:style-name="gr210" draw:text-style-name="P11" draw:layer="layout" svg:width="0.65cm" svg:height="0.183cm" draw:transform="rotate (1.5707963267949) translate (9.581cm 30.478cm)">
          <draw:text-box>
            <text:p text:style-name="P10"><text:span text:style-name="T45">Telegraph <text:s/></text:span></text:p>
          </draw:text-box>
        </draw:frame>
        <draw:frame draw:style-name="gr211" draw:text-style-name="P11" draw:layer="layout" svg:width="0.785cm" svg:height="0.183cm" draw:transform="rotate (1.5707963267949) translate (9.809cm 32.87cm)">
          <draw:text-box>
            <text:p text:style-name="P10"><text:span text:style-name="T45">Telegraph <text:s text:c="5"/></text:span></text:p>
          </draw:text-box>
        </draw:frame>
        <draw:frame draw:style-name="gr212" draw:text-style-name="P11" draw:layer="layout" svg:width="0.684cm" svg:height="0.183cm" draw:transform="rotate (1.5707963267949) translate (9.587cm 35.316cm)">
          <draw:text-box>
            <text:p text:style-name="P10"><text:span text:style-name="T45">Telegraph <text:s text:c="2"/></text:span></text:p>
          </draw:text-box>
        </draw:frame>
        <draw:frame draw:style-name="gr213" draw:text-style-name="P11" draw:layer="layout" svg:width="0.489cm" svg:height="0.183cm" draw:transform="rotate (1.5707963267949) translate (8.139cm 30.421cm)">
          <draw:text-box>
            <text:p text:style-name="P10"><text:span text:style-name="T46">Inkster <text:s/></text:span></text:p>
          </draw:text-box>
        </draw:frame>
        <draw:frame draw:style-name="gr214" draw:text-style-name="P12" draw:layer="layout" svg:width="0.29cm" svg:height="0.175cm" svg:x="8.485cm" svg:y="30.379cm">
          <draw:text-box>
            <text:p text:style-name="P10"><text:span text:style-name="T44">Joy <text:s/></text:span></text:p>
          </draw:text-box>
        </draw:frame>
        <draw:frame draw:style-name="gr161" draw:text-style-name="P12" draw:layer="layout" svg:width="0.713cm" svg:height="0.175cm" svg:x="8.264cm" svg:y="29.591cm">
          <draw:text-box>
            <text:p text:style-name="P10"><text:span text:style-name="T44">Plymouth <text:s text:c="2"/></text:span></text:p>
          </draw:text-box>
        </draw:frame>
        <draw:frame draw:style-name="gr157" draw:text-style-name="P12" draw:layer="layout" svg:width="0.135cm" svg:height="0.175cm" draw:transform="rotate (-0.190240888467382) translate (3.906cm 30.049cm)">
          <draw:text-box>
            <text:p text:style-name="P10"><text:span text:style-name="T47"><text:s/></text:span></text:p>
          </draw:text-box>
        </draw:frame>
        <draw:frame draw:style-name="gr143" draw:text-style-name="P12" draw:layer="layout" svg:width="0.134cm" svg:height="0.175cm" draw:transform="rotate (-0.214675497995303) translate (3.95cm 30.057cm)">
          <draw:text-box>
            <text:p text:style-name="P10"><text:span text:style-name="T47"><text:s/></text:span></text:p>
          </draw:text-box>
        </draw:frame>
        <draw:frame draw:style-name="gr143" draw:text-style-name="P12" draw:layer="layout" svg:width="0.134cm" svg:height="0.175cm" draw:transform="rotate (-0.257436064669164) translate (3.996cm 30.067cm)">
          <draw:text-box>
            <text:p text:style-name="P10"><text:span text:style-name="T47">A</text:span></text:p>
          </draw:text-box>
        </draw:frame>
        <draw:frame draw:style-name="gr143" draw:text-style-name="P12" draw:layer="layout" svg:width="0.134cm" svg:height="0.175cm" draw:transform="rotate (-0.321489648217356) translate (4.094cm 30.093cm)">
          <draw:text-box>
            <text:p text:style-name="P10"><text:span text:style-name="T47">n</text:span></text:p>
          </draw:text-box>
        </draw:frame>
        <draw:frame draw:style-name="gr143" draw:text-style-name="P12" draw:layer="layout" svg:width="0.134cm" svg:height="0.175cm" draw:transform="rotate (-0.391651884147528) translate (4.18cm 30.122cm)">
          <draw:text-box>
            <text:p text:style-name="P10"><text:span text:style-name="T48">n</text:span></text:p>
          </draw:text-box>
        </draw:frame>
        <draw:frame draw:style-name="gr144" draw:text-style-name="P12" draw:layer="layout" svg:width="0.133cm" svg:height="0.179cm" draw:transform="rotate (-0.453262006742928) translate (4.261cm 30.157cm)">
          <draw:text-box>
            <text:p text:style-name="P10"><text:span text:style-name="T56"><text:s/></text:span></text:p>
          </draw:text-box>
        </draw:frame>
        <draw:frame draw:style-name="gr144" draw:text-style-name="P12" draw:layer="layout" svg:width="0.133cm" svg:height="0.179cm" draw:transform="rotate (-0.533198086484268) translate (4.309cm 30.179cm)">
          <draw:text-box>
            <text:p text:style-name="P10"><text:span text:style-name="T56">A</text:span></text:p>
          </draw:text-box>
        </draw:frame>
        <draw:frame draw:style-name="gr158" draw:text-style-name="P12" draw:layer="layout" svg:width="0.132cm" svg:height="0.179cm" draw:transform="rotate (-0.634252650174739) translate (4.4cm 30.235cm)">
          <draw:text-box>
            <text:p text:style-name="P10"><text:span text:style-name="T57">r</text:span></text:p>
          </draw:text-box>
        </draw:frame>
        <draw:frame draw:style-name="gr159" draw:text-style-name="P13" draw:layer="layout" svg:width="0.131cm" svg:height="0.179cm" draw:transform="rotate (-0.741241333321992) translate (4.452cm 30.273cm)">
          <draw:text-box>
            <text:p text:style-name="P10"><text:span text:style-name="T59">b</text:span></text:p>
          </draw:text-box>
        </draw:frame>
        <draw:frame draw:style-name="gr144" draw:text-style-name="P12" draw:layer="layout" svg:width="0.133cm" svg:height="0.179cm" draw:transform="rotate (-0.4923573819876) translate (4.481cm 30.318cm)">
          <draw:text-box>
            <text:p text:style-name="P10"><text:span text:style-name="T56">o</text:span></text:p>
          </draw:text-box>
        </draw:frame>
        <draw:frame draw:style-name="gr180" draw:text-style-name="P12" draw:layer="layout" svg:width="0.134cm" svg:height="0.179cm" draw:transform="rotate (-0.417657290002244) translate (4.542cm 30.351cm)">
          <draw:text-box>
            <text:p text:style-name="P10"><text:span text:style-name="T48">r</text:span></text:p>
          </draw:text-box>
        </draw:frame>
        <draw:frame draw:style-name="gr143" draw:text-style-name="P12" draw:layer="layout" svg:width="0.134cm" svg:height="0.175cm" draw:transform="rotate (-0.364948346592015) translate (4.581cm 30.368cm)">
          <draw:text-box>
            <text:p text:style-name="P10"><text:span text:style-name="T48"><text:s/></text:span></text:p>
          </draw:text-box>
        </draw:frame>
        <draw:frame draw:style-name="gr143" draw:text-style-name="P12" draw:layer="layout" svg:width="0.134cm" svg:height="0.175cm" draw:transform="rotate (-0.287630260728666) translate (4.609cm 30.38cm)">
          <draw:text-box>
            <text:p text:style-name="P10"><text:span text:style-name="T47">T</text:span></text:p>
          </draw:text-box>
        </draw:frame>
        <draw:frame draw:style-name="gr157" draw:text-style-name="P12" draw:layer="layout" svg:width="0.135cm" svg:height="0.175cm" draw:transform="rotate (-0.182735972683808) translate (4.67cm 30.398cm)">
          <draw:text-box>
            <text:p text:style-name="P10"><text:span text:style-name="T47">r</text:span></text:p>
          </draw:text-box>
        </draw:frame>
        <draw:frame draw:style-name="gr157" draw:text-style-name="P12" draw:layer="layout" svg:width="0.135cm" svg:height="0.175cm" draw:transform="rotate (-0.0453785605518527) translate (4.701cm 30.406cm)">
          <draw:text-box>
            <text:p text:style-name="P10"><text:span text:style-name="T44">a</text:span></text:p>
          </draw:text-box>
        </draw:frame>
        <draw:frame draw:style-name="gr157" draw:text-style-name="P12" draw:layer="layout" svg:width="0.135cm" svg:height="0.175cm" draw:transform="rotate (0.117635191584418) translate (4.754cm 30.409cm)">
          <draw:text-box>
            <text:p text:style-name="P10"><text:span text:style-name="T44">i</text:span></text:p>
          </draw:text-box>
        </draw:frame>
        <draw:frame draw:style-name="gr143" draw:text-style-name="P12" draw:layer="layout" svg:width="0.134cm" svg:height="0.175cm" draw:transform="rotate (0.240331837999619) translate (4.77cm 30.408cm)">
          <draw:text-box>
            <text:p text:style-name="P10"><text:span text:style-name="T47">l</text:span></text:p>
          </draw:text-box>
        </draw:frame>
        <draw:frame draw:style-name="gr143" draw:text-style-name="P12" draw:layer="layout" svg:width="0.134cm" svg:height="0.175cm" draw:transform="rotate (0.232826922216044) translate (4.87cm 30.126cm)">
          <draw:text-box>
            <text:p text:style-name="P10"><text:span text:style-name="T47"><text:s/></text:span></text:p>
          </draw:text-box>
        </draw:frame>
        <draw:frame draw:style-name="gr157" draw:text-style-name="P12" draw:layer="layout" svg:width="0.135cm" svg:height="0.175cm" draw:transform="rotate (0.095120444233691) translate (4.93cm 30.111cm)">
          <draw:text-box>
            <text:p text:style-name="P10"><text:span text:style-name="T44">H</text:span></text:p>
          </draw:text-box>
        </draw:frame>
        <draw:frame draw:style-name="gr157" draw:text-style-name="P12" draw:layer="layout" svg:width="0.135cm" svg:height="0.175cm" draw:transform="rotate (0.00785398163397448) translate (5.038cm 30.103cm)">
          <draw:text-box>
            <text:p text:style-name="P10"><text:span text:style-name="T44">i</text:span></text:p>
          </draw:text-box>
        </draw:frame>
        <draw:frame draw:style-name="gr157" draw:text-style-name="P12" draw:layer="layout" svg:width="0.135cm" svg:height="0.175cm" draw:transform="rotate (-0.0537561409614258) translate (5.079cm 30.103cm)">
          <draw:text-box>
            <text:p text:style-name="P10"><text:span text:style-name="T44">n</text:span></text:p>
          </draw:text-box>
        </draw:frame>
        <draw:frame draw:style-name="gr157" draw:text-style-name="P12" draw:layer="layout" svg:width="0.135cm" svg:height="0.175cm" draw:transform="rotate (-0.128281700021584) translate (5.169cm 30.108cm)">
          <draw:text-box>
            <text:p text:style-name="P10"><text:span text:style-name="T44">e</text:span></text:p>
          </draw:text-box>
        </draw:frame>
        <draw:frame draw:style-name="gr157" draw:text-style-name="P12" draw:layer="layout" svg:width="0.135cm" svg:height="0.175cm" draw:transform="rotate (-0.187448361664191) translate (5.255cm 30.119cm)">
          <draw:text-box>
            <text:p text:style-name="P10"><text:span text:style-name="T47">s</text:span></text:p>
          </draw:text-box>
        </draw:frame>
        <draw:frame draw:style-name="gr143" draw:text-style-name="P12" draw:layer="layout" svg:width="0.134cm" svg:height="0.175cm" draw:transform="rotate (-0.204378055408536) translate (5.323cm 30.133cm)">
          <draw:text-box>
            <text:p text:style-name="P10"><text:span text:style-name="T47"><text:s/></text:span></text:p>
          </draw:text-box>
        </draw:frame>
        <draw:frame draw:style-name="gr143" draw:text-style-name="P12" draw:layer="layout" svg:width="0.134cm" svg:height="0.175cm" draw:transform="rotate (-0.282743338823081) translate (5.374cm 30.142cm)">
          <draw:text-box>
            <text:p text:style-name="P10"><text:span text:style-name="T47">D</text:span></text:p>
          </draw:text-box>
        </draw:frame>
        <draw:frame draw:style-name="gr144" draw:text-style-name="P12" draw:layer="layout" svg:width="0.133cm" svg:height="0.179cm" draw:transform="rotate (-0.420973415581033) translate (5.482cm 30.177cm)">
          <draw:text-box>
            <text:p text:style-name="P10"><text:span text:style-name="T48">r</text:span></text:p>
          </draw:text-box>
        </draw:frame>
        <draw:frame draw:style-name="gr144" draw:text-style-name="P12" draw:layer="layout" svg:width="0.133cm" svg:height="0.179cm" draw:transform="rotate (-0.487819525932415) translate (5.535cm 30.201cm)">
          <draw:text-box>
            <text:p text:style-name="P10"><text:span text:style-name="T56">.</text:span></text:p>
          </draw:text-box>
        </draw:frame>
        <draw:frame draw:style-name="gr215" draw:text-style-name="P11" draw:layer="layout" svg:width="0.379cm" svg:height="0.183cm" draw:transform="rotate (1.5707963267949) translate (9.347cm 29.781cm)">
          <draw:text-box>
            <text:p text:style-name="P10"><text:span text:style-name="T51">Fenton</text:span></text:p>
          </draw:text-box>
        </draw:frame>
        <draw:frame draw:style-name="gr216" draw:text-style-name="P12" draw:layer="layout" svg:width="0.675cm" svg:height="0.175cm" svg:x="6.577cm" svg:y="30.174cm">
          <draw:text-box>
            <text:p text:style-name="P10"><text:span text:style-name="T64">W. <text:s/>Chicago</text:span></text:p>
          </draw:text-box>
        </draw:frame>
        <draw:frame draw:style-name="gr217" draw:text-style-name="P11" draw:layer="layout" svg:width="0.806cm" svg:height="0.183cm" draw:transform="rotate (1.5707963267949) translate (5.472cm 28.762cm)">
          <draw:text-box>
            <text:p text:style-name="P10"><text:span text:style-name="T46">Farmington <text:s text:c="2"/></text:span></text:p>
          </draw:text-box>
        </draw:frame>
        <draw:frame draw:style-name="gr218" draw:text-style-name="P11" draw:layer="layout" svg:width="0.485cm" svg:height="0.183cm" draw:transform="rotate (1.5707963267949) translate (4.833cm 30.909cm)">
          <draw:text-box>
            <text:p text:style-name="P10"><text:span text:style-name="T46">Wayne <text:s/></text:span></text:p>
          </draw:text-box>
        </draw:frame>
        <draw:frame draw:style-name="gr219" draw:text-style-name="P12" draw:layer="layout" svg:width="0.768cm" svg:height="0.175cm" svg:x="8.472cm" svg:y="31.191cm">
          <draw:text-box>
            <text:p text:style-name="P10"><text:span text:style-name="T49">Warren <text:s/>Ave.</text:span></text:p>
          </draw:text-box>
        </draw:frame>
        <draw:frame draw:style-name="gr176" draw:text-style-name="P12" draw:layer="layout" svg:width="0.476cm" svg:height="0.175cm" svg:x="5.205cm" svg:y="31.367cm">
          <draw:text-box>
            <text:p text:style-name="P10"><text:span text:style-name="T44">Warren</text:span></text:p>
          </draw:text-box>
        </draw:frame>
        <draw:frame draw:style-name="gr220" draw:text-style-name="P12" draw:layer="layout" svg:width="0.434cm" svg:height="0.175cm" draw:transform="rotate (-0.16598081186466) translate (5.215cm 30.907cm)">
          <draw:text-box>
            <text:p text:style-name="P10"><text:span text:style-name="T47">Cowan</text:span></text:p>
          </draw:text-box>
        </draw:frame>
        <draw:frame draw:style-name="gr221" draw:text-style-name="P12" draw:layer="layout" svg:width="0.421cm" svg:height="0.175cm" draw:transform="rotate (0.0954695100840898) translate (3.137cm 31.709cm)">
          <draw:text-box>
            <text:p text:style-name="P10"><text:span text:style-name="T64">Warren</text:span></text:p>
          </draw:text-box>
        </draw:frame>
        <draw:frame draw:style-name="gr158" draw:text-style-name="P12" draw:layer="layout" svg:width="0.132cm" svg:height="0.179cm" draw:transform="rotate (0.605978316292431) translate (7.426cm 31.056cm)">
          <draw:text-box>
            <text:p text:style-name="P10"><text:span text:style-name="T57"><text:s/></text:span></text:p>
          </draw:text-box>
        </draw:frame>
        <draw:frame draw:style-name="gr144" draw:text-style-name="P12" draw:layer="layout" svg:width="0.133cm" svg:height="0.179cm" draw:transform="rotate (0.565835743496562) translate (7.465cm 31.029cm)">
          <draw:text-box>
            <text:p text:style-name="P10"><text:span text:style-name="T57">H</text:span></text:p>
          </draw:text-box>
        </draw:frame>
        <draw:frame draw:style-name="gr144" draw:text-style-name="P12" draw:layer="layout" svg:width="0.133cm" svg:height="0.179cm" draw:transform="rotate (0.533896218185065) translate (7.549cm 30.976cm)">
          <draw:text-box>
            <text:p text:style-name="P10"><text:span text:style-name="T56">i</text:span></text:p>
          </draw:text-box>
        </draw:frame>
        <draw:frame draw:style-name="gr144" draw:text-style-name="P12" draw:layer="layout" svg:width="0.133cm" svg:height="0.179cm" draw:transform="rotate (0.505447351377558) translate (7.58cm 30.957cm)">
          <draw:text-box>
            <text:p text:style-name="P10"><text:span text:style-name="T56">n</text:span></text:p>
          </draw:text-box>
        </draw:frame>
        <draw:frame draw:style-name="gr144" draw:text-style-name="P12" draw:layer="layout" svg:width="0.133cm" svg:height="0.179cm" draw:transform="rotate (0.462512251778497) translate (7.655cm 30.916cm)">
          <draw:text-box>
            <text:p text:style-name="P10"><text:span text:style-name="T56">e</text:span></text:p>
          </draw:text-box>
        </draw:frame>
        <draw:frame draw:style-name="gr180" draw:text-style-name="P12" draw:layer="layout" svg:width="0.134cm" svg:height="0.179cm" draw:transform="rotate (0.417133691226645) translate (7.732cm 30.878cm)">
          <draw:text-box>
            <text:p text:style-name="P10"><text:span text:style-name="T48">s</text:span></text:p>
          </draw:text-box>
        </draw:frame>
        <draw:frame draw:style-name="gr143" draw:text-style-name="P12" draw:layer="layout" svg:width="0.134cm" svg:height="0.175cm" draw:transform="rotate (0.378736447682769) translate (7.799cm 30.848cm)">
          <draw:text-box>
            <text:p text:style-name="P10"><text:span text:style-name="T48"><text:s/></text:span></text:p>
          </draw:text-box>
        </draw:frame>
        <draw:frame draw:style-name="gr143" draw:text-style-name="P12" draw:layer="layout" svg:width="0.134cm" svg:height="0.175cm" draw:transform="rotate (0.323409510394549) translate (7.846cm 30.829cm)">
          <draw:text-box>
            <text:p text:style-name="P10"><text:span text:style-name="T47">D</text:span></text:p>
          </draw:text-box>
        </draw:frame>
        <draw:frame draw:style-name="gr143" draw:text-style-name="P12" draw:layer="layout" svg:width="0.134cm" svg:height="0.175cm" draw:transform="rotate (0.252025543987981) translate (7.947cm 30.796cm)">
          <draw:text-box>
            <text:p text:style-name="P10"><text:span text:style-name="T47">r</text:span></text:p>
          </draw:text-box>
        </draw:frame>
        <draw:frame draw:style-name="gr157" draw:text-style-name="P12" draw:layer="layout" svg:width="0.135cm" svg:height="0.175cm" draw:transform="rotate (0.198094870101356) translate (8.005cm 30.782cm)">
          <draw:text-box>
            <text:p text:style-name="P10"><text:span text:style-name="T47">.</text:span></text:p>
          </draw:text-box>
        </draw:frame>
        <draw:frame draw:style-name="gr157" draw:text-style-name="P12" draw:layer="layout" svg:width="0.135cm" svg:height="0.175cm" draw:transform="rotate (0.0525344104850293) translate (9.334cm 31.102cm)">
          <draw:text-box>
            <text:p text:style-name="P10"><text:span text:style-name="T44"><text:s/></text:span></text:p>
          </draw:text-box>
        </draw:frame>
        <draw:frame draw:style-name="gr157" draw:text-style-name="P12" draw:layer="layout" svg:width="0.135cm" svg:height="0.175cm" draw:transform="rotate (-0.00628318530717944) translate (9.386cm 31.099cm)">
          <draw:text-box>
            <text:p text:style-name="P10"><text:span text:style-name="T44">H</text:span></text:p>
          </draw:text-box>
        </draw:frame>
        <draw:frame draw:style-name="gr157" draw:text-style-name="P12" draw:layer="layout" svg:width="0.135cm" svg:height="0.175cm" draw:transform="rotate (-0.0558505360638189) translate (9.491cm 31.101cm)">
          <draw:text-box>
            <text:p text:style-name="P10"><text:span text:style-name="T44">i</text:span></text:p>
          </draw:text-box>
        </draw:frame>
        <draw:frame draw:style-name="gr157" draw:text-style-name="P12" draw:layer="layout" svg:width="0.135cm" svg:height="0.175cm" draw:transform="rotate (-0.10157816246607) translate (9.532cm 31.103cm)">
          <draw:text-box>
            <text:p text:style-name="P10"><text:span text:style-name="T44">n</text:span></text:p>
          </draw:text-box>
        </draw:frame>
        <draw:frame draw:style-name="gr157" draw:text-style-name="P12" draw:layer="layout" svg:width="0.135cm" svg:height="0.175cm" draw:transform="rotate (-0.174358392274234) translate (9.624cm 31.113cm)">
          <draw:text-box>
            <text:p text:style-name="P10"><text:span text:style-name="T47">e</text:span></text:p>
          </draw:text-box>
        </draw:frame>
        <draw:frame draw:style-name="gr143" draw:text-style-name="P12" draw:layer="layout" svg:width="0.134cm" svg:height="0.175cm" draw:transform="rotate (-0.255341669566771) translate (9.715cm 31.129cm)">
          <draw:text-box>
            <text:p text:style-name="P10"><text:span text:style-name="T47">s</text:span></text:p>
          </draw:text-box>
        </draw:frame>
        <draw:frame draw:style-name="gr143" draw:text-style-name="P12" draw:layer="layout" svg:width="0.134cm" svg:height="0.175cm" draw:transform="rotate (-0.327947366449736) translate (9.793cm 31.151cm)">
          <draw:text-box>
            <text:p text:style-name="P10"><text:span text:style-name="T48"><text:s/></text:span></text:p>
          </draw:text-box>
        </draw:frame>
        <draw:frame draw:style-name="gr143" draw:text-style-name="P12" draw:layer="layout" svg:width="0.134cm" svg:height="0.175cm" draw:transform="rotate (-0.390255620745932) translate (9.842cm 31.168cm)">
          <draw:text-box>
            <text:p text:style-name="P10"><text:span text:style-name="T48"><text:s/></text:span></text:p>
          </draw:text-box>
        </draw:frame>
        <draw:frame draw:style-name="gr144" draw:text-style-name="P12" draw:layer="layout" svg:width="0.133cm" svg:height="0.179cm" draw:transform="rotate (-0.462163185928099) translate (9.892cm 31.189cm)">
          <draw:text-box>
            <text:p text:style-name="P10"><text:span text:style-name="T56"><text:s/></text:span></text:p>
          </draw:text-box>
        </draw:frame>
        <draw:frame draw:style-name="gr158" draw:text-style-name="P12" draw:layer="layout" svg:width="0.132cm" svg:height="0.179cm" draw:transform="rotate (-0.600567795611249) translate (9.951cm 31.218cm)">
          <draw:text-box>
            <text:p text:style-name="P10"><text:span text:style-name="T57">D</text:span></text:p>
          </draw:text-box>
        </draw:frame>
        <draw:frame draw:style-name="gr159" draw:text-style-name="P13" draw:layer="layout" svg:width="0.131cm" svg:height="0.179cm" draw:transform="rotate (-0.779987642716266) translate (10.05cm 31.292cm)">
          <draw:text-box>
            <text:p text:style-name="P10"><text:span text:style-name="T59">r</text:span></text:p>
          </draw:text-box>
        </draw:frame>
        <draw:frame draw:style-name="gr222" draw:text-style-name="P13" draw:layer="layout" svg:width="0.13cm" svg:height="0.183cm" draw:transform="rotate (-0.907047612261454) translate (10.099cm 31.342cm)">
          <draw:text-box>
            <text:p text:style-name="P10"><text:span text:style-name="T60">.</text:span></text:p>
          </draw:text-box>
        </draw:frame>
        <draw:frame draw:style-name="gr223" draw:text-style-name="P13" draw:layer="layout" svg:width="0.129cm" svg:height="0.183cm" draw:transform="rotate (-1.02747533064906) translate (10.135cm 31.39cm)">
          <draw:text-box>
            <text:p text:style-name="P10"><text:span text:style-name="T69"><text:s/></text:span></text:p>
          </draw:text-box>
        </draw:frame>
        <draw:frame draw:style-name="gr224" draw:text-style-name="P12" draw:layer="layout" svg:width="0.451cm" svg:height="0.175cm" svg:x="5.106cm" svg:y="33.491cm">
          <draw:text-box>
            <text:p text:style-name="P10"><text:span text:style-name="T44">Palmer</text:span></text:p>
          </draw:text-box>
        </draw:frame>
        <draw:frame draw:style-name="gr225" draw:text-style-name="P12" draw:layer="layout" svg:width="0.59cm" svg:height="0.175cm" svg:x="7.483cm" svg:y="33.135cm">
          <draw:text-box>
            <text:p text:style-name="P10"><text:span text:style-name="T44">Avondale</text:span></text:p>
          </draw:text-box>
        </draw:frame>
        <draw:frame draw:style-name="gr226" draw:text-style-name="P11" draw:layer="layout" svg:width="0.552cm" svg:height="0.183cm" draw:transform="rotate (1.5707963267949) translate (3.363cm 34.446cm)">
          <draw:text-box>
            <text:p text:style-name="P10"><text:span text:style-name="T45">John Hix <text:s/></text:span></text:p>
          </draw:text-box>
        </draw:frame>
        <draw:frame draw:style-name="gr227" draw:text-style-name="P12" draw:layer="layout" svg:width="1.052cm" svg:height="0.175cm" draw:transform="rotate (0.188146493364989) translate (8.489cm 33.662cm)">
          <draw:text-box>
            <text:p text:style-name="P10"><text:span text:style-name="T47"><text:s text:c="5"/></text:span><text:span text:style-name="T47">Michigan Ave.</text:span></text:p>
          </draw:text-box>
        </draw:frame>
        <draw:frame draw:style-name="gr228" draw:text-style-name="P12" draw:layer="layout" svg:width="0.662cm" svg:height="0.175cm" svg:x="8.552cm" svg:y="32.744cm">
          <draw:text-box>
            <text:p text:style-name="P10"><text:span text:style-name="T44">Cherry Hill</text:span></text:p>
          </draw:text-box>
        </draw:frame>
        <draw:frame draw:style-name="gr229" draw:text-style-name="P12" draw:layer="layout" svg:width="0.629cm" svg:height="0.175cm" svg:x="4.956cm" svg:y="32.928cm">
          <draw:text-box>
            <text:p text:style-name="P10"><text:span text:style-name="T49">Cherry Hill</text:span></text:p>
          </draw:text-box>
        </draw:frame>
        <draw:frame draw:style-name="gr230" draw:text-style-name="P11" draw:layer="layout" svg:width="0.43cm" svg:height="0.183cm" draw:transform="rotate (1.5707963267949) translate (4.807cm 32.795cm)">
          <draw:text-box>
            <text:p text:style-name="P10"><text:span text:style-name="T51">Wayne <text:s/></text:span></text:p>
          </draw:text-box>
        </draw:frame>
        <draw:frame draw:style-name="gr231" draw:text-style-name="P11" draw:layer="layout" svg:width="0.375cm" svg:height="0.183cm" draw:transform="rotate (1.5707963267949) translate (5.7cm 34.08cm)">
          <draw:text-box>
            <text:p text:style-name="P10"><text:span text:style-name="T46">Venoy</text:span></text:p>
          </draw:text-box>
        </draw:frame>
        <draw:frame draw:style-name="gr232" draw:text-style-name="P11" draw:layer="layout" svg:width="0.358cm" svg:height="0.183cm" draw:transform="rotate (1.5707963267949) translate (5.853cm 31.786cm)">
          <draw:text-box>
            <text:p text:style-name="P10"><text:span text:style-name="T45">Venoy</text:span></text:p>
          </draw:text-box>
        </draw:frame>
        <draw:frame draw:style-name="gr233" draw:text-style-name="P11" draw:layer="layout" svg:width="0.531cm" svg:height="0.183cm" draw:transform="rotate (1.5707963267949) translate (4.461cm 32.189cm)">
          <draw:text-box>
            <text:p text:style-name="P10"><text:span text:style-name="T70">Central City</text:span></text:p>
          </draw:text-box>
        </draw:frame>
        <draw:frame draw:style-name="gr234" draw:text-style-name="P11" draw:layer="layout" svg:width="0.688cm" svg:height="0.183cm" draw:transform="rotate (1.5707963267949) translate (6.739cm 34.039cm)">
          <draw:text-box>
            <text:p text:style-name="P10"><text:span text:style-name="T45">Henry <text:s/>Ruff </text:span></text:p>
          </draw:text-box>
        </draw:frame>
        <draw:frame draw:style-name="gr212" draw:text-style-name="P11" draw:layer="layout" svg:width="0.684cm" svg:height="0.183cm" draw:transform="rotate (1.5707963267949) translate (3.792cm 34.029cm)">
          <draw:text-box>
            <text:p text:style-name="P10"><text:span text:style-name="T45">Newburgh <text:s/></text:span></text:p>
          </draw:text-box>
        </draw:frame>
        <draw:frame draw:style-name="gr235" draw:text-style-name="P12" draw:layer="layout" svg:width="0.362cm" svg:height="0.175cm" svg:x="9.335cm" svg:y="31.992cm">
          <draw:text-box>
            <text:p text:style-name="P10"><text:span text:style-name="T44">Ford <text:s/></text:span></text:p>
          </draw:text-box>
        </draw:frame>
        <draw:frame draw:style-name="gr235" draw:text-style-name="P12" draw:layer="layout" svg:width="0.362cm" svg:height="0.175cm" svg:x="11.906cm" svg:y="32.169cm">
          <draw:text-box>
            <text:p text:style-name="P10"><text:span text:style-name="T44">Ford <text:s/></text:span></text:p>
          </draw:text-box>
        </draw:frame>
        <draw:frame draw:style-name="gr154" draw:text-style-name="P13" draw:layer="layout" svg:width="0.116cm" svg:height="0.183cm" draw:transform="rotate (1.00984750520392) translate (10.107cm 32.89cm)">
          <draw:text-box>
            <text:p text:style-name="P10"><text:span text:style-name="T52">O</text:span></text:p>
          </draw:text-box>
        </draw:frame>
        <draw:frame draw:style-name="gr154" draw:text-style-name="P13" draw:layer="layout" svg:width="0.116cm" svg:height="0.183cm" draw:transform="rotate (1.01002203812912) translate (10.151cm 32.819cm)">
          <draw:text-box>
            <text:p text:style-name="P10"><text:span text:style-name="T52">ut</text:span></text:p>
          </draw:text-box>
        </draw:frame>
        <draw:frame draw:style-name="gr154" draw:text-style-name="P13" draw:layer="layout" svg:width="0.116cm" svg:height="0.183cm" draw:transform="rotate (1.00984750520392) translate (10.209cm 32.727cm)">
          <draw:text-box>
            <text:p text:style-name="P10"><text:span text:style-name="T52">e</text:span></text:p>
          </draw:text-box>
        </draw:frame>
        <draw:frame draw:style-name="gr154" draw:text-style-name="P13" draw:layer="layout" svg:width="0.116cm" svg:height="0.183cm" draw:transform="rotate (1.00984750520392) translate (10.245cm 32.67cm)">
          <draw:text-box>
            <text:p text:style-name="P10"><text:span text:style-name="T52">r</text:span></text:p>
          </draw:text-box>
        </draw:frame>
        <draw:frame draw:style-name="gr154" draw:text-style-name="P13" draw:layer="layout" svg:width="0.116cm" svg:height="0.183cm" draw:transform="rotate (0.989776218805984) translate (10.268cm 32.632cm)">
          <draw:text-box>
            <text:p text:style-name="P10"><text:span text:style-name="T52"><text:s/></text:span></text:p>
          </draw:text-box>
        </draw:frame>
        <draw:frame draw:style-name="gr153" draw:text-style-name="P13" draw:layer="layout" svg:width="0.117cm" svg:height="0.183cm" draw:transform="rotate (0.96656333975446) translate (10.289cm 32.601cm)">
          <draw:text-box>
            <text:p text:style-name="P10"><text:span text:style-name="T52">D</text:span></text:p>
          </draw:text-box>
        </draw:frame>
        <draw:frame draw:style-name="gr153" draw:text-style-name="P13" draw:layer="layout" svg:width="0.117cm" svg:height="0.183cm" draw:transform="rotate (0.947190185057322) translate (10.336cm 32.533cm)">
          <draw:text-box>
            <text:p text:style-name="P10"><text:span text:style-name="T52">r</text:span></text:p>
          </draw:text-box>
        </draw:frame>
        <draw:frame draw:style-name="gr153" draw:text-style-name="P13" draw:layer="layout" svg:width="0.117cm" svg:height="0.183cm" draw:transform="rotate (0.93270395226577) translate (10.362cm 32.497cm)">
          <draw:text-box>
            <text:p text:style-name="P10"><text:span text:style-name="T52">.</text:span></text:p>
          </draw:text-box>
        </draw:frame>
        <draw:frame draw:style-name="gr236" draw:text-style-name="P12" draw:layer="layout" svg:width="0.273cm" svg:height="0.175cm" svg:x="4.956cm" svg:y="32.245cm">
          <draw:text-box>
            <text:p text:style-name="P10"><text:span text:style-name="T49">Ford</text:span></text:p>
          </draw:text-box>
        </draw:frame>
        <draw:frame draw:style-name="gr236" draw:text-style-name="P12" draw:layer="layout" svg:width="0.273cm" svg:height="0.175cm" svg:x="7.404cm" svg:y="32.231cm">
          <draw:text-box>
            <text:p text:style-name="P10"><text:span text:style-name="T49">Ford</text:span></text:p>
          </draw:text-box>
        </draw:frame>
        <draw:frame draw:style-name="gr215" draw:text-style-name="P11" draw:layer="layout" svg:width="0.379cm" svg:height="0.183cm" draw:transform="rotate (1.5707963267949) translate (9.285cm 33.423cm)">
          <draw:text-box>
            <text:p text:style-name="P10"><text:span text:style-name="T46">Gulley</text:span></text:p>
          </draw:text-box>
        </draw:frame>
        <draw:frame draw:style-name="gr204" draw:text-style-name="P11" draw:layer="layout" svg:width="0.705cm" svg:height="0.183cm" draw:transform="rotate (1.5707963267949) translate (7.133cm 31.254cm)">
          <draw:text-box>
            <text:p text:style-name="P10"><text:span text:style-name="T46">Middlebelt <text:s/></text:span></text:p>
          </draw:text-box>
        </draw:frame>
        <draw:frame draw:style-name="gr209" draw:text-style-name="P11" draw:layer="layout" svg:width="0.662cm" svg:height="0.183cm" draw:transform="rotate (1.5707963267949) translate (6.317cm 33.59cm)">
          <draw:text-box>
            <text:p text:style-name="P10"><text:span text:style-name="T46">Merriman <text:s/></text:span></text:p>
          </draw:text-box>
        </draw:frame>
        <draw:frame draw:style-name="gr237" draw:text-style-name="P12" draw:layer="layout" svg:width="0.654cm" svg:height="0.175cm" svg:x="3.871cm" svg:y="35.255cm">
          <draw:text-box>
            <text:p text:style-name="P10"><text:span text:style-name="T44">Van Born <text:s/></text:span></text:p>
          </draw:text-box>
        </draw:frame>
        <draw:frame draw:style-name="gr227" draw:text-style-name="P12" draw:layer="layout" svg:width="1.052cm" svg:height="0.175cm" draw:transform="rotate (0.185528499486997) translate (5.476cm 34.31cm)">
          <draw:text-box>
            <text:p text:style-name="P10"><text:span text:style-name="T47"><text:s text:c="5"/></text:span><text:span text:style-name="T47">Michigan Ave.</text:span></text:p>
          </draw:text-box>
        </draw:frame>
        <draw:frame draw:style-name="gr238" draw:text-style-name="P11" draw:layer="layout" svg:width="0.739cm" svg:height="0.183cm" draw:transform="rotate (1.5707963267949) translate (8.952cm 34.914cm)">
          <draw:text-box>
            <text:p text:style-name="P10"><text:span text:style-name="T45">Beech <text:s/>Daly <text:s/></text:span></text:p>
          </draw:text-box>
        </draw:frame>
        <draw:frame draw:style-name="gr135" draw:text-style-name="P12" draw:layer="layout" svg:width="0.595cm" svg:height="0.175cm" svg:x="5.665cm" svg:y="34.734cm">
          <draw:text-box>
            <text:p text:style-name="P10"><text:span text:style-name="T49">Annapolis</text:span></text:p>
          </draw:text-box>
        </draw:frame>
        <draw:frame draw:style-name="gr135" draw:text-style-name="P12" draw:layer="layout" svg:width="0.595cm" svg:height="0.175cm" svg:x="8.287cm" svg:y="34.885cm">
          <draw:text-box>
            <text:p text:style-name="P10"><text:span text:style-name="T49">Annapolis</text:span></text:p>
          </draw:text-box>
        </draw:frame>
        <draw:frame draw:style-name="gr239" draw:text-style-name="P11" draw:layer="layout" svg:width="0.557cm" svg:height="0.183cm" draw:transform="rotate (1.5707963267949) translate (7.962cm 34.825cm)">
          <draw:text-box>
            <text:p text:style-name="P10"><text:span text:style-name="T46">Inkster <text:s text:c="3"/></text:span></text:p>
          </draw:text-box>
        </draw:frame>
        <draw:frame draw:style-name="gr200" draw:text-style-name="P11" draw:layer="layout" svg:width="0.772cm" svg:height="0.183cm" draw:transform="rotate (1.5707963267949) translate (7.331cm 34.89cm)">
          <draw:text-box>
            <text:p text:style-name="P10"><text:span text:style-name="T46">Middlebelt <text:s text:c="3"/></text:span></text:p>
          </draw:text-box>
        </draw:frame>
        <draw:frame draw:style-name="gr240" draw:text-style-name="P12" draw:layer="layout" svg:width="0.692cm" svg:height="0.175cm" svg:x="10.381cm" svg:y="35.086cm">
          <draw:text-box>
            <text:p text:style-name="P10"><text:span text:style-name="T44">Van <text:s/>Born <text:s/></text:span></text:p>
          </draw:text-box>
        </draw:frame>
        <draw:frame draw:style-name="gr237" draw:text-style-name="P12" draw:layer="layout" svg:width="0.654cm" svg:height="0.175cm" svg:x="7.496cm" svg:y="35.068cm">
          <draw:text-box>
            <text:p text:style-name="P10"><text:span text:style-name="T44">Van Born <text:s/></text:span></text:p>
          </draw:text-box>
        </draw:frame>
        <draw:frame draw:style-name="gr241" draw:text-style-name="P12" draw:layer="layout" svg:width="0.506cm" svg:height="0.175cm" svg:x="4.281cm" svg:y="35.861cm">
          <draw:text-box>
            <text:p text:style-name="P10"><text:span text:style-name="T44">Ecorse <text:s/></text:span></text:p>
          </draw:text-box>
        </draw:frame>
        <draw:frame draw:style-name="gr241" draw:text-style-name="P12" draw:layer="layout" svg:width="0.506cm" svg:height="0.175cm" svg:x="7.987cm" svg:y="35.876cm">
          <draw:text-box>
            <text:p text:style-name="P10"><text:span text:style-name="T44">Ecorse <text:s/></text:span></text:p>
          </draw:text-box>
        </draw:frame>
        <draw:frame draw:style-name="gr209" draw:text-style-name="P11" draw:layer="layout" svg:width="0.662cm" svg:height="0.183cm" draw:transform="rotate (1.5707963267949) translate (6.496cm 35.154cm)">
          <draw:text-box>
            <text:p text:style-name="P10"><text:span text:style-name="T46">Merriman <text:s/></text:span></text:p>
          </draw:text-box>
        </draw:frame>
        <draw:frame draw:style-name="gr242" draw:text-style-name="P11" draw:layer="layout" svg:width="0.751cm" svg:height="0.183cm" draw:transform="rotate (1.5707963267949) translate (8.764cm 37.572cm)">
          <draw:text-box>
            <text:p text:style-name="P10"><text:span text:style-name="T46">Beech Daly <text:s/></text:span></text:p>
          </draw:text-box>
        </draw:frame>
        <draw:frame draw:style-name="gr243" draw:text-style-name="P12" draw:layer="layout" svg:width="0.671cm" svg:height="0.175cm" svg:x="8.206cm" svg:y="38.384cm">
          <draw:text-box>
            <text:p text:style-name="P10"><text:span text:style-name="T44">Northline <text:s/></text:span></text:p>
          </draw:text-box>
        </draw:frame>
        <draw:frame draw:style-name="gr244" draw:text-style-name="P12" draw:layer="layout" svg:width="0.633cm" svg:height="0.175cm" svg:x="4.553cm" svg:y="37.521cm">
          <draw:text-box>
            <text:p text:style-name="P10"><text:span text:style-name="T44">Goddard <text:s/></text:span></text:p>
          </draw:text-box>
        </draw:frame>
        <draw:frame draw:style-name="gr245" draw:text-style-name="P12" draw:layer="layout" svg:width="0.375cm" svg:height="0.175cm" svg:x="6.819cm" svg:y="36.299cm">
          <draw:text-box>
            <text:p text:style-name="P10"><text:span text:style-name="T44">Smith</text:span></text:p>
          </draw:text-box>
        </draw:frame>
        <draw:frame draw:style-name="gr218" draw:text-style-name="P11" draw:layer="layout" svg:width="0.485cm" svg:height="0.183cm" draw:transform="rotate (1.5707963267949) translate (4.618cm 36.989cm)">
          <draw:text-box>
            <text:p text:style-name="P10"><text:span text:style-name="T46">Wayne <text:s/></text:span></text:p>
          </draw:text-box>
        </draw:frame>
        <draw:frame draw:style-name="gr246" draw:text-style-name="P13" draw:layer="layout" svg:width="0.391cm" svg:height="0.183cm" draw:transform="rotate (0.966737872679659) translate (5.279cm 37.699cm)">
          <draw:text-box>
            <text:p text:style-name="P10"><text:span text:style-name="T50">Vining</text:span></text:p>
          </draw:text-box>
        </draw:frame>
        <draw:frame draw:style-name="gr247" draw:text-style-name="P13" draw:layer="layout" svg:width="0.942cm" svg:height="0.183cm" draw:transform="rotate (1.00234258942034) translate (5.725cm 39.117cm)">
          <draw:text-box>
            <text:p text:style-name="P10"><text:span text:style-name="T71">John Dingell Dr.</text:span></text:p>
          </draw:text-box>
        </draw:frame>
        <draw:frame draw:style-name="gr245" draw:text-style-name="P12" draw:layer="layout" svg:width="0.375cm" svg:height="0.175cm" svg:x="5.258cm" svg:y="36.633cm">
          <draw:text-box>
            <text:p text:style-name="P10"><text:span text:style-name="T44">Wick <text:s/></text:span></text:p>
          </draw:text-box>
        </draw:frame>
        <draw:frame draw:style-name="gr245" draw:text-style-name="P12" draw:layer="layout" svg:width="0.375cm" svg:height="0.175cm" svg:x="8.45cm" svg:y="36.652cm">
          <draw:text-box>
            <text:p text:style-name="P10"><text:span text:style-name="T44">Wick <text:s/></text:span></text:p>
          </draw:text-box>
        </draw:frame>
        <draw:frame draw:style-name="gr239" draw:text-style-name="P11" draw:layer="layout" svg:width="0.557cm" svg:height="0.183cm" draw:transform="rotate (1.5707963267949) translate (8.148cm 37.159cm)">
          <draw:text-box>
            <text:p text:style-name="P10"><text:span text:style-name="T46">Inkster <text:s text:c="3"/></text:span></text:p>
          </draw:text-box>
        </draw:frame>
        <draw:frame draw:style-name="gr248" draw:text-style-name="P11" draw:layer="layout" svg:width="0.518cm" svg:height="0.183cm" draw:transform="rotate (1.5707963267949) translate (7.743cm 38.256cm)">
          <draw:text-box>
            <text:p text:style-name="P10"><text:span text:style-name="T46">Harrison</text:span></text:p>
          </draw:text-box>
        </draw:frame>
        <draw:frame draw:style-name="gr249" draw:text-style-name="P11" draw:layer="layout" svg:width="0.607cm" svg:height="0.183cm" draw:transform="rotate (1.5707963267949) translate (9.57cm 38.339cm)">
          <draw:text-box>
            <text:p text:style-name="P10"><text:span text:style-name="T51">Telegraph <text:s/></text:span></text:p>
          </draw:text-box>
        </draw:frame>
        <draw:frame draw:style-name="gr250" draw:text-style-name="P12" draw:layer="layout" svg:width="0.667cm" svg:height="0.175cm" svg:x="7.832cm" svg:y="37.428cm">
          <draw:text-box>
            <text:p text:style-name="P10"><text:span text:style-name="T44">Goddard <text:s text:c="2"/></text:span></text:p>
          </draw:text-box>
        </draw:frame>
        <draw:frame draw:style-name="gr251" draw:text-style-name="P13" draw:layer="layout" svg:width="0.472cm" svg:height="0.183cm" draw:transform="rotate (1.10409528481161) translate (6.697cm 37.369cm)">
          <draw:text-box>
            <text:p text:style-name="P10"><text:span text:style-name="T72">Rogell Dr.</text:span></text:p>
          </draw:text-box>
        </draw:frame>
        <draw:frame draw:style-name="gr204" draw:text-style-name="P11" draw:layer="layout" svg:width="0.705cm" svg:height="0.183cm" draw:transform="rotate (1.5707963267949) translate (7.126cm 38.946cm)">
          <draw:text-box>
            <text:p text:style-name="P10"><text:span text:style-name="T46">Middlebelt <text:s/></text:span></text:p>
          </draw:text-box>
        </draw:frame>
        <draw:frame draw:style-name="gr166" draw:text-style-name="P12" draw:layer="layout" svg:width="0.514cm" svg:height="0.175cm" svg:x="7.61cm" svg:y="38.958cm">
          <draw:text-box>
            <text:p text:style-name="P10"><text:span text:style-name="T44">Eureka <text:s/></text:span></text:p>
          </draw:text-box>
        </draw:frame>
        <draw:frame draw:style-name="gr229" draw:text-style-name="P12" draw:layer="layout" svg:width="0.629cm" svg:height="0.175cm" draw:transform="rotate (-0.281347075421486) translate (5.096cm 38.979cm)">
          <draw:text-box>
            <text:p text:style-name="P10"><text:span text:style-name="T47">Eureka <text:s text:c="4"/></text:span></text:p>
          </draw:text-box>
        </draw:frame>
        <draw:frame draw:style-name="gr252" draw:text-style-name="P13" draw:layer="layout" svg:width="0.408cm" svg:height="0.183cm" draw:transform="rotate (-1.1686724671354) translate (5.161cm 39.219cm)">
          <draw:text-box>
            <text:p text:style-name="P10"><text:span text:style-name="T73">Wayne</text:span></text:p>
          </draw:text-box>
        </draw:frame>
        <draw:frame draw:style-name="gr245" draw:text-style-name="P12" draw:layer="layout" svg:width="0.375cm" svg:height="0.175cm" svg:x="10.851cm" svg:y="36.813cm">
          <draw:text-box>
            <text:p text:style-name="P10"><text:span text:style-name="T44">Wick <text:s/></text:span></text:p>
          </draw:text-box>
        </draw:frame>
        <draw:frame draw:style-name="gr233" draw:text-style-name="P11" draw:layer="layout" svg:width="0.531cm" svg:height="0.183cm" draw:transform="rotate (1.5707963267949) translate (12.675cm 39.659cm)">
          <draw:text-box>
            <text:p text:style-name="P10"><text:span text:style-name="T61">Trenton <text:s text:c="3"/></text:span></text:p>
          </draw:text-box>
        </draw:frame>
        <draw:frame draw:style-name="gr253" draw:text-style-name="P11" draw:layer="layout" svg:width="0.243cm" svg:height="0.183cm" draw:transform="rotate (1.5707963267949) translate (12.888cm 40.409cm)">
          <draw:text-box>
            <text:p text:style-name="P10"><text:span text:style-name="T46">Fort</text:span></text:p>
          </draw:text-box>
        </draw:frame>
        <draw:frame draw:style-name="gr254" draw:text-style-name="P12" draw:layer="layout" svg:width="0.899cm" svg:height="0.175cm" svg:x="11.812cm" svg:y="39.917cm">
          <draw:text-box>
            <text:p text:style-name="P10"><text:span text:style-name="T44">Pennsylvania <text:s/></text:span></text:p>
          </draw:text-box>
        </draw:frame>
        <draw:frame draw:style-name="gr255" draw:text-style-name="P12" draw:layer="layout" svg:width="0.933cm" svg:height="0.175cm" svg:x="7.478cm" svg:y="39.733cm">
          <draw:text-box>
            <text:p text:style-name="P10"><text:span text:style-name="T44">Pennsylvania <text:s text:c="2"/></text:span></text:p>
          </draw:text-box>
        </draw:frame>
        <draw:frame draw:style-name="gr166" draw:text-style-name="P12" draw:layer="layout" svg:width="0.514cm" svg:height="0.175cm" svg:x="11.223cm" svg:y="38.957cm">
          <draw:text-box>
            <text:p text:style-name="P10"><text:span text:style-name="T44">Eureka <text:s/></text:span></text:p>
          </draw:text-box>
        </draw:frame>
        <draw:frame draw:style-name="gr166" draw:text-style-name="P12" draw:layer="layout" svg:width="0.514cm" svg:height="0.175cm" svg:x="14.071cm" svg:y="39.155cm">
          <draw:text-box>
            <text:p text:style-name="P10"><text:span text:style-name="T44">Eureka <text:s/></text:span></text:p>
          </draw:text-box>
        </draw:frame>
        <draw:frame draw:style-name="gr256" draw:text-style-name="P12" draw:layer="layout" svg:width="0.658cm" svg:height="0.175cm" svg:x="13.553cm" svg:y="39.618cm">
          <draw:text-box>
            <text:p text:style-name="P10"><text:span text:style-name="T49">Cambridge</text:span></text:p>
          </draw:text-box>
        </draw:frame>
        <draw:frame draw:style-name="gr257" draw:text-style-name="P12" draw:layer="layout" svg:width="0.358cm" svg:height="0.175cm" svg:x="12.289cm" svg:y="41.33cm">
          <draw:text-box>
            <text:p text:style-name="P10"><text:span text:style-name="T44">King <text:s/></text:span></text:p>
          </draw:text-box>
        </draw:frame>
        <draw:frame draw:style-name="gr258" draw:text-style-name="P12" draw:layer="layout" svg:width="0.391cm" svg:height="0.175cm" svg:x="13cm" svg:y="42.067cm">
          <draw:text-box>
            <text:p text:style-name="P10"><text:span text:style-name="T44">West <text:s/></text:span></text:p>
          </draw:text-box>
        </draw:frame>
        <draw:frame draw:style-name="gr168" draw:text-style-name="P11" draw:layer="layout" svg:width="0.128cm" svg:height="0.183cm" draw:transform="rotate (1.30568081341696) translate (13.652cm 41.665cm)">
          <draw:text-box>
            <text:p text:style-name="P10"><text:span text:style-name="T46"><text:s/></text:span></text:p>
          </draw:text-box>
        </draw:frame>
        <draw:frame draw:style-name="gr168" draw:text-style-name="P11" draw:layer="layout" svg:width="0.128cm" svg:height="0.183cm" draw:transform="rotate (1.30463361586576) translate (13.662cm 41.627cm)">
          <draw:text-box>
            <text:p text:style-name="P10"><text:span text:style-name="T46"><text:s/></text:span></text:p>
          </draw:text-box>
        </draw:frame>
        <draw:frame draw:style-name="gr168" draw:text-style-name="P11" draw:layer="layout" svg:width="0.128cm" svg:height="0.183cm" draw:transform="rotate (1.30236468783817) translate (13.672cm 41.59cm)">
          <draw:text-box>
            <text:p text:style-name="P10"><text:span text:style-name="T46">W</text:span></text:p>
          </draw:text-box>
        </draw:frame>
        <draw:frame draw:style-name="gr168" draw:text-style-name="P11" draw:layer="layout" svg:width="0.128cm" svg:height="0.183cm" draw:transform="rotate (1.29992122688538) translate (13.706cm 41.465cm)">
          <draw:text-box>
            <text:p text:style-name="P10"><text:span text:style-name="T46">.</text:span></text:p>
          </draw:text-box>
        </draw:frame>
        <draw:frame draw:style-name="gr168" draw:text-style-name="P11" draw:layer="layout" svg:width="0.128cm" svg:height="0.183cm" draw:transform="rotate (1.29852496348378) translate (13.717cm 41.428cm)">
          <draw:text-box>
            <text:p text:style-name="P10"><text:span text:style-name="T46"><text:s/></text:span></text:p>
          </draw:text-box>
        </draw:frame>
        <draw:frame draw:style-name="gr168" draw:text-style-name="P11" draw:layer="layout" svg:width="0.128cm" svg:height="0.183cm" draw:transform="rotate (1.29625603545619) translate (13.727cm 41.391cm)">
          <draw:text-box>
            <text:p text:style-name="P10"><text:span text:style-name="T46">J</text:span></text:p>
          </draw:text-box>
        </draw:frame>
        <draw:frame draw:style-name="gr168" draw:text-style-name="P11" draw:layer="layout" svg:width="0.128cm" svg:height="0.183cm" draw:transform="rotate (1.2927653769522) translate (13.747cm 41.32cm)">
          <draw:text-box>
            <text:p text:style-name="P10"><text:span text:style-name="T46">e</text:span></text:p>
          </draw:text-box>
        </draw:frame>
        <draw:frame draw:style-name="gr168" draw:text-style-name="P11" draw:layer="layout" svg:width="0.128cm" svg:height="0.183cm" draw:transform="rotate (1.28752938919622) translate (13.767cm 41.248cm)">
          <draw:text-box>
            <text:p text:style-name="P10"><text:span text:style-name="T46">ff</text:span></text:p>
          </draw:text-box>
        </draw:frame>
        <draw:frame draw:style-name="gr168" draw:text-style-name="P11" draw:layer="layout" svg:width="0.128cm" svg:height="0.183cm" draw:transform="rotate (1.27932634171184) translate (13.791cm 41.169cm)">
          <draw:text-box>
            <text:p text:style-name="P10"><text:span text:style-name="T46">e</text:span></text:p>
          </draw:text-box>
        </draw:frame>
        <draw:frame draw:style-name="gr168" draw:text-style-name="P11" draw:layer="layout" svg:width="0.128cm" svg:height="0.183cm" draw:transform="rotate (1.26867983327468) translate (13.812cm 41.097cm)">
          <draw:text-box>
            <text:p text:style-name="P10"><text:span text:style-name="T46">r</text:span></text:p>
          </draw:text-box>
        </draw:frame>
        <draw:frame draw:style-name="gr168" draw:text-style-name="P11" draw:layer="layout" svg:width="0.128cm" svg:height="0.183cm" draw:transform="rotate (1.24843401395154) translate (13.827cm 41.05cm)">
          <draw:text-box>
            <text:p text:style-name="P10"><text:span text:style-name="T74">s</text:span></text:p>
          </draw:text-box>
        </draw:frame>
        <draw:frame draw:style-name="gr168" draw:text-style-name="P11" draw:layer="layout" svg:width="0.128cm" svg:height="0.183cm" draw:transform="rotate (1.24668868469955) translate (13.849cm 40.988cm)">
          <draw:text-box>
            <text:p text:style-name="P10"><text:span text:style-name="T74">o</text:span></text:p>
          </draw:text-box>
        </draw:frame>
        <draw:frame draw:style-name="gr168" draw:text-style-name="P11" draw:layer="layout" svg:width="0.128cm" svg:height="0.183cm" draw:transform="rotate (1.24948121150274) translate (13.873cm 40.917cm)">
          <draw:text-box>
            <text:p text:style-name="P10"><text:span text:style-name="T74">n</text:span></text:p>
          </draw:text-box>
        </draw:frame>
        <draw:frame draw:style-name="gr259" draw:text-style-name="P11" draw:layer="layout" svg:width="0.447cm" svg:height="0.183cm" draw:transform="rotate (1.5707963267949) translate (11.703cm 42.512cm)">
          <draw:text-box>
            <text:p text:style-name="P10"><text:span text:style-name="T46">Grange</text:span></text:p>
          </draw:text-box>
        </draw:frame>
        <draw:frame draw:style-name="gr260" draw:text-style-name="P12" draw:layer="layout" svg:width="0.599cm" svg:height="0.175cm" svg:x="11.773cm" svg:y="42.93cm">
          <draw:text-box>
            <text:p text:style-name="P10"><text:span text:style-name="T44">Van Horn</text:span></text:p>
          </draw:text-box>
        </draw:frame>
        <draw:frame draw:style-name="gr245" draw:text-style-name="P12" draw:layer="layout" svg:width="0.375cm" svg:height="0.175cm" svg:x="13.294cm" svg:y="40.781cm">
          <draw:text-box>
            <text:p text:style-name="P10"><text:span text:style-name="T44">Sibley</text:span></text:p>
          </draw:text-box>
        </draw:frame>
        <draw:frame draw:style-name="gr245" draw:text-style-name="P12" draw:layer="layout" svg:width="0.375cm" svg:height="0.175cm" svg:x="11.451cm" svg:y="40.583cm">
          <draw:text-box>
            <text:p text:style-name="P10"><text:span text:style-name="T44">Sibley</text:span></text:p>
          </draw:text-box>
        </draw:frame>
        <draw:frame draw:style-name="gr261" draw:text-style-name="P13" draw:layer="layout" svg:width="0.662cm" svg:height="0.179cm" draw:transform="rotate (0.818384886260141) translate (10.98cm 40.216cm)">
          <draw:text-box>
            <text:p text:style-name="P10"><text:span text:style-name="T59">Dix-Toledo</text:span></text:p>
          </draw:text-box>
        </draw:frame>
        <draw:frame draw:style-name="gr252" draw:text-style-name="P11" draw:layer="layout" svg:width="0.408cm" svg:height="0.183cm" draw:transform="rotate (1.5707963267949) translate (10.228cm 38.292cm)">
          <draw:text-box>
            <text:p text:style-name="P10"><text:span text:style-name="T45">Pardee</text:span></text:p>
          </draw:text-box>
        </draw:frame>
        <draw:frame draw:style-name="gr260" draw:text-style-name="P12" draw:layer="layout" svg:width="0.599cm" svg:height="0.175cm" svg:x="13.825cm" svg:y="38.389cm">
          <draw:text-box>
            <text:p text:style-name="P10"><text:span text:style-name="T44">Ford Ave.</text:span></text:p>
          </draw:text-box>
        </draw:frame>
        <draw:frame draw:style-name="gr203" draw:text-style-name="P11" draw:layer="layout" svg:width="0.523cm" svg:height="0.183cm" draw:transform="rotate (1.5707963267949) translate (12.958cm 38.332cm)">
          <draw:text-box>
            <text:p text:style-name="P10"><text:span text:style-name="T46">Dix Hwy.</text:span></text:p>
          </draw:text-box>
        </draw:frame>
        <draw:frame draw:style-name="gr221" draw:text-style-name="P12" draw:layer="layout" svg:width="0.421cm" svg:height="0.175cm" svg:x="13.028cm" svg:y="37.451cm">
          <draw:text-box>
            <text:p text:style-name="P10"><text:span text:style-name="T44">Moran</text:span></text:p>
          </draw:text-box>
        </draw:frame>
        <draw:frame draw:style-name="gr243" draw:text-style-name="P12" draw:layer="layout" svg:width="0.671cm" svg:height="0.175cm" svg:x="11.538cm" svg:y="38.388cm">
          <draw:text-box>
            <text:p text:style-name="P10"><text:span text:style-name="T44">Northline <text:s/></text:span></text:p>
          </draw:text-box>
        </draw:frame>
        <draw:frame draw:style-name="gr253" draw:text-style-name="P11" draw:layer="layout" svg:width="0.243cm" svg:height="0.183cm" draw:transform="rotate (1.5707963267949) translate (13.563cm 38.919cm)">
          <draw:text-box>
            <text:p text:style-name="P10"><text:span text:style-name="T46">Fort</text:span></text:p>
          </draw:text-box>
        </draw:frame>
        <draw:frame draw:style-name="gr215" draw:text-style-name="P11" draw:layer="layout" svg:width="0.379cm" svg:height="0.183cm" draw:transform="rotate (1.50447381521911) translate (14.651cm 37.72cm)">
          <draw:text-box>
            <text:p text:style-name="P10"><text:span text:style-name="T46">Biddle</text:span></text:p>
          </draw:text-box>
        </draw:frame>
        <draw:frame draw:style-name="gr199" draw:text-style-name="P11" draw:layer="layout" svg:width="0.298cm" svg:height="0.183cm" draw:transform="rotate (1.5707963267949) translate (10.47cm 38.72cm)">
          <draw:text-box>
            <text:p text:style-name="P10"><text:span text:style-name="T75">Racho</text:span></text:p>
          </draw:text-box>
        </draw:frame>
        <draw:frame draw:style-name="gr262" draw:text-style-name="P11" draw:layer="layout" svg:width="0.121cm" svg:height="0.183cm" draw:transform="rotate (-1.5707963267949) translate (12cm 35.346cm)">
          <draw:text-box>
            <text:p text:style-name="P10"><text:span text:style-name="T45">S</text:span></text:p>
          </draw:text-box>
        </draw:frame>
        <draw:frame draw:style-name="gr263" draw:text-style-name="P13" draw:layer="layout" svg:width="0.122cm" svg:height="0.183cm" draw:transform="rotate (-1.18490402917895) translate (11.984cm 35.385cm)">
          <draw:text-box>
            <text:p text:style-name="P10"><text:span text:style-name="T76">o</text:span></text:p>
          </draw:text-box>
        </draw:frame>
        <draw:frame draw:style-name="gr264" draw:text-style-name="P13" draw:layer="layout" svg:width="0.124cm" svg:height="0.179cm" draw:transform="rotate (-0.885929128312322) translate (11.998cm 35.427cm)">
          <draw:text-box>
            <text:p text:style-name="P10"><text:span text:style-name="T77">u</text:span></text:p>
          </draw:text-box>
        </draw:frame>
        <draw:frame draw:style-name="gr265" draw:text-style-name="P13" draw:layer="layout" svg:width="0.125cm" svg:height="0.179cm" draw:transform="rotate (-0.664446846234242) translate (12.03cm 35.464cm)">
          <draw:text-box>
            <text:p text:style-name="P10"><text:span text:style-name="T73">t</text:span></text:p>
          </draw:text-box>
        </draw:frame>
        <draw:frame draw:style-name="gr265" draw:text-style-name="P12" draw:layer="layout" svg:width="0.125cm" svg:height="0.179cm" draw:transform="rotate (-0.633379985548743) translate (12.061cm 35.49cm)">
          <draw:text-box>
            <text:p text:style-name="P10"><text:span text:style-name="T78">h</text:span></text:p>
          </draw:text-box>
        </draw:frame>
        <draw:frame draw:style-name="gr265" draw:text-style-name="P12" draw:layer="layout" svg:width="0.125cm" svg:height="0.179cm" draw:transform="rotate (-0.62814399779276) translate (12.121cm 35.532cm)">
          <draw:text-box>
            <text:p text:style-name="P10"><text:span text:style-name="T79">fi</text:span></text:p>
          </draw:text-box>
        </draw:frame>
        <draw:frame draw:style-name="gr266" draw:text-style-name="P12" draw:layer="layout" svg:width="0.126cm" svg:height="0.179cm" draw:transform="rotate (-0.564439480094966) translate (12.171cm 35.572cm)">
          <draw:text-box>
            <text:p text:style-name="P10"><text:span text:style-name="T79">e</text:span></text:p>
          </draw:text-box>
        </draw:frame>
        <draw:frame draw:style-name="gr266" draw:text-style-name="P12" draw:layer="layout" svg:width="0.126cm" svg:height="0.179cm" draw:transform="rotate (-0.512777734235934) translate (12.228cm 35.608cm)">
          <draw:text-box>
            <text:p text:style-name="P10"><text:span text:style-name="T68">l</text:span></text:p>
          </draw:text-box>
        </draw:frame>
        <draw:frame draw:style-name="gr266" draw:text-style-name="P12" draw:layer="layout" svg:width="0.126cm" svg:height="0.179cm" draw:transform="rotate (-0.485725130830022) translate (12.251cm 35.621cm)">
          <draw:text-box>
            <text:p text:style-name="P10"><text:span text:style-name="T68">d</text:span></text:p>
          </draw:text-box>
        </draw:frame>
        <draw:frame draw:style-name="gr267" draw:text-style-name="P12" draw:layer="layout" svg:width="0.127cm" svg:height="0.179cm" draw:transform="rotate (-0.466351976132885) translate (12.315cm 35.654cm)">
          <draw:text-box>
            <text:p text:style-name="P10"><text:span text:style-name="T68"><text:s/></text:span></text:p>
          </draw:text-box>
        </draw:frame>
        <draw:frame draw:style-name="gr267" draw:text-style-name="P12" draw:layer="layout" svg:width="0.127cm" svg:height="0.179cm" draw:transform="rotate (-0.456403599396517) translate (12.347cm 35.671cm)">
          <draw:text-box>
            <text:p text:style-name="P10"><text:span text:style-name="T68"><text:s/></text:span></text:p>
          </draw:text-box>
        </draw:frame>
        <draw:frame draw:style-name="gr268" draw:text-style-name="P13" draw:layer="layout" svg:width="0.535cm" svg:height="0.183cm" draw:transform="rotate (0.972322926286041) translate (13.256cm 35.892cm)">
          <draw:text-box>
            <text:p text:style-name="P10"><text:span text:style-name="T50">Dix Hwy.</text:span></text:p>
          </draw:text-box>
        </draw:frame>
        <draw:frame draw:style-name="gr269" draw:text-style-name="P13" draw:layer="layout" svg:width="0.252cm" svg:height="0.183cm" draw:transform="rotate (1.00792764302673) translate (13.758cm 36.09cm)">
          <draw:text-box>
            <text:p text:style-name="P10"><text:span text:style-name="T69">Fort</text:span></text:p>
          </draw:text-box>
        </draw:frame>
        <draw:frame draw:style-name="gr270" draw:text-style-name="P12" draw:layer="layout" svg:width="0.679cm" svg:height="0.175cm" draw:transform="rotate (-0.376118453804779) translate (14.248cm 36.618cm)">
          <draw:text-box>
            <text:p text:style-name="P10"><text:span text:style-name="T80">Southfield <text:s/></text:span></text:p>
          </draw:text-box>
        </draw:frame>
        <draw:frame draw:style-name="gr203" draw:text-style-name="P11" draw:layer="layout" svg:width="0.523cm" svg:height="0.183cm" draw:transform="rotate (1.5707963267949) translate (11.229cm 37.493cm)">
          <draw:text-box>
            <text:p text:style-name="P10"><text:span text:style-name="T46">Pelham <text:s/></text:span></text:p>
          </draw:text-box>
        </draw:frame>
        <draw:frame draw:style-name="gr231" draw:text-style-name="P13" draw:layer="layout" svg:width="0.375cm" svg:height="0.183cm" draw:transform="rotate (0.962025483699274) translate (12.732cm 35.627cm)">
          <draw:text-box>
            <text:p text:style-name="P10"><text:span text:style-name="T50">Allen <text:s/></text:span></text:p>
          </draw:text-box>
        </draw:frame>
        <draw:frame draw:style-name="gr271" draw:text-style-name="P12" draw:layer="layout" svg:width="0.565cm" svg:height="0.175cm" svg:x="10.545cm" svg:y="37.431cm">
          <draw:text-box>
            <text:p text:style-name="P10"><text:span text:style-name="T44">Goddard</text:span></text:p>
          </draw:text-box>
        </draw:frame>
        <draw:frame draw:style-name="gr241" draw:text-style-name="P12" draw:layer="layout" svg:width="0.506cm" svg:height="0.175cm" svg:x="11.064cm" svg:y="36.021cm">
          <draw:text-box>
            <text:p text:style-name="P10"><text:span text:style-name="T44">Ecorse <text:s/></text:span></text:p>
          </draw:text-box>
        </draw:frame>
        <draw:frame draw:style-name="gr223" draw:text-style-name="P13" draw:layer="layout" svg:width="0.129cm" svg:height="0.183cm" draw:transform="rotate (-1.04423049146821) translate (14.405cm 35.773cm)">
          <draw:text-box>
            <text:p text:style-name="P10"><text:span text:style-name="T69">O</text:span></text:p>
          </draw:text-box>
        </draw:frame>
        <draw:frame draw:style-name="gr222" draw:text-style-name="P13" draw:layer="layout" svg:width="0.13cm" svg:height="0.183cm" draw:transform="rotate (-0.988379955404389) translate (14.449cm 35.848cm)">
          <draw:text-box>
            <text:p text:style-name="P10"><text:span text:style-name="T50">u</text:span></text:p>
          </draw:text-box>
        </draw:frame>
        <draw:frame draw:style-name="gr222" draw:text-style-name="P13" draw:layer="layout" svg:width="0.13cm" svg:height="0.183cm" draw:transform="rotate (-0.946317520431325) translate (14.488cm 35.907cm)">
          <draw:text-box>
            <text:p text:style-name="P10"><text:span text:style-name="T50">t</text:span></text:p>
          </draw:text-box>
        </draw:frame>
        <draw:frame draw:style-name="gr222" draw:text-style-name="P13" draw:layer="layout" svg:width="0.13cm" svg:height="0.183cm" draw:transform="rotate (-0.902160690355869) translate (14.511cm 35.939cm)">
          <draw:text-box>
            <text:p text:style-name="P10"><text:span text:style-name="T60">e</text:span></text:p>
          </draw:text-box>
        </draw:frame>
        <draw:frame draw:style-name="gr272" draw:text-style-name="P13" draw:layer="layout" svg:width="0.13cm" svg:height="0.179cm" draw:transform="rotate (-0.853116938374829) translate (14.554cm 35.993cm)">
          <draw:text-box>
            <text:p text:style-name="P10"><text:span text:style-name="T59">r</text:span></text:p>
          </draw:text-box>
        </draw:frame>
        <draw:frame draw:style-name="gr159" draw:text-style-name="P13" draw:layer="layout" svg:width="0.131cm" svg:height="0.179cm" draw:transform="rotate (-0.815417826531752) translate (14.582cm 36.026cm)">
          <draw:text-box>
            <text:p text:style-name="P10"><text:span text:style-name="T59"><text:s/></text:span></text:p>
          </draw:text-box>
        </draw:frame>
        <draw:frame draw:style-name="gr159" draw:text-style-name="P13" draw:layer="layout" svg:width="0.131cm" svg:height="0.179cm" draw:transform="rotate (-0.754854901487548) translate (14.604cm 36.05cm)">
          <draw:text-box>
            <text:p text:style-name="P10"><text:span text:style-name="T59">D</text:span></text:p>
          </draw:text-box>
        </draw:frame>
        <draw:frame draw:style-name="gr158" draw:text-style-name="P13" draw:layer="layout" svg:width="0.132cm" svg:height="0.179cm" draw:transform="rotate (-0.682772803380182) translate (14.664cm 36.106cm)">
          <draw:text-box>
            <text:p text:style-name="P10"><text:span text:style-name="T59">r</text:span></text:p>
          </draw:text-box>
        </draw:frame>
        <draw:frame draw:style-name="gr158" draw:text-style-name="P12" draw:layer="layout" svg:width="0.132cm" svg:height="0.179cm" draw:transform="rotate (-0.633554518473941) translate (14.696cm 36.133cm)">
          <draw:text-box>
            <text:p text:style-name="P10"><text:span text:style-name="T57">.</text:span></text:p>
          </draw:text-box>
        </draw:frame>
        <draw:frame draw:style-name="gr158" draw:text-style-name="P12" draw:layer="layout" svg:width="0.132cm" svg:height="0.179cm" draw:transform="rotate (-0.61261056745001) translate (14.726cm 36.154cm)">
          <draw:text-box>
            <text:p text:style-name="P10"><text:span text:style-name="T57"><text:s/></text:span></text:p>
          </draw:text-box>
        </draw:frame>
        <draw:frame draw:style-name="gr273" draw:text-style-name="P11" draw:layer="layout" svg:width="0.459cm" svg:height="0.183cm" draw:transform="rotate (1.5707963267949) translate (10.488cm 35.996cm)">
          <draw:text-box>
            <text:p text:style-name="P10"><text:span text:style-name="T45">Monroe</text:span></text:p>
          </draw:text-box>
        </draw:frame>
        <draw:frame draw:style-name="gr215" draw:text-style-name="P11" draw:layer="layout" svg:width="0.379cm" svg:height="0.183cm" draw:transform="rotate (1.5707963267949) translate (9.998cm 36.027cm)">
          <draw:text-box>
            <text:p text:style-name="P10"><text:span text:style-name="T51">Pardee</text:span></text:p>
          </draw:text-box>
        </draw:frame>
        <draw:frame draw:style-name="gr144" draw:text-style-name="P12" draw:layer="layout" svg:width="0.133cm" svg:height="0.179cm" draw:transform="rotate (-0.463908515180093) translate (13.346cm 34.485cm)">
          <draw:text-box>
            <text:p text:style-name="P10"><text:span text:style-name="T56">O</text:span></text:p>
          </draw:text-box>
        </draw:frame>
        <draw:frame draw:style-name="gr144" draw:text-style-name="P12" draw:layer="layout" svg:width="0.133cm" svg:height="0.179cm" draw:transform="rotate (-0.463908515180093) translate (13.432cm 34.528cm)">
          <draw:text-box>
            <text:p text:style-name="P10"><text:span text:style-name="T56">a</text:span></text:p>
          </draw:text-box>
        </draw:frame>
        <draw:frame draw:style-name="gr144" draw:text-style-name="P12" draw:layer="layout" svg:width="0.133cm" svg:height="0.179cm" draw:transform="rotate (-0.437554043474979) translate (13.494cm 34.56cm)">
          <draw:text-box>
            <text:p text:style-name="P10"><text:span text:style-name="T48">k</text:span></text:p>
          </draw:text-box>
        </draw:frame>
        <draw:frame draw:style-name="gr157" draw:text-style-name="P12" draw:layer="layout" svg:width="0.135cm" svg:height="0.175cm" draw:transform="rotate (-0.0532325421858275) translate (13.519cm 34.58cm)">
          <draw:text-box>
            <text:p text:style-name="P10"><text:span text:style-name="T44">w</text:span></text:p>
          </draw:text-box>
        </draw:frame>
        <draw:frame draw:style-name="gr157" draw:text-style-name="P12" draw:layer="layout" svg:width="0.135cm" svg:height="0.175cm" draw:transform="rotate (0.110479341651241) translate (13.607cm 34.584cm)">
          <draw:text-box>
            <text:p text:style-name="P10"><text:span text:style-name="T44">o</text:span></text:p>
          </draw:text-box>
        </draw:frame>
        <draw:frame draw:style-name="gr143" draw:text-style-name="P12" draw:layer="layout" svg:width="0.134cm" svg:height="0.175cm" draw:transform="rotate (0.209788576089718) translate (13.674cm 34.577cm)">
          <draw:text-box>
            <text:p text:style-name="P10"><text:span text:style-name="T47">o</text:span></text:p>
          </draw:text-box>
        </draw:frame>
        <draw:frame draw:style-name="gr143" draw:text-style-name="P12" draw:layer="layout" svg:width="0.134cm" svg:height="0.175cm" draw:transform="rotate (0.289899188756258) translate (13.743cm 34.563cm)">
          <draw:text-box>
            <text:p text:style-name="P10"><text:span text:style-name="T47">d</text:span></text:p>
          </draw:text-box>
        </draw:frame>
        <draw:frame draw:style-name="gr143" draw:text-style-name="P12" draw:layer="layout" svg:width="0.134cm" svg:height="0.175cm" draw:transform="rotate (0.341037335839692) translate (13.813cm 34.542cm)">
          <draw:text-box>
            <text:p text:style-name="P10"><text:span text:style-name="T48"><text:s/></text:span></text:p>
          </draw:text-box>
        </draw:frame>
        <draw:frame draw:style-name="gr143" draw:text-style-name="P12" draw:layer="layout" svg:width="0.134cm" svg:height="0.175cm" draw:transform="rotate (0.382576172037157) translate (13.847cm 34.53cm)">
          <draw:text-box>
            <text:p text:style-name="P10"><text:span text:style-name="T48">B</text:span></text:p>
          </draw:text-box>
        </draw:frame>
        <draw:frame draw:style-name="gr143" draw:text-style-name="P12" draw:layer="layout" svg:width="0.134cm" svg:height="0.175cm" draw:transform="rotate (0.284837733925475) translate (13.94cm 34.497cm)">
          <draw:text-box>
            <text:p text:style-name="P10"><text:span text:style-name="T47">l</text:span></text:p>
          </draw:text-box>
        </draw:frame>
        <draw:frame draw:style-name="gr143" draw:text-style-name="P12" draw:layer="layout" svg:width="0.134cm" svg:height="0.175cm" draw:transform="rotate (0.284663201000275) translate (13.97cm 34.488cm)">
          <draw:text-box>
            <text:p text:style-name="P10"><text:span text:style-name="T47">v</text:span></text:p>
          </draw:text-box>
        </draw:frame>
        <draw:frame draw:style-name="gr143" draw:text-style-name="P12" draw:layer="layout" svg:width="0.134cm" svg:height="0.175cm" draw:transform="rotate (0.284837733925475) translate (14.039cm 34.468cm)">
          <draw:text-box>
            <text:p text:style-name="P10"><text:span text:style-name="T47">d</text:span></text:p>
          </draw:text-box>
        </draw:frame>
        <draw:frame draw:style-name="gr143" draw:text-style-name="P12" draw:layer="layout" svg:width="0.134cm" svg:height="0.175cm" draw:transform="rotate (0.284837733925475) translate (14.115cm 34.446cm)">
          <draw:text-box>
            <text:p text:style-name="P10"><text:span text:style-name="T47">.</text:span></text:p>
          </draw:text-box>
        </draw:frame>
        <draw:frame draw:style-name="gr274" draw:text-style-name="P11" draw:layer="layout" svg:width="0.102cm" svg:height="0.183cm" draw:transform="rotate (-1.49417637263235) translate (12.278cm 33.241cm)">
          <draw:text-box>
            <text:p text:style-name="P10"><text:span text:style-name="T75">S</text:span></text:p>
          </draw:text-box>
        </draw:frame>
        <draw:frame draw:style-name="gr274" draw:text-style-name="P11" draw:layer="layout" svg:width="0.102cm" svg:height="0.183cm" draw:transform="rotate (-1.49435090555755) translate (12.283cm 33.303cm)">
          <draw:text-box>
            <text:p text:style-name="P10"><text:span text:style-name="T75">o</text:span></text:p>
          </draw:text-box>
        </draw:frame>
        <draw:frame draw:style-name="gr275" draw:text-style-name="P13" draw:layer="layout" svg:width="0.103cm" svg:height="0.183cm" draw:transform="rotate (-1.09659036902804) translate (12.274cm 33.327cm)">
          <draw:text-box>
            <text:p text:style-name="P10"><text:span text:style-name="T72">u</text:span></text:p>
          </draw:text-box>
        </draw:frame>
        <draw:frame draw:style-name="gr275" draw:text-style-name="P13" draw:layer="layout" svg:width="0.103cm" svg:height="0.183cm" draw:transform="rotate (-1.10077915923282) translate (12.302cm 33.381cm)">
          <draw:text-box>
            <text:p text:style-name="P10"><text:span text:style-name="T72">t</text:span></text:p>
          </draw:text-box>
        </draw:frame>
        <draw:frame draw:style-name="gr275" draw:text-style-name="P13" draw:layer="layout" svg:width="0.103cm" svg:height="0.183cm" draw:transform="rotate (-1.1065387457644) translate (12.319cm 33.413cm)">
          <draw:text-box>
            <text:p text:style-name="P10"><text:span text:style-name="T72">h</text:span></text:p>
          </draw:text-box>
        </draw:frame>
        <draw:frame draw:style-name="gr275" draw:text-style-name="P13" draw:layer="layout" svg:width="0.103cm" svg:height="0.183cm" draw:transform="rotate (-1.12259577488275) translate (12.347cm 33.469cm)">
          <draw:text-box>
            <text:p text:style-name="P10"><text:span text:style-name="T72">fi</text:span></text:p>
          </draw:text-box>
        </draw:frame>
        <draw:frame draw:style-name="gr276" draw:text-style-name="P13" draw:layer="layout" svg:width="0.104cm" svg:height="0.183cm" draw:transform="rotate (-0.940906999750144) translate (12.359cm 33.512cm)">
          <draw:text-box>
            <text:p text:style-name="P10"><text:span text:style-name="T81">e</text:span></text:p>
          </draw:text-box>
        </draw:frame>
        <draw:frame draw:style-name="gr277" draw:text-style-name="P13" draw:layer="layout" svg:width="0.105cm" svg:height="0.179cm" draw:transform="rotate (-0.788888821901437) translate (12.387cm 33.548cm)">
          <draw:text-box>
            <text:p text:style-name="P10"><text:span text:style-name="T82">l</text:span></text:p>
          </draw:text-box>
        </draw:frame>
        <draw:frame draw:style-name="gr277" draw:text-style-name="P13" draw:layer="layout" svg:width="0.105cm" svg:height="0.179cm" draw:transform="rotate (-0.765501409924713) translate (12.402cm 33.563cm)">
          <draw:text-box>
            <text:p text:style-name="P10"><text:span text:style-name="T82">d</text:span></text:p>
          </draw:text-box>
        </draw:frame>
        <draw:frame draw:style-name="gr277" draw:text-style-name="P13" draw:layer="layout" svg:width="0.105cm" svg:height="0.179cm" draw:transform="rotate (-0.762708883121522) translate (12.446cm 33.605cm)">
          <draw:text-box>
            <text:p text:style-name="P10"><text:span text:style-name="T82"><text:s/></text:span></text:p>
          </draw:text-box>
        </draw:frame>
        <draw:frame draw:style-name="gr277" draw:text-style-name="P13" draw:layer="layout" svg:width="0.105cm" svg:height="0.179cm" draw:transform="rotate (-0.777718714688673) translate (12.471cm 33.629cm)">
          <draw:text-box>
            <text:p text:style-name="P10"><text:span text:style-name="T82">F</text:span></text:p>
          </draw:text-box>
        </draw:frame>
        <draw:frame draw:style-name="gr276" draw:text-style-name="P13" draw:layer="layout" svg:width="0.104cm" svg:height="0.183cm" draw:transform="rotate (-0.972846525061639) translate (12.531cm 33.686cm)">
          <draw:text-box>
            <text:p text:style-name="P10"><text:span text:style-name="T83">w</text:span></text:p>
          </draw:text-box>
        </draw:frame>
        <draw:frame draw:style-name="gr274" draw:text-style-name="P11" draw:layer="layout" svg:width="0.102cm" svg:height="0.183cm" draw:transform="rotate (-1.21073490210847) translate (12.585cm 33.785cm)">
          <draw:text-box>
            <text:p text:style-name="P10"><text:span text:style-name="T84">y</text:span></text:p>
          </draw:text-box>
        </draw:frame>
        <draw:frame draw:style-name="gr274" draw:text-style-name="P11" draw:layer="layout" svg:width="0.102cm" svg:height="0.183cm" draw:transform="rotate (-1.24965574442794) translate (12.606cm 33.84cm)">
          <draw:text-box>
            <text:p text:style-name="P10"><text:span text:style-name="T75">.</text:span></text:p>
          </draw:text-box>
        </draw:frame>
        <draw:frame draw:style-name="gr274" draw:text-style-name="P11" draw:layer="layout" svg:width="0.102cm" svg:height="0.183cm" draw:transform="rotate (-1.32714836321649) translate (12.619cm 33.879cm)">
          <draw:text-box>
            <text:p text:style-name="P10"><text:span text:style-name="T75"><text:s/></text:span></text:p>
          </draw:text-box>
        </draw:frame>
        <draw:frame draw:style-name="gr157" draw:text-style-name="P12" draw:layer="layout" svg:width="0.135cm" svg:height="0.175cm" draw:transform="rotate (-0.076270888312153) translate (14.999cm 34.934cm)">
          <draw:text-box>
            <text:p text:style-name="P10"><text:span text:style-name="T44">C</text:span></text:p>
          </draw:text-box>
        </draw:frame>
        <draw:frame draw:style-name="gr157" draw:text-style-name="P12" draw:layer="layout" svg:width="0.135cm" svg:height="0.175cm" draw:transform="rotate (-0.132121424375971) translate (15.101cm 34.943cm)">
          <draw:text-box>
            <text:p text:style-name="P10"><text:span text:style-name="T44">o</text:span></text:p>
          </draw:text-box>
        </draw:frame>
        <draw:frame draw:style-name="gr157" draw:text-style-name="P12" draw:layer="layout" svg:width="0.135cm" svg:height="0.175cm" draw:transform="rotate (-0.137706477982352) translate (15.18cm 34.953cm)">
          <draw:text-box>
            <text:p text:style-name="P10"><text:span text:style-name="T44">o</text:span></text:p>
          </draw:text-box>
        </draw:frame>
        <draw:frame draw:style-name="gr157" draw:text-style-name="P12" draw:layer="layout" svg:width="0.135cm" svg:height="0.175cm" draw:transform="rotate (-0.140324471860345) translate (15.258cm 34.964cm)">
          <draw:text-box>
            <text:p text:style-name="P10"><text:span text:style-name="T44">l</text:span></text:p>
          </draw:text-box>
        </draw:frame>
        <draw:frame draw:style-name="gr157" draw:text-style-name="P12" draw:layer="layout" svg:width="0.135cm" svg:height="0.175cm" draw:transform="rotate (-0.14172073526194) translate (15.29cm 34.969cm)">
          <draw:text-box>
            <text:p text:style-name="P10"><text:span text:style-name="T44">i</text:span></text:p>
          </draw:text-box>
        </draw:frame>
        <draw:frame draw:style-name="gr157" draw:text-style-name="P12" draw:layer="layout" svg:width="0.135cm" svg:height="0.175cm" draw:transform="rotate (-0.170518667919845) translate (15.326cm 34.973cm)">
          <draw:text-box>
            <text:p text:style-name="P10"><text:span text:style-name="T47">d</text:span></text:p>
          </draw:text-box>
        </draw:frame>
        <draw:frame draw:style-name="gr143" draw:text-style-name="P12" draw:layer="layout" svg:width="0.134cm" svg:height="0.175cm" draw:transform="rotate (-0.269827902358323) translate (15.42cm 34.991cm)">
          <draw:text-box>
            <text:p text:style-name="P10"><text:span text:style-name="T47">g</text:span></text:p>
          </draw:text-box>
        </draw:frame>
        <draw:frame draw:style-name="gr143" draw:text-style-name="P12" draw:layer="layout" svg:width="0.134cm" svg:height="0.175cm" draw:transform="rotate (-0.32044245066616) translate (15.505cm 35.014cm)">
          <draw:text-box>
            <text:p text:style-name="P10"><text:span text:style-name="T47">e</text:span></text:p>
          </draw:text-box>
        </draw:frame>
        <draw:frame draw:style-name="gr278" draw:text-style-name="P12" draw:layer="layout" svg:width="0.599cm" svg:height="0.179cm" draw:transform="rotate (-0.521504380495905) translate (11.541cm 34.583cm)">
          <draw:text-box>
            <text:p text:style-name="P10"><text:span text:style-name="T56">Outer Dr.</text:span></text:p>
          </draw:text-box>
        </draw:frame>
        <draw:frame draw:style-name="gr279" draw:text-style-name="P12" draw:layer="layout" svg:width="0.607cm" svg:height="0.179cm" draw:transform="rotate (-0.521504380495905) translate (11.331cm 33.58cm)">
          <draw:text-box>
            <text:p text:style-name="P10"><text:span text:style-name="T56">Oakwood</text:span></text:p>
          </draw:text-box>
        </draw:frame>
        <draw:frame draw:style-name="gr258" draw:text-style-name="P12" draw:layer="layout" svg:width="0.391cm" svg:height="0.175cm" draw:transform="rotate (0.283441470523879) translate (10.523cm 33.608cm)">
          <draw:text-box>
            <text:p text:style-name="P10"><text:span text:style-name="T47">Beech</text:span></text:p>
          </draw:text-box>
        </draw:frame>
        <draw:frame draw:style-name="gr183" draw:text-style-name="P12" draw:layer="layout" svg:width="0.497cm" svg:height="0.175cm" svg:x="9.88cm" svg:y="34.511cm">
          <draw:text-box>
            <text:p text:style-name="P10"><text:span text:style-name="T44">Carlysle</text:span></text:p>
          </draw:text-box>
        </draw:frame>
        <draw:frame draw:style-name="gr210" draw:text-style-name="P13" draw:layer="layout" svg:width="0.65cm" svg:height="0.183cm" draw:transform="rotate (0.978257045742822) translate (12.756cm 34.347cm)">
          <draw:text-box>
            <text:p text:style-name="P10"><text:span text:style-name="T52">Fairlane Dr.</text:span></text:p>
          </draw:text-box>
        </draw:frame>
        <draw:frame draw:style-name="gr144" draw:text-style-name="P12" draw:layer="layout" svg:width="0.133cm" svg:height="0.179cm" draw:transform="rotate (-0.5541420375082) translate (14.036cm 33.705cm)">
          <draw:text-box>
            <text:p text:style-name="P10"><text:span text:style-name="T57"><text:s/></text:span></text:p>
          </draw:text-box>
        </draw:frame>
        <draw:frame draw:style-name="gr158" draw:text-style-name="P13" draw:layer="layout" svg:width="0.132cm" svg:height="0.179cm" draw:transform="rotate (-0.664446846234242) translate (14.083cm 33.735cm)">
          <draw:text-box>
            <text:p text:style-name="P10"><text:span text:style-name="T58">S</text:span></text:p>
          </draw:text-box>
        </draw:frame>
        <draw:frame draw:style-name="gr159" draw:text-style-name="P13" draw:layer="layout" svg:width="0.131cm" svg:height="0.179cm" draw:transform="rotate (-0.79744093523621) translate (14.16cm 33.797cm)">
          <draw:text-box>
            <text:p text:style-name="P10"><text:span text:style-name="T59">c</text:span></text:p>
          </draw:text-box>
        </draw:frame>
        <draw:frame draw:style-name="gr272" draw:text-style-name="P13" draw:layer="layout" svg:width="0.13cm" svg:height="0.179cm" draw:transform="rotate (-0.867428638241181) translate (14.215cm 33.854cm)">
          <draw:text-box>
            <text:p text:style-name="P10"><text:span text:style-name="T60">h</text:span></text:p>
          </draw:text-box>
        </draw:frame>
        <draw:frame draw:style-name="gr222" draw:text-style-name="P13" draw:layer="layout" svg:width="0.13cm" svg:height="0.183cm" draw:transform="rotate (-0.908443875663049) translate (14.268cm 33.917cm)">
          <draw:text-box>
            <text:p text:style-name="P10"><text:span text:style-name="T60">a</text:span></text:p>
          </draw:text-box>
        </draw:frame>
        <draw:frame draw:style-name="gr222" draw:text-style-name="P13" draw:layer="layout" svg:width="0.13cm" svg:height="0.183cm" draw:transform="rotate (-0.938463538797351) translate (14.315cm 33.977cm)">
          <draw:text-box>
            <text:p text:style-name="P10"><text:span text:style-name="T50">e</text:span></text:p>
          </draw:text-box>
        </draw:frame>
        <draw:frame draw:style-name="gr223" draw:text-style-name="P13" draw:layer="layout" svg:width="0.129cm" svg:height="0.183cm" draw:transform="rotate (-1.13394041502072) translate (14.373cm 34.058cm)">
          <draw:text-box>
            <text:p text:style-name="P10"><text:span text:style-name="T73">f</text:span></text:p>
          </draw:text-box>
        </draw:frame>
        <draw:frame draw:style-name="gr168" draw:text-style-name="P11" draw:layer="layout" svg:width="0.128cm" svg:height="0.183cm" draw:transform="rotate (-1.22714099707721) translate (14.395cm 34.11cm)">
          <draw:text-box>
            <text:p text:style-name="P10"><text:span text:style-name="T74">e</text:span></text:p>
          </draw:text-box>
        </draw:frame>
        <draw:frame draw:style-name="gr168" draw:text-style-name="P11" draw:layer="layout" svg:width="0.128cm" svg:height="0.183cm" draw:transform="rotate (-1.22801366170321) translate (14.42cm 34.18cm)">
          <draw:text-box>
            <text:p text:style-name="P10"><text:span text:style-name="T74">r</text:span></text:p>
          </draw:text-box>
        </draw:frame>
        <draw:frame draw:style-name="gr168" draw:text-style-name="P11" draw:layer="layout" svg:width="0.128cm" svg:height="0.183cm" draw:transform="rotate (-1.22871179340401) translate (14.435cm 34.224cm)">
          <draw:text-box>
            <text:p text:style-name="P10"><text:span text:style-name="T74"><text:s/></text:span></text:p>
          </draw:text-box>
        </draw:frame>
        <draw:frame draw:style-name="gr168" draw:text-style-name="P11" draw:layer="layout" svg:width="0.128cm" svg:height="0.183cm" draw:transform="rotate (-1.2297589909552) translate (14.448cm 34.26cm)">
          <draw:text-box>
            <text:p text:style-name="P10"><text:span text:style-name="T74">H</text:span></text:p>
          </draw:text-box>
        </draw:frame>
        <draw:frame draw:style-name="gr168" draw:text-style-name="P11" draw:layer="layout" svg:width="0.128cm" svg:height="0.183cm" draw:transform="rotate (-1.232202451908) translate (14.479cm 34.346cm)">
          <draw:text-box>
            <text:p text:style-name="P10"><text:span text:style-name="T74">w</text:span></text:p>
          </draw:text-box>
        </draw:frame>
        <draw:frame draw:style-name="gr168" draw:text-style-name="P11" draw:layer="layout" svg:width="0.128cm" svg:height="0.183cm" draw:transform="rotate (-1.23604217626238) translate (14.513cm 34.443cm)">
          <draw:text-box>
            <text:p text:style-name="P10"><text:span text:style-name="T74">y</text:span></text:p>
          </draw:text-box>
        </draw:frame>
        <draw:frame draw:style-name="gr168" draw:text-style-name="P11" draw:layer="layout" svg:width="0.128cm" svg:height="0.183cm" draw:transform="rotate (-1.24110363109317) translate (14.535cm 34.507cm)">
          <draw:text-box>
            <text:p text:style-name="P10"><text:span text:style-name="T74">.</text:span></text:p>
          </draw:text-box>
        </draw:frame>
        <draw:frame draw:style-name="gr180" draw:text-style-name="P12" draw:layer="layout" svg:width="0.134cm" svg:height="0.179cm" draw:transform="rotate (-0.399680398706702) translate (14.819cm 35.518cm)">
          <draw:text-box>
            <text:p text:style-name="P10"><text:span text:style-name="T48"><text:s/></text:span></text:p>
          </draw:text-box>
        </draw:frame>
        <draw:frame draw:style-name="gr143" draw:text-style-name="P12" draw:layer="layout" svg:width="0.134cm" svg:height="0.175cm" draw:transform="rotate (-0.350113047950063) translate (14.85cm 35.532cm)">
          <draw:text-box>
            <text:p text:style-name="P10"><text:span text:style-name="T48">V</text:span></text:p>
          </draw:text-box>
        </draw:frame>
        <draw:frame draw:style-name="gr143" draw:text-style-name="P12" draw:layer="layout" svg:width="0.134cm" svg:height="0.175cm" draw:transform="rotate (-0.356919832032841) translate (14.938cm 35.563cm)">
          <draw:text-box>
            <text:p text:style-name="P10"><text:span text:style-name="T48">i</text:span></text:p>
          </draw:text-box>
        </draw:frame>
        <draw:frame draw:style-name="gr180" draw:text-style-name="P12" draw:layer="layout" svg:width="0.134cm" svg:height="0.179cm" draw:transform="rotate (-0.402996524285491) translate (14.974cm 35.576cm)">
          <draw:text-box>
            <text:p text:style-name="P10"><text:span text:style-name="T48">s</text:span></text:p>
          </draw:text-box>
        </draw:frame>
        <draw:frame draw:style-name="gr144" draw:text-style-name="P12" draw:layer="layout" svg:width="0.133cm" svg:height="0.179cm" draw:transform="rotate (-0.505447351377558) translate (15.049cm 35.608cm)">
          <draw:text-box>
            <text:p text:style-name="P10"><text:span text:style-name="T56">g</text:span></text:p>
          </draw:text-box>
        </draw:frame>
        <draw:frame draw:style-name="gr158" draw:text-style-name="P12" draw:layer="layout" svg:width="0.132cm" svg:height="0.179cm" draw:transform="rotate (-0.60039326268605) translate (15.128cm 35.656cm)">
          <draw:text-box>
            <text:p text:style-name="P10"><text:span text:style-name="T57">e</text:span></text:p>
          </draw:text-box>
        </draw:frame>
        <draw:frame draw:style-name="gr144" draw:text-style-name="P12" draw:layer="layout" svg:width="0.133cm" svg:height="0.179cm" draw:transform="rotate (-0.569500934925749) translate (15.189cm 35.696cm)">
          <draw:text-box>
            <text:p text:style-name="P10"><text:span text:style-name="T57">r</text:span></text:p>
          </draw:text-box>
        </draw:frame>
        <draw:frame draw:style-name="gr144" draw:text-style-name="P12" draw:layer="layout" svg:width="0.133cm" svg:height="0.179cm" draw:transform="rotate (-0.571071731252546) translate (15.23cm 35.722cm)">
          <draw:text-box>
            <text:p text:style-name="P10"><text:span text:style-name="T57"><text:s/></text:span></text:p>
          </draw:text-box>
        </draw:frame>
        <draw:frame draw:style-name="gr144" draw:text-style-name="P12" draw:layer="layout" svg:width="0.133cm" svg:height="0.179cm" draw:transform="rotate (-0.572817060504539) translate (15.264cm 35.744cm)">
          <draw:text-box>
            <text:p text:style-name="P10"><text:span text:style-name="T57"><text:s/></text:span></text:p>
          </draw:text-box>
        </draw:frame>
        <draw:frame draw:style-name="gr280" draw:text-style-name="P12" draw:layer="layout" svg:width="0.26cm" svg:height="0.179cm" draw:transform="rotate (0.449771348238939) translate (15.457cm 33.976cm)">
          <draw:text-box>
            <text:p text:style-name="P10"><text:span text:style-name="T56">Fort</text:span></text:p>
          </draw:text-box>
        </draw:frame>
        <draw:frame draw:style-name="gr223" draw:text-style-name="P13" draw:layer="layout" svg:width="0.129cm" svg:height="0.183cm" draw:transform="rotate (1.09589223732724) translate (15.698cm 35.156cm)">
          <draw:text-box>
            <text:p text:style-name="P10"><text:span text:style-name="T69">W</text:span></text:p>
          </draw:text-box>
        </draw:frame>
        <draw:frame draw:style-name="gr222" draw:text-style-name="P13" draw:layer="layout" svg:width="0.13cm" svg:height="0.183cm" draw:transform="rotate (0.9541715020653) translate (15.771cm 35.025cm)">
          <draw:text-box>
            <text:p text:style-name="P10"><text:span text:style-name="T50">.</text:span></text:p>
          </draw:text-box>
        </draw:frame>
        <draw:frame draw:style-name="gr222" draw:text-style-name="P13" draw:layer="layout" svg:width="0.13cm" svg:height="0.183cm" draw:transform="rotate (0.913505330493832) translate (15.797cm 34.989cm)">
          <draw:text-box>
            <text:p text:style-name="P10"><text:span text:style-name="T50"><text:s/></text:span></text:p>
          </draw:text-box>
        </draw:frame>
        <draw:frame draw:style-name="gr272" draw:text-style-name="P13" draw:layer="layout" svg:width="0.13cm" svg:height="0.179cm" draw:transform="rotate (0.870570230894772) translate (15.825cm 34.953cm)">
          <draw:text-box>
            <text:p text:style-name="P10"><text:span text:style-name="T60">J</text:span></text:p>
          </draw:text-box>
        </draw:frame>
        <draw:frame draw:style-name="gr159" draw:text-style-name="P13" draw:layer="layout" svg:width="0.131cm" svg:height="0.179cm" draw:transform="rotate (0.829904059323304) translate (15.877cm 34.891cm)">
          <draw:text-box>
            <text:p text:style-name="P10"><text:span text:style-name="T59">e</text:span></text:p>
          </draw:text-box>
        </draw:frame>
        <draw:frame draw:style-name="gr159" draw:text-style-name="P13" draw:layer="layout" svg:width="0.131cm" svg:height="0.179cm" draw:transform="rotate (0.798313599862206) translate (15.93cm 34.833cm)">
          <draw:text-box>
            <text:p text:style-name="P10"><text:span text:style-name="T59">ff</text:span></text:p>
          </draw:text-box>
        </draw:frame>
        <draw:frame draw:style-name="gr159" draw:text-style-name="P13" draw:layer="layout" svg:width="0.131cm" svg:height="0.179cm" draw:transform="rotate (0.774926187885482) translate (15.991cm 34.77cm)">
          <draw:text-box>
            <text:p text:style-name="P10"><text:span text:style-name="T59">e</text:span></text:p>
          </draw:text-box>
        </draw:frame>
        <draw:frame draw:style-name="gr159" draw:text-style-name="P13" draw:layer="layout" svg:width="0.131cm" svg:height="0.179cm" draw:transform="rotate (0.762185284345924) translate (16.046cm 34.716cm)">
          <draw:text-box>
            <text:p text:style-name="P10"><text:span text:style-name="T59">r</text:span></text:p>
          </draw:text-box>
        </draw:frame>
        <draw:frame draw:style-name="gr159" draw:text-style-name="P13" draw:layer="layout" svg:width="0.131cm" svg:height="0.179cm" draw:transform="rotate (0.75729836244034) translate (16.082cm 34.683cm)">
          <draw:text-box>
            <text:p text:style-name="P10"><text:span text:style-name="T59">s</text:span></text:p>
          </draw:text-box>
        </draw:frame>
        <draw:frame draw:style-name="gr272" draw:text-style-name="P13" draw:layer="layout" svg:width="0.13cm" svg:height="0.179cm" draw:transform="rotate (0.872664625997165) translate (16.122cm 34.649cm)">
          <draw:text-box>
            <text:p text:style-name="P10"><text:span text:style-name="T60">o</text:span></text:p>
          </draw:text-box>
        </draw:frame>
        <draw:frame draw:style-name="gr223" draw:text-style-name="P13" draw:layer="layout" svg:width="0.129cm" svg:height="0.183cm" draw:transform="rotate (1.04440502439341) translate (16.16cm 34.605cm)">
          <draw:text-box>
            <text:p text:style-name="P10"><text:span text:style-name="T69">n</text:span></text:p>
          </draw:text-box>
        </draw:frame>
        <draw:frame draw:style-name="gr140" draw:text-style-name="P12" draw:layer="layout" svg:width="0.527cm" svg:height="0.175cm" svg:x="12.707cm" svg:y="32.403cm">
          <draw:text-box>
            <text:p text:style-name="P10"><text:span text:style-name="T49">Hubbard</text:span></text:p>
          </draw:text-box>
        </draw:frame>
        <draw:frame draw:style-name="gr239" draw:text-style-name="P13" draw:layer="layout" svg:width="0.557cm" svg:height="0.183cm" draw:transform="rotate (-1.08960905202006) translate (16.381cm 32.366cm)">
          <draw:text-box>
            <text:p text:style-name="P10"><text:span text:style-name="T69">Livernois</text:span></text:p>
          </draw:text-box>
        </draw:frame>
        <draw:frame draw:style-name="gr208" draw:text-style-name="P13" draw:layer="layout" svg:width="0.637cm" svg:height="0.183cm" draw:transform="rotate (-1.08960905202006) translate (15.914cm 32.967cm)">
          <draw:text-box>
            <text:p text:style-name="P10"><text:span text:style-name="T53">Springwells</text:span></text:p>
          </draw:text-box>
        </draw:frame>
        <draw:frame draw:style-name="gr248" draw:text-style-name="P13" draw:layer="layout" svg:width="0.518cm" svg:height="0.183cm" draw:transform="rotate (-1.08960905202006) translate (16.549cm 33.73cm)">
          <draw:text-box>
            <text:p text:style-name="P10"><text:span text:style-name="T53">West End</text:span></text:p>
          </draw:text-box>
        </draw:frame>
        <draw:frame draw:style-name="gr281" draw:text-style-name="P13" draw:layer="layout" svg:width="0.497cm" svg:height="0.183cm" draw:transform="rotate (0.962374549549673) translate (15.139cm 33.313cm)">
          <draw:text-box>
            <text:p text:style-name="P10"><text:span text:style-name="T50">Dix Ave.</text:span></text:p>
          </draw:text-box>
        </draw:frame>
        <draw:frame draw:style-name="gr234" draw:text-style-name="P11" draw:layer="layout" svg:width="0.688cm" svg:height="0.183cm" draw:transform="rotate (1.5707963267949) translate (12.59cm 32.127cm)">
          <draw:text-box>
            <text:p text:style-name="P10"><text:span text:style-name="T45">Mercury Dr.</text:span></text:p>
          </draw:text-box>
        </draw:frame>
        <draw:frame draw:style-name="gr282" draw:text-style-name="P13" draw:layer="layout" svg:width="0.59cm" svg:height="0.183cm" draw:transform="rotate (-1.09222704589805) translate (14.905cm 32.712cm)">
          <draw:text-box>
            <text:p text:style-name="P10"><text:span text:style-name="T69">Wyoming</text:span></text:p>
          </draw:text-box>
        </draw:frame>
        <draw:frame draw:style-name="gr283" draw:text-style-name="P13" draw:layer="layout" svg:width="0.349cm" svg:height="0.183cm" draw:transform="rotate (-1.09222704589805) translate (14.8cm 33.051cm)">
          <draw:text-box>
            <text:p text:style-name="P10"><text:span text:style-name="T69">Miller</text:span></text:p>
          </draw:text-box>
        </draw:frame>
        <draw:frame draw:style-name="gr284" draw:text-style-name="P11" draw:layer="layout" svg:width="0.451cm" svg:height="0.183cm" draw:transform="rotate (-1.2927653769522) translate (10.722cm 32.793cm)">
          <draw:text-box>
            <text:p text:style-name="P10"><text:span text:style-name="T46">Military</text:span></text:p>
          </draw:text-box>
        </draw:frame>
        <draw:frame draw:style-name="gr254" draw:text-style-name="P12" draw:layer="layout" svg:width="0.899cm" svg:height="0.175cm" draw:transform="rotate (0.306305283725005) translate (13.606cm 32.46cm)">
          <draw:text-box>
            <text:p text:style-name="P10"><text:span text:style-name="T47"><text:s/></text:span><text:span text:style-name="T47">Michigan Ave.</text:span></text:p>
          </draw:text-box>
        </draw:frame>
        <draw:frame draw:style-name="gr215" draw:text-style-name="P13" draw:layer="layout" svg:width="0.379cm" svg:height="0.183cm" draw:transform="rotate (-1.09222704589805) translate (15.61cm 32.284cm)">
          <draw:text-box>
            <text:p text:style-name="P10"><text:span text:style-name="T69">Lonyo</text:span></text:p>
          </draw:text-box>
        </draw:frame>
        <draw:frame draw:style-name="gr214" draw:text-style-name="P12" draw:layer="layout" svg:width="0.29cm" svg:height="0.175cm" svg:x="14.925cm" svg:y="30.417cm">
          <draw:text-box>
            <text:p text:style-name="P10"><text:span text:style-name="T44">Joy <text:s/></text:span></text:p>
          </draw:text-box>
        </draw:frame>
        <draw:frame draw:style-name="gr285" draw:text-style-name="P12" draw:layer="layout" svg:width="0.743cm" svg:height="0.175cm" svg:x="15.516cm" svg:y="31.187cm">
          <draw:text-box>
            <text:p text:style-name="P10"><text:span text:style-name="T44">W. <text:s text:c="2"/>Warren</text:span></text:p>
          </draw:text-box>
        </draw:frame>
        <draw:frame draw:style-name="gr216" draw:text-style-name="P12" draw:layer="layout" svg:width="0.675cm" svg:height="0.175cm" svg:x="12.451cm" svg:y="31.188cm">
          <draw:text-box>
            <text:p text:style-name="P10"><text:span text:style-name="T44">W. Warren</text:span></text:p>
          </draw:text-box>
        </draw:frame>
        <draw:frame draw:style-name="gr286" draw:text-style-name="P12" draw:layer="layout" svg:width="0.531cm" svg:height="0.175cm" svg:x="15.644cm" svg:y="30.814cm">
          <draw:text-box>
            <text:p text:style-name="P10"><text:span text:style-name="T44">Tireman</text:span></text:p>
          </draw:text-box>
        </draw:frame>
        <draw:frame draw:style-name="gr287" draw:text-style-name="P12" draw:layer="layout" svg:width="0.87cm" svg:height="0.179cm" draw:transform="rotate (0.431096325242599) translate (15.383cm 31.707cm)">
          <draw:text-box>
            <text:p text:style-name="P10"><text:span text:style-name="T48">McGraw <text:s/>Ave.</text:span></text:p>
          </draw:text-box>
        </draw:frame>
        <draw:frame draw:style-name="gr288" draw:text-style-name="P11" draw:layer="layout" svg:width="0.569cm" svg:height="0.183cm" draw:transform="rotate (1.5707963267949) translate (14.717cm 31.284cm)">
          <draw:text-box>
            <text:p text:style-name="P10"><text:span text:style-name="T46">Wyoming</text:span></text:p>
          </draw:text-box>
        </draw:frame>
        <draw:frame draw:style-name="gr289" draw:text-style-name="P13" draw:layer="layout" svg:width="0.599cm" svg:height="0.183cm" draw:transform="rotate (-1.07983520820889) translate (13.293cm 33.245cm)">
          <draw:text-box>
            <text:p text:style-name="P10"><text:span text:style-name="T85">Greenfield</text:span></text:p>
          </draw:text-box>
        </draw:frame>
        <draw:frame draw:style-name="gr185" draw:text-style-name="P11" draw:layer="layout" svg:width="0.836cm" svg:height="0.183cm" draw:transform="rotate (1.5707963267949) translate (14.155cm 31.876cm)">
          <draw:text-box>
            <text:p text:style-name="P10"><text:span text:style-name="T46">Oakman Blvd.</text:span></text:p>
          </draw:text-box>
        </draw:frame>
        <draw:frame draw:style-name="gr161" draw:text-style-name="P12" draw:layer="layout" svg:width="0.713cm" svg:height="0.175cm" svg:x="13.957cm" svg:y="30cm">
          <draw:text-box>
            <text:p text:style-name="P10"><text:span text:style-name="T44">W. Chicago</text:span></text:p>
          </draw:text-box>
        </draw:frame>
        <draw:frame draw:style-name="gr147" draw:text-style-name="P11" draw:layer="layout" svg:width="0.527cm" svg:height="0.183cm" draw:transform="rotate (1.5707963267949) translate (13.717cm 31.014cm)">
          <draw:text-box>
            <text:p text:style-name="P10"><text:span text:style-name="T46">Schaefer</text:span></text:p>
          </draw:text-box>
        </draw:frame>
        <draw:frame draw:style-name="gr147" draw:text-style-name="P11" draw:layer="layout" svg:width="0.527cm" svg:height="0.183cm" draw:transform="rotate (1.5707963267949) translate (13.717cm 27.798cm)">
          <draw:text-box>
            <text:p text:style-name="P10"><text:span text:style-name="T46">Schaefer</text:span></text:p>
          </draw:text-box>
        </draw:frame>
        <draw:frame draw:style-name="gr290" draw:text-style-name="P11" draw:layer="layout" svg:width="0.336cm" svg:height="0.183cm" draw:transform="rotate (1.5707963267949) translate (13.3cm 31.353cm)">
          <draw:text-box>
            <text:p text:style-name="P10"><text:span text:style-name="T51">Chase</text:span></text:p>
          </draw:text-box>
        </draw:frame>
        <draw:frame draw:style-name="gr291" draw:text-style-name="P11" draw:layer="layout" svg:width="0.612cm" svg:height="0.183cm" draw:transform="rotate (1.5707963267949) translate (11.224cm 31.233cm)">
          <draw:text-box>
            <text:p text:style-name="P10"><text:span text:style-name="T46">Evergreen</text:span></text:p>
          </draw:text-box>
        </draw:frame>
        <draw:frame draw:style-name="gr214" draw:text-style-name="P12" draw:layer="layout" svg:width="0.29cm" svg:height="0.175cm" svg:x="11.586cm" svg:y="30.416cm">
          <draw:text-box>
            <text:p text:style-name="P10"><text:span text:style-name="T44">Joy <text:s/></text:span></text:p>
          </draw:text-box>
        </draw:frame>
        <draw:frame draw:style-name="gr292" draw:text-style-name="P12" draw:layer="layout" svg:width="0.751cm" svg:height="0.175cm" svg:x="11.211cm" svg:y="30.018cm">
          <draw:text-box>
            <text:p text:style-name="P10"><text:span text:style-name="T44">W. <text:s/>Chicago</text:span></text:p>
          </draw:text-box>
        </draw:frame>
        <draw:frame draw:style-name="gr161" draw:text-style-name="P12" draw:layer="layout" svg:width="0.713cm" svg:height="0.175cm" svg:x="13.448cm" svg:y="29.617cm">
          <draw:text-box>
            <text:p text:style-name="P10"><text:span text:style-name="T44">Plymouth <text:s text:c="2"/></text:span></text:p>
          </draw:text-box>
        </draw:frame>
        <draw:frame draw:style-name="gr205" draw:text-style-name="P12" draw:layer="layout" svg:width="1.052cm" svg:height="0.179cm" draw:transform="rotate (-0.512777734235934) translate (15.67cm 29.964cm)">
          <draw:text-box>
            <text:p text:style-name="P10"><text:span text:style-name="T56">Grand River Ave.</text:span></text:p>
          </draw:text-box>
        </draw:frame>
        <draw:frame draw:style-name="gr207" draw:text-style-name="P11" draw:layer="layout" svg:width="0.696cm" svg:height="0.183cm" draw:transform="rotate (1.5707963267949) translate (13.038cm 28.417cm)">
          <draw:text-box>
            <text:p text:style-name="P10"><text:span text:style-name="T46">Greenfield <text:s/></text:span></text:p>
          </draw:text-box>
        </draw:frame>
        <draw:frame draw:style-name="gr293" draw:text-style-name="P11" draw:layer="layout" svg:width="0.404cm" svg:height="0.183cm" draw:transform="rotate (1.5707963267949) translate (10.398cm 27.862cm)">
          <draw:text-box>
            <text:p text:style-name="P10"><text:span text:style-name="T46">Lahser</text:span></text:p>
          </draw:text-box>
        </draw:frame>
        <draw:frame draw:style-name="gr205" draw:text-style-name="P12" draw:layer="layout" svg:width="1.052cm" svg:height="0.179cm" draw:transform="rotate (-0.52970742798028) translate (11.834cm 27.762cm)">
          <draw:text-box>
            <text:p text:style-name="P10"><text:span text:style-name="T56">Grand River Ave.</text:span></text:p>
          </draw:text-box>
        </draw:frame>
        <draw:frame draw:style-name="gr176" draw:text-style-name="P12" draw:layer="layout" svg:width="0.476cm" svg:height="0.175cm" svg:x="11.58cm" svg:y="28.427cm">
          <draw:text-box>
            <text:p text:style-name="P10"><text:span text:style-name="T44">Lyndon</text:span></text:p>
          </draw:text-box>
        </draw:frame>
        <draw:frame draw:style-name="gr161" draw:text-style-name="P12" draw:layer="layout" svg:width="0.713cm" svg:height="0.175cm" svg:x="11.468cm" svg:y="28.863cm">
          <draw:text-box>
            <text:p text:style-name="P10"><text:span text:style-name="T44">Schoolcraft</text:span></text:p>
          </draw:text-box>
        </draw:frame>
        <draw:frame draw:style-name="gr206" draw:text-style-name="P12" draw:layer="layout" svg:width="0.447cm" svg:height="0.175cm" svg:x="10.76cm" svg:y="28.063cm">
          <draw:text-box>
            <text:p text:style-name="P10"><text:span text:style-name="T44">5 Mile <text:s/></text:span></text:p>
          </draw:text-box>
        </draw:frame>
        <draw:frame draw:style-name="gr206" draw:text-style-name="P12" draw:layer="layout" svg:width="0.447cm" svg:height="0.175cm" svg:x="4.828cm" svg:y="28.064cm">
          <draw:text-box>
            <text:p text:style-name="P10"><text:span text:style-name="T44">5 Mile <text:s/></text:span></text:p>
          </draw:text-box>
        </draw:frame>
        <draw:frame draw:style-name="gr174" draw:text-style-name="P12" draw:layer="layout" svg:width="0.48cm" svg:height="0.175cm" svg:x="13.646cm" svg:y="25.673cm">
          <draw:text-box>
            <text:p text:style-name="P10"><text:span text:style-name="T44">8 Mile <text:s text:c="2"/></text:span></text:p>
          </draw:text-box>
        </draw:frame>
        <draw:frame draw:style-name="gr294" draw:text-style-name="P11" draw:layer="layout" svg:width="0.54cm" svg:height="0.183cm" draw:transform="rotate (1.5707963267949) translate (15.296cm 28.03cm)">
          <draw:text-box>
            <text:p text:style-name="P10"><text:span text:style-name="T46">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295" draw:text-style-name="P11" draw:layer="layout" svg:width="0.679cm" svg:height="0.183cm" draw:transform="rotate (1.5707963267949) translate (11.207cm 26.606cm)">
          <draw:text-box>
            <text:p text:style-name="P10"><text:span text:style-name="T46">Evergreen <text:s/></text:span></text:p>
          </draw:text-box>
        </draw:frame>
        <draw:frame draw:style-name="gr296" draw:text-style-name="P12" draw:layer="layout" svg:width="0.379cm" svg:height="0.175cm" svg:x="14.262cm" svg:y="26.481cm">
          <draw:text-box>
            <text:p text:style-name="P10"><text:span text:style-name="T44">7 Mile</text:span></text:p>
          </draw:text-box>
        </draw:frame>
        <draw:frame draw:style-name="gr283" draw:text-style-name="P11" draw:layer="layout" svg:width="0.349cm" svg:height="0.183cm" draw:transform="rotate (1.5707963267949) translate (14.188cm 24.945cm)">
          <draw:text-box>
            <text:p text:style-name="P10"><text:span text:style-name="T45">Scotia</text:span></text:p>
          </draw:text-box>
        </draw:frame>
        <draw:frame draw:style-name="gr297" draw:text-style-name="P11" draw:layer="layout" svg:width="0.493cm" svg:height="0.183cm" draw:transform="rotate (1.5707963267949) translate (13.899cm 21.812cm)">
          <draw:text-box>
            <text:p text:style-name="P10"><text:span text:style-name="T67">Coolidge</text:span></text:p>
          </draw:text-box>
        </draw:frame>
        <draw:frame draw:style-name="gr298" draw:text-style-name="P11" draw:layer="layout" svg:width="0.463cm" svg:height="0.183cm" draw:transform="rotate (1.5707963267949) translate (13.894cm 24.986cm)">
          <draw:text-box>
            <text:p text:style-name="P10"><text:span text:style-name="T86">Coolidge</text:span></text:p>
          </draw:text-box>
        </draw:frame>
        <draw:frame draw:style-name="gr174" draw:text-style-name="P12" draw:layer="layout" svg:width="0.48cm" svg:height="0.175cm" svg:x="14.651cm" svg:y="24.912cm">
          <draw:text-box>
            <text:p text:style-name="P10"><text:span text:style-name="T44">9 <text:s/>Mile <text:s/></text:span></text:p>
          </draw:text-box>
        </draw:frame>
        <draw:frame draw:style-name="gr206" draw:text-style-name="P12" draw:layer="layout" svg:width="0.447cm" svg:height="0.175cm" svg:x="10.465cm" svg:y="24.915cm">
          <draw:text-box>
            <text:p text:style-name="P10"><text:span text:style-name="T44">9 <text:s/>Mile </text:span></text:p>
          </draw:text-box>
        </draw:frame>
        <draw:frame draw:style-name="gr206" draw:text-style-name="P12" draw:layer="layout" svg:width="0.447cm" svg:height="0.175cm" svg:x="7.558cm" svg:y="24.915cm">
          <draw:text-box>
            <text:p text:style-name="P10"><text:span text:style-name="T44">9 <text:s/>Mile </text:span></text:p>
          </draw:text-box>
        </draw:frame>
        <draw:frame draw:style-name="gr295" draw:text-style-name="P11" draw:layer="layout" svg:width="0.679cm" svg:height="0.183cm" draw:transform="rotate (1.5707963267949) translate (12.23cm 24.21cm)">
          <draw:text-box>
            <text:p text:style-name="P10"><text:span text:style-name="T46">Southfield <text:s/></text:span></text:p>
          </draw:text-box>
        </draw:frame>
        <draw:frame draw:style-name="gr189" draw:text-style-name="P12" draw:layer="layout" svg:width="0.523cm" svg:height="0.175cm" svg:x="10.733cm" svg:y="22.53cm">
          <draw:text-box>
            <text:p text:style-name="P10"><text:span text:style-name="T44">12 Mile <text:s/></text:span></text:p>
          </draw:text-box>
        </draw:frame>
        <draw:frame draw:style-name="gr299" draw:text-style-name="P12" draw:layer="layout" svg:width="0.455cm" svg:height="0.175cm" svg:x="13.964cm" svg:y="23.33cm">
          <draw:text-box>
            <text:p text:style-name="P10"><text:span text:style-name="T44">11 Mile</text:span></text:p>
          </draw:text-box>
        </draw:frame>
        <draw:frame draw:style-name="gr189" draw:text-style-name="P12" draw:layer="layout" svg:width="0.523cm" svg:height="0.175cm" svg:x="11.692cm" svg:y="24.129cm">
          <draw:text-box>
            <text:p text:style-name="P10"><text:span text:style-name="T44">10 Mile <text:s/></text:span></text:p>
          </draw:text-box>
        </draw:frame>
        <draw:frame draw:style-name="gr300" draw:text-style-name="P11" draw:layer="layout" svg:width="0.565cm" svg:height="0.183cm" draw:transform="rotate (1.5707963267949) translate (12.849cm 22.664cm)">
          <draw:text-box>
            <text:p text:style-name="P10"><text:span text:style-name="T51">Greenfield</text:span></text:p>
          </draw:text-box>
        </draw:frame>
        <draw:frame draw:style-name="gr270" draw:text-style-name="P12" draw:layer="layout" svg:width="0.679cm" svg:height="0.175cm" svg:x="10.29cm" svg:y="23.893cm">
          <draw:text-box>
            <text:p text:style-name="P10"><text:span text:style-name="T79">Civic Center</text:span></text:p>
          </draw:text-box>
        </draw:frame>
        <draw:frame draw:style-name="gr189" draw:text-style-name="P12" draw:layer="layout" svg:width="0.523cm" svg:height="0.175cm" svg:x="10.659cm" svg:y="23.319cm">
          <draw:text-box>
            <text:p text:style-name="P10"><text:span text:style-name="T44">11 Mile <text:s/></text:span></text:p>
          </draw:text-box>
        </draw:frame>
        <draw:frame draw:style-name="gr301" draw:text-style-name="P11" draw:layer="layout" svg:width="0.645cm" svg:height="0.183cm" draw:transform="rotate (1.5707963267949) translate (11.141cm 23.437cm)">
          <draw:text-box>
            <text:p text:style-name="P10"><text:span text:style-name="T86">Central Park</text:span></text:p>
          </draw:text-box>
        </draw:frame>
        <draw:frame draw:style-name="gr302" draw:text-style-name="P12" draw:layer="layout" svg:width="0.489cm" svg:height="0.175cm" svg:x="13.199cm" svg:y="23.878cm">
          <draw:text-box>
            <text:p text:style-name="P10"><text:span text:style-name="T44">Lincoln </text:span></text:p>
          </draw:text-box>
        </draw:frame>
        <draw:frame draw:style-name="gr139" draw:text-style-name="P12" draw:layer="layout" svg:width="0.485cm" svg:height="0.175cm" svg:x="14.049cm" svg:y="23.078cm">
          <draw:text-box>
            <text:p text:style-name="P10"><text:span text:style-name="T44">Catalpa</text:span></text:p>
          </draw:text-box>
        </draw:frame>
        <draw:frame draw:style-name="gr303" draw:text-style-name="P12" draw:layer="layout" svg:width="0.535cm" svg:height="0.175cm" svg:x="14.423cm" svg:y="22.294cm">
          <draw:text-box>
            <text:p text:style-name="P10"><text:span text:style-name="T44">Webster</text:span></text:p>
          </draw:text-box>
        </draw:frame>
        <draw:frame draw:style-name="gr304" draw:text-style-name="P11" draw:layer="layout" svg:width="0.387cm" svg:height="0.183cm" draw:transform="rotate (1.5707963267949) translate (10.414cm 21.893cm)">
          <draw:text-box>
            <text:p text:style-name="P10"><text:span text:style-name="T45">Lahser</text:span></text:p>
          </draw:text-box>
        </draw:frame>
        <draw:frame draw:style-name="gr299" draw:text-style-name="P12" draw:layer="layout" svg:width="0.455cm" svg:height="0.175cm" svg:x="10.252cm" svg:y="20.943cm">
          <draw:text-box>
            <text:p text:style-name="P10"><text:span text:style-name="T44">14 Mile</text:span></text:p>
          </draw:text-box>
        </draw:frame>
        <draw:frame draw:style-name="gr188" draw:text-style-name="P12" draw:layer="layout" svg:width="0.557cm" svg:height="0.175cm" svg:x="10.686cm" svg:y="21.93cm">
          <draw:text-box>
            <text:p text:style-name="P10"><text:span text:style-name="T44">13 Mile <text:s text:c="2"/></text:span></text:p>
          </draw:text-box>
        </draw:frame>
        <draw:frame draw:style-name="gr188" draw:text-style-name="P12" draw:layer="layout" svg:width="0.557cm" svg:height="0.175cm" svg:x="6.672cm" svg:y="21.931cm">
          <draw:text-box>
            <text:p text:style-name="P10"><text:span text:style-name="T44">13 Mile <text:s text:c="2"/></text:span></text:p>
          </draw:text-box>
        </draw:frame>
        <draw:frame draw:style-name="gr305" draw:text-style-name="P13" draw:layer="layout" svg:width="0.51cm" svg:height="0.179cm" draw:transform="rotate (-0.84351762748886) translate (15.181cm 22.225cm)">
          <draw:text-box>
            <text:p text:style-name="P10"><text:span text:style-name="T59">Crooks <text:s/></text:span></text:p>
          </draw:text-box>
        </draw:frame>
        <draw:frame draw:style-name="gr289" draw:text-style-name="P11" draw:layer="layout" svg:width="0.599cm" svg:height="0.183cm" draw:transform="rotate (1.36013508607918) translate (15.826cm 21.854cm)">
          <draw:text-box>
            <text:p text:style-name="P10"><text:span text:style-name="T46">Rochester</text:span></text:p>
          </draw:text-box>
        </draw:frame>
        <draw:frame draw:style-name="gr299" draw:text-style-name="P12" draw:layer="layout" svg:width="0.455cm" svg:height="0.175cm" svg:x="14.168cm" svg:y="21.759cm">
          <draw:text-box>
            <text:p text:style-name="P10"><text:span text:style-name="T44">13 Mile</text:span></text:p>
          </draw:text-box>
        </draw:frame>
        <draw:frame draw:style-name="gr306" draw:text-style-name="P12" draw:layer="layout" svg:width="0.396cm" svg:height="0.175cm" svg:x="14.952cm" svg:y="20.089cm">
          <draw:text-box>
            <text:p text:style-name="P10"><text:span text:style-name="T44">Maple</text:span></text:p>
          </draw:text-box>
        </draw:frame>
        <draw:frame draw:style-name="gr307" draw:text-style-name="P11" draw:layer="layout" svg:width="0.303cm" svg:height="0.183cm" draw:transform="rotate (1.5707963267949) translate (15.359cm 20.903cm)">
          <draw:text-box>
            <text:p text:style-name="P10"><text:span text:style-name="T46">Main</text:span></text:p>
          </draw:text-box>
        </draw:frame>
        <draw:frame draw:style-name="gr308" draw:text-style-name="P11" draw:layer="layout" svg:width="0.4cm" svg:height="0.183cm" draw:transform="rotate (1.5707963267949) translate (13.042cm 19.982cm)">
          <draw:text-box>
            <text:p text:style-name="P10"><text:span text:style-name="T51">Adams </text:span></text:p>
          </draw:text-box>
        </draw:frame>
        <draw:frame draw:style-name="gr309" draw:text-style-name="P11" draw:layer="layout" svg:width="0.595cm" svg:height="0.183cm" draw:transform="rotate (1.5707963267949) translate (11.392cm 20.158cm)">
          <draw:text-box>
            <text:p text:style-name="P10"><text:span text:style-name="T45">Covington</text:span></text:p>
          </draw:text-box>
        </draw:frame>
        <draw:frame draw:style-name="gr282" draw:text-style-name="P11" draw:layer="layout" svg:width="0.59cm" svg:height="0.183cm" draw:transform="rotate (1.5707963267949) translate (11.392cm 22.616cm)">
          <draw:text-box>
            <text:p text:style-name="P10"><text:span text:style-name="T45">Evergreen</text:span></text:p>
          </draw:text-box>
        </draw:frame>
        <draw:frame draw:style-name="gr178" draw:text-style-name="P11" draw:layer="layout" svg:width="0.37cm" svg:height="0.183cm" draw:transform="rotate (1.5707963267949) translate (14.708cm 20.983cm)">
          <draw:text-box>
            <text:p text:style-name="P10"><text:span text:style-name="T51">Crooks</text:span></text:p>
          </draw:text-box>
        </draw:frame>
        <draw:frame draw:style-name="gr310" draw:text-style-name="P11" draw:layer="layout" svg:width="0.548cm" svg:height="0.183cm" draw:transform="rotate (1.5707963267949) translate (14.279cm 21.251cm)">
          <draw:text-box>
            <text:p text:style-name="P10"><text:span text:style-name="T67">Delemere</text:span></text:p>
          </draw:text-box>
        </draw:frame>
        <draw:frame draw:style-name="gr299" draw:text-style-name="P12" draw:layer="layout" svg:width="0.455cm" svg:height="0.175cm" svg:x="9.888cm" svg:y="20.708cm">
          <draw:text-box>
            <text:p text:style-name="P10"><text:span text:style-name="T44">Lincoln</text:span></text:p>
          </draw:text-box>
        </draw:frame>
        <draw:frame draw:style-name="gr177" draw:text-style-name="P12" draw:layer="layout" svg:width="0.637cm" svg:height="0.175cm" svg:x="14.839cm" svg:y="21.342cm">
          <draw:text-box>
            <text:p text:style-name="P10"><text:span text:style-name="T49">Normandy</text:span></text:p>
          </draw:text-box>
        </draw:frame>
        <draw:frame draw:style-name="gr177" draw:text-style-name="P12" draw:layer="layout" svg:width="0.637cm" svg:height="0.175cm" svg:x="12.345cm" svg:y="21.342cm">
          <draw:text-box>
            <text:p text:style-name="P10"><text:span text:style-name="T49">Normandy</text:span></text:p>
          </draw:text-box>
        </draw:frame>
        <draw:frame draw:style-name="gr189" draw:text-style-name="P12" draw:layer="layout" svg:width="0.523cm" svg:height="0.175cm" svg:x="14.883cm" svg:y="20.953cm">
          <draw:text-box>
            <text:p text:style-name="P10"><text:span text:style-name="T44">14 Mile <text:s/></text:span></text:p>
          </draw:text-box>
        </draw:frame>
        <draw:frame draw:style-name="gr311" draw:text-style-name="P12" draw:layer="layout" svg:width="0.789cm" svg:height="0.175cm" svg:x="17.003cm" svg:y="19.494cm">
          <draw:text-box>
            <text:p text:style-name="P10"><text:span text:style-name="T44">Big <text:s/>Beaver <text:s/></text:span></text:p>
          </draw:text-box>
        </draw:frame>
        <draw:frame draw:style-name="gr312" draw:text-style-name="P12" draw:layer="layout" svg:width="1.056cm" svg:height="0.175cm" svg:x="18.36cm" svg:y="19.32cm">
          <draw:text-box>
            <text:p text:style-name="P10"><text:span text:style-name="T44"><text:s text:c="2"/></text:span><text:span text:style-name="T44">Metro <text:s/>Parkway</text:span></text:p>
          </draw:text-box>
        </draw:frame>
        <draw:frame draw:style-name="gr294" draw:text-style-name="P11" draw:layer="layout" svg:width="0.54cm" svg:height="0.183cm" draw:transform="rotate (1.5707963267949) translate (15.374cm 18.586cm)">
          <draw:text-box>
            <text:p text:style-name="P10"><text:span text:style-name="T46">Livernois</text:span></text:p>
          </draw:text-box>
        </draw:frame>
        <draw:frame draw:style-name="gr313" draw:text-style-name="P12" draw:layer="layout" svg:width="0.734cm" svg:height="0.175cm" svg:x="10.102cm" svg:y="18.948cm">
          <draw:text-box>
            <text:p text:style-name="P10"><text:span text:style-name="T44">Lone Pine <text:s text:c="2"/></text:span></text:p>
          </draw:text-box>
        </draw:frame>
        <draw:frame draw:style-name="gr145" draw:text-style-name="P12" draw:layer="layout" svg:width="0.607cm" svg:height="0.175cm" svg:x="11.082cm" svg:y="19.298cm">
          <draw:text-box>
            <text:p text:style-name="P10"><text:span text:style-name="T44">Quarton <text:s/></text:span></text:p>
          </draw:text-box>
        </draw:frame>
        <draw:frame draw:style-name="gr297" draw:text-style-name="P11" draw:layer="layout" svg:width="0.493cm" svg:height="0.183cm" draw:transform="rotate (1.5707963267949) translate (14.535cm 18.549cm)">
          <draw:text-box>
            <text:p text:style-name="P10"><text:span text:style-name="T46">Crooks <text:s/></text:span></text:p>
          </draw:text-box>
        </draw:frame>
        <draw:frame draw:style-name="gr233" draw:text-style-name="P11" draw:layer="layout" svg:width="0.531cm" svg:height="0.183cm" draw:transform="rotate (1.5707963267949) translate (14.535cm 15.964cm)">
          <draw:text-box>
            <text:p text:style-name="P10"><text:span text:style-name="T46">Crooks <text:s text:c="2"/></text:span></text:p>
          </draw:text-box>
        </draw:frame>
        <draw:frame draw:style-name="gr314" draw:text-style-name="P11" draw:layer="layout" svg:width="0.578cm" svg:height="0.183cm" draw:transform="rotate (1.5707963267949) translate (13.687cm 18.593cm)">
          <draw:text-box>
            <text:p text:style-name="P10"><text:span text:style-name="T45">Coolidge <text:s/></text:span></text:p>
          </draw:text-box>
        </draw:frame>
        <draw:frame draw:style-name="gr171" draw:text-style-name="P12" draw:layer="layout" svg:width="0.794cm" svg:height="0.175cm" svg:x="13.153cm" svg:y="17.692cm">
          <draw:text-box>
            <text:p text:style-name="P10"><text:span text:style-name="T44">Long Lake <text:s text:c="3"/></text:span></text:p>
          </draw:text-box>
        </draw:frame>
        <draw:frame draw:style-name="gr213" draw:text-style-name="P11" draw:layer="layout" svg:width="0.489cm" svg:height="0.183cm" draw:transform="rotate (1.5707963267949) translate (12.875cm 17.659cm)">
          <draw:text-box>
            <text:p text:style-name="P10"><text:span text:style-name="T46">Adams <text:s/></text:span></text:p>
          </draw:text-box>
        </draw:frame>
        <draw:frame draw:style-name="gr255" draw:text-style-name="P12" draw:layer="layout" svg:width="0.933cm" svg:height="0.175cm" svg:x="13.44cm" svg:y="17.169cm">
          <draw:text-box>
            <text:p text:style-name="P10"><text:span text:style-name="T44"><text:s text:c="2"/></text:span><text:span text:style-name="T44">Square Lake <text:s/></text:span></text:p>
          </draw:text-box>
        </draw:frame>
        <draw:frame draw:style-name="gr315" draw:text-style-name="P11" draw:layer="layout" svg:width="0.48cm" svg:height="0.183cm" draw:transform="rotate (1.5707963267949) translate (16.955cm 20.249cm)">
          <draw:text-box>
            <text:p text:style-name="P10"><text:span text:style-name="T46">Chicago</text:span></text:p>
          </draw:text-box>
        </draw:frame>
        <draw:frame draw:style-name="gr292" draw:text-style-name="P12" draw:layer="layout" svg:width="0.751cm" svg:height="0.175cm" svg:x="12.319cm" svg:y="19.277cm">
          <draw:text-box>
            <text:p text:style-name="P10"><text:span text:style-name="T44">Big Beaver <text:s/></text:span></text:p>
          </draw:text-box>
        </draw:frame>
        <draw:frame draw:style-name="gr289" draw:text-style-name="P11" draw:layer="layout" svg:width="0.599cm" svg:height="0.183cm" draw:transform="rotate (1.5707963267949) translate (16.412cm 17.795cm)">
          <draw:text-box>
            <text:p text:style-name="P10"><text:span text:style-name="T46">Rochester</text:span></text:p>
          </draw:text-box>
        </draw:frame>
        <draw:frame draw:style-name="gr255" draw:text-style-name="P12" draw:layer="layout" svg:width="0.933cm" svg:height="0.175cm" svg:x="11.047cm" svg:y="17.104cm">
          <draw:text-box>
            <text:p text:style-name="P10"><text:span text:style-name="T44"><text:s text:c="2"/></text:span><text:span text:style-name="T44">Square Lake <text:s/></text:span></text:p>
          </draw:text-box>
        </draw:frame>
        <draw:frame draw:style-name="gr316" draw:text-style-name="P12" draw:layer="layout" svg:width="0.307cm" svg:height="0.175cm" svg:x="14.774cm" svg:y="19.82cm">
          <draw:text-box>
            <text:p text:style-name="P10"><text:span text:style-name="T49">Kirts </text:span></text:p>
          </draw:text-box>
        </draw:frame>
        <draw:frame draw:style-name="gr317" draw:text-style-name="P12" draw:layer="layout" svg:width="0.127cm" svg:height="0.175cm" draw:transform="rotate (-0.310319541004591) translate (15.119cm 19.818cm)">
          <draw:text-box>
            <text:p text:style-name="P10"><text:span text:style-name="T49">B</text:span></text:p>
          </draw:text-box>
        </draw:frame>
        <draw:frame draw:style-name="gr317" draw:text-style-name="P12" draw:layer="layout" svg:width="0.127cm" svg:height="0.175cm" draw:transform="rotate (-0.361108622237628) translate (15.2cm 19.847cm)">
          <draw:text-box>
            <text:p text:style-name="P10"><text:span text:style-name="T49">l</text:span></text:p>
          </draw:text-box>
        </draw:frame>
        <draw:frame draw:style-name="gr317" draw:text-style-name="P12" draw:layer="layout" svg:width="0.127cm" svg:height="0.175cm" draw:transform="rotate (-0.361108622237628) translate (15.229cm 19.858cm)">
          <draw:text-box>
            <text:p text:style-name="P10"><text:span text:style-name="T49">v</text:span></text:p>
          </draw:text-box>
        </draw:frame>
        <draw:frame draw:style-name="gr318" draw:text-style-name="P12" draw:layer="layout" svg:width="0.128cm" svg:height="0.175cm" draw:transform="rotate (-0.187099295813793) translate (15.275cm 19.884cm)">
          <draw:text-box>
            <text:p text:style-name="P10"><text:span text:style-name="T49">d</text:span></text:p>
          </draw:text-box>
        </draw:frame>
        <draw:frame draw:style-name="gr318" draw:text-style-name="P12" draw:layer="layout" svg:width="0.128cm" svg:height="0.175cm" svg:x="15.333cm" svg:y="19.891cm">
          <draw:text-box>
            <text:p text:style-name="P10"><text:span text:style-name="T49">.</text:span></text:p>
          </draw:text-box>
        </draw:frame>
        <draw:frame draw:style-name="gr319" draw:text-style-name="P11" draw:layer="layout" svg:width="0.108cm" svg:height="0.183cm" draw:transform="rotate (-1.37374865424474) translate (13.591cm 19.483cm)">
          <draw:text-box>
            <text:p text:style-name="P10"><text:span text:style-name="T87">G</text:span></text:p>
          </draw:text-box>
        </draw:frame>
        <draw:frame draw:style-name="gr319" draw:text-style-name="P11" draw:layer="layout" svg:width="0.108cm" svg:height="0.183cm" draw:transform="rotate (-1.37392318716994) translate (13.606cm 19.558cm)">
          <draw:text-box>
            <text:p text:style-name="P10"><text:span text:style-name="T87">o</text:span></text:p>
          </draw:text-box>
        </draw:frame>
        <draw:frame draw:style-name="gr320" draw:text-style-name="P13" draw:layer="layout" svg:width="0.11cm" svg:height="0.183cm" draw:transform="rotate (-1.05522606575577) translate (13.607cm 19.598cm)">
          <draw:text-box>
            <text:p text:style-name="P10"><text:span text:style-name="T88">l</text:span></text:p>
          </draw:text-box>
        </draw:frame>
        <draw:frame draw:style-name="gr320" draw:text-style-name="P13" draw:layer="layout" svg:width="0.11cm" svg:height="0.183cm" draw:transform="rotate (-0.902858822056667) translate (13.615cm 19.61cm)">
          <draw:text-box>
            <text:p text:style-name="P10"><text:span text:style-name="T89">f</text:span></text:p>
          </draw:text-box>
        </draw:frame>
        <draw:frame draw:style-name="gr321" draw:text-style-name="P13" draw:layer="layout" svg:width="0.111cm" svg:height="0.179cm" draw:transform="rotate (-0.865857841914387) translate (13.637cm 19.639cm)">
          <draw:text-box>
            <text:p text:style-name="P10"><text:span text:style-name="T89">v</text:span></text:p>
          </draw:text-box>
        </draw:frame>
        <draw:frame draw:style-name="gr322" draw:text-style-name="P12" draw:layer="layout" svg:width="0.113cm" svg:height="0.179cm" draw:transform="rotate (-0.435459648372585) translate (13.651cm 19.656cm)">
          <draw:text-box>
            <text:p text:style-name="P10"><text:span text:style-name="T90">i</text:span></text:p>
          </draw:text-box>
        </draw:frame>
        <draw:frame draw:style-name="gr323" draw:text-style-name="P12" draw:layer="layout" svg:width="0.114cm" svg:height="0.175cm" draw:transform="rotate (-0.313112067807783) translate (13.665cm 19.663cm)">
          <draw:text-box>
            <text:p text:style-name="P10"><text:span text:style-name="T91">e</text:span></text:p>
          </draw:text-box>
        </draw:frame>
        <draw:frame draw:style-name="gr323" draw:text-style-name="P12" draw:layer="layout" svg:width="0.114cm" svg:height="0.175cm" draw:transform="rotate (-0.261101256098352) translate (13.723cm 19.681cm)">
          <draw:text-box>
            <text:p text:style-name="P10"><text:span text:style-name="T91">w</text:span></text:p>
          </draw:text-box>
        </draw:frame>
        <draw:frame draw:style-name="gr324" draw:text-style-name="P12" draw:layer="layout" svg:width="0.828cm" svg:height="0.175cm" svg:x="16.755cm" svg:y="16.302cm">
          <draw:text-box>
            <text:p text:style-name="P10"><text:span text:style-name="T44"><text:s text:c="2"/></text:span><text:span text:style-name="T44">South <text:s/>Blvd.</text:span></text:p>
          </draw:text-box>
        </draw:frame>
        <draw:frame draw:style-name="gr325" draw:text-style-name="P12" draw:layer="layout" svg:width="0.32cm" svg:height="0.175cm" svg:x="16.801cm" svg:y="13.663cm">
          <draw:text-box>
            <text:p text:style-name="P10"><text:span text:style-name="T44">Avon</text:span></text:p>
          </draw:text-box>
        </draw:frame>
        <draw:frame draw:style-name="gr325" draw:text-style-name="P12" draw:layer="layout" svg:width="0.32cm" svg:height="0.175cm" svg:x="14.26cm" svg:y="13.663cm">
          <draw:text-box>
            <text:p text:style-name="P10"><text:span text:style-name="T44">Avon</text:span></text:p>
          </draw:text-box>
        </draw:frame>
        <draw:frame draw:style-name="gr294" draw:text-style-name="P11" draw:layer="layout" svg:width="0.54cm" svg:height="0.183cm" draw:transform="rotate (1.5707963267949) translate (15.334cm 13.769cm)">
          <draw:text-box>
            <text:p text:style-name="P10"><text:span text:style-name="T46">Livernois</text:span></text:p>
          </draw:text-box>
        </draw:frame>
        <draw:frame draw:style-name="gr289" draw:text-style-name="P11" draw:layer="layout" svg:width="0.599cm" svg:height="0.183cm" draw:transform="rotate (1.5707963267949) translate (16.211cm 15.451cm)">
          <draw:text-box>
            <text:p text:style-name="P10"><text:span text:style-name="T46">Rochester</text:span></text:p>
          </draw:text-box>
        </draw:frame>
        <draw:frame draw:style-name="gr150" draw:text-style-name="P12" draw:layer="layout" svg:width="0.756cm" svg:height="0.175cm" svg:x="14.328cm" svg:y="13.076cm">
          <draw:text-box>
            <text:p text:style-name="P10"><text:span text:style-name="T49">Walton Blvd.</text:span></text:p>
          </draw:text-box>
        </draw:frame>
        <draw:frame draw:style-name="gr326" draw:text-style-name="P11" draw:layer="layout" svg:width="0.417cm" svg:height="0.183cm" draw:transform="rotate (1.5707963267949) translate (17.045cm 15.351cm)">
          <draw:text-box>
            <text:p text:style-name="P10"><text:span text:style-name="T46">John R</text:span></text:p>
          </draw:text-box>
        </draw:frame>
        <draw:frame draw:style-name="gr327" draw:text-style-name="P12" draw:layer="layout" svg:width="0.582cm" svg:height="0.175cm" svg:x="16.887cm" svg:y="15.629cm">
          <draw:text-box>
            <text:p text:style-name="P10"><text:span text:style-name="T44">Auburn <text:s text:c="2"/></text:span></text:p>
          </draw:text-box>
        </draw:frame>
        <draw:frame draw:style-name="gr189" draw:text-style-name="P12" draw:layer="layout" svg:width="0.523cm" svg:height="0.175cm" svg:x="18.979cm" svg:y="17.687cm">
          <draw:text-box>
            <text:p text:style-name="P10"><text:span text:style-name="T44"><text:s text:c="2"/></text:span><text:span text:style-name="T44">18 Mile</text:span></text:p>
          </draw:text-box>
        </draw:frame>
        <draw:frame draw:style-name="gr288" draw:text-style-name="P11" draw:layer="layout" svg:width="0.569cm" svg:height="0.183cm" draw:transform="rotate (1.5707963267949) translate (17.034cm 18.468cm)">
          <draw:text-box>
            <text:p text:style-name="P10"><text:span text:style-name="T46">John R <text:s text:c="3"/></text:span></text:p>
          </draw:text-box>
        </draw:frame>
        <draw:frame draw:style-name="gr328" draw:text-style-name="P11" draw:layer="layout" svg:width="0.383cm" svg:height="0.183cm" draw:transform="rotate (1.5707963267949) translate (18.843cm 20.825cm)">
          <draw:text-box>
            <text:p text:style-name="P10"><text:span text:style-name="T46">Ryan <text:s/></text:span></text:p>
          </draw:text-box>
        </draw:frame>
        <draw:frame draw:style-name="gr328" draw:text-style-name="P11" draw:layer="layout" svg:width="0.383cm" svg:height="0.183cm" draw:transform="rotate (1.5707963267949) translate (18.89cm 25.614cm)">
          <draw:text-box>
            <text:p text:style-name="P10"><text:span text:style-name="T46">Ryan <text:s/></text:span></text:p>
          </draw:text-box>
        </draw:frame>
        <draw:frame draw:style-name="gr329" draw:text-style-name="P12" draw:layer="layout" svg:width="1.09cm" svg:height="0.175cm" svg:x="25.072cm" svg:y="19.3cm">
          <draw:text-box>
            <text:p text:style-name="P10"><text:span text:style-name="T44"><text:s text:c="2"/></text:span><text:span text:style-name="T44">Metro <text:s text:c="2"/>Parkway</text:span></text:p>
          </draw:text-box>
        </draw:frame>
        <draw:frame draw:style-name="gr299" draw:text-style-name="P12" draw:layer="layout" svg:width="0.455cm" svg:height="0.175cm" svg:x="21.516cm" svg:y="19.3cm">
          <draw:text-box>
            <text:p text:style-name="P10"><text:span text:style-name="T44">16 Mile</text:span></text:p>
          </draw:text-box>
        </draw:frame>
        <draw:frame draw:style-name="gr233" draw:text-style-name="P11" draw:layer="layout" svg:width="0.531cm" svg:height="0.183cm" draw:transform="rotate (1.5707963267949) translate (19.53cm 19.806cm)">
          <draw:text-box>
            <text:p text:style-name="P10"><text:span text:style-name="T46">Mound <text:s text:c="2"/></text:span></text:p>
          </draw:text-box>
        </draw:frame>
        <draw:frame draw:style-name="gr330" draw:text-style-name="P11" draw:layer="layout" svg:width="0.574cm" svg:height="0.183cm" draw:transform="rotate (1.5707963267949) translate (20.659cm 19.107cm)">
          <draw:text-box>
            <text:p text:style-name="P10"><text:span text:style-name="T46">Van Dyke</text:span></text:p>
          </draw:text-box>
        </draw:frame>
        <draw:frame draw:style-name="gr330" draw:text-style-name="P11" draw:layer="layout" svg:width="0.574cm" svg:height="0.183cm" draw:transform="rotate (1.5707963267949) translate (20.348cm 16.223cm)">
          <draw:text-box>
            <text:p text:style-name="P10"><text:span text:style-name="T46">Van Dyke</text:span></text:p>
          </draw:text-box>
        </draw:frame>
        <draw:frame draw:style-name="gr331" draw:text-style-name="P13" draw:layer="layout" svg:width="0.315cm" svg:height="0.183cm" draw:transform="rotate (-0.931133155938976) translate (21.167cm 17.87cm)">
          <draw:text-box>
            <text:p text:style-name="P10"><text:span text:style-name="T50">Utica</text:span></text:p>
          </draw:text-box>
        </draw:frame>
        <draw:frame draw:style-name="gr208" draw:text-style-name="P11" draw:layer="layout" svg:width="0.637cm" svg:height="0.183cm" draw:transform="rotate (1.5707963267949) translate (17.809cm 18.574cm)">
          <draw:text-box>
            <text:p text:style-name="P10"><text:span text:style-name="T46">Dequindre</text:span></text:p>
          </draw:text-box>
        </draw:frame>
        <draw:frame draw:style-name="gr332" draw:text-style-name="P11" draw:layer="layout" svg:width="0.307cm" svg:height="0.183cm" draw:transform="rotate (1.5707963267949) translate (18.823cm 16.033cm)">
          <draw:text-box>
            <text:p text:style-name="P10"><text:span text:style-name="T46">Ryan</text:span></text:p>
          </draw:text-box>
        </draw:frame>
        <draw:frame draw:style-name="gr135" draw:text-style-name="P12" draw:layer="layout" svg:width="0.595cm" svg:height="0.175cm" svg:x="19.364cm" svg:y="16.919cm">
          <draw:text-box>
            <text:p text:style-name="P10"><text:span text:style-name="T44"><text:s/></text:span><text:span text:style-name="T44">19 Mile <text:s text:c="2"/></text:span></text:p>
          </draw:text-box>
        </draw:frame>
        <draw:frame draw:style-name="gr189" draw:text-style-name="P12" draw:layer="layout" svg:width="0.523cm" svg:height="0.175cm" svg:x="18.941cm" svg:y="20.094cm">
          <draw:text-box>
            <text:p text:style-name="P10"><text:span text:style-name="T44">15 Mile <text:s/></text:span></text:p>
          </draw:text-box>
        </draw:frame>
        <draw:frame draw:style-name="gr174" draw:text-style-name="P12" draw:layer="layout" svg:width="0.48cm" svg:height="0.175cm" svg:x="16.555cm" svg:y="18.478cm">
          <draw:text-box>
            <text:p text:style-name="P10"><text:span text:style-name="T44">Wattles</text:span></text:p>
          </draw:text-box>
        </draw:frame>
        <draw:frame draw:style-name="gr189" draw:text-style-name="P12" draw:layer="layout" svg:width="0.523cm" svg:height="0.175cm" svg:x="19.027cm" svg:y="18.661cm">
          <draw:text-box>
            <text:p text:style-name="P10"><text:span text:style-name="T44">17 Mile <text:s/></text:span></text:p>
          </draw:text-box>
        </draw:frame>
        <draw:frame draw:style-name="gr189" draw:text-style-name="P12" draw:layer="layout" svg:width="0.523cm" svg:height="0.175cm" svg:x="18.237cm" svg:y="20.949cm">
          <draw:text-box>
            <text:p text:style-name="P10"><text:span text:style-name="T44">14 Mile <text:s/></text:span></text:p>
          </draw:text-box>
        </draw:frame>
        <draw:frame draw:style-name="gr294" draw:text-style-name="P11" draw:layer="layout" svg:width="0.54cm" svg:height="0.183cm" draw:transform="rotate (1.5707963267949) translate (20.367cm 22.282cm)">
          <draw:text-box>
            <text:p text:style-name="P10"><text:span text:style-name="T67">Van Dyke</text:span></text:p>
          </draw:text-box>
        </draw:frame>
        <draw:frame draw:style-name="gr333" draw:text-style-name="P11" draw:layer="layout" svg:width="0.434cm" svg:height="0.183cm" draw:transform="rotate (1.5707963267949) translate (21.398cm 21.793cm)">
          <draw:text-box>
            <text:p text:style-name="P10"><text:span text:style-name="T46">Hoover</text:span></text:p>
          </draw:text-box>
        </draw:frame>
        <draw:frame draw:style-name="gr189" draw:text-style-name="P12" draw:layer="layout" svg:width="0.523cm" svg:height="0.175cm" svg:x="18.306cm" svg:y="22.534cm">
          <draw:text-box>
            <text:p text:style-name="P10"><text:span text:style-name="T44">12 Mile <text:s/></text:span></text:p>
          </draw:text-box>
        </draw:frame>
        <draw:frame draw:style-name="gr289" draw:text-style-name="P11" draw:layer="layout" svg:width="0.599cm" svg:height="0.183cm" draw:transform="rotate (1.5707963267949) translate (16.219cm 22.185cm)">
          <draw:text-box>
            <text:p text:style-name="P10"><text:span text:style-name="T46">Campbell </text:span></text:p>
          </draw:text-box>
        </draw:frame>
        <draw:frame draw:style-name="gr185" draw:text-style-name="P11" draw:layer="layout" svg:width="0.836cm" svg:height="0.183cm" draw:transform="rotate (1.5707963267949) translate (16.502cm 22.666cm)">
          <draw:text-box>
            <text:p text:style-name="P10"><text:span text:style-name="T75">Stephenson Hwy.</text:span></text:p>
          </draw:text-box>
        </draw:frame>
        <draw:frame draw:style-name="gr189" draw:text-style-name="P12" draw:layer="layout" svg:width="0.523cm" svg:height="0.175cm" svg:x="16.556cm" svg:y="23.322cm">
          <draw:text-box>
            <text:p text:style-name="P10"><text:span text:style-name="T44">11 Mile <text:s/></text:span></text:p>
          </draw:text-box>
        </draw:frame>
        <draw:frame draw:style-name="gr189" draw:text-style-name="P12" draw:layer="layout" svg:width="0.523cm" svg:height="0.175cm" svg:x="21.581cm" svg:y="23.56cm">
          <draw:text-box>
            <text:p text:style-name="P10"><text:span text:style-name="T44">11 Mile <text:s/></text:span></text:p>
          </draw:text-box>
        </draw:frame>
        <draw:frame draw:style-name="gr300" draw:text-style-name="P11" draw:layer="layout" svg:width="0.565cm" svg:height="0.183cm" draw:transform="rotate (1.5707963267949) translate (19.699cm 25.6cm)">
          <draw:text-box>
            <text:p text:style-name="P10"><text:span text:style-name="T46">Mound <text:s text:c="3"/></text:span></text:p>
          </draw:text-box>
        </draw:frame>
        <draw:frame draw:style-name="gr206" draw:text-style-name="P12" draw:layer="layout" svg:width="0.447cm" svg:height="0.175cm" svg:x="19.081cm" svg:y="24.885cm">
          <draw:text-box>
            <text:p text:style-name="P10"><text:span text:style-name="T44">9 Mile <text:s/></text:span></text:p>
          </draw:text-box>
        </draw:frame>
        <draw:frame draw:style-name="gr189" draw:text-style-name="P12" draw:layer="layout" svg:width="0.523cm" svg:height="0.175cm" svg:x="18.509cm" svg:y="24.116cm">
          <draw:text-box>
            <text:p text:style-name="P10"><text:span text:style-name="T44">10 Mile <text:s/></text:span></text:p>
          </draw:text-box>
        </draw:frame>
        <draw:frame draw:style-name="gr334" draw:text-style-name="P12" draw:layer="layout" svg:width="0.916cm" svg:height="0.175cm" svg:x="16.257cm" svg:y="24.516cm">
          <draw:text-box>
            <text:p text:style-name="P10"><text:span text:style-name="T49">Woodward Hts.</text:span></text:p>
          </draw:text-box>
        </draw:frame>
        <draw:frame draw:style-name="gr333" draw:text-style-name="P11" draw:layer="layout" svg:width="0.434cm" svg:height="0.183cm" draw:transform="rotate (1.5707963267949) translate (21.228cm 24.897cm)">
          <draw:text-box>
            <text:p text:style-name="P10"><text:span text:style-name="T46">Hoover</text:span></text:p>
          </draw:text-box>
        </draw:frame>
        <draw:frame draw:style-name="gr208" draw:text-style-name="P11" draw:layer="layout" svg:width="0.637cm" svg:height="0.183cm" draw:transform="rotate (1.5707963267949) translate (18.058cm 22.345cm)">
          <draw:text-box>
            <text:p text:style-name="P10"><text:span text:style-name="T46">Dequindre</text:span></text:p>
          </draw:text-box>
        </draw:frame>
        <draw:frame draw:style-name="gr189" draw:text-style-name="P12" draw:layer="layout" svg:width="0.523cm" svg:height="0.175cm" svg:x="17.382cm" svg:y="21.914cm">
          <draw:text-box>
            <text:p text:style-name="P10"><text:span text:style-name="T44">13 Mile <text:s/></text:span></text:p>
          </draw:text-box>
        </draw:frame>
        <draw:frame draw:style-name="gr189" draw:text-style-name="P12" draw:layer="layout" svg:width="0.523cm" svg:height="0.175cm" svg:x="18.973cm" svg:y="21.739cm">
          <draw:text-box>
            <text:p text:style-name="P10"><text:span text:style-name="T44">13 Mile <text:s/></text:span></text:p>
          </draw:text-box>
        </draw:frame>
        <draw:frame draw:style-name="gr260" draw:text-style-name="P12" draw:layer="layout" svg:width="0.599cm" svg:height="0.175cm" svg:x="18.577cm" svg:y="24.508cm">
          <draw:text-box>
            <text:p text:style-name="P10"><text:span text:style-name="T44">Stephens</text:span></text:p>
          </draw:text-box>
        </draw:frame>
        <draw:frame draw:style-name="gr260" draw:text-style-name="P12" draw:layer="layout" svg:width="0.599cm" svg:height="0.175cm" svg:x="21.507cm" svg:y="24.505cm">
          <draw:text-box>
            <text:p text:style-name="P10"><text:span text:style-name="T44">Stephens</text:span></text:p>
          </draw:text-box>
        </draw:frame>
        <draw:frame draw:style-name="gr335" draw:text-style-name="P12" draw:layer="layout" svg:width="0.425cm" svg:height="0.175cm" svg:x="23.602cm" svg:y="22.931cm">
          <draw:text-box>
            <text:p text:style-name="P10"><text:span text:style-name="T44">Martin</text:span></text:p>
          </draw:text-box>
        </draw:frame>
        <draw:frame draw:style-name="gr335" draw:text-style-name="P12" draw:layer="layout" svg:width="0.425cm" svg:height="0.175cm" svg:x="19.074cm" svg:y="22.984cm">
          <draw:text-box>
            <text:p text:style-name="P10"><text:span text:style-name="T44">Martin</text:span></text:p>
          </draw:text-box>
        </draw:frame>
        <draw:frame draw:style-name="gr326" draw:text-style-name="P11" draw:layer="layout" svg:width="0.417cm" svg:height="0.183cm" draw:transform="rotate (1.5707963267949) translate (17.019cm 22.213cm)">
          <draw:text-box>
            <text:p text:style-name="P10"><text:span text:style-name="T46">John R</text:span></text:p>
          </draw:text-box>
        </draw:frame>
        <draw:frame draw:style-name="gr241" draw:text-style-name="P12" draw:layer="layout" svg:width="0.506cm" svg:height="0.175cm" svg:x="18.999cm" svg:y="23.744cm">
          <draw:text-box>
            <text:p text:style-name="P10"><text:span text:style-name="T44">Frazho <text:s/></text:span></text:p>
          </draw:text-box>
        </draw:frame>
        <draw:frame draw:style-name="gr330" draw:text-style-name="P11" draw:layer="layout" svg:width="0.574cm" svg:height="0.183cm" draw:transform="rotate (1.5707963267949) translate (20.358cm 26.553cm)">
          <draw:text-box>
            <text:p text:style-name="P10"><text:span text:style-name="T46">Van Dyke</text:span></text:p>
          </draw:text-box>
        </draw:frame>
        <draw:frame draw:style-name="gr238" draw:text-style-name="P11" draw:layer="layout" svg:width="0.739cm" svg:height="0.183cm" draw:transform="rotate (1.5707963267949) translate (22.23cm 26.329cm)">
          <draw:text-box>
            <text:p text:style-name="P10"><text:span text:style-name="T45">Schoenherr <text:s/></text:span></text:p>
          </draw:text-box>
        </draw:frame>
        <draw:frame draw:style-name="gr238" draw:text-style-name="P11" draw:layer="layout" svg:width="0.739cm" svg:height="0.183cm" draw:transform="rotate (1.5707963267949) translate (22.232cm 21.38cm)">
          <draw:text-box>
            <text:p text:style-name="P10"><text:span text:style-name="T45">Schoenherr <text:s/></text:span></text:p>
          </draw:text-box>
        </draw:frame>
        <draw:frame draw:style-name="gr206" draw:text-style-name="P12" draw:layer="layout" svg:width="0.447cm" svg:height="0.175cm" svg:x="21.579cm" svg:y="26.45cm">
          <draw:text-box>
            <text:p text:style-name="P10"><text:span text:style-name="T44">7 Mile <text:s/></text:span></text:p>
          </draw:text-box>
        </draw:frame>
        <draw:frame draw:style-name="gr174" draw:text-style-name="P12" draw:layer="layout" svg:width="0.48cm" svg:height="0.175cm" svg:x="21.582cm" svg:y="26.841cm">
          <draw:text-box>
            <text:p text:style-name="P10"><text:span text:style-name="T44">Greiner</text:span></text:p>
          </draw:text-box>
        </draw:frame>
        <draw:frame draw:style-name="gr334" draw:text-style-name="P12" draw:layer="layout" svg:width="0.916cm" svg:height="0.175cm" svg:x="18.678cm" svg:y="27.225cm">
          <draw:text-box>
            <text:p text:style-name="P10"><text:span text:style-name="T44"><text:s/></text:span><text:span text:style-name="T44">E. <text:s text:c="2"/>McNichols</text:span></text:p>
          </draw:text-box>
        </draw:frame>
        <draw:frame draw:style-name="gr336" draw:text-style-name="P13" draw:layer="layout" svg:width="0.819cm" svg:height="0.183cm" draw:transform="rotate (-1.11142566766999) translate (16.632cm 26.626cm)">
          <draw:text-box>
            <text:p text:style-name="P10"><text:span text:style-name="T88">Woodward Ave.</text:span></text:p>
          </draw:text-box>
        </draw:frame>
        <draw:frame draw:style-name="gr337" draw:text-style-name="P12" draw:layer="layout" svg:width="0.883cm" svg:height="0.175cm" svg:x="14.495cm" svg:y="27.245cm">
          <draw:text-box>
            <text:p text:style-name="P10"><text:span text:style-name="T44"><text:s/></text:span><text:span text:style-name="T44">W. McNichols</text:span></text:p>
          </draw:text-box>
        </draw:frame>
        <draw:frame draw:style-name="gr338" draw:text-style-name="P12" draw:layer="layout" svg:width="0.637cm" svg:height="0.179cm" draw:transform="rotate (0.425336738711018) translate (16.716cm 28.289cm)">
          <draw:text-box>
            <text:p text:style-name="P10"><text:span text:style-name="T90">Manchester</text:span></text:p>
          </draw:text-box>
        </draw:frame>
        <draw:frame draw:style-name="gr339" draw:text-style-name="P12" draw:layer="layout" svg:width="0.747cm" svg:height="0.175cm" svg:x="18.96cm" svg:y="26.241cm">
          <draw:text-box>
            <text:p text:style-name="P10"><text:span text:style-name="T44">E. Outer Dr.</text:span></text:p>
          </draw:text-box>
        </draw:frame>
        <draw:frame draw:style-name="gr326" draw:text-style-name="P11" draw:layer="layout" svg:width="0.417cm" svg:height="0.183cm" draw:transform="rotate (1.5707963267949) translate (17.223cm 26.844cm)">
          <draw:text-box>
            <text:p text:style-name="P10"><text:span text:style-name="T46">John R</text:span></text:p>
          </draw:text-box>
        </draw:frame>
        <draw:frame draw:style-name="gr340" draw:text-style-name="P12" draw:layer="layout" svg:width="0.375cm" svg:height="0.179cm" draw:transform="rotate (0.42481313993542) translate (19.228cm 28.136cm)">
          <draw:text-box>
            <text:p text:style-name="P10"><text:span text:style-name="T48">Caniff</text:span></text:p>
          </draw:text-box>
        </draw:frame>
        <draw:frame draw:style-name="gr192" draw:text-style-name="P11" draw:layer="layout" svg:width="0.777cm" svg:height="0.183cm" draw:transform="rotate (1.5707963267949) translate (19.905cm 28.565cm)">
          <draw:text-box>
            <text:p text:style-name="P10"><text:span text:style-name="T46">Mount Elliott</text:span></text:p>
          </draw:text-box>
        </draw:frame>
        <draw:frame draw:style-name="gr208" draw:text-style-name="P11" draw:layer="layout" svg:width="0.637cm" svg:height="0.183cm" draw:transform="rotate (1.5707963267949) translate (18.036cm 26.938cm)">
          <draw:text-box>
            <text:p text:style-name="P10"><text:span text:style-name="T46">Dequindre</text:span></text:p>
          </draw:text-box>
        </draw:frame>
        <draw:frame draw:style-name="gr341" draw:text-style-name="P12" draw:layer="layout" svg:width="0.603cm" svg:height="0.175cm" svg:x="17.378cm" svg:y="26.236cm">
          <draw:text-box>
            <text:p text:style-name="P10"><text:span text:style-name="T44">State Fair</text:span></text:p>
          </draw:text-box>
        </draw:frame>
        <draw:frame draw:style-name="gr342" draw:text-style-name="P12" draw:layer="layout" svg:width="0.442cm" svg:height="0.175cm" svg:x="22.452cm" svg:y="25.296cm">
          <draw:text-box>
            <text:p text:style-name="P10"><text:span text:style-name="T64">Toepfer</text:span></text:p>
          </draw:text-box>
        </draw:frame>
        <draw:frame draw:style-name="gr175" draw:text-style-name="P13" draw:layer="layout" svg:width="0.468cm" svg:height="0.183cm" draw:transform="rotate (1.05487699990537) translate (21.527cm 28.712cm)">
          <draw:text-box>
            <text:p text:style-name="P10"><text:span text:style-name="T69"><text:s/></text:span><text:span text:style-name="T69">Gratiot</text:span></text:p>
          </draw:text-box>
        </draw:frame>
        <draw:frame draw:style-name="gr175" draw:text-style-name="P13" draw:layer="layout" svg:width="0.468cm" svg:height="0.183cm" draw:transform="rotate (1.05487699990537) translate (20.245cm 30.963cm)">
          <draw:text-box>
            <text:p text:style-name="P10"><text:span text:style-name="T69"><text:s/></text:span><text:span text:style-name="T69">Gratiot</text:span></text:p>
          </draw:text-box>
        </draw:frame>
        <draw:frame draw:style-name="gr343" draw:text-style-name="P13" draw:layer="layout" svg:width="0.878cm" svg:height="0.183cm" draw:transform="rotate (-1.11142566766999) translate (17.954cm 29.387cm)">
          <draw:text-box>
            <text:p text:style-name="P10"><text:span text:style-name="T53">Woodward Ave.</text:span></text:p>
          </draw:text-box>
        </draw:frame>
        <draw:frame draw:style-name="gr344" draw:text-style-name="P12" draw:layer="layout" svg:width="0.713cm" svg:height="0.179cm" draw:transform="rotate (0.397236937753909) translate (16.535cm 29.775cm)">
          <draw:text-box>
            <text:p text:style-name="P10"><text:span text:style-name="T48">Clairmount</text:span></text:p>
          </draw:text-box>
        </draw:frame>
        <draw:frame draw:style-name="gr345" draw:text-style-name="P12" draw:layer="layout" svg:width="0.705cm" svg:height="0.179cm" draw:transform="rotate (0.425336738711018) translate (16.097cm 28.896cm)">
          <draw:text-box>
            <text:p text:style-name="P10"><text:span text:style-name="T48">W. Davison</text:span></text:p>
          </draw:text-box>
        </draw:frame>
        <draw:frame draw:style-name="gr346" draw:text-style-name="P12" draw:layer="layout" svg:width="0.705cm" svg:height="0.175cm" draw:transform="rotate (0.365821011218011) translate (22.025cm 27.977cm)">
          <draw:text-box>
            <text:p text:style-name="P10"><text:span text:style-name="T92">E. Outer Dr.</text:span></text:p>
          </draw:text-box>
        </draw:frame>
        <draw:frame draw:style-name="gr347" draw:text-style-name="P12" draw:layer="layout" svg:width="0.667cm" svg:height="0.179cm" draw:transform="rotate (0.401076662108297) translate (21.153cm 30.425cm)">
          <draw:text-box>
            <text:p text:style-name="P10"><text:span text:style-name="T48">Charlevoix</text:span></text:p>
          </draw:text-box>
        </draw:frame>
        <draw:frame draw:style-name="gr348" draw:text-style-name="P12" draw:layer="layout" svg:width="0.62cm" svg:height="0.179cm" draw:transform="rotate (0.418355421703041) translate (21.271cm 30.707cm)">
          <draw:text-box>
            <text:p text:style-name="P10"><text:span text:style-name="T48">Kercheval</text:span></text:p>
          </draw:text-box>
        </draw:frame>
        <draw:frame draw:style-name="gr349" draw:text-style-name="P12" draw:layer="layout" svg:width="0.709cm" svg:height="0.179cm" draw:transform="rotate (0.565486677646163) translate (22.171cm 30.756cm)">
          <draw:text-box>
            <text:p text:style-name="P10"><text:span text:style-name="T57">E. Jefferson</text:span></text:p>
          </draw:text-box>
        </draw:frame>
        <draw:frame draw:style-name="gr350" draw:text-style-name="P12" draw:layer="layout" svg:width="0.679cm" svg:height="0.179cm" draw:transform="rotate (0.404567320612285) translate (21.487cm 29.956cm)">
          <draw:text-box>
            <text:p text:style-name="P10"><text:span text:style-name="T48">Mack <text:s/>Ave.</text:span></text:p>
          </draw:text-box>
        </draw:frame>
        <draw:frame draw:style-name="gr351" draw:text-style-name="P13" draw:layer="layout" svg:width="0.861cm" svg:height="0.183cm" draw:transform="rotate (-1.1400490674027) translate (20.952cm 30.442cm)">
          <draw:text-box>
            <text:p text:style-name="P10"><text:span text:style-name="T73">E. Grand Blvd.</text:span></text:p>
          </draw:text-box>
        </draw:frame>
        <draw:frame draw:style-name="gr196" draw:text-style-name="P12" draw:layer="layout" svg:width="0.565cm" svg:height="0.179cm" draw:transform="rotate (0.404567320612286) translate (21.132cm 29.518cm)">
          <draw:text-box>
            <text:p text:style-name="P10"><text:span text:style-name="T65">E. Warren</text:span></text:p>
          </draw:text-box>
        </draw:frame>
        <draw:frame draw:style-name="gr352" draw:text-style-name="P12" draw:layer="layout" svg:width="0.624cm" svg:height="0.179cm" draw:transform="rotate (0.404567320612286) translate (19.757cm 30.09cm)">
          <draw:text-box>
            <text:p text:style-name="P10"><text:span text:style-name="T48">E. Warren</text:span></text:p>
          </draw:text-box>
        </draw:frame>
        <draw:frame draw:style-name="gr353" draw:text-style-name="P12" draw:layer="layout" svg:width="0.4cm" svg:height="0.179cm" draw:transform="rotate (0.404567320612286) translate (20.118cm 30.099cm)">
          <draw:text-box>
            <text:p text:style-name="P10"><text:span text:style-name="T48">Forest</text:span></text:p>
          </draw:text-box>
        </draw:frame>
        <draw:frame draw:style-name="gr354" draw:text-style-name="P13" draw:layer="layout" svg:width="0.582cm" svg:height="0.183cm" draw:transform="rotate (-1.10130275800842) translate (20.678cm 30.827cm)">
          <draw:text-box>
            <text:p text:style-name="P10"><text:span text:style-name="T69">Mt. Elliott</text:span></text:p>
          </draw:text-box>
        </draw:frame>
        <draw:frame draw:style-name="gr355" draw:text-style-name="P12" draw:layer="layout" svg:width="0.938cm" svg:height="0.175cm" draw:transform="rotate (0.38781215979314) translate (17.001cm 30.741cm)">
          <draw:text-box>
            <text:p text:style-name="P10"><text:span text:style-name="T48">W. Grand Blvd.</text:span></text:p>
          </draw:text-box>
        </draw:frame>
        <draw:frame draw:style-name="gr298" draw:text-style-name="P13" draw:layer="layout" svg:width="0.463cm" svg:height="0.183cm" draw:transform="rotate (-1.1690215329858) translate (18.603cm 30.941cm)">
          <draw:text-box>
            <text:p text:style-name="P10"><text:span text:style-name="T72">Cass Ave.</text:span></text:p>
          </draw:text-box>
        </draw:frame>
        <draw:frame draw:style-name="gr356" draw:text-style-name="P12" draw:layer="layout" svg:width="0.921cm" svg:height="0.175cm" svg:x="16.421cm" svg:y="32.265cm">
          <draw:text-box>
            <text:p text:style-name="P10"><text:span text:style-name="T44"><text:s/></text:span><text:span text:style-name="T44">Michigan Ave.</text:span></text:p>
          </draw:text-box>
        </draw:frame>
        <draw:frame draw:style-name="gr200" draw:text-style-name="P11" draw:layer="layout" svg:width="0.772cm" svg:height="0.183cm" draw:transform="rotate (-1.20218278877369) translate (16.862cm 31.41cm)">
          <draw:text-box>
            <text:p text:style-name="P10"><text:span text:style-name="T87">W. Grand Blvd.</text:span></text:p>
          </draw:text-box>
        </draw:frame>
        <draw:frame draw:style-name="gr280" draw:text-style-name="P12" draw:layer="layout" svg:width="0.26cm" svg:height="0.179cm" draw:transform="rotate (0.436681378848981) translate (17.51cm 33.18cm)">
          <draw:text-box>
            <text:p text:style-name="P10"><text:span text:style-name="T48">Fort</text:span></text:p>
          </draw:text-box>
        </draw:frame>
        <draw:frame draw:style-name="gr357" draw:text-style-name="P12" draw:layer="layout" svg:width="0.413cm" svg:height="0.179cm" draw:transform="rotate (-0.558505360638186) translate (25.713cm 27.713cm)">
          <draw:text-box>
            <text:p text:style-name="P10"><text:span text:style-name="T93">Moross</text:span></text:p>
          </draw:text-box>
        </draw:frame>
        <draw:frame draw:style-name="gr358" draw:text-style-name="P11" draw:layer="layout" svg:width="0.32cm" svg:height="0.183cm" draw:transform="rotate (1.44129289629692) translate (25.571cm 26.708cm)">
          <draw:text-box>
            <text:p text:style-name="P10"><text:span text:style-name="T46">Mack</text:span></text:p>
          </draw:text-box>
        </draw:frame>
        <draw:frame draw:style-name="gr347" draw:text-style-name="P12" draw:layer="layout" svg:width="0.667cm" svg:height="0.179cm" draw:transform="rotate (0.401076662108297) translate (24.387cm 29.192cm)">
          <draw:text-box>
            <text:p text:style-name="P10"><text:span text:style-name="T48">Charlevoix</text:span></text:p>
          </draw:text-box>
        </draw:frame>
        <draw:frame draw:style-name="gr348" draw:text-style-name="P12" draw:layer="layout" svg:width="0.62cm" svg:height="0.179cm" draw:transform="rotate (0.418355421703041) translate (24.291cm 29.538cm)">
          <draw:text-box>
            <text:p text:style-name="P10"><text:span text:style-name="T48">Kercheval</text:span></text:p>
          </draw:text-box>
        </draw:frame>
        <draw:frame draw:style-name="gr359" draw:text-style-name="P13" draw:layer="layout" svg:width="0.366cm" svg:height="0.183cm" draw:transform="rotate (-1.14842664781227) translate (25.155cm 28.176cm)">
          <draw:text-box>
            <text:p text:style-name="P10"><text:span text:style-name="T73">Fisher</text:span></text:p>
          </draw:text-box>
        </draw:frame>
        <draw:frame draw:style-name="gr178" draw:text-style-name="P13" draw:layer="layout" svg:width="0.37cm" svg:height="0.183cm" draw:transform="rotate (-0.982096770097209) translate (25.236cm 28.027cm)">
          <draw:text-box>
            <text:p text:style-name="P10"><text:span text:style-name="T52">Moran</text:span></text:p>
          </draw:text-box>
        </draw:frame>
        <draw:frame draw:style-name="gr218" draw:text-style-name="P13" draw:layer="layout" svg:width="0.485cm" svg:height="0.183cm" draw:transform="rotate (-1.14842664781227) translate (24.675cm 28.297cm)">
          <draw:text-box>
            <text:p text:style-name="P10"><text:span text:style-name="T73">Cadieux</text:span></text:p>
          </draw:text-box>
        </draw:frame>
        <draw:frame draw:style-name="gr360" draw:text-style-name="P13" draw:layer="layout" svg:width="0.286cm" svg:height="0.183cm" draw:transform="rotate (-1.13044975651673) translate (23.702cm 28.956cm)">
          <draw:text-box>
            <text:p text:style-name="P10"><text:span text:style-name="T73">Alter</text:span></text:p>
          </draw:text-box>
        </draw:frame>
        <draw:frame draw:style-name="gr361" draw:text-style-name="P12" draw:layer="layout" svg:width="0.895cm" svg:height="0.179cm" draw:transform="rotate (0.399331332856303) translate (23.352cm 28.737cm)">
          <draw:text-box>
            <text:p text:style-name="P10"><text:span text:style-name="T49">E. Warren Ave.</text:span></text:p>
          </draw:text-box>
        </draw:frame>
        <draw:frame draw:style-name="gr149" draw:text-style-name="P13" draw:layer="layout" svg:width="0.455cm" svg:height="0.183cm" draw:transform="rotate (-1.11264739814639) translate (22.91cm 29.475cm)">
          <draw:text-box>
            <text:p text:style-name="P10"><text:span text:style-name="T69">Conner</text:span></text:p>
          </draw:text-box>
        </draw:frame>
        <draw:frame draw:style-name="gr362" draw:text-style-name="P12" draw:layer="layout" svg:width="0.468cm" svg:height="0.179cm" draw:transform="rotate (0.396015207277513) translate (17.95cm 31.321cm)">
          <draw:text-box>
            <text:p text:style-name="P10"><text:span text:style-name="T94">Canfield</text:span></text:p>
          </draw:text-box>
        </draw:frame>
        <draw:frame draw:style-name="gr362" draw:text-style-name="P12" draw:layer="layout" svg:width="0.468cm" svg:height="0.179cm" draw:transform="rotate (0.396015207277513) translate (21.1cm 29.979cm)">
          <draw:text-box>
            <text:p text:style-name="P10"><text:span text:style-name="T94">Canfield</text:span></text:p>
          </draw:text-box>
        </draw:frame>
        <draw:frame draw:style-name="gr363" draw:text-style-name="P12" draw:layer="layout" svg:width="0.739cm" svg:height="0.175cm" draw:transform="rotate (0.391128285371929) translate (22.166cm 28.468cm)">
          <draw:text-box>
            <text:p text:style-name="P10"><text:span text:style-name="T48">Harper Ave.</text:span></text:p>
          </draw:text-box>
        </draw:frame>
        <draw:frame draw:style-name="gr147" draw:text-style-name="P13" draw:layer="layout" svg:width="0.527cm" svg:height="0.183cm" draw:transform="rotate (-1.14842664781227) translate (23.926cm 28.706cm)">
          <draw:text-box>
            <text:p text:style-name="P10"><text:span text:style-name="T53">Maryland</text:span></text:p>
          </draw:text-box>
        </draw:frame>
        <draw:frame draw:style-name="gr168" draw:text-style-name="P11" draw:layer="layout" svg:width="0.128cm" svg:height="0.183cm" draw:transform="rotate (1.31493105845253) translate (26.42cm 28.13cm)">
          <draw:text-box>
            <text:p text:style-name="P10"><text:span text:style-name="T46"><text:s/></text:span></text:p>
          </draw:text-box>
        </draw:frame>
        <draw:frame draw:style-name="gr168" draw:text-style-name="P11" draw:layer="layout" svg:width="0.128cm" svg:height="0.183cm" draw:transform="rotate (1.31737451940532) translate (26.429cm 28.093cm)">
          <draw:text-box>
            <text:p text:style-name="P10"><text:span text:style-name="T46"><text:s/></text:span></text:p>
          </draw:text-box>
        </draw:frame>
        <draw:frame draw:style-name="gr168" draw:text-style-name="P11" draw:layer="layout" svg:width="0.128cm" svg:height="0.183cm" draw:transform="rotate (1.31999251328331) translate (26.439cm 28.057cm)">
          <draw:text-box>
            <text:p text:style-name="P10"><text:span text:style-name="T46"><text:s/></text:span></text:p>
          </draw:text-box>
        </draw:frame>
        <draw:frame draw:style-name="gr168" draw:text-style-name="P11" draw:layer="layout" svg:width="0.128cm" svg:height="0.183cm" draw:transform="rotate (1.3224359742361) translate (26.448cm 28.02cm)">
          <draw:text-box>
            <text:p text:style-name="P10"><text:span text:style-name="T46"><text:s/></text:span></text:p>
          </draw:text-box>
        </draw:frame>
        <draw:frame draw:style-name="gr168" draw:text-style-name="P11" draw:layer="layout" svg:width="0.128cm" svg:height="0.183cm" draw:transform="rotate (1.32592663274009) translate (26.457cm 27.983cm)">
          <draw:text-box>
            <text:p text:style-name="P10"><text:span text:style-name="T46">L</text:span></text:p>
          </draw:text-box>
        </draw:frame>
        <draw:frame draw:style-name="gr168" draw:text-style-name="P11" draw:layer="layout" svg:width="0.128cm" svg:height="0.183cm" draw:transform="rotate (1.33063902172048) translate (26.474cm 27.917cm)">
          <draw:text-box>
            <text:p text:style-name="P10"><text:span text:style-name="T46">a</text:span></text:p>
          </draw:text-box>
        </draw:frame>
        <draw:frame draw:style-name="gr168" draw:text-style-name="P11" draw:layer="layout" svg:width="0.128cm" svg:height="0.183cm" draw:transform="rotate (1.33552594362606) translate (26.491cm 27.849cm)">
          <draw:text-box>
            <text:p text:style-name="P10"><text:span text:style-name="T46">k</text:span></text:p>
          </draw:text-box>
        </draw:frame>
        <draw:frame draw:style-name="gr168" draw:text-style-name="P11" draw:layer="layout" svg:width="0.128cm" svg:height="0.183cm" draw:transform="rotate (1.34076193138204) translate (26.506cm 27.785cm)">
          <draw:text-box>
            <text:p text:style-name="P10"><text:span text:style-name="T46">e</text:span></text:p>
          </draw:text-box>
        </draw:frame>
        <draw:frame draw:style-name="gr168" draw:text-style-name="P11" draw:layer="layout" svg:width="0.128cm" svg:height="0.183cm" draw:transform="rotate (1.34599791913803) translate (26.523cm 27.714cm)">
          <draw:text-box>
            <text:p text:style-name="P10"><text:span text:style-name="T46"><text:s/></text:span></text:p>
          </draw:text-box>
        </draw:frame>
        <draw:frame draw:style-name="gr168" draw:text-style-name="P11" draw:layer="layout" svg:width="0.128cm" svg:height="0.183cm" draw:transform="rotate (1.3536773678468) translate (26.531cm 27.678cm)">
          <draw:text-box>
            <text:p text:style-name="P10"><text:span text:style-name="T46">S</text:span></text:p>
          </draw:text-box>
        </draw:frame>
        <draw:frame draw:style-name="gr168" draw:text-style-name="P11" draw:layer="layout" svg:width="0.128cm" svg:height="0.183cm" draw:transform="rotate (1.28142073681424) translate (26.552cm 27.594cm)">
          <draw:text-box>
            <text:p text:style-name="P10"><text:span text:style-name="T46">h</text:span></text:p>
          </draw:text-box>
        </draw:frame>
        <draw:frame draw:style-name="gr168" draw:text-style-name="P11" draw:layer="layout" svg:width="0.128cm" svg:height="0.183cm" draw:transform="rotate (1.28770392212142) translate (26.573cm 27.523cm)">
          <draw:text-box>
            <text:p text:style-name="P10"><text:span text:style-name="T46">o</text:span></text:p>
          </draw:text-box>
        </draw:frame>
        <draw:frame draw:style-name="gr168" draw:text-style-name="P11" draw:layer="layout" svg:width="0.128cm" svg:height="0.183cm" draw:transform="rotate (1.2929399098774) translate (26.594cm 27.451cm)">
          <draw:text-box>
            <text:p text:style-name="P10"><text:span text:style-name="T46">r</text:span></text:p>
          </draw:text-box>
        </draw:frame>
        <draw:frame draw:style-name="gr168" draw:text-style-name="P11" draw:layer="layout" svg:width="0.128cm" svg:height="0.183cm" draw:transform="rotate (1.29835043055858) translate (26.607cm 27.408cm)">
          <draw:text-box>
            <text:p text:style-name="P10"><text:span text:style-name="T46">e</text:span></text:p>
          </draw:text-box>
        </draw:frame>
        <draw:frame draw:style-name="gr168" draw:text-style-name="P11" draw:layer="layout" svg:width="0.128cm" svg:height="0.183cm" draw:transform="rotate (1.30411001709016) translate (26.626cm 27.338cm)">
          <draw:text-box>
            <text:p text:style-name="P10"><text:span text:style-name="T46"><text:s/></text:span></text:p>
          </draw:text-box>
        </draw:frame>
        <draw:frame draw:style-name="gr168" draw:text-style-name="P11" draw:layer="layout" svg:width="0.128cm" svg:height="0.183cm" draw:transform="rotate (1.31161493287374) translate (26.636cm 27.302cm)">
          <draw:text-box>
            <text:p text:style-name="P10"><text:span text:style-name="T46">D</text:span></text:p>
          </draw:text-box>
        </draw:frame>
        <draw:frame draw:style-name="gr168" draw:text-style-name="P11" draw:layer="layout" svg:width="0.128cm" svg:height="0.183cm" draw:transform="rotate (1.32156330961011) translate (26.658cm 27.219cm)">
          <draw:text-box>
            <text:p text:style-name="P10"><text:span text:style-name="T46">r</text:span></text:p>
          </draw:text-box>
        </draw:frame>
        <draw:frame draw:style-name="gr168" draw:text-style-name="P11" draw:layer="layout" svg:width="0.128cm" svg:height="0.183cm" draw:transform="rotate (1.32924275831888) translate (26.669cm 27.174cm)">
          <draw:text-box>
            <text:p text:style-name="P10"><text:span text:style-name="T46">.</text:span></text:p>
          </draw:text-box>
        </draw:frame>
        <draw:frame draw:style-name="gr364" draw:text-style-name="P12" draw:layer="layout" svg:width="0.578cm" svg:height="0.179cm" draw:transform="rotate (0.399331332856303) translate (23.491cm 28.42cm)">
          <draw:text-box>
            <text:p text:style-name="P10"><text:span text:style-name="T49">Outer Dr.</text:span></text:p>
          </draw:text-box>
        </draw:frame>
        <draw:frame draw:style-name="gr365" draw:text-style-name="P13" draw:layer="layout" svg:width="0.561cm" svg:height="0.183cm" draw:transform="rotate (-1.14842664781227) translate (24.42cm 28.349cm)">
          <draw:text-box>
            <text:p text:style-name="P10"><text:span text:style-name="T71">Outer Dr.</text:span></text:p>
          </draw:text-box>
        </draw:frame>
        <draw:frame draw:style-name="gr224" draw:text-style-name="P12" draw:layer="layout" svg:width="0.451cm" svg:height="0.175cm" draw:transform="rotate (-0.311890337331387) translate (25.994cm 26.399cm)">
          <draw:text-box>
            <text:p text:style-name="P10"><text:span text:style-name="T47">Vernier</text:span></text:p>
          </draw:text-box>
        </draw:frame>
        <draw:frame draw:style-name="gr340" draw:text-style-name="P13" draw:layer="layout" svg:width="0.375cm" svg:height="0.179cm" draw:transform="rotate (0.892735912395099) translate (24.376cm 25.553cm)">
          <draw:text-box>
            <text:p text:style-name="P10"><text:span text:style-name="T60">Kelly <text:s/></text:span></text:p>
          </draw:text-box>
        </draw:frame>
        <draw:frame draw:style-name="gr326" draw:text-style-name="P11" draw:layer="layout" svg:width="0.417cm" svg:height="0.183cm" draw:transform="rotate (1.19607413639171) translate (24.838cm 27.056cm)">
          <draw:text-box>
            <text:p text:style-name="P10"><text:span text:style-name="T74">Harper</text:span></text:p>
          </draw:text-box>
        </draw:frame>
        <draw:frame draw:style-name="gr189" draw:text-style-name="P12" draw:layer="layout" svg:width="0.523cm" svg:height="0.175cm" svg:x="25.412cm" svg:y="23.344cm">
          <draw:text-box>
            <text:p text:style-name="P10"><text:span text:style-name="T44">11 <text:s text:c="2"/>Mile</text:span></text:p>
          </draw:text-box>
        </draw:frame>
        <draw:frame draw:style-name="gr210" draw:text-style-name="P11" draw:layer="layout" svg:width="0.65cm" svg:height="0.183cm" draw:transform="rotate (1.5707963267949) translate (25.417cm 24.21cm)">
          <draw:text-box>
            <text:p text:style-name="P10"><text:span text:style-name="T46">Little Mack</text:span></text:p>
          </draw:text-box>
        </draw:frame>
        <draw:frame draw:style-name="gr326" draw:text-style-name="P11" draw:layer="layout" svg:width="0.417cm" svg:height="0.183cm" draw:transform="rotate (1.5707963267949) translate (25.832cm 23.104cm)">
          <draw:text-box>
            <text:p text:style-name="P10"><text:span text:style-name="T46">Harper</text:span></text:p>
          </draw:text-box>
        </draw:frame>
        <draw:frame draw:style-name="gr339" draw:text-style-name="P12" draw:layer="layout" svg:width="0.747cm" svg:height="0.175cm" svg:x="23.193cm" svg:y="24.114cm">
          <draw:text-box>
            <text:p text:style-name="P10"><text:span text:style-name="T44">10 Mile <text:s text:c="7"/></text:span></text:p>
          </draw:text-box>
        </draw:frame>
        <draw:frame draw:style-name="gr206" draw:text-style-name="P12" draw:layer="layout" svg:width="0.447cm" svg:height="0.175cm" svg:x="23.829cm" svg:y="24.896cm">
          <draw:text-box>
            <text:p text:style-name="P10"><text:span text:style-name="T44">9 Mile <text:s/></text:span></text:p>
          </draw:text-box>
        </draw:frame>
        <draw:frame draw:style-name="gr366" draw:text-style-name="P12" draw:layer="layout" svg:width="0.43cm" svg:height="0.175cm" svg:x="23.281cm" svg:y="25.786cm">
          <draw:text-box>
            <text:p text:style-name="P10"><text:span text:style-name="T49">8 Mile <text:s/></text:span></text:p>
          </draw:text-box>
        </draw:frame>
        <draw:frame draw:style-name="gr367" draw:text-style-name="P13" draw:layer="layout" svg:width="0.993cm" svg:height="0.183cm" draw:transform="rotate (1.0159561575859) translate (22.714cm 23.971cm)">
          <draw:text-box>
            <text:p text:style-name="P10"><text:span text:style-name="T69">Groesbeck Hwy.</text:span></text:p>
          </draw:text-box>
        </draw:frame>
        <draw:frame draw:style-name="gr368" draw:text-style-name="P11" draw:layer="layout" svg:width="0.544cm" svg:height="0.183cm" draw:transform="rotate (1.5097098029751) translate (26.185cm 24.24cm)">
          <draw:text-box>
            <text:p text:style-name="P10"><text:span text:style-name="T46">Jefferson</text:span></text:p>
          </draw:text-box>
        </draw:frame>
        <draw:frame draw:style-name="gr326" draw:text-style-name="P11" draw:layer="layout" svg:width="0.417cm" svg:height="0.183cm" draw:transform="rotate (1.19607413639171) translate (25.401cm 24.885cm)">
          <draw:text-box>
            <text:p text:style-name="P10"><text:span text:style-name="T74">Harper</text:span></text:p>
          </draw:text-box>
        </draw:frame>
        <draw:frame draw:style-name="gr369" draw:text-style-name="P13" draw:layer="layout" svg:width="0.038cm" svg:height="0.183cm" draw:transform="rotate (1.18577669380495) translate (25.632cm 25.53cm)">
          <draw:text-box>
            <text:p text:style-name="P10"><text:span text:style-name="T95"><text:s/></text:span></text:p>
          </draw:text-box>
        </draw:frame>
        <draw:frame draw:style-name="gr168" draw:text-style-name="P13" draw:layer="layout" svg:width="0.128cm" svg:height="0.183cm" draw:transform="rotate (1.18560216087975) translate (25.636cm 25.518cm)">
          <draw:text-box>
            <text:p text:style-name="P10"><text:span text:style-name="T73">G</text:span></text:p>
          </draw:text-box>
        </draw:frame>
        <draw:frame draw:style-name="gr168" draw:text-style-name="P13" draw:layer="layout" svg:width="0.128cm" svg:height="0.183cm" draw:transform="rotate (1.18577669380495) translate (25.67cm 25.434cm)">
          <draw:text-box>
            <text:p text:style-name="P10"><text:span text:style-name="T73">r</text:span></text:p>
          </draw:text-box>
        </draw:frame>
        <draw:frame draw:style-name="gr168" draw:text-style-name="P13" draw:layer="layout" svg:width="0.128cm" svg:height="0.183cm" draw:transform="rotate (1.18577669380495) translate (25.688cm 25.391cm)">
          <draw:text-box>
            <text:p text:style-name="P10"><text:span text:style-name="T73">e</text:span></text:p>
          </draw:text-box>
        </draw:frame>
        <draw:frame draw:style-name="gr168" draw:text-style-name="P13" draw:layer="layout" svg:width="0.128cm" svg:height="0.183cm" draw:transform="rotate (1.18577669380495) translate (25.716cm 25.322cm)">
          <draw:text-box>
            <text:p text:style-name="P10"><text:span text:style-name="T73">a</text:span></text:p>
          </draw:text-box>
        </draw:frame>
        <draw:frame draw:style-name="gr168" draw:text-style-name="P13" draw:layer="layout" svg:width="0.128cm" svg:height="0.183cm" draw:transform="rotate (1.18560216087975) translate (25.742cm 25.257cm)">
          <draw:text-box>
            <text:p text:style-name="P10"><text:span text:style-name="T73">t</text:span></text:p>
          </draw:text-box>
        </draw:frame>
        <draw:frame draw:style-name="gr168" draw:text-style-name="P13" draw:layer="layout" svg:width="0.128cm" svg:height="0.183cm" draw:transform="rotate (1.18577669380495) translate (25.759cm 25.215cm)">
          <draw:text-box>
            <text:p text:style-name="P10"><text:span text:style-name="T73">e</text:span></text:p>
          </draw:text-box>
        </draw:frame>
        <draw:frame draw:style-name="gr168" draw:text-style-name="P13" draw:layer="layout" svg:width="0.128cm" svg:height="0.183cm" draw:transform="rotate (1.18577669380495) translate (25.787cm 25.147cm)">
          <draw:text-box>
            <text:p text:style-name="P10"><text:span text:style-name="T73">r </text:span></text:p>
          </draw:text-box>
        </draw:frame>
        <draw:frame draw:style-name="gr168" draw:text-style-name="P13" draw:layer="layout" svg:width="0.128cm" svg:height="0.183cm" draw:transform="rotate (1.18577669380495) translate (25.819cm 25.068cm)">
          <draw:text-box>
            <text:p text:style-name="P10"><text:span text:style-name="T73"><text:s/></text:span></text:p>
          </draw:text-box>
        </draw:frame>
        <draw:frame draw:style-name="gr168" draw:text-style-name="P13" draw:layer="layout" svg:width="0.128cm" svg:height="0.183cm" draw:transform="rotate (1.18577669380495) translate (25.833cm 25.032cm)">
          <draw:text-box>
            <text:p text:style-name="P10"><text:span text:style-name="T73"><text:s/></text:span></text:p>
          </draw:text-box>
        </draw:frame>
        <draw:frame draw:style-name="gr370" draw:text-style-name="P13" draw:layer="layout" svg:width="0.188cm" svg:height="0.183cm" draw:transform="rotate (1.18577669380495) translate (25.848cm 24.996cm)">
          <draw:text-box>
            <text:p text:style-name="P10"><text:span text:style-name="T73">Ma</text:span></text:p>
          </draw:text-box>
        </draw:frame>
        <draw:frame draw:style-name="gr168" draw:text-style-name="P13" draw:layer="layout" svg:width="0.128cm" svg:height="0.183cm" draw:transform="rotate (1.18577669380495) translate (25.916cm 24.829cm)">
          <draw:text-box>
            <text:p text:style-name="P10"><text:span text:style-name="T73">c</text:span></text:p>
          </draw:text-box>
        </draw:frame>
        <draw:frame draw:style-name="gr168" draw:text-style-name="P13" draw:layer="layout" svg:width="0.128cm" svg:height="0.183cm" draw:transform="rotate (1.18577669380495) translate (25.942cm 24.764cm)">
          <draw:text-box>
            <text:p text:style-name="P10"><text:span text:style-name="T73">k</text:span></text:p>
          </draw:text-box>
        </draw:frame>
        <draw:frame draw:style-name="gr213" draw:text-style-name="P11" draw:layer="layout" svg:width="0.489cm" svg:height="0.183cm" draw:transform="rotate (1.5707963267949) translate (22.864cm 24.952cm)">
          <draw:text-box>
            <text:p text:style-name="P10"><text:span text:style-name="T46">Hayes <text:s text:c="2"/></text:span></text:p>
          </draw:text-box>
        </draw:frame>
        <draw:frame draw:style-name="gr220" draw:text-style-name="P12" draw:layer="layout" svg:width="0.434cm" svg:height="0.175cm" svg:x="23.318cm" svg:y="23.74cm">
          <draw:text-box>
            <text:p text:style-name="P10"><text:span text:style-name="T44">Frazho</text:span></text:p>
          </draw:text-box>
        </draw:frame>
        <draw:frame draw:style-name="gr371" draw:text-style-name="P11" draw:layer="layout" svg:width="0.29cm" svg:height="0.183cm" draw:transform="rotate (1.5707963267949) translate (24.756cm 24.583cm)">
          <draw:text-box>
            <text:p text:style-name="P10"><text:span text:style-name="T46">Kelly</text:span></text:p>
          </draw:text-box>
        </draw:frame>
        <draw:frame draw:style-name="gr260" draw:text-style-name="P12" draw:layer="layout" svg:width="0.599cm" svg:height="0.175cm" svg:x="24.029cm" svg:y="24.505cm">
          <draw:text-box>
            <text:p text:style-name="P10"><text:span text:style-name="T44">Stephens</text:span></text:p>
          </draw:text-box>
        </draw:frame>
        <draw:frame draw:style-name="gr333" draw:text-style-name="P13" draw:layer="layout" svg:width="0.434cm" svg:height="0.183cm" draw:transform="rotate (1.07285389120091) translate (23.082cm 25.796cm)">
          <draw:text-box>
            <text:p text:style-name="P10"><text:span text:style-name="T69">Gratiot</text:span></text:p>
          </draw:text-box>
        </draw:frame>
        <draw:frame draw:style-name="gr215" draw:text-style-name="P13" draw:layer="layout" svg:width="0.379cm" svg:height="0.183cm" draw:transform="rotate (-1.16587994033221) translate (24.412cm 21.999cm)">
          <draw:text-box>
            <text:p text:style-name="P10"><text:span text:style-name="T73">Utica <text:s/></text:span></text:p>
          </draw:text-box>
        </draw:frame>
        <draw:frame draw:style-name="gr372" draw:text-style-name="P12" draw:layer="layout" svg:width="0.502cm" svg:height="0.175cm" svg:x="23.143cm" svg:y="20.938cm">
          <draw:text-box>
            <text:p text:style-name="P10"><text:span text:style-name="T49">14 Mile <text:s/></text:span></text:p>
          </draw:text-box>
        </draw:frame>
        <draw:frame draw:style-name="gr189" draw:text-style-name="P12" draw:layer="layout" svg:width="0.523cm" svg:height="0.175cm" draw:transform="rotate (0.035081117965086) translate (22.353cm 21.891cm)">
          <draw:text-box>
            <text:p text:style-name="P10"><text:span text:style-name="T44">13 Mile <text:s/></text:span></text:p>
          </draw:text-box>
        </draw:frame>
        <draw:frame draw:style-name="gr244" draw:text-style-name="P12" draw:layer="layout" svg:width="0.633cm" svg:height="0.175cm" svg:x="23.053cm" svg:y="22.484cm">
          <draw:text-box>
            <text:p text:style-name="P10"><text:span text:style-name="T44">12 Mile <text:s text:c="4"/></text:span></text:p>
          </draw:text-box>
        </draw:frame>
        <draw:frame draw:style-name="gr187" draw:text-style-name="P12" draw:layer="layout" svg:width="0.463cm" svg:height="0.175cm" draw:transform="rotate (-0.323060444544151) translate (26.604cm 21.533cm)">
          <draw:text-box>
            <text:p text:style-name="P10"><text:span text:style-name="T94">Masonic</text:span></text:p>
          </draw:text-box>
        </draw:frame>
        <draw:frame draw:style-name="gr305" draw:text-style-name="P12" draw:layer="layout" svg:width="0.51cm" svg:height="0.179cm" draw:transform="rotate (-0.520108117094311) translate (27.146cm 20.801cm)">
          <draw:text-box>
            <text:p text:style-name="P10"><text:span text:style-name="T96">Deanhurst</text:span></text:p>
          </draw:text-box>
        </draw:frame>
        <draw:frame draw:style-name="gr308" draw:text-style-name="P13" draw:layer="layout" svg:width="0.4cm" svg:height="0.183cm" draw:transform="rotate (0.955916831317294) translate (26.679cm 21.336cm)">
          <draw:text-box>
            <text:p text:style-name="P10"><text:span text:style-name="T52">Harper</text:span></text:p>
          </draw:text-box>
        </draw:frame>
        <draw:frame draw:style-name="gr187" draw:text-style-name="P12" draw:layer="layout" svg:width="0.463cm" svg:height="0.175cm" svg:x="24.405cm" svg:y="21.498cm">
          <draw:text-box>
            <text:p text:style-name="P10"><text:span text:style-name="T64">Masonic</text:span></text:p>
          </draw:text-box>
        </draw:frame>
        <draw:frame draw:style-name="gr196" draw:text-style-name="P13" draw:layer="layout" svg:width="0.565cm" svg:height="0.179cm" draw:transform="rotate (0.814370628980554) translate (27.77cm 20.217cm)">
          <draw:text-box>
            <text:p text:style-name="P10"><text:span text:style-name="T59">Jefferson</text:span></text:p>
          </draw:text-box>
        </draw:frame>
        <draw:frame draw:style-name="gr373" draw:text-style-name="P13" draw:layer="layout" svg:width="0.828cm" svg:height="0.179cm" draw:transform="rotate (-0.883834733209928) translate (27.84cm 18.53cm)">
          <draw:text-box>
            <text:p text:style-name="P10"><text:span text:style-name="T60">Crocker Blvd.</text:span></text:p>
          </draw:text-box>
        </draw:frame>
        <draw:frame draw:style-name="gr299" draw:text-style-name="P12" draw:layer="layout" svg:width="0.455cm" svg:height="0.175cm" svg:x="26.745cm" svg:y="20.114cm">
          <draw:text-box>
            <text:p text:style-name="P10"><text:span text:style-name="T44">15 Mile</text:span></text:p>
          </draw:text-box>
        </draw:frame>
        <draw:frame draw:style-name="gr374" draw:text-style-name="P12" draw:layer="layout" svg:width="0.053cm" svg:height="0.175cm" draw:transform="rotate (0.344353461418481) translate (25.206cm 19.079cm)">
          <draw:text-box>
            <text:p text:style-name="P10"><text:span text:style-name="T97"><text:s/></text:span></text:p>
          </draw:text-box>
        </draw:frame>
        <draw:frame draw:style-name="gr143" draw:text-style-name="P12" draw:layer="layout" svg:width="0.134cm" svg:height="0.175cm" draw:transform="rotate (0.303687289847013) translate (25.226cm 19.071cm)">
          <draw:text-box>
            <text:p text:style-name="P10"><text:span text:style-name="T47">C</text:span></text:p>
          </draw:text-box>
        </draw:frame>
        <draw:frame draw:style-name="gr143" draw:text-style-name="P12" draw:layer="layout" svg:width="0.134cm" svg:height="0.175cm" draw:transform="rotate (0.253421807389577) translate (25.322cm 19.042cm)">
          <draw:text-box>
            <text:p text:style-name="P10"><text:span text:style-name="T47">h</text:span></text:p>
          </draw:text-box>
        </draw:frame>
        <draw:frame draw:style-name="gr143" draw:text-style-name="P12" draw:layer="layout" svg:width="0.134cm" svg:height="0.175cm" draw:transform="rotate (0.209439510239319) translate (25.404cm 19.02cm)">
          <draw:text-box>
            <text:p text:style-name="P10"><text:span text:style-name="T47">a</text:span></text:p>
          </draw:text-box>
        </draw:frame>
        <draw:frame draw:style-name="gr157" draw:text-style-name="P12" draw:layer="layout" svg:width="0.135cm" svg:height="0.175cm" draw:transform="rotate (0.167726141116655) translate (25.483cm 19.004cm)">
          <draw:text-box>
            <text:p text:style-name="P10"><text:span text:style-name="T47">r</text:span></text:p>
          </draw:text-box>
        </draw:frame>
        <draw:frame draw:style-name="gr157" draw:text-style-name="P12" draw:layer="layout" svg:width="0.135cm" svg:height="0.175cm" draw:transform="rotate (0.125489173218392) translate (25.537cm 18.995cm)">
          <draw:text-box>
            <text:p text:style-name="P10"><text:span text:style-name="T44">t</text:span></text:p>
          </draw:text-box>
        </draw:frame>
        <draw:frame draw:style-name="gr157" draw:text-style-name="P12" draw:layer="layout" svg:width="0.135cm" svg:height="0.175cm" draw:transform="rotate (0.0422369678982628) translate (25.595cm 18.987cm)">
          <draw:text-box>
            <text:p text:style-name="P10"><text:span text:style-name="T44">e</text:span></text:p>
          </draw:text-box>
        </draw:frame>
        <draw:frame draw:style-name="gr157" draw:text-style-name="P12" draw:layer="layout" svg:width="0.135cm" svg:height="0.175cm" draw:transform="rotate (-0.141895268187139) translate (25.7cm 18.986cm)">
          <draw:text-box>
            <text:p text:style-name="P10"><text:span text:style-name="T44">r</text:span></text:p>
          </draw:text-box>
        </draw:frame>
        <draw:frame draw:style-name="gr375" draw:text-style-name="P12" draw:layer="layout" svg:width="0.08cm" svg:height="0.175cm" draw:transform="rotate (-0.388859357344336) translate (25.782cm 19.003cm)">
          <draw:text-box>
            <text:p text:style-name="P10"><text:span text:style-name="T98"><text:s/></text:span></text:p>
          </draw:text-box>
        </draw:frame>
        <draw:frame draw:style-name="gr376" draw:text-style-name="P12" draw:layer="layout" svg:width="0.08cm" svg:height="0.179cm" draw:transform="rotate (-0.426733002112614) translate (25.809cm 19.015cm)">
          <draw:text-box>
            <text:p text:style-name="P10"><text:span text:style-name="T98"><text:s/></text:span></text:p>
          </draw:text-box>
        </draw:frame>
        <draw:frame draw:style-name="gr376" draw:text-style-name="P12" draw:layer="layout" svg:width="0.08cm" svg:height="0.179cm" draw:transform="rotate (-0.417308224151845) translate (25.83cm 19.024cm)">
          <draw:text-box>
            <text:p text:style-name="P10"><text:span text:style-name="T98"><text:s/></text:span></text:p>
          </draw:text-box>
        </draw:frame>
        <draw:frame draw:style-name="gr143" draw:text-style-name="P12" draw:layer="layout" svg:width="0.134cm" svg:height="0.175cm" draw:transform="rotate (-0.388684824419137) translate (25.849cm 19.033cm)">
          <draw:text-box>
            <text:p text:style-name="P10"><text:span text:style-name="T48">O</text:span></text:p>
          </draw:text-box>
        </draw:frame>
        <draw:frame draw:style-name="gr143" draw:text-style-name="P12" draw:layer="layout" svg:width="0.134cm" svg:height="0.175cm" draw:transform="rotate (-0.327074701823738) translate (25.932cm 19.067cm)">
          <draw:text-box>
            <text:p text:style-name="P10"><text:span text:style-name="T48">a</text:span></text:p>
          </draw:text-box>
        </draw:frame>
        <draw:frame draw:style-name="gr143" draw:text-style-name="P12" draw:layer="layout" svg:width="0.134cm" svg:height="0.175cm" draw:transform="rotate (-0.22776546738526) translate (25.992cm 19.089cm)">
          <draw:text-box>
            <text:p text:style-name="P10"><text:span text:style-name="T47">k</text:span></text:p>
          </draw:text-box>
        </draw:frame>
        <draw:frame draw:style-name="gr157" draw:text-style-name="P12" draw:layer="layout" svg:width="0.135cm" svg:height="0.175cm" draw:transform="rotate (0.0294960643587042) translate (26.033cm 19.103cm)">
          <draw:text-box>
            <text:p text:style-name="P10"><text:span text:style-name="T44">s</text:span></text:p>
          </draw:text-box>
        </draw:frame>
        <draw:frame draw:style-name="gr377" draw:text-style-name="P13" draw:layer="layout" svg:width="0.802cm" svg:height="0.183cm" draw:transform="rotate (1.0159561575859) translate (25.081cm 20.187cm)">
          <draw:text-box>
            <text:p text:style-name="P10"><text:span text:style-name="T83">Groesbeck Hwy.</text:span></text:p>
          </draw:text-box>
        </draw:frame>
        <draw:frame draw:style-name="gr189" draw:text-style-name="P12" draw:layer="layout" svg:width="0.523cm" svg:height="0.175cm" svg:x="23.219cm" svg:y="18.677cm">
          <draw:text-box>
            <text:p text:style-name="P10"><text:span text:style-name="T44">17 Mile <text:s/></text:span></text:p>
          </draw:text-box>
        </draw:frame>
        <draw:frame draw:style-name="gr284" draw:text-style-name="P11" draw:layer="layout" svg:width="0.451cm" svg:height="0.183cm" draw:transform="rotate (1.5707963267949) translate (22.843cm 20.987cm)">
          <draw:text-box>
            <text:p text:style-name="P10"><text:span text:style-name="T46">Hayes <text:s/></text:span></text:p>
          </draw:text-box>
        </draw:frame>
        <draw:frame draw:style-name="gr215" draw:text-style-name="P13" draw:layer="layout" svg:width="0.379cm" svg:height="0.183cm" draw:transform="rotate (-1.16587994033221) translate (23.46cm 19.765cm)">
          <draw:text-box>
            <text:p text:style-name="P10"><text:span text:style-name="T73">Utica <text:s/></text:span></text:p>
          </draw:text-box>
        </draw:frame>
        <draw:frame draw:style-name="gr372" draw:text-style-name="P12" draw:layer="layout" svg:width="0.502cm" svg:height="0.175cm" svg:x="22.318cm" svg:y="20.283cm">
          <draw:text-box>
            <text:p text:style-name="P10"><text:span text:style-name="T49">15 Mile <text:s/></text:span></text:p>
          </draw:text-box>
        </draw:frame>
        <draw:frame draw:style-name="gr318" draw:text-style-name="P12" draw:layer="layout" svg:width="0.128cm" svg:height="0.175cm" draw:transform="rotate (-0.262846585350347) translate (22.406cm 18.36cm)">
          <draw:text-box>
            <text:p text:style-name="P10"><text:span text:style-name="T49">C</text:span></text:p>
          </draw:text-box>
        </draw:frame>
        <draw:frame draw:style-name="gr318" draw:text-style-name="P12" draw:layer="layout" svg:width="0.128cm" svg:height="0.175cm" draw:transform="rotate (-0.251501945212383) translate (22.489cm 18.382cm)">
          <draw:text-box>
            <text:p text:style-name="P10"><text:span text:style-name="T49">l</text:span></text:p>
          </draw:text-box>
        </draw:frame>
        <draw:frame draw:style-name="gr318" draw:text-style-name="P12" draw:layer="layout" svg:width="0.128cm" svg:height="0.175cm" draw:transform="rotate (-0.238062909972026) translate (22.516cm 18.389cm)">
          <draw:text-box>
            <text:p text:style-name="P10"><text:span text:style-name="T49">i</text:span></text:p>
          </draw:text-box>
        </draw:frame>
        <draw:frame draw:style-name="gr317" draw:text-style-name="P12" draw:layer="layout" svg:width="0.127cm" svg:height="0.175cm" draw:transform="rotate (-0.330914426178125) translate (22.559cm 18.398cm)">
          <draw:text-box>
            <text:p text:style-name="P10"><text:span text:style-name="T49">n</text:span></text:p>
          </draw:text-box>
        </draw:frame>
        <draw:frame draw:style-name="gr267" draw:text-style-name="P12" draw:layer="layout" svg:width="0.127cm" svg:height="0.179cm" draw:transform="rotate (-0.462337718853298) translate (22.647cm 18.431cm)">
          <draw:text-box>
            <text:p text:style-name="P10"><text:span text:style-name="T68">t</text:span></text:p>
          </draw:text-box>
        </draw:frame>
        <draw:frame draw:style-name="gr266" draw:text-style-name="P12" draw:layer="layout" svg:width="0.126cm" svg:height="0.179cm" draw:transform="rotate (-0.562345084992574) translate (22.699cm 18.457cm)">
          <draw:text-box>
            <text:p text:style-name="P10"><text:span text:style-name="T79">o</text:span></text:p>
          </draw:text-box>
        </draw:frame>
        <draw:frame draw:style-name="gr265" draw:text-style-name="P13" draw:layer="layout" svg:width="0.125cm" svg:height="0.179cm" draw:transform="rotate (-0.659908990179057) translate (22.772cm 18.505cm)">
          <draw:text-box>
            <text:p text:style-name="P10"><text:span text:style-name="T73">n</text:span></text:p>
          </draw:text-box>
        </draw:frame>
        <draw:frame draw:style-name="gr265" draw:text-style-name="P13" draw:layer="layout" svg:width="0.125cm" svg:height="0.179cm" draw:transform="rotate (-0.72012284937286) translate (22.837cm 18.555cm)">
          <draw:text-box>
            <text:p text:style-name="P10"><text:span text:style-name="T73"><text:s/></text:span></text:p>
          </draw:text-box>
        </draw:frame>
        <draw:frame draw:style-name="gr264" draw:text-style-name="P13" draw:layer="layout" svg:width="0.124cm" svg:height="0.179cm" draw:transform="rotate (-0.777893247613873) translate (22.871cm 18.586cm)">
          <draw:text-box>
            <text:p text:style-name="P10"><text:span text:style-name="T99">R</text:span></text:p>
          </draw:text-box>
        </draw:frame>
        <draw:frame draw:style-name="gr265" draw:text-style-name="P13" draw:layer="layout" svg:width="0.125cm" svg:height="0.179cm" draw:transform="rotate (-0.740717734546394) translate (22.924cm 18.641cm)">
          <draw:text-box>
            <text:p text:style-name="P10"><text:span text:style-name="T99">i</text:span></text:p>
          </draw:text-box>
        </draw:frame>
        <draw:frame draw:style-name="gr265" draw:text-style-name="P13" draw:layer="layout" svg:width="0.125cm" svg:height="0.179cm" draw:transform="rotate (-0.665319510860239) translate (22.94cm 18.655cm)">
          <draw:text-box>
            <text:p text:style-name="P10"><text:span text:style-name="T73">v</text:span></text:p>
          </draw:text-box>
        </draw:frame>
        <draw:frame draw:style-name="gr265" draw:text-style-name="P13" draw:layer="layout" svg:width="0.125cm" svg:height="0.179cm" draw:transform="rotate (-0.665319510860239) translate (22.993cm 18.696cm)">
          <draw:text-box>
            <text:p text:style-name="P10"><text:span text:style-name="T73">e</text:span></text:p>
          </draw:text-box>
        </draw:frame>
        <draw:frame draw:style-name="gr265" draw:text-style-name="P13" draw:layer="layout" svg:width="0.125cm" svg:height="0.179cm" draw:transform="rotate (-0.665494043785438) translate (23.049cm 18.741cm)">
          <draw:text-box>
            <text:p text:style-name="P10"><text:span text:style-name="T73">r</text:span></text:p>
          </draw:text-box>
        </draw:frame>
        <draw:frame draw:style-name="gr378" draw:text-style-name="P12" draw:layer="layout" svg:width="0.582cm" svg:height="0.179cm" draw:transform="rotate (0.598473400508856) translate (22.612cm 20.11cm)">
          <draw:text-box>
            <text:p text:style-name="P10"><text:span text:style-name="T57">Moravian</text:span></text:p>
          </draw:text-box>
        </draw:frame>
        <draw:frame draw:style-name="gr333" draw:text-style-name="P13" draw:layer="layout" svg:width="0.434cm" svg:height="0.183cm" draw:transform="rotate (1.07285389120091) translate (25.851cm 20.821cm)">
          <draw:text-box>
            <text:p text:style-name="P10"><text:span text:style-name="T69">Gratiot</text:span></text:p>
          </draw:text-box>
        </draw:frame>
        <draw:frame draw:style-name="gr143" draw:text-style-name="P12" draw:layer="layout" svg:width="0.134cm" svg:height="0.175cm" draw:transform="rotate (0.34766958699727) translate (23.444cm 19.142cm)">
          <draw:text-box>
            <text:p text:style-name="P10"><text:span text:style-name="T48">M</text:span></text:p>
          </draw:text-box>
        </draw:frame>
        <draw:frame draw:style-name="gr143" draw:text-style-name="P12" draw:layer="layout" svg:width="0.134cm" svg:height="0.175cm" draw:transform="rotate (0.34766958699727) translate (23.551cm 19.103cm)">
          <draw:text-box>
            <text:p text:style-name="P10"><text:span text:style-name="T48">i</text:span></text:p>
          </draw:text-box>
        </draw:frame>
        <draw:frame draw:style-name="gr143" draw:text-style-name="P12" draw:layer="layout" svg:width="0.134cm" svg:height="0.175cm" draw:transform="rotate (0.34766958699727) translate (23.58cm 19.092cm)">
          <draw:text-box>
            <text:p text:style-name="P10"><text:span text:style-name="T48">ll</text:span></text:p>
          </draw:text-box>
        </draw:frame>
        <draw:frame draw:style-name="gr143" draw:text-style-name="P12" draw:layer="layout" svg:width="0.134cm" svg:height="0.175cm" draw:transform="rotate (0.34766958699727) translate (23.64cm 19.07cm)">
          <draw:text-box>
            <text:p text:style-name="P10"><text:span text:style-name="T48">a</text:span></text:p>
          </draw:text-box>
        </draw:frame>
        <draw:frame draw:style-name="gr143" draw:text-style-name="P12" draw:layer="layout" svg:width="0.134cm" svg:height="0.175cm" draw:transform="rotate (0.259006860995958) translate (23.721cm 19.04cm)">
          <draw:text-box>
            <text:p text:style-name="P10"><text:span text:style-name="T47">r</text:span></text:p>
          </draw:text-box>
        </draw:frame>
        <draw:frame draw:style-name="gr157" draw:text-style-name="P12" draw:layer="layout" svg:width="0.135cm" svg:height="0.175cm" draw:transform="rotate (0.0837758040957278) translate (23.795cm 19.024cm)">
          <draw:text-box>
            <text:p text:style-name="P10"><text:span text:style-name="T44"><text:s/></text:span></text:p>
          </draw:text-box>
        </draw:frame>
        <draw:frame draw:style-name="gr157" draw:text-style-name="P12" draw:layer="layout" svg:width="0.135cm" svg:height="0.175cm" draw:transform="rotate (0.0837758040957278) translate (23.835cm 19.021cm)">
          <draw:text-box>
            <text:p text:style-name="P10"><text:span text:style-name="T44"><text:s/></text:span></text:p>
          </draw:text-box>
        </draw:frame>
        <draw:frame draw:style-name="gr157" draw:text-style-name="P12" draw:layer="layout" svg:width="0.135cm" svg:height="0.175cm" draw:transform="rotate (0.0837758040957278) translate (23.875cm 19.017cm)">
          <draw:text-box>
            <text:p text:style-name="P10"><text:span text:style-name="T44"><text:s/></text:span></text:p>
          </draw:text-box>
        </draw:frame>
        <draw:frame draw:style-name="gr157" draw:text-style-name="P12" draw:layer="layout" svg:width="0.135cm" svg:height="0.175cm" svg:x="23.931cm" svg:y="19.013cm">
          <draw:text-box>
            <text:p text:style-name="P10"><text:span text:style-name="T44"><text:s/></text:span></text:p>
          </draw:text-box>
        </draw:frame>
        <draw:frame draw:style-name="gr379" draw:text-style-name="P12" draw:layer="layout" svg:width="0.121cm" svg:height="0.175cm" draw:transform="rotate (0.0352556508902855) translate (25.353cm 18.341cm)">
          <draw:text-box>
            <text:p text:style-name="P10"><text:span text:style-name="T64">H</text:span></text:p>
          </draw:text-box>
        </draw:frame>
        <draw:frame draw:style-name="gr379" draw:text-style-name="P12" draw:layer="layout" svg:width="0.121cm" svg:height="0.175cm" draw:transform="rotate (0.0352556508902855) translate (25.439cm 18.338cm)">
          <draw:text-box>
            <text:p text:style-name="P10"><text:span text:style-name="T64">ar</text:span></text:p>
          </draw:text-box>
        </draw:frame>
        <draw:frame draw:style-name="gr379" draw:text-style-name="P12" draw:layer="layout" svg:width="0.121cm" svg:height="0.175cm" draw:transform="rotate (0.0352556508902855) translate (25.549cm 18.334cm)">
          <draw:text-box>
            <text:p text:style-name="P10"><text:span text:style-name="T64">ri</text:span></text:p>
          </draw:text-box>
        </draw:frame>
        <draw:frame draw:style-name="gr379" draw:text-style-name="P12" draw:layer="layout" svg:width="0.121cm" svg:height="0.175cm" draw:transform="rotate (0.0352556508902855) translate (25.623cm 18.331cm)">
          <draw:text-box>
            <text:p text:style-name="P10"><text:span text:style-name="T64">n</text:span></text:p>
          </draw:text-box>
        </draw:frame>
        <draw:frame draw:style-name="gr379" draw:text-style-name="P12" draw:layer="layout" svg:width="0.121cm" svg:height="0.175cm" draw:transform="rotate (0.0352556508902855) translate (25.693cm 18.329cm)">
          <draw:text-box>
            <text:p text:style-name="P10"><text:span text:style-name="T64">g</text:span></text:p>
          </draw:text-box>
        </draw:frame>
        <draw:frame draw:style-name="gr379" draw:text-style-name="P12" draw:layer="layout" svg:width="0.121cm" svg:height="0.175cm" draw:transform="rotate (-0.193033415270573) translate (25.802cm 18.335cm)">
          <draw:text-box>
            <text:p text:style-name="P10"><text:span text:style-name="T64">t</text:span></text:p>
          </draw:text-box>
        </draw:frame>
        <draw:frame draw:style-name="gr379" draw:text-style-name="P12" draw:layer="layout" svg:width="0.121cm" svg:height="0.175cm" draw:transform="rotate (-0.193033415270573) translate (25.844cm 18.344cm)">
          <draw:text-box>
            <text:p text:style-name="P10"><text:span text:style-name="T64">o</text:span></text:p>
          </draw:text-box>
        </draw:frame>
        <draw:frame draw:style-name="gr379" draw:text-style-name="P12" draw:layer="layout" svg:width="0.121cm" svg:height="0.175cm" draw:transform="rotate (-0.193033415270573) translate (25.913cm 18.357cm)">
          <draw:text-box>
            <text:p text:style-name="P10"><text:span text:style-name="T64">n</text:span></text:p>
          </draw:text-box>
        </draw:frame>
        <draw:frame draw:style-name="gr379" draw:text-style-name="P12" draw:layer="layout" svg:width="0.121cm" svg:height="0.175cm" draw:transform="rotate (-0.192858882345374) translate (25.983cm 18.371cm)">
          <draw:text-box>
            <text:p text:style-name="P10"><text:span text:style-name="T64"><text:s/></text:span></text:p>
          </draw:text-box>
        </draw:frame>
        <draw:frame draw:style-name="gr380" draw:text-style-name="P12" draw:layer="layout" svg:width="0.594cm" svg:height="0.175cm" svg:x="23.149cm" svg:y="17.871cm">
          <draw:text-box>
            <text:p text:style-name="P10"><text:span text:style-name="T44"><text:s text:c="2"/></text:span><text:span text:style-name="T44">18 Mile <text:s/></text:span></text:p>
          </draw:text-box>
        </draw:frame>
        <draw:frame draw:style-name="gr381" draw:text-style-name="P13" draw:layer="layout" svg:width="0.421cm" svg:height="0.183cm" draw:transform="rotate (1.16238928182822) translate (27.223cm 17.048cm)">
          <draw:text-box>
            <text:p text:style-name="P10"><text:span text:style-name="T73">Gratiot</text:span></text:p>
          </draw:text-box>
        </draw:frame>
        <draw:frame draw:style-name="gr235" draw:text-style-name="P12" draw:layer="layout" svg:width="0.362cm" svg:height="0.175cm" draw:transform="rotate (-0.304210888622612) translate (21.656cm 16.687cm)">
          <draw:text-box>
            <text:p text:style-name="P10"><text:span text:style-name="T47">Canal</text:span></text:p>
          </draw:text-box>
        </draw:frame>
        <draw:frame draw:style-name="gr220" draw:text-style-name="P12" draw:layer="layout" svg:width="0.434cm" svg:height="0.175cm" svg:x="24.066cm" svg:y="17.005cm">
          <draw:text-box>
            <text:p text:style-name="P10"><text:span text:style-name="T49">19 Mile</text:span></text:p>
          </draw:text-box>
        </draw:frame>
        <draw:frame draw:style-name="gr368" draw:text-style-name="P11" draw:layer="layout" svg:width="0.544cm" svg:height="0.183cm" draw:transform="rotate (1.5707963267949) translate (23.716cm 18.529cm)">
          <draw:text-box>
            <text:p text:style-name="P10"><text:span text:style-name="T46">Garfield <text:s/></text:span></text:p>
          </draw:text-box>
        </draw:frame>
        <draw:frame draw:style-name="gr368" draw:text-style-name="P11" draw:layer="layout" svg:width="0.544cm" svg:height="0.183cm" draw:transform="rotate (1.5707963267949) translate (23.716cm 20.876cm)">
          <draw:text-box>
            <text:p text:style-name="P10"><text:span text:style-name="T46">Garfield <text:s/></text:span></text:p>
          </draw:text-box>
        </draw:frame>
        <draw:frame draw:style-name="gr284" draw:text-style-name="P11" draw:layer="layout" svg:width="0.451cm" svg:height="0.183cm" draw:transform="rotate (1.5707963267949) translate (22.857cm 18.011cm)">
          <draw:text-box>
            <text:p text:style-name="P10"><text:span text:style-name="T46">Hayes <text:s/></text:span></text:p>
          </draw:text-box>
        </draw:frame>
        <draw:frame draw:style-name="gr265" draw:text-style-name="P13" draw:layer="layout" svg:width="0.125cm" svg:height="0.179cm" draw:transform="rotate (0.71698125671927) translate (26.54cm 17.125cm)">
          <draw:text-box>
            <text:p text:style-name="P10"><text:span text:style-name="T73">G</text:span></text:p>
          </draw:text-box>
        </draw:frame>
        <draw:frame draw:style-name="gr265" draw:text-style-name="P13" draw:layer="layout" svg:width="0.125cm" svg:height="0.179cm" draw:transform="rotate (0.72012284937286) translate (26.607cm 17.067cm)">
          <draw:text-box>
            <text:p text:style-name="P10"><text:span text:style-name="T73">r</text:span></text:p>
          </draw:text-box>
        </draw:frame>
        <draw:frame draw:style-name="gr265" draw:text-style-name="P13" draw:layer="layout" svg:width="0.125cm" svg:height="0.179cm" draw:transform="rotate (0.722217244475254) translate (26.641cm 17.037cm)">
          <draw:text-box>
            <text:p text:style-name="P10"><text:span text:style-name="T73">o</text:span></text:p>
          </draw:text-box>
        </draw:frame>
        <draw:frame draw:style-name="gr265" draw:text-style-name="P13" draw:layer="layout" svg:width="0.125cm" svg:height="0.179cm" draw:transform="rotate (0.727976831006835) translate (26.695cm 16.989cm)">
          <draw:text-box>
            <text:p text:style-name="P10"><text:span text:style-name="T99">e</text:span></text:p>
          </draw:text-box>
        </draw:frame>
        <draw:frame draw:style-name="gr265" draw:text-style-name="P13" draw:layer="layout" svg:width="0.125cm" svg:height="0.179cm" draw:transform="rotate (0.742986662573986) translate (26.746cm 16.944cm)">
          <draw:text-box>
            <text:p text:style-name="P10"><text:span text:style-name="T99">s</text:span></text:p>
          </draw:text-box>
        </draw:frame>
        <draw:frame draw:style-name="gr265" draw:text-style-name="P13" draw:layer="layout" svg:width="0.125cm" svg:height="0.179cm" draw:transform="rotate (0.762359817271123) translate (26.789cm 16.904cm)">
          <draw:text-box>
            <text:p text:style-name="P10"><text:span text:style-name="T99">b</text:span></text:p>
          </draw:text-box>
        </draw:frame>
        <draw:frame draw:style-name="gr264" draw:text-style-name="P13" draw:layer="layout" svg:width="0.124cm" svg:height="0.179cm" draw:transform="rotate (0.789412420677035) translate (26.839cm 16.857cm)">
          <draw:text-box>
            <text:p text:style-name="P10"><text:span text:style-name="T99">e</text:span></text:p>
          </draw:text-box>
        </draw:frame>
        <draw:frame draw:style-name="gr264" draw:text-style-name="P13" draw:layer="layout" svg:width="0.124cm" svg:height="0.179cm" draw:transform="rotate (0.82484260449252) translate (26.886cm 16.809cm)">
          <draw:text-box>
            <text:p text:style-name="P10"><text:span text:style-name="T77">c</text:span></text:p>
          </draw:text-box>
        </draw:frame>
        <draw:frame draw:style-name="gr264" draw:text-style-name="P13" draw:layer="layout" svg:width="0.124cm" svg:height="0.179cm" draw:transform="rotate (0.869697566268774) translate (26.928cm 16.764cm)">
          <draw:text-box>
            <text:p text:style-name="P10"><text:span text:style-name="T77">k</text:span></text:p>
          </draw:text-box>
        </draw:frame>
        <draw:frame draw:style-name="gr382" draw:text-style-name="P13" draw:layer="layout" svg:width="0.123cm" svg:height="0.183cm" draw:transform="rotate (0.913330797568632) translate (26.967cm 16.718cm)">
          <draw:text-box>
            <text:p text:style-name="P10"><text:span text:style-name="T77"><text:s/></text:span></text:p>
          </draw:text-box>
        </draw:frame>
        <draw:frame draw:style-name="gr382" draw:text-style-name="P13" draw:layer="layout" svg:width="0.123cm" svg:height="0.183cm" draw:transform="rotate (0.978955177443619) translate (26.986cm 16.695cm)">
          <draw:text-box>
            <text:p text:style-name="P10"><text:span text:style-name="T71">H</text:span></text:p>
          </draw:text-box>
        </draw:frame>
        <draw:frame draw:style-name="gr263" draw:text-style-name="P13" draw:layer="layout" svg:width="0.122cm" svg:height="0.183cm" draw:transform="rotate (1.09973196168163) translate (27.028cm 16.635cm)">
          <draw:text-box>
            <text:p text:style-name="P10"><text:span text:style-name="T85">w</text:span></text:p>
          </draw:text-box>
        </draw:frame>
        <draw:frame draw:style-name="gr263" draw:text-style-name="P11" draw:layer="layout" svg:width="0.122cm" svg:height="0.183cm" draw:transform="rotate (1.21108396795887) translate (27.066cm 16.559cm)">
          <draw:text-box>
            <text:p text:style-name="P10"><text:span text:style-name="T100">y</text:span></text:p>
          </draw:text-box>
        </draw:frame>
        <draw:frame draw:style-name="gr263" draw:text-style-name="P11" draw:layer="layout" svg:width="0.122cm" svg:height="0.183cm" draw:transform="rotate (1.27391582103066) translate (27.086cm 16.506cm)">
          <draw:text-box>
            <text:p text:style-name="P10"><text:span text:style-name="T100">.</text:span></text:p>
          </draw:text-box>
        </draw:frame>
        <draw:frame draw:style-name="gr143" draw:text-style-name="P12" draw:layer="layout" svg:width="0.134cm" svg:height="0.175cm" draw:transform="rotate (-0.32044245066616) translate (24.805cm 17.008cm)">
          <draw:text-box>
            <text:p text:style-name="P10"><text:span text:style-name="T47">C</text:span></text:p>
          </draw:text-box>
        </draw:frame>
        <draw:frame draw:style-name="gr143" draw:text-style-name="P12" draw:layer="layout" svg:width="0.134cm" svg:height="0.175cm" draw:transform="rotate (-0.348716784548468) translate (24.897cm 17.039cm)">
          <draw:text-box>
            <text:p text:style-name="P10"><text:span text:style-name="T48">a</text:span></text:p>
          </draw:text-box>
        </draw:frame>
        <draw:frame draw:style-name="gr143" draw:text-style-name="P12" draw:layer="layout" svg:width="0.134cm" svg:height="0.175cm" draw:transform="rotate (-0.371056998973995) translate (24.97cm 17.066cm)">
          <draw:text-box>
            <text:p text:style-name="P10"><text:span text:style-name="T48">s</text:span></text:p>
          </draw:text-box>
        </draw:frame>
        <draw:frame draw:style-name="gr143" draw:text-style-name="P12" draw:layer="layout" svg:width="0.134cm" svg:height="0.175cm" draw:transform="rotate (-0.393222680474322) translate (25.035cm 17.091cm)">
          <draw:text-box>
            <text:p text:style-name="P10"><text:span text:style-name="T48">s</text:span></text:p>
          </draw:text-box>
        </draw:frame>
        <draw:frame draw:style-name="gr180" draw:text-style-name="P12" draw:layer="layout" svg:width="0.134cm" svg:height="0.179cm" draw:transform="rotate (-0.412246769321061) translate (25.1cm 17.118cm)">
          <draw:text-box>
            <text:p text:style-name="P10"><text:span text:style-name="T48"><text:s/></text:span></text:p>
          </draw:text-box>
        </draw:frame>
        <draw:frame draw:style-name="gr144" draw:text-style-name="P12" draw:layer="layout" svg:width="0.133cm" svg:height="0.179cm" draw:transform="rotate (-0.437554043474979) translate (25.141cm 17.136cm)">
          <draw:text-box>
            <text:p text:style-name="P10"><text:span text:style-name="T48">A</text:span></text:p>
          </draw:text-box>
        </draw:frame>
        <draw:frame draw:style-name="gr144" draw:text-style-name="P12" draw:layer="layout" svg:width="0.133cm" svg:height="0.179cm" draw:transform="rotate (-0.473333293140862) translate (25.228cm 17.177cm)">
          <draw:text-box>
            <text:p text:style-name="P10"><text:span text:style-name="T56">v</text:span></text:p>
          </draw:text-box>
        </draw:frame>
        <draw:frame draw:style-name="gr144" draw:text-style-name="P12" draw:layer="layout" svg:width="0.133cm" svg:height="0.179cm" draw:transform="rotate (-0.511905069609936) translate (25.297cm 17.212cm)">
          <draw:text-box>
            <text:p text:style-name="P10"><text:span text:style-name="T56">e</text:span></text:p>
          </draw:text-box>
        </draw:frame>
        <draw:frame draw:style-name="gr144" draw:text-style-name="P12" draw:layer="layout" svg:width="0.133cm" svg:height="0.179cm" draw:transform="rotate (-0.561123354516177) translate (25.37cm 17.253cm)">
          <draw:text-box>
            <text:p text:style-name="P10"><text:span text:style-name="T57">n</text:span></text:p>
          </draw:text-box>
        </draw:frame>
        <draw:frame draw:style-name="gr158" draw:text-style-name="P12" draw:layer="layout" svg:width="0.132cm" svg:height="0.179cm" draw:transform="rotate (-0.624129740513172) translate (25.444cm 17.3cm)">
          <draw:text-box>
            <text:p text:style-name="P10"><text:span text:style-name="T57">u</text:span></text:p>
          </draw:text-box>
        </draw:frame>
        <draw:frame draw:style-name="gr158" draw:text-style-name="P13" draw:layer="layout" svg:width="0.132cm" svg:height="0.179cm" draw:transform="rotate (-0.706509281207305) translate (25.517cm 17.353cm)">
          <draw:text-box>
            <text:p text:style-name="P10"><text:span text:style-name="T59">e</text:span></text:p>
          </draw:text-box>
        </draw:frame>
        <draw:frame draw:style-name="gr143" draw:text-style-name="P12" draw:layer="layout" svg:width="0.134cm" svg:height="0.175cm" draw:transform="rotate (0.259879525621956) translate (28.078cm 18.085cm)">
          <draw:text-box>
            <text:p text:style-name="P10"><text:span text:style-name="T47">N</text:span></text:p>
          </draw:text-box>
        </draw:frame>
        <draw:frame draw:style-name="gr143" draw:text-style-name="P12" draw:layer="layout" svg:width="0.134cm" svg:height="0.175cm" draw:transform="rotate (0.265988178003936) translate (28.169cm 18.061cm)">
          <draw:text-box>
            <text:p text:style-name="P10"><text:span text:style-name="T47">o</text:span></text:p>
          </draw:text-box>
        </draw:frame>
        <draw:frame draw:style-name="gr143" draw:text-style-name="P12" draw:layer="layout" svg:width="0.134cm" svg:height="0.175cm" draw:transform="rotate (0.27070056698432) translate (28.243cm 18.04cm)">
          <draw:text-box>
            <text:p text:style-name="P10"><text:span text:style-name="T47">r</text:span></text:p>
          </draw:text-box>
        </draw:frame>
        <draw:frame draw:style-name="gr143" draw:text-style-name="P12" draw:layer="layout" svg:width="0.134cm" svg:height="0.175cm" draw:transform="rotate (0.274714824263907) translate (28.29cm 18.027cm)">
          <draw:text-box>
            <text:p text:style-name="P10"><text:span text:style-name="T47">t</text:span></text:p>
          </draw:text-box>
        </draw:frame>
        <draw:frame draw:style-name="gr143" draw:text-style-name="P12" draw:layer="layout" svg:width="0.134cm" svg:height="0.175cm" draw:transform="rotate (0.280299877870289) translate (28.334cm 18.015cm)">
          <draw:text-box>
            <text:p text:style-name="P10"><text:span text:style-name="T47">h</text:span></text:p>
          </draw:text-box>
        </draw:frame>
        <draw:frame draw:style-name="gr143" draw:text-style-name="P12" draw:layer="layout" svg:width="0.134cm" svg:height="0.175cm" draw:transform="rotate (0.286583063177469) translate (28.408cm 17.993cm)">
          <draw:text-box>
            <text:p text:style-name="P10"><text:span text:style-name="T47"><text:s/></text:span></text:p>
          </draw:text-box>
        </draw:frame>
        <draw:frame draw:style-name="gr143" draw:text-style-name="P12" draw:layer="layout" svg:width="0.134cm" svg:height="0.175cm" draw:transform="rotate (0.294087978961045) translate (28.445cm 17.983cm)">
          <draw:text-box>
            <text:p text:style-name="P10"><text:span text:style-name="T47">R</text:span></text:p>
          </draw:text-box>
        </draw:frame>
        <draw:frame draw:style-name="gr143" draw:text-style-name="P12" draw:layer="layout" svg:width="0.134cm" svg:height="0.175cm" draw:transform="rotate (0.302640092295817) translate (28.525cm 17.958cm)">
          <draw:text-box>
            <text:p text:style-name="P10"><text:span text:style-name="T47">i</text:span></text:p>
          </draw:text-box>
        </draw:frame>
        <draw:frame draw:style-name="gr143" draw:text-style-name="P12" draw:layer="layout" svg:width="0.134cm" svg:height="0.175cm" draw:transform="rotate (0.311541271480988) translate (28.554cm 17.95cm)">
          <draw:text-box>
            <text:p text:style-name="P10"><text:span text:style-name="T47">v</text:span></text:p>
          </draw:text-box>
        </draw:frame>
        <draw:frame draw:style-name="gr143" draw:text-style-name="P12" draw:layer="layout" svg:width="0.134cm" svg:height="0.175cm" draw:transform="rotate (0.328645498150532) translate (28.618cm 17.929cm)">
          <draw:text-box>
            <text:p text:style-name="P10"><text:span text:style-name="T48">e</text:span></text:p>
          </draw:text-box>
        </draw:frame>
        <draw:frame draw:style-name="gr143" draw:text-style-name="P12" draw:layer="layout" svg:width="0.134cm" svg:height="0.175cm" draw:transform="rotate (0.349065850398866) translate (28.687cm 17.905cm)">
          <draw:text-box>
            <text:p text:style-name="P10"><text:span text:style-name="T48">r</text:span></text:p>
          </draw:text-box>
        </draw:frame>
        <draw:frame draw:style-name="gr143" draw:text-style-name="P12" draw:layer="layout" svg:width="0.134cm" svg:height="0.175cm" draw:transform="rotate (0.370882466048795) translate (28.73cm 17.89cm)">
          <draw:text-box>
            <text:p text:style-name="P10"><text:span text:style-name="T48"><text:s/></text:span></text:p>
          </draw:text-box>
        </draw:frame>
        <draw:frame draw:style-name="gr180" draw:text-style-name="P12" draw:layer="layout" svg:width="0.134cm" svg:height="0.179cm" draw:transform="rotate (0.400902129183097) translate (28.764cm 17.876cm)">
          <draw:text-box>
            <text:p text:style-name="P10"><text:span text:style-name="T48"><text:s/></text:span></text:p>
          </draw:text-box>
        </draw:frame>
        <draw:frame draw:style-name="gr180" draw:text-style-name="P12" draw:layer="layout" svg:width="0.134cm" svg:height="0.179cm" draw:transform="rotate (0.404916386462684) translate (28.792cm 19.026cm)">
          <draw:text-box>
            <text:p text:style-name="P10"><text:span text:style-name="T48">M</text:span></text:p>
          </draw:text-box>
        </draw:frame>
        <draw:frame draw:style-name="gr144" draw:text-style-name="P12" draw:layer="layout" svg:width="0.133cm" svg:height="0.179cm" draw:transform="rotate (0.476125819944053) translate (28.888cm 18.985cm)">
          <draw:text-box>
            <text:p text:style-name="P10"><text:span text:style-name="T56">e</text:span></text:p>
          </draw:text-box>
        </draw:frame>
        <draw:frame draw:style-name="gr144" draw:text-style-name="P12" draw:layer="layout" svg:width="0.133cm" svg:height="0.179cm" draw:transform="rotate (0.500909495322373) translate (28.953cm 18.951cm)">
          <draw:text-box>
            <text:p text:style-name="P10"><text:span text:style-name="T56">t</text:span></text:p>
          </draw:text-box>
        </draw:frame>
        <draw:frame draw:style-name="gr144" draw:text-style-name="P12" draw:layer="layout" svg:width="0.133cm" svg:height="0.179cm" draw:transform="rotate (0.506669081853954) translate (28.992cm 18.93cm)">
          <draw:text-box>
            <text:p text:style-name="P10"><text:span text:style-name="T56">r</text:span></text:p>
          </draw:text-box>
        </draw:frame>
        <draw:frame draw:style-name="gr144" draw:text-style-name="P12" draw:layer="layout" svg:width="0.133cm" svg:height="0.179cm" draw:transform="rotate (0.508065345255549) translate (29.034cm 18.906cm)">
          <draw:text-box>
            <text:p text:style-name="P10"><text:span text:style-name="T56">o</text:span></text:p>
          </draw:text-box>
        </draw:frame>
        <draw:frame draw:style-name="gr144" draw:text-style-name="P12" draw:layer="layout" svg:width="0.133cm" svg:height="0.179cm" draw:transform="rotate (0.490088453960008) translate (29.105cm 18.867cm)">
          <draw:text-box>
            <text:p text:style-name="P10"><text:span text:style-name="T56"><text:s/></text:span></text:p>
          </draw:text-box>
        </draw:frame>
        <draw:frame draw:style-name="gr144" draw:text-style-name="P12" draw:layer="layout" svg:width="0.133cm" svg:height="0.179cm" draw:transform="rotate (0.440521103203369) translate (29.147cm 18.844cm)">
          <draw:text-box>
            <text:p text:style-name="P10"><text:span text:style-name="T48">P</text:span></text:p>
          </draw:text-box>
        </draw:frame>
        <draw:frame draw:style-name="gr143" draw:text-style-name="P12" draw:layer="layout" svg:width="0.134cm" svg:height="0.175cm" draw:transform="rotate (0.388161225643539) translate (29.227cm 18.807cm)">
          <draw:text-box>
            <text:p text:style-name="P10"><text:span text:style-name="T48">a</text:span></text:p>
          </draw:text-box>
        </draw:frame>
        <draw:frame draw:style-name="gr143" draw:text-style-name="P12" draw:layer="layout" svg:width="0.134cm" svg:height="0.175cm" draw:transform="rotate (0.352556508902855) translate (29.3cm 18.777cm)">
          <draw:text-box>
            <text:p text:style-name="P10"><text:span text:style-name="T48">r</text:span></text:p>
          </draw:text-box>
        </draw:frame>
        <draw:frame draw:style-name="gr143" draw:text-style-name="P12" draw:layer="layout" svg:width="0.134cm" svg:height="0.175cm" draw:transform="rotate (0.321489648217356) translate (29.351cm 18.758cm)">
          <draw:text-box>
            <text:p text:style-name="P10"><text:span text:style-name="T47">k</text:span></text:p>
          </draw:text-box>
        </draw:frame>
        <draw:frame draw:style-name="gr143" draw:text-style-name="P12" draw:layer="layout" svg:width="0.134cm" svg:height="0.175cm" draw:transform="rotate (0.28012534494509) translate (29.424cm 18.734cm)">
          <draw:text-box>
            <text:p text:style-name="P10"><text:span text:style-name="T47">w</text:span></text:p>
          </draw:text-box>
        </draw:frame>
        <draw:frame draw:style-name="gr143" draw:text-style-name="P12" draw:layer="layout" svg:width="0.134cm" svg:height="0.175cm" draw:transform="rotate (0.241204502625616) translate (29.533cm 18.703cm)">
          <draw:text-box>
            <text:p text:style-name="P10"><text:span text:style-name="T47">a</text:span></text:p>
          </draw:text-box>
        </draw:frame>
        <draw:frame draw:style-name="gr143" draw:text-style-name="P12" draw:layer="layout" svg:width="0.134cm" svg:height="0.175cm" draw:transform="rotate (0.211533905341713) translate (29.61cm 18.684cm)">
          <draw:text-box>
            <text:p text:style-name="P10"><text:span text:style-name="T47">y</text:span></text:p>
          </draw:text-box>
        </draw:frame>
        <draw:frame draw:style-name="gr174" draw:text-style-name="P12" draw:layer="layout" svg:width="0.48cm" svg:height="0.175cm" svg:x="25.999cm" svg:y="16.715cm">
          <draw:text-box>
            <text:p text:style-name="P10"><text:span text:style-name="T64">Dunham</text:span></text:p>
          </draw:text-box>
        </draw:frame>
        <draw:frame draw:style-name="gr154" draw:text-style-name="P13" draw:layer="layout" svg:width="0.116cm" svg:height="0.183cm" draw:transform="rotate (2.0006709215611) translate (26.725cm 16.848cm)">
          <draw:text-box>
            <text:p text:style-name="P10"><text:span text:style-name="T53">E</text:span></text:p>
          </draw:text-box>
        </draw:frame>
        <draw:frame draw:style-name="gr155" draw:text-style-name="P11" draw:layer="layout" svg:width="0.115cm" svg:height="0.183cm" draw:transform="rotate (1.73590447403356) translate (26.689cm 16.751cm)">
          <draw:text-box>
            <text:p text:style-name="P10"><text:span text:style-name="T51">l</text:span></text:p>
          </draw:text-box>
        </draw:frame>
        <draw:frame draw:style-name="gr155" draw:text-style-name="P11" draw:layer="layout" svg:width="0.115cm" svg:height="0.183cm" draw:transform="rotate (1.64706721510705) translate (26.684cm 16.712cm)">
          <draw:text-box>
            <text:p text:style-name="P10"><text:span text:style-name="T51">i</text:span></text:p>
          </draw:text-box>
        </draw:frame>
        <draw:frame draw:style-name="gr155" draw:text-style-name="P11" draw:layer="layout" svg:width="0.115cm" svg:height="0.183cm" draw:transform="rotate (1.58807508638964) translate (26.681cm 16.677cm)">
          <draw:text-box>
            <text:p text:style-name="P10"><text:span text:style-name="T51">z</text:span></text:p>
          </draw:text-box>
        </draw:frame>
        <draw:frame draw:style-name="gr155" draw:text-style-name="P11" draw:layer="layout" svg:width="0.115cm" svg:height="0.183cm" draw:transform="rotate (1.61669848612235) translate (26.681cm 16.626cm)">
          <draw:text-box>
            <text:p text:style-name="P10"><text:span text:style-name="T51">a</text:span></text:p>
          </draw:text-box>
        </draw:frame>
        <draw:frame draw:style-name="gr155" draw:text-style-name="P11" draw:layer="layout" svg:width="0.115cm" svg:height="0.183cm" draw:transform="rotate (1.59558000217322) translate (26.677cm 16.56cm)">
          <draw:text-box>
            <text:p text:style-name="P10"><text:span text:style-name="T51">b</text:span></text:p>
          </draw:text-box>
        </draw:frame>
        <draw:frame draw:style-name="gr155" draw:text-style-name="P11" draw:layer="layout" svg:width="0.115cm" svg:height="0.183cm" draw:transform="rotate (1.51389859317988) translate (26.676cm 16.481cm)">
          <draw:text-box>
            <text:p text:style-name="P10"><text:span text:style-name="T51">e</text:span></text:p>
          </draw:text-box>
        </draw:frame>
        <draw:frame draw:style-name="gr155" draw:text-style-name="P11" draw:layer="layout" svg:width="0.115cm" svg:height="0.183cm" draw:transform="rotate (1.40638631125703) translate (26.682cm 16.4cm)">
          <draw:text-box>
            <text:p text:style-name="P10"><text:span text:style-name="T51">t</text:span></text:p>
          </draw:text-box>
        </draw:frame>
        <draw:frame draw:style-name="gr155" draw:text-style-name="P11" draw:layer="layout" svg:width="0.115cm" svg:height="0.183cm" draw:transform="rotate (1.25873145653831) translate (26.692cm 16.34cm)">
          <draw:text-box>
            <text:p text:style-name="P10"><text:span text:style-name="T54">h</text:span></text:p>
          </draw:text-box>
        </draw:frame>
        <draw:frame draw:style-name="gr383" draw:text-style-name="P13" draw:layer="layout" svg:width="0.421cm" svg:height="0.179cm" draw:transform="rotate (-0.890816050217906) translate (19.919cm 14.894cm)">
          <draw:text-box>
            <text:p text:style-name="P10"><text:span text:style-name="T60">Shelby</text:span></text:p>
          </draw:text-box>
        </draw:frame>
        <draw:frame draw:style-name="gr189" draw:text-style-name="P12" draw:layer="layout" svg:width="0.523cm" svg:height="0.175cm" svg:x="23.29cm" svg:y="12.838cm">
          <draw:text-box>
            <text:p text:style-name="P10"><text:span text:style-name="T44">24 Mile <text:s/></text:span></text:p>
          </draw:text-box>
        </draw:frame>
        <draw:frame draw:style-name="gr188" draw:text-style-name="P12" draw:layer="layout" svg:width="0.557cm" svg:height="0.175cm" svg:x="24.878cm" svg:y="12.074cm">
          <draw:text-box>
            <text:p text:style-name="P10"><text:span text:style-name="T44">25 Mile <text:s text:c="2"/></text:span></text:p>
          </draw:text-box>
        </draw:frame>
        <draw:frame draw:style-name="gr189" draw:text-style-name="P12" draw:layer="layout" svg:width="0.523cm" svg:height="0.175cm" svg:x="19.897cm" svg:y="12.074cm">
          <draw:text-box>
            <text:p text:style-name="P10"><text:span text:style-name="T44">25 Mile <text:s/></text:span></text:p>
          </draw:text-box>
        </draw:frame>
        <draw:frame draw:style-name="gr189" draw:text-style-name="P12" draw:layer="layout" svg:width="0.523cm" svg:height="0.175cm" svg:x="30.854cm" svg:y="13.635cm">
          <draw:text-box>
            <text:p text:style-name="P10"><text:span text:style-name="T44">23 Mile <text:s/></text:span></text:p>
          </draw:text-box>
        </draw:frame>
        <draw:frame draw:style-name="gr189" draw:text-style-name="P12" draw:layer="layout" svg:width="0.523cm" svg:height="0.175cm" svg:x="25.228cm" svg:y="14.476cm">
          <draw:text-box>
            <text:p text:style-name="P10"><text:span text:style-name="T44">22 Mile <text:s/></text:span></text:p>
          </draw:text-box>
        </draw:frame>
        <draw:frame draw:style-name="gr189" draw:text-style-name="P12" draw:layer="layout" svg:width="0.523cm" svg:height="0.175cm" svg:x="27.93cm" svg:y="14.476cm">
          <draw:text-box>
            <text:p text:style-name="P10"><text:span text:style-name="T44">22 Mile <text:s/></text:span></text:p>
          </draw:text-box>
        </draw:frame>
        <draw:frame draw:style-name="gr189" draw:text-style-name="P12" draw:layer="layout" svg:width="0.523cm" svg:height="0.175cm" svg:x="24.917cm" svg:y="15.224cm">
          <draw:text-box>
            <text:p text:style-name="P10"><text:span text:style-name="T44">21 Mile <text:s/></text:span></text:p>
          </draw:text-box>
        </draw:frame>
        <draw:frame draw:style-name="gr384" draw:text-style-name="P11" draw:layer="layout" svg:width="0.692cm" svg:height="0.183cm" draw:transform="rotate (1.5707963267949) translate (21.978cm 11.415cm)">
          <draw:text-box>
            <text:p text:style-name="P10"><text:span text:style-name="T46">Schoenherr</text:span></text:p>
          </draw:text-box>
        </draw:frame>
        <draw:frame draw:style-name="gr385" draw:text-style-name="P11" draw:layer="layout" svg:width="0.794cm" svg:height="0.183cm" draw:transform="rotate (1.5707963267949) translate (21.998cm 15.307cm)">
          <draw:text-box>
            <text:p text:style-name="P10"><text:span text:style-name="T46">Schoenherr <text:s text:c="2"/></text:span></text:p>
          </draw:text-box>
        </draw:frame>
        <draw:frame draw:style-name="gr386" draw:text-style-name="P11" draw:layer="layout" svg:width="0.798cm" svg:height="0.183cm" draw:transform="rotate (1.5707963267949) translate (21.473cm 13.556cm)">
          <draw:text-box>
            <text:p text:style-name="P10"><text:span text:style-name="T46">Shelby Pkwy.</text:span></text:p>
          </draw:text-box>
        </draw:frame>
        <draw:frame draw:style-name="gr387" draw:text-style-name="P12" draw:layer="layout" svg:width="0.353cm" svg:height="0.175cm" svg:x="22.927cm" svg:y="16.281cm">
          <draw:text-box>
            <text:p text:style-name="P10"><text:span text:style-name="T44">Hall <text:s text:c="2"/></text:span></text:p>
          </draw:text-box>
        </draw:frame>
        <draw:frame draw:style-name="gr388" draw:text-style-name="P11" draw:layer="layout" svg:width="0.904cm" svg:height="0.183cm" draw:transform="rotate (1.5707963267949) translate (24.414cm 15.772cm)">
          <draw:text-box>
            <text:p text:style-name="P10"><text:span text:style-name="T46">Romeo <text:s/>Plank <text:s/></text:span></text:p>
          </draw:text-box>
        </draw:frame>
        <draw:frame draw:style-name="gr232" draw:text-style-name="P11" draw:layer="layout" svg:width="0.358cm" svg:height="0.183cm" draw:transform="rotate (1.5707963267949) translate (26.309cm 12.892cm)">
          <draw:text-box>
            <text:p text:style-name="P10"><text:span text:style-name="T46">Card <text:s/></text:span></text:p>
          </draw:text-box>
        </draw:frame>
        <draw:frame draw:style-name="gr208" draw:text-style-name="P11" draw:layer="layout" svg:width="0.637cm" svg:height="0.183cm" draw:transform="rotate (1.5707963267949) translate (27.012cm 15.092cm)">
          <draw:text-box>
            <text:p text:style-name="P10"><text:span text:style-name="T46">North Ave.</text:span></text:p>
          </draw:text-box>
        </draw:frame>
        <draw:frame draw:style-name="gr149" draw:text-style-name="P11" draw:layer="layout" svg:width="0.455cm" svg:height="0.183cm" draw:transform="rotate (1.5707963267949) translate (23.829cm 15.89cm)">
          <draw:text-box>
            <text:p text:style-name="P10"><text:span text:style-name="T45">Garfield</text:span></text:p>
          </draw:text-box>
        </draw:frame>
        <draw:frame draw:style-name="gr389" draw:text-style-name="P19" draw:layer="layout" svg:width="0.506cm" svg:height="0.196cm" draw:transform="rotate (1.5707963267949) translate (23.261cm 16.987cm)">
          <draw:text-box>
            <text:p text:style-name="P10"><text:span text:style-name="T101">Dalcoma</text:span></text:p>
          </draw:text-box>
        </draw:frame>
        <draw:frame draw:style-name="gr189" draw:text-style-name="P12" draw:layer="layout" svg:width="0.523cm" svg:height="0.175cm" svg:x="18.411cm" svg:y="11.387cm">
          <draw:text-box>
            <text:p text:style-name="P10"><text:span text:style-name="T44">26 Mile <text:s/></text:span></text:p>
          </draw:text-box>
        </draw:frame>
        <draw:frame draw:style-name="gr189" draw:text-style-name="P12" draw:layer="layout" svg:width="0.523cm" svg:height="0.175cm" svg:x="19.137cm" svg:y="12.86cm">
          <draw:text-box>
            <text:p text:style-name="P10"><text:span text:style-name="T44">24 Mile <text:s/></text:span></text:p>
          </draw:text-box>
        </draw:frame>
        <draw:frame draw:style-name="gr372" draw:text-style-name="P12" draw:layer="layout" svg:width="0.502cm" svg:height="0.175cm" svg:x="18.606cm" svg:y="13.652cm">
          <draw:text-box>
            <text:p text:style-name="P10"><text:span text:style-name="T49">23 Mile <text:s/></text:span></text:p>
          </draw:text-box>
        </draw:frame>
        <draw:frame draw:style-name="gr390" draw:text-style-name="P12" draw:layer="layout" svg:width="0.54cm" svg:height="0.175cm" svg:x="23.4cm" svg:y="13.834cm">
          <draw:text-box>
            <text:p text:style-name="P10"><text:span text:style-name="T49">23 Mile <text:s text:c="2"/></text:span></text:p>
          </draw:text-box>
        </draw:frame>
        <draw:frame draw:style-name="gr391" draw:text-style-name="P12" draw:layer="layout" svg:width="0.315cm" svg:height="0.175cm" svg:x="25.244cm" svg:y="16.126cm">
          <draw:text-box>
            <text:p text:style-name="P10"><text:span text:style-name="T44">Hall <text:s/></text:span></text:p>
          </draw:text-box>
        </draw:frame>
        <draw:frame draw:style-name="gr299" draw:text-style-name="P12" draw:layer="layout" svg:width="0.455cm" svg:height="0.175cm" svg:x="20.692cm" svg:y="14.482cm">
          <draw:text-box>
            <text:p text:style-name="P10"><text:span text:style-name="T44">22 Mile</text:span></text:p>
          </draw:text-box>
        </draw:frame>
        <draw:frame draw:style-name="gr189" draw:text-style-name="P12" draw:layer="layout" svg:width="0.523cm" svg:height="0.175cm" svg:x="20.751cm" svg:y="15.229cm">
          <draw:text-box>
            <text:p text:style-name="P10"><text:span text:style-name="T44">21 Mile <text:s/></text:span></text:p>
          </draw:text-box>
        </draw:frame>
        <draw:frame draw:style-name="gr281" draw:text-style-name="P11" draw:layer="layout" svg:width="0.497cm" svg:height="0.183cm" draw:transform="rotate (1.5707963267949) translate (19.741cm 14.52cm)">
          <draw:text-box>
            <text:p text:style-name="P10"><text:span text:style-name="T46">Mound <text:s/></text:span></text:p>
          </draw:text-box>
        </draw:frame>
        <draw:frame draw:style-name="gr330" draw:text-style-name="P11" draw:layer="layout" svg:width="0.574cm" svg:height="0.183cm" draw:transform="rotate (1.5707963267949) translate (20.581cm 11.732cm)">
          <draw:text-box>
            <text:p text:style-name="P10"><text:span text:style-name="T46">Van Dyke</text:span></text:p>
          </draw:text-box>
        </draw:frame>
        <draw:frame draw:style-name="gr143" draw:text-style-name="P12" draw:layer="layout" svg:width="0.134cm" svg:height="0.175cm" draw:transform="rotate (-0.272969495011913) translate (18.961cm 14.765cm)">
          <draw:text-box>
            <text:p text:style-name="P10"><text:span text:style-name="T47"><text:s/></text:span></text:p>
          </draw:text-box>
        </draw:frame>
        <draw:frame draw:style-name="gr143" draw:text-style-name="P12" draw:layer="layout" svg:width="0.134cm" svg:height="0.175cm" draw:transform="rotate (-0.338070276111302) translate (19.01cm 14.778cm)">
          <draw:text-box>
            <text:p text:style-name="P10"><text:span text:style-name="T48">H</text:span></text:p>
          </draw:text-box>
        </draw:frame>
        <draw:frame draw:style-name="gr144" draw:text-style-name="P12" draw:layer="layout" svg:width="0.133cm" svg:height="0.179cm" draw:transform="rotate (-0.423416876533824) translate (19.111cm 14.814cm)">
          <draw:text-box>
            <text:p text:style-name="P10"><text:span text:style-name="T48">a</text:span></text:p>
          </draw:text-box>
        </draw:frame>
        <draw:frame draw:style-name="gr144" draw:text-style-name="P12" draw:layer="layout" svg:width="0.133cm" svg:height="0.179cm" draw:transform="rotate (-0.533198086484268) translate (19.193cm 14.851cm)">
          <draw:text-box>
            <text:p text:style-name="P10"><text:span text:style-name="T56">m</text:span></text:p>
          </draw:text-box>
        </draw:frame>
        <draw:frame draw:style-name="gr158" draw:text-style-name="P12" draw:layer="layout" svg:width="0.132cm" svg:height="0.179cm" draw:transform="rotate (-0.630412925820353) translate (19.304cm 14.92cm)">
          <draw:text-box>
            <text:p text:style-name="P10"><text:span text:style-name="T57">l</text:span></text:p>
          </draw:text-box>
        </draw:frame>
        <draw:frame draw:style-name="gr158" draw:text-style-name="P13" draw:layer="layout" svg:width="0.132cm" svg:height="0.179cm" draw:transform="rotate (-0.674918821746208) translate (19.334cm 14.942cm)">
          <draw:text-box>
            <text:p text:style-name="P10"><text:span text:style-name="T58">i</text:span></text:p>
          </draw:text-box>
        </draw:frame>
        <draw:frame draw:style-name="gr159" draw:text-style-name="P13" draw:layer="layout" svg:width="0.131cm" svg:height="0.179cm" draw:transform="rotate (-0.75712382951514) translate (19.368cm 14.968cm)">
          <draw:text-box>
            <text:p text:style-name="P10"><text:span text:style-name="T59">n</text:span></text:p>
          </draw:text-box>
        </draw:frame>
        <draw:frame draw:style-name="gr272" draw:text-style-name="P13" draw:layer="layout" svg:width="0.13cm" svg:height="0.179cm" draw:transform="rotate (-0.851720674973233) translate (19.432cm 15.031cm)">
          <draw:text-box>
            <text:p text:style-name="P10"><text:span text:style-name="T59"><text:s/></text:span></text:p>
          </draw:text-box>
        </draw:frame>
        <draw:frame draw:style-name="gr222" draw:text-style-name="P13" draw:layer="layout" svg:width="0.13cm" svg:height="0.183cm" draw:transform="rotate (-0.919613982875812) translate (19.464cm 15.067cm)">
          <draw:text-box>
            <text:p text:style-name="P10"><text:span text:style-name="T50"><text:s/></text:span></text:p>
          </draw:text-box>
        </draw:frame>
        <draw:frame draw:style-name="gr189" draw:text-style-name="P12" draw:layer="layout" svg:width="0.523cm" svg:height="0.175cm" svg:x="22.988cm" svg:y="11.369cm">
          <draw:text-box>
            <text:p text:style-name="P10"><text:span text:style-name="T44">26 Mile <text:s/></text:span></text:p>
          </draw:text-box>
        </draw:frame>
        <draw:frame draw:style-name="gr392" draw:text-style-name="P11" draw:layer="layout" svg:width="0.908cm" svg:height="0.183cm" draw:transform="rotate (1.5707963267949) translate (20.382cm 7.698cm)">
          <draw:text-box>
            <text:p text:style-name="P10"><text:span text:style-name="T46">Camp Ground <text:s/></text:span></text:p>
          </draw:text-box>
        </draw:frame>
        <draw:frame draw:style-name="gr189" draw:text-style-name="P12" draw:layer="layout" svg:width="0.523cm" svg:height="0.175cm" svg:x="19.693cm" svg:y="6.372cm">
          <draw:text-box>
            <text:p text:style-name="P10"><text:span text:style-name="T44">32 Mile <text:s/></text:span></text:p>
          </draw:text-box>
        </draw:frame>
        <draw:frame draw:style-name="gr189" draw:text-style-name="P12" draw:layer="layout" svg:width="0.523cm" svg:height="0.175cm" svg:x="20.767cm" svg:y="7.237cm">
          <draw:text-box>
            <text:p text:style-name="P10"><text:span text:style-name="T44">31 Mile <text:s/></text:span></text:p>
          </draw:text-box>
        </draw:frame>
        <draw:frame draw:style-name="gr189" draw:text-style-name="P12" draw:layer="layout" svg:width="0.523cm" svg:height="0.175cm" svg:x="20.67cm" svg:y="8.106cm">
          <draw:text-box>
            <text:p text:style-name="P10"><text:span text:style-name="T44">30 Mile <text:s/></text:span></text:p>
          </draw:text-box>
        </draw:frame>
        <draw:frame draw:style-name="gr189" draw:text-style-name="P12" draw:layer="layout" svg:width="0.523cm" svg:height="0.175cm" svg:x="21.805cm" svg:y="8.849cm">
          <draw:text-box>
            <text:p text:style-name="P10"><text:span text:style-name="T44">29 Mile <text:s/></text:span></text:p>
          </draw:text-box>
        </draw:frame>
        <draw:frame draw:style-name="gr189" draw:text-style-name="P12" draw:layer="layout" svg:width="0.523cm" svg:height="0.175cm" svg:x="22.66cm" svg:y="9.607cm">
          <draw:text-box>
            <text:p text:style-name="P10"><text:span text:style-name="T44">28 Mile <text:s/></text:span></text:p>
          </draw:text-box>
        </draw:frame>
        <draw:frame draw:style-name="gr204" draw:text-style-name="P11" draw:layer="layout" svg:width="0.705cm" svg:height="0.183cm" draw:transform="rotate (1.5707963267949) translate (18.128cm 9.602cm)">
          <draw:text-box>
            <text:p text:style-name="P10"><text:span text:style-name="T46">Dequindre <text:s/></text:span></text:p>
          </draw:text-box>
        </draw:frame>
        <draw:frame draw:style-name="gr281" draw:text-style-name="P11" draw:layer="layout" svg:width="0.497cm" svg:height="0.183cm" draw:transform="rotate (1.5707963267949) translate (19.537cm 8.251cm)">
          <draw:text-box>
            <text:p text:style-name="P10"><text:span text:style-name="T46">Mound <text:s/></text:span></text:p>
          </draw:text-box>
        </draw:frame>
        <draw:frame draw:style-name="gr189" draw:text-style-name="P12" draw:layer="layout" svg:width="0.523cm" svg:height="0.175cm" svg:x="25.753cm" svg:y="6.321cm">
          <draw:text-box>
            <text:p text:style-name="P10"><text:span text:style-name="T44">32 Mile <text:s/></text:span></text:p>
          </draw:text-box>
        </draw:frame>
        <draw:frame draw:style-name="gr247" draw:text-style-name="P11" draw:layer="layout" svg:width="0.942cm" svg:height="0.183cm" draw:transform="rotate (1.5707963267949) translate (23.561cm 10.168cm)">
          <draw:text-box>
            <text:p text:style-name="P10"><text:span text:style-name="T46">Romeo <text:s text:c="2"/>Plank <text:s/></text:span></text:p>
          </draw:text-box>
        </draw:frame>
        <draw:frame draw:style-name="gr231" draw:text-style-name="P11" draw:layer="layout" svg:width="0.375cm" svg:height="0.183cm" draw:transform="rotate (1.5707963267949) translate (22.869cm 10.393cm)">
          <draw:text-box>
            <text:p text:style-name="P10"><text:span text:style-name="T46">Hayes</text:span></text:p>
          </draw:text-box>
        </draw:frame>
        <draw:frame draw:style-name="gr314" draw:text-style-name="P13" draw:layer="layout" svg:width="0.578cm" svg:height="0.183cm" draw:transform="rotate (1.07198122657492) translate (20.72cm 9.701cm)">
          <draw:text-box>
            <text:p text:style-name="P10"><text:span text:style-name="T69">Van Dyke</text:span></text:p>
          </draw:text-box>
        </draw:frame>
        <draw:frame draw:style-name="gr222" draw:text-style-name="P13" draw:layer="layout" svg:width="0.13cm" svg:height="0.183cm" draw:transform="rotate (0.935321946143761) translate (25.395cm 6.11cm)">
          <draw:text-box>
            <text:p text:style-name="P10"><text:span text:style-name="T50"><text:s/></text:span></text:p>
          </draw:text-box>
        </draw:frame>
        <draw:frame draw:style-name="gr222" draw:text-style-name="P13" draw:layer="layout" svg:width="0.13cm" svg:height="0.183cm" draw:transform="rotate (0.935147413218562) translate (25.418cm 6.078cm)">
          <draw:text-box>
            <text:p text:style-name="P10"><text:span text:style-name="T50"><text:s/></text:span></text:p>
          </draw:text-box>
        </draw:frame>
        <draw:frame draw:style-name="gr222" draw:text-style-name="P13" draw:layer="layout" svg:width="0.13cm" svg:height="0.183cm" draw:transform="rotate (0.935321946143761) translate (25.441cm 6.047cm)">
          <draw:text-box>
            <text:p text:style-name="P10"><text:span text:style-name="T50"><text:s text:c="2"/></text:span></text:p>
          </draw:text-box>
        </draw:frame>
        <draw:frame draw:style-name="gr222" draw:text-style-name="P13" draw:layer="layout" svg:width="0.13cm" svg:height="0.183cm" draw:transform="rotate (0.935147413218562) translate (25.488cm 5.983cm)">
          <draw:text-box>
            <text:p text:style-name="P10"><text:span text:style-name="T50"><text:s/></text:span></text:p>
          </draw:text-box>
        </draw:frame>
        <draw:frame draw:style-name="gr222" draw:text-style-name="P13" draw:layer="layout" svg:width="0.13cm" svg:height="0.183cm" draw:transform="rotate (0.935147413218562) translate (25.511cm 5.952cm)">
          <draw:text-box>
            <text:p text:style-name="P10"><text:span text:style-name="T50"><text:s/></text:span></text:p>
          </draw:text-box>
        </draw:frame>
        <draw:frame draw:style-name="gr222" draw:text-style-name="P13" draw:layer="layout" svg:width="0.13cm" svg:height="0.183cm" draw:transform="rotate (0.935147413218562) translate (25.535cm 5.92cm)">
          <draw:text-box>
            <text:p text:style-name="P10"><text:span text:style-name="T50"><text:s/></text:span></text:p>
          </draw:text-box>
        </draw:frame>
        <draw:frame draw:style-name="gr159" draw:text-style-name="P13" draw:layer="layout" svg:width="0.131cm" svg:height="0.179cm" draw:transform="rotate (0.72012284937286) translate (25.579cm 5.864cm)">
          <draw:text-box>
            <text:p text:style-name="P10"><text:span text:style-name="T59"><text:s/></text:span></text:p>
          </draw:text-box>
        </draw:frame>
        <draw:frame draw:style-name="gr159" draw:text-style-name="P13" draw:layer="layout" svg:width="0.131cm" svg:height="0.179cm" draw:transform="rotate (0.767421272101907) translate (25.605cm 5.842cm)">
          <draw:text-box>
            <text:p text:style-name="P10"><text:span text:style-name="T59">A</text:span></text:p>
          </draw:text-box>
        </draw:frame>
        <draw:frame draw:style-name="gr159" draw:text-style-name="P13" draw:layer="layout" svg:width="0.131cm" svg:height="0.179cm" draw:transform="rotate (0.807912910748175) translate (25.663cm 5.786cm)">
          <draw:text-box>
            <text:p text:style-name="P10"><text:span text:style-name="T59">r</text:span></text:p>
          </draw:text-box>
        </draw:frame>
        <draw:frame draw:style-name="gr159" draw:text-style-name="P13" draw:layer="layout" svg:width="0.131cm" svg:height="0.179cm" draw:transform="rotate (0.828856861772107) translate (25.691cm 5.758cm)">
          <draw:text-box>
            <text:p text:style-name="P10"><text:span text:style-name="T59">m</text:span></text:p>
          </draw:text-box>
        </draw:frame>
        <draw:frame draw:style-name="gr159" draw:text-style-name="P13" draw:layer="layout" svg:width="0.131cm" svg:height="0.179cm" draw:transform="rotate (0.81262529972856) translate (25.767cm 5.674cm)">
          <draw:text-box>
            <text:p text:style-name="P10"><text:span text:style-name="T59">a</text:span></text:p>
          </draw:text-box>
        </draw:frame>
        <draw:frame draw:style-name="gr159" draw:text-style-name="P13" draw:layer="layout" svg:width="0.131cm" svg:height="0.179cm" draw:transform="rotate (0.84351762748886) translate (25.812cm 5.628cm)">
          <draw:text-box>
            <text:p text:style-name="P10"><text:span text:style-name="T59">d</text:span></text:p>
          </draw:text-box>
        </draw:frame>
        <draw:frame draw:style-name="gr272" draw:text-style-name="P13" draw:layer="layout" svg:width="0.13cm" svg:height="0.179cm" draw:transform="rotate (0.871966494296367) translate (25.858cm 5.577cm)">
          <draw:text-box>
            <text:p text:style-name="P10"><text:span text:style-name="T60">a</text:span></text:p>
          </draw:text-box>
        </draw:frame>
        <draw:frame draw:style-name="gr272" draw:text-style-name="P13" draw:layer="layout" svg:width="0.13cm" svg:height="0.179cm" draw:transform="rotate (0.882438469808333) translate (25.899cm 5.527cm)">
          <draw:text-box>
            <text:p text:style-name="P10"><text:span text:style-name="T60"><text:s/></text:span></text:p>
          </draw:text-box>
        </draw:frame>
        <draw:frame draw:style-name="gr272" draw:text-style-name="P13" draw:layer="layout" svg:width="0.13cm" svg:height="0.179cm" draw:transform="rotate (0.891339648993504) translate (25.921cm 5.501cm)">
          <draw:text-box>
            <text:p text:style-name="P10"><text:span text:style-name="T60">R</text:span></text:p>
          </draw:text-box>
        </draw:frame>
        <draw:frame draw:style-name="gr222" draw:text-style-name="P13" draw:layer="layout" svg:width="0.13cm" svg:height="0.183cm" draw:transform="rotate (0.897971900151082) translate (25.969cm 5.441cm)">
          <draw:text-box>
            <text:p text:style-name="P10"><text:span text:style-name="T60">i</text:span></text:p>
          </draw:text-box>
        </draw:frame>
        <draw:frame draw:style-name="gr222" draw:text-style-name="P13" draw:layer="layout" svg:width="0.13cm" svg:height="0.183cm" draw:transform="rotate (0.904080552533063) translate (25.985cm 5.422cm)">
          <draw:text-box>
            <text:p text:style-name="P10"><text:span text:style-name="T60">d</text:span></text:p>
          </draw:text-box>
        </draw:frame>
        <draw:frame draw:style-name="gr222" draw:text-style-name="P13" draw:layer="layout" svg:width="0.13cm" svg:height="0.183cm" draw:transform="rotate (0.912981731718234) translate (26.029cm 5.366cm)">
          <draw:text-box>
            <text:p text:style-name="P10"><text:span text:style-name="T50">g</text:span></text:p>
          </draw:text-box>
        </draw:frame>
        <draw:frame draw:style-name="gr222" draw:text-style-name="P13" draw:layer="layout" svg:width="0.13cm" svg:height="0.183cm" draw:transform="rotate (0.922755575529402) translate (26.072cm 5.31cm)">
          <draw:text-box>
            <text:p text:style-name="P10"><text:span text:style-name="T50">e</text:span></text:p>
          </draw:text-box>
        </draw:frame>
        <draw:frame draw:style-name="gr222" draw:text-style-name="P13" draw:layer="layout" svg:width="0.13cm" svg:height="0.183cm" draw:transform="rotate (0.931482221789373) translate (26.113cm 5.255cm)">
          <draw:text-box>
            <text:p text:style-name="P10"><text:span text:style-name="T50"><text:s/></text:span></text:p>
          </draw:text-box>
        </draw:frame>
        <draw:frame draw:style-name="gr222" draw:text-style-name="P13" draw:layer="layout" svg:width="0.13cm" svg:height="0.183cm" draw:transform="rotate (0.938463538797351) translate (26.133cm 5.228cm)">
          <draw:text-box>
            <text:p text:style-name="P10"><text:span text:style-name="T50"><text:s/></text:span></text:p>
          </draw:text-box>
        </draw:frame>
        <draw:frame draw:style-name="gr250" draw:text-style-name="P12" draw:layer="layout" svg:width="0.667cm" svg:height="0.175cm" svg:x="19.123cm" svg:y="1.74cm">
          <draw:text-box>
            <text:p text:style-name="P10"><text:span text:style-name="T44">Bordman <text:s/></text:span></text:p>
          </draw:text-box>
        </draw:frame>
        <draw:frame draw:style-name="gr204" draw:text-style-name="P11" draw:layer="layout" svg:width="0.705cm" svg:height="0.183cm" draw:transform="rotate (1.5707963267949) translate (18.114cm 3.199cm)">
          <draw:text-box>
            <text:p text:style-name="P10"><text:span text:style-name="T46">Dequindre <text:s/></text:span></text:p>
          </draw:text-box>
        </draw:frame>
        <draw:frame draw:style-name="gr298" draw:text-style-name="P11" draw:layer="layout" svg:width="0.463cm" svg:height="0.183cm" draw:transform="rotate (1.5707963267949) translate (22.355cm 3.327cm)">
          <draw:text-box>
            <text:p text:style-name="P10"><text:span text:style-name="T46">Brown <text:s/></text:span></text:p>
          </draw:text-box>
        </draw:frame>
        <draw:frame draw:style-name="gr189" draw:text-style-name="P12" draw:layer="layout" svg:width="0.523cm" svg:height="0.175cm" svg:x="19.423cm" svg:y="2.481cm">
          <draw:text-box>
            <text:p text:style-name="P10"><text:span text:style-name="T44">37 Mile <text:s/></text:span></text:p>
          </draw:text-box>
        </draw:frame>
        <draw:frame draw:style-name="gr189" draw:text-style-name="P12" draw:layer="layout" svg:width="0.523cm" svg:height="0.175cm" svg:x="19.379cm" svg:y="3.257cm">
          <draw:text-box>
            <text:p text:style-name="P10"><text:span text:style-name="T44">36 Mile <text:s/></text:span></text:p>
          </draw:text-box>
        </draw:frame>
        <draw:frame draw:style-name="gr189" draw:text-style-name="P12" draw:layer="layout" svg:width="0.523cm" svg:height="0.175cm" svg:x="18.995cm" svg:y="4.84cm">
          <draw:text-box>
            <text:p text:style-name="P10"><text:span text:style-name="T44">34 Mile <text:s/></text:span></text:p>
          </draw:text-box>
        </draw:frame>
        <draw:frame draw:style-name="gr189" draw:text-style-name="P12" draw:layer="layout" svg:width="0.523cm" svg:height="0.175cm" svg:x="20.196cm" svg:y="5.534cm">
          <draw:text-box>
            <text:p text:style-name="P10"><text:span text:style-name="T44">33 Mile <text:s/></text:span></text:p>
          </draw:text-box>
        </draw:frame>
        <draw:frame draw:style-name="gr189" draw:text-style-name="P12" draw:layer="layout" svg:width="0.523cm" svg:height="0.175cm" svg:x="24.048cm" svg:y="5.782cm">
          <draw:text-box>
            <text:p text:style-name="P10"><text:span text:style-name="T44">33 Mile <text:s/></text:span></text:p>
          </draw:text-box>
        </draw:frame>
        <draw:frame draw:style-name="gr163" draw:text-style-name="P12" draw:layer="layout" svg:width="0.383cm" svg:height="0.175cm" svg:x="26.209cm" svg:y="2cm">
          <draw:text-box>
            <text:p text:style-name="P10"><text:span text:style-name="T44">Pratt <text:s/></text:span></text:p>
          </draw:text-box>
        </draw:frame>
        <draw:frame draw:style-name="gr306" draw:text-style-name="P12" draw:layer="layout" svg:width="0.396cm" svg:height="0.175cm" svg:x="26.067cm" svg:y="3.141cm">
          <draw:text-box>
            <text:p text:style-name="P10"><text:span text:style-name="T44">Irwin <text:s/></text:span></text:p>
          </draw:text-box>
        </draw:frame>
        <draw:frame draw:style-name="gr247" draw:text-style-name="P11" draw:layer="layout" svg:width="0.942cm" svg:height="0.183cm" draw:transform="rotate (1.5707963267949) translate (23.558cm 5.393cm)">
          <draw:text-box>
            <text:p text:style-name="P10"><text:span text:style-name="T46">Romeo <text:s text:c="2"/>Plank <text:s/></text:span></text:p>
          </draw:text-box>
        </draw:frame>
        <draw:frame draw:style-name="gr207" draw:text-style-name="P11" draw:layer="layout" svg:width="0.696cm" svg:height="0.183cm" draw:transform="rotate (1.5707963267949) translate (23.228cm 3.864cm)">
          <draw:text-box>
            <text:p text:style-name="P10"><text:span text:style-name="T46">McFadden <text:s/></text:span></text:p>
          </draw:text-box>
        </draw:frame>
        <draw:frame draw:style-name="gr149" draw:text-style-name="P11" draw:layer="layout" svg:width="0.455cm" svg:height="0.183cm" draw:transform="rotate (1.5707963267949) translate (24.411cm 2.958cm)">
          <draw:text-box>
            <text:p text:style-name="P10"><text:span text:style-name="T46">Capac <text:s/></text:span></text:p>
          </draw:text-box>
        </draw:frame>
        <draw:frame draw:style-name="gr208" draw:text-style-name="P11" draw:layer="layout" svg:width="0.637cm" svg:height="0.183cm" draw:transform="rotate (1.5707963267949) translate (26.961cm 5.743cm)">
          <draw:text-box>
            <text:p text:style-name="P10"><text:span text:style-name="T46">North Ave.</text:span></text:p>
          </draw:text-box>
        </draw:frame>
        <draw:frame draw:style-name="gr393" draw:text-style-name="P11" draw:layer="layout" svg:width="0.671cm" svg:height="0.183cm" draw:transform="rotate (1.5707963267949) translate (27.157cm 2.539cm)">
          <draw:text-box>
            <text:p text:style-name="P10"><text:span text:style-name="T46">North <text:s/>Ave.</text:span></text:p>
          </draw:text-box>
        </draw:frame>
        <draw:frame draw:style-name="gr250" draw:text-style-name="P12" draw:layer="layout" svg:width="0.667cm" svg:height="0.175cm" svg:x="23.434cm" svg:y="1.74cm">
          <draw:text-box>
            <text:p text:style-name="P10"><text:span text:style-name="T44">Bordman <text:s/></text:span></text:p>
          </draw:text-box>
        </draw:frame>
        <draw:frame draw:style-name="gr189" draw:text-style-name="P12" draw:layer="layout" svg:width="0.523cm" svg:height="0.175cm" svg:x="24.288cm" svg:y="4.859cm">
          <draw:text-box>
            <text:p text:style-name="P10"><text:span text:style-name="T44">34 Mile <text:s/></text:span></text:p>
          </draw:text-box>
        </draw:frame>
        <draw:frame draw:style-name="gr388" draw:text-style-name="P11" draw:layer="layout" svg:width="0.904cm" svg:height="0.183cm" draw:transform="rotate (1.5707963267949) translate (21.092cm 3.965cm)">
          <draw:text-box>
            <text:p text:style-name="P10"><text:span text:style-name="T46">Earl Memorial <text:s/></text:span></text:p>
          </draw:text-box>
        </draw:frame>
        <draw:frame draw:style-name="gr394" draw:text-style-name="P11" draw:layer="layout" svg:width="0.438cm" svg:height="0.183cm" draw:transform="rotate (1.5707963267949) translate (28.002cm 2.373cm)">
          <draw:text-box>
            <text:p text:style-name="P10"><text:span text:style-name="T46">Omo <text:s text:c="3"/></text:span></text:p>
          </draw:text-box>
        </draw:frame>
        <draw:frame draw:style-name="gr250" draw:text-style-name="P12" draw:layer="layout" svg:width="0.667cm" svg:height="0.175cm" svg:x="29.575cm" svg:y="1.74cm">
          <draw:text-box>
            <text:p text:style-name="P10"><text:span text:style-name="T44">Bordman <text:s/></text:span></text:p>
          </draw:text-box>
        </draw:frame>
        <draw:frame draw:style-name="gr302" draw:text-style-name="P12" draw:layer="layout" svg:width="0.489cm" svg:height="0.175cm" svg:x="32.505cm" svg:y="2.703cm">
          <draw:text-box>
            <text:p text:style-name="P10"><text:span text:style-name="T44">Weber <text:s/></text:span></text:p>
          </draw:text-box>
        </draw:frame>
        <draw:frame draw:style-name="gr395" draw:text-style-name="P12" draw:layer="layout" svg:width="1.031cm" svg:height="0.175cm" svg:x="30.87cm" svg:y="3.495cm">
          <draw:text-box>
            <text:p text:style-name="P10"><text:span text:style-name="T44">School <text:s/>Section <text:s/></text:span></text:p>
          </draw:text-box>
        </draw:frame>
        <draw:frame draw:style-name="gr396" draw:text-style-name="P12" draw:layer="layout" svg:width="0.993cm" svg:height="0.175cm" svg:x="28.852cm" svg:y="3.884cm">
          <draw:text-box>
            <text:p text:style-name="P10"><text:span text:style-name="T44">School Section <text:s/></text:span></text:p>
          </draw:text-box>
        </draw:frame>
        <draw:frame draw:style-name="gr189" draw:text-style-name="P12" draw:layer="layout" svg:width="0.523cm" svg:height="0.175cm" svg:x="30.799cm" svg:y="4.914cm">
          <draw:text-box>
            <text:p text:style-name="P10"><text:span text:style-name="T44">34 Mile <text:s/></text:span></text:p>
          </draw:text-box>
        </draw:frame>
        <draw:frame draw:style-name="gr189" draw:text-style-name="P12" draw:layer="layout" svg:width="0.523cm" svg:height="0.175cm" svg:x="31.009cm" svg:y="5.574cm">
          <draw:text-box>
            <text:p text:style-name="P10"><text:span text:style-name="T44">33 Mile <text:s/></text:span></text:p>
          </draw:text-box>
        </draw:frame>
        <draw:frame draw:style-name="gr256" draw:text-style-name="P12" draw:layer="layout" svg:width="0.658cm" svg:height="0.175cm" svg:x="32.647cm" svg:y="4.743cm">
          <draw:text-box>
            <text:p text:style-name="P10"><text:span text:style-name="T44">Big Hand <text:s/></text:span></text:p>
          </draw:text-box>
        </draw:frame>
        <draw:frame draw:style-name="gr397" draw:text-style-name="P11" draw:layer="layout" svg:width="0.734cm" svg:height="0.183cm" draw:transform="rotate (1.5707963267949) translate (29.065cm 3.157cm)">
          <draw:text-box>
            <text:p text:style-name="P10"><text:span text:style-name="T46">Cryderman <text:s/></text:span></text:p>
          </draw:text-box>
        </draw:frame>
        <draw:frame draw:style-name="gr398" draw:text-style-name="P11" draw:layer="layout" svg:width="0.413cm" svg:height="0.183cm" draw:transform="rotate (1.5707963267949) translate (31.073cm 3.081cm)">
          <draw:text-box>
            <text:p text:style-name="P10"><text:span text:style-name="T46">Wahl <text:s text:c="2"/></text:span></text:p>
          </draw:text-box>
        </draw:frame>
        <draw:frame draw:style-name="gr291" draw:text-style-name="P11" draw:layer="layout" svg:width="0.612cm" svg:height="0.183cm" draw:transform="rotate (1.5707963267949) translate (33.291cm 2.653cm)">
          <draw:text-box>
            <text:p text:style-name="P10"><text:span text:style-name="T46">Stoddard <text:s/></text:span></text:p>
          </draw:text-box>
        </draw:frame>
        <draw:frame draw:style-name="gr399" draw:text-style-name="P13" draw:layer="layout" svg:width="0.95cm" svg:height="0.179cm" draw:transform="rotate (-0.747175452778772) translate (29.576cm 4.934cm)">
          <draw:text-box>
            <text:p text:style-name="P10"><text:span text:style-name="T59">Armada Ridge <text:s/></text:span></text:p>
          </draw:text-box>
        </draw:frame>
        <draw:frame draw:style-name="gr203" draw:text-style-name="P11" draw:layer="layout" svg:width="0.523cm" svg:height="0.183cm" draw:transform="rotate (1.5707963267949) translate (32.974cm 3.641cm)">
          <draw:text-box>
            <text:p text:style-name="P10"><text:span text:style-name="T46">Andrews</text:span></text:p>
          </draw:text-box>
        </draw:frame>
        <draw:frame draw:style-name="gr189" draw:text-style-name="P12" draw:layer="layout" svg:width="0.523cm" svg:height="0.175cm" svg:x="30.111cm" svg:y="6.33cm">
          <draw:text-box>
            <text:p text:style-name="P10"><text:span text:style-name="T44">32 Mile <text:s/></text:span></text:p>
          </draw:text-box>
        </draw:frame>
        <draw:frame draw:style-name="gr189" draw:text-style-name="P12" draw:layer="layout" svg:width="0.523cm" svg:height="0.175cm" svg:x="32.768cm" svg:y="8.738cm">
          <draw:text-box>
            <text:p text:style-name="P10"><text:span text:style-name="T44">29 Mile <text:s/></text:span></text:p>
          </draw:text-box>
        </draw:frame>
        <draw:frame draw:style-name="gr189" draw:text-style-name="P12" draw:layer="layout" svg:width="0.523cm" svg:height="0.175cm" svg:x="30.878cm" svg:y="7.169cm">
          <draw:text-box>
            <text:p text:style-name="P10"><text:span text:style-name="T44">31 Mile <text:s/></text:span></text:p>
          </draw:text-box>
        </draw:frame>
        <draw:frame draw:style-name="gr189" draw:text-style-name="P12" draw:layer="layout" svg:width="0.523cm" svg:height="0.175cm" svg:x="30.979cm" svg:y="8.036cm">
          <draw:text-box>
            <text:p text:style-name="P10"><text:span text:style-name="T44">30 Mile <text:s/></text:span></text:p>
          </draw:text-box>
        </draw:frame>
        <draw:frame draw:style-name="gr189" draw:text-style-name="P12" draw:layer="layout" svg:width="0.523cm" svg:height="0.175cm" svg:x="32.354cm" svg:y="9.596cm">
          <draw:text-box>
            <text:p text:style-name="P10"><text:span text:style-name="T44">28 Mile <text:s/></text:span></text:p>
          </draw:text-box>
        </draw:frame>
        <draw:frame draw:style-name="gr188" draw:text-style-name="P12" draw:layer="layout" svg:width="0.557cm" svg:height="0.175cm" svg:x="33.194cm" svg:y="10.469cm">
          <draw:text-box>
            <text:p text:style-name="P10"><text:span text:style-name="T44">27 Mile <text:s text:c="2"/></text:span></text:p>
          </draw:text-box>
        </draw:frame>
        <draw:frame draw:style-name="gr195" draw:text-style-name="P11" draw:layer="layout" svg:width="0.756cm" svg:height="0.183cm" draw:transform="rotate (1.5707963267949) translate (30.312cm 9.722cm)">
          <draw:text-box>
            <text:p text:style-name="P10"><text:span text:style-name="T46">Haven Ridge</text:span></text:p>
          </draw:text-box>
        </draw:frame>
        <draw:frame draw:style-name="gr212" draw:text-style-name="P11" draw:layer="layout" svg:width="0.684cm" svg:height="0.183cm" draw:transform="rotate (1.5707963267949) translate (31.748cm 8.114cm)">
          <draw:text-box>
            <text:p text:style-name="P10"><text:span text:style-name="T46">Lowe Plank</text:span></text:p>
          </draw:text-box>
        </draw:frame>
        <draw:frame draw:style-name="gr189" draw:text-style-name="P12" draw:layer="layout" svg:width="0.523cm" svg:height="0.175cm" svg:x="27.887cm" svg:y="11.357cm">
          <draw:text-box>
            <text:p text:style-name="P10"><text:span text:style-name="T44">26 Mile <text:s/></text:span></text:p>
          </draw:text-box>
        </draw:frame>
        <draw:frame draw:style-name="gr189" draw:text-style-name="P12" draw:layer="layout" svg:width="0.523cm" svg:height="0.175cm" svg:x="32.722cm" svg:y="11.561cm">
          <draw:text-box>
            <text:p text:style-name="P10"><text:span text:style-name="T44">26 Mile <text:s/></text:span></text:p>
          </draw:text-box>
        </draw:frame>
        <draw:frame draw:style-name="gr242" draw:text-style-name="P11" draw:layer="layout" svg:width="0.751cm" svg:height="0.183cm" draw:transform="rotate (1.5707963267949) translate (33.534cm 12.018cm)">
          <draw:text-box>
            <text:p text:style-name="P10"><text:span text:style-name="T46">County <text:s/>Line</text:span></text:p>
          </draw:text-box>
        </draw:frame>
        <draw:frame draw:style-name="gr211" draw:text-style-name="P11" draw:layer="layout" svg:width="0.785cm" svg:height="0.183cm" draw:transform="rotate (1.5707963267949) translate (33.323cm 8.678cm)">
          <draw:text-box>
            <text:p text:style-name="P10"><text:span text:style-name="T46">County <text:s text:c="2"/>Line</text:span></text:p>
          </draw:text-box>
        </draw:frame>
        <draw:frame draw:style-name="gr188" draw:text-style-name="P12" draw:layer="layout" svg:width="0.557cm" svg:height="0.175cm" svg:x="33.04cm" svg:y="12.221cm">
          <draw:text-box>
            <text:p text:style-name="P10"><text:span text:style-name="T44">25 Mile <text:s text:c="2"/></text:span></text:p>
          </draw:text-box>
        </draw:frame>
        <draw:frame draw:style-name="gr188" draw:text-style-name="P12" draw:layer="layout" svg:width="0.557cm" svg:height="0.175cm" svg:x="29.123cm" svg:y="12.074cm">
          <draw:text-box>
            <text:p text:style-name="P10"><text:span text:style-name="T44">25 Mile <text:s text:c="2"/></text:span></text:p>
          </draw:text-box>
        </draw:frame>
        <draw:frame draw:style-name="gr196" draw:text-style-name="P13" draw:layer="layout" svg:width="0.565cm" svg:height="0.179cm" draw:transform="rotate (0.718901118896464) translate (31.581cm 14.464cm)">
          <draw:text-box>
            <text:p text:style-name="P10"><text:span text:style-name="T59">Jefferson</text:span></text:p>
          </draw:text-box>
        </draw:frame>
        <draw:frame draw:style-name="gr400" draw:text-style-name="P12" draw:layer="layout" svg:width="1.386cm" svg:height="0.175cm" svg:x="27.98cm" svg:y="16.326cm">
          <draw:text-box>
            <text:p text:style-name="P10"><text:span text:style-name="T44">William P. Rosso Hwy.</text:span></text:p>
          </draw:text-box>
        </draw:frame>
        <draw:frame draw:style-name="gr170" draw:text-style-name="P13" draw:layer="layout" svg:width="0.696cm" svg:height="0.179cm" draw:transform="rotate (-0.851546142048034) translate (32.779cm 12.817cm)">
          <draw:text-box>
            <text:p text:style-name="P10"><text:span text:style-name="T77">Washington</text:span></text:p>
          </draw:text-box>
        </draw:frame>
        <draw:frame draw:style-name="gr401" draw:text-style-name="P13" draw:layer="layout" svg:width="0.307cm" svg:height="0.179cm" draw:transform="rotate (0.684867198482575) translate (33.002cm 13.838cm)">
          <draw:text-box>
            <text:p text:style-name="P10"><text:span text:style-name="T59">Main</text:span></text:p>
          </draw:text-box>
        </draw:frame>
        <draw:frame draw:style-name="gr189" draw:text-style-name="P12" draw:layer="layout" svg:width="0.523cm" svg:height="0.175cm" svg:x="28.553cm" svg:y="12.859cm">
          <draw:text-box>
            <text:p text:style-name="P10"><text:span text:style-name="T44">24 Mile <text:s/></text:span></text:p>
          </draw:text-box>
        </draw:frame>
        <draw:frame draw:style-name="gr381" draw:text-style-name="P13" draw:layer="layout" svg:width="0.421cm" svg:height="0.183cm" draw:transform="rotate (1.15453530019425) translate (28.303cm 15.276cm)">
          <draw:text-box>
            <text:p text:style-name="P10"><text:span text:style-name="T73">Gratiot</text:span></text:p>
          </draw:text-box>
        </draw:frame>
        <draw:frame draw:style-name="gr402" draw:text-style-name="P13" draw:layer="layout" svg:width="0.773cm" svg:height="0.183cm" draw:transform="rotate (0.909316540289046) translate (28.764cm 15.737cm)">
          <draw:text-box>
            <text:p text:style-name="P10"><text:span text:style-name="T50"><text:s/></text:span><text:span text:style-name="T50">Sugar <text:s/>Bush</text:span></text:p>
          </draw:text-box>
        </draw:frame>
        <draw:frame draw:style-name="gr403" draw:text-style-name="P11" draw:layer="layout" svg:width="0.05cm" svg:height="0.183cm" draw:transform="rotate (1.62804312626031) translate (27.6cm 14.972cm)">
          <draw:text-box>
            <text:p text:style-name="P10"><text:span text:style-name="T102"><text:s/></text:span></text:p>
          </draw:text-box>
        </draw:frame>
        <draw:frame draw:style-name="gr169" draw:text-style-name="P11" draw:layer="layout" svg:width="0.127cm" svg:height="0.183cm" draw:transform="rotate (1.59645266679921) translate (27.598cm 14.952cm)">
          <draw:text-box>
            <text:p text:style-name="P10"><text:span text:style-name="T46">F</text:span></text:p>
          </draw:text-box>
        </draw:frame>
        <draw:frame draw:style-name="gr169" draw:text-style-name="P11" draw:layer="layout" svg:width="0.127cm" svg:height="0.183cm" draw:transform="rotate (1.54287105876299) translate (27.596cm 14.875cm)">
          <draw:text-box>
            <text:p text:style-name="P10"><text:span text:style-name="T46">a</text:span></text:p>
          </draw:text-box>
        </draw:frame>
        <draw:frame draw:style-name="gr169" draw:text-style-name="P11" draw:layer="layout" svg:width="0.127cm" svg:height="0.183cm" draw:transform="rotate (1.50220488719152) translate (27.599cm 14.8cm)">
          <draw:text-box>
            <text:p text:style-name="P10"><text:span text:style-name="T46">i</text:span></text:p>
          </draw:text-box>
        </draw:frame>
        <draw:frame draw:style-name="gr169" draw:text-style-name="P11" draw:layer="layout" svg:width="0.127cm" svg:height="0.183cm" draw:transform="rotate (1.46956723017923) translate (27.601cm 14.765cm)">
          <draw:text-box>
            <text:p text:style-name="P10"><text:span text:style-name="T46">r</text:span></text:p>
          </draw:text-box>
        </draw:frame>
        <draw:frame draw:style-name="gr168" draw:text-style-name="P11" draw:layer="layout" svg:width="0.128cm" svg:height="0.183cm" draw:transform="rotate (1.41755641846979) translate (27.606cm 14.712cm)">
          <draw:text-box>
            <text:p text:style-name="P10"><text:span text:style-name="T46">c</text:span></text:p>
          </draw:text-box>
        </draw:frame>
        <draw:frame draw:style-name="gr168" draw:text-style-name="P11" draw:layer="layout" svg:width="0.128cm" svg:height="0.183cm" draw:transform="rotate (1.34669605083882) translate (27.619cm 14.634cm)">
          <draw:text-box>
            <text:p text:style-name="P10"><text:span text:style-name="T46">h</text:span></text:p>
          </draw:text-box>
        </draw:frame>
        <draw:frame draw:style-name="gr168" draw:text-style-name="P11" draw:layer="layout" svg:width="0.128cm" svg:height="0.183cm" draw:transform="rotate (1.28944925137341) translate (27.638cm 14.553cm)">
          <draw:text-box>
            <text:p text:style-name="P10"><text:span text:style-name="T46">i</text:span></text:p>
          </draw:text-box>
        </draw:frame>
        <draw:frame draw:style-name="gr168" draw:text-style-name="P11" draw:layer="layout" svg:width="0.128cm" svg:height="0.183cm" draw:transform="rotate (1.25489173218392) translate (27.648cm 14.519cm)">
          <draw:text-box>
            <text:p text:style-name="P10"><text:span text:style-name="T74">l</text:span></text:p>
          </draw:text-box>
        </draw:frame>
        <draw:frame draw:style-name="gr168" draw:text-style-name="P13" draw:layer="layout" svg:width="0.128cm" svg:height="0.183cm" draw:transform="rotate (1.19153628033653) translate (27.659cm 14.482cm)">
          <draw:text-box>
            <text:p text:style-name="P10"><text:span text:style-name="T73">d</text:span></text:p>
          </draw:text-box>
        </draw:frame>
        <draw:frame draw:style-name="gr223" draw:text-style-name="P13" draw:layer="layout" svg:width="0.129cm" svg:height="0.183cm" draw:transform="rotate (1.11648712250077) translate (27.693cm 14.401cm)">
          <draw:text-box>
            <text:p text:style-name="P10"><text:span text:style-name="T69"><text:s/></text:span></text:p>
          </draw:text-box>
        </draw:frame>
        <draw:frame draw:style-name="gr223" draw:text-style-name="P13" draw:layer="layout" svg:width="0.129cm" svg:height="0.183cm" draw:transform="rotate (1.06325458031495) translate (27.713cm 14.36cm)">
          <draw:text-box>
            <text:p text:style-name="P10"><text:span text:style-name="T69"><text:s/></text:span></text:p>
          </draw:text-box>
        </draw:frame>
        <draw:frame draw:style-name="gr366" draw:text-style-name="P12" draw:layer="layout" svg:width="0.43cm" svg:height="0.175cm" svg:x="18.19cm" svg:y="25.792cm">
          <draw:text-box>
            <text:p text:style-name="P10"><text:span text:style-name="T49">8 Mile <text:s/></text:span></text:p>
          </draw:text-box>
        </draw:frame>
        <draw:frame draw:style-name="gr328" draw:text-style-name="P11" draw:layer="layout" svg:width="0.383cm" svg:height="0.183cm" draw:transform="rotate (1.5707963267949) translate (5.377cm 40.594cm)">
          <draw:text-box>
            <text:p text:style-name="P10"><text:span text:style-name="T46">Vining</text:span></text:p>
          </draw:text-box>
        </draw:frame>
        <draw:frame draw:style-name="gr270" draw:text-style-name="P12" draw:layer="layout" svg:width="0.679cm" svg:height="0.175cm" svg:x="6.161cm" svg:y="32.401cm">
          <draw:text-box>
            <text:p text:style-name="P10"><text:span text:style-name="T44">Marquette</text:span></text:p>
          </draw:text-box>
        </draw:frame>
        <draw:frame draw:style-name="gr404" draw:text-style-name="P11" draw:layer="layout" svg:width="0.709cm" svg:height="0.183cm" draw:transform="rotate (1.5707963267949) translate (9.595cm 41.234cm)">
          <draw:text-box>
            <text:p text:style-name="P10"><text:span text:style-name="T46">Telegraph <text:s text:c="2"/></text:span></text:p>
          </draw:text-box>
        </draw:frame>
        <draw:frame draw:style-name="gr203" draw:text-style-name="P11" draw:layer="layout" svg:width="0.523cm" svg:height="0.183cm" draw:transform="rotate (1.5707963267949) translate (7.951cm 41.857cm)">
          <draw:text-box>
            <text:p text:style-name="P10"><text:span text:style-name="T46">Inkster <text:s text:c="2"/></text:span></text:p>
          </draw:text-box>
        </draw:frame>
        <draw:frame draw:style-name="gr405" draw:text-style-name="P11" draw:layer="layout" svg:width="0.747cm" svg:height="0.183cm" draw:transform="rotate (1.5707963267949) translate (7.114cm 42.037cm)">
          <draw:text-box>
            <text:p text:style-name="P10"><text:span text:style-name="T46">MIddlebelt <text:s text:c="2"/></text:span></text:p>
          </draw:text-box>
        </draw:frame>
        <draw:frame draw:style-name="gr207" draw:text-style-name="P11" draw:layer="layout" svg:width="0.696cm" svg:height="0.183cm" draw:transform="rotate (1.5707963267949) translate (6.297cm 41.208cm)">
          <draw:text-box>
            <text:p text:style-name="P10"><text:span text:style-name="T46">Merriman <text:s text:c="2"/></text:span></text:p>
          </draw:text-box>
        </draw:frame>
        <draw:frame draw:style-name="gr106" draw:text-style-name="P12" draw:layer="layout" svg:width="0.12cm" svg:height="0.175cm" draw:transform="rotate (0.370009801422798) translate (14.204cm 20.53cm)">
          <draw:text-box>
            <text:p text:style-name="P10"><text:span text:style-name="T94">M</text:span></text:p>
          </draw:text-box>
        </draw:frame>
        <draw:frame draw:style-name="gr379" draw:text-style-name="P12" draw:layer="layout" svg:width="0.121cm" svg:height="0.175cm" draw:transform="rotate (0.126536370769589) translate (14.33cm 20.493cm)">
          <draw:text-box>
            <text:p text:style-name="P10"><text:span text:style-name="T64">e</text:span></text:p>
          </draw:text-box>
        </draw:frame>
        <draw:frame draw:style-name="gr379" draw:text-style-name="P12" draw:layer="layout" svg:width="0.121cm" svg:height="0.175cm" draw:transform="rotate (0.115017197706426) translate (14.402cm 20.487cm)">
          <draw:text-box>
            <text:p text:style-name="P10"><text:span text:style-name="T64">i</text:span></text:p>
          </draw:text-box>
        </draw:frame>
        <draw:frame draw:style-name="gr379" draw:text-style-name="P12" draw:layer="layout" svg:width="0.121cm" svg:height="0.175cm" draw:transform="rotate (0.130027029273578) translate (14.428cm 20.481cm)">
          <draw:text-box>
            <text:p text:style-name="P10"><text:span text:style-name="T64">j</text:span></text:p>
          </draw:text-box>
        </draw:frame>
        <draw:frame draw:style-name="gr379" draw:text-style-name="P12" draw:layer="layout" svg:width="0.121cm" svg:height="0.175cm" draw:transform="rotate (0.0642281164733913) translate (14.464cm 20.474cm)">
          <draw:text-box>
            <text:p text:style-name="P10"><text:span text:style-name="T64">e</text:span></text:p>
          </draw:text-box>
        </draw:frame>
        <draw:frame draw:style-name="gr379" draw:text-style-name="P12" draw:layer="layout" svg:width="0.121cm" svg:height="0.175cm" draw:transform="rotate (-0.00174532925199447) translate (14.542cm 20.471cm)">
          <draw:text-box>
            <text:p text:style-name="P10"><text:span text:style-name="T64">r</text:span></text:p>
          </draw:text-box>
        </draw:frame>
        <draw:frame draw:style-name="gr379" draw:text-style-name="P12" draw:layer="layout" svg:width="0.121cm" svg:height="0.175cm" draw:transform="rotate (-0.00174532925199447) translate (14.587cm 20.471cm)">
          <draw:text-box>
            <text:p text:style-name="P10"><text:span text:style-name="T64"><text:s/></text:span></text:p>
          </draw:text-box>
        </draw:frame>
        <draw:frame draw:style-name="gr379" draw:text-style-name="P12" draw:layer="layout" svg:width="0.121cm" svg:height="0.175cm" draw:transform="rotate (-0.00174532925199447) translate (14.623cm 20.471cm)">
          <draw:text-box>
            <text:p text:style-name="P10"><text:span text:style-name="T64">D</text:span></text:p>
          </draw:text-box>
        </draw:frame>
        <draw:frame draw:style-name="gr379" draw:text-style-name="P12" draw:layer="layout" svg:width="0.121cm" svg:height="0.175cm" draw:transform="rotate (-0.00174532925199447) translate (14.707cm 20.471cm)">
          <draw:text-box>
            <text:p text:style-name="P10"><text:span text:style-name="T64">r</text:span></text:p>
          </draw:text-box>
        </draw:frame>
        <draw:frame draw:style-name="gr379" draw:text-style-name="P12" draw:layer="layout" svg:width="0.121cm" svg:height="0.175cm" draw:transform="rotate (-0.00174532925199447) translate (14.751cm 20.472cm)">
          <draw:text-box>
            <text:p text:style-name="P10"><text:span text:style-name="T64">.</text:span></text:p>
          </draw:text-box>
        </draw:frame>
        <draw:frame draw:style-name="gr265" draw:text-style-name="P13" draw:layer="layout" svg:width="0.125cm" svg:height="0.179cm" draw:transform="rotate (0.750840644207961) translate (5.909cm 35.835cm)">
          <draw:text-box>
            <text:p text:style-name="P10"><text:span text:style-name="T99">H</text:span></text:p>
          </draw:text-box>
        </draw:frame>
        <draw:frame draw:style-name="gr265" draw:text-style-name="P13" draw:layer="layout" svg:width="0.125cm" svg:height="0.179cm" draw:transform="rotate (0.75101517713316) translate (5.974cm 35.775cm)">
          <draw:text-box>
            <text:p text:style-name="P10"><text:span text:style-name="T99">e</text:span></text:p>
          </draw:text-box>
        </draw:frame>
        <draw:frame draw:style-name="gr265" draw:text-style-name="P13" draw:layer="layout" svg:width="0.125cm" svg:height="0.179cm" draw:transform="rotate (0.75101517713316) translate (6.026cm 35.726cm)">
          <draw:text-box>
            <text:p text:style-name="P10"><text:span text:style-name="T99">n</text:span></text:p>
          </draw:text-box>
        </draw:frame>
        <draw:frame draw:style-name="gr265" draw:text-style-name="P13" draw:layer="layout" svg:width="0.125cm" svg:height="0.179cm" draw:transform="rotate (0.743161195499186) translate (6.08cm 35.676cm)">
          <draw:text-box>
            <text:p text:style-name="P10"><text:span text:style-name="T99">r</text:span></text:p>
          </draw:text-box>
        </draw:frame>
        <draw:frame draw:style-name="gr265" draw:text-style-name="P13" draw:layer="layout" svg:width="0.125cm" svg:height="0.179cm" draw:transform="rotate (0.743161195499186) translate (6.114cm 35.645cm)">
          <draw:text-box>
            <text:p text:style-name="P10"><text:span text:style-name="T99">y</text:span></text:p>
          </draw:text-box>
        </draw:frame>
        <draw:frame draw:style-name="gr265" draw:text-style-name="P13" draw:layer="layout" svg:width="0.125cm" svg:height="0.179cm" draw:transform="rotate (0.743161195499186) translate (6.162cm 35.601cm)">
          <draw:text-box>
            <text:p text:style-name="P10"><text:span text:style-name="T99"><text:s/></text:span></text:p>
          </draw:text-box>
        </draw:frame>
        <draw:frame draw:style-name="gr406" draw:text-style-name="P13" draw:layer="layout" svg:width="0.167cm" svg:height="0.179cm" draw:transform="rotate (0.743161195499186) translate (6.19cm 35.575cm)">
          <draw:text-box>
            <text:p text:style-name="P10"><text:span text:style-name="T99">Ru</text:span></text:p>
          </draw:text-box>
        </draw:frame>
        <draw:frame draw:style-name="gr265" draw:text-style-name="P13" draw:layer="layout" svg:width="0.125cm" svg:height="0.179cm" draw:transform="rotate (0.72640603468004) translate (6.303cm 35.471cm)">
          <draw:text-box>
            <text:p text:style-name="P10"><text:span text:style-name="T99">ff</text:span></text:p>
          </draw:text-box>
        </draw:frame>
        <draw:frame draw:style-name="gr265" draw:text-style-name="P13" draw:layer="layout" svg:width="0.125cm" svg:height="0.179cm" draw:transform="rotate (0.716283125018473) translate (6.364cm 35.417cm)">
          <draw:text-box>
            <text:p text:style-name="P10"><text:span text:style-name="T73"><text:s/></text:span></text:p>
          </draw:text-box>
        </draw:frame>
        <draw:frame draw:style-name="gr169" draw:text-style-name="P11" draw:layer="layout" svg:width="0.127cm" svg:height="0.183cm" draw:transform="rotate (1.52070537726266) translate (7.141cm 19.804cm)">
          <draw:text-box>
            <text:p text:style-name="P10"><text:span text:style-name="T46">M</text:span></text:p>
          </draw:text-box>
        </draw:frame>
        <draw:frame draw:style-name="gr169" draw:text-style-name="P11" draw:layer="layout" svg:width="0.127cm" svg:height="0.183cm" draw:transform="rotate (1.50988433590029) translate (7.147cm 19.694cm)">
          <draw:text-box>
            <text:p text:style-name="P10"><text:span text:style-name="T46">i</text:span></text:p>
          </draw:text-box>
        </draw:frame>
        <draw:frame draw:style-name="gr169" draw:text-style-name="P11" draw:layer="layout" svg:width="0.127cm" svg:height="0.183cm" draw:transform="rotate (1.50220488719152) translate (7.149cm 19.663cm)">
          <draw:text-box>
            <text:p text:style-name="P10"><text:span text:style-name="T46">d</text:span></text:p>
          </draw:text-box>
        </draw:frame>
        <draw:frame draw:style-name="gr169" draw:text-style-name="P11" draw:layer="layout" svg:width="0.127cm" svg:height="0.183cm" draw:transform="rotate (1.49138384582915) translate (7.154cm 19.586cm)">
          <draw:text-box>
            <text:p text:style-name="P10"><text:span text:style-name="T46">d</text:span></text:p>
          </draw:text-box>
        </draw:frame>
        <draw:frame draw:style-name="gr169" draw:text-style-name="P11" draw:layer="layout" svg:width="0.127cm" svg:height="0.183cm" draw:transform="rotate (1.48370439712038) translate (7.16cm 19.51cm)">
          <draw:text-box>
            <text:p text:style-name="P10"><text:span text:style-name="T46">l</text:span></text:p>
          </draw:text-box>
        </draw:frame>
        <draw:frame draw:style-name="gr169" draw:text-style-name="P11" draw:layer="layout" svg:width="0.127cm" svg:height="0.183cm" draw:transform="rotate (1.47567588256121) translate (7.163cm 19.479cm)">
          <draw:text-box>
            <text:p text:style-name="P10"><text:span text:style-name="T46">e</text:span></text:p>
          </draw:text-box>
        </draw:frame>
        <draw:frame draw:style-name="gr169" draw:text-style-name="P11" draw:layer="layout" svg:width="0.127cm" svg:height="0.183cm" draw:transform="rotate (1.46345857779725) translate (7.17cm 19.404cm)">
          <draw:text-box>
            <text:p text:style-name="P10"><text:span text:style-name="T46">b</text:span></text:p>
          </draw:text-box>
        </draw:frame>
        <draw:frame draw:style-name="gr168" draw:text-style-name="P11" draw:layer="layout" svg:width="0.128cm" svg:height="0.183cm" draw:transform="rotate (1.45001954255689) translate (7.178cm 19.328cm)">
          <draw:text-box>
            <text:p text:style-name="P10"><text:span text:style-name="T46">e</text:span></text:p>
          </draw:text-box>
        </draw:frame>
        <draw:frame draw:style-name="gr168" draw:text-style-name="P11" draw:layer="layout" svg:width="0.128cm" svg:height="0.183cm" draw:transform="rotate (1.43989663289532) translate (7.187cm 19.254cm)">
          <draw:text-box>
            <text:p text:style-name="P10"><text:span text:style-name="T46">l</text:span></text:p>
          </draw:text-box>
        </draw:frame>
        <draw:frame draw:style-name="gr168" draw:text-style-name="P11" draw:layer="layout" svg:width="0.128cm" svg:height="0.183cm" draw:transform="rotate (1.43186811833615) translate (7.191cm 19.223cm)">
          <draw:text-box>
            <text:p text:style-name="P10"><text:span text:style-name="T46">t</text:span></text:p>
          </draw:text-box>
        </draw:frame>
        <draw:frame draw:style-name="gr168" draw:text-style-name="P11" draw:layer="layout" svg:width="0.128cm" svg:height="0.183cm" draw:transform="rotate (1.42226880745018) translate (7.198cm 19.178cm)">
          <draw:text-box>
            <text:p text:style-name="P10"><text:span text:style-name="T46"><text:s/></text:span></text:p>
          </draw:text-box>
        </draw:frame>
        <draw:frame draw:style-name="gr157" draw:text-style-name="P12" draw:layer="layout" svg:width="0.135cm" svg:height="0.175cm" draw:transform="rotate (0.0523598775598299) translate (13.153cm 14.674cm)">
          <draw:text-box>
            <text:p text:style-name="P10"><text:span text:style-name="T44">H</text:span></text:p>
          </draw:text-box>
        </draw:frame>
        <draw:frame draw:style-name="gr157" draw:text-style-name="P12" draw:layer="layout" svg:width="0.135cm" svg:height="0.175cm" draw:transform="rotate (0.049567350756639) translate (13.249cm 14.669cm)">
          <draw:text-box>
            <text:p text:style-name="P10"><text:span text:style-name="T44">a</text:span></text:p>
          </draw:text-box>
        </draw:frame>
        <draw:frame draw:style-name="gr157" draw:text-style-name="P12" draw:layer="layout" svg:width="0.135cm" svg:height="0.175cm" draw:transform="rotate (-0.020245819323135) translate (13.333cm 14.663cm)">
          <draw:text-box>
            <text:p text:style-name="P10"><text:span text:style-name="T44">m</text:span></text:p>
          </draw:text-box>
        </draw:frame>
        <draw:frame draw:style-name="gr157" draw:text-style-name="P12" draw:layer="layout" svg:width="0.135cm" svg:height="0.175cm" draw:transform="rotate (-0.020245819323135) translate (13.453cm 14.665cm)">
          <draw:text-box>
            <text:p text:style-name="P10"><text:span text:style-name="T44">l</text:span></text:p>
          </draw:text-box>
        </draw:frame>
        <draw:frame draw:style-name="gr157" draw:text-style-name="P12" draw:layer="layout" svg:width="0.135cm" svg:height="0.175cm" draw:transform="rotate (-0.020245819323135) translate (13.484cm 14.666cm)">
          <draw:text-box>
            <text:p text:style-name="P10"><text:span text:style-name="T44">i</text:span></text:p>
          </draw:text-box>
        </draw:frame>
        <draw:frame draw:style-name="gr157" draw:text-style-name="P12" draw:layer="layout" svg:width="0.135cm" svg:height="0.175cm" draw:transform="rotate (-0.020245819323135) translate (13.516cm 14.667cm)">
          <draw:text-box>
            <text:p text:style-name="P10"><text:span text:style-name="T44">n</text:span></text:p>
          </draw:text-box>
        </draw:frame>
        <draw:frame draw:style-name="gr157" draw:text-style-name="P12" draw:layer="layout" svg:width="0.135cm" svg:height="0.175cm" draw:transform="rotate (-0.0185004900711399) translate (13.595cm 14.668cm)">
          <draw:text-box>
            <text:p text:style-name="P10"><text:span text:style-name="T44"><text:s/></text:span></text:p>
          </draw:text-box>
        </draw:frame>
        <draw:frame draw:style-name="gr204" draw:text-style-name="P11" draw:layer="layout" svg:width="0.705cm" svg:height="0.183cm" draw:transform="rotate (1.5707963267949) translate (22.185cm 18.239cm)">
          <draw:text-box>
            <text:p text:style-name="P10"><text:span text:style-name="T45">Schoenherr </text:span></text:p>
          </draw:text-box>
        </draw:frame>
        <draw:frame draw:style-name="gr262" draw:text-style-name="P11" draw:layer="layout" svg:width="0.121cm" svg:height="0.183cm" draw:transform="rotate (1.71408785838363) translate (11.277cm 21.074cm)">
          <draw:text-box>
            <text:p text:style-name="P10"><text:span text:style-name="T45">C</text:span></text:p>
          </draw:text-box>
        </draw:frame>
        <draw:frame draw:style-name="gr262" draw:text-style-name="P11" draw:layer="layout" svg:width="0.121cm" svg:height="0.183cm" draw:transform="rotate (1.71408785838363) translate (11.265cm 20.991cm)">
          <draw:text-box>
            <text:p text:style-name="P10"><text:span text:style-name="T45">r</text:span></text:p>
          </draw:text-box>
        </draw:frame>
        <draw:frame draw:style-name="gr262" draw:text-style-name="P11" draw:layer="layout" svg:width="0.121cm" svg:height="0.183cm" draw:transform="rotate (1.71408785838363) translate (11.259cm 20.948cm)">
          <draw:text-box>
            <text:p text:style-name="P10"><text:span text:style-name="T45">a</text:span></text:p>
          </draw:text-box>
        </draw:frame>
        <draw:frame draw:style-name="gr262" draw:text-style-name="P11" draw:layer="layout" svg:width="0.121cm" svg:height="0.183cm" draw:transform="rotate (1.71408785838363) translate (11.25cm 20.882cm)">
          <draw:text-box>
            <text:p text:style-name="P10"><text:span text:style-name="T45">n</text:span></text:p>
          </draw:text-box>
        </draw:frame>
        <draw:frame draw:style-name="gr262" draw:text-style-name="P11" draw:layer="layout" svg:width="0.121cm" svg:height="0.183cm" draw:transform="rotate (1.71408785838363) translate (11.239cm 20.811cm)">
          <draw:text-box>
            <text:p text:style-name="P10"><text:span text:style-name="T45">b</text:span></text:p>
          </draw:text-box>
        </draw:frame>
        <draw:frame draw:style-name="gr407" draw:text-style-name="P11" draw:layer="layout" svg:width="0.269cm" svg:height="0.183cm" draw:transform="rotate (1.5707963267949) translate (11.227cm 20.72cm)">
          <draw:text-box>
            <text:p text:style-name="P10"><text:span text:style-name="T45">rook</text:span></text:p>
          </draw:text-box>
        </draw:frame>
        <draw:frame draw:style-name="gr408" draw:text-style-name="P12" draw:layer="layout" svg:width="0.209cm" svg:height="0.175cm" svg:x="21.2cm" svg:y="27.247cm">
          <draw:text-box>
            <text:p text:style-name="P10"><text:span text:style-name="T44"><text:s/></text:span><text:span text:style-name="T44">E. </text:span></text:p>
          </draw:text-box>
        </draw:frame>
        <draw:frame draw:style-name="gr143" draw:text-style-name="P12" draw:layer="layout" svg:width="0.134cm" svg:height="0.175cm" draw:transform="rotate (0.374547657477983) translate (21.367cm 27.256cm)">
          <draw:text-box>
            <text:p text:style-name="P10"><text:span text:style-name="T48"><text:s/></text:span></text:p>
          </draw:text-box>
        </draw:frame>
        <draw:frame draw:style-name="gr163" draw:text-style-name="P12" draw:layer="layout" svg:width="0.383cm" svg:height="0.175cm" draw:transform="rotate (0.374373124552784) translate (21.404cm 27.241cm)">
          <draw:text-box>
            <text:p text:style-name="P10"><text:span text:style-name="T48">McNic</text:span></text:p>
          </draw:text-box>
        </draw:frame>
        <draw:frame draw:style-name="gr143" draw:text-style-name="P12" draw:layer="layout" svg:width="0.134cm" svg:height="0.175cm" draw:transform="rotate (0.374373124552784) translate (21.763cm 27.1cm)">
          <draw:text-box>
            <text:p text:style-name="P10"><text:span text:style-name="T48">h</text:span></text:p>
          </draw:text-box>
        </draw:frame>
        <draw:frame draw:style-name="gr409" draw:text-style-name="P12" draw:layer="layout" svg:width="0.18cm" svg:height="0.175cm" draw:transform="rotate (0.374373124552784) translate (21.836cm 27.071cm)">
          <draw:text-box>
            <text:p text:style-name="P10"><text:span text:style-name="T48">ols</text:span></text:p>
          </draw:text-box>
        </draw:frame>
        <draw:frame draw:style-name="gr410" draw:text-style-name="P13" draw:layer="layout" svg:width="0.383cm" svg:height="0.179cm" draw:transform="rotate (0.684867198482575) translate (32.675cm 13.62cm)">
          <draw:text-box>
            <text:p text:style-name="P10"><text:span text:style-name="T59">Green</text:span></text:p>
          </draw:text-box>
        </draw:frame>
        <draw:frame draw:style-name="gr411" draw:text-style-name="P12" draw:layer="layout" svg:width="0.248cm" svg:height="0.175cm" svg:x="17.271cm" svg:y="21.339cm">
          <draw:text-box>
            <text:p text:style-name="P10"><text:span text:style-name="T44">Whi</text:span></text:p>
          </draw:text-box>
        </draw:frame>
        <draw:frame draw:style-name="gr157" draw:text-style-name="P12" draw:layer="layout" svg:width="0.135cm" svg:height="0.175cm" draw:transform="rotate (-0.0190240888467381) translate (17.521cm 21.338cm)">
          <draw:text-box>
            <text:p text:style-name="P10"><text:span text:style-name="T44">t</text:span></text:p>
          </draw:text-box>
        </draw:frame>
        <draw:frame draw:style-name="gr143" draw:text-style-name="P12" draw:layer="layout" svg:width="0.134cm" svg:height="0.175cm" draw:transform="rotate (-0.263021118275546) translate (17.604cm 21.341cm)">
          <draw:text-box>
            <text:p text:style-name="P10"><text:span text:style-name="T47">c</text:span></text:p>
          </draw:text-box>
        </draw:frame>
        <draw:frame draw:style-name="gr143" draw:text-style-name="P12" draw:layer="layout" svg:width="0.134cm" svg:height="0.175cm" draw:transform="rotate (-0.264068315826742) translate (17.674cm 21.36cm)">
          <draw:text-box>
            <text:p text:style-name="P10"><text:span text:style-name="T47">o</text:span></text:p>
          </draw:text-box>
        </draw:frame>
        <draw:frame draw:style-name="gr143" draw:text-style-name="P12" draw:layer="layout" svg:width="0.134cm" svg:height="0.175cm" draw:transform="rotate (-0.334928683457712) translate (17.759cm 21.383cm)">
          <draw:text-box>
            <text:p text:style-name="P10"><text:span text:style-name="T48">m</text:span></text:p>
          </draw:text-box>
        </draw:frame>
        <draw:frame draw:style-name="gr143" draw:text-style-name="P12" draw:layer="layout" svg:width="0.134cm" svg:height="0.175cm" draw:transform="rotate (-0.334928683457712) translate (17.871cm 21.422cm)">
          <draw:text-box>
            <text:p text:style-name="P10"><text:span text:style-name="T48">b</text:span></text:p>
          </draw:text-box>
        </draw:frame>
        <draw:frame draw:style-name="gr412" draw:text-style-name="P12" draw:layer="layout" svg:width="0.119cm" svg:height="0.179cm" draw:transform="rotate (0.625526003914768) translate (4.089cm 31.345cm)">
          <draw:text-box>
            <text:p text:style-name="P10"><text:span text:style-name="T103">C</text:span></text:p>
          </draw:text-box>
        </draw:frame>
        <draw:frame draw:style-name="gr412" draw:text-style-name="P12" draw:layer="layout" svg:width="0.119cm" svg:height="0.179cm" draw:transform="rotate (0.610690705272816) translate (4.157cm 31.294cm)">
          <draw:text-box>
            <text:p text:style-name="P10"><text:span text:style-name="T93">e</text:span></text:p>
          </draw:text-box>
        </draw:frame>
        <draw:frame draw:style-name="gr412" draw:text-style-name="P12" draw:layer="layout" svg:width="0.119cm" svg:height="0.179cm" draw:transform="rotate (0.583463568941705) translate (4.216cm 31.254cm)">
          <draw:text-box>
            <text:p text:style-name="P10"><text:span text:style-name="T93">n</text:span></text:p>
          </draw:text-box>
        </draw:frame>
        <draw:frame draw:style-name="gr412" draw:text-style-name="P12" draw:layer="layout" svg:width="0.119cm" svg:height="0.179cm" draw:transform="rotate (0.583463568941705) translate (4.274cm 31.215cm)">
          <draw:text-box>
            <text:p text:style-name="P10"><text:span text:style-name="T93">t</text:span></text:p>
          </draw:text-box>
        </draw:frame>
        <draw:frame draw:style-name="gr412" draw:text-style-name="P12" draw:layer="layout" svg:width="0.119cm" svg:height="0.179cm" draw:transform="rotate (0.583463568941705) translate (4.309cm 31.193cm)">
          <draw:text-box>
            <text:p text:style-name="P10"><text:span text:style-name="T93">r</text:span></text:p>
          </draw:text-box>
        </draw:frame>
        <draw:frame draw:style-name="gr412" draw:text-style-name="P12" draw:layer="layout" svg:width="0.119cm" svg:height="0.179cm" draw:transform="rotate (0.583463568941705) translate (4.345cm 31.168cm)">
          <draw:text-box>
            <text:p text:style-name="P10"><text:span text:style-name="T93">al</text:span></text:p>
          </draw:text-box>
        </draw:frame>
        <draw:frame draw:style-name="gr412" draw:text-style-name="P12" draw:layer="layout" svg:width="0.119cm" svg:height="0.179cm" draw:transform="rotate (0.583463568941705) translate (4.424cm 31.117cm)">
          <draw:text-box>
            <text:p text:style-name="P10"><text:span text:style-name="T93"><text:s/></text:span></text:p>
          </draw:text-box>
        </draw:frame>
        <draw:frame draw:style-name="gr412" draw:text-style-name="P12" draw:layer="layout" svg:width="0.119cm" svg:height="0.179cm" draw:transform="rotate (0.583463568941705) translate (4.454cm 31.097cm)">
          <draw:text-box>
            <text:p text:style-name="P10"><text:span text:style-name="T93">C</text:span></text:p>
          </draw:text-box>
        </draw:frame>
        <draw:frame draw:style-name="gr412" draw:text-style-name="P12" draw:layer="layout" svg:width="0.119cm" svg:height="0.179cm" draw:transform="rotate (0.583463568941705) translate (4.522cm 31.052cm)">
          <draw:text-box>
            <text:p text:style-name="P10"><text:span text:style-name="T93">i</text:span></text:p>
          </draw:text-box>
        </draw:frame>
        <draw:frame draw:style-name="gr412" draw:text-style-name="P12" draw:layer="layout" svg:width="0.119cm" svg:height="0.179cm" draw:transform="rotate (0.583463568941705) translate (4.546cm 31.036cm)">
          <draw:text-box>
            <text:p text:style-name="P10"><text:span text:style-name="T93">t</text:span></text:p>
          </draw:text-box>
        </draw:frame>
        <draw:frame draw:style-name="gr412" draw:text-style-name="P12" draw:layer="layout" svg:width="0.119cm" svg:height="0.179cm" draw:transform="rotate (0.532150888933071) translate (4.585cm 31.01cm)">
          <draw:text-box>
            <text:p text:style-name="P10"><text:span text:style-name="T93">y</text:span></text:p>
          </draw:text-box>
        </draw:frame>
        <draw:frame draw:style-name="gr167" draw:text-style-name="P12" draw:layer="layout" svg:width="0.12cm" svg:height="0.179cm" draw:transform="rotate (0.497767902668783) translate (4.643cm 30.977cm)">
          <draw:text-box>
            <text:p text:style-name="P10"><text:span text:style-name="T65"><text:s/></text:span></text:p>
          </draw:text-box>
        </draw:frame>
        <draw:frame draw:style-name="gr167" draw:text-style-name="P12" draw:layer="layout" svg:width="0.12cm" svg:height="0.179cm" draw:transform="rotate (0.423416876533824) translate (4.682cm 30.953cm)">
          <draw:text-box>
            <text:p text:style-name="P10"><text:span text:style-name="T65">P</text:span></text:p>
          </draw:text-box>
        </draw:frame>
        <draw:frame draw:style-name="gr379" draw:text-style-name="P12" draw:layer="layout" svg:width="0.121cm" svg:height="0.175cm" draw:transform="rotate (0.302989158146216) translate (4.763cm 30.92cm)">
          <draw:text-box>
            <text:p text:style-name="P10"><text:span text:style-name="T94">k</text:span></text:p>
          </draw:text-box>
        </draw:frame>
        <draw:frame draw:style-name="gr379" draw:text-style-name="P12" draw:layer="layout" svg:width="0.121cm" svg:height="0.175cm" draw:transform="rotate (0.22148228207808) translate (4.833cm 30.899cm)">
          <draw:text-box>
            <text:p text:style-name="P10"><text:span text:style-name="T64">y</text:span></text:p>
          </draw:text-box>
        </draw:frame>
        <draw:frame draw:style-name="gr379" draw:text-style-name="P12" draw:layer="layout" svg:width="0.121cm" svg:height="0.175cm" draw:transform="rotate (0.161792021659874) translate (4.902cm 30.884cm)">
          <draw:text-box>
            <text:p text:style-name="P10"><text:span text:style-name="T64">.</text:span></text:p>
          </draw:text-box>
        </draw:frame>
        <draw:frame draw:style-name="gr293" draw:text-style-name="P11" draw:layer="layout" svg:width="0.404cm" svg:height="0.183cm" draw:transform="rotate (1.5707963267949) translate (10.403cm 18.09cm)">
          <draw:text-box>
            <text:p text:style-name="P10"><text:span text:style-name="T46">Lahser</text:span></text:p>
          </draw:text-box>
        </draw:frame>
        <draw:frame draw:style-name="gr365" draw:text-style-name="P11" draw:layer="layout" svg:width="0.561cm" svg:height="0.183cm" draw:transform="rotate (1.5707963267949) translate (9.454cm 26.507cm)">
          <draw:text-box>
            <text:p text:style-name="P10"><text:span text:style-name="T61">Grandview</text:span></text:p>
          </draw:text-box>
        </draw:frame>
        <draw:frame draw:style-name="gr413" draw:text-style-name="P13" draw:layer="layout" svg:width="0.722cm" svg:height="0.179cm" draw:transform="rotate (-0.796393737685013) translate (12.209cm 25.209cm)">
          <draw:text-box>
            <text:p text:style-name="P10"><text:span text:style-name="T99">Lodge Frwy.</text:span></text:p>
          </draw:text-box>
        </draw:frame>
        <draw:frame draw:style-name="gr414" draw:text-style-name="P13" draw:layer="layout" svg:width="0.595cm" svg:height="0.179cm" draw:transform="rotate (-0.796393737685013) translate (11.528cm 24.408cm)">
          <draw:text-box>
            <text:p text:style-name="P10"><text:span text:style-name="T104">Northwestern</text:span></text:p>
          </draw:text-box>
        </draw:frame>
        <draw:frame draw:style-name="gr415" draw:text-style-name="P16" draw:layer="layout" svg:width="0.113cm" svg:height="0.162cm" draw:transform="rotate (0.0015707963267949) translate (6.656cm 36.443cm)">
          <draw:text-box>
            <text:p text:style-name="P10"><text:span text:style-name="T105">F</text:span></text:p>
          </draw:text-box>
        </draw:frame>
        <draw:frame draw:style-name="gr416" draw:text-style-name="P16" draw:layer="layout" svg:width="0.112cm" svg:height="0.162cm" draw:transform="rotate (-0.344353461418481) translate (6.756cm 36.453cm)">
          <draw:text-box>
            <text:p text:style-name="P10"><text:span text:style-name="T106">l</text:span></text:p>
          </draw:text-box>
        </draw:frame>
        <draw:frame draw:style-name="gr417" draw:text-style-name="P17" draw:layer="layout" svg:width="0.111cm" svg:height="0.166cm" draw:transform="rotate (-0.583638101866904) translate (6.806cm 36.474cm)">
          <draw:text-box>
            <text:p text:style-name="P10"><text:span text:style-name="T107">y</text:span></text:p>
          </draw:text-box>
        </draw:frame>
        <draw:frame draw:style-name="gr416" draw:text-style-name="P16" draw:layer="layout" svg:width="0.112cm" svg:height="0.162cm" draw:transform="rotate (-0.0776671517137475) translate (6.815cm 36.502cm)">
          <draw:text-box>
            <text:p text:style-name="P10"><text:span text:style-name="T105">n</text:span></text:p>
          </draw:text-box>
        </draw:frame>
        <draw:frame draw:style-name="gr415" draw:text-style-name="P16" draw:layer="layout" svg:width="0.113cm" svg:height="0.162cm" draw:transform="rotate (-0.0246091424531214) translate (6.878cm 36.507cm)">
          <draw:text-box>
            <text:p text:style-name="P10"><text:span text:style-name="T105">n</text:span></text:p>
          </draw:text-box>
        </draw:frame>
        <draw:frame draw:style-name="gr159" draw:text-style-name="P13" draw:layer="layout" svg:width="0.131cm" svg:height="0.179cm" draw:transform="rotate (0.799884396189001) translate (20.816cm 21.436cm)">
          <draw:text-box>
            <text:p text:style-name="P10"><text:span text:style-name="T59">C</text:span></text:p>
          </draw:text-box>
        </draw:frame>
        <draw:frame draw:style-name="gr159" draw:text-style-name="P13" draw:layer="layout" svg:width="0.131cm" svg:height="0.179cm" draw:transform="rotate (0.773529924483887) translate (20.881cm 21.368cm)">
          <draw:text-box>
            <text:p text:style-name="P10"><text:span text:style-name="T59">h</text:span></text:p>
          </draw:text-box>
        </draw:frame>
        <draw:frame draw:style-name="gr159" draw:text-style-name="P13" draw:layer="layout" svg:width="0.131cm" svg:height="0.179cm" draw:transform="rotate (0.754680368562348) translate (20.938cm 21.313cm)">
          <draw:text-box>
            <text:p text:style-name="P10"><text:span text:style-name="T59">i</text:span></text:p>
          </draw:text-box>
        </draw:frame>
        <draw:frame draw:style-name="gr159" draw:text-style-name="P13" draw:layer="layout" svg:width="0.131cm" svg:height="0.179cm" draw:transform="rotate (0.735307213865211) translate (20.963cm 21.289cm)">
          <draw:text-box>
            <text:p text:style-name="P10"><text:span text:style-name="T59">c</text:span></text:p>
          </draw:text-box>
        </draw:frame>
        <draw:frame draw:style-name="gr158" draw:text-style-name="P13" draw:layer="layout" svg:width="0.132cm" svg:height="0.179cm" draw:transform="rotate (0.704589419030111) translate (21.019cm 21.239cm)">
          <draw:text-box>
            <text:p text:style-name="P10"><text:span text:style-name="T59">a</text:span></text:p>
          </draw:text-box>
        </draw:frame>
        <draw:frame draw:style-name="gr158" draw:text-style-name="P13" draw:layer="layout" svg:width="0.132cm" svg:height="0.179cm" draw:transform="rotate (0.666715774261834) translate (21.079cm 21.188cm)">
          <draw:text-box>
            <text:p text:style-name="P10"><text:span text:style-name="T58">g</text:span></text:p>
          </draw:text-box>
        </draw:frame>
        <draw:frame draw:style-name="gr158" draw:text-style-name="P12" draw:layer="layout" svg:width="0.132cm" svg:height="0.179cm" draw:transform="rotate (0.61871921983199) translate (21.146cm 21.135cm)">
          <draw:text-box>
            <text:p text:style-name="P10"><text:span text:style-name="T57">o</text:span></text:p>
          </draw:text-box>
        </draw:frame>
        <draw:frame draw:style-name="gr418" draw:text-style-name="P20" draw:layer="layout" svg:width="0.076cm" svg:height="0.141cm" draw:transform="rotate (-1.56032435128293) translate (11.165cm 16.405cm)">
          <draw:text-box>
            <text:p text:style-name="P10"><text:span text:style-name="T108">C</text:span></text:p>
          </draw:text-box>
        </draw:frame>
        <draw:frame draw:style-name="gr418" draw:text-style-name="P20" draw:layer="layout" svg:width="0.076cm" svg:height="0.141cm" draw:transform="rotate (-1.55875355495614) translate (11.165cm 16.449cm)">
          <draw:text-box>
            <text:p text:style-name="P10"><text:span text:style-name="T108">e</text:span></text:p>
          </draw:text-box>
        </draw:frame>
        <draw:frame draw:style-name="gr419" draw:text-style-name="P20" draw:layer="layout" svg:width="0.077cm" svg:height="0.141cm" draw:transform="rotate (-0.977558914042024) translate (11.148cm 16.455cm)">
          <draw:text-box>
            <text:p text:style-name="P10"><text:span text:style-name="T109">n</text:span></text:p>
          </draw:text-box>
        </draw:frame>
        <draw:frame draw:style-name="gr420" draw:text-style-name="P20" draw:layer="layout" svg:width="0.078cm" svg:height="0.141cm" draw:transform="rotate (-0.900938959879473) translate (11.174cm 16.486cm)">
          <draw:text-box>
            <text:p text:style-name="P10"><text:span text:style-name="T110">t</text:span></text:p>
          </draw:text-box>
        </draw:frame>
        <draw:frame draw:style-name="gr419" draw:text-style-name="P20" draw:layer="layout" svg:width="0.077cm" svg:height="0.141cm" draw:transform="rotate (-1.108807673792) translate (11.2cm 16.521cm)">
          <draw:text-box>
            <text:p text:style-name="P10"><text:span text:style-name="T111">e</text:span></text:p>
          </draw:text-box>
        </draw:frame>
        <draw:frame draw:style-name="gr418" draw:text-style-name="P20" draw:layer="layout" svg:width="0.076cm" svg:height="0.141cm" draw:transform="rotate (-1.23482044578599) translate (11.22cm 16.566cm)">
          <draw:text-box>
            <text:p text:style-name="P10"><text:span text:style-name="T111">r</text:span></text:p>
          </draw:text-box>
        </draw:frame>
        <draw:frame draw:style-name="gr418" draw:text-style-name="P20" draw:layer="layout" svg:width="0.076cm" svg:height="0.141cm" draw:transform="rotate (-1.24965574442794) translate (11.229cm 16.592cm)">
          <draw:text-box>
            <text:p text:style-name="P10"><text:span text:style-name="T108">p</text:span></text:p>
          </draw:text-box>
        </draw:frame>
        <draw:frame draw:style-name="gr418" draw:text-style-name="P20" draw:layer="layout" svg:width="0.076cm" svg:height="0.141cm" draw:transform="rotate (-1.50482288106951) translate (11.248cm 16.655cm)">
          <draw:text-box>
            <text:p text:style-name="P10"><text:span text:style-name="T108">o</text:span></text:p>
          </draw:text-box>
        </draw:frame>
        <draw:frame draw:style-name="gr418" draw:text-style-name="P20" draw:layer="layout" svg:width="0.076cm" svg:height="0.141cm" draw:transform="rotate (-1.63746790422108) translate (11.25cm 16.708cm)">
          <draw:text-box>
            <text:p text:style-name="P10"><text:span text:style-name="T108">i</text:span></text:p>
          </draw:text-box>
        </draw:frame>
        <draw:frame draw:style-name="gr418" draw:text-style-name="P20" draw:layer="layout" svg:width="0.076cm" svg:height="0.141cm" draw:transform="rotate (-1.66993102830817) translate (11.248cm 16.729cm)">
          <draw:text-box>
            <text:p text:style-name="P10"><text:span text:style-name="T108">n</text:span></text:p>
          </draw:text-box>
        </draw:frame>
        <draw:frame draw:style-name="gr418" draw:text-style-name="P20" draw:layer="layout" svg:width="0.076cm" svg:height="0.141cm" draw:transform="rotate (-1.67516701606416) translate (11.244cm 16.771cm)">
          <draw:text-box>
            <text:p text:style-name="P10"><text:span text:style-name="T108">t</text:span></text:p>
          </draw:text-box>
        </draw:frame>
        <draw:frame draw:style-name="gr418" draw:text-style-name="P20" draw:layer="layout" svg:width="0.076cm" svg:height="0.141cm" draw:transform="rotate (-1.66975649538298) translate (11.241cm 16.796cm)">
          <draw:text-box>
            <text:p text:style-name="P10"><text:span text:style-name="T108"><text:s/></text:span></text:p>
          </draw:text-box>
        </draw:frame>
        <draw:frame draw:style-name="gr418" draw:text-style-name="P20" draw:layer="layout" svg:width="0.076cm" svg:height="0.141cm" draw:transform="rotate (-1.53728600515661) translate (11.238cm 16.804cm)">
          <draw:text-box>
            <text:p text:style-name="P10"><text:span text:style-name="T108">P</text:span></text:p>
          </draw:text-box>
        </draw:frame>
        <draw:frame draw:style-name="gr419" draw:text-style-name="P20" draw:layer="layout" svg:width="0.077cm" svg:height="0.141cm" draw:transform="rotate (-1.19171081326173) translate (11.235cm 16.824cm)">
          <draw:text-box>
            <text:p text:style-name="P10"><text:span text:style-name="T111">k</text:span></text:p>
          </draw:text-box>
        </draw:frame>
        <draw:frame draw:style-name="gr419" draw:text-style-name="P20" draw:layer="layout" svg:width="0.077cm" svg:height="0.141cm" draw:transform="rotate (-0.987856356628791) translate (11.242cm 16.848cm)">
          <draw:text-box>
            <text:p text:style-name="P10"><text:span text:style-name="T109">y</text:span></text:p>
          </draw:text-box>
        </draw:frame>
        <draw:frame draw:style-name="gr421" draw:text-style-name="P21" draw:layer="layout" svg:width="0.079cm" svg:height="0.137cm" draw:transform="rotate (-0.665319510860239) translate (11.247cm 16.861cm)">
          <draw:text-box>
            <text:p text:style-name="P10"><text:span text:style-name="T112">.</text:span></text:p>
          </draw:text-box>
        </draw:frame>
        <draw:frame draw:style-name="gr422" draw:text-style-name="P12" draw:layer="layout" svg:width="0.205cm" svg:height="0.175cm" svg:x="6.436cm" svg:y="14.078cm">
          <draw:text-box>
            <text:p text:style-name="P10"><text:span text:style-name="T113">Pon</text:span></text:p>
          </draw:text-box>
        </draw:frame>
        <draw:frame draw:style-name="gr132" draw:text-style-name="P12" draw:layer="layout" svg:width="0.11cm" svg:height="0.175cm" draw:transform="rotate (-0.341560934615291) translate (6.697cm 14.084cm)">
          <draw:text-box>
            <text:p text:style-name="P10"><text:span text:style-name="T114">t</text:span></text:p>
          </draw:text-box>
        </draw:frame>
        <draw:frame draw:style-name="gr423" draw:text-style-name="P12" draw:layer="layout" svg:width="0.109cm" svg:height="0.179cm" draw:transform="rotate (-0.562519617917773) translate (6.768cm 14.118cm)">
          <draw:text-box>
            <text:p text:style-name="P10"><text:span text:style-name="T115">i</text:span></text:p>
          </draw:text-box>
        </draw:frame>
        <draw:frame draw:style-name="gr423" draw:text-style-name="P12" draw:layer="layout" svg:width="0.109cm" svg:height="0.179cm" draw:transform="rotate (-0.562345084992574) translate (6.79cm 14.131cm)">
          <draw:text-box>
            <text:p text:style-name="P10"><text:span text:style-name="T115">a</text:span></text:p>
          </draw:text-box>
        </draw:frame>
        <draw:frame draw:style-name="gr423" draw:text-style-name="P12" draw:layer="layout" svg:width="0.109cm" svg:height="0.179cm" draw:transform="rotate (-0.562345084992574) translate (6.84cm 14.164cm)">
          <draw:text-box>
            <text:p text:style-name="P10"><text:span text:style-name="T115">c</text:span></text:p>
          </draw:text-box>
        </draw:frame>
        <draw:frame draw:style-name="gr424" draw:text-style-name="P12" draw:layer="layout" svg:width="0.197cm" svg:height="0.175cm" draw:transform="rotate (-0.000872664625997355) translate (6.809cm 14.172cm)">
          <draw:text-box>
            <text:p text:style-name="P10"><text:span text:style-name="T113"><text:s text:c="2"/></text:span><text:span text:style-name="T113">La</text:span></text:p>
          </draw:text-box>
        </draw:frame>
        <draw:frame draw:style-name="gr132" draw:text-style-name="P12" draw:layer="layout" svg:width="0.11cm" svg:height="0.175cm" draw:transform="rotate (-0.000872664625997355) translate (6.997cm 14.172cm)">
          <draw:text-box>
            <text:p text:style-name="P10"><text:span text:style-name="T113">k</text:span></text:p>
          </draw:text-box>
        </draw:frame>
        <draw:frame draw:style-name="gr132" draw:text-style-name="P12" draw:layer="layout" svg:width="0.11cm" svg:height="0.175cm" draw:transform="rotate (-0.000872664625997355) translate (7.055cm 14.172cm)">
          <draw:text-box>
            <text:p text:style-name="P10"><text:span text:style-name="T113">e</text:span></text:p>
          </draw:text-box>
        </draw:frame>
        <draw:frame draw:style-name="gr132" draw:text-style-name="P12" draw:layer="layout" svg:width="0.11cm" svg:height="0.175cm" draw:transform="rotate (-0.000872664625997355) translate (7.118cm 14.172cm)">
          <draw:text-box>
            <text:p text:style-name="P10"><text:span text:style-name="T113"><text:s/></text:span></text:p>
          </draw:text-box>
        </draw:frame>
        <draw:frame draw:style-name="gr157" draw:text-style-name="P12" draw:layer="layout" svg:width="0.135cm" svg:height="0.175cm" draw:transform="rotate (0.135786615805159) translate (13.883cm 37.827cm)">
          <draw:text-box>
            <text:p text:style-name="P10"><text:span text:style-name="T44">G</text:span></text:p>
          </draw:text-box>
        </draw:frame>
        <draw:frame draw:style-name="gr157" draw:text-style-name="P12" draw:layer="layout" svg:width="0.135cm" svg:height="0.175cm" draw:transform="rotate (0.135961148730358) translate (13.977cm 37.814cm)">
          <draw:text-box>
            <text:p text:style-name="P10"><text:span text:style-name="T44">o</text:span></text:p>
          </draw:text-box>
        </draw:frame>
        <draw:frame draw:style-name="gr157" draw:text-style-name="P12" draw:layer="layout" svg:width="0.135cm" svg:height="0.175cm" draw:transform="rotate (0.135961148730358) translate (14.056cm 37.803cm)">
          <draw:text-box>
            <text:p text:style-name="P10"><text:span text:style-name="T44">d</text:span></text:p>
          </draw:text-box>
        </draw:frame>
        <draw:frame draw:style-name="gr157" draw:text-style-name="P12" draw:layer="layout" svg:width="0.135cm" svg:height="0.175cm" draw:transform="rotate (-0.000349065850398201) translate (14.157cm 37.79cm)">
          <draw:text-box>
            <text:p text:style-name="P10"><text:span text:style-name="T44">d</text:span></text:p>
          </draw:text-box>
        </draw:frame>
        <draw:frame draw:style-name="gr157" draw:text-style-name="P12" draw:layer="layout" svg:width="0.135cm" svg:height="0.175cm" draw:transform="rotate (-0.000349065850398201) translate (14.236cm 37.79cm)">
          <draw:text-box>
            <text:p text:style-name="P10"><text:span text:style-name="T44">a</text:span></text:p>
          </draw:text-box>
        </draw:frame>
        <draw:frame draw:style-name="gr425" draw:text-style-name="P12" draw:layer="layout" svg:width="0.142cm" svg:height="0.175cm" draw:transform="rotate (-0.000349065850398201) translate (14.31cm 37.79cm)">
          <draw:text-box>
            <text:p text:style-name="P10"><text:span text:style-name="T44">rd</text:span></text:p>
          </draw:text-box>
        </draw:frame>
        <draw:frame draw:style-name="gr220" draw:text-style-name="P12" draw:layer="layout" svg:width="0.434cm" svg:height="0.175cm" svg:x="12.592cm" svg:y="43.222cm">
          <draw:text-box>
            <text:p text:style-name="P10"><text:span text:style-name="T44">Toledo</text:span></text:p>
          </draw:text-box>
        </draw:frame>
        <draw:frame draw:style-name="gr172" draw:text-style-name="P12" draw:layer="layout" svg:width="0.569cm" svg:height="0.175cm" svg:x="12.146cm" svg:y="43.718cm">
          <draw:text-box>
            <text:p text:style-name="P10"><text:span text:style-name="T44">Vreeland</text:span></text:p>
          </draw:text-box>
        </draw:frame>
        <draw:path draw:style-name="gr426" draw:text-style-name="P22" draw:layer="layout" svg:width="0.224cm" svg:height="0.215cm" svg:x="10.716cm" svg:y="39.636cm" svg:viewBox="0 0 225 216" svg:d="M112 0c11 8 44 24 78 0 19 17 35 49 35 85 0 66-60 131-113 131-52 0-112-65-112-131 0-36 15-68 35-85 34 24 65 8 77 0z">
          <text:p/>
        </draw:path>
        <draw:path draw:style-name="gr427" draw:text-style-name="P23"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31" draw:text-style-name="P11" draw:layer="layout" svg:width="0.375cm" svg:height="0.183cm" draw:transform="rotate (1.5707963267949) translate (22.627cm 23.511cm)">
          <draw:text-box>
            <text:p text:style-name="P10"><text:span text:style-name="T51">Bunert</text:span></text:p>
          </draw:text-box>
        </draw:frame>
        <draw:path draw:style-name="gr426" draw:text-style-name="P22" draw:layer="layout" svg:width="0.224cm" svg:height="0.215cm" svg:x="12.646cm" svg:y="36.884cm" svg:viewBox="0 0 225 216" svg:d="M113 0c12 9 43 24 77 0 20 17 35 50 35 85 0 67-60 131-112 131s-113-64-113-131c0-35 17-68 36-85 34 24 66 9 77 0z">
          <text:p/>
        </draw:path>
        <draw:path draw:style-name="gr427" draw:text-style-name="P23"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28" draw:text-style-name="P13" draw:layer="layout" svg:width="0.197cm" svg:height="0.192cm" svg:x="10.738cm" svg:y="39.66cm">
          <draw:text-box>
            <text:p text:style-name="P10"><text:span text:style-name="T116">75</text:span></text:p>
          </draw:text-box>
        </draw:frame>
        <draw:path draw:style-name="gr426" draw:text-style-name="P22" draw:layer="layout" svg:width="0.214cm" svg:height="0.213cm" svg:x="18.282cm" svg:y="31.857cm" svg:viewBox="0 0 215 214" svg:d="M107 0c11 8 42 24 74 0 19 17 34 49 34 83 0 66-58 131-108 131s-107-65-107-131c0-34 15-66 33-83 33 24 63 8 74 0z">
          <text:p/>
        </draw:path>
        <draw:path draw:style-name="gr427" draw:text-style-name="P23" draw:layer="layout" svg:width="0.214cm" svg:height="0.16cm" svg:x="18.282cm" svg:y="31.91cm" svg:viewBox="0 0 215 161" svg:d="M211 0c2 11 4 21 4 31 0 66-58 130-108 130s-107-64-107-130c0-10 1-20 4-31z">
          <text:p/>
        </draw:path>
        <draw:line draw:style-name="gr429" draw:text-style-name="P6" draw:layer="layout" svg:x1="18.284cm" svg:y1="31.91cm" svg:x2="18.494cm" svg:y2="31.91cm">
          <text:p/>
        </draw:line>
        <draw:frame draw:style-name="gr428" draw:text-style-name="P13" draw:layer="layout" svg:width="0.197cm" svg:height="0.192cm" svg:x="12.669cm" svg:y="36.909cm">
          <draw:text-box>
            <text:p text:style-name="P10"><text:span text:style-name="T116">75</text:span></text:p>
          </draw:text-box>
        </draw:frame>
        <draw:path draw:style-name="gr426" draw:text-style-name="P22" draw:layer="layout" svg:width="0.224cm" svg:height="0.215cm" svg:x="17.488cm" svg:y="26.559cm" svg:viewBox="0 0 225 216" svg:d="M113 0c12 9 43 24 77 0 20 17 35 50 35 85 0 67-60 131-112 131-53 0-113-64-113-131 0-35 16-68 35-85 34 24 67 9 78 0z">
          <text:p/>
        </draw:path>
        <draw:path draw:style-name="gr427" draw:text-style-name="P23"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30" draw:text-style-name="P13" draw:layer="layout" svg:width="0.188cm" svg:height="0.192cm" svg:x="18.303cm" svg:y="31.881cm">
          <draw:text-box>
            <text:p text:style-name="P10"><text:span text:style-name="T117">75</text:span></text:p>
          </draw:text-box>
        </draw:frame>
        <draw:path draw:style-name="gr426" draw:text-style-name="P22" draw:layer="layout" svg:width="0.203cm" svg:height="0.194cm" svg:x="16.783cm" svg:y="22.171cm" svg:viewBox="0 0 204 195" svg:d="M102 0c11 8 39 22 70 0 18 15 32 46 32 77 0 60-55 118-102 118-48 0-102-58-102-118 0-31 14-62 32-77 30 22 60 8 70 0z">
          <text:p/>
        </draw:path>
        <draw:path draw:style-name="gr427" draw:text-style-name="P23" draw:layer="layout" svg:width="0.203cm" svg:height="0.145cm" svg:x="16.783cm" svg:y="22.22cm" svg:viewBox="0 0 204 146" svg:d="M200 0c2 8 4 17 4 27 0 61-55 119-102 119-48 0-102-58-102-119 0-10 1-19 3-27z">
          <text:p/>
        </draw:path>
        <draw:line draw:style-name="gr429" draw:text-style-name="P6" draw:layer="layout" svg:x1="16.785cm" svg:y1="22.22cm" svg:x2="16.984cm" svg:y2="22.22cm">
          <text:p/>
        </draw:line>
        <draw:frame draw:style-name="gr428" draw:text-style-name="P13" draw:layer="layout" svg:width="0.197cm" svg:height="0.192cm" svg:x="17.511cm" svg:y="26.584cm">
          <draw:text-box>
            <text:p text:style-name="P10"><text:span text:style-name="T116">75</text:span></text:p>
          </draw:text-box>
        </draw:frame>
        <draw:path draw:style-name="gr426" draw:text-style-name="P22" draw:layer="layout" svg:width="0.182cm" svg:height="0.175cm" svg:x="16.443cm" svg:y="19.671cm" svg:viewBox="0 0 183 176" svg:d="M91 0c9 7 36 20 64 0 15 14 28 40 28 68 0 55-49 108-92 108-42 0-91-53-91-108 0-28 13-54 29-68 27 20 53 7 62 0z">
          <text:p/>
        </draw:path>
        <draw:path draw:style-name="gr427" draw:text-style-name="P23" draw:layer="layout" svg:width="0.182cm" svg:height="0.131cm" svg:x="16.443cm" svg:y="19.715cm" svg:viewBox="0 0 183 132" svg:d="M180 0c2 8 3 16 3 24 0 54-49 108-92 108-42 0-91-54-91-108 0-8 2-16 4-24z">
          <text:p/>
        </draw:path>
        <draw:line draw:style-name="gr429" draw:text-style-name="P6" draw:layer="layout" svg:x1="16.446cm" svg:y1="19.715cm" svg:x2="16.623cm" svg:y2="19.715cm">
          <text:p/>
        </draw:line>
        <draw:frame draw:style-name="gr431" draw:text-style-name="P16" draw:layer="layout" svg:width="0.163cm" svg:height="0.17cm" svg:x="16.803cm" svg:y="22.193cm">
          <draw:text-box>
            <text:p text:style-name="P10"><text:span text:style-name="T118">75</text:span></text:p>
          </draw:text-box>
        </draw:frame>
        <draw:path draw:style-name="gr426" draw:text-style-name="P22" draw:layer="layout" svg:width="0.224cm" svg:height="0.215cm" svg:x="12.559cm" svg:y="16.764cm" svg:viewBox="0 0 225 216" svg:d="M113 0c11 8 43 24 77 0 20 17 35 49 35 83 0 68-60 133-112 133-53 0-113-65-113-133 0-34 15-66 35-83 34 24 67 8 78 0z">
          <text:p/>
        </draw:path>
        <draw:path draw:style-name="gr427" draw:text-style-name="P23" draw:layer="layout" svg:width="0.224cm" svg:height="0.162cm" svg:x="12.559cm" svg:y="16.817cm" svg:viewBox="0 0 225 163" svg:d="M221 0c3 11 4 21 4 31 0 67-60 132-112 132-53 0-113-65-113-132 0-10 1-20 4-30z">
          <text:p/>
        </draw:path>
        <draw:line draw:style-name="gr429" draw:text-style-name="P6" draw:layer="layout" svg:x1="12.562cm" svg:y1="16.818cm" svg:x2="12.781cm" svg:y2="16.817cm">
          <text:p/>
        </draw:line>
        <draw:frame draw:style-name="gr432" draw:text-style-name="P20" draw:layer="layout" svg:width="0.146cm" svg:height="0.141cm" svg:x="16.465cm" svg:y="19.697cm">
          <draw:text-box>
            <text:p text:style-name="P10"><text:span text:style-name="T119">75</text:span></text:p>
          </draw:text-box>
        </draw:frame>
        <draw:path draw:style-name="gr426" draw:text-style-name="P22" draw:layer="layout" svg:width="0.203cm" svg:height="0.194cm" svg:x="11.836cm" svg:y="16.678cm" svg:viewBox="0 0 204 195" svg:d="M102 0c10 7 39 21 70 0 18 15 32 44 32 75 0 62-55 120-102 120s-102-58-102-120c0-31 14-60 32-75 31 21 59 7 70 0z">
          <text:p/>
        </draw:path>
        <draw:path draw:style-name="gr427" draw:text-style-name="P23" draw:layer="layout" svg:width="0.203cm" svg:height="0.146cm" svg:x="11.836cm" svg:y="16.726cm" svg:viewBox="0 0 204 147" svg:d="M201 0c2 9 3 18 3 27 0 61-55 120-102 120s-102-59-102-120c0-9 2-18 4-27z">
          <text:p/>
        </draw:path>
        <draw:line draw:style-name="gr433" draw:text-style-name="P6" draw:layer="layout" svg:x1="11.839cm" svg:y1="16.726cm" svg:x2="12.037cm" svg:y2="16.726cm">
          <text:p/>
        </draw:line>
        <draw:frame draw:style-name="gr428" draw:text-style-name="P13" draw:layer="layout" svg:width="0.197cm" svg:height="0.192cm" svg:x="12.581cm" svg:y="16.788cm">
          <draw:text-box>
            <text:p text:style-name="P10"><text:span text:style-name="T116">75</text:span></text:p>
          </draw:text-box>
        </draw:frame>
        <draw:path draw:style-name="gr426" draw:text-style-name="P22" draw:layer="layout" svg:width="0.212cm" svg:height="0.203cm" svg:x="10.603cm" svg:y="12.072cm" svg:viewBox="0 0 213 204" svg:d="M107 0c11 9 41 23 73 0 18 17 33 47 33 80 0 63-57 124-106 124s-107-61-107-124c0-33 15-63 33-80 33 23 63 9 74 0z">
          <text:p/>
        </draw:path>
        <draw:path draw:style-name="gr427" draw:text-style-name="P23"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31" draw:text-style-name="P16" draw:layer="layout" svg:width="0.163cm" svg:height="0.17cm" svg:x="11.857cm" svg:y="16.7cm">
          <draw:text-box>
            <text:p text:style-name="P10"><text:span text:style-name="T118">75</text:span></text:p>
          </draw:text-box>
        </draw:frame>
        <draw:path draw:style-name="gr426" draw:text-style-name="P22" draw:layer="layout" svg:width="0.224cm" svg:height="0.215cm" svg:x="4.07cm" svg:y="37.418cm" svg:viewBox="0 0 225 216" svg:d="M113 0c12 9 43 24 77 0 20 17 35 49 35 84 0 68-60 132-112 132-53 0-113-64-113-132 0-35 16-67 35-84 34 24 67 9 78 0z">
          <text:p/>
        </draw:path>
        <draw:path draw:style-name="gr427" draw:text-style-name="P23"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34" draw:text-style-name="P18" draw:layer="layout" svg:width="0.188cm" svg:height="0.179cm" svg:x="10.624cm" svg:y="12.095cm">
          <draw:text-box>
            <text:p text:style-name="P10"><text:span text:style-name="T120">75</text:span></text:p>
          </draw:text-box>
        </draw:frame>
        <draw:path draw:style-name="gr426" draw:text-style-name="P22" draw:layer="layout" svg:width="0.225cm" svg:height="0.215cm" svg:x="7.837cm" svg:y="36.34cm" svg:viewBox="0 0 226 216" svg:d="M113 0c12 9 44 24 78 0 19 17 35 49 35 84 0 68-60 132-113 132-52 0-113-64-113-132 0-35 16-67 35-84 35 24 66 9 78 0z">
          <text:p/>
        </draw:path>
        <draw:path draw:style-name="gr427" draw:text-style-name="P23"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28" draw:text-style-name="P13" draw:layer="layout" svg:width="0.197cm" svg:height="0.192cm" svg:x="4.093cm" svg:y="37.443cm">
          <draw:text-box>
            <text:p text:style-name="P10"><text:span text:style-name="T116">94</text:span></text:p>
          </draw:text-box>
        </draw:frame>
        <draw:path draw:style-name="gr426" draw:text-style-name="P22" draw:layer="layout" svg:width="0.202cm" svg:height="0.213cm" svg:x="12.043cm" svg:y="35.331cm" svg:viewBox="0 0 203 214" svg:d="M101 0c10 8 40 24 71 0 17 17 31 49 31 83 0 67-54 131-102 131-47 0-101-64-101-131 0-34 14-66 32-83 30 24 59 8 69 0z">
          <text:p/>
        </draw:path>
        <draw:path draw:style-name="gr427" draw:text-style-name="P23" draw:layer="layout" svg:width="0.202cm" svg:height="0.16cm" svg:x="12.043cm" svg:y="35.384cm" svg:viewBox="0 0 203 161" svg:d="M200 0c2 10 3 19 3 30 0 67-54 131-102 131-47 0-101-64-101-131 0-10 1-20 4-30z">
          <text:p/>
        </draw:path>
        <draw:line draw:style-name="gr435" draw:text-style-name="P6" draw:layer="layout" svg:x1="12.045cm" svg:y1="35.384cm" svg:x2="12.243cm" svg:y2="35.384cm">
          <text:p/>
        </draw:line>
        <draw:frame draw:style-name="gr428" draw:text-style-name="P13" draw:layer="layout" svg:width="0.197cm" svg:height="0.192cm" svg:x="7.86cm" svg:y="36.365cm">
          <draw:text-box>
            <text:p text:style-name="P10"><text:span text:style-name="T116">94</text:span></text:p>
          </draw:text-box>
        </draw:frame>
        <draw:path draw:style-name="gr426" draw:text-style-name="P22" draw:layer="layout" svg:width="0.214cm" svg:height="0.205cm" svg:x="13.92cm" svg:y="33.053cm" svg:viewBox="0 0 215 206" svg:d="M108 0c11 8 41 23 74 0 18 16 33 47 33 80 0 65-57 126-107 126-49 0-108-61-108-126 0-33 15-64 35-80 32 23 62 8 73 0z">
          <text:p/>
        </draw:path>
        <draw:path draw:style-name="gr427" draw:text-style-name="P23" draw:layer="layout" svg:width="0.214cm" svg:height="0.154cm" svg:x="13.92cm" svg:y="33.104cm" svg:viewBox="0 0 215 155" svg:d="M211 0c3 10 4 19 4 30 0 64-57 125-107 125-49 0-108-61-108-125 0-11 2-21 4-30z">
          <text:p/>
        </draw:path>
        <draw:line draw:style-name="gr429" draw:text-style-name="P6" draw:layer="layout" svg:x1="13.923cm" svg:y1="33.104cm" svg:x2="14.132cm" svg:y2="33.104cm">
          <text:p/>
        </draw:line>
        <draw:frame draw:style-name="gr436" draw:text-style-name="P13" draw:layer="layout" svg:width="0.18cm" svg:height="0.192cm" svg:x="12.063cm" svg:y="35.355cm">
          <draw:text-box>
            <text:p text:style-name="P10"><text:span text:style-name="T121">94</text:span></text:p>
          </draw:text-box>
        </draw:frame>
        <draw:path draw:style-name="gr426" draw:text-style-name="P22" draw:layer="layout" svg:width="0.224cm" svg:height="0.215cm" svg:x="25.08cm" svg:y="23.912cm" svg:viewBox="0 0 225 216" svg:d="M112 0c12 8 44 24 78 0 20 17 35 49 35 84 0 66-60 132-113 132-52 0-112-66-112-132 0-35 16-67 35-84 34 24 66 8 77 0z">
          <text:p/>
        </draw:path>
        <draw:path draw:style-name="gr427" draw:text-style-name="P23"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34" draw:text-style-name="P18" draw:layer="layout" svg:width="0.188cm" svg:height="0.179cm" svg:x="13.942cm" svg:y="33.077cm">
          <draw:text-box>
            <text:p text:style-name="P10"><text:span text:style-name="T120">94</text:span></text:p>
          </draw:text-box>
        </draw:frame>
        <draw:path draw:style-name="gr426" draw:text-style-name="P22" draw:layer="layout" svg:width="0.238cm" svg:height="0.228cm" svg:x="27.571cm" svg:y="20.206cm" svg:viewBox="0 0 239 229" svg:d="M120 0c12 9 46 25 82 0 20 18 37 52 37 89 0 71-64 140-119 140s-120-69-120-140c0-37 17-71 38-89 37 25 70 9 82 0z">
          <text:p/>
        </draw:path>
        <draw:path draw:style-name="gr427" draw:text-style-name="P23"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28" draw:text-style-name="P13" draw:layer="layout" svg:width="0.197cm" svg:height="0.192cm" svg:x="25.102cm" svg:y="23.936cm">
          <draw:text-box>
            <text:p text:style-name="P10"><text:span text:style-name="T116">94</text:span></text:p>
          </draw:text-box>
        </draw:frame>
        <draw:path draw:style-name="gr426" draw:text-style-name="P22" draw:layer="layout" svg:width="0.225cm" svg:height="0.215cm" svg:x="28.486cm" svg:y="15.541cm" svg:viewBox="0 0 226 216" svg:d="M113 0c12 8 44 24 78 0 19 17 35 50 35 85 0 66-61 131-113 131-53 0-113-65-113-131 0-35 16-68 35-85 34 24 67 8 78 0z">
          <text:p/>
        </draw:path>
        <draw:path draw:style-name="gr427" draw:text-style-name="P23"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28" draw:text-style-name="P13" draw:layer="layout" svg:width="0.197cm" svg:height="0.192cm" svg:x="27.6cm" svg:y="20.24cm">
          <draw:text-box>
            <text:p text:style-name="P10"><text:span text:style-name="T116">94</text:span></text:p>
          </draw:text-box>
        </draw:frame>
        <draw:path draw:style-name="gr426" draw:text-style-name="P22" draw:layer="layout" svg:width="0.249cm" svg:height="0.239cm" svg:x="31.268cm" svg:y="12.252cm" svg:viewBox="0 0 250 240" svg:d="M124 0c13 11 48 28 86 0 23 20 40 56 40 94 0 75-68 146-126 146-57 0-124-71-124-146 0-38 17-74 39-94 38 28 73 11 85 0z">
          <text:p/>
        </draw:path>
        <draw:path draw:style-name="gr427" draw:text-style-name="P23"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28" draw:text-style-name="P13" draw:layer="layout" svg:width="0.197cm" svg:height="0.192cm" svg:x="28.509cm" svg:y="15.565cm">
          <draw:text-box>
            <text:p text:style-name="P10"><text:span text:style-name="T116">94</text:span></text:p>
          </draw:text-box>
        </draw:frame>
        <draw:path draw:style-name="gr426" draw:text-style-name="P22" draw:layer="layout" svg:width="0.224cm" svg:height="0.215cm" svg:x="10.303cm" svg:y="28.91cm" svg:viewBox="0 0 225 216" svg:d="M112 0c12 8 44 24 78 0 19 17 35 49 35 84 0 67-60 132-113 132-52 0-112-65-112-132 0-35 15-67 35-84 34 24 65 8 77 0z">
          <text:p/>
        </draw:path>
        <draw:path draw:style-name="gr427" draw:text-style-name="P23"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37" draw:text-style-name="P24" draw:layer="layout" svg:width="0.205cm" svg:height="0.213cm" svg:x="31.293cm" svg:y="12.279cm">
          <draw:text-box>
            <text:p text:style-name="P10"><text:span text:style-name="T122">94</text:span></text:p>
          </draw:text-box>
        </draw:frame>
        <draw:path draw:style-name="gr426" draw:text-style-name="P22" draw:layer="layout" svg:width="0.224cm" svg:height="0.215cm" svg:x="14.497cm" svg:y="29.172cm" svg:viewBox="0 0 225 216" svg:d="M112 0c11 8 43 24 78 0 20 17 35 50 35 85 0 66-61 131-113 131s-112-65-112-131c0-35 15-68 35-85 34 24 65 8 77 0z">
          <text:p/>
        </draw:path>
        <draw:path draw:style-name="gr427" draw:text-style-name="P23"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28" draw:text-style-name="P13" draw:layer="layout" svg:width="0.197cm" svg:height="0.192cm" svg:x="10.325cm" svg:y="28.934cm">
          <draw:text-box>
            <text:p text:style-name="P10"><text:span text:style-name="T116">96</text:span></text:p>
          </draw:text-box>
        </draw:frame>
        <draw:path draw:style-name="gr426" draw:text-style-name="P22" draw:layer="layout" svg:width="0.212cm" svg:height="0.204cm" svg:x="17.388cm" svg:y="31.406cm" svg:viewBox="0 0 213 205" svg:d="M107 0c11 8 41 23 73 0 19 16 33 47 33 79 0 65-57 126-106 126-50 0-107-61-107-126 0-32 14-63 33-79 32 23 62 8 74 0z">
          <text:p/>
        </draw:path>
        <draw:path draw:style-name="gr427" draw:text-style-name="P23" draw:layer="layout" svg:width="0.212cm" svg:height="0.153cm" svg:x="17.388cm" svg:y="31.457cm" svg:viewBox="0 0 213 154" svg:d="M210 0c2 9 3 18 3 28 0 64-57 126-106 126-50 0-107-62-107-126 0-9 1-19 3-28z">
          <text:p/>
        </draw:path>
        <draw:line draw:style-name="gr435" draw:text-style-name="P6" draw:layer="layout" svg:x1="17.39cm" svg:y1="31.457cm" svg:x2="17.598cm" svg:y2="31.457cm">
          <text:p/>
        </draw:line>
        <draw:frame draw:style-name="gr428" draw:text-style-name="P13" draw:layer="layout" svg:width="0.197cm" svg:height="0.192cm" svg:x="14.519cm" svg:y="29.196cm">
          <draw:text-box>
            <text:p text:style-name="P10"><text:span text:style-name="T116">96</text:span></text:p>
          </draw:text-box>
        </draw:frame>
        <draw:path draw:style-name="gr426" draw:text-style-name="P22" draw:layer="layout" svg:width="0.244cm" svg:height="0.211cm" svg:x="4.488cm" svg:y="38.667cm" svg:viewBox="0 0 245 212" svg:d="M123 0c13 8 47 24 84 0 21 17 38 48 38 83 0 66-65 129-122 129-56 0-123-63-123-129 0-35 18-66 39-83 37 24 72 8 84 0z">
          <text:p/>
        </draw:path>
        <draw:path draw:style-name="gr427" draw:text-style-name="P23"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34" draw:text-style-name="P18" draw:layer="layout" svg:width="0.188cm" svg:height="0.179cm" svg:x="17.409cm" svg:y="31.429cm">
          <draw:text-box>
            <text:p text:style-name="P10"><text:span text:style-name="T120">96</text:span></text:p>
          </draw:text-box>
        </draw:frame>
        <draw:path draw:style-name="gr426" draw:text-style-name="P22" draw:layer="layout" svg:width="0.243cm" svg:height="0.211cm" svg:x="3.442cm" svg:y="23.117cm" svg:viewBox="0 0 244 212" svg:d="M123 0c12 8 46 24 84 0 21 17 37 48 37 82 0 66-65 130-121 130-58 0-123-64-123-130 0-34 17-65 38-82 37 24 72 8 85 0z">
          <text:p/>
        </draw:path>
        <draw:path draw:style-name="gr427" draw:text-style-name="P23"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38" draw:text-style-name="P12" draw:layer="layout" svg:width="0.218cm" svg:height="0.187cm" svg:x="4.505cm" svg:y="38.688cm">
          <draw:text-box>
            <text:p text:style-name="P10"><text:span text:style-name="T123">275</text:span></text:p>
          </draw:text-box>
        </draw:frame>
        <draw:path draw:style-name="gr426" draw:text-style-name="P22" draw:layer="layout" svg:width="0.243cm" svg:height="0.211cm" svg:x="7.716cm" svg:y="23.101cm" svg:viewBox="0 0 244 212" svg:d="M121 0c13 9 47 24 85 0 21 18 38 49 38 83 0 66-66 129-123 129-56 0-121-63-121-129 0-34 16-65 37-83 38 24 72 9 84 0z">
          <text:p/>
        </draw:path>
        <draw:path draw:style-name="gr427" draw:text-style-name="P23"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38" draw:text-style-name="P12" draw:layer="layout" svg:width="0.218cm" svg:height="0.187cm" svg:x="3.462cm" svg:y="23.138cm">
          <draw:text-box>
            <text:p text:style-name="P10"><text:span text:style-name="T124">696</text:span></text:p>
          </draw:text-box>
        </draw:frame>
        <draw:path draw:style-name="gr426" draw:text-style-name="P22" draw:layer="layout" svg:width="0.244cm" svg:height="0.211cm" svg:x="12.533cm" svg:y="23.417cm" svg:viewBox="0 0 245 212" svg:d="M122 0c12 8 47 23 84 0 22 16 39 48 39 82 0 67-67 130-123 130s-122-63-122-130c0-34 17-66 38-82 37 23 72 8 84 0z">
          <text:p/>
        </draw:path>
        <draw:path draw:style-name="gr427" draw:text-style-name="P23"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38" draw:text-style-name="P12" draw:layer="layout" svg:width="0.218cm" svg:height="0.187cm" svg:x="7.736cm" svg:y="23.122cm">
          <draw:text-box>
            <text:p text:style-name="P10"><text:span text:style-name="T124">696</text:span></text:p>
          </draw:text-box>
        </draw:frame>
        <draw:path draw:style-name="gr426" draw:text-style-name="P22" draw:layer="layout" svg:width="0.245cm" svg:height="0.212cm" svg:x="17.468cm" svg:y="24.086cm" svg:viewBox="0 0 246 213" svg:d="M123 0c12 8 46 23 84 0 22 17 39 48 39 83 0 66-67 130-123 130-57 0-123-64-123-130 0-35 17-66 38-83 38 23 72 8 85 0z">
          <text:p/>
        </draw:path>
        <draw:path draw:style-name="gr427" draw:text-style-name="P23" draw:layer="layout" svg:width="0.245cm" svg:height="0.159cm" svg:x="17.468cm" svg:y="24.139cm" svg:viewBox="0 0 246 160" svg:d="M241 0c3 9 5 19 5 29 0 66-67 131-123 131-57 0-123-65-123-131 0-10 2-20 5-29z">
          <text:p/>
        </draw:path>
        <draw:line draw:style-name="gr435" draw:text-style-name="P6" draw:layer="layout" svg:x1="17.471cm" svg:y1="24.139cm" svg:x2="17.71cm" svg:y2="24.139cm">
          <text:p/>
        </draw:line>
        <draw:frame draw:style-name="gr438" draw:text-style-name="P12" draw:layer="layout" svg:width="0.218cm" svg:height="0.187cm" svg:x="12.553cm" svg:y="23.437cm">
          <draw:text-box>
            <text:p text:style-name="P10"><text:span text:style-name="T124">696</text:span></text:p>
          </draw:text-box>
        </draw:frame>
        <draw:path draw:style-name="gr426" draw:text-style-name="P22" draw:layer="layout" svg:width="0.23cm" svg:height="0.2cm" svg:x="19.883cm" svg:y="23.554cm" svg:viewBox="0 0 231 201" svg:d="M116 0c11 8 44 22 79 0 20 16 36 47 36 79 0 62-62 122-115 122-54 0-116-60-116-122 0-32 16-63 36-79 35 22 68 8 80 0z">
          <text:p/>
        </draw:path>
        <draw:path draw:style-name="gr427" draw:text-style-name="P23"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38" draw:text-style-name="P12" draw:layer="layout" svg:width="0.218cm" svg:height="0.187cm" svg:x="17.489cm" svg:y="24.107cm">
          <draw:text-box>
            <text:p text:style-name="P10"><text:span text:style-name="T124">696</text:span></text:p>
          </draw:text-box>
        </draw:frame>
        <draw:path draw:style-name="gr426" draw:text-style-name="P22" draw:layer="layout" svg:width="0.244cm" svg:height="0.212cm" svg:x="23.799cm" svg:y="23.397cm" svg:viewBox="0 0 245 213" svg:d="M122 0c12 9 47 24 84 0 22 17 39 49 39 83 0 66-66 130-123 130s-122-64-122-130c0-34 16-66 38-83 37 24 71 9 84 0z">
          <text:p/>
        </draw:path>
        <draw:path draw:style-name="gr427" draw:text-style-name="P23"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22" draw:text-style-name="P17" draw:layer="layout" svg:width="0.205cm" svg:height="0.175cm" svg:x="19.902cm" svg:y="23.574cm">
          <draw:text-box>
            <text:p text:style-name="P10"><text:span text:style-name="T125">696</text:span></text:p>
          </draw:text-box>
        </draw:frame>
        <draw:path draw:style-name="gr426" draw:text-style-name="P22" draw:layer="layout" svg:width="0.271cm" svg:height="0.234cm" svg:x="2.319cm" svg:y="33.565cm" svg:viewBox="0 0 272 235" svg:d="M135 0c14 9 52 26 94 0 24 19 43 54 43 92 0 73-74 143-137 143-62 0-135-70-135-143 0-38 19-73 42-92 41 26 80 9 93 0z">
          <text:p/>
        </draw:path>
        <draw:path draw:style-name="gr427" draw:text-style-name="P23"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38" draw:text-style-name="P12" draw:layer="layout" svg:width="0.218cm" svg:height="0.187cm" svg:x="23.819cm" svg:y="23.418cm">
          <draw:text-box>
            <text:p text:style-name="P10"><text:span text:style-name="T124">696</text:span></text:p>
          </draw:text-box>
        </draw:frame>
        <draw:path draw:style-name="gr426" draw:text-style-name="P22" draw:layer="layout" svg:width="0.243cm" svg:height="0.212cm" svg:x="3.42cm" svg:y="26.063cm" svg:viewBox="0 0 244 213" svg:d="M122 0c13 9 47 24 84 0 21 17 38 49 38 83 0 65-65 130-122 130s-122-65-122-130c0-34 16-66 38-83 37 24 72 9 84 0z">
          <text:p/>
        </draw:path>
        <draw:path draw:style-name="gr427" draw:text-style-name="P23"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39" draw:text-style-name="P19" draw:layer="layout" svg:width="0.243cm" svg:height="0.205cm" svg:x="2.337cm" svg:y="33.587cm">
          <draw:text-box>
            <text:p text:style-name="P10"><text:span text:style-name="T126">275</text:span></text:p>
          </draw:text-box>
        </draw:frame>
        <draw:polygon draw:style-name="gr440" draw:text-style-name="P25" draw:layer="layout" svg:width="0.056cm" svg:height="0.053cm" svg:x="28.92cm" svg:y="13.679cm" svg:viewBox="0 0 57 54" draw:points="57,0 0,0 0,54 57,54">
          <text:p/>
        </draw:polygon>
        <draw:polygon draw:style-name="gr440" draw:text-style-name="P25" draw:layer="layout" svg:width="0.155cm" svg:height="0.127cm" svg:x="24.846cm" svg:y="22.737cm" svg:viewBox="0 0 156 128" draw:points="156,0 0,0 0,128 156,128">
          <text:p/>
        </draw:polygon>
        <draw:polygon draw:style-name="gr440" draw:text-style-name="P25" draw:layer="layout" svg:width="0.161cm" svg:height="0.108cm" svg:x="12.4cm" svg:y="31.98cm" svg:viewBox="0 0 162 109" draw:points="162,0 0,0 0,109 162,109">
          <text:p/>
        </draw:polygon>
        <draw:polygon draw:style-name="gr440" draw:text-style-name="P25" draw:layer="layout" svg:width="0.158cm" svg:height="0.136cm" svg:x="7.903cm" svg:y="14.057cm" svg:viewBox="0 0 159 137" draw:points="159,89 84,0 0,48 75,137">
          <text:p/>
        </draw:polygon>
        <draw:polygon draw:style-name="gr440" draw:text-style-name="P25" draw:layer="layout" svg:width="0.197cm" svg:height="0.112cm" svg:x="6.584cm" svg:y="18.51cm" svg:viewBox="0 0 198 113" draw:points="198,0 0,0 0,113 198,113">
          <text:p/>
        </draw:polygon>
        <draw:polygon draw:style-name="gr440" draw:text-style-name="P25" draw:layer="layout" svg:width="0.118cm" svg:height="0.11cm" svg:x="14.057cm" svg:y="20.704cm" svg:viewBox="0 0 119 111" draw:points="119,0 0,0 0,111 119,111">
          <text:p/>
        </draw:polygon>
        <draw:polygon draw:style-name="gr440" draw:text-style-name="P25" draw:layer="layout" svg:width="0.176cm" svg:height="0.161cm" svg:x="12.372cm" svg:y="22.221cm" svg:viewBox="0 0 177 162" draw:points="177,0 0,0 0,162 177,162">
          <text:p/>
        </draw:polygon>
        <draw:polygon draw:style-name="gr440" draw:text-style-name="P25" draw:layer="layout" svg:width="0.095cm" svg:height="0.107cm" svg:x="15.254cm" svg:y="19.273cm" svg:viewBox="0 0 96 108" draw:points="96,0 0,0 0,108 96,108">
          <text:p/>
        </draw:polygon>
        <draw:polygon draw:style-name="gr440" draw:text-style-name="P25" draw:layer="layout" svg:width="0.178cm" svg:height="0.131cm" svg:x="11.542cm" svg:y="23.817cm" svg:viewBox="0 0 179 132" draw:points="179,0 0,0 0,132 179,132">
          <text:p/>
        </draw:polygon>
        <draw:polygon draw:style-name="gr441" draw:text-style-name="P26" draw:layer="layout" svg:width="0.091cm" svg:height="0.086cm" svg:x="10.459cm" svg:y="23.52cm" svg:viewBox="0 0 92 87" draw:points="92,0 0,0 0,87 92,87">
          <text:p/>
        </draw:polygon>
        <draw:polygon draw:style-name="gr440" draw:text-style-name="P25" draw:layer="layout" svg:width="0.281cm" svg:height="0.187cm" svg:x="15cm" svg:y="24.066cm" svg:viewBox="0 0 282 188" draw:points="0,188 0,0 147,0 282,188">
          <text:p/>
        </draw:polygon>
        <draw:polygon draw:style-name="gr440" draw:text-style-name="P25" draw:layer="layout" svg:width="0.139cm" svg:height="0.141cm" svg:x="17.54cm" svg:y="20.381cm" svg:viewBox="0 0 140 142" draw:points="140,0 0,0 0,142 140,142">
          <text:p/>
        </draw:polygon>
        <draw:polygon draw:style-name="gr440" draw:text-style-name="P25" draw:layer="layout" svg:width="0.139cm" svg:height="0.126cm" svg:x="16.193cm" svg:y="17.663cm" svg:viewBox="0 0 140 127" draw:points="140,0 0,0 0,127 140,127">
          <text:p/>
        </draw:polygon>
        <draw:polygon draw:style-name="gr440" draw:text-style-name="P25" draw:layer="layout" svg:width="0.158cm" svg:height="0.145cm" svg:x="15.616cm" svg:y="19.526cm" svg:viewBox="0 0 159 146" draw:points="159,0 0,0 0,146 159,146">
          <text:p/>
        </draw:polygon>
        <draw:polygon draw:style-name="gr440" draw:text-style-name="P25" draw:layer="layout" svg:width="0.139cm" svg:height="0.126cm" svg:x="13.987cm" svg:y="19.304cm" svg:viewBox="0 0 140 127" draw:points="140,0 0,0 0,127 140,127">
          <text:p/>
        </draw:polygon>
        <draw:polygon draw:style-name="gr440" draw:text-style-name="P25" draw:layer="layout" svg:width="0.12cm" svg:height="0.094cm" svg:x="21.994cm" svg:y="16.418cm" svg:viewBox="0 0 121 95" draw:points="121,0 0,0 0,95 121,95">
          <text:p/>
        </draw:polygon>
        <draw:polygon draw:style-name="gr440" draw:text-style-name="P25" draw:layer="layout" svg:width="0.116cm" svg:height="0.095cm" svg:x="23.553cm" svg:y="17.053cm" svg:viewBox="0 0 117 96" draw:points="117,0 0,0 0,96 117,96">
          <text:p/>
        </draw:polygon>
        <draw:polygon draw:style-name="gr440" draw:text-style-name="P25" draw:layer="layout" svg:width="0.154cm" svg:height="0.15cm" svg:x="23.961cm" svg:y="18.334cm" svg:viewBox="0 0 155 151" draw:points="155,0 0,0 0,151 155,151">
          <text:p/>
        </draw:polygon>
        <draw:polygon draw:style-name="gr440" draw:text-style-name="P25" draw:layer="layout" svg:width="0.176cm" svg:height="0.127cm" svg:x="20.71cm" svg:y="19.503cm" svg:viewBox="0 0 177 128" draw:points="177,0 0,0 0,128 177,128">
          <text:p/>
        </draw:polygon>
        <draw:polygon draw:style-name="gr440" draw:text-style-name="P25" draw:layer="layout" svg:width="0.289cm" svg:height="0.208cm" svg:x="20.226cm" svg:y="19.983cm" svg:viewBox="0 0 290 209" draw:points="290,0 0,0 0,209 290,209">
          <text:p/>
        </draw:polygon>
        <draw:polygon draw:style-name="gr440" draw:text-style-name="P25" draw:layer="layout" svg:width="0.261cm" svg:height="0.349cm" svg:x="20.237cm" svg:y="18.869cm" svg:viewBox="0 0 262 350" draw:points="262,0 0,0 0,350 262,350">
          <text:p/>
        </draw:polygon>
        <draw:polygon draw:style-name="gr440" draw:text-style-name="P25" draw:layer="layout" svg:width="0.174cm" svg:height="0.265cm" svg:x="20.343cm" svg:y="17.512cm" svg:viewBox="0 0 175 266" draw:points="175,0 0,0 0,266 175,266">
          <text:p/>
        </draw:polygon>
        <draw:polygon draw:style-name="gr440" draw:text-style-name="P25" draw:layer="layout" svg:width="0.406cm" svg:height="0.306cm" svg:x="20.097cm" svg:y="22.334cm" svg:viewBox="0 0 407 307" draw:points="407,0 0,0 0,307 407,307">
          <text:p/>
        </draw:polygon>
        <draw:polygon draw:style-name="gr440" draw:text-style-name="P25" draw:layer="layout" svg:width="0.143cm" svg:height="0.145cm" svg:x="20.714cm" svg:y="22.319cm" svg:viewBox="0 0 144 146" draw:points="144,0 0,0 0,146 144,146">
          <text:p/>
        </draw:polygon>
        <draw:polygon draw:style-name="gr440" draw:text-style-name="P25" draw:layer="layout" svg:width="0.212cm" svg:height="0.186cm" svg:x="24.266cm" svg:y="25.971cm" svg:viewBox="0 0 213 187" draw:points="213,0 0,0 0,187 213,187">
          <text:p/>
        </draw:polygon>
        <draw:polygon draw:style-name="gr440" draw:text-style-name="P25" draw:layer="layout" svg:width="0.135cm" svg:height="0.112cm" svg:x="24.668cm" svg:y="26.031cm" svg:viewBox="0 0 136 113" draw:points="136,0 0,0 0,113 136,113">
          <text:p/>
        </draw:polygon>
        <draw:polygon draw:style-name="gr440" draw:text-style-name="P25" draw:layer="layout" svg:width="0.193cm" svg:height="0.127cm" svg:x="24.335cm" svg:y="23.742cm" svg:viewBox="0 0 194 128" draw:points="194,0 0,0 0,128 194,128">
          <text:p/>
        </draw:polygon>
        <draw:polygon draw:style-name="gr440" draw:text-style-name="P25" draw:layer="layout" svg:width="0.14cm" svg:height="0.113cm" svg:x="25.651cm" svg:y="21.979cm" svg:viewBox="0 0 141 114" draw:points="141,0 0,0 0,114 141,114">
          <text:p/>
        </draw:polygon>
        <draw:polygon draw:style-name="gr440" draw:text-style-name="P25" draw:layer="layout" svg:width="0.141cm" svg:height="0.112cm" svg:x="25.668cm" svg:y="21.663cm" svg:viewBox="0 0 142 113" draw:points="142,0 0,0 0,113 142,113">
          <text:p/>
        </draw:polygon>
        <draw:polygon draw:style-name="gr440" draw:text-style-name="P25" draw:layer="layout" svg:width="0.201cm" svg:height="0.181cm" svg:x="22.904cm" svg:y="29.94cm" svg:viewBox="0 0 202 182" draw:points="54,182 202,118 147,0 0,66">
          <text:p/>
        </draw:polygon>
        <draw:polygon draw:style-name="gr440" draw:text-style-name="P25" draw:layer="layout" svg:width="0.115cm" svg:height="0.127cm" svg:x="4.056cm" svg:y="31.647cm" svg:viewBox="0 0 116 128" draw:points="116,0 0,0 0,128 116,128">
          <text:p/>
        </draw:polygon>
        <draw:polygon draw:style-name="gr440" draw:text-style-name="P25" draw:layer="layout" svg:width="0.165cm" svg:height="0.16cm" svg:x="4.819cm" svg:y="31.176cm" svg:viewBox="0 0 166 161" draw:points="166,0 0,0 0,161 166,161">
          <text:p/>
        </draw:polygon>
        <draw:polygon draw:style-name="gr440" draw:text-style-name="P25" draw:layer="layout" svg:width="0.141cm" svg:height="0.125cm" svg:x="8.745cm" svg:y="32.299cm" svg:viewBox="0 0 142 126" draw:points="142,0 0,0 0,126 142,126">
          <text:p/>
        </draw:polygon>
        <draw:polygon draw:style-name="gr440" draw:text-style-name="P25" draw:layer="layout" svg:width="0.251cm" svg:height="0.198cm" svg:x="3.796cm" svg:y="34.766cm" svg:viewBox="0 0 252 199" draw:points="252,0 0,0 0,199 252,199">
          <text:p/>
        </draw:polygon>
        <draw:polygon draw:style-name="gr440" draw:text-style-name="P25" draw:layer="layout" svg:width="0.104cm" svg:height="0.198cm" svg:x="9.004cm" svg:y="33.875cm" svg:viewBox="0 0 105 199" draw:points="105,0 0,0 0,199 105,199">
          <text:p/>
        </draw:polygon>
        <draw:polygon draw:style-name="gr440" draw:text-style-name="P25" draw:layer="layout" svg:width="0.193cm" svg:height="0.161cm" svg:x="5.94cm" svg:y="36.066cm" svg:viewBox="0 0 194 162" draw:points="194,0 0,0 0,162 194,162">
          <text:p/>
        </draw:polygon>
        <draw:polygon draw:style-name="gr440" draw:text-style-name="P25" draw:layer="layout" svg:width="0.18cm" svg:height="0.126cm" svg:x="9.921cm" svg:y="38.818cm" svg:viewBox="0 0 181 127" draw:points="181,0 0,0 0,127 181,127">
          <text:p/>
        </draw:polygon>
        <draw:polygon draw:style-name="gr440" draw:text-style-name="P25" draw:layer="layout" svg:width="0.159cm" svg:height="0.123cm" svg:x="13.001cm" svg:y="39.189cm" svg:viewBox="0 0 160 124" draw:points="160,0 0,0 0,124 160,124">
          <text:p/>
        </draw:polygon>
        <draw:polygon draw:style-name="gr440" draw:text-style-name="P25" draw:layer="layout" svg:width="0.097cm" svg:height="0.103cm" svg:x="13.325cm" svg:y="39.545cm" svg:viewBox="0 0 98 104" draw:points="98,0 0,0 0,104 98,104">
          <text:p/>
        </draw:polygon>
        <draw:polygon draw:style-name="gr440" draw:text-style-name="P25" draw:layer="layout" svg:width="0.158cm" svg:height="0.125cm" svg:x="12.997cm" svg:y="37.191cm" svg:viewBox="0 0 159 126" draw:points="159,0 0,0 0,126 159,126">
          <text:p/>
        </draw:polygon>
        <draw:polygon draw:style-name="gr440" draw:text-style-name="P25" draw:layer="layout" svg:width="0.179cm" svg:height="0.153cm" svg:x="12.353cm" svg:y="35.706cm" svg:viewBox="0 0 180 154" draw:points="141,154 180,62 40,0 0,94">
          <text:p/>
        </draw:polygon>
        <draw:polygon draw:style-name="gr440" draw:text-style-name="P25" draw:layer="layout" svg:width="0.18cm" svg:height="0.154cm" svg:x="12.667cm" svg:y="36.109cm" svg:viewBox="0 0 181 155" draw:points="141,155 181,61 40,0 0,94">
          <text:p/>
        </draw:polygon>
        <draw:polygon draw:style-name="gr440" draw:text-style-name="P25" draw:layer="layout" svg:width="0.15cm" svg:height="0.139cm" svg:x="12.482cm" svg:y="33.101cm" svg:viewBox="0 0 151 140" draw:points="151,104 115,0 0,36 36,140">
          <text:p/>
        </draw:polygon>
        <draw:polygon draw:style-name="gr440" draw:text-style-name="P25" draw:layer="layout" svg:width="0.212cm" svg:height="0.112cm" svg:x="12.333cm" svg:y="32.853cm" svg:viewBox="0 0 213 113" draw:points="213,0 0,0 0,113 213,113">
          <text:p/>
        </draw:polygon>
        <draw:polygon draw:style-name="gr440" draw:text-style-name="P25" draw:layer="layout" svg:width="0.189cm" svg:height="0.137cm" svg:x="12.783cm" svg:y="32.993cm" svg:viewBox="0 0 190 138" draw:points="190,87 159,0 0,50 30,138">
          <text:p/>
        </draw:polygon>
        <draw:polygon draw:style-name="gr440" draw:text-style-name="P25" draw:layer="layout" svg:width="0.213cm" svg:height="0.143cm" svg:x="11.547cm" svg:y="33.402cm" svg:viewBox="0 0 214 144" draw:points="214,86 184,0 0,57 31,144">
          <text:p/>
        </draw:polygon>
        <draw:polygon draw:style-name="gr440" draw:text-style-name="P25" draw:layer="layout" svg:width="0.203cm" svg:height="0.161cm" svg:x="14.16cm" svg:y="32.553cm" svg:viewBox="0 0 204 162" draw:points="204,112 161,0 0,51 44,162">
          <text:p/>
        </draw:polygon>
        <draw:polygon draw:style-name="gr440" draw:text-style-name="P25" draw:layer="layout" svg:width="0.115cm" svg:height="0.085cm" svg:x="11.238cm" svg:y="33.406cm" svg:viewBox="0 0 116 86" draw:points="116,82 112,0 0,4 4,86">
          <text:p/>
        </draw:polygon>
        <draw:polygon draw:style-name="gr440" draw:text-style-name="P25" draw:layer="layout" svg:width="0.189cm" svg:height="0.126cm" svg:x="13.163cm" svg:y="32.003cm" svg:viewBox="0 0 190 127" draw:points="190,0 0,0 0,127 190,127">
          <text:p/>
        </draw:polygon>
        <draw:polygon draw:style-name="gr440" draw:text-style-name="P25" draw:layer="layout" svg:width="0.137cm" svg:height="0.127cm" svg:x="9.055cm" svg:y="12.774cm" svg:viewBox="0 0 138 128" draw:points="138,0 0,0 0,128 138,128">
          <text:p/>
        </draw:polygon>
        <draw:polygon draw:style-name="gr440" draw:text-style-name="P25" draw:layer="layout" svg:width="0.098cm" svg:height="0.09cm" svg:x="9.613cm" svg:y="11.576cm" svg:viewBox="0 0 99 91" draw:points="99,0 0,0 0,91 99,91">
          <text:p/>
        </draw:polygon>
        <draw:polygon draw:style-name="gr440" draw:text-style-name="P25" draw:layer="layout" svg:width="0.099cm" svg:height="0.09cm" svg:x="9.826cm" svg:y="11.576cm" svg:viewBox="0 0 100 91" draw:points="100,0 0,0 0,91 100,91">
          <text:p/>
        </draw:polygon>
        <draw:polygon draw:style-name="gr440" draw:text-style-name="P25" draw:layer="layout" svg:width="0.156cm" svg:height="0.143cm" svg:x="22.794cm" svg:y="16.041cm" svg:viewBox="0 0 157 144" draw:points="157,0 0,0 0,144 157,144">
          <text:p/>
        </draw:polygon>
        <draw:polygon draw:style-name="gr441" draw:text-style-name="P26" draw:layer="layout" svg:width="0.118cm" svg:height="0.127cm" svg:x="9.513cm" svg:y="15.706cm" svg:viewBox="0 0 119 128" draw:points="119,0 0,0 0,128 119,128">
          <text:p/>
        </draw:polygon>
        <draw:polygon draw:style-name="gr440" draw:text-style-name="P25" draw:layer="layout" svg:width="0.169cm" svg:height="0.148cm" svg:x="29.246cm" svg:y="13.608cm" svg:viewBox="0 0 170 149" draw:points="170,0 0,0 0,149 170,149">
          <text:p/>
        </draw:polygon>
        <draw:polygon draw:style-name="gr440" draw:text-style-name="P25" draw:layer="layout" svg:width="0.169cm" svg:height="0.148cm" svg:x="28.852cm" svg:y="13.464cm" svg:viewBox="0 0 170 149" draw:points="170,0 0,0 0,149 170,149">
          <text:p/>
        </draw:polygon>
        <draw:polygon draw:style-name="gr440" draw:text-style-name="P25" draw:layer="layout" svg:width="0.19cm" svg:height="0.148cm" svg:x="32.777cm" svg:y="11.345cm" svg:viewBox="0 0 191 149" draw:points="191,0 0,0 0,149 191,149">
          <text:p/>
        </draw:polygon>
        <draw:polygon draw:style-name="gr440" draw:text-style-name="P25" draw:layer="layout" svg:width="0.132cm" svg:height="0.102cm" svg:x="9.466cm" svg:y="24.155cm" svg:viewBox="0 0 133 103" draw:points="133,0 0,0 0,103 133,103">
          <text:p/>
        </draw:polygon>
        <draw:polygon draw:style-name="gr440" draw:text-style-name="P25" draw:layer="layout" svg:width="0.158cm" svg:height="0.109cm" svg:x="9.66cm" svg:y="22.802cm" svg:viewBox="0 0 159 110" draw:points="159,0 0,0 0,110 159,110">
          <text:p/>
        </draw:polygon>
        <draw:polygon draw:style-name="gr440" draw:text-style-name="P25" draw:layer="layout" svg:width="0.158cm" svg:height="0.109cm" svg:x="9.66cm" svg:y="22.952cm" svg:viewBox="0 0 159 110" draw:points="159,0 0,0 0,110 159,110">
          <text:p/>
        </draw:polygon>
        <draw:polygon draw:style-name="gr440" draw:text-style-name="P25" draw:layer="layout" svg:width="0.176cm" svg:height="0.141cm" svg:x="6.582cm" svg:y="20.345cm" svg:viewBox="0 0 177 142" draw:points="177,0 0,0 0,142 177,142">
          <text:p/>
        </draw:polygon>
        <draw:polygon draw:style-name="gr440" draw:text-style-name="P25" draw:layer="layout" svg:width="0.175cm" svg:height="0.141cm" svg:x="6.587cm" svg:y="20.067cm" svg:viewBox="0 0 176 142" draw:points="176,0 0,0 0,142 176,142">
          <text:p/>
        </draw:polygon>
        <draw:polygon draw:style-name="gr440" draw:text-style-name="P25" draw:layer="layout" svg:width="0.157cm" svg:height="0.127cm" svg:x="4.429cm" svg:y="20.108cm" svg:viewBox="0 0 158 128" draw:points="158,0 0,0 0,128 158,128">
          <text:p/>
        </draw:polygon>
        <draw:polygon draw:style-name="gr440" draw:text-style-name="P25" draw:layer="layout" svg:width="0.158cm" svg:height="0.109cm" svg:x="6.577cm" svg:y="18.933cm" svg:viewBox="0 0 159 110" draw:points="159,0 0,0 0,110 159,110">
          <text:p/>
        </draw:polygon>
        <draw:polygon draw:style-name="gr440" draw:text-style-name="P25" draw:layer="layout" svg:width="0.12cm" svg:height="0.145cm" svg:x="6.283cm" svg:y="18.82cm" svg:viewBox="0 0 121 146" draw:points="121,0 0,0 0,146 121,146">
          <text:p/>
        </draw:polygon>
        <draw:polygon draw:style-name="gr440" draw:text-style-name="P25" draw:layer="layout" svg:width="0.23cm" svg:height="0.143cm" svg:x="10.195cm" svg:y="33.556cm" svg:viewBox="0 0 231 144" draw:points="231,93 205,0 0,47 37,144">
          <text:p/>
        </draw:polygon>
        <draw:polygon draw:style-name="gr440" draw:text-style-name="P25" draw:layer="layout" svg:width="0.174cm" svg:height="0.125cm" svg:x="23.263cm" svg:y="20.36cm" svg:viewBox="0 0 175 126" draw:points="175,0 0,0 0,126 175,126">
          <text:p/>
        </draw:polygon>
        <draw:polygon draw:style-name="gr440" draw:text-style-name="P25" draw:layer="layout" svg:width="0.137cm" svg:height="0.127cm" svg:x="8.441cm" svg:y="13.406cm" svg:viewBox="0 0 138 128" draw:points="138,0 0,0 0,128 138,128">
          <text:p/>
        </draw:polygon>
        <draw:polygon draw:style-name="gr440" draw:text-style-name="P25" draw:layer="layout" svg:width="0.137cm" svg:height="0.127cm" svg:x="10.415cm" svg:y="14.97cm" svg:viewBox="0 0 138 128" draw:points="138,0 0,0 0,128 138,128">
          <text:p/>
        </draw:polygon>
        <draw:polygon draw:style-name="gr440" draw:text-style-name="P25" draw:layer="layout" svg:width="0.095cm" svg:height="0.087cm" svg:x="7.88cm" svg:y="14.315cm" svg:viewBox="0 0 96 88" draw:points="96,0 0,0 0,88 96,88">
          <text:p/>
        </draw:polygon>
        <draw:polygon draw:style-name="gr440" draw:text-style-name="P25" draw:layer="layout" svg:width="0.273cm" svg:height="0.195cm" svg:x="20.211cm" svg:y="22.797cm" svg:viewBox="0 0 274 196" draw:points="274,0 0,0 0,196 274,196">
          <text:p/>
        </draw:polygon>
        <draw:polygon draw:style-name="gr440" draw:text-style-name="P25" draw:layer="layout" svg:width="0.23cm" svg:height="0.126cm" svg:x="21.735cm" svg:y="20.098cm" svg:viewBox="0 0 231 127" draw:points="231,0 0,0 0,127 231,127">
          <text:p/>
        </draw:polygon>
        <draw:polygon draw:style-name="gr440" draw:text-style-name="P25" draw:layer="layout" svg:width="0.114cm" svg:height="0.145cm" svg:x="8.405cm" svg:y="31.948cm" svg:viewBox="0 0 115 146" draw:points="115,0 0,0 0,146 115,146">
          <text:p/>
        </draw:polygon>
        <draw:polygon draw:style-name="gr440" draw:text-style-name="P25" draw:layer="layout" svg:width="0.114cm" svg:height="0.127cm" svg:x="7.38cm" svg:y="31.682cm" svg:viewBox="0 0 115 128" draw:points="115,0 0,0 0,128 115,128">
          <text:p/>
        </draw:polygon>
        <draw:polygon draw:style-name="gr440" draw:text-style-name="P25" draw:layer="layout" svg:width="0.133cm" svg:height="0.145cm" svg:x="17.28cm" svg:y="24.879cm" svg:viewBox="0 0 134 146" draw:points="134,0 0,0 0,146 134,146">
          <text:p/>
        </draw:polygon>
        <draw:polygon draw:style-name="gr440" draw:text-style-name="P25" draw:layer="layout" svg:width="0.133cm" svg:height="0.145cm" svg:x="16.465cm" svg:y="22.761cm" svg:viewBox="0 0 134 146" draw:points="134,0 0,0 0,146 134,146">
          <text:p/>
        </draw:polygon>
        <draw:polygon draw:style-name="gr440" draw:text-style-name="P25" draw:layer="layout" svg:width="0.133cm" svg:height="0.164cm" svg:x="20.252cm" svg:y="24.364cm" svg:viewBox="0 0 134 165" draw:points="134,0 0,0 0,165 134,165">
          <text:p/>
        </draw:polygon>
        <draw:polygon draw:style-name="gr440" draw:text-style-name="P25" draw:layer="layout" svg:width="0.133cm" svg:height="0.2cm" svg:x="20.698cm" svg:y="23.166cm" svg:viewBox="0 0 134 201" draw:points="134,0 0,0 0,201 134,201">
          <text:p/>
        </draw:polygon>
        <draw:polygon draw:style-name="gr440" draw:text-style-name="P25" draw:layer="layout" svg:width="0.17cm" svg:height="0.166cm" svg:x="27.231cm" svg:y="21.552cm" svg:viewBox="0 0 171 167" draw:points="97,167 171,61 75,0 0,105">
          <text:p/>
        </draw:polygon>
        <draw:polygon draw:style-name="gr440" draw:text-style-name="P25" draw:layer="layout" svg:width="0.133cm" svg:height="0.127cm" svg:x="6.326cm" svg:y="23.604cm" svg:viewBox="0 0 134 128" draw:points="134,0 0,0 0,128 134,128">
          <text:p/>
        </draw:polygon>
        <draw:polygon draw:style-name="gr440" draw:text-style-name="P25" draw:layer="layout" svg:width="0.133cm" svg:height="0.126cm" svg:x="3.833cm" svg:y="23.983cm" svg:viewBox="0 0 134 127" draw:points="134,0 0,0 0,127 134,127">
          <text:p/>
        </draw:polygon>
        <draw:polygon draw:style-name="gr440" draw:text-style-name="P25" draw:layer="layout" svg:width="0.172cm" svg:height="0.127cm" svg:x="7.38cm" svg:y="23.311cm" svg:viewBox="0 0 173 128" draw:points="173,0 0,0 0,128 173,128">
          <text:p/>
        </draw:polygon>
        <draw:polygon draw:style-name="gr440" draw:text-style-name="P25" draw:layer="layout" svg:width="0.172cm" svg:height="0.108cm" svg:x="11.888cm" svg:y="21.752cm" svg:viewBox="0 0 173 109" draw:points="173,0 0,0 0,109 173,109">
          <text:p/>
        </draw:polygon>
        <draw:polygon draw:style-name="gr440" draw:text-style-name="P25" draw:layer="layout" svg:width="0.105cm" svg:height="0.1cm" svg:x="9.644cm" svg:y="21.997cm" svg:viewBox="0 0 106 101" draw:points="106,0 0,0 0,101 106,101">
          <text:p/>
        </draw:polygon>
        <draw:polygon draw:style-name="gr440" draw:text-style-name="P25" draw:layer="layout" svg:width="0.105cm" svg:height="0.099cm" svg:x="10.147cm" svg:y="23.62cm" svg:viewBox="0 0 106 100" draw:points="106,0 0,0 0,100 106,100">
          <text:p/>
        </draw:polygon>
        <draw:polygon draw:style-name="gr440" draw:text-style-name="P25" draw:layer="layout" svg:width="0.169cm" svg:height="0.15cm" svg:x="5.296cm" svg:y="24.54cm" svg:viewBox="0 0 170 151" draw:points="117,151 170,64 53,0 0,85">
          <text:p/>
        </draw:polygon>
        <draw:polygon draw:style-name="gr440" draw:text-style-name="P25" draw:layer="layout" svg:width="0.153cm" svg:height="0.163cm" svg:x="26.501cm" svg:y="23.543cm" svg:viewBox="0 0 154 164" draw:points="154,0 0,0 0,164 154,164">
          <text:p/>
        </draw:polygon>
        <draw:polygon draw:style-name="gr440" draw:text-style-name="P25" draw:layer="layout" svg:width="0.196cm" svg:height="0.185cm" svg:x="24.698cm" svg:y="26.505cm" svg:viewBox="0 0 197 186" draw:points="141,186 197,52 55,0 0,134">
          <text:p/>
        </draw:polygon>
        <draw:polygon draw:style-name="gr440" draw:text-style-name="P25" draw:layer="layout" svg:width="0.191cm" svg:height="0.108cm" svg:x="10.006cm" svg:y="37.659cm" svg:viewBox="0 0 192 109" draw:points="192,0 0,0 0,109 192,109">
          <text:p/>
        </draw:polygon>
        <draw:polygon draw:style-name="gr440" draw:text-style-name="P25" draw:layer="layout" svg:width="0.122cm" svg:height="0.176cm" svg:x="13.098cm" svg:y="23.624cm" svg:viewBox="0 0 123 177" draw:points="123,0 0,0 0,177 123,177">
          <text:p/>
        </draw:polygon>
        <draw:polygon draw:style-name="gr440" draw:text-style-name="P25" draw:layer="layout" svg:width="0.32cm" svg:height="0.153cm" svg:x="12.021cm" svg:y="14.01cm" svg:viewBox="0 0 321 154" draw:points="321,0 0,0 0,154 321,154">
          <text:p/>
        </draw:polygon>
        <draw:polygon draw:style-name="gr440" draw:text-style-name="P25" draw:layer="layout" svg:width="0.128cm" svg:height="0.124cm" svg:x="8.194cm" svg:y="14.876cm" svg:viewBox="0 0 129 125" draw:points="129,0 0,0 0,125 129,125">
          <text:p/>
        </draw:polygon>
        <draw:polygon draw:style-name="gr440" draw:text-style-name="P25" draw:layer="layout" svg:width="0.224cm" svg:height="0.213cm" svg:x="12.45cm" svg:y="34.5cm" svg:viewBox="0 0 225 214" draw:points="123,214 225,71 101,0 0,143">
          <text:p/>
        </draw:polygon>
        <draw:polygon draw:style-name="gr440" draw:text-style-name="P25" draw:layer="layout" svg:width="0.166cm" svg:height="0.132cm" svg:x="12.296cm" svg:y="34.737cm" svg:viewBox="0 0 167 133" draw:points="123,133 167,72 43,0 0,61">
          <text:p/>
        </draw:polygon>
        <draw:polygon draw:style-name="gr440" draw:text-style-name="P25" draw:layer="layout" svg:width="0.295cm" svg:height="0.126cm" svg:x="9.161cm" svg:y="11.745cm" svg:viewBox="0 0 296 127" draw:points="296,0 0,0 0,127 296,127">
          <text:p/>
        </draw:polygon>
        <draw:polygon draw:style-name="gr440" draw:text-style-name="P25" draw:layer="layout" svg:width="0.134cm" svg:height="0.133cm" svg:x="6.95cm" svg:y="25.103cm" svg:viewBox="0 0 135 134" draw:points="135,0 0,0 0,134 135,134">
          <text:p/>
        </draw:polygon>
        <draw:polygon draw:style-name="gr440" draw:text-style-name="P25" draw:layer="layout" svg:width="0.272cm" svg:height="0.332cm" svg:x="5.68cm" svg:y="38.466cm" svg:viewBox="0 0 273 333" draw:points="273,62 179,0 0,271 94,333">
          <text:p/>
        </draw:polygon>
        <draw:frame draw:style-name="gr438" draw:text-style-name="P12" draw:layer="layout" svg:width="0.218cm" svg:height="0.187cm" svg:x="3.436cm" svg:y="26.084cm">
          <draw:text-box>
            <text:p text:style-name="P10"><text:span text:style-name="T123">275</text:span></text:p>
          </draw:text-box>
        </draw:frame>
        <draw:frame draw:style-name="gr442" draw:text-style-name="P11" draw:layer="layout" svg:width="0.641cm" svg:height="0.192cm" svg:x="11.755cm" svg:y="35.843cm">
          <draw:text-box>
            <text:p text:style-name="P10"><text:span text:style-name="T127">Beaumont</text:span></text:p>
          </draw:text-box>
        </draw:frame>
        <draw:frame draw:style-name="gr443" draw:text-style-name="P11" draw:layer="layout" svg:width="0.751cm" svg:height="0.192cm" svg:x="11.629cm" svg:y="35.98cm">
          <draw:text-box>
            <text:p text:style-name="P10"><text:span text:style-name="T127">Urgent Care</text:span></text:p>
          </draw:text-box>
        </draw:frame>
        <draw:polygon draw:style-name="gr440" draw:text-style-name="P25" draw:layer="layout" svg:width="0.184cm" svg:height="0.202cm" svg:x="17.441cm" svg:y="27.678cm" svg:viewBox="0 0 185 203" draw:points="185,155 110,0 0,47 75,203">
          <text:p/>
        </draw:polygon>
        <draw:polygon draw:style-name="gr440" draw:text-style-name="P25" draw:layer="layout" svg:width="0.144cm" svg:height="0.133cm" svg:x="17.116cm" svg:y="27.934cm" svg:viewBox="0 0 145 134" draw:points="145,92 99,0 0,42 46,134">
          <text:p/>
        </draw:polygon>
        <draw:polygon draw:style-name="gr440" draw:text-style-name="P25" draw:layer="layout" svg:width="0.137cm" svg:height="0.11cm" svg:x="14.415cm" svg:y="20.385cm" svg:viewBox="0 0 138 111" draw:points="138,0 0,0 0,111 138,111">
          <text:p/>
        </draw:polygon>
        <draw:polygon draw:style-name="gr440" draw:text-style-name="P25" draw:layer="layout" svg:width="0.098cm" svg:height="0.091cm" svg:x="13.469cm" svg:y="20.454cm" svg:viewBox="0 0 99 92" draw:points="99,0 0,0 0,92 99,92">
          <text:p/>
        </draw:polygon>
        <draw:polygon draw:style-name="gr440" draw:text-style-name="P25" draw:layer="layout" svg:width="0.138cm" svg:height="0.126cm" svg:x="18.202cm" svg:y="19.538cm" svg:viewBox="0 0 139 127" draw:points="139,0 0,0 0,127 139,127">
          <text:p/>
        </draw:polygon>
        <draw:polygon draw:style-name="gr440" draw:text-style-name="P25" draw:layer="layout" svg:width="0.112cm" svg:height="0.12cm" svg:x="16.998cm" svg:y="22.507cm" svg:viewBox="0 0 113 121" draw:points="113,0 0,0 0,121 113,121">
          <text:p/>
        </draw:polygon>
        <draw:polygon draw:style-name="gr440" draw:text-style-name="P25" draw:layer="layout" svg:width="0.111cm" svg:height="0.119cm" svg:x="14.77cm" svg:y="21.692cm" svg:viewBox="0 0 112 120" draw:points="112,0 0,0 0,120 112,120">
          <text:p/>
        </draw:polygon>
        <draw:polygon draw:style-name="gr440" draw:text-style-name="P25" draw:layer="layout" svg:width="0.073cm" svg:height="0.083cm" svg:x="15.271cm" svg:y="23.201cm" svg:viewBox="0 0 74 84" draw:points="74,0 0,0 0,84 74,84">
          <text:p/>
        </draw:polygon>
        <draw:polygon draw:style-name="gr440" draw:text-style-name="P25" draw:layer="layout" svg:width="0.073cm" svg:height="0.119cm" svg:x="15.451cm" svg:y="23.539cm" svg:viewBox="0 0 74 120" draw:points="74,0 0,0 0,120 74,120">
          <text:p/>
        </draw:polygon>
        <draw:polygon draw:style-name="gr440" draw:text-style-name="P25" draw:layer="layout" svg:width="0.112cm" svg:height="0.12cm" svg:x="17.295cm" svg:y="22.373cm" svg:viewBox="0 0 113 121" draw:points="113,0 0,0 0,121 113,121">
          <text:p/>
        </draw:polygon>
        <draw:polygon draw:style-name="gr440" draw:text-style-name="P25" draw:layer="layout" svg:width="0.191cm" svg:height="0.127cm" svg:x="22.425cm" svg:y="19.529cm" svg:viewBox="0 0 192 128" draw:points="192,0 0,0 0,128 192,128">
          <text:p/>
        </draw:polygon>
        <draw:polygon draw:style-name="gr440" draw:text-style-name="P25" draw:layer="layout" svg:width="0.135cm" svg:height="0.127cm" svg:x="22.045cm" svg:y="18.889cm" svg:viewBox="0 0 136 128" draw:points="136,0 0,0 0,128 136,128">
          <text:p/>
        </draw:polygon>
        <draw:polygon draw:style-name="gr440" draw:text-style-name="P25" draw:layer="layout" svg:width="0.215cm" svg:height="0.127cm" svg:x="21.673cm" svg:y="13.627cm" svg:viewBox="0 0 216 128" draw:points="216,0 0,0 0,128 216,128">
          <text:p/>
        </draw:polygon>
        <draw:polygon draw:style-name="gr440" draw:text-style-name="P25" draw:layer="layout" svg:width="0.156cm" svg:height="0.131cm" svg:x="27.673cm" svg:y="16.799cm" svg:viewBox="0 0 157 132" draw:points="157,0 0,0 0,132 157,132">
          <text:p/>
        </draw:polygon>
        <draw:polygon draw:style-name="gr440" draw:text-style-name="P25" draw:layer="layout" svg:width="0.157cm" svg:height="0.132cm" svg:x="26.46cm" svg:y="16.453cm" svg:viewBox="0 0 158 133" draw:points="158,0 0,0 0,133 158,133">
          <text:p/>
        </draw:polygon>
        <draw:path draw:style-name="gr440" draw:text-style-name="P25" draw:layer="layout" svg:width="0.074cm" svg:height="0.069cm" svg:x="19.721cm" svg:y="32.308cm" svg:viewBox="0 0 75 70" svg:d="M54 66c19-9 26-30 17-47-10-18-32-24-51-16-18 9-25 31-16 48 10 17 32 24 50 15z">
          <text:p/>
        </draw:path>
        <draw:path draw:style-name="gr440" draw:text-style-name="P25" draw:layer="layout" svg:width="0.073cm" svg:height="0.07cm" svg:x="19.822cm" svg:y="32.255cm" svg:viewBox="0 0 74 71" svg:d="M53 66c19-9 26-30 16-47-9-18-31-24-49-15s-26 30-16 47c9 17 31 25 49 15z">
          <text:p/>
        </draw:path>
        <draw:path draw:style-name="gr440" draw:text-style-name="P25" draw:layer="layout" svg:width="0.074cm" svg:height="0.069cm" svg:x="19.871cm" svg:y="32.351cm" svg:viewBox="0 0 75 70" svg:d="M54 67c19-9 26-31 17-48-10-17-32-23-51-15-18 9-25 30-16 48 9 17 33 24 50 15z">
          <text:p/>
        </draw:path>
        <draw:path draw:style-name="gr440" draw:text-style-name="P25" draw:layer="layout" svg:width="0.073cm" svg:height="0.07cm" svg:x="19.771cm" svg:y="32.397cm" svg:viewBox="0 0 74 71" svg:d="M54 66c18-9 25-30 16-47s-32-25-50-15c-18 9-25 30-16 47 9 18 31 25 50 15z">
          <text:p/>
        </draw:path>
        <draw:path draw:style-name="gr440" draw:text-style-name="P25" draw:layer="layout" svg:width="0.097cm" svg:height="0.091cm" svg:x="19.785cm" svg:y="32.319cm" svg:viewBox="0 0 98 92" svg:d="M71 88c24-12 33-39 21-63-12-22-41-31-66-20-24 12-33 40-21 63 12 22 42 31 66 20z">
          <text:p/>
        </draw:path>
        <draw:line draw:style-name="gr444" draw:text-style-name="P6" draw:layer="layout" svg:x1="8.975cm" svg:y1="11.699cm" svg:x2="9.28cm" svg:y2="11.807cm">
          <text:p/>
        </draw:line>
        <draw:path draw:style-name="gr444" draw:text-style-name="P6" draw:layer="layout" svg:width="4.092cm" svg:height="2.137cm" svg:x="7.214cm" svg:y="31.651cm" svg:viewBox="0 0 4093 2138" svg:d="M3896 2138l197-340M0 0l233 92">
          <text:p/>
        </draw:path>
        <draw:polygon draw:style-name="gr440" draw:text-style-name="P25" draw:layer="layout" svg:width="0.141cm" svg:height="0.136cm" svg:x="18.779cm" svg:y="30.486cm" svg:viewBox="0 0 142 137" draw:points="43,137 142,97 102,0 0,40">
          <text:p/>
        </draw:polygon>
        <draw:polygon draw:style-name="gr440" draw:text-style-name="P25" draw:layer="layout" svg:width="0.141cm" svg:height="0.151cm" svg:x="6.13cm" svg:y="37.625cm" svg:viewBox="0 0 142 152" draw:points="142,0 0,0 0,152 142,152">
          <text:p/>
        </draw:polygon>
        <draw:path draw:style-name="gr445" draw:text-style-name="P6" draw:layer="layout" svg:width="1.566cm" svg:height="0.956cm" svg:x="9.131cm" svg:y="15.034cm" svg:viewBox="0 0 1567 957" svg:d="M0 957l448-218M1567 142l-210-142">
          <text:p/>
        </draw:path>
        <draw:polygon draw:style-name="gr440" draw:text-style-name="P25" draw:layer="layout" svg:width="0.114cm" svg:height="0.119cm" svg:x="13.745cm" svg:y="20.448cm" svg:viewBox="0 0 115 120" draw:points="115,0 0,0 0,120 115,120">
          <text:p/>
        </draw:polygon>
        <draw:polygon draw:style-name="gr440" draw:text-style-name="P25" draw:layer="layout" svg:width="0.114cm" svg:height="0.063cm" svg:x="13.745cm" svg:y="20.321cm" svg:viewBox="0 0 115 64" draw:points="115,0 0,0 0,64 115,64">
          <text:p/>
        </draw:polygon>
        <draw:frame draw:style-name="gr446" draw:text-style-name="P11" draw:layer="layout" svg:width="1.065cm" svg:height="0.192cm" svg:x="11.726cm" svg:y="36.206cm">
          <draw:text-box>
            <text:p text:style-name="P10"><text:span text:style-name="T127">Park Urgent Care</text:span></text:p>
          </draw:text-box>
        </draw:frame>
        <draw:frame draw:style-name="gr447" draw:text-style-name="P27" draw:layer="layout" svg:width="0.276cm" svg:height="0.395cm" draw:transform="rotate (1.2014846570729) translate (15.329cm 37.622cm)">
          <draw:text-box>
            <text:p text:style-name="P10"><text:span text:style-name="T128">D</text:span></text:p>
          </draw:text-box>
        </draw:frame>
        <draw:frame draw:style-name="gr448" draw:text-style-name="P27" draw:layer="layout" svg:width="0.277cm" svg:height="0.395cm" draw:transform="rotate (1.14284159420589) translate (15.427cm 37.375cm)">
          <draw:text-box>
            <text:p text:style-name="P10"><text:span text:style-name="T128">e</text:span></text:p>
          </draw:text-box>
        </draw:frame>
        <draw:frame draw:style-name="gr448" draw:text-style-name="P27" draw:layer="layout" svg:width="0.277cm" svg:height="0.395cm" draw:transform="rotate (1.09240157882325) translate (15.526cm 37.165cm)">
          <draw:text-box>
            <text:p text:style-name="P10"><text:span text:style-name="T129">t</text:span></text:p>
          </draw:text-box>
        </draw:frame>
        <draw:frame draw:style-name="gr449" draw:text-style-name="P27" draw:layer="layout" svg:width="0.278cm" svg:height="0.395cm" draw:transform="rotate (1.04143796466502) translate (15.606cm 37.015cm)">
          <draw:text-box>
            <text:p text:style-name="P10"><text:span text:style-name="T129">r</text:span></text:p>
          </draw:text-box>
        </draw:frame>
        <draw:frame draw:style-name="gr450" draw:text-style-name="P28" draw:layer="layout" svg:width="0.279cm" svg:height="0.395cm" draw:transform="rotate (0.961850950774075) translate (15.699cm 36.858cm)">
          <draw:text-box>
            <text:p text:style-name="P10"><text:span text:style-name="T130">o</text:span></text:p>
          </draw:text-box>
        </draw:frame>
        <draw:frame draw:style-name="gr451" draw:text-style-name="P28" draw:layer="layout" svg:width="0.281cm" svg:height="0.391cm" draw:transform="rotate (0.860970920008803) translate (15.847cm 36.657cm)">
          <draw:text-box>
            <text:p text:style-name="P10"><text:span text:style-name="T131">i</text:span></text:p>
          </draw:text-box>
        </draw:frame>
        <draw:frame draw:style-name="gr452" draw:text-style-name="P29" draw:layer="layout" svg:width="0.282cm" svg:height="0.391cm" draw:transform="rotate (0.744557458900781) translate (15.953cm 36.54cm)">
          <draw:text-box>
            <text:p text:style-name="P10"><text:span text:style-name="T132">t</text:span></text:p>
          </draw:text-box>
        </draw:frame>
        <draw:frame draw:style-name="gr451" draw:text-style-name="P28" draw:layer="layout" svg:width="0.281cm" svg:height="0.391cm" draw:transform="rotate (0.844041226264458) translate (16.061cm 36.444cm)">
          <draw:text-box>
            <text:p text:style-name="P10"><text:span text:style-name="T131"><text:s/></text:span></text:p>
          </draw:text-box>
        </draw:frame>
        <draw:frame draw:style-name="gr450" draw:text-style-name="P27" draw:layer="layout" svg:width="0.279cm" svg:height="0.395cm" draw:transform="rotate (0.998851930916355) translate (16.141cm 36.353cm)">
          <draw:text-box>
            <text:p text:style-name="P10"><text:span text:style-name="T133">R</text:span></text:p>
          </draw:text-box>
        </draw:frame>
        <draw:frame draw:style-name="gr448" draw:text-style-name="P27" draw:layer="layout" svg:width="0.277cm" svg:height="0.395cm" draw:transform="rotate (1.09083078249646) translate (16.257cm 36.164cm)">
          <draw:text-box>
            <text:p text:style-name="P10"><text:span text:style-name="T129">i</text:span></text:p>
          </draw:text-box>
        </draw:frame>
        <draw:frame draw:style-name="gr448" draw:text-style-name="P27" draw:layer="layout" svg:width="0.277cm" svg:height="0.395cm" draw:transform="rotate (1.15226637216666) translate (16.31cm 36.061cm)">
          <draw:text-box>
            <text:p text:style-name="P10"><text:span text:style-name="T128">v</text:span></text:p>
          </draw:text-box>
        </draw:frame>
        <draw:frame draw:style-name="gr447" draw:text-style-name="P27" draw:layer="layout" svg:width="0.276cm" svg:height="0.395cm" draw:transform="rotate (1.21422556061245) translate (16.389cm 35.879cm)">
          <draw:text-box>
            <text:p text:style-name="P10"><text:span text:style-name="T128">e</text:span></text:p>
          </draw:text-box>
        </draw:frame>
        <draw:frame draw:style-name="gr447" draw:text-style-name="P27" draw:layer="layout" svg:width="0.276cm" svg:height="0.395cm" draw:transform="rotate (1.2634438455187) translate (16.46cm 35.681cm)">
          <draw:text-box>
            <text:p text:style-name="P10"><text:span text:style-name="T134">r</text:span></text:p>
          </draw:text-box>
        </draw:frame>
        <draw:polygon draw:style-name="gr440" draw:text-style-name="P25" draw:layer="layout" svg:width="0.244cm" svg:height="0.228cm" svg:x="9.163cm" svg:y="16.689cm" svg:viewBox="0 0 245 229" draw:points="141,229 245,118 103,0 0,110">
          <text:p/>
        </draw:polygon>
        <draw:polygon draw:style-name="gr440" draw:text-style-name="P25" draw:layer="layout" svg:width="0.127cm" svg:height="0.122cm" svg:x="9.32cm" svg:y="14.748cm" svg:viewBox="0 0 128 123" draw:points="128,0 0,0 0,123 128,123">
          <text:p/>
        </draw:polygon>
        <draw:polygon draw:style-name="gr440" draw:text-style-name="P25" draw:layer="layout" svg:width="0.189cm" svg:height="0.119cm" svg:x="21.473cm" svg:y="16.032cm" svg:viewBox="0 0 190 120" draw:points="190,0 0,0 0,120 190,120">
          <text:p/>
        </draw:polygon>
        <draw:polygon draw:style-name="gr440" draw:text-style-name="P25" draw:layer="layout" svg:width="0.189cm" svg:height="0.155cm" svg:x="19.775cm" svg:y="13.887cm" svg:viewBox="0 0 190 156" draw:points="190,0 0,0 0,156 190,156">
          <text:p/>
        </draw:polygon>
        <draw:polygon draw:style-name="gr440" draw:text-style-name="P25" draw:layer="layout" svg:width="0.13cm" svg:height="0.119cm" svg:x="22.238cm" svg:y="16.027cm" svg:viewBox="0 0 131 120" draw:points="131,0 0,0 0,120 131,120">
          <text:p/>
        </draw:polygon>
        <draw:polygon draw:style-name="gr441" draw:text-style-name="P26" draw:layer="layout" svg:width="0.145cm" svg:height="0.134cm" svg:x="18.296cm" svg:y="30.198cm" svg:viewBox="0 0 146 135" draw:points="146,92 102,0 0,44 43,135">
          <text:p/>
        </draw:polygon>
        <draw:polygon draw:style-name="gr440" draw:text-style-name="P25" draw:layer="layout" svg:width="0.161cm" svg:height="0.166cm" svg:x="23.661cm" svg:y="21.272cm" svg:viewBox="0 0 162 167" draw:points="162,0 0,0 0,167 162,167">
          <text:p/>
        </draw:polygon>
        <draw:polygon draw:style-name="gr440" draw:text-style-name="P25" draw:layer="layout" svg:width="0.264cm" svg:height="0.096cm" svg:x="12.691cm" svg:y="32.317cm" svg:viewBox="0 0 265 97" draw:points="265,0 0,0 0,97 265,97">
          <text:p/>
        </draw:polygon>
        <draw:polygon draw:style-name="gr440" draw:text-style-name="P25" draw:layer="layout" svg:width="0.136cm" svg:height="0.117cm" svg:x="23.986cm" svg:y="16.347cm" svg:viewBox="0 0 137 118" draw:points="137,0 0,0 0,118 137,118">
          <text:p/>
        </draw:polygon>
        <draw:path draw:style-name="gr87"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87" draw:text-style-name="P15" draw:layer="layout" svg:width="0.431cm" svg:height="0.643cm" svg:x="31.939cm" svg:y="17.085cm" svg:viewBox="0 0 432 644" draw:points="217,0 432,338 432,644 217,440 0,644 0,338">
          <text:p/>
        </draw:polygon>
        <draw:polygon draw:style-name="gr87" draw:text-style-name="P15" draw:layer="layout" svg:width="0.037cm" svg:height="0.778cm" svg:x="32.136cm" svg:y="16.73cm" svg:viewBox="0 0 38 779" draw:points="0,0 0,779 38,779 38,0">
          <text:p/>
        </draw:polygon>
        <draw:polygon draw:style-name="gr87" draw:text-style-name="P15" draw:layer="layout" svg:width="0.037cm" svg:height="0.61cm" svg:x="32.136cm" svg:y="15.503cm" svg:viewBox="0 0 38 611" draw:points="0,0 0,611 38,611 38,0">
          <text:p/>
        </draw:polygon>
        <draw:polygon draw:style-name="gr87" draw:text-style-name="P15" draw:layer="layout" svg:width="0.363cm" svg:height="0.561cm" svg:x="31.973cm" svg:y="15.102cm" svg:viewBox="0 0 364 562" draw:points="183,0 364,562 183,479 0,562">
          <text:p/>
        </draw:polygon>
        <draw:polygon draw:style-name="gr87" draw:text-style-name="P15" draw:layer="layout" svg:width="0.508cm" svg:height="0.034cm" svg:x="31.264cm" svg:y="16.413cm" svg:viewBox="0 0 509 35" draw:points="0,35 509,35 509,0 0,0">
          <text:p/>
        </draw:polygon>
        <draw:polygon draw:style-name="gr87" draw:text-style-name="P15" draw:layer="layout" svg:width="0.509cm" svg:height="0.034cm" svg:x="32.536cm" svg:y="16.413cm" svg:viewBox="0 0 510 35" draw:points="0,35 510,35 510,0 0,0">
          <text:p/>
        </draw:polygon>
        <draw:path draw:style-name="gr87"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44" draw:text-style-name="P6" draw:layer="layout" svg:width="5.49cm" svg:height="0.675cm" svg:x="10.199cm" svg:y="23.414cm" svg:viewBox="0 0 5491 676" svg:d="M193 0l117 149M0 263l16 413M5295 183l196 60">
          <text:p/>
        </draw:path>
        <draw:line draw:style-name="gr445" draw:text-style-name="P6" draw:layer="layout" svg:x1="15.258cm" svg:y1="23.112cm" svg:x2="15.31cm" svg:y2="23.245cm">
          <text:p/>
        </draw:line>
        <draw:polygon draw:style-name="gr440" draw:text-style-name="P25" draw:layer="layout" svg:width="0.134cm" svg:height="0.113cm" svg:x="26.693cm" svg:y="26.519cm" svg:viewBox="0 0 135 114" draw:points="135,0 0,0 0,114 135,114">
          <text:p/>
        </draw:polygon>
        <draw:polygon draw:style-name="gr440" draw:text-style-name="P25" draw:layer="layout" svg:width="0.115cm" svg:height="0.112cm" svg:x="24.331cm" svg:y="29.699cm" svg:viewBox="0 0 116 113" draw:points="116,0 0,0 0,113 116,113">
          <text:p/>
        </draw:polygon>
        <draw:polygon draw:style-name="gr440" draw:text-style-name="P25" draw:layer="layout" svg:width="0.134cm" svg:height="0.112cm" svg:x="25.25cm" svg:y="26.728cm" svg:viewBox="0 0 135 113" draw:points="135,0 0,0 0,113 135,113">
          <text:p/>
        </draw:polygon>
        <draw:path draw:style-name="gr444" draw:text-style-name="P6" draw:layer="layout" svg:width="1.883cm" svg:height="1.226cm" svg:x="23.755cm" svg:y="28.528cm" svg:viewBox="0 0 1884 1227" svg:d="M0 1153l633 74M1884 0l-56 295">
          <text:p/>
        </draw:path>
        <draw:polygon draw:style-name="gr440" draw:text-style-name="P25" draw:layer="layout" svg:width="0.153cm" svg:height="0.145cm" svg:x="9.873cm" svg:y="36.122cm" svg:viewBox="0 0 154 146" draw:points="154,0 0,0 0,146 154,146">
          <text:p/>
        </draw:polygon>
        <draw:polygon draw:style-name="gr440" draw:text-style-name="P25" draw:layer="layout" svg:width="0.487cm" svg:height="0.214cm" svg:x="19.997cm" svg:y="23.157cm" svg:viewBox="0 0 488 215" draw:points="488,0 0,0 0,215 488,215">
          <text:p/>
        </draw:polygon>
        <draw:polygon draw:style-name="gr440" draw:text-style-name="P25" draw:layer="layout" svg:width="0.295cm" svg:height="0.141cm" svg:x="12.081cm" svg:y="38.957cm" svg:viewBox="0 0 296 142" draw:points="160,142 296,0 137,0 0,142">
          <text:p/>
        </draw:polygon>
        <draw:polygon draw:style-name="gr440" draw:text-style-name="P25" draw:layer="layout" svg:width="0.119cm" svg:height="0.105cm" svg:x="12.729cm" svg:y="37.461cm" svg:viewBox="0 0 120 106" draw:points="120,0 0,0 0,106 120,106">
          <text:p/>
        </draw:polygon>
        <draw:polygon draw:style-name="gr440" draw:text-style-name="P25" draw:layer="layout" svg:width="0.133cm" svg:height="0.134cm" svg:x="8.365cm" svg:y="26.444cm" svg:viewBox="0 0 134 135" draw:points="134,0 0,0 0,135 134,135">
          <text:p/>
        </draw:polygon>
        <draw:polygon draw:style-name="gr440" draw:text-style-name="P25" draw:layer="layout" svg:width="0.109cm" svg:height="0.059cm" svg:x="9.46cm" svg:y="26.65cm" svg:viewBox="0 0 110 60" draw:points="110,0 0,0 0,60 110,60">
          <text:p/>
        </draw:polygon>
        <draw:line draw:style-name="gr445" draw:text-style-name="P6" draw:layer="layout" svg:x1="9.487cm" svg:y1="26.666cm" svg:x2="9.285cm" svg:y2="26.804cm">
          <text:p/>
        </draw:line>
        <draw:line draw:style-name="gr444" draw:text-style-name="P6" draw:layer="layout" svg:x1="25.315cm" svg:y1="26.784cm" svg:x2="25.628cm" svg:y2="26.864cm">
          <text:p/>
        </draw:line>
        <draw:polygon draw:style-name="gr440" draw:text-style-name="P25" draw:layer="layout" svg:width="0.096cm" svg:height="0.089cm" svg:x="4.662cm" svg:y="31.267cm" svg:viewBox="0 0 97 90" draw:points="97,0 0,0 0,90 97,90">
          <text:p/>
        </draw:polygon>
        <draw:polygon draw:style-name="gr440" draw:text-style-name="P25" draw:layer="layout" svg:width="0.142cm" svg:height="0.081cm" svg:x="16.546cm" svg:y="25.905cm" svg:viewBox="0 0 143 82" draw:points="143,39 135,0 0,0 45,82">
          <text:p/>
        </draw:polygon>
        <draw:line draw:style-name="gr445" draw:text-style-name="P6" draw:layer="layout" svg:x1="16.599cm" svg:y1="25.659cm" svg:x2="16.576cm" svg:y2="25.946cm">
          <text:p/>
        </draw:line>
        <draw:polygon draw:style-name="gr440" draw:text-style-name="P25" draw:layer="layout" svg:width="0.172cm" svg:height="0.164cm" svg:x="10.485cm" svg:y="38.091cm" svg:viewBox="0 0 173 165" draw:points="173,0 0,0 0,165 173,165">
          <text:p/>
        </draw:polygon>
        <draw:polygon draw:style-name="gr440" draw:text-style-name="P25" draw:layer="layout" svg:width="0.095cm" svg:height="0.096cm" svg:x="10.723cm" svg:y="27.479cm" svg:viewBox="0 0 96 97" draw:points="96,0 0,0 0,97 96,97">
          <text:p/>
        </draw:polygon>
        <draw:polygon draw:style-name="gr440" draw:text-style-name="P25" draw:layer="layout" svg:width="0.112cm" svg:height="0.119cm" svg:x="20.689cm" svg:y="21.815cm" svg:viewBox="0 0 113 120" draw:points="113,0 0,0 0,120 113,120">
          <text:p/>
        </draw:polygon>
        <draw:polygon draw:style-name="gr440" draw:text-style-name="P25" draw:layer="layout" svg:width="0.159cm" svg:height="0.112cm" svg:x="8.922cm" svg:y="16.506cm" svg:viewBox="0 0 160 113" draw:points="160,0 0,0 0,113 160,113">
          <text:p/>
        </draw:polygon>
        <draw:polygon draw:style-name="gr440" draw:text-style-name="P25" draw:layer="layout" svg:width="0.135cm" svg:height="0.125cm" svg:x="25.892cm" svg:y="20.085cm" svg:viewBox="0 0 136 126" draw:points="136,0 0,0 0,126 136,126">
          <text:p/>
        </draw:polygon>
        <draw:polygon draw:style-name="gr440" draw:text-style-name="P25" draw:layer="layout" svg:width="0.109cm" svg:height="0.103cm" svg:x="29.184cm" svg:y="13.931cm" svg:viewBox="0 0 110 104" draw:points="110,0 0,0 0,104 110,104">
          <text:p/>
        </draw:polygon>
        <draw:polygon draw:style-name="gr440" draw:text-style-name="P25" draw:layer="layout" svg:width="0.151cm" svg:height="0.123cm" svg:x="32.138cm" svg:y="13.882cm" svg:viewBox="0 0 152 124" draw:points="152,0 0,0 0,124 152,124">
          <text:p/>
        </draw:polygon>
        <draw:polygon draw:style-name="gr440" draw:text-style-name="P25" draw:layer="layout" svg:width="0.151cm" svg:height="0.123cm" svg:x="32.395cm" svg:y="13.67cm" svg:viewBox="0 0 152 124" draw:points="152,0 0,0 0,124 152,124">
          <text:p/>
        </draw:polygon>
        <draw:path draw:style-name="gr444" draw:text-style-name="P6" draw:layer="layout" svg:width="0.344cm" svg:height="0.277cm" svg:x="13.804cm" svg:y="20.22cm" svg:viewBox="0 0 345 278" svg:d="M345 0l-345 278M135 9l-135 122">
          <text:p/>
        </draw:path>
        <draw:polygon draw:style-name="gr453" draw:text-style-name="P30" draw:layer="layout" svg:width="0.164cm" svg:height="0.143cm" svg:x="22.279cm" svg:y="21.691cm" svg:viewBox="0 0 165 144" draw:points="165,0 0,0 0,144 165,144">
          <text:p/>
        </draw:polygon>
        <draw:path draw:style-name="gr87" draw:text-style-name="P15" draw:layer="layout" svg:width="0.111cm" svg:height="0.106cm" svg:x="6.639cm" svg:y="36.996cm" svg:viewBox="0 0 112 107" svg:d="M112 54c0 29-25 53-56 53s-56-24-56-53 25-54 56-54 56 25 56 54z">
          <text:p/>
        </draw:path>
        <draw:polygon draw:style-name="gr440" draw:text-style-name="P25" draw:layer="layout" svg:width="0.168cm" svg:height="0.136cm" svg:x="11.104cm" svg:y="14.79cm" svg:viewBox="0 0 169 137" draw:points="169,0 0,0 0,137 169,137">
          <text:p/>
        </draw:polygon>
        <draw:line draw:style-name="gr445" draw:text-style-name="P6" draw:layer="layout" svg:x1="7.725cm" svg:y1="14.389cm" svg:x2="7.924cm" svg:y2="14.354cm">
          <text:p/>
        </draw:line>
        <draw:polygon draw:style-name="gr440" draw:text-style-name="P25" draw:layer="layout" svg:width="0.114cm" svg:height="0.208cm" svg:x="20.382cm" svg:y="20.846cm" svg:viewBox="0 0 115 209" draw:points="115,0 0,0 0,209 115,209">
          <text:p/>
        </draw:polygon>
        <draw:polygon draw:style-name="gr440" draw:text-style-name="P25" draw:layer="layout" svg:width="0.19cm" svg:height="0.148cm" svg:x="28.126cm" svg:y="15.917cm" svg:viewBox="0 0 191 149" draw:points="191,0 0,0 0,149 191,149">
          <text:p/>
        </draw:polygon>
        <draw:polygon draw:style-name="gr440" draw:text-style-name="P25" draw:layer="layout" svg:width="0.143cm" svg:height="0.126cm" svg:x="20.714cm" svg:y="22.538cm" svg:viewBox="0 0 144 127" draw:points="144,0 0,0 0,127 144,127">
          <text:p/>
        </draw:polygon>
        <draw:polygon draw:style-name="gr440" draw:text-style-name="P25" draw:layer="layout" svg:width="0.122cm" svg:height="0.072cm" svg:x="10.432cm" svg:y="38.733cm" svg:viewBox="0 0 123 73" draw:points="123,0 0,0 0,73 123,73">
          <text:p/>
        </draw:polygon>
        <draw:line draw:style-name="gr454" draw:text-style-name="P6" draw:layer="layout" svg:x1="28.717cm" svg:y1="13.923cm" svg:x2="28.95cm" svg:y2="13.704cm">
          <text:p/>
        </draw:line>
        <draw:polygon draw:style-name="gr440" draw:text-style-name="P25" draw:layer="layout" svg:width="0.139cm" svg:height="0.126cm" svg:x="18.166cm" svg:y="17.713cm" svg:viewBox="0 0 140 127" draw:points="140,0 0,0 0,127 140,127">
          <text:p/>
        </draw:polygon>
        <draw:path draw:style-name="gr440" draw:text-style-name="P25"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40" draw:text-style-name="P25" draw:layer="layout" svg:width="0.153cm" svg:height="0.125cm" svg:x="22.036cm" svg:y="24.125cm" svg:viewBox="0 0 154 126" draw:points="154,0 0,0 0,126 154,126">
          <text:p/>
        </draw:polygon>
        <draw:polygon draw:style-name="gr440" draw:text-style-name="P25" draw:layer="layout" svg:width="0.167cm" svg:height="0.131cm" svg:x="21.048cm" svg:y="25.968cm" svg:viewBox="0 0 168 132" draw:points="168,0 0,0 0,132 168,132">
          <text:p/>
        </draw:polygon>
        <draw:frame draw:style-name="gr455" draw:text-style-name="P31" draw:layer="layout" svg:width="0.29cm" svg:height="0.374cm" svg:x="16.792cm" svg:y="35.295cm">
          <draw:text-box>
            <text:p text:style-name="P10"><text:span text:style-name="T135"><text:s/></text:span></text:p>
          </draw:text-box>
        </draw:frame>
        <draw:frame draw:style-name="gr456" draw:text-style-name="P32" draw:layer="layout" svg:width="0.274cm" svg:height="0.399cm" draw:transform="rotate (1.55212130379856) translate (14.559cm 42.849cm)">
          <draw:text-box>
            <text:p text:style-name="P10"><text:span text:style-name="T136">G</text:span></text:p>
          </draw:text-box>
        </draw:frame>
        <draw:frame draw:style-name="gr456" draw:text-style-name="P32" draw:layer="layout" svg:width="0.274cm" svg:height="0.399cm" draw:transform="rotate (1.55473929767655) translate (14.564cm 42.606cm)">
          <draw:text-box>
            <text:p text:style-name="P10"><text:span text:style-name="T136">R</text:span></text:p>
          </draw:text-box>
        </draw:frame>
        <draw:frame draw:style-name="gr456" draw:text-style-name="P32" draw:layer="layout" svg:width="0.274cm" svg:height="0.399cm" draw:transform="rotate (1.55578649522775) translate (14.567cm 42.384cm)">
          <draw:text-box>
            <text:p text:style-name="P10"><text:span text:style-name="T136">O</text:span></text:p>
          </draw:text-box>
        </draw:frame>
        <draw:frame draw:style-name="gr456" draw:text-style-name="P32" draw:layer="layout" svg:width="0.274cm" svg:height="0.399cm" draw:transform="rotate (1.55613556107814) translate (14.571cm 42.138cm)">
          <draw:text-box>
            <text:p text:style-name="P10"><text:span text:style-name="T136">S</text:span></text:p>
          </draw:text-box>
        </draw:frame>
        <draw:frame draw:style-name="gr456" draw:text-style-name="P32" draw:layer="layout" svg:width="0.274cm" svg:height="0.399cm" draw:transform="rotate (1.55648462692854) translate (14.574cm 41.923cm)">
          <draw:text-box>
            <text:p text:style-name="P10"><text:span text:style-name="T136">S</text:span></text:p>
          </draw:text-box>
        </draw:frame>
        <draw:frame draw:style-name="gr456" draw:text-style-name="P32" draw:layer="layout" svg:width="0.274cm" svg:height="0.399cm" draw:transform="rotate (1.55648462692854) translate (14.577cm 41.708cm)">
          <draw:text-box>
            <text:p text:style-name="P10"><text:span text:style-name="T136">E</text:span></text:p>
          </draw:text-box>
        </draw:frame>
        <draw:frame draw:style-name="gr456" draw:text-style-name="P32" draw:layer="layout" svg:width="0.274cm" svg:height="0.399cm" draw:transform="rotate (1.55648462692854) translate (14.58cm 41.503cm)">
          <draw:text-box>
            <text:p text:style-name="P10"><text:span text:style-name="T136"><text:s/></text:span></text:p>
          </draw:text-box>
        </draw:frame>
        <draw:frame draw:style-name="gr456" draw:text-style-name="P32" draw:layer="layout" svg:width="0.274cm" svg:height="0.399cm" draw:transform="rotate (1.55631009400334) translate (14.582cm 41.371cm)">
          <draw:text-box>
            <text:p text:style-name="P10"><text:span text:style-name="T136">I</text:span></text:p>
          </draw:text-box>
        </draw:frame>
        <draw:frame draw:style-name="gr456" draw:text-style-name="P32" draw:layer="layout" svg:width="0.274cm" svg:height="0.399cm" draw:transform="rotate (1.55596102815294) translate (14.584cm 41.25cm)">
          <draw:text-box>
            <text:p text:style-name="P10"><text:span text:style-name="T136">L</text:span></text:p>
          </draw:text-box>
        </draw:frame>
        <draw:frame draw:style-name="gr456" draw:text-style-name="P32" draw:layer="layout" svg:width="0.274cm" svg:height="0.399cm" draw:transform="rotate (1.55543742937735) translate (14.587cm 41.054cm)">
          <draw:text-box>
            <text:p text:style-name="P10"><text:span text:style-name="T136">E</text:span></text:p>
          </draw:text-box>
        </draw:frame>
        <draw:line draw:style-name="gr444" draw:text-style-name="P6" draw:layer="layout" svg:x1="25.922cm" svg:y1="21.42cm" svg:x2="25.741cm" svg:y2="21.716cm">
          <text:p/>
        </draw:line>
        <draw:path draw:style-name="gr457" draw:text-style-name="P33" draw:layer="layout" svg:width="0.232cm" svg:height="0.22cm" svg:x="22.289cm" svg:y="16.548cm" svg:viewBox="0 0 233 221" svg:d="M117 221c64 0 116-50 116-111 0-60-52-110-116-110-65 0-117 50-117 110 0 61 52 111 117 111z">
          <text:p/>
        </draw:path>
        <draw:path draw:style-name="gr87" draw:text-style-name="P15" draw:layer="layout" svg:width="0.115cm" svg:height="0.136cm" svg:x="22.36cm" svg:y="16.591cm" svg:viewBox="0 0 116 137" svg:d="M0 137h32v-49h34c36 0 50-22 50-44s-14-44-50-44h-66zM32 23h25c15 0 28 3 28 21 0 17-13 20-28 20h-25z">
          <text:p/>
        </draw:path>
        <draw:path draw:style-name="gr458" draw:text-style-name="P33" draw:layer="layout" svg:width="0.139cm" svg:height="0.132cm" svg:x="28.735cm" svg:y="13.628cm" svg:viewBox="0 0 140 133" svg:d="M70 133c39 0 70-30 70-66 0-38-31-67-70-67s-70 29-70 67c0 36 31 66 70 66z">
          <text:p/>
        </draw:path>
        <draw:path draw:style-name="gr87" draw:text-style-name="P15" draw:layer="layout" svg:width="0.069cm" svg:height="0.082cm" svg:x="28.778cm" svg:y="13.653cm" svg:viewBox="0 0 70 83" svg:d="M0 83h18v-30h22c21 0 30-13 30-27 0-13-9-26-30-26h-40zM18 14h16c9 0 17 2 17 12 0 11-8 13-17 13h-16z">
          <text:p/>
        </draw:path>
        <draw:path draw:style-name="gr457" draw:text-style-name="P33" draw:layer="layout" svg:width="0.185cm" svg:height="0.175cm" svg:x="27.761cm" svg:y="17.777cm" svg:viewBox="0 0 186 176" svg:d="M94 176c51 0 92-40 92-89 0-48-41-87-92-87-52 0-94 39-94 87 0 49 42 89 94 89z">
          <text:p/>
        </draw:path>
        <draw:path draw:style-name="gr87" draw:text-style-name="P15" draw:layer="layout" svg:width="0.091cm" svg:height="0.108cm" svg:x="27.818cm" svg:y="17.811cm" svg:viewBox="0 0 92 109" svg:d="M0 109h25v-39h27c29 0 40-18 40-35 0-18-11-35-40-35h-52zM25 18h20c12 0 22 3 22 17 0 13-10 16-22 16h-20z">
          <text:p/>
        </draw:path>
        <draw:path draw:style-name="gr457" draw:text-style-name="P33" draw:layer="layout" svg:width="0.204cm" svg:height="0.194cm" svg:x="22.465cm" svg:y="19.679cm" svg:viewBox="0 0 205 195" svg:d="M102 195c56 0 103-44 103-97 0-54-47-98-103-98-57 0-102 44-102 98 0 53 45 97 102 97z">
          <text:p/>
        </draw:path>
        <draw:path draw:style-name="gr87" draw:text-style-name="P15" draw:layer="layout" svg:width="0.1cm" svg:height="0.119cm" svg:x="22.528cm" svg:y="19.717cm" svg:viewBox="0 0 101 120" svg:d="M0 120h28v-44h29c32 0 44-19 44-38s-12-38-44-38h-57zM28 20h22c13 0 24 3 24 18s-11 18-24 18h-22z">
          <text:p/>
        </draw:path>
        <draw:path draw:style-name="gr457" draw:text-style-name="P33" draw:layer="layout" svg:width="0.217cm" svg:height="0.204cm" svg:x="20.708cm" svg:y="19.655cm" svg:viewBox="0 0 218 205" svg:d="M109 205c60 0 109-45 109-102 0-56-49-103-109-103s-109 47-109 103c0 57 49 102 109 102z">
          <text:p/>
        </draw:path>
        <draw:path draw:style-name="gr87" draw:text-style-name="P15" draw:layer="layout" svg:width="0.107cm" svg:height="0.126cm" svg:x="20.775cm" svg:y="19.695cm" svg:viewBox="0 0 108 127" svg:d="M0 127h29v-45h32c34 0 47-20 47-41s-13-41-47-41h-61zM29 21h23c15 0 27 3 27 20 0 16-12 19-27 19h-23z">
          <text:p/>
        </draw:path>
        <draw:path draw:style-name="gr457" draw:text-style-name="P33" draw:layer="layout" svg:width="0.212cm" svg:height="0.2cm" svg:x="16.787cm" svg:y="20.641cm" svg:viewBox="0 0 213 201" svg:d="M106 201c58 0 107-45 107-101 0-55-49-100-107-100s-106 45-106 100c0 56 48 101 106 101z">
          <text:p/>
        </draw:path>
        <draw:path draw:style-name="gr87" draw:text-style-name="P15" draw:layer="layout" svg:width="0.104cm" svg:height="0.124cm" svg:x="16.852cm" svg:y="20.68cm" svg:viewBox="0 0 105 125" svg:d="M0 125h29v-44h31c33 0 45-20 45-41 0-20-12-40-45-40h-60zM29 21h23c14 0 25 3 25 19 0 17-11 19-25 19h-23z">
          <text:p/>
        </draw:path>
        <draw:path draw:style-name="gr457" draw:text-style-name="P33" draw:layer="layout" svg:width="0.197cm" svg:height="0.186cm" svg:x="27.009cm" svg:y="21.439cm" svg:viewBox="0 0 198 187" svg:d="M99 187c55 0 99-41 99-93s-44-94-99-94-99 42-99 94 44 93 99 93z">
          <text:p/>
        </draw:path>
        <draw:path draw:style-name="gr87" draw:text-style-name="P15" draw:layer="layout" svg:width="0.097cm" svg:height="0.115cm" svg:x="27.07cm" svg:y="21.476cm" svg:viewBox="0 0 98 116" svg:d="M0 116h27v-43h29c30 0 42-18 42-36 0-19-12-37-42-37h-56zM27 19h21c13 0 24 3 24 18 0 14-11 17-24 17h-21z">
          <text:p/>
        </draw:path>
        <draw:path draw:style-name="gr457" draw:text-style-name="P33" draw:layer="layout" svg:width="0.194cm" svg:height="0.184cm" svg:x="6.216cm" svg:y="22.781cm" svg:viewBox="0 0 195 185" svg:d="M98 185c54 0 97-41 97-92s-43-93-97-93c-55 0-98 42-98 93s43 92 98 92z">
          <text:p/>
        </draw:path>
        <draw:path draw:style-name="gr87" draw:text-style-name="P15" draw:layer="layout" svg:width="0.097cm" svg:height="0.114cm" svg:x="6.275cm" svg:y="22.817cm" svg:viewBox="0 0 98 115" svg:d="M0 115h28v-41h28c30 0 42-19 42-38 0-18-12-36-42-36h-56zM28 19h20c13 0 24 3 24 17 0 15-11 17-24 17h-20z">
          <text:p/>
        </draw:path>
        <draw:path draw:style-name="gr457" draw:text-style-name="P33" draw:layer="layout" svg:width="0.195cm" svg:height="0.184cm" svg:x="3.607cm" svg:y="23.884cm" svg:viewBox="0 0 196 185" svg:d="M98 185c53 0 98-42 98-93s-45-92-98-92c-54 0-98 41-98 92s44 93 98 93z">
          <text:p/>
        </draw:path>
        <draw:path draw:style-name="gr87" draw:text-style-name="P15" draw:layer="layout" svg:width="0.096cm" svg:height="0.114cm" svg:x="3.667cm" svg:y="23.92cm" svg:viewBox="0 0 97 115" svg:d="M0 115h26v-43h29c31 0 42-18 42-36s-11-36-42-36h-55zM26 19h22c12 0 23 3 23 17 0 15-11 17-23 17h-22z">
          <text:p/>
        </draw:path>
        <draw:path draw:style-name="gr459" draw:text-style-name="P33" draw:layer="layout" svg:width="0.145cm" svg:height="0.136cm" svg:x="4.262cm" svg:y="32.151cm" svg:viewBox="0 0 146 137" svg:d="M72 137c40 0 74-30 74-68s-34-69-74-69-72 31-72 69 32 68 72 68z">
          <text:p/>
        </draw:path>
        <draw:path draw:style-name="gr87" draw:text-style-name="P15" draw:layer="layout" svg:width="0.072cm" svg:height="0.085cm" svg:x="4.306cm" svg:y="32.177cm" svg:viewBox="0 0 73 86" svg:d="M0 86h20v-31h21c23 0 32-13 32-28 0-13-9-27-32-27h-41zM20 14h15c10 0 18 2 18 13 0 12-8 14-18 14h-15z">
          <text:p/>
        </draw:path>
        <draw:path draw:style-name="gr460" draw:text-style-name="P33" draw:layer="layout" svg:width="0.16cm" svg:height="0.151cm" svg:x="13.376cm" svg:y="32.003cm" svg:viewBox="0 0 161 152" svg:d="M80 152c44 0 81-34 81-77 0-42-37-75-81-75s-80 33-80 75c0 43 36 77 80 77z">
          <text:p/>
        </draw:path>
        <draw:path draw:style-name="gr87" draw:text-style-name="P15" draw:layer="layout" svg:width="0.079cm" svg:height="0.094cm" svg:x="13.425cm" svg:y="32.032cm" svg:viewBox="0 0 80 95" svg:d="M0 95h22v-35h24c25 0 34-15 34-30s-9-30-34-30h-46zM22 16h17c11 0 20 2 20 14s-9 14-20 14h-17z">
          <text:p/>
        </draw:path>
        <draw:path draw:style-name="gr457" draw:text-style-name="P33" draw:layer="layout" svg:width="0.23cm" svg:height="0.218cm" svg:x="12.992cm" svg:y="36.925cm" svg:viewBox="0 0 231 219" svg:d="M116 219c64 0 115-48 115-109s-51-110-115-110-116 49-116 110 52 109 116 109z">
          <text:p/>
        </draw:path>
        <draw:path draw:style-name="gr87" draw:text-style-name="P15" draw:layer="layout" svg:width="0.114cm" svg:height="0.135cm" svg:x="13.063cm" svg:y="36.968cm" svg:viewBox="0 0 115 136" svg:d="M0 136h31v-50h33c36 0 51-21 51-43s-15-43-51-43h-64zM31 23h24c15 0 28 3 28 20s-13 20-28 20h-24z">
          <text:p/>
        </draw:path>
        <draw:path draw:style-name="gr461" draw:text-style-name="P33" draw:layer="layout" svg:width="0.153cm" svg:height="0.146cm" svg:x="9.19cm" svg:y="29.139cm" svg:viewBox="0 0 154 147" svg:d="M77 147c43 0 77-33 77-74 0-40-34-73-77-73s-77 33-77 73c0 41 34 74 77 74z">
          <text:p/>
        </draw:path>
        <draw:path draw:style-name="gr87" draw:text-style-name="P15" draw:layer="layout" svg:width="0.076cm" svg:height="0.09cm" svg:x="9.237cm" svg:y="29.168cm" svg:viewBox="0 0 77 91" svg:d="M0 91h21v-34h23c23 0 33-14 33-28 0-15-10-29-33-29h-44zM21 15h17c10 0 18 2 18 14 0 11-8 13-18 13h-17z">
          <text:p/>
        </draw:path>
        <draw:path draw:style-name="gr461" draw:text-style-name="P33" draw:layer="layout" svg:width="0.154cm" svg:height="0.145cm" svg:x="8.705cm" svg:y="28.353cm" svg:viewBox="0 0 155 146" svg:d="M77 146c44 0 78-33 78-74 0-40-34-72-78-72-42 0-77 32-77 72 0 41 35 74 77 74z">
          <text:p/>
        </draw:path>
        <draw:path draw:style-name="gr87" draw:text-style-name="P15" draw:layer="layout" svg:width="0.076cm" svg:height="0.09cm" svg:x="8.752cm" svg:y="28.381cm" svg:viewBox="0 0 77 91" svg:d="M0 91h21v-32h22c25 0 34-15 34-29 0-16-9-30-34-30h-43zM21 16h17c9 0 18 2 18 14 0 11-9 13-18 13h-17z">
          <text:p/>
        </draw:path>
        <draw:path draw:style-name="gr462" draw:text-style-name="P33" draw:layer="layout" svg:width="0.154cm" svg:height="0.145cm" svg:x="13.129cm" svg:y="39.523cm" svg:viewBox="0 0 155 146" svg:d="M77 146c43 0 78-33 78-73s-35-73-78-73-77 33-77 73 34 73 77 73z">
          <text:p/>
        </draw:path>
        <draw:path draw:style-name="gr87" draw:text-style-name="P15" draw:layer="layout" svg:width="0.076cm" svg:height="0.091cm" svg:x="13.176cm" svg:y="39.551cm" svg:viewBox="0 0 77 92" svg:d="M0 92h22v-33h22c24 0 33-14 33-29 0-14-9-30-33-30h-44zM22 17h16c10 0 19 2 19 13 0 12-9 14-19 14h-16z">
          <text:p/>
        </draw:path>
        <draw:path draw:style-name="gr462" draw:text-style-name="P33" draw:layer="layout" svg:width="0.119cm" svg:height="0.112cm" svg:x="15.243cm" svg:y="19.267cm" svg:viewBox="0 0 120 113" svg:d="M61 113c32 0 59-25 59-56 0-32-27-57-59-57-34 0-61 25-61 57 0 31 27 56 61 56z">
          <text:p/>
        </draw:path>
        <draw:path draw:style-name="gr87" draw:text-style-name="P15" draw:layer="layout" svg:width="0.058cm" svg:height="0.069cm" svg:x="15.28cm" svg:y="19.289cm" svg:viewBox="0 0 59 70" svg:d="M0 70h17v-26h17c18 0 25-11 25-22s-7-22-25-22h-34zM17 11h12c8 0 15 2 15 11s-7 10-15 10h-12z">
          <text:p/>
        </draw:path>
        <draw:polygon draw:style-name="gr463" draw:text-style-name="P34"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63" draw:text-style-name="P34"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63" draw:text-style-name="P34"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63" draw:text-style-name="P34"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63" draw:text-style-name="P34"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63" draw:text-style-name="P34"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63" draw:text-style-name="P34"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63" draw:text-style-name="P34"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63" draw:text-style-name="P34"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63" draw:text-style-name="P34"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63" draw:text-style-name="P34"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63" draw:text-style-name="P34"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63" draw:text-style-name="P34"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63" draw:text-style-name="P34"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63" draw:text-style-name="P34"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63" draw:text-style-name="P34"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63" draw:text-style-name="P34"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63" draw:text-style-name="P34"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63" draw:text-style-name="P34"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56" draw:text-style-name="P32" draw:layer="layout" svg:width="0.274cm" svg:height="0.399cm" draw:transform="rotate (1.55456476475135) translate (14.59cm 40.848cm)">
          <draw:text-box>
            <text:p text:style-name="P10"><text:span text:style-name="T136"><text:s/></text:span></text:p>
          </draw:text-box>
        </draw:frame>
        <draw:frame draw:style-name="gr464" draw:text-style-name="P16" draw:layer="layout" svg:width="0.413cm" svg:height="0.162cm" svg:x="8.237cm" svg:y="15.394cm">
          <draw:text-box>
            <text:p text:style-name="P10"><text:span text:style-name="T137">Pontiac</text:span></text:p>
          </draw:text-box>
        </draw:frame>
        <draw:frame draw:style-name="gr465" draw:text-style-name="P16" draw:layer="layout" svg:width="0.442cm" svg:height="0.162cm" svg:x="8.237cm" svg:y="15.5cm">
          <draw:text-box>
            <text:p text:style-name="P10"><text:span text:style-name="T137">General</text:span></text:p>
          </draw:text-box>
        </draw:frame>
        <draw:frame draw:style-name="gr466" draw:text-style-name="P16" draw:layer="layout" svg:width="0.459cm" svg:height="0.162cm" svg:x="8.237cm" svg:y="15.605cm">
          <draw:text-box>
            <text:p text:style-name="P10"><text:span text:style-name="T137">Hospital</text:span></text:p>
          </draw:text-box>
        </draw:frame>
        <draw:frame draw:style-name="gr467" draw:text-style-name="P16" draw:layer="layout" svg:width="0.557cm" svg:height="0.162cm" svg:x="23.971cm" svg:y="16.74cm">
          <draw:text-box>
            <text:p text:style-name="P10"><text:span text:style-name="T138">Henry Ford</text:span></text:p>
          </draw:text-box>
        </draw:frame>
        <draw:frame draw:style-name="gr468" draw:text-style-name="P16" draw:layer="layout" svg:width="0.87cm" svg:height="0.162cm" svg:x="23.971cm" svg:y="16.841cm">
          <draw:text-box>
            <text:p text:style-name="P10"><text:span text:style-name="T138">Macomb Hospital</text:span></text:p>
          </draw:text-box>
        </draw:frame>
        <draw:frame draw:style-name="gr469" draw:text-style-name="P16" draw:layer="layout" svg:width="0.603cm" svg:height="0.162cm" svg:x="26.138cm" svg:y="17.23cm">
          <draw:text-box>
            <text:p text:style-name="P10"><text:span text:style-name="T139">Henry Ford</text:span></text:p>
          </draw:text-box>
        </draw:frame>
        <draw:frame draw:style-name="gr470" draw:text-style-name="P16" draw:layer="layout" svg:width="0.942cm" svg:height="0.162cm" svg:x="25.799cm" svg:y="17.335cm">
          <draw:text-box>
            <text:p text:style-name="P10"><text:span text:style-name="T139">Macomb Hospital</text:span></text:p>
          </draw:text-box>
        </draw:frame>
        <draw:frame draw:style-name="gr471" draw:text-style-name="P16" draw:layer="layout" svg:width="0.463cm" svg:height="0.162cm" svg:x="26.198cm" svg:y="17.907cm">
          <draw:text-box>
            <text:p text:style-name="P10"><text:span text:style-name="T139">McLaren</text:span></text:p>
          </draw:text-box>
        </draw:frame>
        <draw:frame draw:style-name="gr472" draw:text-style-name="P16" draw:layer="layout" svg:width="0.468cm" svg:height="0.162cm" svg:x="26.198cm" svg:y="18.012cm">
          <draw:text-box>
            <text:p text:style-name="P10"><text:span text:style-name="T139">Macomb</text:span></text:p>
          </draw:text-box>
        </draw:frame>
        <draw:frame draw:style-name="gr473" draw:text-style-name="P16" draw:layer="layout" svg:width="0.417cm" svg:height="0.162cm" svg:x="26.198cm" svg:y="18.118cm">
          <draw:text-box>
            <text:p text:style-name="P10"><text:span text:style-name="T139">Medical</text:span></text:p>
          </draw:text-box>
        </draw:frame>
        <draw:polygon draw:style-name="gr463" draw:text-style-name="P34"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63" draw:text-style-name="P34"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74" draw:text-style-name="P16" draw:layer="layout" svg:width="0.362cm" svg:height="0.162cm" svg:x="26.198cm" svg:y="18.223cm">
          <draw:text-box>
            <text:p text:style-name="P10"><text:span text:style-name="T139">Center</text:span></text:p>
          </draw:text-box>
        </draw:frame>
        <draw:frame draw:style-name="gr475" draw:text-style-name="P16" draw:layer="layout" svg:width="0.565cm" svg:height="0.162cm" svg:x="17.131cm" svg:y="16.512cm">
          <draw:text-box>
            <text:p text:style-name="P10"><text:span text:style-name="T140">Beaumont</text:span></text:p>
          </draw:text-box>
        </draw:frame>
        <draw:frame draw:style-name="gr476" draw:text-style-name="P16" draw:layer="layout" svg:width="0.781cm" svg:height="0.162cm" svg:x="16.881cm" svg:y="16.617cm">
          <draw:text-box>
            <text:p text:style-name="P10"><text:span text:style-name="T140">Hospital - Troy</text:span></text:p>
          </draw:text-box>
        </draw:frame>
        <draw:frame draw:style-name="gr477" draw:text-style-name="P21" draw:layer="layout" svg:width="0.451cm" svg:height="0.137cm" svg:x="22.279cm" svg:y="22.703cm">
          <draw:text-box>
            <text:p text:style-name="P10"><text:span text:style-name="T141">Ascension</text:span></text:p>
          </draw:text-box>
        </draw:frame>
        <draw:frame draw:style-name="gr478" draw:text-style-name="P21" draw:layer="layout" svg:width="0.417cm" svg:height="0.137cm" svg:x="22.279cm" svg:y="22.79cm">
          <draw:text-box>
            <text:p text:style-name="P10"><text:span text:style-name="T141">Macomb-</text:span></text:p>
          </draw:text-box>
        </draw:frame>
        <draw:frame draw:style-name="gr479" draw:text-style-name="P21" draw:layer="layout" svg:width="0.37cm" svg:height="0.137cm" svg:x="22.279cm" svg:y="22.877cm">
          <draw:text-box>
            <text:p text:style-name="P10"><text:span text:style-name="T141">Oakland</text:span></text:p>
          </draw:text-box>
        </draw:frame>
        <draw:frame draw:style-name="gr480" draw:text-style-name="P21" draw:layer="layout" svg:width="0.366cm" svg:height="0.137cm" svg:x="22.279cm" svg:y="22.964cm">
          <draw:text-box>
            <text:p text:style-name="P10"><text:span text:style-name="T141">Hospital</text:span></text:p>
          </draw:text-box>
        </draw:frame>
        <draw:frame draw:style-name="gr481" draw:text-style-name="P16" draw:layer="layout" svg:width="0.544cm" svg:height="0.162cm" svg:x="24.691cm" svg:y="27.633cm">
          <draw:text-box>
            <text:p text:style-name="P10"><text:span text:style-name="T139">Ascension</text:span></text:p>
          </draw:text-box>
        </draw:frame>
        <draw:frame draw:style-name="gr482" draw:text-style-name="P16" draw:layer="layout" svg:width="0.883cm" svg:height="0.162cm" svg:x="24.32cm" svg:y="27.739cm">
          <draw:text-box>
            <text:p text:style-name="P10"><text:span text:style-name="T139">St. John Hospital</text:span></text:p>
          </draw:text-box>
        </draw:frame>
        <draw:frame draw:style-name="gr483" draw:text-style-name="P16" draw:layer="layout" svg:width="0.54cm" svg:height="0.162cm" svg:x="25.451cm" svg:y="28.125cm">
          <draw:text-box>
            <text:p text:style-name="P10"><text:span text:style-name="T142">Henry Ford</text:span></text:p>
          </draw:text-box>
        </draw:frame>
        <draw:frame draw:style-name="gr484" draw:text-style-name="P16" draw:layer="layout" svg:width="0.569cm" svg:height="0.162cm" svg:x="25.451cm" svg:y="28.23cm">
          <draw:text-box>
            <text:p text:style-name="P10"><text:span text:style-name="T142">Medical Ctr.</text:span></text:p>
          </draw:text-box>
        </draw:frame>
        <draw:frame draw:style-name="gr485" draw:text-style-name="P16" draw:layer="layout" svg:width="0.383cm" svg:height="0.162cm" svg:x="25.451cm" svg:y="28.336cm">
          <draw:text-box>
            <text:p text:style-name="P10"><text:span text:style-name="T142">Cottage</text:span></text:p>
          </draw:text-box>
        </draw:frame>
        <draw:frame draw:style-name="gr486" draw:text-style-name="P16" draw:layer="layout" svg:width="0.633cm" svg:height="0.162cm" svg:x="25.091cm" svg:y="29.196cm">
          <draw:text-box>
            <text:p text:style-name="P10"><text:span text:style-name="T143">Beaumont</text:span></text:p>
          </draw:text-box>
        </draw:frame>
        <draw:frame draw:style-name="gr487" draw:text-style-name="P16" draw:layer="layout" svg:width="0.493cm" svg:height="0.162cm" svg:x="25.091cm" svg:y="29.302cm">
          <draw:text-box>
            <text:p text:style-name="P10"><text:span text:style-name="T143">Hospital</text:span></text:p>
          </draw:text-box>
        </draw:frame>
        <draw:frame draw:style-name="gr488" draw:text-style-name="P16" draw:layer="layout" svg:width="0.421cm" svg:height="0.162cm" svg:x="18.129cm" svg:y="25.372cm">
          <draw:text-box>
            <text:p text:style-name="P10"><text:span text:style-name="T143">Insight</text:span></text:p>
          </draw:text-box>
        </draw:frame>
        <draw:frame draw:style-name="gr489" draw:text-style-name="P16" draw:layer="layout" svg:width="0.679cm" svg:height="0.162cm" svg:x="18.129cm" svg:y="25.501cm">
          <draw:text-box>
            <text:p text:style-name="P10"><text:span text:style-name="T143"><text:s text:c="6"/></text:span><text:span text:style-name="T143">Surgical</text:span></text:p>
          </draw:text-box>
        </draw:frame>
        <draw:frame draw:style-name="gr490" draw:text-style-name="P16" draw:layer="layout" svg:width="0.696cm" svg:height="0.162cm" svg:x="18.129cm" svg:y="25.629cm">
          <draw:text-box>
            <text:p text:style-name="P10"><text:span text:style-name="T143"><text:s text:c="6"/></text:span><text:span text:style-name="T143">Hospital</text:span></text:p>
          </draw:text-box>
        </draw:frame>
        <draw:frame draw:style-name="gr491" draw:text-style-name="P17" draw:layer="layout" svg:width="0.692cm" svg:height="0.166cm" svg:x="3.983cm" svg:y="20.568cm">
          <draw:text-box>
            <text:p text:style-name="P10"><text:span text:style-name="T144">Henry Ford</text:span></text:p>
          </draw:text-box>
        </draw:frame>
        <draw:frame draw:style-name="gr492" draw:text-style-name="P17" draw:layer="layout" svg:width="0.921cm" svg:height="0.166cm" svg:x="3.856cm" svg:y="20.673cm">
          <draw:text-box>
            <text:p text:style-name="P10"><text:span text:style-name="T144">Medical Center</text:span></text:p>
          </draw:text-box>
        </draw:frame>
        <draw:frame draw:style-name="gr467" draw:text-style-name="P16" draw:layer="layout" svg:width="0.557cm" svg:height="0.162cm" svg:x="17.389cm" svg:y="22.753cm">
          <draw:text-box>
            <text:p text:style-name="P10"><text:span text:style-name="T137">Ascension</text:span></text:p>
          </draw:text-box>
        </draw:frame>
        <draw:frame draw:style-name="gr493" draw:text-style-name="P16" draw:layer="layout" svg:width="0.523cm" svg:height="0.162cm" svg:x="17.441cm" svg:y="22.859cm">
          <draw:text-box>
            <text:p text:style-name="P10"><text:span text:style-name="T137">Macomb-</text:span></text:p>
          </draw:text-box>
        </draw:frame>
        <draw:frame draw:style-name="gr472" draw:text-style-name="P16" draw:layer="layout" svg:width="0.468cm" svg:height="0.162cm" svg:x="17.511cm" svg:y="22.964cm">
          <draw:text-box>
            <text:p text:style-name="P10"><text:span text:style-name="T137">Oakland</text:span></text:p>
          </draw:text-box>
        </draw:frame>
        <draw:frame draw:style-name="gr466" draw:text-style-name="P16" draw:layer="layout" svg:width="0.459cm" svg:height="0.162cm" svg:x="17.51cm" svg:y="23.07cm">
          <draw:text-box>
            <text:p text:style-name="P10"><text:span text:style-name="T137">Hospital</text:span></text:p>
          </draw:text-box>
        </draw:frame>
        <draw:frame draw:style-name="gr494" draw:text-style-name="P16" draw:layer="layout" svg:width="0.506cm" svg:height="0.162cm" svg:x="13.32cm" svg:y="20.823cm">
          <draw:text-box>
            <text:p text:style-name="P10"><text:span text:style-name="T145">Beaumont</text:span></text:p>
          </draw:text-box>
        </draw:frame>
        <draw:frame draw:style-name="gr495" draw:text-style-name="P16" draw:layer="layout" svg:width="0.375cm" svg:height="0.162cm" svg:x="13.441cm" svg:y="20.92cm">
          <draw:text-box>
            <text:p text:style-name="P10"><text:span text:style-name="T145">Medical</text:span></text:p>
          </draw:text-box>
        </draw:frame>
        <draw:frame draw:style-name="gr486" draw:text-style-name="P16" draw:layer="layout" svg:width="0.633cm" svg:height="0.162cm" svg:x="11.608cm" svg:y="34.163cm">
          <draw:text-box>
            <text:p text:style-name="P10"><text:span text:style-name="T143">Beaumont</text:span></text:p>
          </draw:text-box>
        </draw:frame>
        <draw:frame draw:style-name="gr487" draw:text-style-name="P16" draw:layer="layout" svg:width="0.493cm" svg:height="0.162cm" svg:x="11.729cm" svg:y="34.268cm">
          <draw:text-box>
            <text:p text:style-name="P10"><text:span text:style-name="T143">Hospital</text:span></text:p>
          </draw:text-box>
        </draw:frame>
        <draw:frame draw:style-name="gr496" draw:text-style-name="P16" draw:layer="layout" svg:width="0.582cm" svg:height="0.162cm" svg:x="7.501cm" svg:y="31.57cm">
          <draw:text-box>
            <text:p text:style-name="P10"><text:span text:style-name="T138">Garden City</text:span></text:p>
          </draw:text-box>
        </draw:frame>
        <draw:frame draw:style-name="gr497" draw:text-style-name="P16" draw:layer="layout" svg:width="0.408cm" svg:height="0.162cm" svg:x="7.689cm" svg:y="31.675cm">
          <draw:text-box>
            <text:p text:style-name="P10"><text:span text:style-name="T138">Hospital</text:span></text:p>
          </draw:text-box>
        </draw:frame>
        <draw:frame draw:style-name="gr491" draw:text-style-name="P17" draw:layer="layout" svg:width="0.692cm" svg:height="0.166cm" svg:x="14.96cm" svg:y="38.68cm">
          <draw:text-box>
            <text:p text:style-name="P10"><text:span text:style-name="T144">Henry Ford</text:span></text:p>
          </draw:text-box>
        </draw:frame>
        <draw:frame draw:style-name="gr492" draw:text-style-name="P17" draw:layer="layout" svg:width="0.921cm" svg:height="0.166cm" svg:x="14.96cm" svg:y="38.791cm">
          <draw:text-box>
            <text:p text:style-name="P10"><text:span text:style-name="T144">Medical Center</text:span></text:p>
          </draw:text-box>
        </draw:frame>
        <draw:frame draw:style-name="gr498" draw:text-style-name="P16" draw:layer="layout" svg:width="0.51cm" svg:height="0.162cm" svg:x="9.367cm" svg:y="16.4cm">
          <draw:text-box>
            <text:p text:style-name="P10"><text:span text:style-name="T146">St. Joseph</text:span></text:p>
          </draw:text-box>
        </draw:frame>
        <draw:frame draw:style-name="gr499" draw:text-style-name="P16" draw:layer="layout" svg:width="0.777cm" svg:height="0.162cm" svg:x="9.144cm" svg:y="16.505cm">
          <draw:text-box>
            <text:p text:style-name="P10"><text:span text:style-name="T146">Mercy Hospital</text:span></text:p>
          </draw:text-box>
        </draw:frame>
        <draw:frame draw:style-name="gr491" draw:text-style-name="P17" draw:layer="layout" svg:width="0.692cm" svg:height="0.166cm" svg:x="17.001cm" svg:y="30.134cm">
          <draw:text-box>
            <text:p text:style-name="P10"><text:span text:style-name="T144">Henry Ford</text:span></text:p>
          </draw:text-box>
        </draw:frame>
        <draw:frame draw:style-name="gr500" draw:text-style-name="P17" draw:layer="layout" svg:width="0.51cm" svg:height="0.166cm" svg:x="17.182cm" svg:y="30.244cm">
          <draw:text-box>
            <text:p text:style-name="P10"><text:span text:style-name="T144">Hospital</text:span></text:p>
          </draw:text-box>
        </draw:frame>
        <draw:frame draw:style-name="gr486" draw:text-style-name="P16" draw:layer="layout" svg:width="0.633cm" svg:height="0.162cm" svg:x="7.923cm" svg:y="25.484cm">
          <draw:text-box>
            <text:p text:style-name="P10"><text:span text:style-name="T143">Beaumont</text:span></text:p>
          </draw:text-box>
        </draw:frame>
        <draw:frame draw:style-name="gr487" draw:text-style-name="P16" draw:layer="layout" svg:width="0.493cm" svg:height="0.162cm" svg:x="7.923cm" svg:y="25.59cm">
          <draw:text-box>
            <text:p text:style-name="P10"><text:span text:style-name="T143">Hospital</text:span></text:p>
          </draw:text-box>
        </draw:frame>
        <draw:frame draw:style-name="gr501" draw:text-style-name="P17" draw:layer="layout" svg:width="0.582cm" svg:height="0.166cm" svg:x="13.111cm" svg:y="22.102cm">
          <draw:text-box>
            <text:p text:style-name="P10"><text:span text:style-name="T147">Beaumont</text:span></text:p>
          </draw:text-box>
        </draw:frame>
        <draw:line draw:style-name="gr444" draw:text-style-name="P6" draw:layer="layout" svg:x1="23.633cm" svg:y1="16.901cm" svg:x2="23.969cm" svg:y2="16.877cm">
          <text:p/>
        </draw:line>
        <draw:polygon draw:style-name="gr463" draw:text-style-name="P34"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45" draw:text-style-name="P6" draw:layer="layout" svg:x1="19.001cm" svg:y1="30.777cm" svg:x2="19.464cm" svg:y2="30.776cm">
          <text:p/>
        </draw:line>
        <draw:polygon draw:style-name="gr463" draw:text-style-name="P34"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02" draw:text-style-name="P17" draw:layer="layout" svg:width="0.459cm" svg:height="0.166cm" svg:x="13.226cm" svg:y="22.212cm">
          <draw:text-box>
            <text:p text:style-name="P10"><text:span text:style-name="T147">Hospital</text:span></text:p>
          </draw:text-box>
        </draw:frame>
        <draw:frame draw:style-name="gr503" draw:text-style-name="P16" draw:layer="layout" svg:width="0.281cm" svg:height="0.162cm" svg:x="19.455cm" svg:y="30.639cm">
          <draw:text-box>
            <text:p text:style-name="P10"><text:span text:style-name="T148">DMC/</text:span></text:p>
          </draw:text-box>
        </draw:frame>
        <draw:frame draw:style-name="gr484" draw:text-style-name="P16" draw:layer="layout" svg:width="0.569cm" svg:height="0.162cm" svg:x="19.455cm" svg:y="30.744cm">
          <draw:text-box>
            <text:p text:style-name="P10"><text:span text:style-name="T148">VA Hospital</text:span></text:p>
          </draw:text-box>
        </draw:frame>
        <draw:frame draw:style-name="gr475" draw:text-style-name="P16" draw:layer="layout" svg:width="0.565cm" svg:height="0.162cm" svg:x="18.198cm" svg:y="16.759cm">
          <draw:text-box>
            <text:p text:style-name="P10"><text:span text:style-name="T140">Beaumont</text:span></text:p>
          </draw:text-box>
        </draw:frame>
        <draw:frame draw:style-name="gr476" draw:text-style-name="P16" draw:layer="layout" svg:width="0.781cm" svg:height="0.162cm" svg:x="18.198cm" svg:y="16.864cm">
          <draw:text-box>
            <text:p text:style-name="P10"><text:span text:style-name="T140">Hospital - Troy</text:span></text:p>
          </draw:text-box>
        </draw:frame>
        <draw:frame draw:style-name="gr504" draw:text-style-name="P16" draw:layer="layout" svg:width="0.963cm" svg:height="0.162cm" svg:x="18.198cm" svg:y="16.97cm">
          <draw:text-box>
            <text:p text:style-name="P10"><text:span text:style-name="T140">(Rehab &amp; Dialysis)</text:span></text:p>
          </draw:text-box>
        </draw:frame>
        <draw:frame draw:style-name="gr481" draw:text-style-name="P16" draw:layer="layout" svg:width="0.544cm" svg:height="0.162cm" svg:x="13.3cm" svg:y="25.121cm">
          <draw:text-box>
            <text:p text:style-name="P10"><text:span text:style-name="T149">Ascension</text:span></text:p>
          </draw:text-box>
        </draw:frame>
        <draw:frame draw:style-name="gr505" draw:text-style-name="P16" draw:layer="layout" svg:width="0.599cm" svg:height="0.162cm" svg:x="13.3cm" svg:y="25.226cm">
          <draw:text-box>
            <text:p text:style-name="P10"><text:span text:style-name="T149">Providence</text:span></text:p>
          </draw:text-box>
        </draw:frame>
        <draw:line draw:style-name="gr444" draw:text-style-name="P6" draw:layer="layout" svg:x1="13.279cm" svg:y1="25.319cm" svg:x2="12.966cm" svg:y2="25.16cm">
          <text:p/>
        </draw:line>
        <draw:frame draw:style-name="gr506" draw:text-style-name="P16" draw:layer="layout" svg:width="0.447cm" svg:height="0.162cm" svg:x="13.3cm" svg:y="25.332cm">
          <draw:text-box>
            <text:p text:style-name="P10"><text:span text:style-name="T149">Hospital</text:span></text:p>
          </draw:text-box>
        </draw:frame>
        <draw:frame draw:style-name="gr507" draw:text-style-name="P17" draw:layer="layout" svg:width="0.447cm" svg:height="0.166cm" svg:x="20.031cm" svg:y="19.604cm">
          <draw:text-box>
            <text:p text:style-name="P10"><text:span text:style-name="T150">Chrysler</text:span></text:p>
          </draw:text-box>
        </draw:frame>
        <draw:frame draw:style-name="gr508" draw:text-style-name="P17" draw:layer="layout" svg:width="0.523cm" svg:height="0.166cm" svg:x="19.965cm" svg:y="19.709cm">
          <draw:text-box>
            <text:p text:style-name="P10"><text:span text:style-name="T150">Stamping</text:span></text:p>
          </draw:text-box>
        </draw:frame>
        <draw:frame draw:style-name="gr509" draw:text-style-name="P17" draw:layer="layout" svg:width="0.277cm" svg:height="0.166cm" svg:x="20.214cm" svg:y="19.815cm">
          <draw:text-box>
            <text:p text:style-name="P10"><text:span text:style-name="T150">Plant</text:span></text:p>
          </draw:text-box>
        </draw:frame>
        <draw:frame draw:style-name="gr510" draw:text-style-name="P17" draw:layer="layout" svg:width="0.527cm" svg:height="0.166cm" svg:x="19.818cm" svg:y="20.858cm">
          <draw:text-box>
            <text:p text:style-name="P10"><text:span text:style-name="T144">Walmart</text:span></text:p>
          </draw:text-box>
        </draw:frame>
        <draw:frame draw:style-name="gr511" draw:text-style-name="P17" draw:layer="layout" svg:width="0.662cm" svg:height="0.166cm" svg:x="21.445cm" svg:y="19.801cm">
          <draw:text-box>
            <text:p text:style-name="P10"><text:span text:style-name="T150">Sterling Hts.</text:span></text:p>
          </draw:text-box>
        </draw:frame>
        <draw:frame draw:style-name="gr512" draw:text-style-name="P17" draw:layer="layout" svg:width="0.645cm" svg:height="0.166cm" svg:x="21.456cm" svg:y="19.907cm">
          <draw:text-box>
            <text:p text:style-name="P10"><text:span text:style-name="T150">High School</text:span></text:p>
          </draw:text-box>
        </draw:frame>
        <draw:frame draw:style-name="gr513" draw:text-style-name="P17" draw:layer="layout" svg:width="0.476cm" svg:height="0.166cm" svg:x="19.691cm" svg:y="18.85cm">
          <draw:text-box>
            <text:p text:style-name="P10"><text:span text:style-name="T151">Chrysler</text:span></text:p>
          </draw:text-box>
        </draw:frame>
        <draw:frame draw:style-name="gr514" draw:text-style-name="P17" draw:layer="layout" svg:width="0.552cm" svg:height="0.166cm" svg:x="19.612cm" svg:y="18.956cm">
          <draw:text-box>
            <text:p text:style-name="P10"><text:span text:style-name="T151">Assembly</text:span></text:p>
          </draw:text-box>
        </draw:frame>
        <draw:frame draw:style-name="gr515" draw:text-style-name="P17" draw:layer="layout" svg:width="0.294cm" svg:height="0.166cm" svg:x="19.885cm" svg:y="19.061cm">
          <draw:text-box>
            <text:p text:style-name="P10"><text:span text:style-name="T151">Plant</text:span></text:p>
          </draw:text-box>
        </draw:frame>
        <draw:frame draw:style-name="gr516" draw:text-style-name="P17" draw:layer="layout" svg:width="0.286cm" svg:height="0.166cm" svg:x="20.131cm" svg:y="17.223cm">
          <draw:text-box>
            <text:p text:style-name="P10"><text:span text:style-name="T144">Ford</text:span></text:p>
          </draw:text-box>
        </draw:frame>
        <draw:frame draw:style-name="gr517" draw:text-style-name="P17" draw:layer="layout" svg:width="0.383cm" svg:height="0.166cm" svg:x="20.131cm" svg:y="17.333cm">
          <draw:text-box>
            <text:p text:style-name="P10"><text:span text:style-name="T144">Motor</text:span></text:p>
          </draw:text-box>
        </draw:frame>
        <draw:frame draw:style-name="gr518" draw:text-style-name="P17" draw:layer="layout" svg:width="0.205cm" svg:height="0.166cm" svg:x="20.131cm" svg:y="17.443cm">
          <draw:text-box>
            <text:p text:style-name="P10"><text:span text:style-name="T144">Co.</text:span></text:p>
          </draw:text-box>
        </draw:frame>
        <draw:frame draw:style-name="gr519" draw:text-style-name="P17" draw:layer="layout" svg:width="0.54cm" svg:height="0.166cm" svg:x="22.413cm" svg:y="19.164cm">
          <draw:text-box>
            <text:p text:style-name="P10"><text:span text:style-name="T151">Bethesda</text:span></text:p>
          </draw:text-box>
        </draw:frame>
        <draw:frame draw:style-name="gr500" draw:text-style-name="P17" draw:layer="layout" svg:width="0.51cm" svg:height="0.166cm" svg:x="22.413cm" svg:y="19.27cm">
          <draw:text-box>
            <text:p text:style-name="P10"><text:span text:style-name="T151">Christian</text:span></text:p>
          </draw:text-box>
        </draw:frame>
        <draw:frame draw:style-name="gr520" draw:text-style-name="P17" draw:layer="layout" svg:width="0.417cm" svg:height="0.166cm" svg:x="22.413cm" svg:y="19.375cm">
          <draw:text-box>
            <text:p text:style-name="P10"><text:span text:style-name="T151">Church</text:span></text:p>
          </draw:text-box>
        </draw:frame>
        <draw:frame draw:style-name="gr521" draw:text-style-name="P17" draw:layer="layout" svg:width="0.641cm" svg:height="0.166cm" svg:x="21.365cm" svg:y="18.8cm">
          <draw:text-box>
            <text:p text:style-name="P10"><text:span text:style-name="T151">Plumbrook</text:span></text:p>
          </draw:text-box>
        </draw:frame>
        <draw:frame draw:style-name="gr522" draw:text-style-name="P17" draw:layer="layout" svg:width="0.679cm" svg:height="0.166cm" svg:x="21.303cm" svg:y="18.906cm">
          <draw:text-box>
            <text:p text:style-name="P10"><text:span text:style-name="T151">Apartments</text:span></text:p>
          </draw:text-box>
        </draw:frame>
        <draw:frame draw:style-name="gr523" draw:text-style-name="P17" draw:layer="layout" svg:width="0.442cm" svg:height="0.166cm" svg:x="21.66cm" svg:y="16.475cm">
          <draw:text-box>
            <text:p text:style-name="P10"><text:span text:style-name="T144">Clinton</text:span></text:p>
          </draw:text-box>
        </draw:frame>
        <draw:frame draw:style-name="gr524" draw:text-style-name="P17" draw:layer="layout" svg:width="0.362cm" svg:height="0.166cm" svg:x="21.723cm" svg:y="16.581cm">
          <draw:text-box>
            <text:p text:style-name="P10"><text:span text:style-name="T144">Valley</text:span></text:p>
          </draw:text-box>
        </draw:frame>
        <draw:frame draw:style-name="gr510" draw:text-style-name="P17" draw:layer="layout" svg:width="0.527cm" svg:height="0.166cm" svg:x="21.689cm" svg:y="13.464cm">
          <draw:text-box>
            <text:p text:style-name="P10"><text:span text:style-name="T144">Walmart</text:span></text:p>
          </draw:text-box>
        </draw:frame>
        <draw:frame draw:style-name="gr525" draw:text-style-name="P17" draw:layer="layout" svg:width="0.506cm" svg:height="0.166cm" svg:x="24.147cm" svg:y="16.285cm">
          <draw:text-box>
            <text:p text:style-name="P10"><text:span text:style-name="T150">Partridge</text:span></text:p>
          </draw:text-box>
        </draw:frame>
        <draw:frame draw:style-name="gr526" draw:text-style-name="P17" draw:layer="layout" svg:width="0.561cm" svg:height="0.166cm" svg:x="24.147cm" svg:y="16.39cm">
          <draw:text-box>
            <text:p text:style-name="P10"><text:span text:style-name="T150">Creek Mall</text:span></text:p>
          </draw:text-box>
        </draw:frame>
        <draw:frame draw:style-name="gr514" draw:text-style-name="P17" draw:layer="layout" svg:width="0.552cm" svg:height="0.166cm" svg:x="23.29cm" svg:y="17.121cm">
          <draw:text-box>
            <text:p text:style-name="P10"><text:span text:style-name="T151">Macomb/</text:span></text:p>
          </draw:text-box>
        </draw:frame>
        <draw:frame draw:style-name="gr527" draw:text-style-name="P17" draw:layer="layout" svg:width="0.48cm" svg:height="0.166cm" svg:x="23.334cm" svg:y="17.231cm">
          <draw:text-box>
            <text:p text:style-name="P10"><text:span text:style-name="T151">Oakland</text:span></text:p>
          </draw:text-box>
        </draw:frame>
        <draw:frame draw:style-name="gr528" draw:text-style-name="P17" draw:layer="layout" svg:width="0.502cm" svg:height="0.166cm" svg:x="23.319cm" svg:y="17.341cm">
          <draw:text-box>
            <text:p text:style-name="P10"><text:span text:style-name="T151">Regional</text:span></text:p>
          </draw:text-box>
        </draw:frame>
        <draw:frame draw:style-name="gr517" draw:text-style-name="P17" draw:layer="layout" svg:width="0.383cm" svg:height="0.166cm" svg:x="23.375cm" svg:y="17.451cm">
          <draw:text-box>
            <text:p text:style-name="P10"><text:span text:style-name="T151">Center</text:span></text:p>
          </draw:text-box>
        </draw:frame>
        <draw:frame draw:style-name="gr529" draw:text-style-name="P17" draw:layer="layout" svg:width="0.336cm" svg:height="0.166cm" svg:x="22.684cm" svg:y="15.864cm">
          <draw:text-box>
            <text:p text:style-name="P10"><text:span text:style-name="T150">Meijer</text:span></text:p>
          </draw:text-box>
        </draw:frame>
        <draw:frame draw:style-name="gr509" draw:text-style-name="P17" draw:layer="layout" svg:width="0.277cm" svg:height="0.166cm" svg:x="21.471cm" svg:y="15.654cm">
          <draw:text-box>
            <text:p text:style-name="P10"><text:span text:style-name="T150">Utica</text:span></text:p>
          </draw:text-box>
        </draw:frame>
        <draw:frame draw:style-name="gr530" draw:text-style-name="P17" draw:layer="layout" svg:width="0.239cm" svg:height="0.166cm" svg:x="21.471cm" svg:y="15.759cm">
          <draw:text-box>
            <text:p text:style-name="P10"><text:span text:style-name="T150">Park</text:span></text:p>
          </draw:text-box>
        </draw:frame>
        <draw:frame draw:style-name="gr531" draw:text-style-name="P17" draw:layer="layout" svg:width="0.29cm" svg:height="0.166cm" svg:x="21.471cm" svg:y="15.865cm">
          <draw:text-box>
            <text:p text:style-name="P10"><text:span text:style-name="T150">Place</text:span></text:p>
          </draw:text-box>
        </draw:frame>
        <draw:frame draw:style-name="gr517" draw:text-style-name="P17" draw:layer="layout" svg:width="0.383cm" svg:height="0.166cm" svg:x="22.055cm" svg:y="15.756cm">
          <draw:text-box>
            <text:p text:style-name="P10"><text:span text:style-name="T151">Shelby</text:span></text:p>
          </draw:text-box>
        </draw:frame>
        <draw:frame draw:style-name="gr517" draw:text-style-name="P17" draw:layer="layout" svg:width="0.383cm" svg:height="0.166cm" svg:x="22.08cm" svg:y="15.861cm">
          <draw:text-box>
            <text:p text:style-name="P10"><text:span text:style-name="T151">Manor</text:span></text:p>
          </draw:text-box>
        </draw:frame>
        <draw:frame draw:style-name="gr513" draw:text-style-name="P17" draw:layer="layout" svg:width="0.476cm" svg:height="0.166cm" svg:x="20.008cm" svg:y="13.868cm">
          <draw:text-box>
            <text:p text:style-name="P10"><text:span text:style-name="T151">Amazon</text:span></text:p>
          </draw:text-box>
        </draw:frame>
        <draw:frame draw:style-name="gr532" draw:text-style-name="P17" draw:layer="layout" svg:width="0.425cm" svg:height="0.166cm" svg:x="10.678cm" svg:y="14.761cm">
          <draw:text-box>
            <text:p text:style-name="P10"><text:span text:style-name="T152">Amazon</text:span></text:p>
          </draw:text-box>
        </draw:frame>
        <draw:frame draw:style-name="gr509" draw:text-style-name="P17" draw:layer="layout" svg:width="0.277cm" svg:height="0.166cm" svg:x="27.862cm" svg:y="16.778cm">
          <draw:text-box>
            <text:p text:style-name="P10"><text:span text:style-name="T144">ARC</text:span></text:p>
          </draw:text-box>
        </draw:frame>
        <draw:frame draw:style-name="gr533" draw:text-style-name="P17" draw:layer="layout" svg:width="0.4cm" svg:height="0.166cm" svg:x="29.436cm" svg:y="13.595cm">
          <draw:text-box>
            <text:p text:style-name="P10"><text:span text:style-name="T144">Target</text:span></text:p>
          </draw:text-box>
        </draw:frame>
        <draw:frame draw:style-name="gr534" draw:text-style-name="P17" draw:layer="layout" svg:width="0.307cm" svg:height="0.166cm" svg:x="32.03cm" svg:y="13.521cm">
          <draw:text-box>
            <text:p text:style-name="P10"><text:span text:style-name="T144">42-2 </text:span></text:p>
          </draw:text-box>
        </draw:frame>
        <draw:frame draw:style-name="gr521" draw:text-style-name="P17" draw:layer="layout" svg:width="0.641cm" svg:height="0.166cm" svg:x="31.697cm" svg:y="13.626cm">
          <draw:text-box>
            <text:p text:style-name="P10"><text:span text:style-name="T144">District Ct.</text:span></text:p>
          </draw:text-box>
        </draw:frame>
        <draw:frame draw:style-name="gr535" draw:text-style-name="P17" draw:layer="layout" svg:width="0.785cm" svg:height="0.166cm" svg:x="28.23cm" svg:y="13.292cm">
          <draw:text-box>
            <text:p text:style-name="P10"><text:span text:style-name="T144">Home Depot</text:span></text:p>
          </draw:text-box>
        </draw:frame>
        <draw:frame draw:style-name="gr536" draw:text-style-name="P17" draw:layer="layout" svg:width="1.12cm" svg:height="0.166cm" svg:x="27.556cm" svg:y="13.814cm">
          <draw:text-box>
            <text:p text:style-name="P10"><text:span text:style-name="T144">Meijer Gas Station</text:span></text:p>
          </draw:text-box>
        </draw:frame>
        <draw:frame draw:style-name="gr537" draw:text-style-name="P17" draw:layer="layout" svg:width="0.387cm" svg:height="0.166cm" svg:x="32.671cm" svg:y="11.183cm">
          <draw:text-box>
            <text:p text:style-name="P10"><text:span text:style-name="T144">Meijer</text:span></text:p>
          </draw:text-box>
        </draw:frame>
        <draw:frame draw:style-name="gr538" draw:text-style-name="P17" draw:layer="layout" svg:width="0.408cm" svg:height="0.166cm" svg:x="29.179cm" svg:y="14.025cm">
          <draw:text-box>
            <text:p text:style-name="P10"><text:span text:style-name="T144">Lowe’s</text:span></text:p>
          </draw:text-box>
        </draw:frame>
        <draw:frame draw:style-name="gr532" draw:text-style-name="P17" draw:layer="layout" svg:width="0.425cm" svg:height="0.166cm" svg:x="31.674cm" svg:y="13.844cm">
          <draw:text-box>
            <text:p text:style-name="P10"><text:span text:style-name="T144">Kroger</text:span></text:p>
          </draw:text-box>
        </draw:frame>
        <draw:frame draw:style-name="gr510" draw:text-style-name="P17" draw:layer="layout" svg:width="0.527cm" svg:height="0.166cm" svg:x="28.093cm" svg:y="15.76cm">
          <draw:text-box>
            <text:p text:style-name="P10"><text:span text:style-name="T144">Walmart</text:span></text:p>
          </draw:text-box>
        </draw:frame>
        <draw:frame draw:style-name="gr527" draw:text-style-name="P17" draw:layer="layout" svg:width="0.48cm" svg:height="0.166cm" svg:x="28.59cm" svg:y="17.213cm">
          <draw:text-box>
            <text:p text:style-name="P10"><text:span text:style-name="T150">Selfridge</text:span></text:p>
          </draw:text-box>
        </draw:frame>
        <draw:frame draw:style-name="gr539" draw:text-style-name="P17" draw:layer="layout" svg:width="1.005cm" svg:height="0.166cm" svg:x="28.324cm" svg:y="17.36cm">
          <draw:text-box>
            <text:p text:style-name="P10"><text:span text:style-name="T150">Air National Guard</text:span></text:p>
          </draw:text-box>
        </draw:frame>
        <draw:frame draw:style-name="gr540" draw:text-style-name="P17" draw:layer="layout" svg:width="0.264cm" svg:height="0.166cm" svg:x="28.706cm" svg:y="17.507cm">
          <draw:text-box>
            <text:p text:style-name="P10"><text:span text:style-name="T150">Base</text:span></text:p>
          </draw:text-box>
        </draw:frame>
        <draw:frame draw:style-name="gr541" draw:text-style-name="P17" draw:layer="layout" svg:width="0.701cm" svg:height="0.166cm" svg:x="30.256cm" svg:y="18.897cm">
          <draw:text-box>
            <text:p text:style-name="P10"><text:span text:style-name="T150">Lake St. Clair</text:span></text:p>
          </draw:text-box>
        </draw:frame>
        <draw:frame draw:style-name="gr542" draw:text-style-name="P17" draw:layer="layout" svg:width="0.565cm" svg:height="0.166cm" svg:x="30.338cm" svg:y="19.026cm">
          <draw:text-box>
            <text:p text:style-name="P10"><text:span text:style-name="T150">Metropark</text:span></text:p>
          </draw:text-box>
        </draw:frame>
        <draw:frame draw:style-name="gr543" draw:text-style-name="P17" draw:layer="layout" svg:width="0.463cm" svg:height="0.166cm" svg:x="23.735cm" svg:y="25.902cm">
          <draw:text-box>
            <text:p text:style-name="P10"><text:span text:style-name="T150">Eastland</text:span></text:p>
          </draw:text-box>
        </draw:frame>
        <draw:frame draw:style-name="gr508" draw:text-style-name="P17" draw:layer="layout" svg:width="0.523cm" svg:height="0.166cm" svg:x="23.684cm" svg:y="26.022cm">
          <draw:text-box>
            <text:p text:style-name="P10"><text:span text:style-name="T150">Shopping</text:span></text:p>
          </draw:text-box>
        </draw:frame>
        <draw:frame draw:style-name="gr524" draw:text-style-name="P17" draw:layer="layout" svg:width="0.362cm" svg:height="0.166cm" svg:x="23.835cm" svg:y="26.141cm">
          <draw:text-box>
            <text:p text:style-name="P10"><text:span text:style-name="T150">Center</text:span></text:p>
          </draw:text-box>
        </draw:frame>
        <draw:frame draw:style-name="gr544" draw:text-style-name="P17" draw:layer="layout" svg:width="0.379cm" svg:height="0.166cm" svg:x="24.426cm" svg:y="26.639cm">
          <draw:text-box>
            <text:p text:style-name="P10"><text:span text:style-name="T153">Harper</text:span></text:p>
          </draw:text-box>
        </draw:frame>
        <draw:frame draw:style-name="gr533" draw:text-style-name="P17" draw:layer="layout" svg:width="0.4cm" svg:height="0.166cm" svg:x="24.383cm" svg:y="26.745cm">
          <draw:text-box>
            <text:p text:style-name="P10"><text:span text:style-name="T153">Woods </text:span></text:p>
          </draw:text-box>
        </draw:frame>
        <draw:frame draw:style-name="gr519" draw:text-style-name="P17" draw:layer="layout" svg:width="0.54cm" svg:height="0.166cm" svg:x="24.239cm" svg:y="26.85cm">
          <draw:text-box>
            <text:p text:style-name="P10"><text:span text:style-name="T153">City Hall <text:s text:c="2"/></text:span></text:p>
          </draw:text-box>
        </draw:frame>
        <draw:frame draw:style-name="gr545" draw:text-style-name="P17" draw:layer="layout" svg:width="0.404cm" svg:height="0.166cm" svg:x="26.42cm" svg:y="26.141cm">
          <draw:text-box>
            <text:p text:style-name="P10"><text:span text:style-name="T151">Grosse</text:span></text:p>
          </draw:text-box>
        </draw:frame>
        <draw:frame draw:style-name="gr546" draw:text-style-name="P17" draw:layer="layout" svg:width="0.802cm" svg:height="0.166cm" svg:x="26.008cm" svg:y="26.247cm">
          <draw:text-box>
            <text:p text:style-name="P10"><text:span text:style-name="T151">Pointe Shores</text:span></text:p>
          </draw:text-box>
        </draw:frame>
        <draw:frame draw:style-name="gr543" draw:text-style-name="P17" draw:layer="layout" svg:width="0.463cm" svg:height="0.166cm" svg:x="26.335cm" svg:y="26.352cm">
          <draw:text-box>
            <text:p text:style-name="P10"><text:span text:style-name="T151">City Hall</text:span></text:p>
          </draw:text-box>
        </draw:frame>
        <draw:frame draw:style-name="gr547" draw:text-style-name="P17" draw:layer="layout" svg:width="0.726cm" svg:height="0.166cm" svg:x="23.012cm" svg:y="29.541cm">
          <draw:text-box>
            <text:p text:style-name="P10"><text:span text:style-name="T154">Grosse Pointe</text:span></text:p>
          </draw:text-box>
        </draw:frame>
        <draw:frame draw:style-name="gr491" draw:text-style-name="P17" draw:layer="layout" svg:width="0.692cm" svg:height="0.166cm" svg:x="23.037cm" svg:y="29.655cm">
          <draw:text-box>
            <text:p text:style-name="P10"><text:span text:style-name="T154">Park City Hall</text:span></text:p>
          </draw:text-box>
        </draw:frame>
        <draw:frame draw:style-name="gr548" draw:text-style-name="P17" draw:layer="layout" svg:width="0.806cm" svg:height="0.166cm" svg:x="25.649cm" svg:y="26.717cm">
          <draw:text-box>
            <text:p text:style-name="P10"><text:span text:style-name="T151">Grosse Pointe</text:span></text:p>
          </draw:text-box>
        </draw:frame>
        <draw:frame draw:style-name="gr549" draw:text-style-name="P17" draw:layer="layout" svg:width="0.899cm" svg:height="0.166cm" svg:x="25.649cm" svg:y="26.818cm">
          <draw:text-box>
            <text:p text:style-name="P10"><text:span text:style-name="T151">Woods City Hall</text:span></text:p>
          </draw:text-box>
        </draw:frame>
        <draw:frame draw:style-name="gr510" draw:text-style-name="P17" draw:layer="layout" svg:width="0.527cm" svg:height="0.166cm" svg:x="19.533cm" svg:y="22.324cm">
          <draw:text-box>
            <text:p text:style-name="P10"><text:span text:style-name="T155">GM Tech</text:span></text:p>
          </draw:text-box>
        </draw:frame>
        <draw:frame draw:style-name="gr545" draw:text-style-name="P17" draw:layer="layout" svg:width="0.404cm" svg:height="0.166cm" svg:x="19.657cm" svg:y="22.43cm">
          <draw:text-box>
            <text:p text:style-name="P10"><text:span text:style-name="T155">Center</text:span></text:p>
          </draw:text-box>
        </draw:frame>
        <draw:frame draw:style-name="gr502" draw:text-style-name="P17" draw:layer="layout" svg:width="0.459cm" svg:height="0.166cm" svg:x="20.72cm" svg:y="22.048cm">
          <draw:text-box>
            <text:p text:style-name="P10"><text:span text:style-name="T144">Warren</text:span></text:p>
          </draw:text-box>
        </draw:frame>
        <draw:frame draw:style-name="gr550" draw:text-style-name="P17" draw:layer="layout" svg:width="0.73cm" svg:height="0.166cm" svg:x="20.72cm" svg:y="22.153cm">
          <draw:text-box>
            <text:p text:style-name="P10"><text:span text:style-name="T144">Civic Center</text:span></text:p>
          </draw:text-box>
        </draw:frame>
        <draw:frame draw:style-name="gr510" draw:text-style-name="P17" draw:layer="layout" svg:width="0.527cm" svg:height="0.166cm" svg:x="20.882cm" svg:y="22.518cm">
          <draw:text-box>
            <text:p text:style-name="P10"><text:span text:style-name="T144">Walmart</text:span></text:p>
          </draw:text-box>
        </draw:frame>
        <draw:frame draw:style-name="gr551" draw:text-style-name="P17" draw:layer="layout" svg:width="0.375cm" svg:height="0.166cm" svg:x="19.793cm" svg:y="22.8cm">
          <draw:text-box>
            <text:p text:style-name="P10"><text:span text:style-name="T144">M-Tec</text:span></text:p>
          </draw:text-box>
        </draw:frame>
        <draw:frame draw:style-name="gr552" draw:text-style-name="P17" draw:layer="layout" svg:width="0.413cm" svg:height="0.166cm" svg:x="19.555cm" svg:y="23.166cm">
          <draw:text-box>
            <text:p text:style-name="P10"><text:span text:style-name="T144">Tacom</text:span></text:p>
          </draw:text-box>
        </draw:frame>
        <draw:frame draw:style-name="gr510" draw:text-style-name="P17" draw:layer="layout" svg:width="0.527cm" svg:height="0.166cm" svg:x="24.563cm" svg:y="23.646cm">
          <draw:text-box>
            <text:p text:style-name="P10"><text:span text:style-name="T144">Eastgate</text:span></text:p>
          </draw:text-box>
        </draw:frame>
        <draw:frame draw:style-name="gr552" draw:text-style-name="P17" draw:layer="layout" svg:width="0.413cm" svg:height="0.166cm" svg:x="24.563cm" svg:y="23.751cm">
          <draw:text-box>
            <text:p text:style-name="P10"><text:span text:style-name="T144">Center</text:span></text:p>
          </draw:text-box>
        </draw:frame>
        <draw:frame draw:style-name="gr529" draw:text-style-name="P17" draw:layer="layout" svg:width="0.336cm" svg:height="0.166cm" svg:x="25.637cm" svg:y="22.067cm">
          <draw:text-box>
            <text:p text:style-name="P10"><text:span text:style-name="T154">Meijer</text:span></text:p>
          </draw:text-box>
        </draw:frame>
        <draw:frame draw:style-name="gr553" draw:text-style-name="P17" draw:layer="layout" svg:width="0.925cm" svg:height="0.166cm" svg:x="26.682cm" svg:y="23.467cm">
          <draw:text-box>
            <text:p text:style-name="P10"><text:span text:style-name="T144">St. Clair Shores</text:span></text:p>
          </draw:text-box>
        </draw:frame>
        <draw:frame draw:style-name="gr525" draw:text-style-name="P17" draw:layer="layout" svg:width="0.506cm" svg:height="0.166cm" svg:x="26.682cm" svg:y="23.573cm">
          <draw:text-box>
            <text:p text:style-name="P10"><text:span text:style-name="T144">City Hall</text:span></text:p>
          </draw:text-box>
        </draw:frame>
        <draw:frame draw:style-name="gr554" draw:text-style-name="P17" draw:layer="layout" svg:width="0.934cm" svg:height="0.166cm" svg:x="27.176cm" svg:y="21.712cm">
          <draw:text-box>
            <text:p text:style-name="P10"><text:span text:style-name="T151"><text:s text:c="2"/></text:span><text:span text:style-name="T151">St. Clair Shores</text:span></text:p>
          </draw:text-box>
        </draw:frame>
        <draw:frame draw:style-name="gr555" draw:text-style-name="P17" draw:layer="layout" svg:width="0.84cm" svg:height="0.166cm" svg:x="27.176cm" svg:y="21.841cm">
          <draw:text-box>
            <text:p text:style-name="P10"><text:span text:style-name="T151">Memorial Park</text:span></text:p>
          </draw:text-box>
        </draw:frame>
        <draw:frame draw:style-name="gr556" draw:text-style-name="P17" draw:layer="layout" svg:width="0.616cm" svg:height="0.166cm" svg:x="19.576cm" svg:y="24.301cm">
          <draw:text-box>
            <text:p text:style-name="P10"><text:span text:style-name="T150">Center Line</text:span></text:p>
          </draw:text-box>
        </draw:frame>
        <draw:frame draw:style-name="gr523" draw:text-style-name="P17" draw:layer="layout" svg:width="0.442cm" svg:height="0.166cm" svg:x="19.757cm" svg:y="24.415cm">
          <draw:text-box>
            <text:p text:style-name="P10"><text:span text:style-name="T150">City Hall</text:span></text:p>
          </draw:text-box>
        </draw:frame>
        <draw:frame draw:style-name="gr557" draw:text-style-name="P17" draw:layer="layout" svg:width="0.976cm" svg:height="0.166cm" svg:x="20.879cm" svg:y="23.108cm">
          <draw:text-box>
            <text:p text:style-name="P10"><text:span text:style-name="T150">Michigan Works &amp;</text:span></text:p>
          </draw:text-box>
        </draw:frame>
        <draw:frame draw:style-name="gr558" draw:text-style-name="P17" draw:layer="layout" svg:width="1.247cm" svg:height="0.166cm" svg:x="20.879cm" svg:y="23.227cm">
          <draw:text-box>
            <text:p text:style-name="P10"><text:span text:style-name="T150">MC Health Department</text:span></text:p>
          </draw:text-box>
        </draw:frame>
        <draw:frame draw:style-name="gr559" draw:text-style-name="P17" draw:layer="layout" svg:width="0.739cm" svg:height="0.166cm" svg:x="22.844cm" svg:y="21.182cm">
          <draw:text-box>
            <text:p text:style-name="P10"><text:span text:style-name="T150">Arts Academy</text:span></text:p>
          </draw:text-box>
        </draw:frame>
        <draw:frame draw:style-name="gr560" draw:text-style-name="P17" draw:layer="layout" svg:width="0.709cm" svg:height="0.166cm" svg:x="22.887cm" svg:y="21.287cm">
          <draw:text-box>
            <text:p text:style-name="P10"><text:span text:style-name="T150">in the Woods</text:span></text:p>
          </draw:text-box>
        </draw:frame>
        <draw:frame draw:style-name="gr561" draw:text-style-name="P17" draw:layer="layout" svg:width="0.849cm" svg:height="0.166cm" svg:x="17.621cm" svg:y="27.668cm">
          <draw:text-box>
            <text:p text:style-name="P10"><text:span text:style-name="T144">Model T Plaza</text:span></text:p>
          </draw:text-box>
        </draw:frame>
        <draw:frame draw:style-name="gr562" draw:text-style-name="P17" draw:layer="layout" svg:width="0.557cm" svg:height="0.166cm" svg:x="17.448cm" svg:y="24.779cm">
          <draw:text-box>
            <text:p text:style-name="P10"><text:span text:style-name="T154">Hazel Park</text:span></text:p>
          </draw:text-box>
        </draw:frame>
        <draw:frame draw:style-name="gr532" draw:text-style-name="P17" draw:layer="layout" svg:width="0.425cm" svg:height="0.166cm" svg:x="17.448cm" svg:y="24.885cm">
          <draw:text-box>
            <text:p text:style-name="P10"><text:span text:style-name="T154">City Hall</text:span></text:p>
          </draw:text-box>
        </draw:frame>
        <draw:frame draw:style-name="gr524" draw:text-style-name="P17" draw:layer="layout" svg:width="0.362cm" svg:height="0.166cm" svg:x="16.614cm" svg:y="22.707cm">
          <draw:text-box>
            <text:p text:style-name="P10"><text:span text:style-name="T154">Kroger</text:span></text:p>
          </draw:text-box>
        </draw:frame>
        <draw:frame draw:style-name="gr542" draw:text-style-name="P17" draw:layer="layout" svg:width="0.565cm" svg:height="0.166cm" svg:x="16.614cm" svg:y="22.821cm">
          <draw:text-box>
            <text:p text:style-name="P10"><text:span text:style-name="T156">Marketplace</text:span></text:p>
          </draw:text-box>
        </draw:frame>
        <draw:frame draw:style-name="gr563" draw:text-style-name="P17" draw:layer="layout" svg:width="0.37cm" svg:height="0.166cm" svg:x="25.71cm" svg:y="21.152cm">
          <draw:text-box>
            <text:p text:style-name="P10"><text:span text:style-name="T150">Kroger</text:span></text:p>
          </draw:text-box>
        </draw:frame>
        <draw:frame draw:style-name="gr511" draw:text-style-name="P17" draw:layer="layout" svg:width="0.662cm" svg:height="0.166cm" svg:x="25.71cm" svg:y="21.281cm">
          <draw:text-box>
            <text:p text:style-name="P10"><text:span text:style-name="T150">Marketplace</text:span></text:p>
          </draw:text-box>
        </draw:frame>
        <draw:frame draw:style-name="gr513" draw:text-style-name="P17" draw:layer="layout" svg:width="0.476cm" svg:height="0.166cm" svg:x="23.123cm" svg:y="29.844cm">
          <draw:text-box>
            <text:p text:style-name="P10"><text:span text:style-name="T151">Chrysler</text:span></text:p>
          </draw:text-box>
        </draw:frame>
        <draw:frame draw:style-name="gr515" draw:text-style-name="P17" draw:layer="layout" svg:width="0.294cm" svg:height="0.166cm" svg:x="23.123cm" svg:y="29.958cm">
          <draw:text-box>
            <text:p text:style-name="P10"><text:span text:style-name="T151">Plant</text:span></text:p>
          </draw:text-box>
        </draw:frame>
        <draw:frame draw:style-name="gr564" draw:text-style-name="P17" draw:layer="layout" svg:width="0.231cm" svg:height="0.166cm" svg:x="18.808cm" svg:y="30.351cm">
          <draw:text-box>
            <text:p text:style-name="P10"><text:span text:style-name="T144">DIA</text:span></text:p>
          </draw:text-box>
        </draw:frame>
        <draw:frame draw:style-name="gr565" draw:text-style-name="P17" draw:layer="layout" svg:width="0.815cm" svg:height="0.166cm" svg:x="16.269cm" svg:y="27.921cm">
          <draw:text-box>
            <text:p text:style-name="P10"><text:span text:style-name="T151">Highland Park</text:span></text:p>
          </draw:text-box>
        </draw:frame>
        <draw:frame draw:style-name="gr534" draw:text-style-name="P17" draw:layer="layout" svg:width="0.307cm" svg:height="0.166cm" svg:x="16.778cm" svg:y="28.027cm">
          <draw:text-box>
            <text:p text:style-name="P10"><text:span text:style-name="T151">Place</text:span></text:p>
          </draw:text-box>
        </draw:frame>
        <draw:frame draw:style-name="gr552" draw:text-style-name="P17" draw:layer="layout" svg:width="0.413cm" svg:height="0.166cm" svg:x="18.554cm" svg:y="29.794cm">
          <draw:text-box>
            <text:p text:style-name="P10"><text:span text:style-name="T157">Amtrak</text:span></text:p>
          </draw:text-box>
        </draw:frame>
        <draw:frame draw:style-name="gr566" draw:text-style-name="P17" draw:layer="layout" svg:width="0.391cm" svg:height="0.166cm" svg:x="18.554cm" svg:y="29.899cm">
          <draw:text-box>
            <text:p text:style-name="P10"><text:span text:style-name="T157">Station</text:span></text:p>
          </draw:text-box>
        </draw:frame>
        <draw:frame draw:style-name="gr549" draw:text-style-name="P17" draw:layer="layout" svg:width="0.899cm" svg:height="0.166cm" svg:x="19.523cm" svg:y="32.429cm">
          <draw:text-box>
            <text:p text:style-name="P10"><text:span text:style-name="T151">General Motors</text:span></text:p>
          </draw:text-box>
        </draw:frame>
        <draw:frame draw:style-name="gr567" draw:text-style-name="P17" draw:layer="layout" svg:width="0.794cm" svg:height="0.166cm" svg:x="19.523cm" svg:y="32.535cm">
          <draw:text-box>
            <text:p text:style-name="P10"><text:span text:style-name="T151">Headquarters</text:span></text:p>
          </draw:text-box>
        </draw:frame>
        <draw:frame draw:style-name="gr537" draw:text-style-name="P17" draw:layer="layout" svg:width="0.387cm" svg:height="0.166cm" svg:x="12.328cm" svg:y="37.41cm">
          <draw:text-box>
            <text:p text:style-name="P10"><text:span text:style-name="T144">Meijer</text:span></text:p>
          </draw:text-box>
        </draw:frame>
        <draw:frame draw:style-name="gr500" draw:text-style-name="P17" draw:layer="layout" svg:width="0.51cm" svg:height="0.166cm" svg:x="12.998cm" svg:y="38.807cm">
          <draw:text-box>
            <text:p text:style-name="P10"><text:span text:style-name="T158">Southgate</text:span></text:p>
          </draw:text-box>
        </draw:frame>
        <draw:frame draw:style-name="gr568" draw:text-style-name="P17" draw:layer="layout" svg:width="0.26cm" svg:height="0.166cm" svg:x="13.125cm" svg:y="38.913cm">
          <draw:text-box>
            <text:p text:style-name="P10"><text:span text:style-name="T158">Plaza</text:span></text:p>
          </draw:text-box>
        </draw:frame>
        <draw:frame draw:style-name="gr569" draw:text-style-name="P17" draw:layer="layout" svg:width="0.32cm" svg:height="0.166cm" svg:x="5.79cm" svg:y="37.547cm">
          <draw:text-box>
            <text:p text:style-name="P10"><text:span text:style-name="T150">North</text:span></text:p>
          </draw:text-box>
        </draw:frame>
        <draw:frame draw:style-name="gr513" draw:text-style-name="P17" draw:layer="layout" svg:width="0.476cm" svg:height="0.166cm" svg:x="5.618cm" svg:y="37.653cm">
          <draw:text-box>
            <text:p text:style-name="P10"><text:span text:style-name="T150">Terminal</text:span></text:p>
          </draw:text-box>
        </draw:frame>
        <draw:frame draw:style-name="gr570" draw:text-style-name="P17" draw:layer="layout" svg:width="0.633cm" svg:height="0.166cm" svg:x="4.89cm" svg:y="38.463cm">
          <draw:text-box>
            <text:p text:style-name="P10"><text:span text:style-name="T151">McNamara</text:span></text:p>
          </draw:text-box>
        </draw:frame>
        <draw:frame draw:style-name="gr525" draw:text-style-name="P17" draw:layer="layout" svg:width="0.506cm" svg:height="0.166cm" svg:x="4.95cm" svg:y="38.569cm">
          <draw:text-box>
            <text:p text:style-name="P10"><text:span text:style-name="T151">Terminal</text:span></text:p>
          </draw:text-box>
        </draw:frame>
        <draw:frame draw:style-name="gr506" draw:text-style-name="P16" draw:layer="layout" svg:width="0.447cm" svg:height="0.162cm" svg:x="4.482cm" svg:y="31.373cm">
          <draw:text-box>
            <text:p text:style-name="P10"><text:span text:style-name="T142">Westland</text:span></text:p>
          </draw:text-box>
        </draw:frame>
        <draw:frame draw:style-name="gr571" draw:text-style-name="P16" draw:layer="layout" svg:width="0.387cm" svg:height="0.162cm" svg:x="4.482cm" svg:y="31.474cm">
          <draw:text-box>
            <text:p text:style-name="P10"><text:span text:style-name="T142">City Hall</text:span></text:p>
          </draw:text-box>
        </draw:frame>
        <draw:line draw:style-name="gr444" draw:text-style-name="P6" draw:layer="layout" svg:x1="10.766cm" svg:y1="38.686cm" svg:x2="10.496cm" svg:y2="38.769cm">
          <text:p/>
        </draw:line>
        <draw:frame draw:style-name="gr537" draw:text-style-name="P17" draw:layer="layout" svg:width="0.387cm" svg:height="0.166cm" svg:x="9.861cm" svg:y="38.656cm">
          <draw:text-box>
            <text:p text:style-name="P10"><text:span text:style-name="T144">Meijer</text:span></text:p>
          </draw:text-box>
        </draw:frame>
        <draw:frame draw:style-name="gr533" draw:text-style-name="P17" draw:layer="layout" svg:width="0.4cm" svg:height="0.166cm" svg:x="10.684cm" svg:y="38.524cm">
          <draw:text-box>
            <text:p text:style-name="P10"><text:span text:style-name="T144">Target</text:span></text:p>
          </draw:text-box>
        </draw:frame>
        <draw:frame draw:style-name="gr492" draw:text-style-name="P17" draw:layer="layout" svg:width="0.921cm" svg:height="0.166cm" svg:x="10.222cm" svg:y="37.629cm">
          <draw:text-box>
            <text:p text:style-name="P10"><text:span text:style-name="T144">Taylor City Hall</text:span></text:p>
          </draw:text-box>
        </draw:frame>
        <draw:frame draw:style-name="gr572" draw:text-style-name="P17" draw:layer="layout" svg:width="0.493cm" svg:height="0.166cm" svg:x="10.478cm" svg:y="37.815cm">
          <draw:text-box>
            <text:p text:style-name="P10"><text:span text:style-name="T151">Heritage</text:span></text:p>
          </draw:text-box>
        </draw:frame>
        <draw:frame draw:style-name="gr568" draw:text-style-name="P17" draw:layer="layout" svg:width="0.26cm" svg:height="0.166cm" svg:x="10.478cm" svg:y="37.92cm">
          <draw:text-box>
            <text:p text:style-name="P10"><text:span text:style-name="T151">Park</text:span></text:p>
          </draw:text-box>
        </draw:frame>
        <draw:frame draw:style-name="gr573" draw:text-style-name="P17" draw:layer="layout" svg:width="0.472cm" svg:height="0.166cm" svg:x="12.426cm" svg:y="33.191cm">
          <draw:text-box>
            <text:p text:style-name="P10"><text:span text:style-name="T159">Dearborn</text:span></text:p>
          </draw:text-box>
        </draw:frame>
        <draw:frame draw:style-name="gr574" draw:text-style-name="P17" draw:layer="layout" svg:width="0.713cm" svg:height="0.166cm" svg:x="12.426cm" svg:y="33.296cm">
          <draw:text-box>
            <text:p text:style-name="P10"><text:span text:style-name="T159">Administrative</text:span></text:p>
          </draw:text-box>
        </draw:frame>
        <draw:frame draw:style-name="gr575" draw:text-style-name="P17" draw:layer="layout" svg:width="0.332cm" svg:height="0.166cm" svg:x="12.426cm" svg:y="33.402cm">
          <draw:text-box>
            <text:p text:style-name="P10"><text:span text:style-name="T159">Center</text:span></text:p>
          </draw:text-box>
        </draw:frame>
        <draw:frame draw:style-name="gr576" draw:text-style-name="P17" draw:layer="layout" svg:width="0.599cm" svg:height="0.166cm" svg:x="12.262cm" svg:y="32.584cm">
          <draw:text-box>
            <text:p text:style-name="P10"><text:span text:style-name="T150">Ford World</text:span></text:p>
          </draw:text-box>
        </draw:frame>
        <draw:frame draw:style-name="gr577" draw:text-style-name="P17" draw:layer="layout" svg:width="0.747cm" svg:height="0.166cm" svg:x="12.262cm" svg:y="32.689cm">
          <draw:text-box>
            <text:p text:style-name="P10"><text:span text:style-name="T150">Headquarters</text:span></text:p>
          </draw:text-box>
        </draw:frame>
        <draw:frame draw:style-name="gr578" draw:text-style-name="P17" draw:layer="layout" svg:width="0.866cm" svg:height="0.166cm" svg:x="13cm" svg:y="32.907cm">
          <draw:text-box>
            <text:p text:style-name="P10"><text:span text:style-name="T154">Ford Community</text:span></text:p>
          </draw:text-box>
        </draw:frame>
        <draw:frame draw:style-name="gr560" draw:text-style-name="P17" draw:layer="layout" svg:width="0.709cm" svg:height="0.166cm" svg:x="13cm" svg:y="33.012cm">
          <draw:text-box>
            <text:p text:style-name="P10"><text:span text:style-name="T154">&amp; Performing</text:span></text:p>
          </draw:text-box>
        </draw:frame>
        <draw:frame draw:style-name="gr579" draw:text-style-name="P17" draw:layer="layout" svg:width="0.586cm" svg:height="0.166cm" svg:x="13cm" svg:y="33.118cm">
          <draw:text-box>
            <text:p text:style-name="P10"><text:span text:style-name="T154">Arts Center</text:span></text:p>
          </draw:text-box>
        </draw:frame>
        <draw:frame draw:style-name="gr580" draw:text-style-name="P17" draw:layer="layout" svg:width="0.489cm" svg:height="0.166cm" svg:x="12.676cm" svg:y="34.562cm">
          <draw:text-box>
            <text:p text:style-name="P10"><text:span text:style-name="T150"><text:s text:c="2"/></text:span><text:span text:style-name="T150">Fairlane</text:span></text:p>
          </draw:text-box>
        </draw:frame>
        <draw:frame draw:style-name="gr566" draw:text-style-name="P17" draw:layer="layout" svg:width="0.391cm" svg:height="0.166cm" svg:x="12.676cm" svg:y="34.668cm">
          <draw:text-box>
            <text:p text:style-name="P10"><text:span text:style-name="T150">Green <text:s/></text:span></text:p>
          </draw:text-box>
        </draw:frame>
        <draw:frame draw:style-name="gr581" draw:text-style-name="P17" draw:layer="layout" svg:width="0.353cm" svg:height="0.166cm" svg:x="12.153cm" svg:y="34.858cm">
          <draw:text-box>
            <text:p text:style-name="P10"><text:span text:style-name="T154">Lowe's</text:span></text:p>
          </draw:text-box>
        </draw:frame>
        <draw:frame draw:style-name="gr582" draw:text-style-name="P17" draw:layer="layout" svg:width="1.031cm" svg:height="0.166cm" svg:x="8.295cm" svg:y="32.396cm">
          <draw:text-box>
            <text:p text:style-name="P10"><text:span text:style-name="T151">Dearborn Heights</text:span></text:p>
          </draw:text-box>
        </draw:frame>
        <draw:frame draw:style-name="gr583" draw:text-style-name="P17" draw:layer="layout" svg:width="1.086cm" svg:height="0.166cm" svg:x="8.237cm" svg:y="32.502cm">
          <draw:text-box>
            <text:p text:style-name="P10"><text:span text:style-name="T151">Community Center</text:span></text:p>
          </draw:text-box>
        </draw:frame>
        <draw:frame draw:style-name="gr584" draw:text-style-name="P17" draw:layer="layout" svg:width="0.607cm" svg:height="0.166cm" svg:x="6.429cm" svg:y="24.712cm">
          <draw:text-box>
            <text:p text:style-name="P10"><text:span text:style-name="T151">West River</text:span></text:p>
          </draw:text-box>
        </draw:frame>
        <draw:frame draw:style-name="gr562" draw:text-style-name="P17" draw:layer="layout" svg:width="0.557cm" svg:height="0.166cm" svg:x="6.517cm" svg:y="24.817cm">
          <draw:text-box>
            <text:p text:style-name="P10"><text:span text:style-name="T151">Shopping</text:span></text:p>
          </draw:text-box>
        </draw:frame>
        <draw:frame draw:style-name="gr517" draw:text-style-name="P17" draw:layer="layout" svg:width="0.383cm" svg:height="0.166cm" svg:x="6.676cm" svg:y="24.923cm">
          <draw:text-box>
            <text:p text:style-name="P10"><text:span text:style-name="T151">Center</text:span></text:p>
          </draw:text-box>
        </draw:frame>
        <draw:frame draw:style-name="gr585" draw:text-style-name="P17" draw:layer="layout" svg:width="0.832cm" svg:height="0.166cm" svg:x="7.483cm" svg:y="26.357cm">
          <draw:text-box>
            <text:p text:style-name="P10"><text:span text:style-name="T151">Redford Social</text:span></text:p>
          </draw:text-box>
        </draw:frame>
        <draw:frame draw:style-name="gr585" draw:text-style-name="P17" draw:layer="layout" svg:width="0.832cm" svg:height="0.166cm" svg:x="7.477cm" svg:y="26.463cm">
          <draw:text-box>
            <text:p text:style-name="P10"><text:span text:style-name="T151">Security Office</text:span></text:p>
          </draw:text-box>
        </draw:frame>
        <draw:frame draw:style-name="gr586" draw:text-style-name="P17" draw:layer="layout" svg:width="0.675cm" svg:height="0.166cm" svg:x="6.501cm" svg:y="31.515cm">
          <draw:text-box>
            <text:p text:style-name="P10"><text:span text:style-name="T151">Garden City</text:span></text:p>
          </draw:text-box>
        </draw:frame>
        <draw:frame draw:style-name="gr543" draw:text-style-name="P17" draw:layer="layout" svg:width="0.463cm" svg:height="0.166cm" svg:x="6.707cm" svg:y="31.625cm">
          <draw:text-box>
            <text:p text:style-name="P10"><text:span text:style-name="T151">City Hall</text:span></text:p>
          </draw:text-box>
        </draw:frame>
        <draw:frame draw:style-name="gr587" draw:text-style-name="P17" draw:layer="layout" svg:width="0.358cm" svg:height="0.166cm" svg:x="9.154cm" svg:y="23.871cm">
          <draw:text-box>
            <text:p text:style-name="P10"><text:span text:style-name="T151">Tel-Ex</text:span></text:p>
          </draw:text-box>
        </draw:frame>
        <draw:frame draw:style-name="gr562" draw:text-style-name="P17" draw:layer="layout" svg:width="0.557cm" svg:height="0.166cm" svg:x="8.959cm" svg:y="23.976cm">
          <draw:text-box>
            <text:p text:style-name="P10"><text:span text:style-name="T151">Shopping</text:span></text:p>
          </draw:text-box>
        </draw:frame>
        <draw:frame draw:style-name="gr514" draw:text-style-name="P17" draw:layer="layout" svg:width="0.552cm" svg:height="0.166cm" svg:x="8.932cm" svg:y="24.082cm">
          <draw:text-box>
            <text:p text:style-name="P10"><text:span text:style-name="T151">Center <text:s text:c="4"/></text:span></text:p>
          </draw:text-box>
        </draw:frame>
        <draw:frame draw:style-name="gr523" draw:text-style-name="P17" draw:layer="layout" svg:width="0.442cm" svg:height="0.166cm" svg:x="13.252cm" svg:y="23.583cm">
          <draw:text-box>
            <text:p text:style-name="P10"><text:span text:style-name="T144">Lincoln</text:span></text:p>
          </draw:text-box>
        </draw:frame>
        <draw:frame draw:style-name="gr552" draw:text-style-name="P17" draw:layer="layout" svg:width="0.413cm" svg:height="0.166cm" svg:x="13.252cm" svg:y="23.689cm">
          <draw:text-box>
            <text:p text:style-name="P10"><text:span text:style-name="T144">Center</text:span></text:p>
          </draw:text-box>
        </draw:frame>
        <draw:frame draw:style-name="gr529" draw:text-style-name="P17" draw:layer="layout" svg:width="0.336cm" svg:height="0.166cm" svg:x="9.857cm" svg:y="22.762cm">
          <draw:text-box>
            <text:p text:style-name="P10"><text:span text:style-name="T150">Meijer</text:span></text:p>
          </draw:text-box>
        </draw:frame>
        <draw:frame draw:style-name="gr516" draw:text-style-name="P17" draw:layer="layout" svg:width="0.286cm" svg:height="0.166cm" svg:x="3.472cm" svg:y="34.676cm">
          <draw:text-box>
            <text:p text:style-name="P10"><text:span text:style-name="T144">Ford</text:span></text:p>
          </draw:text-box>
        </draw:frame>
        <draw:frame draw:style-name="gr588" draw:text-style-name="P17" draw:layer="layout" svg:width="0.345cm" svg:height="0.166cm" svg:x="3.402cm" svg:y="34.79cm">
          <draw:text-box>
            <text:p text:style-name="P10"><text:span text:style-name="T144">Truck</text:span></text:p>
          </draw:text-box>
        </draw:frame>
        <draw:frame draw:style-name="gr589" draw:text-style-name="P17" draw:layer="layout" svg:width="0.315cm" svg:height="0.166cm" svg:x="3.435cm" svg:y="34.905cm">
          <draw:text-box>
            <text:p text:style-name="P10"><text:span text:style-name="T144">Plant</text:span></text:p>
          </draw:text-box>
        </draw:frame>
        <draw:frame draw:style-name="gr525" draw:text-style-name="P17" draw:layer="layout" svg:width="0.506cm" svg:height="0.166cm" svg:x="5.939cm" svg:y="36.196cm">
          <draw:text-box>
            <text:p text:style-name="P10"><text:span text:style-name="T144">Amazon</text:span></text:p>
          </draw:text-box>
        </draw:frame>
        <draw:frame draw:style-name="gr590" draw:text-style-name="P17" draw:layer="layout" svg:width="0.895cm" svg:height="0.166cm" svg:x="5.079cm" svg:y="31.13cm">
          <draw:text-box>
            <text:p text:style-name="P10"><text:span text:style-name="T153">Westland Center</text:span></text:p>
          </draw:text-box>
        </draw:frame>
        <draw:frame draw:style-name="gr570" draw:text-style-name="P17" draw:layer="layout" svg:width="0.633cm" svg:height="0.166cm" svg:x="11.513cm" svg:y="33.517cm">
          <draw:text-box>
            <text:p text:style-name="P10"><text:span text:style-name="T144">The Henry</text:span></text:p>
          </draw:text-box>
        </draw:frame>
        <draw:frame draw:style-name="gr516" draw:text-style-name="P17" draw:layer="layout" svg:width="0.286cm" svg:height="0.166cm" svg:x="11.694cm" svg:y="33.623cm">
          <draw:text-box>
            <text:p text:style-name="P10"><text:span text:style-name="T144">Ford</text:span></text:p>
          </draw:text-box>
        </draw:frame>
        <draw:frame draw:style-name="gr591" draw:text-style-name="P17" draw:layer="layout" svg:width="0.756cm" svg:height="0.166cm" svg:x="12.085cm" svg:y="37.085cm">
          <draw:text-box>
            <text:p text:style-name="P10"><text:span text:style-name="T144">Lincoln Park</text:span></text:p>
          </draw:text-box>
        </draw:frame>
        <draw:frame draw:style-name="gr592" draw:text-style-name="P17" draw:layer="layout" svg:width="1.166cm" svg:height="0.166cm" svg:x="11.673cm" svg:y="37.19cm">
          <draw:text-box>
            <text:p text:style-name="P10"><text:span text:style-name="T144">Community Center</text:span></text:p>
          </draw:text-box>
        </draw:frame>
        <draw:frame draw:style-name="gr562" draw:text-style-name="P17" draw:layer="layout" svg:width="0.557cm" svg:height="0.166cm" svg:x="13.146cm" svg:y="31.615cm">
          <draw:text-box>
            <text:p text:style-name="P10"><text:span text:style-name="T151">Dearborn</text:span></text:p>
          </draw:text-box>
        </draw:frame>
        <draw:frame draw:style-name="gr593" draw:text-style-name="P17" draw:layer="layout" svg:width="0.629cm" svg:height="0.166cm" svg:x="13.146cm" svg:y="31.721cm">
          <draw:text-box>
            <text:p text:style-name="P10"><text:span text:style-name="T151">Ice Skating</text:span></text:p>
          </draw:text-box>
        </draw:frame>
        <draw:frame draw:style-name="gr517" draw:text-style-name="P17" draw:layer="layout" svg:width="0.383cm" svg:height="0.166cm" svg:x="13.146cm" svg:y="31.826cm">
          <draw:text-box>
            <text:p text:style-name="P10"><text:span text:style-name="T151">Center</text:span></text:p>
          </draw:text-box>
        </draw:frame>
        <draw:frame draw:style-name="gr594" draw:text-style-name="P17" draw:layer="layout" svg:width="0.455cm" svg:height="0.166cm" svg:x="12.115cm" svg:y="31.707cm">
          <draw:text-box>
            <text:p text:style-name="P10"><text:span text:style-name="T151">Fairlane</text:span></text:p>
          </draw:text-box>
        </draw:frame>
        <draw:frame draw:style-name="gr595" draw:text-style-name="P17" draw:layer="layout" svg:width="0.341cm" svg:height="0.166cm" svg:x="12.251cm" svg:y="31.817cm">
          <draw:text-box>
            <text:p text:style-name="P10"><text:span text:style-name="T151">North</text:span></text:p>
          </draw:text-box>
        </draw:frame>
        <draw:frame draw:style-name="gr528" draw:text-style-name="P17" draw:layer="layout" svg:width="0.502cm" svg:height="0.166cm" svg:x="5.859cm" svg:y="36.947cm">
          <draw:text-box>
            <text:p text:style-name="P10"><text:span text:style-name="T151">Sky Chef</text:span></text:p>
          </draw:text-box>
        </draw:frame>
        <draw:frame draw:style-name="gr596" draw:text-style-name="P17" draw:layer="layout" svg:width="0.421cm" svg:height="0.166cm" svg:x="12.247cm" svg:y="32.212cm">
          <draw:text-box>
            <text:p text:style-name="P10"><text:span text:style-name="T154">Fairlane</text:span></text:p>
          </draw:text-box>
        </draw:frame>
        <draw:frame draw:style-name="gr528" draw:text-style-name="P17" draw:layer="layout" svg:width="0.502cm" svg:height="0.166cm" svg:x="12.162cm" svg:y="32.317cm">
          <draw:text-box>
            <text:p text:style-name="P10"><text:span text:style-name="T154">Meadows</text:span></text:p>
          </draw:text-box>
        </draw:frame>
        <draw:frame draw:style-name="gr597" draw:text-style-name="P17" draw:layer="layout" svg:width="0.248cm" svg:height="0.166cm" svg:x="4.178cm" svg:y="31.619cm">
          <draw:text-box>
            <text:p text:style-name="P10"><text:span text:style-name="T160">Meijer</text:span></text:p>
          </draw:text-box>
        </draw:frame>
        <draw:frame draw:style-name="gr533" draw:text-style-name="P17" draw:layer="layout" svg:width="0.4cm" svg:height="0.166cm" svg:x="8.529cm" svg:y="31.937cm">
          <draw:text-box>
            <text:p text:style-name="P10"><text:span text:style-name="T144">Target</text:span></text:p>
          </draw:text-box>
        </draw:frame>
        <draw:frame draw:style-name="gr598" draw:text-style-name="P17" draw:layer="layout" svg:width="0.946cm" svg:height="0.166cm" svg:x="5.426cm" svg:y="23.436cm">
          <draw:text-box>
            <text:p text:style-name="P10"><text:span text:style-name="T151">Farmington Hills</text:span></text:p>
          </draw:text-box>
        </draw:frame>
        <draw:frame draw:style-name="gr576" draw:text-style-name="P17" draw:layer="layout" svg:width="0.599cm" svg:height="0.166cm" svg:x="5.747cm" svg:y="23.542cm">
          <draw:text-box>
            <text:p text:style-name="P10"><text:span text:style-name="T151">City Hall <text:s text:c="3"/></text:span></text:p>
          </draw:text-box>
        </draw:frame>
        <draw:frame draw:style-name="gr544" draw:text-style-name="P17" draw:layer="layout" svg:width="0.379cm" svg:height="0.166cm" svg:x="6.932cm" svg:y="23.064cm">
          <draw:text-box>
            <text:p text:style-name="P10"><text:span text:style-name="T151">Sisters</text:span></text:p>
          </draw:text-box>
        </draw:frame>
        <draw:frame draw:style-name="gr525" draw:text-style-name="P17" draw:layer="layout" svg:width="0.506cm" svg:height="0.166cm" svg:x="6.814cm" svg:y="23.169cm">
          <draw:text-box>
            <text:p text:style-name="P10"><text:span text:style-name="T151">of Mercy</text:span></text:p>
          </draw:text-box>
        </draw:frame>
        <draw:frame draw:style-name="gr491" draw:text-style-name="P17" draw:layer="layout" svg:width="0.692cm" svg:height="0.166cm" svg:x="6.625cm" svg:y="23.275cm">
          <draw:text-box>
            <text:p text:style-name="P10"><text:span text:style-name="T151">High School</text:span></text:p>
          </draw:text-box>
        </draw:frame>
        <draw:frame draw:style-name="gr599" draw:text-style-name="P17" draw:layer="layout" svg:width="0.722cm" svg:height="0.166cm" svg:x="4.561cm" svg:y="24.426cm">
          <draw:text-box>
            <text:p text:style-name="P10"><text:span text:style-name="T144">Farmington</text:span></text:p>
          </draw:text-box>
        </draw:frame>
        <draw:frame draw:style-name="gr525" draw:text-style-name="P17" draw:layer="layout" svg:width="0.506cm" svg:height="0.166cm" svg:x="4.753cm" svg:y="24.532cm">
          <draw:text-box>
            <text:p text:style-name="P10"><text:span text:style-name="T144">City Hall</text:span></text:p>
          </draw:text-box>
        </draw:frame>
        <draw:frame draw:style-name="gr541" draw:text-style-name="P17" draw:layer="layout" svg:width="0.701cm" svg:height="0.166cm" svg:x="3.842cm" svg:y="23.611cm">
          <draw:text-box>
            <text:p text:style-name="P10"><text:span text:style-name="T150">Bonaventure</text:span></text:p>
          </draw:text-box>
        </draw:frame>
        <draw:frame draw:style-name="gr600" draw:text-style-name="P17" draw:layer="layout" svg:width="0.349cm" svg:height="0.166cm" svg:x="3.842cm" svg:y="23.716cm">
          <draw:text-box>
            <text:p text:style-name="P10"><text:span text:style-name="T150">Family</text:span></text:p>
          </draw:text-box>
        </draw:frame>
        <draw:frame draw:style-name="gr567" draw:text-style-name="P17" draw:layer="layout" svg:width="0.794cm" svg:height="0.166cm" svg:x="3.842cm" svg:y="23.822cm">
          <draw:text-box>
            <text:p text:style-name="P10"><text:span text:style-name="T150">Skating Center</text:span></text:p>
          </draw:text-box>
        </draw:frame>
        <draw:frame draw:style-name="gr601" draw:text-style-name="P17" draw:layer="layout" svg:width="0.705cm" svg:height="0.166cm" svg:x="14.283cm" svg:y="24.078cm">
          <draw:text-box>
            <text:p text:style-name="P10"><text:span text:style-name="T144">Detroit Zoo</text:span></text:p>
          </draw:text-box>
        </draw:frame>
        <draw:frame draw:style-name="gr514" draw:text-style-name="P17" draw:layer="layout" svg:width="0.552cm" svg:height="0.166cm" svg:x="11.501cm" svg:y="23.546cm">
          <draw:text-box>
            <text:p text:style-name="P10"><text:span text:style-name="T150">Southfield</text:span></text:p>
          </draw:text-box>
        </draw:frame>
        <draw:frame draw:style-name="gr602" draw:text-style-name="P17" draw:layer="layout" svg:width="0.637cm" svg:height="0.166cm" svg:x="11.501cm" svg:y="23.652cm">
          <draw:text-box>
            <text:p text:style-name="P10"><text:span text:style-name="T150">Civic Center</text:span></text:p>
          </draw:text-box>
        </draw:frame>
        <draw:frame draw:style-name="gr603" draw:text-style-name="P17" draw:layer="layout" svg:width="0.544cm" svg:height="0.166cm" svg:x="10.017cm" svg:y="23.168cm">
          <draw:text-box>
            <text:p text:style-name="P10"><text:span text:style-name="T161">Greyhound</text:span></text:p>
          </draw:text-box>
        </draw:frame>
        <draw:frame draw:style-name="gr595" draw:text-style-name="P17" draw:layer="layout" svg:width="0.341cm" svg:height="0.166cm" svg:x="10.207cm" svg:y="23.274cm">
          <draw:text-box>
            <text:p text:style-name="P10"><text:span text:style-name="T161">Station</text:span></text:p>
          </draw:text-box>
        </draw:frame>
        <draw:frame draw:style-name="gr604" draw:text-style-name="P17" draw:layer="layout" svg:width="0.434cm" svg:height="0.166cm" svg:x="6.647cm" svg:y="20.362cm">
          <draw:text-box>
            <text:p text:style-name="P10"><text:span text:style-name="T144"><text:s text:c="6"/></text:span><text:span text:style-name="T144">Old</text:span></text:p>
          </draw:text-box>
        </draw:frame>
        <draw:frame draw:style-name="gr500" draw:text-style-name="P17" draw:layer="layout" svg:width="0.51cm" svg:height="0.166cm" svg:x="6.647cm" svg:y="20.468cm">
          <draw:text-box>
            <text:p text:style-name="P10"><text:span text:style-name="T144">Orchard</text:span></text:p>
          </draw:text-box>
        </draw:frame>
        <draw:frame draw:style-name="gr605" draw:text-style-name="P17" draw:layer="layout" svg:width="0.59cm" svg:height="0.166cm" svg:x="6.647cm" svg:y="20.573cm">
          <draw:text-box>
            <text:p text:style-name="P10"><text:span text:style-name="T144">Shopping</text:span></text:p>
          </draw:text-box>
        </draw:frame>
        <draw:frame draw:style-name="gr552" draw:text-style-name="P17" draw:layer="layout" svg:width="0.413cm" svg:height="0.166cm" svg:x="6.647cm" svg:y="20.679cm">
          <draw:text-box>
            <text:p text:style-name="P10"><text:span text:style-name="T144">Center</text:span></text:p>
          </draw:text-box>
        </draw:frame>
        <draw:frame draw:style-name="gr500" draw:text-style-name="P17" draw:layer="layout" svg:width="0.51cm" svg:height="0.166cm" svg:x="6.587cm" svg:y="19.772cm">
          <draw:text-box>
            <text:p text:style-name="P10"><text:span text:style-name="T144">Orchard</text:span></text:p>
          </draw:text-box>
        </draw:frame>
        <draw:frame draw:style-name="gr568" draw:text-style-name="P17" draw:layer="layout" svg:width="0.26cm" svg:height="0.166cm" svg:x="6.587cm" svg:y="19.877cm">
          <draw:text-box>
            <text:p text:style-name="P10"><text:span text:style-name="T144">Mall</text:span></text:p>
          </draw:text-box>
        </draw:frame>
        <draw:frame draw:style-name="gr544" draw:text-style-name="P17" draw:layer="layout" svg:width="0.379cm" svg:height="0.166cm" svg:x="4.294cm" svg:y="19.842cm">
          <draw:text-box>
            <text:p text:style-name="P10"><text:span text:style-name="T151">Jewish</text:span></text:p>
          </draw:text-box>
        </draw:frame>
        <draw:frame draw:style-name="gr583" draw:text-style-name="P17" draw:layer="layout" svg:width="1.086cm" svg:height="0.166cm" svg:x="3.944cm" svg:y="19.948cm">
          <draw:text-box>
            <text:p text:style-name="P10"><text:span text:style-name="T151">Community Center</text:span></text:p>
          </draw:text-box>
        </draw:frame>
        <draw:frame draw:style-name="gr587" draw:text-style-name="P17" draw:layer="layout" svg:width="0.358cm" svg:height="0.166cm" svg:x="13.865cm" svg:y="20.542cm">
          <draw:text-box>
            <text:p text:style-name="P10"><text:span text:style-name="T151">Meijer</text:span></text:p>
          </draw:text-box>
        </draw:frame>
        <draw:frame draw:style-name="gr510" draw:text-style-name="P17" draw:layer="layout" svg:width="0.527cm" svg:height="0.166cm" svg:x="14.573cm" svg:y="20.345cm">
          <draw:text-box>
            <text:p text:style-name="P10"><text:span text:style-name="T144">Walmart</text:span></text:p>
          </draw:text-box>
        </draw:frame>
        <draw:frame draw:style-name="gr606" draw:text-style-name="P17" draw:layer="layout" svg:width="0.468cm" svg:height="0.166cm" svg:x="17.514cm" svg:y="20.497cm">
          <draw:text-box>
            <text:p text:style-name="P10"><text:span text:style-name="T162">Oakland</text:span></text:p>
          </draw:text-box>
        </draw:frame>
        <draw:frame draw:style-name="gr568" draw:text-style-name="P17" draw:layer="layout" svg:width="0.26cm" svg:height="0.166cm" svg:x="17.514cm" svg:y="20.603cm">
          <draw:text-box>
            <text:p text:style-name="P10"><text:span text:style-name="T162">Park</text:span></text:p>
          </draw:text-box>
        </draw:frame>
        <draw:frame draw:style-name="gr538" draw:text-style-name="P17" draw:layer="layout" svg:width="0.408cm" svg:height="0.166cm" svg:x="17.514cm" svg:y="20.708cm">
          <draw:text-box>
            <text:p text:style-name="P10"><text:span text:style-name="T162">Towers</text:span></text:p>
          </draw:text-box>
        </draw:frame>
        <draw:frame draw:style-name="gr513" draw:text-style-name="P17" draw:layer="layout" svg:width="0.476cm" svg:height="0.166cm" svg:x="14.161cm" svg:y="20.002cm">
          <draw:text-box>
            <text:p text:style-name="P10"><text:span text:style-name="T150">Midtown</text:span></text:p>
          </draw:text-box>
        </draw:frame>
        <draw:frame draw:style-name="gr517" draw:text-style-name="P17" draw:layer="layout" svg:width="0.383cm" svg:height="0.166cm" svg:x="14.161cm" svg:y="20.107cm">
          <draw:text-box>
            <text:p text:style-name="P10"><text:span text:style-name="T150">Square</text:span></text:p>
          </draw:text-box>
        </draw:frame>
        <draw:frame draw:style-name="gr607" draw:text-style-name="P12" draw:layer="layout" svg:width="0.51cm" svg:height="0.175cm" svg:x="13.945cm" svg:y="18.902cm">
          <draw:text-box>
            <text:p text:style-name="P10"><text:span text:style-name="T163">Somerset</text:span></text:p>
          </draw:text-box>
        </draw:frame>
        <draw:frame draw:style-name="gr286" draw:text-style-name="P12" draw:layer="layout" svg:width="0.531cm" svg:height="0.175cm" svg:x="13.945cm" svg:y="19.021cm">
          <draw:text-box>
            <text:p text:style-name="P10"><text:span text:style-name="T163">Collection</text:span></text:p>
          </draw:text-box>
        </draw:frame>
        <draw:frame draw:style-name="gr325" draw:text-style-name="P12" draw:layer="layout" svg:width="0.32cm" svg:height="0.175cm" svg:x="13.945cm" svg:y="19.141cm">
          <draw:text-box>
            <text:p text:style-name="P10"><text:span text:style-name="T163">North</text:span></text:p>
          </draw:text-box>
        </draw:frame>
        <draw:frame draw:style-name="gr608" draw:text-style-name="P17" draw:layer="layout" svg:width="1.001cm" svg:height="0.166cm" svg:x="6.599cm" svg:y="18.326cm">
          <draw:text-box>
            <text:p text:style-name="P10"><text:span text:style-name="T144">Crosswinds Mall</text:span></text:p>
          </draw:text-box>
        </draw:frame>
        <draw:frame draw:style-name="gr525" draw:text-style-name="P17" draw:layer="layout" svg:width="0.506cm" svg:height="0.166cm" svg:x="6.551cm" svg:y="18.917cm">
          <draw:text-box>
            <text:p text:style-name="P10"><text:span text:style-name="T153"><text:s text:c="7"/></text:span><text:span text:style-name="T153">West</text:span></text:p>
          </draw:text-box>
        </draw:frame>
        <draw:frame draw:style-name="gr501" draw:text-style-name="P17" draw:layer="layout" svg:width="0.582cm" svg:height="0.166cm" svg:x="6.551cm" svg:y="19.023cm">
          <draw:text-box>
            <text:p text:style-name="P10"><text:span text:style-name="T153">Bloomfield</text:span></text:p>
          </draw:text-box>
        </draw:frame>
        <draw:frame draw:style-name="gr512" draw:text-style-name="P17" draw:layer="layout" svg:width="0.645cm" svg:height="0.166cm" svg:x="6.551cm" svg:y="19.128cm">
          <draw:text-box>
            <text:p text:style-name="P10"><text:span text:style-name="T153">High School</text:span></text:p>
          </draw:text-box>
        </draw:frame>
        <draw:frame draw:style-name="gr559" draw:text-style-name="P17" draw:layer="layout" svg:width="0.739cm" svg:height="0.166cm" svg:x="5.474cm" svg:y="18.798cm">
          <draw:text-box>
            <text:p text:style-name="P10"><text:span text:style-name="T150">Regent Street</text:span></text:p>
          </draw:text-box>
        </draw:frame>
        <draw:frame draw:style-name="gr609" draw:text-style-name="P17" draw:layer="layout" svg:width="0.798cm" svg:height="0.166cm" svg:x="5.405cm" svg:y="18.917cm">
          <draw:text-box>
            <text:p text:style-name="P10"><text:span text:style-name="T150">Assisted Living</text:span></text:p>
          </draw:text-box>
        </draw:frame>
        <draw:frame draw:style-name="gr524" draw:text-style-name="P17" draw:layer="layout" svg:width="0.362cm" svg:height="0.166cm" svg:x="5.873cm" svg:y="19.037cm">
          <draw:text-box>
            <text:p text:style-name="P10"><text:span text:style-name="T150">Center</text:span></text:p>
          </draw:text-box>
        </draw:frame>
        <draw:frame draw:style-name="gr541" draw:text-style-name="P17" draw:layer="layout" svg:width="0.701cm" svg:height="0.166cm" svg:x="8.658cm" svg:y="15.949cm">
          <draw:text-box>
            <text:p text:style-name="P10"><text:span text:style-name="T164">Greyhound/</text:span></text:p>
          </draw:text-box>
        </draw:frame>
        <draw:frame draw:style-name="gr596" draw:text-style-name="P17" draw:layer="layout" svg:width="0.421cm" svg:height="0.166cm" svg:x="8.942cm" svg:y="16.055cm">
          <draw:text-box>
            <text:p text:style-name="P10"><text:span text:style-name="T164">Amtrak</text:span></text:p>
          </draw:text-box>
        </draw:frame>
        <draw:frame draw:style-name="gr545" draw:text-style-name="P17" draw:layer="layout" svg:width="0.404cm" svg:height="0.166cm" svg:x="8.953cm" svg:y="16.16cm">
          <draw:text-box>
            <text:p text:style-name="P10"><text:span text:style-name="T164">Station</text:span></text:p>
          </draw:text-box>
        </draw:frame>
        <draw:frame draw:style-name="gr509" draw:text-style-name="P17" draw:layer="layout" svg:width="0.277cm" svg:height="0.166cm" svg:x="14.883cm" svg:y="18.836cm">
          <draw:text-box>
            <text:p text:style-name="P10"><text:span text:style-name="T144">Troy</text:span></text:p>
          </draw:text-box>
        </draw:frame>
        <draw:frame draw:style-name="gr531" draw:text-style-name="P17" draw:layer="layout" svg:width="0.29cm" svg:height="0.166cm" svg:x="14.856cm" svg:y="18.942cm">
          <draw:text-box>
            <text:p text:style-name="P10"><text:span text:style-name="T144">Civic</text:span></text:p>
          </draw:text-box>
        </draw:frame>
        <draw:frame draw:style-name="gr552" draw:text-style-name="P17" draw:layer="layout" svg:width="0.413cm" svg:height="0.166cm" svg:x="14.737cm" svg:y="19.047cm">
          <draw:text-box>
            <text:p text:style-name="P10"><text:span text:style-name="T144">Center</text:span></text:p>
          </draw:text-box>
        </draw:frame>
        <draw:frame draw:style-name="gr544" draw:text-style-name="P17" draw:layer="layout" svg:width="0.379cm" svg:height="0.166cm" svg:x="15.69cm" svg:y="19.457cm">
          <draw:text-box>
            <text:p text:style-name="P10"><text:span text:style-name="T144"><text:s text:c="3"/></text:span><text:span text:style-name="T144">Troy</text:span></text:p>
          </draw:text-box>
        </draw:frame>
        <draw:frame draw:style-name="gr517" draw:text-style-name="P17" draw:layer="layout" svg:width="0.383cm" svg:height="0.166cm" svg:x="15.69cm" svg:y="19.563cm">
          <draw:text-box>
            <text:p text:style-name="P10"><text:span text:style-name="T144"><text:s text:c="3"/></text:span><text:span text:style-name="T144">Post</text:span></text:p>
          </draw:text-box>
        </draw:frame>
        <draw:frame draw:style-name="gr524" draw:text-style-name="P17" draw:layer="layout" svg:width="0.362cm" svg:height="0.166cm" svg:x="15.69cm" svg:y="19.668cm">
          <draw:text-box>
            <text:p text:style-name="P10"><text:span text:style-name="T144">Office</text:span></text:p>
          </draw:text-box>
        </draw:frame>
        <draw:frame draw:style-name="gr533" draw:text-style-name="P17" draw:layer="layout" svg:width="0.4cm" svg:height="0.166cm" svg:x="18.375cm" svg:y="19.508cm">
          <draw:text-box>
            <text:p text:style-name="P10"><text:span text:style-name="T144">Target</text:span></text:p>
          </draw:text-box>
        </draw:frame>
        <draw:frame draw:style-name="gr559" draw:text-style-name="P17" draw:layer="layout" svg:width="0.739cm" svg:height="0.166cm" svg:x="9.364cm" svg:y="16.724cm">
          <draw:text-box>
            <text:p text:style-name="P10"><text:span text:style-name="T144"><text:s text:c="2"/></text:span><text:span text:style-name="T144">Bloomfield</text:span></text:p>
          </draw:text-box>
        </draw:frame>
        <draw:frame draw:style-name="gr546" draw:text-style-name="P17" draw:layer="layout" svg:width="0.802cm" svg:height="0.166cm" svg:x="9.364cm" svg:y="16.829cm">
          <draw:text-box>
            <text:p text:style-name="P10"><text:span text:style-name="T144">Town Square</text:span></text:p>
          </draw:text-box>
        </draw:frame>
        <draw:frame draw:style-name="gr585" draw:text-style-name="P17" draw:layer="layout" svg:width="0.832cm" svg:height="0.166cm" svg:x="8.039cm" svg:y="13.891cm">
          <draw:text-box>
            <text:p text:style-name="P10"><text:span text:style-name="T154">Oakland County</text:span></text:p>
          </draw:text-box>
        </draw:frame>
        <draw:frame draw:style-name="gr548" draw:text-style-name="P17" draw:layer="layout" svg:width="0.806cm" svg:height="0.166cm" svg:x="8.039cm" svg:y="13.997cm">
          <draw:text-box>
            <text:p text:style-name="P10"><text:span text:style-name="T154"><text:s text:c="2"/></text:span><text:span text:style-name="T154">Service Center</text:span></text:p>
          </draw:text-box>
        </draw:frame>
        <draw:frame draw:style-name="gr527" draw:text-style-name="P17" draw:layer="layout" svg:width="0.48cm" svg:height="0.166cm" svg:x="7.67cm" svg:y="14.833cm">
          <draw:text-box>
            <text:p text:style-name="P10"><text:span text:style-name="T151">Oakland</text:span></text:p>
          </draw:text-box>
        </draw:frame>
        <draw:frame draw:style-name="gr563" draw:text-style-name="P17" draw:layer="layout" svg:width="0.37cm" svg:height="0.166cm" svg:x="7.777cm" svg:y="14.939cm">
          <draw:text-box>
            <text:p text:style-name="P10"><text:span text:style-name="T151">Pointe</text:span></text:p>
          </draw:text-box>
        </draw:frame>
        <draw:frame draw:style-name="gr513" draw:text-style-name="P17" draw:layer="layout" svg:width="0.476cm" svg:height="0.166cm" svg:x="11.924cm" svg:y="13.632cm">
          <draw:text-box>
            <text:p text:style-name="P10"><text:span text:style-name="T151">Chrysler</text:span></text:p>
          </draw:text-box>
        </draw:frame>
        <draw:frame draw:style-name="gr610" draw:text-style-name="P17" draw:layer="layout" svg:width="0.671cm" svg:height="0.166cm" svg:x="11.828cm" svg:y="13.738cm">
          <draw:text-box>
            <text:p text:style-name="P10"><text:span text:style-name="T151">Technology</text:span></text:p>
          </draw:text-box>
        </draw:frame>
        <draw:frame draw:style-name="gr517" draw:text-style-name="P17" draw:layer="layout" svg:width="0.383cm" svg:height="0.166cm" svg:x="11.971cm" svg:y="13.843cm">
          <draw:text-box>
            <text:p text:style-name="P10"><text:span text:style-name="T151">Center</text:span></text:p>
          </draw:text-box>
        </draw:frame>
        <draw:frame draw:style-name="gr611" draw:text-style-name="P17" draw:layer="layout" svg:width="1.052cm" svg:height="0.166cm" svg:x="7.956cm" svg:y="12.638cm">
          <draw:text-box>
            <text:p text:style-name="P10"><text:span text:style-name="T165">McLaren Oakland</text:span></text:p>
          </draw:text-box>
        </draw:frame>
        <draw:frame draw:style-name="gr612" draw:text-style-name="P17" draw:layer="layout" svg:width="0.908cm" svg:height="0.166cm" svg:x="8.103cm" svg:y="12.753cm">
          <draw:text-box>
            <text:p text:style-name="P10"><text:span text:style-name="T165">Baldwin Family</text:span></text:p>
          </draw:text-box>
        </draw:frame>
        <draw:frame draw:style-name="gr603" draw:text-style-name="P17" draw:layer="layout" svg:width="0.544cm" svg:height="0.166cm" svg:x="8.467cm" svg:y="12.868cm">
          <draw:text-box>
            <text:p text:style-name="P10"><text:span text:style-name="T165">Medicine</text:span></text:p>
          </draw:text-box>
        </draw:frame>
        <draw:frame draw:style-name="gr501" draw:text-style-name="P17" draw:layer="layout" svg:width="0.582cm" svg:height="0.166cm" svg:x="8.015cm" svg:y="13.126cm">
          <draw:text-box>
            <text:p text:style-name="P10"><text:span text:style-name="T165">North Hill</text:span></text:p>
          </draw:text-box>
        </draw:frame>
        <draw:frame draw:style-name="gr541" draw:text-style-name="P17" draw:layer="layout" svg:width="0.701cm" svg:height="0.166cm" svg:x="7.858cm" svg:y="13.232cm">
          <draw:text-box>
            <text:p text:style-name="P10"><text:span text:style-name="T165">Farms Apts.</text:span></text:p>
          </draw:text-box>
        </draw:frame>
        <draw:frame draw:style-name="gr613" draw:text-style-name="P17" draw:layer="layout" svg:width="0.535cm" svg:height="0.166cm" svg:x="10.521cm" svg:y="15.144cm">
          <draw:text-box>
            <text:p text:style-name="P10"><text:span text:style-name="T154">Woodland</text:span></text:p>
          </draw:text-box>
        </draw:frame>
        <draw:frame draw:style-name="gr533" draw:text-style-name="P17" draw:layer="layout" svg:width="0.4cm" svg:height="0.166cm" svg:x="10.521cm" svg:y="15.25cm">
          <draw:text-box>
            <text:p text:style-name="P10"><text:span text:style-name="T154">Heights</text:span></text:p>
          </draw:text-box>
        </draw:frame>
        <draw:frame draw:style-name="gr528" draw:text-style-name="P17" draw:layer="layout" svg:width="0.502cm" svg:height="0.166cm" svg:x="7.229cm" svg:y="14.131cm">
          <draw:text-box>
            <text:p text:style-name="P10"><text:span text:style-name="T165">Oakland</text:span></text:p>
          </draw:text-box>
        </draw:frame>
        <draw:frame draw:style-name="gr614" draw:text-style-name="P17" draw:layer="layout" svg:width="0.43cm" svg:height="0.166cm" svg:x="7.29cm" svg:y="14.241cm">
          <draw:text-box>
            <text:p text:style-name="P10"><text:span text:style-name="T165">County</text:span></text:p>
          </draw:text-box>
        </draw:frame>
        <draw:frame draw:style-name="gr572" draw:text-style-name="P17" draw:layer="layout" svg:width="0.493cm" svg:height="0.166cm" svg:x="7.23cm" svg:y="14.351cm">
          <draw:text-box>
            <text:p text:style-name="P10"><text:span text:style-name="T165">Farmers</text:span></text:p>
          </draw:text-box>
        </draw:frame>
        <draw:frame draw:style-name="gr532" draw:text-style-name="P17" draw:layer="layout" svg:width="0.425cm" svg:height="0.166cm" svg:x="7.301cm" svg:y="14.461cm">
          <draw:text-box>
            <text:p text:style-name="P10"><text:span text:style-name="T165">Market</text:span></text:p>
          </draw:text-box>
        </draw:frame>
        <draw:frame draw:style-name="gr566" draw:text-style-name="P17" draw:layer="layout" svg:width="0.391cm" svg:height="0.166cm" svg:x="9.192cm" svg:y="11.549cm">
          <draw:text-box>
            <text:p text:style-name="P10"><text:span text:style-name="T165">Target</text:span></text:p>
          </draw:text-box>
        </draw:frame>
        <draw:frame draw:style-name="gr544" draw:text-style-name="P17" draw:layer="layout" svg:width="0.379cm" svg:height="0.166cm" svg:x="10.003cm" svg:y="11.512cm">
          <draw:text-box>
            <text:p text:style-name="P10"><text:span text:style-name="T165">Meijer</text:span></text:p>
          </draw:text-box>
        </draw:frame>
        <draw:frame draw:style-name="gr570" draw:text-style-name="P17" draw:layer="layout" svg:width="0.633cm" svg:height="0.166cm" svg:x="8.311cm" svg:y="11.543cm">
          <draw:text-box>
            <text:p text:style-name="P10"><text:span text:style-name="T150">Great Lakes</text:span></text:p>
          </draw:text-box>
        </draw:frame>
        <draw:frame draw:style-name="gr573" draw:text-style-name="P17" draw:layer="layout" svg:width="0.472cm" svg:height="0.166cm" svg:x="8.489cm" svg:y="11.649cm">
          <draw:text-box>
            <text:p text:style-name="P10"><text:span text:style-name="T150">Crossing</text:span></text:p>
          </draw:text-box>
        </draw:frame>
        <draw:frame draw:style-name="gr615" draw:text-style-name="P17" draw:layer="layout" svg:width="0.451cm" svg:height="0.166cm" svg:x="9.303cm" svg:y="14.264cm">
          <draw:text-box>
            <text:p text:style-name="P10"><text:span text:style-name="T150">Oakland</text:span></text:p>
          </draw:text-box>
        </draw:frame>
        <draw:frame draw:style-name="gr526" draw:text-style-name="P17" draw:layer="layout" svg:width="0.561cm" svg:height="0.166cm" svg:x="9.303cm" svg:y="14.372cm">
          <draw:text-box>
            <text:p text:style-name="P10"><text:span text:style-name="T150">Livingston</text:span></text:p>
          </draw:text-box>
        </draw:frame>
        <draw:frame draw:style-name="gr533" draw:text-style-name="P17" draw:layer="layout" svg:width="0.4cm" svg:height="0.166cm" svg:x="9.303cm" svg:y="14.479cm">
          <draw:text-box>
            <text:p text:style-name="P10"><text:span text:style-name="T150">Human</text:span></text:p>
          </draw:text-box>
        </draw:frame>
        <draw:frame draw:style-name="gr507" draw:text-style-name="P17" draw:layer="layout" svg:width="0.447cm" svg:height="0.166cm" svg:x="9.303cm" svg:y="14.587cm">
          <draw:text-box>
            <text:p text:style-name="P10"><text:span text:style-name="T150">Services</text:span></text:p>
          </draw:text-box>
        </draw:frame>
        <draw:frame draw:style-name="gr590" draw:text-style-name="P17" draw:layer="layout" svg:width="0.895cm" svg:height="0.166cm" svg:x="15.256cm" svg:y="17.575cm">
          <draw:text-box>
            <text:p text:style-name="P10"><text:span text:style-name="T144">Meadowbrook</text:span></text:p>
          </draw:text-box>
        </draw:frame>
        <draw:frame draw:style-name="gr575" draw:text-style-name="P17" draw:layer="layout" svg:width="0.332cm" svg:height="0.166cm" svg:x="15.817cm" svg:y="17.704cm">
          <draw:text-box>
            <text:p text:style-name="P10"><text:span text:style-name="T144">Plaza</text:span></text:p>
          </draw:text-box>
        </draw:frame>
        <draw:frame draw:style-name="gr593" draw:text-style-name="P17" draw:layer="layout" svg:width="0.629cm" svg:height="0.166cm" svg:x="12.31cm" svg:y="21.935cm">
          <draw:text-box>
            <text:p text:style-name="P10"><text:span text:style-name="T144">Southfield</text:span></text:p>
          </draw:text-box>
        </draw:frame>
        <draw:frame draw:style-name="gr575" draw:text-style-name="P17" draw:layer="layout" svg:width="0.332cm" svg:height="0.166cm" svg:x="12.31cm" svg:y="22.04cm">
          <draw:text-box>
            <text:p text:style-name="P10"><text:span text:style-name="T144">Plaza</text:span></text:p>
          </draw:text-box>
        </draw:frame>
        <draw:frame draw:style-name="gr616" draw:text-style-name="P17" draw:layer="layout" svg:width="0.751cm" svg:height="0.166cm" svg:x="11.387cm" svg:y="21.46cm">
          <draw:text-box>
            <text:p text:style-name="P10"><text:span text:style-name="T144">Beverly Hills</text:span></text:p>
          </draw:text-box>
        </draw:frame>
        <draw:frame draw:style-name="gr525" draw:text-style-name="P17" draw:layer="layout" svg:width="0.506cm" svg:height="0.166cm" svg:x="11.633cm" svg:y="21.566cm">
          <draw:text-box>
            <text:p text:style-name="P10"><text:span text:style-name="T144">City Hall</text:span></text:p>
          </draw:text-box>
        </draw:frame>
        <draw:frame draw:style-name="gr562" draw:text-style-name="P17" draw:layer="layout" svg:width="0.557cm" svg:height="0.166cm" svg:x="9.77cm" svg:y="21.944cm">
          <draw:text-box>
            <text:p text:style-name="P10"><text:span text:style-name="T144">Bingham</text:span></text:p>
          </draw:text-box>
        </draw:frame>
        <draw:frame draw:style-name="gr552" draw:text-style-name="P17" draw:layer="layout" svg:width="0.413cm" svg:height="0.166cm" svg:x="9.77cm" svg:y="22.05cm">
          <draw:text-box>
            <text:p text:style-name="P10"><text:span text:style-name="T144">Center</text:span></text:p>
          </draw:text-box>
        </draw:frame>
        <draw:frame draw:style-name="gr521" draw:text-style-name="P17" draw:layer="layout" svg:width="0.641cm" svg:height="0.166cm" svg:x="10.059cm" svg:y="24.03cm">
          <draw:text-box>
            <text:p text:style-name="P10"><text:span text:style-name="T144">Beaumont</text:span></text:p>
          </draw:text-box>
        </draw:frame>
        <draw:frame draw:style-name="gr617" draw:text-style-name="P17" draw:layer="layout" svg:width="0.883cm" svg:height="0.166cm" svg:x="10.059cm" svg:y="24.135cm">
          <draw:text-box>
            <text:p text:style-name="P10"><text:span text:style-name="T144">Service Center</text:span></text:p>
          </draw:text-box>
        </draw:frame>
        <draw:frame draw:style-name="gr520" draw:text-style-name="P17" draw:layer="layout" svg:width="0.417cm" svg:height="0.166cm" svg:x="16.72cm" svg:y="22.352cm">
          <draw:text-box>
            <text:p text:style-name="P10"><text:span text:style-name="T144">Lowe's</text:span></text:p>
          </draw:text-box>
        </draw:frame>
        <draw:frame draw:style-name="gr508" draw:text-style-name="P17" draw:layer="layout" svg:width="0.523cm" svg:height="0.166cm" svg:x="14.893cm" svg:y="21.587cm">
          <draw:text-box>
            <text:p text:style-name="P10"><text:span text:style-name="T154">Royal Oak</text:span></text:p>
          </draw:text-box>
        </draw:frame>
        <draw:frame draw:style-name="gr618" draw:text-style-name="P17" draw:layer="layout" svg:width="0.62cm" svg:height="0.166cm" svg:x="14.893cm" svg:y="21.702cm">
          <draw:text-box>
            <text:p text:style-name="P10"><text:span text:style-name="T154">High School</text:span></text:p>
          </draw:text-box>
        </draw:frame>
        <draw:frame draw:style-name="gr619" draw:text-style-name="P35" draw:layer="layout" svg:width="0.523cm" svg:height="0.158cm" svg:x="14.829cm" svg:y="22.771cm">
          <draw:text-box>
            <text:p text:style-name="P10"><text:span text:style-name="T166">Royal Oak</text:span></text:p>
          </draw:text-box>
        </draw:frame>
        <draw:frame draw:style-name="gr620" draw:text-style-name="P35" draw:layer="layout" svg:width="0.362cm" svg:height="0.158cm" svg:x="15.001cm" svg:y="22.872cm">
          <draw:text-box>
            <text:p text:style-name="P10"><text:span text:style-name="T166">Middle</text:span></text:p>
          </draw:text-box>
        </draw:frame>
        <draw:frame draw:style-name="gr621" draw:text-style-name="P35" draw:layer="layout" svg:width="0.345cm" svg:height="0.158cm" svg:x="14.999cm" svg:y="22.973cm">
          <draw:text-box>
            <text:p text:style-name="P10"><text:span text:style-name="T166">School</text:span></text:p>
          </draw:text-box>
        </draw:frame>
        <draw:frame draw:style-name="gr552" draw:text-style-name="P17" draw:layer="layout" svg:width="0.413cm" svg:height="0.166cm" svg:x="17.289cm" svg:y="22.083cm">
          <draw:text-box>
            <text:p text:style-name="P10"><text:span text:style-name="T167">Madison</text:span></text:p>
          </draw:text-box>
        </draw:frame>
        <draw:frame draw:style-name="gr560" draw:text-style-name="P17" draw:layer="layout" svg:width="0.709cm" svg:height="0.166cm" svg:x="17.289cm" svg:y="22.2cm">
          <draw:text-box>
            <text:p text:style-name="P10"><text:span text:style-name="T167">Heights Senior</text:span></text:p>
          </draw:text-box>
        </draw:frame>
        <draw:frame draw:style-name="gr622" draw:text-style-name="P17" draw:layer="layout" svg:width="0.481cm" svg:height="0.166cm" svg:x="17.289cm" svg:y="22.317cm">
          <draw:text-box>
            <text:p text:style-name="P10"><text:span text:style-name="T167"><text:s text:c="6"/></text:span><text:span text:style-name="T167">Center</text:span></text:p>
          </draw:text-box>
        </draw:frame>
        <draw:frame draw:style-name="gr537" draw:text-style-name="P17" draw:layer="layout" svg:width="0.387cm" svg:height="0.166cm" svg:x="23.134cm" svg:y="20.456cm">
          <draw:text-box>
            <text:p text:style-name="P10"><text:span text:style-name="T144">Meijer</text:span></text:p>
          </draw:text-box>
        </draw:frame>
        <draw:frame draw:style-name="gr528" draw:text-style-name="P17" draw:layer="layout" svg:width="0.502cm" svg:height="0.166cm" svg:x="24.843cm" svg:y="22.845cm">
          <draw:text-box>
            <text:p text:style-name="P10"><text:span text:style-name="T151">Roseville</text:span></text:p>
          </draw:text-box>
        </draw:frame>
        <draw:frame draw:style-name="gr534" draw:text-style-name="P17" draw:layer="layout" svg:width="0.307cm" svg:height="0.166cm" svg:x="24.843cm" svg:y="22.95cm">
          <draw:text-box>
            <text:p text:style-name="P10"><text:span text:style-name="T151">Plaza</text:span></text:p>
          </draw:text-box>
        </draw:frame>
        <draw:frame draw:style-name="gr492" draw:text-style-name="P17" draw:layer="layout" svg:width="0.921cm" svg:height="0.166cm" svg:x="15.705cm" svg:y="23.574cm">
          <draw:text-box>
            <text:p text:style-name="P10"><text:span text:style-name="T168">Amtrak Boarding</text:span></text:p>
          </draw:text-box>
        </draw:frame>
        <draw:frame draw:style-name="gr517" draw:text-style-name="P17" draw:layer="layout" svg:width="0.383cm" svg:height="0.166cm" svg:x="15.705cm" svg:y="23.68cm">
          <draw:text-box>
            <text:p text:style-name="P10"><text:span text:style-name="T168">Station</text:span></text:p>
          </draw:text-box>
        </draw:frame>
        <draw:frame draw:style-name="gr530" draw:text-style-name="P17" draw:layer="layout" svg:width="0.239cm" svg:height="0.166cm" svg:x="13.216cm" svg:y="20.264cm">
          <draw:text-box>
            <text:p text:style-name="P10"><text:span text:style-name="T153">Troy</text:span></text:p>
          </draw:text-box>
        </draw:frame>
        <draw:frame draw:style-name="gr551" draw:text-style-name="P17" draw:layer="layout" svg:width="0.375cm" svg:height="0.166cm" svg:x="13.081cm" svg:y="20.369cm">
          <draw:text-box>
            <text:p text:style-name="P10"><text:span text:style-name="T153">Transit</text:span></text:p>
          </draw:text-box>
        </draw:frame>
        <draw:frame draw:style-name="gr524" draw:text-style-name="P17" draw:layer="layout" svg:width="0.362cm" svg:height="0.166cm" svg:x="13.089cm" svg:y="20.475cm">
          <draw:text-box>
            <text:p text:style-name="P10"><text:span text:style-name="T153">Center</text:span></text:p>
          </draw:text-box>
        </draw:frame>
        <draw:frame draw:style-name="gr510" draw:text-style-name="P17" draw:layer="layout" svg:width="0.527cm" svg:height="0.166cm" svg:x="10.056cm" svg:y="36.111cm">
          <draw:text-box>
            <text:p text:style-name="P10"><text:span text:style-name="T144">Walmart</text:span></text:p>
          </draw:text-box>
        </draw:frame>
        <draw:frame draw:style-name="gr610" draw:text-style-name="P17" draw:layer="layout" svg:width="0.671cm" svg:height="0.166cm" svg:x="11.825cm" svg:y="39.23cm">
          <draw:text-box>
            <text:p text:style-name="P10"><text:span text:style-name="T144">Southtown</text:span></text:p>
          </draw:text-box>
        </draw:frame>
        <draw:frame draw:style-name="gr623" draw:text-style-name="P17" draw:layer="layout" svg:width="0.595cm" svg:height="0.166cm" svg:x="11.856cm" svg:y="39.335cm">
          <draw:text-box>
            <text:p text:style-name="P10"><text:span text:style-name="T144">Crossing/</text:span></text:p>
          </draw:text-box>
        </draw:frame>
        <draw:frame draw:style-name="gr510" draw:text-style-name="P17" draw:layer="layout" svg:width="0.527cm" svg:height="0.166cm" svg:x="11.897cm" svg:y="39.441cm">
          <draw:text-box>
            <text:p text:style-name="P10"><text:span text:style-name="T144">Walmart</text:span></text:p>
          </draw:text-box>
        </draw:frame>
        <draw:frame draw:style-name="gr624" draw:text-style-name="P17" draw:layer="layout" svg:width="0.688cm" svg:height="0.166cm" svg:x="18.196cm" svg:y="10.433cm">
          <draw:text-box>
            <text:p text:style-name="P10"><text:span text:style-name="T151">Stony Creek</text:span></text:p>
          </draw:text-box>
        </draw:frame>
        <draw:frame draw:style-name="gr584" draw:text-style-name="P17" draw:layer="layout" svg:width="0.607cm" svg:height="0.166cm" svg:x="18.253cm" svg:y="10.561cm">
          <draw:text-box>
            <text:p text:style-name="P10"><text:span text:style-name="T151">Metropark</text:span></text:p>
          </draw:text-box>
        </draw:frame>
        <draw:frame draw:style-name="gr615" draw:text-style-name="P17" draw:layer="layout" svg:width="0.451cm" svg:height="0.166cm" svg:x="16.498cm" svg:y="25.369cm">
          <draw:text-box>
            <text:p text:style-name="P10"><text:span text:style-name="T154">Gateway</text:span></text:p>
          </draw:text-box>
        </draw:frame>
        <draw:line draw:style-name="gr444" draw:text-style-name="P6" draw:layer="layout" svg:x1="12.226cm" svg:y1="39.025cm" svg:x2="12.191cm" svg:y2="39.269cm">
          <text:p/>
        </draw:line>
        <draw:frame draw:style-name="gr625" draw:text-style-name="P17" draw:layer="layout" svg:width="0.65cm" svg:height="0.166cm" svg:x="16.403cm" svg:y="25.498cm">
          <draw:text-box>
            <text:p text:style-name="P10"><text:span text:style-name="T154">Marketplace</text:span></text:p>
          </draw:text-box>
        </draw:frame>
        <draw:frame draw:style-name="gr587" draw:text-style-name="P17" draw:layer="layout" svg:width="0.358cm" svg:height="0.166cm" svg:x="10.727cm" svg:y="27.558cm">
          <draw:text-box>
            <text:p text:style-name="P10"><text:span text:style-name="T151">Meijer</text:span></text:p>
          </draw:text-box>
        </draw:frame>
        <draw:frame draw:style-name="gr618" draw:text-style-name="P17" draw:layer="layout" svg:width="0.62cm" svg:height="0.166cm" svg:x="8.993cm" svg:y="29.241cm">
          <draw:text-box>
            <text:p text:style-name="P10"><text:span text:style-name="T151">Fenton Lot</text:span></text:p>
          </draw:text-box>
        </draw:frame>
        <draw:frame draw:style-name="gr541" draw:text-style-name="P17" draw:layer="layout" svg:width="0.701cm" svg:height="0.166cm" svg:x="7.951cm" svg:y="28.279cm">
          <draw:text-box>
            <text:p text:style-name="P10"><text:span text:style-name="T151">Western CM</text:span></text:p>
          </draw:text-box>
        </draw:frame>
        <draw:frame draw:style-name="gr626" draw:text-style-name="P17" draw:layer="layout" svg:width="0.828cm" svg:height="0.166cm" svg:x="7.838cm" svg:y="28.385cm">
          <draw:text-box>
            <text:p text:style-name="P10"><text:span text:style-name="T151">Graham Fields</text:span></text:p>
          </draw:text-box>
        </draw:frame>
        <draw:frame draw:style-name="gr587" draw:text-style-name="P17" draw:layer="layout" svg:width="0.358cm" svg:height="0.166cm" svg:x="13.148cm" svg:y="39.335cm">
          <draw:text-box>
            <text:p text:style-name="P10"><text:span text:style-name="T151">Meijer</text:span></text:p>
          </draw:text-box>
        </draw:frame>
        <draw:frame draw:style-name="gr524" draw:text-style-name="P17" draw:layer="layout" svg:width="0.362cm" svg:height="0.166cm" svg:x="24.683cm" svg:y="26.117cm">
          <draw:text-box>
            <text:p text:style-name="P10"><text:span text:style-name="T150">Lowe's</text:span></text:p>
          </draw:text-box>
        </draw:frame>
        <draw:frame draw:style-name="gr520" draw:text-style-name="P17" draw:layer="layout" svg:width="0.417cm" svg:height="0.166cm" svg:x="20.71cm" svg:y="21.915cm">
          <draw:text-box>
            <text:p text:style-name="P10"><text:span text:style-name="T144">Lowe's</text:span></text:p>
          </draw:text-box>
        </draw:frame>
        <draw:frame draw:style-name="gr520" draw:text-style-name="P17" draw:layer="layout" svg:width="0.417cm" svg:height="0.166cm" svg:x="8.822cm" svg:y="16.349cm">
          <draw:text-box>
            <text:p text:style-name="P10"><text:span text:style-name="T144">Lowe's</text:span></text:p>
          </draw:text-box>
        </draw:frame>
        <draw:frame draw:style-name="gr520" draw:text-style-name="P17" draw:layer="layout" svg:width="0.417cm" svg:height="0.166cm" svg:x="25.615cm" svg:y="19.896cm">
          <draw:text-box>
            <text:p text:style-name="P10"><text:span text:style-name="T144">Lowe's</text:span></text:p>
          </draw:text-box>
        </draw:frame>
        <draw:frame draw:style-name="gr627" draw:text-style-name="P16" draw:layer="layout" svg:width="0.146cm" svg:height="0.162cm" svg:x="9.095cm" svg:y="26.696cm">
          <draw:text-box>
            <text:p text:style-name="P10"><text:span text:style-name="T139">BP</text:span></text:p>
          </draw:text-box>
        </draw:frame>
        <draw:frame draw:style-name="gr628" draw:text-style-name="P16" draw:layer="layout" svg:width="0.616cm" svg:height="0.162cm" svg:x="9.095cm" svg:y="26.793cm">
          <draw:text-box>
            <text:p text:style-name="P10"><text:span text:style-name="T139">Gas Station</text:span></text:p>
          </draw:text-box>
        </draw:frame>
        <draw:frame draw:style-name="gr606" draw:text-style-name="P17" draw:layer="layout" svg:width="0.468cm" svg:height="0.166cm" svg:x="24.151cm" svg:y="18.264cm">
          <draw:text-box>
            <text:p text:style-name="P10"><text:span text:style-name="T150">Macomb</text:span></text:p>
          </draw:text-box>
        </draw:frame>
        <draw:line draw:style-name="gr629" draw:text-style-name="P6" draw:layer="layout" svg:x1="18.37cm" svg:y1="30.271cm" svg:x2="18.625cm" svg:y2="30.051cm">
          <text:p/>
        </draw:line>
        <draw:frame draw:style-name="gr572" draw:text-style-name="P17" draw:layer="layout" svg:width="0.493cm" svg:height="0.166cm" svg:x="24.151cm" svg:y="18.372cm">
          <draw:text-box>
            <text:p text:style-name="P10"><text:span text:style-name="T150">Academy</text:span></text:p>
          </draw:text-box>
        </draw:frame>
        <draw:frame draw:style-name="gr511" draw:text-style-name="P17" draw:layer="layout" svg:width="0.662cm" svg:height="0.166cm" svg:x="27.966cm" svg:y="17.718cm">
          <draw:text-box>
            <text:p text:style-name="P10"><text:span text:style-name="T151">North River</text:span></text:p>
          </draw:text-box>
        </draw:frame>
        <draw:frame draw:style-name="gr502" draw:text-style-name="P17" draw:layer="layout" svg:width="0.459cm" svg:height="0.166cm" svg:x="27.966cm" svg:y="17.837cm">
          <draw:text-box>
            <text:p text:style-name="P10"><text:span text:style-name="T151">P&amp;R Lot</text:span></text:p>
          </draw:text-box>
        </draw:frame>
        <draw:frame draw:style-name="gr630" draw:text-style-name="P17" draw:layer="layout" svg:width="0.603cm" svg:height="0.166cm" svg:x="14.006cm" svg:y="32.667cm">
          <draw:text-box>
            <text:p text:style-name="P10"><text:span text:style-name="T144">Advanced</text:span></text:p>
          </draw:text-box>
        </draw:frame>
        <draw:frame draw:style-name="gr574" draw:text-style-name="P17" draw:layer="layout" svg:width="0.713cm" svg:height="0.166cm" svg:x="14.006cm" svg:y="32.775cm">
          <draw:text-box>
            <text:p text:style-name="P10"><text:span text:style-name="T144">Technology</text:span></text:p>
          </draw:text-box>
        </draw:frame>
        <draw:line draw:style-name="gr631" draw:text-style-name="P6" draw:layer="layout" svg:x1="4.92cm" svg:y1="31.274cm" svg:x2="5.081cm" svg:y2="31.233cm">
          <text:p/>
        </draw:line>
        <draw:frame draw:style-name="gr501" draw:text-style-name="P17" draw:layer="layout" svg:width="0.582cm" svg:height="0.166cm" svg:x="14.006cm" svg:y="32.882cm">
          <draw:text-box>
            <text:p text:style-name="P10"><text:span text:style-name="T144">Adademy</text:span></text:p>
          </draw:text-box>
        </draw:frame>
        <draw:frame draw:style-name="gr632" draw:text-style-name="P36" draw:layer="layout" svg:width="0.523cm" svg:height="0.674cm" svg:x="-1.353cm" svg:y="3.258cm">
          <draw:text-box>
            <text:p text:style-name="P10"><text:span text:style-name="T169">3</text:span></text:p>
          </draw:text-box>
        </draw:frame>
        <draw:frame draw:style-name="gr633" draw:text-style-name="P24" draw:layer="layout" svg:width="0.139cm" svg:height="0.196cm" svg:x="-1.034cm" svg:y="3.612cm">
          <draw:text-box>
            <text:p text:style-name="P10"><text:span text:style-name="T170"><text:s/></text:span></text:p>
          </draw:text-box>
        </draw:frame>
        <draw:path draw:style-name="gr634"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35" draw:text-style-name="P37" draw:layer="layout" svg:width="0.426cm" svg:height="0.552cm" svg:x="-0.999cm" svg:y="3.338cm">
          <draw:text-box>
            <text:p text:style-name="P10"><text:span text:style-name="T171">S</text:span></text:p>
          </draw:text-box>
        </draw:frame>
        <draw:frame draw:style-name="gr533" draw:text-style-name="P17" draw:layer="layout" svg:width="0.4cm" svg:height="0.166cm" svg:x="22.473cm" svg:y="21.684cm">
          <draw:text-box>
            <text:p text:style-name="P10"><text:span text:style-name="T172">Kroger</text:span></text:p>
          </draw:text-box>
        </draw:frame>
        <draw:frame draw:style-name="gr630" draw:text-style-name="P17" draw:layer="layout" svg:width="0.603cm" svg:height="0.166cm" svg:x="9.911cm" svg:y="33.662cm">
          <draw:text-box>
            <text:p text:style-name="P10"><text:span text:style-name="T144">Westborn</text:span></text:p>
          </draw:text-box>
        </draw:frame>
        <draw:frame draw:style-name="gr636" draw:text-style-name="P17" draw:layer="layout" svg:width="0.281cm" svg:height="0.166cm" svg:x="9.137cm" svg:y="33.813cm">
          <draw:text-box>
            <text:p text:style-name="P10"><text:span text:style-name="T144">20th</text:span></text:p>
          </draw:text-box>
        </draw:frame>
        <draw:frame draw:style-name="gr523" draw:text-style-name="P17" draw:layer="layout" svg:width="0.442cm" svg:height="0.166cm" svg:x="9.137cm" svg:y="33.928cm">
          <draw:text-box>
            <text:p text:style-name="P10"><text:span text:style-name="T144">District</text:span></text:p>
          </draw:text-box>
        </draw:frame>
        <draw:line draw:style-name="gr444" draw:text-style-name="P6" draw:layer="layout" svg:x1="6.697cm" svg:y1="37.04cm" svg:x2="6.395cm" svg:y2="37.049cm">
          <text:p/>
        </draw:line>
        <draw:frame draw:style-name="gr600" draw:text-style-name="P17" draw:layer="layout" svg:width="0.349cm" svg:height="0.166cm" svg:x="9.137cm" svg:y="34.042cm">
          <draw:text-box>
            <text:p text:style-name="P10"><text:span text:style-name="T144">Court</text:span></text:p>
          </draw:text-box>
        </draw:frame>
        <draw:frame draw:style-name="gr637" draw:text-style-name="P17" draw:layer="layout" svg:width="0.569cm" svg:height="0.166cm" svg:x="9.857cm" svg:y="22.9cm">
          <draw:text-box>
            <text:p text:style-name="P10"><text:span text:style-name="T150">Tel-Twelve</text:span></text:p>
          </draw:text-box>
        </draw:frame>
        <draw:frame draw:style-name="gr524" draw:text-style-name="P17" draw:layer="layout" svg:width="0.362cm" svg:height="0.166cm" svg:x="9.857cm" svg:y="23.006cm">
          <draw:text-box>
            <text:p text:style-name="P10"><text:span text:style-name="T150">Center</text:span></text:p>
          </draw:text-box>
        </draw:frame>
        <draw:frame draw:style-name="gr258" draw:text-style-name="P17" draw:layer="layout" svg:width="0.391cm" svg:height="0.175cm" svg:x="20.914cm" svg:y="19.481cm">
          <draw:text-box>
            <text:p text:style-name="P10"><text:span text:style-name="T173">Meijer</text:span></text:p>
          </draw:text-box>
        </draw:frame>
        <draw:frame draw:style-name="gr563" draw:text-style-name="P17" draw:layer="layout" svg:width="0.37cm" svg:height="0.166cm" svg:x="18.166cm" svg:y="17.412cm">
          <draw:text-box>
            <text:p text:style-name="P10"><text:span text:style-name="T150">Kroger</text:span></text:p>
          </draw:text-box>
        </draw:frame>
        <draw:line draw:style-name="gr444" draw:text-style-name="P6" draw:layer="layout" svg:x1="13.243cm" svg:y1="39.068cm" svg:x2="13.082cm" svg:y2="39.253cm">
          <text:p/>
        </draw:line>
        <draw:frame draw:style-name="gr511" draw:text-style-name="P17" draw:layer="layout" svg:width="0.662cm" svg:height="0.166cm" svg:x="18.166cm" svg:y="17.54cm">
          <draw:text-box>
            <text:p text:style-name="P10"><text:span text:style-name="T150">Marketplace</text:span></text:p>
          </draw:text-box>
        </draw:frame>
        <draw:frame draw:style-name="gr599" draw:text-style-name="P17" draw:layer="layout" svg:width="0.722cm" svg:height="0.166cm" svg:x="13.411cm" svg:y="43.542cm">
          <draw:text-box>
            <text:p text:style-name="P10"><text:span text:style-name="T151">Detroit River</text:span></text:p>
          </draw:text-box>
        </draw:frame>
        <draw:frame draw:style-name="gr577" draw:text-style-name="P17" draw:layer="layout" svg:width="0.747cm" svg:height="0.166cm" svg:x="13.411cm" svg:y="43.656cm">
          <draw:text-box>
            <text:p text:style-name="P10"><text:span text:style-name="T151">International</text:span></text:p>
          </draw:text-box>
        </draw:frame>
        <draw:frame draw:style-name="gr596" draw:text-style-name="P17" draw:layer="layout" svg:width="0.421cm" svg:height="0.166cm" svg:x="13.411cm" svg:y="43.771cm">
          <draw:text-box>
            <text:p text:style-name="P10"><text:span text:style-name="T151">Wildlife</text:span></text:p>
          </draw:text-box>
        </draw:frame>
        <draw:frame draw:style-name="gr502" draw:text-style-name="P17" draw:layer="layout" svg:width="0.459cm" svg:height="0.166cm" svg:x="13.411cm" svg:y="43.886cm">
          <draw:text-box>
            <text:p text:style-name="P10"><text:span text:style-name="T151">Refruge</text:span></text:p>
          </draw:text-box>
        </draw:frame>
        <draw:polyline draw:style-name="gr77" draw:text-style-name="P6" draw:layer="layout" svg:width="4.129cm" svg:height="4.518cm" svg:x="21.193cm" svg:y="21.357cm" svg:viewBox="0 0 4130 4519" draw:points="4130,0 4055,138 3072,138 2070,1741 1431,1741 1431,2194 233,2195 232,3004 963,3006 964,3500 329,4519 0,4519">
          <text:p/>
        </draw:polyline>
        <draw:polygon draw:style-name="gr440" draw:text-style-name="P25" draw:layer="layout" svg:width="0.174cm" svg:height="0.125cm" svg:x="25.921cm" svg:y="18.003cm" svg:viewBox="0 0 175 126" draw:points="175,0 0,0 0,126 175,126">
          <text:p/>
        </draw:polygon>
        <draw:polygon draw:style-name="gr453" draw:text-style-name="P30" draw:layer="layout" svg:width="0.122cm" svg:height="0.123cm" svg:x="22.476cm" svg:y="23.635cm" svg:viewBox="0 0 123 124" draw:points="123,0 0,0 0,124 123,124">
          <text:p/>
        </draw:polygon>
        <draw:path draw:style-name="gr77" draw:text-style-name="P6" draw:layer="layout" svg:width="1.424cm" svg:height="3.628cm" svg:x="24.745cm" svg:y="17.867cm" svg:viewBox="0 0 1425 3629" svg:d="M0 3252v-393l1247-1987 11-18c11-21 46-62 36-83-53-114-23-174-14-216l17-46 82-192c0 0-1-10 46-317M362 3629l1-364">
          <text:p/>
        </draw:path>
        <draw:frame draw:style-name="gr537" draw:text-style-name="P17" draw:layer="layout" svg:width="0.387cm" svg:height="0.166cm" svg:x="25.665cm" svg:y="18.106cm">
          <draw:text-box>
            <text:p text:style-name="P10"><text:span text:style-name="T144">Meijer</text:span></text:p>
          </draw:text-box>
        </draw:frame>
        <draw:frame draw:style-name="gr638" draw:text-style-name="P16" draw:layer="layout" svg:width="0.303cm" svg:height="0.162cm" svg:x="22.283cm" svg:y="23.732cm">
          <draw:text-box>
            <text:p text:style-name="P10"><text:span text:style-name="T174">Lipari</text:span></text:p>
          </draw:text-box>
        </draw:frame>
        <draw:polygon draw:style-name="gr453" draw:text-style-name="P30" draw:layer="layout" svg:width="0.164cm" svg:height="0.321cm" svg:x="21.2cm" svg:y="23.594cm" svg:viewBox="0 0 165 322" draw:points="165,0 0,0 0,322 165,322">
          <text:p/>
        </draw:polygon>
        <draw:frame draw:style-name="gr639" draw:text-style-name="P16" draw:layer="layout" svg:width="0.324cm" svg:height="0.162cm" svg:x="22.257cm" svg:y="23.842cm">
          <draw:text-box>
            <text:p text:style-name="P10"><text:span text:style-name="T174">Foods</text:span></text:p>
          </draw:text-box>
        </draw:frame>
        <draw:frame draw:style-name="gr640" draw:text-style-name="P16" draw:layer="layout" svg:width="0.391cm" svg:height="0.162cm" svg:x="20.788cm" svg:y="23.545cm">
          <draw:text-box>
            <text:p text:style-name="P10"><text:span text:style-name="T139">Hoover</text:span></text:p>
          </draw:text-box>
        </draw:frame>
        <draw:frame draw:style-name="gr641" draw:text-style-name="P16" draw:layer="layout" svg:width="0.353cm" svg:height="0.162cm" svg:x="20.818cm" svg:y="23.653cm">
          <draw:text-box>
            <text:p text:style-name="P10"><text:span text:style-name="T139">Eleven</text:span></text:p>
          </draw:text-box>
        </draw:frame>
        <draw:frame draw:style-name="gr642" draw:text-style-name="P16" draw:layer="layout" svg:width="0.226cm" svg:height="0.162cm" svg:x="20.954cm" svg:y="23.761cm">
          <draw:text-box>
            <text:p text:style-name="P10"><text:span text:style-name="T139">Mall</text:span></text:p>
          </draw:text-box>
        </draw:frame>
        <draw:frame draw:style-name="gr537" draw:text-style-name="P17" draw:layer="layout" svg:width="0.387cm" svg:height="0.166cm" svg:x="21.8cm" svg:y="23.955cm">
          <draw:text-box>
            <text:p text:style-name="P10"><text:span text:style-name="T144">Meijer</text:span></text:p>
          </draw:text-box>
        </draw:frame>
        <draw:frame draw:style-name="gr643" draw:text-style-name="P24" draw:layer="layout" svg:width="0.442cm" svg:height="0.196cm" svg:x="20.888cm" svg:y="26.087cm">
          <draw:text-box>
            <text:p text:style-name="P10"><text:span text:style-name="T175">Bel Air</text:span></text:p>
          </draw:text-box>
        </draw:frame>
        <draw:frame draw:style-name="gr644" draw:text-style-name="P24" draw:layer="layout" svg:width="0.654cm" svg:height="0.196cm" svg:x="20.787cm" svg:y="26.211cm">
          <draw:text-box>
            <text:p text:style-name="P10"><text:span text:style-name="T175">Shopping</text:span></text:p>
          </draw:text-box>
        </draw:frame>
        <draw:frame draw:style-name="gr645" draw:text-style-name="P24" draw:layer="layout" svg:width="0.451cm" svg:height="0.196cm" svg:x="20.882cm" svg:y="26.335cm">
          <draw:text-box>
            <text:p text:style-name="P10"><text:span text:style-name="T175">Center</text:span></text:p>
          </draw:text-box>
        </draw:frame>
        <draw:frame draw:style-name="gr646" draw:text-style-name="P24" draw:layer="layout" svg:width="0.65cm" svg:height="0.196cm" svg:x="25.7cm" svg:y="16.36cm">
          <draw:text-box>
            <text:p text:style-name="P10"><text:span text:style-name="T175">VerKuilen</text:span></text:p>
          </draw:text-box>
        </draw:frame>
        <draw:polygon draw:style-name="gr647" draw:text-style-name="P5" draw:layer="layout" svg:width="1.318cm" svg:height="1.956cm" svg:x="10.851cm" svg:y="17.461cm" svg:viewBox="0 0 1319 1957" draw:points="1319,1939 1288,1957 0,21 33,0">
          <text:p/>
        </draw:polygon>
        <draw:frame draw:style-name="gr648" draw:text-style-name="P24" draw:layer="layout" svg:width="0.565cm" svg:height="0.196cm" svg:x="25.814cm" svg:y="16.484cm">
          <draw:text-box>
            <text:p text:style-name="P10"><text:span text:style-name="T175">Building</text:span></text:p>
          </draw:text-box>
        </draw:frame>
        <draw:frame draw:style-name="gr649" draw:text-style-name="P13" draw:layer="layout" svg:width="0.967cm" svg:height="0.183cm" draw:transform="rotate (-0.977558914042024) translate (11.01cm 17.711cm)">
          <draw:text-box>
            <text:p text:style-name="P10"><text:span text:style-name="T50">Woodward Ave.</text:span></text:p>
          </draw:text-box>
        </draw:frame>
        <draw:polygon draw:style-name="gr650" draw:text-style-name="P38"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50" draw:text-style-name="P38"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51" draw:text-style-name="P13" draw:layer="layout" svg:width="0.764cm" svg:height="0.192cm" draw:transform="rotate (-0.986809159077595) translate (11.613cm 18.606cm)">
          <draw:text-box>
            <text:p text:style-name="P10"><text:span text:style-name="T176">NON-STOP</text:span></text:p>
          </draw:text-box>
        </draw:frame>
        <draw:frame draw:style-name="gr587" draw:text-style-name="P17" draw:layer="layout" svg:width="0.358cm" svg:height="0.166cm" svg:x="10.896cm" svg:y="14.073cm">
          <draw:text-box>
            <text:p text:style-name="P10"><text:span text:style-name="T144">Baker</text:span></text:p>
          </draw:text-box>
        </draw:frame>
        <draw:polygon draw:style-name="gr650" draw:text-style-name="P38"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02" draw:text-style-name="P17" draw:layer="layout" svg:width="0.459cm" svg:height="0.166cm" svg:x="10.784cm" svg:y="14.18cm">
          <draw:text-box>
            <text:p text:style-name="P10"><text:span text:style-name="T144">College</text:span></text:p>
          </draw:text-box>
        </draw:frame>
        <draw:frame draw:style-name="gr527" draw:text-style-name="P17" draw:layer="layout" svg:width="0.48cm" svg:height="0.166cm" svg:x="12.706cm" svg:y="13.517cm">
          <draw:text-box>
            <text:p text:style-name="P10"><text:span text:style-name="T151">Oakland</text:span></text:p>
          </draw:text-box>
        </draw:frame>
        <draw:frame draw:style-name="gr652" draw:text-style-name="P17" draw:layer="layout" svg:width="0.574cm" svg:height="0.166cm" svg:x="12.706cm" svg:y="13.645cm">
          <draw:text-box>
            <text:p text:style-name="P10"><text:span text:style-name="T151">University</text:span></text:p>
          </draw:text-box>
        </draw:frame>
        <draw:frame draw:style-name="gr551" draw:text-style-name="P17" draw:layer="layout" svg:width="0.375cm" svg:height="0.166cm" svg:x="15.603cm" svg:y="18.517cm">
          <draw:text-box>
            <text:p text:style-name="P10"><text:span text:style-name="T144">Walsh</text:span></text:p>
          </draw:text-box>
        </draw:frame>
        <draw:polygon draw:style-name="gr650" draw:text-style-name="P38"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02" draw:text-style-name="P17" draw:layer="layout" svg:width="0.459cm" svg:height="0.166cm" svg:x="15.603cm" svg:y="18.625cm">
          <draw:text-box>
            <text:p text:style-name="P10"><text:span text:style-name="T144">College</text:span></text:p>
          </draw:text-box>
        </draw:frame>
        <draw:frame draw:style-name="gr577" draw:text-style-name="P17" draw:layer="layout" svg:width="0.747cm" svg:height="0.166cm" svg:x="15.931cm" svg:y="19.008cm">
          <draw:text-box>
            <text:p text:style-name="P10"><text:span text:style-name="T151">International</text:span></text:p>
          </draw:text-box>
        </draw:frame>
        <draw:frame draw:style-name="gr653" draw:text-style-name="P17" draw:layer="layout" svg:width="0.684cm" svg:height="0.166cm" svg:x="15.954cm" svg:y="19.116cm">
          <draw:text-box>
            <text:p text:style-name="P10"><text:span text:style-name="T151">Academy of</text:span></text:p>
          </draw:text-box>
        </draw:frame>
        <draw:frame draw:style-name="gr508" draw:text-style-name="P17" draw:layer="layout" svg:width="0.523cm" svg:height="0.166cm" svg:x="16.046cm" svg:y="19.224cm">
          <draw:text-box>
            <text:p text:style-name="P10"><text:span text:style-name="T151">Design &amp;</text:span></text:p>
          </draw:text-box>
        </draw:frame>
        <draw:polygon draw:style-name="gr650" draw:text-style-name="P38"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10" draw:text-style-name="P17" draw:layer="layout" svg:width="0.671cm" svg:height="0.166cm" svg:x="15.965cm" svg:y="19.331cm">
          <draw:text-box>
            <text:p text:style-name="P10"><text:span text:style-name="T151">Technology</text:span></text:p>
          </draw:text-box>
        </draw:frame>
        <draw:frame draw:style-name="gr606" draw:text-style-name="P17" draw:layer="layout" svg:width="0.468cm" svg:height="0.166cm" svg:x="22.55cm" svg:y="22.285cm">
          <draw:text-box>
            <text:p text:style-name="P10"><text:span text:style-name="T150">Macomb</text:span></text:p>
          </draw:text-box>
        </draw:frame>
        <draw:frame draw:style-name="gr593" draw:text-style-name="P17" draw:layer="layout" svg:width="0.629cm" svg:height="0.166cm" svg:x="22.386cm" svg:y="22.393cm">
          <draw:text-box>
            <text:p text:style-name="P10"><text:span text:style-name="T150">Community</text:span></text:p>
          </draw:text-box>
        </draw:frame>
        <draw:frame draw:style-name="gr577" draw:text-style-name="P17" draw:layer="layout" svg:width="0.747cm" svg:height="0.166cm" svg:x="22.245cm" svg:y="22.501cm">
          <draw:text-box>
            <text:p text:style-name="P10"><text:span text:style-name="T150">College South</text:span></text:p>
          </draw:text-box>
        </draw:frame>
        <draw:frame draw:style-name="gr587" draw:text-style-name="P17" draw:layer="layout" svg:width="0.358cm" svg:height="0.166cm" svg:x="25.265cm" svg:y="20.275cm">
          <draw:text-box>
            <text:p text:style-name="P10"><text:span text:style-name="T144">Baker</text:span></text:p>
          </draw:text-box>
        </draw:frame>
        <draw:polygon draw:style-name="gr650" draw:text-style-name="P38"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02" draw:text-style-name="P17" draw:layer="layout" svg:width="0.459cm" svg:height="0.166cm" svg:x="25.209cm" svg:y="20.383cm">
          <draw:text-box>
            <text:p text:style-name="P10"><text:span text:style-name="T144">College</text:span></text:p>
          </draw:text-box>
        </draw:frame>
        <draw:frame draw:style-name="gr606" draw:text-style-name="P17" draw:layer="layout" svg:width="0.468cm" svg:height="0.166cm" svg:x="23.428cm" svg:y="15.869cm">
          <draw:text-box>
            <text:p text:style-name="P10"><text:span text:style-name="T150">Macomb</text:span></text:p>
          </draw:text-box>
        </draw:frame>
        <draw:frame draw:style-name="gr593" draw:text-style-name="P17" draw:layer="layout" svg:width="0.629cm" svg:height="0.166cm" svg:x="23.346cm" svg:y="15.976cm">
          <draw:text-box>
            <text:p text:style-name="P10"><text:span text:style-name="T150">Community</text:span></text:p>
          </draw:text-box>
        </draw:frame>
        <draw:frame draw:style-name="gr654" draw:text-style-name="P17" draw:layer="layout" svg:width="0.789cm" svg:height="0.166cm" svg:x="23.249cm" svg:y="16.084cm">
          <draw:text-box>
            <text:p text:style-name="P10"><text:span text:style-name="T150">College Center</text:span></text:p>
          </draw:text-box>
        </draw:frame>
        <draw:polygon draw:style-name="gr650" draw:text-style-name="P38"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23" draw:text-style-name="P17" draw:layer="layout" svg:width="0.442cm" svg:height="0.166cm" svg:x="23.44cm" svg:y="16.192cm">
          <draw:text-box>
            <text:p text:style-name="P10"><text:span text:style-name="T150">Campus</text:span></text:p>
          </draw:text-box>
        </draw:frame>
        <draw:frame draw:style-name="gr655" draw:text-style-name="P17" draw:layer="layout" svg:width="0.836cm" svg:height="0.166cm" svg:x="11.125cm" svg:y="37.964cm">
          <draw:text-box>
            <text:p text:style-name="P10"><text:span text:style-name="T151">Wayne County</text:span></text:p>
          </draw:text-box>
        </draw:frame>
        <draw:frame draw:style-name="gr656" draw:text-style-name="P17" draw:layer="layout" svg:width="1.128cm" svg:height="0.166cm" svg:x="11.125cm" svg:y="38.071cm">
          <draw:text-box>
            <text:p text:style-name="P10"><text:span text:style-name="T151">Community College</text:span></text:p>
          </draw:text-box>
        </draw:frame>
        <draw:polygon draw:style-name="gr650" draw:text-style-name="P38"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50" draw:text-style-name="P38"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57" draw:text-style-name="P17" draw:layer="layout" svg:width="1.107cm" svg:height="0.166cm" svg:x="11.125cm" svg:y="38.179cm">
          <draw:text-box>
            <text:p text:style-name="P10"><text:span text:style-name="T151">Downriver Campus</text:span></text:p>
          </draw:text-box>
        </draw:frame>
        <draw:frame draw:style-name="gr537" draw:text-style-name="P17" draw:layer="layout" svg:width="0.387cm" svg:height="0.166cm" svg:x="10.944cm" svg:y="32.633cm">
          <draw:text-box>
            <text:p text:style-name="P10"><text:span text:style-name="T151">U of M</text:span></text:p>
          </draw:text-box>
        </draw:frame>
        <draw:frame draw:style-name="gr562" draw:text-style-name="P17" draw:layer="layout" svg:width="0.557cm" svg:height="0.166cm" svg:x="10.786cm" svg:y="32.74cm">
          <draw:text-box>
            <text:p text:style-name="P10"><text:span text:style-name="T151">Dearborn</text:span></text:p>
          </draw:text-box>
        </draw:frame>
        <draw:frame draw:style-name="gr625" draw:text-style-name="P17" draw:layer="layout" svg:width="0.65cm" svg:height="0.166cm" svg:x="10.467cm" svg:y="32.242cm">
          <draw:text-box>
            <text:p text:style-name="P10"><text:span text:style-name="T151">Henry Ford</text:span></text:p>
          </draw:text-box>
        </draw:frame>
        <draw:polygon draw:style-name="gr650" draw:text-style-name="P38"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32" draw:text-style-name="P17" draw:layer="layout" svg:width="0.425cm" svg:height="0.166cm" svg:x="10.678cm" svg:y="32.349cm">
          <draw:text-box>
            <text:p text:style-name="P10"><text:span text:style-name="T151">College</text:span></text:p>
          </draw:text-box>
        </draw:frame>
        <draw:frame draw:style-name="gr544" draw:text-style-name="P17" draw:layer="layout" svg:width="0.379cm" svg:height="0.166cm" svg:x="12.39cm" svg:y="24.58cm">
          <draw:text-box>
            <text:p text:style-name="P10"><text:span text:style-name="T162">O.C.C.</text:span></text:p>
          </draw:text-box>
        </draw:frame>
        <draw:frame draw:style-name="gr542" draw:text-style-name="P17" draw:layer="layout" svg:width="0.565cm" svg:height="0.166cm" svg:x="12.28cm" svg:y="24.688cm">
          <draw:text-box>
            <text:p text:style-name="P10"><text:span text:style-name="T162">Southfield</text:span></text:p>
          </draw:text-box>
        </draw:frame>
        <draw:line draw:style-name="gr444" draw:text-style-name="P6" draw:layer="layout" svg:x1="12.585cm" svg:y1="25.153cm" svg:x2="12.521cm" svg:y2="24.946cm">
          <text:p/>
        </draw:line>
        <draw:polygon draw:style-name="gr650" draw:text-style-name="P38"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02" draw:text-style-name="P17" draw:layer="layout" svg:width="0.459cm" svg:height="0.166cm" svg:x="12.339cm" svg:y="24.795cm">
          <draw:text-box>
            <text:p text:style-name="P10"><text:span text:style-name="T162">Campus</text:span></text:p>
          </draw:text-box>
        </draw:frame>
        <draw:frame draw:style-name="gr545" draw:text-style-name="P17" draw:layer="layout" svg:width="0.404cm" svg:height="0.166cm" svg:x="15.63cm" svg:y="23.799cm">
          <draw:text-box>
            <text:p text:style-name="P10"><text:span text:style-name="T144">O.C.C.</text:span></text:p>
          </draw:text-box>
        </draw:frame>
        <draw:polygon draw:style-name="gr650" draw:text-style-name="P38"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56" draw:text-style-name="P17" draw:layer="layout" svg:width="0.616cm" svg:height="0.166cm" svg:x="15.63cm" svg:y="23.907cm">
          <draw:text-box>
            <text:p text:style-name="P10"><text:span text:style-name="T144">Royal Oak</text:span></text:p>
          </draw:text-box>
        </draw:frame>
        <draw:frame draw:style-name="gr520" draw:text-style-name="P17" draw:layer="layout" svg:width="0.417cm" svg:height="0.166cm" svg:x="17.631cm" svg:y="30.633cm">
          <draw:text-box>
            <text:p text:style-name="P10"><text:span text:style-name="T144">Wayne</text:span></text:p>
          </draw:text-box>
        </draw:frame>
        <draw:frame draw:style-name="gr658" draw:text-style-name="P17" draw:layer="layout" svg:width="0.311cm" svg:height="0.166cm" svg:x="17.736cm" svg:y="30.741cm">
          <draw:text-box>
            <text:p text:style-name="P10"><text:span text:style-name="T144">State</text:span></text:p>
          </draw:text-box>
        </draw:frame>
        <draw:line draw:style-name="gr444" draw:text-style-name="P6" draw:layer="layout" svg:x1="18.089cm" svg:y1="30.849cm" svg:x2="18.338cm" svg:y2="30.767cm">
          <text:p/>
        </draw:line>
        <draw:frame draw:style-name="gr618" draw:text-style-name="P17" draw:layer="layout" svg:width="0.62cm" svg:height="0.166cm" svg:x="17.434cm" svg:y="30.849cm">
          <draw:text-box>
            <text:p text:style-name="P10"><text:span text:style-name="T144">University</text:span></text:p>
          </draw:text-box>
        </draw:frame>
        <draw:frame draw:style-name="gr545" draw:text-style-name="P17" draw:layer="layout" svg:width="0.404cm" svg:height="0.166cm" svg:x="12.204cm" svg:y="14.902cm">
          <draw:text-box>
            <text:p text:style-name="P10"><text:span text:style-name="T144">O.C.C.</text:span></text:p>
          </draw:text-box>
        </draw:frame>
        <draw:frame draw:style-name="gr543" draw:text-style-name="P17" draw:layer="layout" svg:width="0.463cm" svg:height="0.166cm" svg:x="12.144cm" svg:y="15.01cm">
          <draw:text-box>
            <text:p text:style-name="P10"><text:span text:style-name="T144">Auburn</text:span></text:p>
          </draw:text-box>
        </draw:frame>
        <draw:polygon draw:style-name="gr650" draw:text-style-name="P38"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50" draw:text-style-name="P38"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50" draw:text-style-name="P38"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40" draw:text-style-name="P17" draw:layer="layout" svg:width="0.264cm" svg:height="0.166cm" svg:x="12.338cm" svg:y="15.118cm">
          <draw:text-box>
            <text:p text:style-name="P10"><text:span text:style-name="T144">Hills</text:span></text:p>
          </draw:text-box>
        </draw:frame>
        <draw:frame draw:style-name="gr659" draw:text-style-name="P17" draw:layer="layout" svg:width="0.654cm" svg:height="0.166cm" svg:x="18.465cm" svg:y="23.148cm">
          <draw:text-box>
            <text:p text:style-name="P10"><text:span text:style-name="T144">Davenport</text:span></text:p>
          </draw:text-box>
        </draw:frame>
        <draw:frame draw:style-name="gr618" draw:text-style-name="P17" draw:layer="layout" svg:width="0.62cm" svg:height="0.166cm" svg:x="18.465cm" svg:y="23.256cm">
          <draw:text-box>
            <text:p text:style-name="P10"><text:span text:style-name="T144">University</text:span></text:p>
          </draw:text-box>
        </draw:frame>
        <draw:line draw:style-name="gr629" draw:text-style-name="P6" draw:layer="layout" svg:x1="18.538cm" svg:y1="30.617cm" svg:x2="18.811cm" svg:y2="30.307cm">
          <text:p/>
        </draw:line>
        <draw:path draw:style-name="gr660" draw:text-style-name="P39" draw:layer="layout" svg:width="0.296cm" svg:height="0.182cm" svg:x="19.833cm" svg:y="20.186cm" svg:viewBox="0 0 297 183" svg:d="M0 91c0 52 43 92 98 92h102c54 0 97-40 97-92 0-50-43-91-97-91h-102c-55 0-98 41-98 91z">
          <text:p/>
        </draw:path>
        <draw:path draw:style-name="gr660" draw:text-style-name="P39" draw:layer="layout" svg:width="0.296cm" svg:height="0.182cm" svg:x="7.369cm" svg:y="20.186cm" svg:viewBox="0 0 297 183" svg:d="M0 91c0 52 43 92 96 92h104c54 0 97-40 97-92 0-50-43-91-97-91h-104c-53 0-96 41-96 91z">
          <text:p/>
        </draw:path>
        <draw:frame draw:style-name="gr661" draw:text-style-name="P40" draw:layer="layout" svg:width="0.269cm" svg:height="0.196cm" svg:x="19.856cm" svg:y="20.178cm">
          <draw:text-box>
            <text:p text:style-name="P10"><text:span text:style-name="T177">780</text:span></text:p>
          </draw:text-box>
        </draw:frame>
        <draw:path draw:style-name="gr660" draw:text-style-name="P39" draw:layer="layout" svg:width="0.296cm" svg:height="0.182cm" svg:x="10.96cm" svg:y="20.186cm" svg:viewBox="0 0 297 183" svg:d="M0 91c0 52 44 92 97 92h104c53 0 96-40 96-92 0-50-43-91-96-91h-104c-53 0-97 41-97 91z">
          <text:p/>
        </draw:path>
        <draw:frame draw:style-name="gr662" draw:text-style-name="P40" draw:layer="layout" svg:width="0.243cm" svg:height="0.196cm" svg:x="7.396cm" svg:y="20.178cm">
          <draw:text-box>
            <text:p text:style-name="P10"><text:span text:style-name="T178">780</text:span></text:p>
          </draw:text-box>
        </draw:frame>
        <draw:path draw:style-name="gr660" draw:text-style-name="P39" draw:layer="layout" svg:width="0.295cm" svg:height="0.183cm" svg:x="24.112cm" svg:y="20.188cm" svg:viewBox="0 0 296 184" svg:d="M0 92c0 51 43 92 96 92h103c54 0 97-41 97-92s-43-92-97-92h-103c-53 0-96 41-96 92z">
          <text:p/>
        </draw:path>
        <draw:frame draw:style-name="gr663" draw:text-style-name="P19" draw:layer="layout" svg:width="0.281cm" svg:height="0.205cm" svg:x="10.98cm" svg:y="20.174cm">
          <draw:text-box>
            <text:p text:style-name="P10"><text:span text:style-name="T179">780</text:span></text:p>
          </draw:text-box>
        </draw:frame>
        <draw:frame draw:style-name="gr661" draw:text-style-name="P40" draw:layer="layout" svg:width="0.269cm" svg:height="0.196cm" svg:x="24.135cm" svg:y="20.18cm">
          <draw:text-box>
            <text:p text:style-name="P10"><text:span text:style-name="T177">780</text:span></text:p>
          </draw:text-box>
        </draw:frame>
        <draw:path draw:style-name="gr660" draw:text-style-name="P39" draw:layer="layout" svg:width="0.295cm" svg:height="0.182cm" svg:x="15.81cm" svg:y="20.186cm" svg:viewBox="0 0 296 183" svg:d="M0 91c0 52 43 92 96 92h103c53 0 97-40 97-92 0-50-44-91-97-91h-103c-53 0-96 41-96 91z">
          <text:p/>
        </draw:path>
        <draw:path draw:style-name="gr660" draw:text-style-name="P39" draw:layer="layout" svg:width="0.296cm" svg:height="0.182cm" svg:x="15.669cm" svg:y="21.03cm" svg:viewBox="0 0 297 183" svg:d="M0 91c0 51 43 92 96 92h104c54 0 97-41 97-92 0-50-43-91-97-91h-104c-53 0-96 41-96 91z">
          <text:p/>
        </draw:path>
        <draw:frame draw:style-name="gr661" draw:text-style-name="P40" draw:layer="layout" svg:width="0.269cm" svg:height="0.196cm" svg:x="15.833cm" svg:y="20.178cm">
          <draw:text-box>
            <text:p text:style-name="P10"><text:span text:style-name="T177">780</text:span></text:p>
          </draw:text-box>
        </draw:frame>
        <draw:path draw:style-name="gr660" draw:text-style-name="P39" draw:layer="layout" svg:width="0.296cm" svg:height="0.182cm" svg:x="11.483cm" svg:y="21.831cm" svg:viewBox="0 0 297 183" svg:d="M0 91c0 52 43 92 96 92h104c54 0 97-40 97-92 0-50-43-91-97-91h-104c-53 0-96 41-96 91z">
          <text:p/>
        </draw:path>
        <draw:frame draw:style-name="gr661" draw:text-style-name="P40" draw:layer="layout" svg:width="0.269cm" svg:height="0.196cm" svg:x="15.692cm" svg:y="21.022cm">
          <draw:text-box>
            <text:p text:style-name="P10"><text:span text:style-name="T177">760</text:span></text:p>
          </draw:text-box>
        </draw:frame>
        <draw:path draw:style-name="gr660" draw:text-style-name="P39" draw:layer="layout" svg:width="0.295cm" svg:height="0.182cm" svg:x="10.45cm" svg:y="22.235cm" svg:viewBox="0 0 296 183" svg:d="M0 92c0 50 44 91 97 91h103c53 0 96-41 96-91 0-52-43-92-96-92h-103c-53 0-97 40-97 92z">
          <text:p/>
        </draw:path>
        <draw:frame draw:style-name="gr664" draw:text-style-name="P12" draw:layer="layout" svg:width="0.231cm" svg:height="0.187cm" svg:x="11.522cm" svg:y="21.835cm">
          <draw:text-box>
            <text:p text:style-name="P10"><text:span text:style-name="T180">760</text:span></text:p>
          </draw:text-box>
        </draw:frame>
        <draw:path draw:style-name="gr660" draw:text-style-name="P39" draw:layer="layout" svg:width="0.258cm" svg:height="0.159cm" svg:x="13.778cm" svg:y="21.17cm" svg:viewBox="0 0 259 160" svg:d="M0 80c0 44 39 80 85 80h90c47 0 84-36 84-80 0-45-37-80-84-80h-90c-46 0-85 35-85 80z">
          <text:p/>
        </draw:path>
        <draw:frame draw:style-name="gr664" draw:text-style-name="P12" draw:layer="layout" svg:width="0.231cm" svg:height="0.187cm" svg:x="10.488cm" svg:y="22.239cm">
          <draw:text-box>
            <text:p text:style-name="P10"><text:span text:style-name="T180">760</text:span></text:p>
          </draw:text-box>
        </draw:frame>
        <draw:path draw:style-name="gr660" draw:text-style-name="P39" draw:layer="layout" svg:width="0.231cm" svg:height="0.143cm" svg:x="14.462cm" svg:y="20.627cm" svg:viewBox="0 0 232 144" svg:d="M0 72c0 40 33 72 75 72h81c42 0 76-32 76-72s-34-72-76-72h-81c-42 0-75 32-75 72z">
          <text:p/>
        </draw:path>
        <draw:frame draw:style-name="gr665" draw:text-style-name="P16" draw:layer="layout" svg:width="0.218cm" svg:height="0.17cm" svg:x="13.801cm" svg:y="21.166cm">
          <draw:text-box>
            <text:p text:style-name="P10"><text:span text:style-name="T181">760</text:span></text:p>
          </draw:text-box>
        </draw:frame>
        <draw:path draw:style-name="gr660" draw:text-style-name="P39" draw:layer="layout" svg:width="0.212cm" svg:height="0.13cm" svg:x="14.051cm" svg:y="19.845cm" svg:viewBox="0 0 213 131" svg:d="M0 65c0 36 31 66 69 66h74c38 0 70-30 70-66s-32-65-70-65h-74c-38 0-69 29-69 65z">
          <text:p/>
        </draw:path>
        <draw:frame draw:style-name="gr666" draw:text-style-name="P41" draw:layer="layout" svg:width="0.218cm" svg:height="0.162cm" svg:x="14.477cm" svg:y="20.617cm">
          <draw:text-box>
            <text:p text:style-name="P10"><text:span text:style-name="T182">760</text:span></text:p>
          </draw:text-box>
        </draw:frame>
        <draw:path draw:style-name="gr660" draw:text-style-name="P39" draw:layer="layout" svg:width="0.25cm" svg:height="0.154cm" svg:x="17.219cm" svg:y="20.525cm" svg:viewBox="0 0 251 155" svg:d="M0 78c0 43 36 77 81 77h88c45 0 82-34 82-77s-37-78-82-78h-88c-45 0-81 35-81 78z">
          <text:p/>
        </draw:path>
        <draw:frame draw:style-name="gr667" draw:text-style-name="P20" draw:layer="layout" svg:width="0.18cm" svg:height="0.141cm" svg:x="14.066cm" svg:y="19.836cm">
          <draw:text-box>
            <text:p text:style-name="P10"><text:span text:style-name="T183">780</text:span></text:p>
          </draw:text-box>
        </draw:frame>
        <draw:path draw:style-name="gr660" draw:text-style-name="P39" draw:layer="layout" svg:width="0.25cm" svg:height="0.154cm" svg:x="17.219cm" svg:y="20.856cm" svg:viewBox="0 0 251 155" svg:d="M0 78c0 42 36 77 81 77h88c45 0 82-35 82-77 0-43-37-78-82-78h-88c-45 0-81 35-81 78z">
          <text:p/>
        </draw:path>
        <draw:frame draw:style-name="gr668" draw:text-style-name="P17" draw:layer="layout" svg:width="0.231cm" svg:height="0.175cm" svg:x="17.236cm" svg:y="20.515cm">
          <draw:text-box>
            <text:p text:style-name="P10"><text:span text:style-name="T184">780</text:span></text:p>
          </draw:text-box>
        </draw:frame>
        <draw:frame draw:style-name="gr668" draw:text-style-name="P17" draw:layer="layout" svg:width="0.231cm" svg:height="0.175cm" svg:x="17.236cm" svg:y="20.845cm">
          <draw:text-box>
            <text:p text:style-name="P10"><text:span text:style-name="T184">760</text:span></text:p>
          </draw:text-box>
        </draw:frame>
        <draw:path draw:style-name="gr660" draw:text-style-name="P39" draw:layer="layout" svg:width="0.217cm" svg:height="0.132cm" svg:x="9.962cm" svg:y="22.653cm" svg:viewBox="0 0 218 133" svg:d="M0 66c0 36 32 67 70 67h78c39 0 70-31 70-67 0-37-31-66-70-66h-78c-38 0-70 29-70 66z">
          <text:p/>
        </draw:path>
        <draw:path draw:style-name="gr669" draw:text-style-name="P42" draw:layer="layout" svg:width="0.296cm" svg:height="0.182cm" svg:x="6.336cm" svg:y="21.354cm" svg:viewBox="0 0 297 183" svg:d="M0 92c0 50 44 91 98 91h103c53 0 96-41 96-91s-43-92-96-92h-103c-54 0-98 42-98 92z">
          <text:p/>
        </draw:path>
        <draw:frame draw:style-name="gr670" draw:text-style-name="P43" draw:layer="layout" svg:width="0.205cm" svg:height="0.154cm" svg:x="9.98cm" svg:y="22.646cm">
          <draw:text-box>
            <text:p text:style-name="P10"><text:span text:style-name="T185">760</text:span></text:p>
          </draw:text-box>
        </draw:frame>
        <draw:path draw:style-name="gr669" draw:text-style-name="P42" draw:layer="layout" svg:width="0.295cm" svg:height="0.182cm" svg:x="8.633cm" svg:y="23.02cm" svg:viewBox="0 0 296 183" svg:d="M0 92c0 50 43 91 97 91h103c53 0 96-41 96-91 0-51-43-92-96-92h-103c-54 0-97 41-97 92z">
          <text:p/>
        </draw:path>
        <draw:frame draw:style-name="gr663" draw:text-style-name="P19" draw:layer="layout" svg:width="0.281cm" svg:height="0.205cm" svg:x="6.356cm" svg:y="21.341cm">
          <draw:text-box>
            <text:p text:style-name="P10"><text:span text:style-name="T179">851</text:span></text:p>
          </draw:text-box>
        </draw:frame>
        <draw:path draw:style-name="gr669" draw:text-style-name="P42" draw:layer="layout" svg:width="0.296cm" svg:height="0.182cm" svg:x="4.104cm" svg:y="24.283cm" svg:viewBox="0 0 297 183" svg:d="M0 92c0 50 43 91 96 91h104c53 0 97-41 97-91s-44-92-97-92h-104c-53 0-96 42-96 92z">
          <text:p/>
        </draw:path>
        <draw:frame draw:style-name="gr671" draw:text-style-name="P19" draw:layer="layout" svg:width="0.269cm" svg:height="0.205cm" svg:x="8.663cm" svg:y="23.007cm">
          <draw:text-box>
            <text:p text:style-name="P10"><text:span text:style-name="T186">851</text:span></text:p>
          </draw:text-box>
        </draw:frame>
        <draw:path draw:style-name="gr669" draw:text-style-name="P42" draw:layer="layout" svg:width="0.295cm" svg:height="0.182cm" svg:x="6.465cm" svg:y="25.194cm" svg:viewBox="0 0 296 183" svg:d="M0 92c0 50 43 91 96 91h104c53 0 96-41 96-91s-43-92-96-92h-104c-53 0-96 42-96 92z">
          <text:p/>
        </draw:path>
        <draw:frame draw:style-name="gr661" draw:text-style-name="P40" draw:layer="layout" svg:width="0.269cm" svg:height="0.196cm" svg:x="4.127cm" svg:y="24.274cm">
          <draw:text-box>
            <text:p text:style-name="P10"><text:span text:style-name="T177">805</text:span></text:p>
          </draw:text-box>
        </draw:frame>
        <draw:path draw:style-name="gr669" draw:text-style-name="P42" draw:layer="layout" svg:width="0.295cm" svg:height="0.183cm" svg:x="11.035cm" svg:y="23.986cm" svg:viewBox="0 0 296 184" svg:d="M0 91c0 52 44 93 97 93h103c53 0 96-41 96-93 0-50-43-91-96-91h-103c-53 0-97 41-97 91z">
          <text:p/>
        </draw:path>
        <draw:frame draw:style-name="gr661" draw:text-style-name="P40" draw:layer="layout" svg:width="0.269cm" svg:height="0.196cm" svg:x="6.488cm" svg:y="25.185cm">
          <draw:text-box>
            <text:p text:style-name="P10"><text:span text:style-name="T177">805</text:span></text:p>
          </draw:text-box>
        </draw:frame>
        <draw:path draw:style-name="gr669" draw:text-style-name="P42" draw:layer="layout" svg:width="0.272cm" svg:height="0.167cm" svg:x="17.956cm" svg:y="30.436cm" svg:viewBox="0 0 273 168" svg:d="M0 84c0 47 40 84 89 84h95c49 0 89-37 89-84s-40-84-89-84h-95c-49 0-89 37-89 84z">
          <text:p/>
        </draw:path>
        <draw:frame draw:style-name="gr671" draw:text-style-name="P19" draw:layer="layout" svg:width="0.269cm" svg:height="0.205cm" svg:x="11.073cm" svg:y="23.974cm">
          <draw:text-box>
            <text:p text:style-name="P10"><text:span text:style-name="T187">851</text:span></text:p>
          </draw:text-box>
        </draw:frame>
        <draw:path draw:style-name="gr669" draw:text-style-name="P42" draw:layer="layout" svg:width="0.295cm" svg:height="0.182cm" svg:x="8.758cm" svg:y="27.148cm" svg:viewBox="0 0 296 183" svg:d="M0 92c0 50 43 91 96 91h103c54 0 97-41 97-91 0-51-43-92-97-92h-103c-53 0-96 41-96 92z">
          <text:p/>
        </draw:path>
        <draw:frame draw:style-name="gr672" draw:text-style-name="P13" draw:layer="layout" svg:width="0.243cm" svg:height="0.192cm" svg:x="17.981cm" svg:y="30.424cm">
          <draw:text-box>
            <text:p text:style-name="P10"><text:span text:style-name="T188">851</text:span></text:p>
          </draw:text-box>
        </draw:frame>
        <draw:path draw:style-name="gr669" draw:text-style-name="P42" draw:layer="layout" svg:width="0.296cm" svg:height="0.182cm" svg:x="12.452cm" svg:y="29.377cm" svg:viewBox="0 0 297 183" svg:d="M0 92c0 50 44 91 98 91h103c53 0 96-41 96-91 0-51-43-92-96-92h-103c-54 0-98 41-98 92z">
          <text:p/>
        </draw:path>
        <draw:frame draw:style-name="gr661" draw:text-style-name="P40" draw:layer="layout" svg:width="0.269cm" svg:height="0.196cm" svg:x="8.781cm" svg:y="27.139cm">
          <draw:text-box>
            <text:p text:style-name="P10"><text:span text:style-name="T177">805</text:span></text:p>
          </draw:text-box>
        </draw:frame>
        <draw:path draw:style-name="gr669" draw:text-style-name="P42" draw:layer="layout" svg:width="0.295cm" svg:height="0.183cm" svg:x="15.308cm" svg:y="30.108cm" svg:viewBox="0 0 296 184" svg:d="M0 93c0 50 43 91 96 91h104c53 0 96-41 96-91 0-51-43-93-96-93h-104c-53 0-96 42-96 93z">
          <text:p/>
        </draw:path>
        <draw:frame draw:style-name="gr663" draw:text-style-name="P19" draw:layer="layout" svg:width="0.281cm" svg:height="0.205cm" svg:x="12.472cm" svg:y="29.364cm">
          <draw:text-box>
            <text:p text:style-name="P10"><text:span text:style-name="T179">805</text:span></text:p>
          </draw:text-box>
        </draw:frame>
        <draw:path draw:style-name="gr669" draw:text-style-name="P42" draw:layer="layout" svg:width="0.272cm" svg:height="0.167cm" svg:x="17.618cm" svg:y="31.931cm" svg:viewBox="0 0 273 168" svg:d="M0 84c0 47 40 84 89 84h95c50 0 89-37 89-84s-39-84-89-84h-95c-49 0-89 37-89 84z">
          <text:p/>
        </draw:path>
        <draw:frame draw:style-name="gr663" draw:text-style-name="P19" draw:layer="layout" svg:width="0.281cm" svg:height="0.205cm" svg:x="15.328cm" svg:y="30.096cm">
          <draw:text-box>
            <text:p text:style-name="P10"><text:span text:style-name="T179">805</text:span></text:p>
          </draw:text-box>
        </draw:frame>
        <draw:path draw:style-name="gr669" draw:text-style-name="P42" draw:layer="layout" svg:width="0.194cm" svg:height="0.12cm" svg:x="18.672cm" svg:y="31.805cm" svg:viewBox="0 0 195 121" svg:d="M0 61c0 33 28 60 64 60h68c35 0 63-27 63-60 0-34-28-61-63-61h-68c-36 0-64 27-64 61z">
          <text:p/>
        </draw:path>
        <draw:frame draw:style-name="gr673" draw:text-style-name="P13" draw:layer="layout" svg:width="0.269cm" svg:height="0.192cm" svg:x="17.637cm" svg:y="31.919cm">
          <draw:text-box>
            <text:p text:style-name="P10"><text:span text:style-name="T189">805</text:span></text:p>
          </draw:text-box>
        </draw:frame>
        <draw:path draw:style-name="gr669" draw:text-style-name="P42" draw:layer="layout" svg:width="0.296cm" svg:height="0.182cm" svg:x="17.815cm" svg:y="32.525cm" svg:viewBox="0 0 297 183" svg:d="M0 91c0 50 44 92 97 92h103c53 0 97-42 97-92s-44-91-97-91h-103c-53 0-97 41-97 91z">
          <text:p/>
        </draw:path>
        <draw:frame draw:style-name="gr674" draw:text-style-name="P44" draw:layer="layout" svg:width="0.167cm" svg:height="0.133cm" svg:x="18.685cm" svg:y="31.797cm">
          <draw:text-box>
            <text:p text:style-name="P10"><text:span text:style-name="T190">805</text:span></text:p>
          </draw:text-box>
        </draw:frame>
        <draw:path draw:style-name="gr669" draw:text-style-name="P42" draw:layer="layout" svg:width="0.296cm" svg:height="0.182cm" svg:x="15.65cm" svg:y="34.273cm" svg:viewBox="0 0 297 183" svg:d="M0 92c0 50 43 91 96 91h104c53 0 97-41 97-91s-44-92-97-92h-104c-53 0-96 42-96 92z">
          <text:p/>
        </draw:path>
        <draw:frame draw:style-name="gr661" draw:text-style-name="P40" draw:layer="layout" svg:width="0.269cm" svg:height="0.196cm" svg:x="17.838cm" svg:y="32.516cm">
          <draw:text-box>
            <text:p text:style-name="P10"><text:span text:style-name="T177">830</text:span></text:p>
          </draw:text-box>
        </draw:frame>
        <draw:path draw:style-name="gr669" draw:text-style-name="P42" draw:layer="layout" svg:width="0.296cm" svg:height="0.183cm" svg:x="12.78cm" svg:y="37.622cm" svg:viewBox="0 0 297 184" svg:d="M0 91c0 51 43 93 98 93h102c54 0 97-42 97-93 0-50-43-91-97-91h-102c-55 0-98 41-98 91z">
          <text:p/>
        </draw:path>
        <draw:frame draw:style-name="gr661" draw:text-style-name="P40" draw:layer="layout" svg:width="0.269cm" svg:height="0.196cm" svg:x="15.673cm" svg:y="34.265cm">
          <draw:text-box>
            <text:p text:style-name="P10"><text:span text:style-name="T177">830</text:span></text:p>
          </draw:text-box>
        </draw:frame>
        <draw:path draw:style-name="gr669" draw:text-style-name="P42" draw:layer="layout" svg:width="0.296cm" svg:height="0.183cm" svg:x="12.033cm" svg:y="42.153cm" svg:viewBox="0 0 297 184" svg:d="M0 91c0 51 43 93 97 93h102c55 0 98-42 98-93 0-50-43-91-98-91h-102c-54 0-97 41-97 91z">
          <text:p/>
        </draw:path>
        <draw:frame draw:style-name="gr661" draw:text-style-name="P40" draw:layer="layout" svg:width="0.269cm" svg:height="0.196cm" svg:x="12.803cm" svg:y="37.614cm">
          <draw:text-box>
            <text:p text:style-name="P10"><text:span text:style-name="T177">830</text:span></text:p>
          </draw:text-box>
        </draw:frame>
        <draw:path draw:style-name="gr669" draw:text-style-name="P42" draw:layer="layout" svg:width="0.272cm" svg:height="0.168cm" svg:x="12.899cm" svg:y="40.601cm" svg:viewBox="0 0 273 169" svg:d="M0 85c0 46 40 84 90 84h94c49 0 89-38 89-84 0-47-40-85-89-85h-94c-50 0-90 38-90 85z">
          <text:p/>
        </draw:path>
        <draw:frame draw:style-name="gr661" draw:text-style-name="P40" draw:layer="layout" svg:width="0.269cm" svg:height="0.196cm" svg:x="12.056cm" svg:y="42.145cm">
          <draw:text-box>
            <text:p text:style-name="P10"><text:span text:style-name="T177">830</text:span></text:p>
          </draw:text-box>
        </draw:frame>
        <draw:path draw:style-name="gr669" draw:text-style-name="P42" draw:layer="layout" svg:width="0.23cm" svg:height="0.142cm" svg:x="18.416cm" svg:y="32.057cm" svg:viewBox="0 0 231 143" svg:d="M0 72c0 39 33 71 74 71h82c41 0 75-32 75-71s-34-72-75-72h-82c-41 0-74 33-74 72z">
          <text:p/>
        </draw:path>
        <draw:frame draw:style-name="gr673" draw:text-style-name="P13" draw:layer="layout" svg:width="0.269cm" svg:height="0.192cm" svg:x="12.917cm" svg:y="40.59cm">
          <draw:text-box>
            <text:p text:style-name="P10"><text:span text:style-name="T189">830</text:span></text:p>
          </draw:text-box>
        </draw:frame>
        <draw:frame draw:style-name="gr666" draw:text-style-name="P41" draw:layer="layout" svg:width="0.218cm" svg:height="0.162cm" svg:x="18.431cm" svg:y="32.047cm">
          <draw:text-box>
            <text:p text:style-name="P10"><text:span text:style-name="T182">830</text:span></text:p>
          </draw:text-box>
        </draw:frame>
        <draw:path draw:style-name="gr660" draw:text-style-name="P39" draw:layer="layout" svg:width="0.296cm" svg:height="0.182cm" svg:x="19.099cm" svg:y="21.031cm" svg:viewBox="0 0 297 183" svg:d="M0 91c0 50 44 92 97 92h103c54 0 97-42 97-92 0-51-43-91-97-91h-103c-53 0-97 40-97 91z">
          <text:p/>
        </draw:path>
        <draw:path draw:style-name="gr660" draw:text-style-name="P39" draw:layer="layout" svg:width="0.296cm" svg:height="0.182cm" svg:x="21.589cm" svg:y="21.812cm" svg:viewBox="0 0 297 183" svg:d="M0 91c0 52 43 92 98 92h102c54 0 97-40 97-92 0-50-43-91-97-91h-102c-55 0-98 41-98 91z">
          <text:p/>
        </draw:path>
        <draw:frame draw:style-name="gr661" draw:text-style-name="P40" draw:layer="layout" svg:width="0.269cm" svg:height="0.196cm" svg:x="19.123cm" svg:y="21.022cm">
          <draw:text-box>
            <text:p text:style-name="P10"><text:span text:style-name="T177">760</text:span></text:p>
          </draw:text-box>
        </draw:frame>
        <draw:path draw:style-name="gr660" draw:text-style-name="P39" draw:layer="layout" svg:width="0.296cm" svg:height="0.183cm" svg:x="24.482cm" svg:y="21.77cm" svg:viewBox="0 0 297 184" svg:d="M0 92c0 50 43 92 97 92h103c54 0 97-42 97-92 0-51-43-92-97-92h-103c-54 0-97 41-97 92z">
          <text:p/>
        </draw:path>
        <draw:frame draw:style-name="gr661" draw:text-style-name="P40" draw:layer="layout" svg:width="0.269cm" svg:height="0.196cm" svg:x="21.612cm" svg:y="21.804cm">
          <draw:text-box>
            <text:p text:style-name="P10"><text:span text:style-name="T177">760</text:span></text:p>
          </draw:text-box>
        </draw:frame>
        <draw:frame draw:style-name="gr661" draw:text-style-name="P40" draw:layer="layout" svg:width="0.269cm" svg:height="0.196cm" svg:x="24.505cm" svg:y="21.762cm">
          <draw:text-box>
            <text:p text:style-name="P10"><text:span text:style-name="T177">760</text:span></text:p>
          </draw:text-box>
        </draw:frame>
        <draw:path draw:style-name="gr660" draw:text-style-name="P39" draw:layer="layout" svg:width="0.25cm" svg:height="0.155cm" svg:x="25.33cm" svg:y="21.782cm" svg:viewBox="0 0 251 156" svg:d="M0 79c0 42 37 77 83 77h87c45 0 81-35 81-77 0-43-36-79-81-79h-87c-46 0-83 36-83 79z">
          <text:p/>
        </draw:path>
        <draw:line draw:style-name="gr444" draw:text-style-name="P6" draw:layer="layout" svg:x1="25.232cm" svg:y1="28.602cm" svg:x2="25.316cm" svg:y2="28.749cm">
          <text:p/>
        </draw:line>
        <draw:polygon draw:style-name="gr87" draw:text-style-name="P15" draw:layer="layout" svg:width="0.084cm" svg:height="0.113cm" svg:x="25.209cm" svg:y="28.553cm" svg:viewBox="0 0 85 114" draw:points="0,0 85,83 19,114">
          <text:p/>
        </draw:polygon>
        <draw:line draw:style-name="gr444" draw:text-style-name="P6" draw:layer="layout" svg:x1="25.455cm" svg:y1="28.575cm" svg:x2="25.371cm" svg:y2="28.451cm">
          <text:p/>
        </draw:line>
        <draw:polygon draw:style-name="gr87" draw:text-style-name="P15" draw:layer="layout" svg:width="0.092cm" svg:height="0.11cm" svg:x="25.394cm" svg:y="28.512cm" svg:viewBox="0 0 93 111" draw:points="93,111 0,37 63,0">
          <text:p/>
        </draw:polygon>
        <draw:line draw:style-name="gr631" draw:text-style-name="P6" draw:layer="layout" svg:x1="3.392cm" svg:y1="24.375cm" svg:x2="3.268cm" svg:y2="24.375cm">
          <text:p/>
        </draw:line>
        <draw:polygon draw:style-name="gr87" draw:text-style-name="P15" draw:layer="layout" svg:width="0.113cm" svg:height="0.069cm" svg:x="3.383cm" svg:y="24.34cm" svg:viewBox="0 0 114 70" draw:points="114,42 0,70 0,0">
          <text:p/>
        </draw:polygon>
        <draw:line draw:style-name="gr631" draw:text-style-name="P6" draw:layer="layout" svg:x1="3.077cm" svg:y1="24.178cm" svg:x2="3.076cm" svg:y2="24.06cm">
          <text:p/>
        </draw:line>
        <draw:polygon draw:style-name="gr87" draw:text-style-name="P15" draw:layer="layout" svg:width="0.073cm" svg:height="0.107cm" svg:x="3.04cm" svg:y="24.169cm" svg:viewBox="0 0 74 108" draw:points="31,108 0,0 74,0">
          <text:p/>
        </draw:polygon>
        <draw:line draw:style-name="gr631" draw:text-style-name="P6" draw:layer="layout" svg:x1="3.528cm" svg:y1="24.123cm" svg:x2="3.646cm" svg:y2="24.164cm">
          <text:p/>
        </draw:line>
        <draw:polygon draw:style-name="gr87" draw:text-style-name="P15" draw:layer="layout" svg:width="0.116cm" svg:height="0.074cm" svg:x="3.433cm" svg:y="24.084cm" svg:viewBox="0 0 117 75" draw:points="0,0 117,11 91,75">
          <text:p/>
        </draw:polygon>
        <draw:line draw:style-name="gr675" draw:text-style-name="P6" draw:layer="layout" svg:x1="9.493cm" svg:y1="28.872cm" svg:x2="9.618cm" svg:y2="28.871cm">
          <text:p/>
        </draw:line>
        <draw:polygon draw:style-name="gr87" draw:text-style-name="P15" draw:layer="layout" svg:width="0.113cm" svg:height="0.069cm" svg:x="9.39cm" svg:y="28.837cm" svg:viewBox="0 0 114 70" draw:points="0,30 114,0 114,70">
          <text:p/>
        </draw:polygon>
        <draw:line draw:style-name="gr675" draw:text-style-name="P6" draw:layer="layout" svg:x1="9.541cm" svg:y1="29.175cm" svg:x2="9.417cm" svg:y2="29.174cm">
          <text:p/>
        </draw:line>
        <draw:polygon draw:style-name="gr87" draw:text-style-name="P15" draw:layer="layout" svg:width="0.113cm" svg:height="0.069cm" svg:x="9.531cm" svg:y="29.14cm" svg:viewBox="0 0 114 70" draw:points="114,29 0,0 1,70">
          <text:p/>
        </draw:polygon>
        <draw:frame draw:style-name="gr668" draw:text-style-name="P17" draw:layer="layout" svg:width="0.231cm" svg:height="0.175cm" svg:x="25.347cm" svg:y="21.772cm">
          <draw:text-box>
            <text:p text:style-name="P10"><text:span text:style-name="T184">760</text:span></text:p>
          </draw:text-box>
        </draw:frame>
        <draw:line draw:style-name="gr676" draw:text-style-name="P6" draw:layer="layout" svg:x1="13.657cm" svg:y1="20.465cm" svg:x2="13.731cm" svg:y2="20.465cm">
          <text:p/>
        </draw:line>
        <draw:polygon draw:style-name="gr669" draw:text-style-name="P42" draw:layer="layout" svg:width="0.057cm" svg:height="0.034cm" svg:x="13.605cm" svg:y="20.448cm" svg:viewBox="0 0 58 35" draw:points="0,15 58,0 58,35">
          <text:p/>
        </draw:polygon>
        <draw:line draw:style-name="gr677" draw:text-style-name="P6" draw:layer="layout" svg:x1="13.507cm" svg:y1="20.375cm" svg:x2="13.507cm" svg:y2="20.42cm">
          <text:p/>
        </draw:line>
        <draw:polygon draw:style-name="gr669" draw:text-style-name="P42" draw:layer="layout" svg:width="0.042cm" svg:height="0.06cm" svg:x="13.486cm" svg:y="20.32cm" svg:viewBox="0 0 43 61" draw:points="25,0 43,61 0,61">
          <text:p/>
        </draw:polygon>
        <draw:line draw:style-name="gr677" draw:text-style-name="P6" draw:layer="layout" svg:x1="14.038cm" svg:y1="20.042cm" svg:x2="14.038cm" svg:y2="20.147cm">
          <text:p/>
        </draw:line>
        <draw:polygon draw:style-name="gr669" draw:text-style-name="P42" draw:layer="layout" svg:width="0.042cm" svg:height="0.061cm" svg:x="14.017cm" svg:y="19.986cm" svg:viewBox="0 0 43 62" draw:points="25,0 43,62 0,62">
          <text:p/>
        </draw:polygon>
        <draw:polygon draw:style-name="gr669" draw:text-style-name="P42" draw:layer="layout" svg:width="0.042cm" svg:height="0.061cm" svg:x="14.017cm" svg:y="20.134cm" svg:viewBox="0 0 43 62" draw:points="18,62 0,0 43,0">
          <text:p/>
        </draw:polygon>
        <draw:line draw:style-name="gr454" draw:text-style-name="P6" draw:layer="layout" svg:x1="14.662cm" svg:y1="21.465cm" svg:x2="14.663cm" svg:y2="21.522cm">
          <text:p/>
        </draw:line>
        <draw:polygon draw:style-name="gr87" draw:text-style-name="P15" draw:layer="layout" svg:width="0.041cm" svg:height="0.06cm" svg:x="14.642cm" svg:y="21.41cm" svg:viewBox="0 0 42 61" draw:points="25,0 42,61 0,61">
          <text:p/>
        </draw:polygon>
        <draw:line draw:style-name="gr454" draw:text-style-name="P6" draw:layer="layout" svg:x1="14.663cm" svg:y1="21.561cm" svg:x2="14.663cm" svg:y2="21.515cm">
          <text:p/>
        </draw:line>
        <draw:polygon draw:style-name="gr87" draw:text-style-name="P15" draw:layer="layout" svg:width="0.041cm" svg:height="0.06cm" svg:x="14.642cm" svg:y="21.556cm" svg:viewBox="0 0 42 61" draw:points="17,61 0,0 42,0">
          <text:p/>
        </draw:polygon>
        <draw:line draw:style-name="gr454" draw:text-style-name="P6" draw:layer="layout" svg:x1="15.109cm" svg:y1="21.986cm" svg:x2="15.17cm" svg:y2="21.986cm">
          <text:p/>
        </draw:line>
        <draw:polygon draw:style-name="gr87" draw:text-style-name="P15" draw:layer="layout" svg:width="0.064cm" svg:height="0.038cm" svg:x="15.051cm" svg:y="21.967cm" svg:viewBox="0 0 65 39" draw:points="0,17 65,0 65,39">
          <text:p/>
        </draw:polygon>
        <draw:line draw:style-name="gr454" draw:text-style-name="P6" draw:layer="layout" svg:x1="15.211cm" svg:y1="21.986cm" svg:x2="15.163cm" svg:y2="21.986cm">
          <text:p/>
        </draw:line>
        <draw:polygon draw:style-name="gr87" draw:text-style-name="P15" draw:layer="layout" svg:width="0.064cm" svg:height="0.039cm" svg:x="15.206cm" svg:y="21.966cm" svg:viewBox="0 0 65 40" draw:points="65,24 0,40 0,0">
          <text:p/>
        </draw:polygon>
        <draw:line draw:style-name="gr454" draw:text-style-name="P6" draw:layer="layout" svg:x1="15.102cm" svg:y1="21.238cm" svg:x2="15.162cm" svg:y2="21.238cm">
          <text:p/>
        </draw:line>
        <draw:polygon draw:style-name="gr87" draw:text-style-name="P15" draw:layer="layout" svg:width="0.064cm" svg:height="0.039cm" svg:x="15.044cm" svg:y="21.218cm" svg:viewBox="0 0 65 40" draw:points="0,18 65,0 64,40">
          <text:p/>
        </draw:polygon>
        <draw:line draw:style-name="gr454" draw:text-style-name="P6" draw:layer="layout" svg:x1="15.204cm" svg:y1="21.237cm" svg:x2="15.155cm" svg:y2="21.238cm">
          <text:p/>
        </draw:line>
        <draw:polygon draw:style-name="gr87" draw:text-style-name="P15" draw:layer="layout" svg:width="0.064cm" svg:height="0.039cm" svg:x="15.198cm" svg:y="21.218cm" svg:viewBox="0 0 65 40" draw:points="65,24 0,40 1,0">
          <text:p/>
        </draw:polygon>
        <draw:line draw:style-name="gr444" draw:text-style-name="P6" draw:layer="layout" svg:x1="12.838cm" svg:y1="25.533cm" svg:x2="12.899cm" svg:y2="25.602cm">
          <text:p/>
        </draw:line>
        <draw:polygon draw:style-name="gr87" draw:text-style-name="P15" draw:layer="layout" svg:width="0.071cm" svg:height="0.08cm" svg:x="12.802cm" svg:y="25.485cm" svg:viewBox="0 0 72 81" draw:points="0,0 72,48 30,81">
          <text:p/>
        </draw:polygon>
        <draw:line draw:style-name="gr444" draw:text-style-name="P6" draw:layer="layout" svg:x1="12.566cm" svg:y1="25.604cm" svg:x2="12.503cm" svg:y2="25.538cm">
          <text:p/>
        </draw:line>
        <draw:polygon draw:style-name="gr87" draw:text-style-name="P15" draw:layer="layout" svg:width="0.074cm" svg:height="0.08cm" svg:x="12.53cm" svg:y="25.571cm" svg:viewBox="0 0 75 81" draw:points="75,81 0,34 41,0">
          <text:p/>
        </draw:polygon>
        <draw:polygon draw:style-name="gr678" draw:text-style-name="P45" draw:layer="layout" svg:width="0.195cm" svg:height="0.121cm" svg:x="13.364cm" svg:y="19.059cm" svg:viewBox="0 0 196 122" draw:points="196,122 0,122 0,0 196,0">
          <text:p/>
        </draw:polygon>
        <draw:frame draw:style-name="gr667" draw:text-style-name="P20" draw:layer="layout" svg:width="0.18cm" svg:height="0.141cm" svg:x="13.381cm" svg:y="19.047cm">
          <draw:text-box>
            <text:p text:style-name="P10"><text:span text:style-name="T191">460</text:span></text:p>
          </draw:text-box>
        </draw:frame>
        <draw:path draw:style-name="gr679" draw:text-style-name="P46" draw:layer="layout" svg:width="0.296cm" svg:height="0.194cm" svg:x="10.588cm" svg:y="13.754cm" svg:viewBox="0 0 297 195" svg:d="M0 97c0 55 46 98 103 98h91c57 0 103-43 103-98 0-54-46-97-103-97h-91c-57 0-103 43-103 97z">
          <text:p/>
        </draw:path>
        <draw:path draw:style-name="gr679" draw:text-style-name="P46" draw:layer="layout" svg:width="0.295cm" svg:height="0.194cm" svg:x="11.423cm" svg:y="13.745cm" svg:viewBox="0 0 296 195" svg:d="M0 97c0 55 46 98 102 98h90c58 0 104-43 104-98 0-54-46-97-104-97h-90c-56 0-102 43-102 97z">
          <text:p/>
        </draw:path>
        <draw:frame draw:style-name="gr663" draw:text-style-name="P19" draw:layer="layout" svg:width="0.281cm" svg:height="0.205cm" svg:x="10.611cm" svg:y="13.751cm">
          <draw:text-box>
            <text:p text:style-name="P10"><text:span text:style-name="T179">796</text:span></text:p>
          </draw:text-box>
        </draw:frame>
        <draw:path draw:style-name="gr679" draw:text-style-name="P46" draw:layer="layout" svg:width="0.222cm" svg:height="0.146cm" svg:x="11.303cm" svg:y="15.314cm" svg:viewBox="0 0 223 147" svg:d="M0 73c0 41 35 74 78 74h68c43 0 77-33 77-74 0-40-34-73-77-73h-68c-43 0-78 33-78 73z">
          <text:p/>
        </draw:path>
        <draw:frame draw:style-name="gr663" draw:text-style-name="P19" draw:layer="layout" svg:width="0.281cm" svg:height="0.205cm" svg:x="11.445cm" svg:y="13.742cm">
          <draw:text-box>
            <text:p text:style-name="P10"><text:span text:style-name="T179">796</text:span></text:p>
          </draw:text-box>
        </draw:frame>
        <draw:path draw:style-name="gr679" draw:text-style-name="P46" draw:layer="layout" svg:width="0.221cm" svg:height="0.146cm" svg:x="9.578cm" svg:y="14.866cm" svg:viewBox="0 0 222 147" svg:d="M0 73c0 40 34 74 78 74h67c43 0 77-34 77-74 0-41-34-73-77-73h-67c-44 0-78 32-78 73z">
          <text:p/>
        </draw:path>
        <draw:frame draw:style-name="gr680" draw:text-style-name="P47" draw:layer="layout" svg:width="0.205cm" svg:height="0.158cm" svg:x="11.321cm" svg:y="15.312cm">
          <draw:text-box>
            <text:p text:style-name="P10"><text:span text:style-name="T192">796</text:span></text:p>
          </draw:text-box>
        </draw:frame>
        <draw:path draw:style-name="gr679" draw:text-style-name="P46" draw:layer="layout" svg:width="0.222cm" svg:height="0.146cm" svg:x="10.531cm" svg:y="15.61cm" svg:viewBox="0 0 223 147" svg:d="M0 73c0 40 34 74 77 74h68c42 0 78-34 78-74s-36-73-78-73h-68c-43 0-77 33-77 73z">
          <text:p/>
        </draw:path>
        <draw:frame draw:style-name="gr680" draw:text-style-name="P47" draw:layer="layout" svg:width="0.205cm" svg:height="0.158cm" svg:x="9.595cm" svg:y="14.864cm">
          <draw:text-box>
            <text:p text:style-name="P10"><text:span text:style-name="T192">796</text:span></text:p>
          </draw:text-box>
        </draw:frame>
        <draw:path draw:style-name="gr679" draw:text-style-name="P46" draw:layer="layout" svg:width="0.222cm" svg:height="0.146cm" svg:x="10.843cm" svg:y="17.007cm" svg:viewBox="0 0 223 147" svg:d="M0 74c0 41 35 73 77 73h69c42 0 77-32 77-73 0-40-35-74-77-74h-69c-42 0-77 34-77 74z">
          <text:p/>
        </draw:path>
        <draw:frame draw:style-name="gr680" draw:text-style-name="P47" draw:layer="layout" svg:width="0.205cm" svg:height="0.158cm" svg:x="10.548cm" svg:y="15.608cm">
          <draw:text-box>
            <text:p text:style-name="P10"><text:span text:style-name="T192">796</text:span></text:p>
          </draw:text-box>
        </draw:frame>
        <draw:path draw:style-name="gr660" draw:text-style-name="P39" draw:layer="layout" svg:width="0.295cm" svg:height="0.195cm" svg:x="12.249cm" svg:y="13.353cm" svg:viewBox="0 0 296 196" svg:d="M0 97c0 55 46 99 103 99h90c56 0 103-44 103-99 0-53-47-97-103-97h-90c-57 0-103 44-103 97z">
          <text:p/>
        </draw:path>
        <draw:frame draw:style-name="gr680" draw:text-style-name="P47" draw:layer="layout" svg:width="0.205cm" svg:height="0.158cm" svg:x="10.86cm" svg:y="17.005cm">
          <draw:text-box>
            <text:p text:style-name="P10"><text:span text:style-name="T192">796</text:span></text:p>
          </draw:text-box>
        </draw:frame>
        <draw:path draw:style-name="gr660" draw:text-style-name="P39" draw:layer="layout" svg:width="0.211cm" svg:height="0.139cm" svg:x="11.989cm" svg:y="14.503cm" svg:viewBox="0 0 212 140" svg:d="M0 70c0 39 33 70 73 70h65c41 0 74-31 74-70 0-38-33-70-74-70h-65c-40 0-73 32-73 70z">
          <text:p/>
        </draw:path>
        <draw:frame draw:style-name="gr663" draw:text-style-name="P19" draw:layer="layout" svg:width="0.281cm" svg:height="0.205cm" svg:x="12.271cm" svg:y="13.35cm">
          <draw:text-box>
            <text:p text:style-name="P10"><text:span text:style-name="T179">790</text:span></text:p>
          </draw:text-box>
        </draw:frame>
        <draw:path draw:style-name="gr660" draw:text-style-name="P39" draw:layer="layout" svg:width="0.17cm" svg:height="0.111cm" svg:x="10.702cm" svg:y="14.593cm" svg:viewBox="0 0 171 112" svg:d="M0 56c0 31 27 56 60 56h52c33 0 59-25 59-56 0-30-26-56-59-56h-52c-33 0-60 26-60 56z">
          <text:p/>
        </draw:path>
        <draw:frame draw:style-name="gr667" draw:text-style-name="P20" draw:layer="layout" svg:width="0.18cm" svg:height="0.141cm" svg:x="12.005cm" svg:y="14.501cm">
          <draw:text-box>
            <text:p text:style-name="P10"><text:span text:style-name="T183">790</text:span></text:p>
          </draw:text-box>
        </draw:frame>
        <draw:path draw:style-name="gr660" draw:text-style-name="P39" draw:layer="layout" svg:width="0.17cm" svg:height="0.111cm" svg:x="10.891cm" svg:y="14.593cm" svg:viewBox="0 0 171 112" svg:d="M0 56c0 31 28 56 60 56h52c32 0 59-25 59-56 0-30-27-56-59-56h-52c-32 0-60 26-60 56z">
          <text:p/>
        </draw:path>
        <draw:path draw:style-name="gr660" draw:text-style-name="P39" draw:layer="layout" svg:width="0.212cm" svg:height="0.139cm" svg:x="11.808cm" svg:y="15.55cm" svg:viewBox="0 0 213 140" svg:d="M0 70c0 39 33 70 74 70h66c40 0 73-31 73-70s-33-70-73-70h-66c-41 0-74 31-74 70z">
          <text:p/>
        </draw:path>
        <draw:frame draw:style-name="gr681" draw:text-style-name="P48" draw:layer="layout" svg:width="0.332cm" svg:height="0.12cm" svg:x="10.716cm" svg:y="14.591cm">
          <draw:text-box>
            <text:p text:style-name="P10"><text:span text:style-name="T193"><text:s text:c="7"/></text:span><text:span text:style-name="T193">790</text:span></text:p>
          </draw:text-box>
        </draw:frame>
        <draw:path draw:style-name="gr660" draw:text-style-name="P39" draw:layer="layout" svg:width="0.23cm" svg:height="0.151cm" svg:x="8.118cm" svg:y="14.166cm" svg:viewBox="0 0 231 152" svg:d="M0 76c0 42 35 76 81 76h70c44 0 80-34 80-76s-36-76-80-76h-70c-46 0-81 34-81 76z">
          <text:p/>
        </draw:path>
        <draw:frame draw:style-name="gr667" draw:text-style-name="P20" draw:layer="layout" svg:width="0.18cm" svg:height="0.141cm" svg:x="11.825cm" svg:y="15.548cm">
          <draw:text-box>
            <text:p text:style-name="P10"><text:span text:style-name="T183">790</text:span></text:p>
          </draw:text-box>
        </draw:frame>
        <draw:path draw:style-name="gr660" draw:text-style-name="P39" draw:layer="layout" svg:width="0.272cm" svg:height="0.178cm" svg:x="8.869cm" svg:y="13.46cm" svg:viewBox="0 0 273 179" svg:d="M0 89c0 49 43 90 95 90h83c53 0 95-41 95-90s-42-89-95-89h-83c-52 0-95 40-95 89z">
          <text:p/>
        </draw:path>
        <draw:frame draw:style-name="gr666" draw:text-style-name="P41" draw:layer="layout" svg:width="0.218cm" svg:height="0.162cm" svg:x="8.135cm" svg:y="14.164cm">
          <draw:text-box>
            <text:p text:style-name="P10"><text:span text:style-name="T182">790</text:span></text:p>
          </draw:text-box>
        </draw:frame>
        <draw:path draw:style-name="gr660" draw:text-style-name="P39" draw:layer="layout" svg:width="0.296cm" svg:height="0.195cm" svg:x="7.798cm" svg:y="14.448cm" svg:viewBox="0 0 297 196" svg:d="M0 98c0 54 47 98 104 98h90c57 0 103-44 103-98 0-53-46-98-103-98h-90c-57 0-104 45-104 98z">
          <text:p/>
        </draw:path>
        <draw:frame draw:style-name="gr673" draw:text-style-name="P13" draw:layer="layout" svg:width="0.269cm" svg:height="0.192cm" svg:x="8.89cm" svg:y="13.457cm">
          <draw:text-box>
            <text:p text:style-name="P10"><text:span text:style-name="T189">790</text:span></text:p>
          </draw:text-box>
        </draw:frame>
        <draw:path draw:style-name="gr660" draw:text-style-name="P39" draw:layer="layout" svg:width="0.251cm" svg:height="0.166cm" svg:x="8.641cm" svg:y="15.085cm" svg:viewBox="0 0 252 167" svg:d="M0 84c0 46 40 83 88 83h77c48 0 87-37 87-83s-39-84-87-84h-77c-48 0-88 38-88 84z">
          <text:p/>
        </draw:path>
        <draw:frame draw:style-name="gr663" draw:text-style-name="P19" draw:layer="layout" svg:width="0.281cm" svg:height="0.205cm" svg:x="7.821cm" svg:y="14.445cm">
          <draw:text-box>
            <text:p text:style-name="P10"><text:span text:style-name="T179">790</text:span></text:p>
          </draw:text-box>
        </draw:frame>
        <draw:frame draw:style-name="gr668" draw:text-style-name="P17" draw:layer="layout" svg:width="0.231cm" svg:height="0.175cm" svg:x="8.66cm" svg:y="15.083cm">
          <draw:text-box>
            <text:p text:style-name="P10"><text:span text:style-name="T184">790</text:span></text:p>
          </draw:text-box>
        </draw:frame>
        <draw:path draw:style-name="gr669" draw:text-style-name="P42" draw:layer="layout" svg:width="0.454cm" svg:height="0.165cm" svg:x="18.198cm" svg:y="31.386cm" svg:viewBox="0 0 455 166" svg:d="M0 84c0 45 39 82 88 82h280c48 0 87-37 87-82 0-47-39-84-87-84h-280c-49 0-88 37-88 84z">
          <text:p/>
        </draw:path>
        <draw:frame draw:style-name="gr682" draw:text-style-name="P47" draw:layer="layout" svg:width="0.383cm" svg:height="0.158cm" svg:x="18.22cm" svg:y="31.39cm">
          <draw:text-box>
            <text:p text:style-name="P10"><text:span text:style-name="T194">849/851</text:span></text:p>
          </draw:text-box>
        </draw:frame>
        <draw:path draw:style-name="gr660" draw:text-style-name="P39" draw:layer="layout" svg:width="0.212cm" svg:height="0.139cm" svg:x="9.85cm" svg:y="15.143cm" svg:viewBox="0 0 213 140" svg:d="M0 69c0 40 33 71 74 71h64c42 0 75-31 75-71 0-38-33-69-75-69h-64c-41 0-74 31-74 69z">
          <text:p/>
        </draw:path>
        <draw:path draw:style-name="gr660" draw:text-style-name="P39" draw:layer="layout" svg:width="0.17cm" svg:height="0.111cm" svg:x="10.483cm" svg:y="14.832cm" svg:viewBox="0 0 171 112" svg:d="M0 56c0 31 27 56 59 56h53c32 0 59-25 59-56s-27-56-59-56h-53c-32 0-59 25-59 56z">
          <text:p/>
        </draw:path>
        <draw:frame draw:style-name="gr667" draw:text-style-name="P20" draw:layer="layout" svg:width="0.18cm" svg:height="0.141cm" svg:x="9.867cm" svg:y="15.141cm">
          <draw:text-box>
            <text:p text:style-name="P10"><text:span text:style-name="T183">790</text:span></text:p>
          </draw:text-box>
        </draw:frame>
        <draw:frame draw:style-name="gr683" draw:text-style-name="P48" draw:layer="layout" svg:width="0.154cm" svg:height="0.12cm" svg:x="10.496cm" svg:y="14.831cm">
          <draw:text-box>
            <text:p text:style-name="P10"><text:span text:style-name="T193">790</text:span></text:p>
          </draw:text-box>
        </draw:frame>
        <draw:path draw:style-name="gr660" draw:text-style-name="P39" draw:layer="layout" svg:width="0.211cm" svg:height="0.139cm" svg:x="11.178cm" svg:y="14.987cm" svg:viewBox="0 0 212 140" svg:d="M0 69c0 40 32 71 73 71h65c41 0 74-31 74-71 0-38-33-69-74-69h-65c-41 0-73 31-73 69z">
          <text:p/>
        </draw:path>
        <draw:frame draw:style-name="gr667" draw:text-style-name="P20" draw:layer="layout" svg:width="0.18cm" svg:height="0.141cm" svg:x="11.194cm" svg:y="14.985cm">
          <draw:text-box>
            <text:p text:style-name="P10"><text:span text:style-name="T183">790</text:span></text:p>
          </draw:text-box>
        </draw:frame>
        <draw:polygon draw:style-name="gr453" draw:text-style-name="P30" draw:layer="layout" svg:width="0.095cm" svg:height="0.087cm" svg:x="4.014cm" svg:y="32.993cm" svg:viewBox="0 0 96 88" draw:points="96,0 0,0 0,88 96,88">
          <text:p/>
        </draw:polygon>
        <draw:frame draw:style-name="gr684" draw:text-style-name="P16" draw:layer="layout" svg:width="0.819cm" svg:height="0.162cm" svg:x="3.944cm" svg:y="33.065cm">
          <draw:text-box>
            <text:p text:style-name="P10"><text:span text:style-name="T195">Howard Ternes</text:span></text:p>
          </draw:text-box>
        </draw:frame>
        <draw:frame draw:style-name="gr685" draw:text-style-name="P16" draw:layer="layout" svg:width="0.756cm" svg:height="0.162cm" svg:x="3.944cm" svg:y="33.171cm">
          <draw:text-box>
            <text:p text:style-name="P10"><text:span text:style-name="T195">Packaging Co.</text:span></text:p>
          </draw:text-box>
        </draw:frame>
        <draw:path draw:style-name="gr669" draw:text-style-name="P42" draw:layer="layout" svg:width="0.295cm" svg:height="0.182cm" svg:x="13.314cm" svg:y="26.289cm" svg:viewBox="0 0 296 183" svg:d="M0 92c0 51 43 91 96 91h104c53 0 96-40 96-91 0-50-43-92-96-92h-104c-53 0-96 42-96 92z">
          <text:p/>
        </draw:path>
        <draw:path draw:style-name="gr669" draw:text-style-name="P42" draw:layer="layout" svg:width="0.295cm" svg:height="0.183cm" svg:x="15.948cm" svg:y="28.008cm" svg:viewBox="0 0 296 184" svg:d="M0 91c0 52 43 93 96 93h104c53 0 96-41 96-93 0-50-43-91-96-91h-104c-53 0-96 41-96 91z">
          <text:p/>
        </draw:path>
        <draw:frame draw:style-name="gr671" draw:text-style-name="P19" draw:layer="layout" svg:width="0.269cm" svg:height="0.205cm" svg:x="13.352cm" svg:y="26.277cm">
          <draw:text-box>
            <text:p text:style-name="P10"><text:span text:style-name="T187">851</text:span></text:p>
          </draw:text-box>
        </draw:frame>
        <draw:path draw:style-name="gr669" draw:text-style-name="P42" draw:layer="layout" svg:width="0.266cm" svg:height="0.164cm" svg:x="13.078cm" svg:y="24.899cm" svg:viewBox="0 0 267 165" svg:d="M0 82c0 46 38 83 86 83h94c48 0 87-37 87-83 0-45-39-82-87-82h-94c-48 0-86 37-86 82z">
          <text:p/>
        </draw:path>
        <draw:frame draw:style-name="gr671" draw:text-style-name="P19" draw:layer="layout" svg:width="0.269cm" svg:height="0.205cm" svg:x="15.986cm" svg:y="27.996cm">
          <draw:text-box>
            <text:p text:style-name="P10"><text:span text:style-name="T187">851</text:span></text:p>
          </draw:text-box>
        </draw:frame>
        <draw:frame draw:style-name="gr664" draw:text-style-name="P12" draw:layer="layout" svg:width="0.231cm" svg:height="0.187cm" svg:x="13.112cm" svg:y="24.888cm">
          <draw:text-box>
            <text:p text:style-name="P10"><text:span text:style-name="T196">851</text:span></text:p>
          </draw:text-box>
        </draw:frame>
        <draw:frame draw:style-name="gr686" draw:text-style-name="P49" draw:layer="layout" svg:width="0.785cm" svg:height="0.323cm" svg:x="20.131cm" svg:y="12.734cm">
          <draw:text-box>
            <text:p text:style-name="P10"><text:span text:style-name="T197">Shelby</text:span></text:p>
          </draw:text-box>
        </draw:frame>
        <draw:frame draw:style-name="gr687" draw:text-style-name="P49" draw:layer="layout" svg:width="1.128cm" svg:height="0.323cm" svg:x="19.958cm" svg:y="12.959cm">
          <draw:text-box>
            <text:p text:style-name="P10"><text:span text:style-name="T197">Township</text:span></text:p>
          </draw:text-box>
        </draw:frame>
        <draw:frame draw:style-name="gr688" draw:text-style-name="P49" draw:layer="layout" svg:width="1.026cm" svg:height="0.323cm" svg:x="24.788cm" svg:y="13.837cm">
          <draw:text-box>
            <text:p text:style-name="P10"><text:span text:style-name="T197">Macomb</text:span></text:p>
          </draw:text-box>
        </draw:frame>
        <draw:frame draw:style-name="gr687" draw:text-style-name="P49" draw:layer="layout" svg:width="1.128cm" svg:height="0.323cm" svg:x="24.723cm" svg:y="14.062cm">
          <draw:text-box>
            <text:p text:style-name="P10"><text:span text:style-name="T197">Township</text:span></text:p>
          </draw:text-box>
        </draw:frame>
        <draw:frame draw:style-name="gr689" draw:text-style-name="P49" draw:layer="layout" svg:width="0.832cm" svg:height="0.323cm" svg:x="23.982cm" svg:y="17.456cm">
          <draw:text-box>
            <text:p text:style-name="P10"><text:span text:style-name="T197">Clinton</text:span></text:p>
          </draw:text-box>
        </draw:frame>
        <draw:frame draw:style-name="gr687" draw:text-style-name="P49" draw:layer="layout" svg:width="1.128cm" svg:height="0.323cm" svg:x="23.982cm" svg:y="17.681cm">
          <draw:text-box>
            <text:p text:style-name="P10"><text:span text:style-name="T197">Township</text:span></text:p>
          </draw:text-box>
        </draw:frame>
        <draw:frame draw:style-name="gr690" draw:text-style-name="P49" draw:layer="layout" svg:width="1.573cm" svg:height="0.323cm" svg:x="25.256cm" svg:y="17.558cm">
          <draw:text-box>
            <text:p text:style-name="P10"><text:span text:style-name="T198">Mount Clemens</text:span></text:p>
          </draw:text-box>
        </draw:frame>
        <draw:frame draw:style-name="gr691" draw:text-style-name="P49" draw:layer="layout" svg:width="0.899cm" svg:height="0.323cm" svg:x="19.128cm" svg:y="17.941cm">
          <draw:text-box>
            <text:p text:style-name="P10"><text:span text:style-name="T197">Sterling</text:span></text:p>
          </draw:text-box>
        </draw:frame>
        <draw:frame draw:style-name="gr692" draw:text-style-name="P49" draw:layer="layout" svg:width="0.904cm" svg:height="0.323cm" svg:x="19.133cm" svg:y="18.166cm">
          <draw:text-box>
            <text:p text:style-name="P10"><text:span text:style-name="T197">Heights</text:span></text:p>
          </draw:text-box>
        </draw:frame>
        <draw:frame draw:style-name="gr693" draw:text-style-name="P49" draw:layer="layout" svg:width="0.87cm" svg:height="0.323cm" svg:x="9.559cm" svg:y="12.747cm">
          <draw:text-box>
            <text:p text:style-name="P10"><text:span text:style-name="T197">Pontiac</text:span></text:p>
          </draw:text-box>
        </draw:frame>
        <draw:frame draw:style-name="gr694" draw:text-style-name="P49" draw:layer="layout" svg:width="0.874cm" svg:height="0.323cm" svg:x="11.907cm" svg:y="12.554cm">
          <draw:text-box>
            <text:p text:style-name="P10"><text:span text:style-name="T197">Auburn</text:span></text:p>
          </draw:text-box>
        </draw:frame>
        <draw:frame draw:style-name="gr695" draw:text-style-name="P49" draw:layer="layout" svg:width="0.497cm" svg:height="0.323cm" svg:x="12.094cm" svg:y="12.779cm">
          <draw:text-box>
            <text:p text:style-name="P10"><text:span text:style-name="T197">Hills</text:span></text:p>
          </draw:text-box>
        </draw:frame>
        <draw:frame draw:style-name="gr696" draw:text-style-name="P49" draw:layer="layout" svg:width="1.272cm" svg:height="0.323cm" svg:x="8.315cm" svg:y="18.547cm">
          <draw:text-box>
            <text:p text:style-name="P10"><text:span text:style-name="T197">Bloomfield</text:span></text:p>
          </draw:text-box>
        </draw:frame>
        <draw:frame draw:style-name="gr687" draw:text-style-name="P49" draw:layer="layout" svg:width="1.128cm" svg:height="0.323cm" svg:x="8.373cm" svg:y="18.772cm">
          <draw:text-box>
            <text:p text:style-name="P10"><text:span text:style-name="T197">Township</text:span></text:p>
          </draw:text-box>
        </draw:frame>
        <draw:frame draw:style-name="gr697" draw:text-style-name="P49" draw:layer="layout" svg:width="0.523cm" svg:height="0.323cm" svg:x="15.706cm" svg:y="18.131cm">
          <draw:text-box>
            <text:p text:style-name="P10"><text:span text:style-name="T197">Troy</text:span></text:p>
          </draw:text-box>
        </draw:frame>
        <draw:frame draw:style-name="gr698" draw:text-style-name="P49" draw:layer="layout" svg:width="0.586cm" svg:height="0.323cm" svg:x="3.976cm" svg:y="19.011cm">
          <draw:text-box>
            <text:p text:style-name="P10"><text:span text:style-name="T197">West</text:span></text:p>
          </draw:text-box>
        </draw:frame>
        <draw:frame draw:style-name="gr696" draw:text-style-name="P49" draw:layer="layout" svg:width="1.272cm" svg:height="0.323cm" svg:x="3.652cm" svg:y="19.236cm">
          <draw:text-box>
            <text:p text:style-name="P10"><text:span text:style-name="T197">Bloomfield</text:span></text:p>
          </draw:text-box>
        </draw:frame>
        <draw:frame draw:style-name="gr687" draw:text-style-name="P49" draw:layer="layout" svg:width="1.128cm" svg:height="0.323cm" svg:x="3.711cm" svg:y="19.461cm">
          <draw:text-box>
            <text:p text:style-name="P10"><text:span text:style-name="T197">Township</text:span></text:p>
          </draw:text-box>
        </draw:frame>
        <draw:frame draw:style-name="gr699" draw:text-style-name="P49" draw:layer="layout" svg:width="0.942cm" svg:height="0.323cm" svg:x="8.475cm" svg:y="21.528cm">
          <draw:text-box>
            <text:p text:style-name="P10"><text:span text:style-name="T197">Franklin</text:span></text:p>
          </draw:text-box>
        </draw:frame>
        <draw:frame draw:style-name="gr700" draw:text-style-name="P49" draw:layer="layout" svg:width="0.963cm" svg:height="0.323cm" svg:x="9.701cm" svg:y="21.219cm">
          <draw:text-box>
            <text:p text:style-name="P10"><text:span text:style-name="T199">Bingham</text:span></text:p>
          </draw:text-box>
        </draw:frame>
        <draw:frame draw:style-name="gr701" draw:text-style-name="P49" draw:layer="layout" svg:width="0.658cm" svg:height="0.323cm" svg:x="9.701cm" svg:y="21.443cm">
          <draw:text-box>
            <text:p text:style-name="P10"><text:span text:style-name="T199">Farms</text:span></text:p>
          </draw:text-box>
        </draw:frame>
        <draw:frame draw:style-name="gr702" draw:text-style-name="P49" draw:layer="layout" svg:width="0.823cm" svg:height="0.323cm" svg:x="10.828cm" svg:y="21.127cm">
          <draw:text-box>
            <text:p text:style-name="P10"><text:span text:style-name="T200">Beverly</text:span></text:p>
          </draw:text-box>
        </draw:frame>
        <draw:frame draw:style-name="gr703" draw:text-style-name="P49" draw:layer="layout" svg:width="0.468cm" svg:height="0.323cm" svg:x="10.828cm" svg:y="21.352cm">
          <draw:text-box>
            <text:p text:style-name="P10"><text:span text:style-name="T200">Hills</text:span></text:p>
          </draw:text-box>
        </draw:frame>
        <draw:frame draw:style-name="gr704" draw:text-style-name="P49" draw:layer="layout" svg:width="1.327cm" svg:height="0.323cm" svg:x="11.581cm" svg:y="20.67cm">
          <draw:text-box>
            <text:p text:style-name="P10"><text:span text:style-name="T199">Birmingham</text:span></text:p>
          </draw:text-box>
        </draw:frame>
        <draw:frame draw:style-name="gr705" draw:text-style-name="P49" draw:layer="layout" svg:width="1.369cm" svg:height="0.323cm" svg:x="3.974cm" svg:y="23.096cm">
          <draw:text-box>
            <text:p text:style-name="P10"><text:span text:style-name="T197">Farmington</text:span></text:p>
          </draw:text-box>
        </draw:frame>
        <draw:frame draw:style-name="gr695" draw:text-style-name="P49" draw:layer="layout" svg:width="0.497cm" svg:height="0.323cm" svg:x="4.406cm" svg:y="23.32cm">
          <draw:text-box>
            <text:p text:style-name="P10"><text:span text:style-name="T197">Hills</text:span></text:p>
          </draw:text-box>
        </draw:frame>
        <draw:frame draw:style-name="gr706" draw:text-style-name="P49" draw:layer="layout" svg:width="1.069cm" svg:height="0.323cm" svg:x="14.227cm" svg:y="21.951cm">
          <draw:text-box>
            <text:p text:style-name="P10"><text:span text:style-name="T199">Royal Oak</text:span></text:p>
          </draw:text-box>
        </draw:frame>
        <draw:frame draw:style-name="gr707" draw:text-style-name="P49" draw:layer="layout" svg:width="0.887cm" svg:height="0.323cm" svg:x="15.745cm" svg:y="20.733cm">
          <draw:text-box>
            <text:p text:style-name="P10"><text:span text:style-name="T199">Clawson</text:span></text:p>
          </draw:text-box>
        </draw:frame>
        <draw:frame draw:style-name="gr693" draw:text-style-name="P49" draw:layer="layout" svg:width="0.87cm" svg:height="0.323cm" svg:x="19.262cm" svg:y="21.361cm">
          <draw:text-box>
            <text:p text:style-name="P10"><text:span text:style-name="T197">Warren</text:span></text:p>
          </draw:text-box>
        </draw:frame>
        <draw:frame draw:style-name="gr708" draw:text-style-name="P49" draw:layer="layout" svg:width="0.743cm" svg:height="0.323cm" svg:x="23.947cm" svg:y="20.52cm">
          <draw:text-box>
            <text:p text:style-name="P10"><text:span text:style-name="T197">Fraser</text:span></text:p>
          </draw:text-box>
        </draw:frame>
        <draw:frame draw:style-name="gr709" draw:text-style-name="P49" draw:layer="layout" svg:width="0.861cm" svg:height="0.323cm" svg:x="22.91cm" svg:y="21.864cm">
          <draw:text-box>
            <text:p text:style-name="P10"><text:span text:style-name="T201">Roseville</text:span></text:p>
          </draw:text-box>
        </draw:frame>
        <draw:frame draw:style-name="gr710" draw:text-style-name="P49" draw:layer="layout" svg:width="0.866cm" svg:height="0.323cm" svg:x="26.515cm" svg:y="23.929cm">
          <draw:text-box>
            <text:p text:style-name="P10"><text:span text:style-name="T200">St. Clair</text:span></text:p>
          </draw:text-box>
        </draw:frame>
        <draw:frame draw:style-name="gr711" draw:text-style-name="P49" draw:layer="layout" svg:width="0.772cm" svg:height="0.323cm" svg:x="26.515cm" svg:y="24.154cm">
          <draw:text-box>
            <text:p text:style-name="P10"><text:span text:style-name="T200">Shores</text:span></text:p>
          </draw:text-box>
        </draw:frame>
        <draw:frame draw:style-name="gr712" draw:text-style-name="P49" draw:layer="layout" svg:width="0.747cm" svg:height="0.323cm" svg:x="23.476cm" svg:y="26.427cm">
          <draw:text-box>
            <text:p text:style-name="P10"><text:span text:style-name="T199">Harper</text:span></text:p>
          </draw:text-box>
        </draw:frame>
        <draw:frame draw:style-name="gr713" draw:text-style-name="P49" draw:layer="layout" svg:width="0.726cm" svg:height="0.323cm" svg:x="23.46cm" svg:y="26.652cm">
          <draw:text-box>
            <text:p text:style-name="P10"><text:span text:style-name="T199">Woods</text:span></text:p>
          </draw:text-box>
        </draw:frame>
        <draw:frame draw:style-name="gr714" draw:text-style-name="P49" draw:layer="layout" svg:width="0.912cm" svg:height="0.323cm" svg:x="23.53cm" svg:y="25.087cm">
          <draw:text-box>
            <text:p text:style-name="P10"><text:span text:style-name="T202">Eastpointe</text:span></text:p>
          </draw:text-box>
        </draw:frame>
        <draw:frame draw:style-name="gr715" draw:text-style-name="P49" draw:layer="layout" svg:width="1.479cm" svg:height="0.323cm" svg:x="19.677cm" svg:y="23.895cm">
          <draw:text-box>
            <text:p text:style-name="P10"><text:span text:style-name="T197">Center <text:s text:c="2"/>Line</text:span></text:p>
          </draw:text-box>
        </draw:frame>
        <draw:frame draw:style-name="gr716" draw:text-style-name="P49" draw:layer="layout" svg:width="0.806cm" svg:height="0.323cm" svg:x="16.323cm" svg:y="23.675cm">
          <draw:text-box>
            <text:p text:style-name="P10"><text:span text:style-name="T203">Madison</text:span></text:p>
          </draw:text-box>
        </draw:frame>
        <draw:frame draw:style-name="gr717" draw:text-style-name="P49" draw:layer="layout" svg:width="0.73cm" svg:height="0.323cm" svg:x="16.393cm" svg:y="23.9cm">
          <draw:text-box>
            <text:p text:style-name="P10"><text:span text:style-name="T203">Heights</text:span></text:p>
          </draw:text-box>
        </draw:frame>
        <draw:frame draw:style-name="gr718" draw:text-style-name="P49" draw:layer="layout" svg:width="1.082cm" svg:height="0.323cm" svg:x="14.377cm" svg:y="24.297cm">
          <draw:text-box>
            <text:p text:style-name="P10"><text:span text:style-name="T199">Pleasant <text:s text:c="2"/></text:span></text:p>
          </draw:text-box>
        </draw:frame>
        <draw:frame draw:style-name="gr713" draw:text-style-name="P49" draw:layer="layout" svg:width="0.726cm" svg:height="0.323cm" svg:x="14.755cm" svg:y="24.522cm">
          <draw:text-box>
            <text:p text:style-name="P10"><text:span text:style-name="T199"><text:s text:c="2"/></text:span><text:span text:style-name="T199">Ridge</text:span></text:p>
          </draw:text-box>
        </draw:frame>
        <draw:frame draw:style-name="gr719" draw:text-style-name="P49" draw:layer="layout" svg:width="0.624cm" svg:height="0.323cm" svg:x="17.341cm" svg:y="25.169cm">
          <draw:text-box>
            <text:p text:style-name="P10"><text:span text:style-name="T200">Hazel</text:span></text:p>
          </draw:text-box>
        </draw:frame>
        <draw:frame draw:style-name="gr720" draw:text-style-name="P49" draw:layer="layout" svg:width="0.502cm" svg:height="0.323cm" svg:x="17.341cm" svg:y="25.394cm">
          <draw:text-box>
            <text:p text:style-name="P10"><text:span text:style-name="T200">Park</text:span></text:p>
          </draw:text-box>
        </draw:frame>
        <draw:frame draw:style-name="gr721" draw:text-style-name="P49" draw:layer="layout" svg:width="0.853cm" svg:height="0.323cm" svg:x="16.273cm" svg:y="24.677cm">
          <draw:text-box>
            <text:p text:style-name="P10"><text:span text:style-name="T201">Ferndale</text:span></text:p>
          </draw:text-box>
        </draw:frame>
        <draw:frame draw:style-name="gr722" draw:text-style-name="P49" draw:layer="layout" svg:width="1.098cm" svg:height="0.323cm" svg:x="14.353cm" svg:y="25.178cm">
          <draw:text-box>
            <text:p text:style-name="P10"><text:span text:style-name="T204">Royal Oak</text:span></text:p>
          </draw:text-box>
        </draw:frame>
        <draw:frame draw:style-name="gr723" draw:text-style-name="P49" draw:layer="layout" svg:width="1.056cm" svg:height="0.323cm" svg:x="14.353cm" svg:y="25.402cm">
          <draw:text-box>
            <text:p text:style-name="P10"><text:span text:style-name="T204">Township</text:span></text:p>
          </draw:text-box>
        </draw:frame>
        <draw:frame draw:style-name="gr724" draw:text-style-name="P49" draw:layer="layout" svg:width="0.997cm" svg:height="0.323cm" svg:x="13.943cm" svg:y="23.552cm">
          <draw:text-box>
            <text:p text:style-name="P10"><text:span text:style-name="T202">Huntington</text:span></text:p>
          </draw:text-box>
        </draw:frame>
        <draw:frame draw:style-name="gr725" draw:text-style-name="P49" draw:layer="layout" svg:width="0.59cm" svg:height="0.323cm" svg:x="14.127cm" svg:y="23.776cm">
          <draw:text-box>
            <text:p text:style-name="P10"><text:span text:style-name="T202">Woods</text:span></text:p>
          </draw:text-box>
        </draw:frame>
        <draw:frame draw:style-name="gr726" draw:text-style-name="P49" draw:layer="layout" svg:width="0.667cm" svg:height="0.323cm" svg:x="13.089cm" svg:y="22.721cm">
          <draw:text-box>
            <text:p text:style-name="P10"><text:span text:style-name="T205">Berkley</text:span></text:p>
          </draw:text-box>
        </draw:frame>
        <draw:frame draw:style-name="gr727" draw:text-style-name="P49" draw:layer="layout" svg:width="0.684cm" svg:height="0.323cm" svg:x="11.444cm" svg:y="22.872cm">
          <draw:text-box>
            <text:p text:style-name="P10"><text:span text:style-name="T202">Lathrup</text:span></text:p>
          </draw:text-box>
        </draw:frame>
        <draw:frame draw:style-name="gr728" draw:text-style-name="P49" draw:layer="layout" svg:width="0.565cm" svg:height="0.323cm" svg:x="11.526cm" svg:y="23.097cm">
          <draw:text-box>
            <text:p text:style-name="P10"><text:span text:style-name="T202">Village</text:span></text:p>
          </draw:text-box>
        </draw:frame>
        <draw:frame draw:style-name="gr705" draw:text-style-name="P49" draw:layer="layout" svg:width="1.369cm" svg:height="0.323cm" svg:x="4.068cm" svg:y="24.684cm">
          <draw:text-box>
            <text:p text:style-name="P10"><text:span text:style-name="T197">Farmington</text:span></text:p>
          </draw:text-box>
        </draw:frame>
        <draw:frame draw:style-name="gr729" draw:text-style-name="P49" draw:layer="layout" svg:width="1.192cm" svg:height="0.323cm" svg:x="10.108cm" svg:y="25.139cm">
          <draw:text-box>
            <text:p text:style-name="P10"><text:span text:style-name="T197">Southfield</text:span></text:p>
          </draw:text-box>
        </draw:frame>
        <draw:frame draw:style-name="gr699" draw:text-style-name="P49" draw:layer="layout" svg:width="0.942cm" svg:height="0.323cm" svg:x="7.631cm" svg:y="27.517cm">
          <draw:text-box>
            <text:p text:style-name="P10"><text:span text:style-name="T197">Redford</text:span></text:p>
          </draw:text-box>
        </draw:frame>
        <draw:frame draw:style-name="gr687" draw:text-style-name="P49" draw:layer="layout" svg:width="1.128cm" svg:height="0.323cm" svg:x="7.433cm" svg:y="27.741cm">
          <draw:text-box>
            <text:p text:style-name="P10"><text:span text:style-name="T197">Township</text:span></text:p>
          </draw:text-box>
        </draw:frame>
        <draw:frame draw:style-name="gr730" draw:text-style-name="P49" draw:layer="layout" svg:width="1.09cm" svg:height="0.323cm" svg:x="3.219cm" svg:y="31.872cm">
          <draw:text-box>
            <text:p text:style-name="P10"><text:span text:style-name="T197">Westland</text:span></text:p>
          </draw:text-box>
        </draw:frame>
        <draw:frame draw:style-name="gr723" draw:text-style-name="P49" draw:layer="layout" svg:width="1.056cm" svg:height="0.323cm" svg:x="8.64cm" svg:y="31.29cm">
          <draw:text-box>
            <text:p text:style-name="P10"><text:span text:style-name="T204">Dearborn</text:span></text:p>
          </draw:text-box>
        </draw:frame>
        <draw:frame draw:style-name="gr731" draw:text-style-name="P49" draw:layer="layout" svg:width="0.849cm" svg:height="0.323cm" svg:x="8.819cm" svg:y="31.515cm">
          <draw:text-box>
            <text:p text:style-name="P10"><text:span text:style-name="T204">Heights</text:span></text:p>
          </draw:text-box>
        </draw:frame>
        <draw:frame draw:style-name="gr732" draw:text-style-name="P49" draw:layer="layout" svg:width="0.819cm" svg:height="0.323cm" svg:x="14.259cm" svg:y="28.284cm">
          <draw:text-box>
            <text:p text:style-name="P10"><text:span text:style-name="T197">Detroit</text:span></text:p>
          </draw:text-box>
        </draw:frame>
        <draw:frame draw:style-name="gr729" draw:text-style-name="P49" draw:layer="layout" svg:width="1.192cm" svg:height="0.323cm" svg:x="15.783cm" svg:y="27.358cm">
          <draw:text-box>
            <text:p text:style-name="P10"><text:span text:style-name="T197">Highland <text:s/></text:span></text:p>
          </draw:text-box>
        </draw:frame>
        <draw:frame draw:style-name="gr733" draw:text-style-name="P49" draw:layer="layout" svg:width="0.531cm" svg:height="0.323cm" svg:x="16.468cm" svg:y="27.582cm">
          <draw:text-box>
            <text:p text:style-name="P10"><text:span text:style-name="T197">Park</text:span></text:p>
          </draw:text-box>
        </draw:frame>
        <draw:frame draw:style-name="gr734" draw:text-style-name="P49" draw:layer="layout" svg:width="1.302cm" svg:height="0.323cm" svg:x="18.36cm" svg:y="28.518cm">
          <draw:text-box>
            <text:p text:style-name="P10"><text:span text:style-name="T200">Hamtramck</text:span></text:p>
          </draw:text-box>
        </draw:frame>
        <draw:frame draw:style-name="gr686" draw:text-style-name="P49" draw:layer="layout" svg:width="0.785cm" svg:height="0.323cm" svg:x="24.294cm" svg:y="29.877cm">
          <draw:text-box>
            <text:p text:style-name="P10"><text:span text:style-name="T200">Grosse</text:span></text:p>
          </draw:text-box>
        </draw:frame>
        <draw:frame draw:style-name="gr735" draw:text-style-name="P49" draw:layer="layout" svg:width="0.717cm" svg:height="0.323cm" svg:x="24.294cm" svg:y="30.102cm">
          <draw:text-box>
            <text:p text:style-name="P10"><text:span text:style-name="T200">Pointe</text:span></text:p>
          </draw:text-box>
        </draw:frame>
        <draw:frame draw:style-name="gr720" draw:text-style-name="P49" draw:layer="layout" svg:width="0.502cm" svg:height="0.323cm" svg:x="24.294cm" svg:y="30.326cm">
          <draw:text-box>
            <text:p text:style-name="P10"><text:span text:style-name="T200">Park</text:span></text:p>
          </draw:text-box>
        </draw:frame>
        <draw:frame draw:style-name="gr736" draw:text-style-name="P49" draw:layer="layout" svg:width="1.073cm" svg:height="0.323cm" svg:x="13.927cm" svg:y="33.384cm">
          <draw:text-box>
            <text:p text:style-name="P10"><text:span text:style-name="T200">Dearborn</text:span></text:p>
          </draw:text-box>
        </draw:frame>
        <draw:frame draw:style-name="gr737" draw:text-style-name="P49" draw:layer="layout" svg:width="1.374cm" svg:height="0.323cm" svg:x="5.548cm" svg:y="32.559cm">
          <draw:text-box>
            <text:p text:style-name="P10"><text:span text:style-name="T197">Garden City</text:span></text:p>
          </draw:text-box>
        </draw:frame>
        <draw:frame draw:style-name="gr702" draw:text-style-name="P49" draw:layer="layout" svg:width="0.823cm" svg:height="0.323cm" svg:x="7.461cm" svg:y="33.318cm">
          <draw:text-box>
            <text:p text:style-name="P10"><text:span text:style-name="T197">Inkster</text:span></text:p>
          </draw:text-box>
        </draw:frame>
        <draw:frame draw:style-name="gr738" draw:text-style-name="P49" draw:layer="layout" svg:width="0.802cm" svg:height="0.323cm" svg:x="3.795cm" svg:y="34.056cm">
          <draw:text-box>
            <text:p text:style-name="P10"><text:span text:style-name="T197">Wayne</text:span></text:p>
          </draw:text-box>
        </draw:frame>
        <draw:frame draw:style-name="gr739" draw:text-style-name="P49" draw:layer="layout" svg:width="1.031cm" svg:height="0.323cm" svg:x="4.841cm" svg:y="35.308cm">
          <draw:text-box>
            <text:p text:style-name="P10"><text:span text:style-name="T197">Romulus</text:span></text:p>
          </draw:text-box>
        </draw:frame>
        <draw:frame draw:style-name="gr713" draw:text-style-name="P49" draw:layer="layout" svg:width="0.726cm" svg:height="0.323cm" svg:x="8.456cm" svg:y="36.231cm">
          <draw:text-box>
            <text:p text:style-name="P10"><text:span text:style-name="T197">Taylor</text:span></text:p>
          </draw:text-box>
        </draw:frame>
        <draw:frame draw:style-name="gr718" draw:text-style-name="P49" draw:layer="layout" svg:width="1.082cm" svg:height="0.323cm" svg:x="13.041cm" svg:y="34.741cm">
          <draw:text-box>
            <text:p text:style-name="P10"><text:span text:style-name="T198">Melvindale</text:span></text:p>
          </draw:text-box>
        </draw:frame>
        <draw:frame draw:style-name="gr740" draw:text-style-name="P49" draw:layer="layout" svg:width="0.836cm" svg:height="0.323cm" svg:x="13.723cm" svg:y="36.91cm">
          <draw:text-box>
            <text:p text:style-name="P10"><text:span text:style-name="T197">Lincoln</text:span></text:p>
          </draw:text-box>
        </draw:frame>
        <draw:frame draw:style-name="gr733" draw:text-style-name="P49" draw:layer="layout" svg:width="0.531cm" svg:height="0.323cm" svg:x="13.723cm" svg:y="37.134cm">
          <draw:text-box>
            <text:p text:style-name="P10"><text:span text:style-name="T197">Park</text:span></text:p>
          </draw:text-box>
        </draw:frame>
        <draw:frame draw:style-name="gr741" draw:text-style-name="P49" draw:layer="layout" svg:width="0.671cm" svg:height="0.323cm" svg:x="15.886cm" svg:y="35.069cm">
          <draw:text-box>
            <text:p text:style-name="P10"><text:span text:style-name="T197"><text:s/></text:span><text:span text:style-name="T197">River</text:span></text:p>
          </draw:text-box>
        </draw:frame>
        <draw:frame draw:style-name="gr742" draw:text-style-name="P49" draw:layer="layout" svg:width="0.764cm" svg:height="0.323cm" svg:x="15.886cm" svg:y="35.293cm">
          <draw:text-box>
            <text:p text:style-name="P10"><text:span text:style-name="T197">Rouge</text:span></text:p>
          </draw:text-box>
        </draw:frame>
        <draw:frame draw:style-name="gr743" draw:text-style-name="P49" draw:layer="layout" svg:width="0.713cm" svg:height="0.323cm" svg:x="15.431cm" svg:y="35.923cm">
          <draw:text-box>
            <text:p text:style-name="P10"><text:span text:style-name="T199">Ecorse</text:span></text:p>
          </draw:text-box>
        </draw:frame>
        <draw:frame draw:style-name="gr744" draw:text-style-name="P49" draw:layer="layout" svg:width="1.2cm" svg:height="0.323cm" svg:x="11.488cm" svg:y="38.597cm">
          <draw:text-box>
            <text:p text:style-name="P10"><text:span text:style-name="T206">Southgate</text:span></text:p>
          </draw:text-box>
        </draw:frame>
        <draw:frame draw:style-name="gr745" draw:text-style-name="P49" draw:layer="layout" svg:width="1.022cm" svg:height="0.323cm" svg:x="13.589cm" svg:y="38.041cm">
          <draw:text-box>
            <text:p text:style-name="P10"><text:span text:style-name="T203">Wyandotte</text:span></text:p>
          </draw:text-box>
        </draw:frame>
        <draw:frame draw:style-name="gr746" draw:text-style-name="P49" draw:layer="layout" svg:width="1.115cm" svg:height="0.323cm" svg:x="11.772cm" svg:y="40.778cm">
          <draw:text-box>
            <text:p text:style-name="P10"><text:span text:style-name="T197">Riverview</text:span></text:p>
          </draw:text-box>
        </draw:frame>
        <draw:frame draw:style-name="gr747" draw:text-style-name="P49" draw:layer="layout" svg:width="0.929cm" svg:height="0.323cm" svg:x="11.913cm" svg:y="41.664cm">
          <draw:text-box>
            <text:p text:style-name="P10"><text:span text:style-name="T197">Trenton</text:span></text:p>
          </draw:text-box>
        </draw:frame>
        <draw:frame draw:style-name="gr748" draw:text-style-name="P49" draw:layer="layout" svg:width="0.582cm" svg:height="0.323cm" svg:x="11.114cm" svg:y="35.462cm">
          <draw:text-box>
            <text:p text:style-name="P10"><text:span text:style-name="T197">Allen</text:span></text:p>
          </draw:text-box>
        </draw:frame>
        <draw:frame draw:style-name="gr733" draw:text-style-name="P49" draw:layer="layout" svg:width="0.531cm" svg:height="0.323cm" svg:x="11.186cm" svg:y="35.687cm">
          <draw:text-box>
            <text:p text:style-name="P10"><text:span text:style-name="T197">Park</text:span></text:p>
          </draw:text-box>
        </draw:frame>
        <draw:frame draw:style-name="gr686" draw:text-style-name="P49" draw:layer="layout" svg:width="0.785cm" svg:height="0.323cm" svg:x="25.548cm" svg:y="29.48cm">
          <draw:text-box>
            <text:p text:style-name="P10"><text:span text:style-name="T200">Grosse</text:span></text:p>
          </draw:text-box>
        </draw:frame>
        <draw:frame draw:style-name="gr735" draw:text-style-name="P49" draw:layer="layout" svg:width="0.717cm" svg:height="0.323cm" svg:x="25.548cm" svg:y="29.704cm">
          <draw:text-box>
            <text:p text:style-name="P10"><text:span text:style-name="T200">Pointe</text:span></text:p>
          </draw:text-box>
        </draw:frame>
        <draw:frame draw:style-name="gr686" draw:text-style-name="P49" draw:layer="layout" svg:width="0.785cm" svg:height="0.323cm" svg:x="26.41cm" svg:y="28.257cm">
          <draw:text-box>
            <text:p text:style-name="P10"><text:span text:style-name="T200">Grosse</text:span></text:p>
          </draw:text-box>
        </draw:frame>
        <draw:frame draw:style-name="gr735" draw:text-style-name="P49" draw:layer="layout" svg:width="0.717cm" svg:height="0.323cm" svg:x="26.41cm" svg:y="28.482cm">
          <draw:text-box>
            <text:p text:style-name="P10"><text:span text:style-name="T200">Pointe</text:span></text:p>
          </draw:text-box>
        </draw:frame>
        <draw:frame draw:style-name="gr749" draw:text-style-name="P49" draw:layer="layout" svg:width="0.688cm" svg:height="0.323cm" svg:x="26.41cm" svg:y="28.706cm">
          <draw:text-box>
            <text:p text:style-name="P10"><text:span text:style-name="T200">Farms</text:span></text:p>
          </draw:text-box>
        </draw:frame>
        <draw:frame draw:style-name="gr686" draw:text-style-name="P49" draw:layer="layout" svg:width="0.785cm" svg:height="0.323cm" svg:x="25.581cm" svg:y="26.973cm">
          <draw:text-box>
            <text:p text:style-name="P10"><text:span text:style-name="T200">Grosse</text:span></text:p>
          </draw:text-box>
        </draw:frame>
        <draw:frame draw:style-name="gr735" draw:text-style-name="P49" draw:layer="layout" svg:width="0.717cm" svg:height="0.323cm" svg:x="25.581cm" svg:y="27.198cm">
          <draw:text-box>
            <text:p text:style-name="P10"><text:span text:style-name="T200">Pointe</text:span></text:p>
          </draw:text-box>
        </draw:frame>
        <draw:frame draw:style-name="gr750" draw:text-style-name="P49" draw:layer="layout" svg:width="0.768cm" svg:height="0.323cm" svg:x="25.581cm" svg:y="27.422cm">
          <draw:text-box>
            <text:p text:style-name="P10"><text:span text:style-name="T200">Woods</text:span></text:p>
          </draw:text-box>
        </draw:frame>
        <draw:frame draw:style-name="gr686" draw:text-style-name="P49" draw:layer="layout" svg:width="0.785cm" svg:height="0.323cm" svg:x="26.915cm" svg:y="26.468cm">
          <draw:text-box>
            <text:p text:style-name="P10"><text:span text:style-name="T200">Grosse</text:span></text:p>
          </draw:text-box>
        </draw:frame>
        <draw:frame draw:style-name="gr735" draw:text-style-name="P49" draw:layer="layout" svg:width="0.717cm" svg:height="0.323cm" svg:x="26.915cm" svg:y="26.693cm">
          <draw:text-box>
            <text:p text:style-name="P10"><text:span text:style-name="T200">Pointe</text:span></text:p>
          </draw:text-box>
        </draw:frame>
        <draw:frame draw:style-name="gr711" draw:text-style-name="P49" draw:layer="layout" svg:width="0.772cm" svg:height="0.323cm" svg:x="26.915cm" svg:y="26.917cm">
          <draw:text-box>
            <text:p text:style-name="P10"><text:span text:style-name="T200">Shores</text:span></text:p>
          </draw:text-box>
        </draw:frame>
        <draw:frame draw:style-name="gr751" draw:text-style-name="P49" draw:layer="layout" svg:width="1.407cm" svg:height="0.323cm" svg:x="18.967cm" svg:y="8.825cm">
          <draw:text-box>
            <text:p text:style-name="P10"><text:span text:style-name="T197">Washington</text:span></text:p>
          </draw:text-box>
        </draw:frame>
        <draw:frame draw:style-name="gr687" draw:text-style-name="P49" draw:layer="layout" svg:width="1.128cm" svg:height="0.323cm" svg:x="19.112cm" svg:y="9.05cm">
          <draw:text-box>
            <text:p text:style-name="P10"><text:span text:style-name="T197">Township</text:span></text:p>
          </draw:text-box>
        </draw:frame>
        <draw:frame draw:style-name="gr752" draw:text-style-name="P49" draw:layer="layout" svg:width="1.632cm" svg:height="0.323cm" svg:x="25.697cm" svg:y="10.259cm">
          <draw:text-box>
            <text:p text:style-name="P10"><text:span text:style-name="T197">Ray Township</text:span></text:p>
          </draw:text-box>
        </draw:frame>
        <draw:frame draw:style-name="gr740" draw:text-style-name="P49" draw:layer="layout" svg:width="0.836cm" svg:height="0.323cm" svg:x="21.883cm" svg:y="6.202cm">
          <draw:text-box>
            <text:p text:style-name="P10"><text:span text:style-name="T197">Romeo</text:span></text:p>
          </draw:text-box>
        </draw:frame>
        <draw:frame draw:style-name="gr753" draw:text-style-name="P49" draw:layer="layout" svg:width="0.675cm" svg:height="0.323cm" svg:x="18.994cm" svg:y="4.147cm">
          <draw:text-box>
            <text:p text:style-name="P10"><text:span text:style-name="T197">Bruce</text:span></text:p>
          </draw:text-box>
        </draw:frame>
        <draw:frame draw:style-name="gr687" draw:text-style-name="P49" draw:layer="layout" svg:width="1.128cm" svg:height="0.323cm" svg:x="18.763cm" svg:y="4.372cm">
          <draw:text-box>
            <text:p text:style-name="P10"><text:span text:style-name="T197">Township</text:span></text:p>
          </draw:text-box>
        </draw:frame>
        <draw:frame draw:style-name="gr747" draw:text-style-name="P49" draw:layer="layout" svg:width="0.929cm" svg:height="0.323cm" svg:x="24.964cm" svg:y="3.38cm">
          <draw:text-box>
            <text:p text:style-name="P10"><text:span text:style-name="T197">Armada</text:span></text:p>
          </draw:text-box>
        </draw:frame>
        <draw:frame draw:style-name="gr687" draw:text-style-name="P49" draw:layer="layout" svg:width="1.128cm" svg:height="0.323cm" svg:x="24.855cm" svg:y="3.605cm">
          <draw:text-box>
            <text:p text:style-name="P10"><text:span text:style-name="T197">Township</text:span></text:p>
          </draw:text-box>
        </draw:frame>
        <draw:frame draw:style-name="gr747" draw:text-style-name="P49" draw:layer="layout" svg:width="0.929cm" svg:height="0.323cm" svg:x="26.643cm" svg:y="4.404cm">
          <draw:text-box>
            <text:p text:style-name="P10"><text:span text:style-name="T197">Armada</text:span></text:p>
          </draw:text-box>
        </draw:frame>
        <draw:frame draw:style-name="gr754" draw:text-style-name="P49" draw:layer="layout" svg:width="1.183cm" svg:height="0.323cm" svg:x="28.49cm" svg:y="5.697cm">
          <draw:text-box>
            <text:p text:style-name="P10"><text:span text:style-name="T197">Richmond</text:span></text:p>
          </draw:text-box>
        </draw:frame>
        <draw:frame draw:style-name="gr687" draw:text-style-name="P49" draw:layer="layout" svg:width="1.128cm" svg:height="0.323cm" svg:x="28.513cm" svg:y="5.922cm">
          <draw:text-box>
            <text:p text:style-name="P10"><text:span text:style-name="T197">Township</text:span></text:p>
          </draw:text-box>
        </draw:frame>
        <draw:frame draw:style-name="gr730" draw:text-style-name="P49" draw:layer="layout" svg:width="1.09cm" svg:height="0.323cm" svg:x="30.854cm" svg:y="1.745cm">
          <draw:text-box>
            <text:p text:style-name="P10"><text:span text:style-name="T197">Memphis</text:span></text:p>
          </draw:text-box>
        </draw:frame>
        <draw:frame draw:style-name="gr755" draw:text-style-name="P49" draw:layer="layout" svg:width="1.103cm" svg:height="0.323cm" svg:x="32.452cm" svg:y="5.78cm">
          <draw:text-box>
            <text:p text:style-name="P10"><text:span text:style-name="T204">Richmond</text:span></text:p>
          </draw:text-box>
        </draw:frame>
        <draw:frame draw:style-name="gr756" draw:text-style-name="P49" draw:layer="layout" svg:width="0.709cm" svg:height="0.323cm" svg:x="30.099cm" svg:y="8.26cm">
          <draw:text-box>
            <text:p text:style-name="P10"><text:span text:style-name="T197">Lenox</text:span></text:p>
          </draw:text-box>
        </draw:frame>
        <draw:frame draw:style-name="gr687" draw:text-style-name="P49" draw:layer="layout" svg:width="1.128cm" svg:height="0.323cm" svg:x="29.881cm" svg:y="8.484cm">
          <draw:text-box>
            <text:p text:style-name="P10"><text:span text:style-name="T197">Township</text:span></text:p>
          </draw:text-box>
        </draw:frame>
        <draw:frame draw:style-name="gr757" draw:text-style-name="P49" draw:layer="layout" svg:width="0.527cm" svg:height="0.323cm" svg:x="29.901cm" svg:y="10.902cm">
          <draw:text-box>
            <text:p text:style-name="P10"><text:span text:style-name="T197">New</text:span></text:p>
          </draw:text-box>
        </draw:frame>
        <draw:frame draw:style-name="gr712" draw:text-style-name="P49" draw:layer="layout" svg:width="0.747cm" svg:height="0.323cm" svg:x="29.674cm" svg:y="11.126cm">
          <draw:text-box>
            <text:p text:style-name="P10"><text:span text:style-name="T197">Haven</text:span></text:p>
          </draw:text-box>
        </draw:frame>
        <draw:frame draw:style-name="gr757" draw:text-style-name="P49" draw:layer="layout" svg:width="0.527cm" svg:height="0.323cm" svg:x="32.451cm" svg:y="12.308cm">
          <draw:text-box>
            <text:p text:style-name="P10"><text:span text:style-name="T197">New</text:span></text:p>
          </draw:text-box>
        </draw:frame>
        <draw:frame draw:style-name="gr758" draw:text-style-name="P49" draw:layer="layout" svg:width="1.145cm" svg:height="0.323cm" svg:x="32.144cm" svg:y="12.533cm">
          <draw:text-box>
            <text:p text:style-name="P10"><text:span text:style-name="T197">Baltimore</text:span></text:p>
          </draw:text-box>
        </draw:frame>
        <draw:frame draw:style-name="gr751" draw:text-style-name="P49" draw:layer="layout" svg:width="1.407cm" svg:height="0.323cm" svg:x="29.776cm" svg:y="14.118cm">
          <draw:text-box>
            <text:p text:style-name="P10"><text:span text:style-name="T197">Chesterfield</text:span></text:p>
          </draw:text-box>
        </draw:frame>
        <draw:frame draw:style-name="gr687" draw:text-style-name="P49" draw:layer="layout" svg:width="1.128cm" svg:height="0.323cm" svg:x="29.929cm" svg:y="14.343cm">
          <draw:text-box>
            <text:p text:style-name="P10"><text:span text:style-name="T197">Township</text:span></text:p>
          </draw:text-box>
        </draw:frame>
        <draw:frame draw:style-name="gr759" draw:text-style-name="P49" draw:layer="layout" svg:width="1.018cm" svg:height="0.323cm" svg:x="28.658cm" svg:y="18.162cm">
          <draw:text-box>
            <text:p text:style-name="P10"><text:span text:style-name="T197">Harrison</text:span></text:p>
          </draw:text-box>
        </draw:frame>
        <draw:frame draw:style-name="gr687" draw:text-style-name="P49" draw:layer="layout" svg:width="1.128cm" svg:height="0.323cm" svg:x="28.588cm" svg:y="18.387cm">
          <draw:text-box>
            <text:p text:style-name="P10"><text:span text:style-name="T197">Township</text:span></text:p>
          </draw:text-box>
        </draw:frame>
        <draw:frame draw:style-name="gr760" draw:text-style-name="P49" draw:layer="layout" svg:width="0.794cm" svg:height="0.323cm" svg:x="1.355cm" svg:y="20.521cm">
          <draw:text-box>
            <text:p text:style-name="P10"><text:span text:style-name="T197">Walled</text:span></text:p>
          </draw:text-box>
        </draw:frame>
        <draw:frame draw:style-name="gr761" draw:text-style-name="P49" draw:layer="layout" svg:width="0.561cm" svg:height="0.323cm" svg:x="1.355cm" svg:y="20.746cm">
          <draw:text-box>
            <text:p text:style-name="P10"><text:span text:style-name="T197">Lake</text:span></text:p>
          </draw:text-box>
        </draw:frame>
        <draw:frame draw:style-name="gr762" draw:text-style-name="P49" draw:layer="layout" svg:width="0.595cm" svg:height="0.323cm" svg:x="20.672cm" svg:y="15.885cm">
          <draw:text-box>
            <text:p text:style-name="P10"><text:span text:style-name="T197">Utica</text:span></text:p>
          </draw:text-box>
        </draw:frame>
        <draw:line draw:style-name="gr444" draw:text-style-name="P6" draw:layer="layout" svg:x1="10.445cm" svg:y1="39.119cm" svg:x2="10.297cm" svg:y2="39.386cm">
          <text:p/>
        </draw:line>
        <draw:path draw:style-name="gr444" draw:text-style-name="P6" draw:layer="layout" svg:width="3.257cm" svg:height="1.934cm" svg:x="13.78cm" svg:y="19.294cm" svg:viewBox="0 0 3258 1935" svg:d="M0 0l296 326M3258 1756l-92 179">
          <text:p/>
        </draw:path>
        <draw:line draw:style-name="gr444" draw:text-style-name="P6" draw:layer="layout" svg:x1="6.035cm" svg:y1="22.919cm" svg:x2="6.036cm" svg:y2="22.487cm">
          <text:p/>
        </draw:line>
        <draw:polygon draw:style-name="gr763" draw:text-style-name="P50" draw:layer="layout" svg:width="0.636cm" svg:height="0.728cm" svg:x="5.779cm" svg:y="21.872cm" svg:viewBox="0 0 637 729" draw:points="637,729 0,729 0,0 637,0">
          <text:p/>
        </draw:polygon>
        <draw:frame draw:style-name="gr764" draw:text-style-name="P49" draw:layer="layout" svg:width="0.955cm" svg:height="0.323cm" svg:x="13.092cm" svg:y="24.264cm">
          <draw:text-box>
            <text:p text:style-name="P10"><text:span text:style-name="T199">Oak Park</text:span></text:p>
          </draw:text-box>
        </draw:frame>
        <draw:frame draw:style-name="gr765" draw:text-style-name="P21" draw:layer="layout" svg:width="0.362cm" svg:height="0.137cm" svg:x="5.83cm" svg:y="21.871cm">
          <draw:text-box>
            <text:p text:style-name="P10"><text:span text:style-name="T207">O.C.C.</text:span></text:p>
          </draw:text-box>
        </draw:frame>
        <draw:frame draw:style-name="gr766" draw:text-style-name="P21" draw:layer="layout" svg:width="0.603cm" svg:height="0.137cm" svg:x="5.83cm" svg:y="21.964cm">
          <draw:text-box>
            <text:p text:style-name="P10"><text:span text:style-name="T207">ORCHARD</text:span></text:p>
          </draw:text-box>
        </draw:frame>
        <draw:frame draw:style-name="gr767" draw:text-style-name="P21" draw:layer="layout" svg:width="0.379cm" svg:height="0.137cm" svg:x="5.83cm" svg:y="22.058cm">
          <draw:text-box>
            <text:p text:style-name="P10"><text:span text:style-name="T207">RIDGE</text:span></text:p>
          </draw:text-box>
        </draw:frame>
        <draw:frame draw:style-name="gr768" draw:text-style-name="P21" draw:layer="layout" svg:width="0.514cm" svg:height="0.137cm" svg:x="5.83cm" svg:y="22.151cm">
          <draw:text-box>
            <text:p text:style-name="P10"><text:span text:style-name="T207">CAMPUS</text:span></text:p>
          </draw:text-box>
        </draw:frame>
        <draw:polygon draw:style-name="gr87" draw:text-style-name="P15" draw:layer="layout" svg:width="0.197cm" svg:height="0.123cm" svg:x="5.829cm" svg:y="22.445cm" svg:viewBox="0 0 198 124" draw:points="198,124 0,124 0,0 198,0">
          <text:p/>
        </draw:polygon>
        <draw:polygon draw:style-name="gr763" draw:text-style-name="P50" draw:layer="layout" svg:width="0.666cm" svg:height="0.539cm" svg:x="9.823cm" svg:y="39.301cm" svg:viewBox="0 0 667 540" draw:points="667,540 0,540 0,0 667,0">
          <text:p/>
        </draw:polygon>
        <draw:frame draw:style-name="gr667" draw:text-style-name="P20" draw:layer="layout" svg:width="0.18cm" svg:height="0.141cm" svg:x="5.841cm" svg:y="22.433cm">
          <draw:text-box>
            <text:p text:style-name="P10"><text:span text:style-name="T183">851</text:span></text:p>
          </draw:text-box>
        </draw:frame>
        <draw:frame draw:style-name="gr769" draw:text-style-name="P21" draw:layer="layout" svg:width="0.645cm" svg:height="0.137cm" svg:x="9.873cm" svg:y="39.289cm">
          <draw:text-box>
            <text:p text:style-name="P10"><text:span text:style-name="T208">SOUTHLAND</text:span></text:p>
          </draw:text-box>
        </draw:frame>
        <draw:frame draw:style-name="gr770" draw:text-style-name="P21" draw:layer="layout" svg:width="0.425cm" svg:height="0.137cm" svg:x="9.873cm" svg:y="39.373cm">
          <draw:text-box>
            <text:p text:style-name="P10"><text:span text:style-name="T208">CENTER</text:span></text:p>
          </draw:text-box>
        </draw:frame>
        <draw:line draw:style-name="gr444" draw:text-style-name="P6" draw:layer="layout" svg:x1="15.612cm" svg:y1="26.835cm" svg:x2="16.754cm" svg:y2="26.082cm">
          <text:p/>
        </draw:line>
        <draw:polygon draw:style-name="gr763" draw:text-style-name="P50" draw:layer="layout" svg:width="0.705cm" svg:height="1.158cm" svg:x="15.362cm" svg:y="26.113cm" svg:viewBox="0 0 706 1159" draw:points="706,1159 0,1159 0,0 706,0">
          <text:p/>
        </draw:polygon>
        <draw:frame draw:style-name="gr771" draw:text-style-name="P20" draw:layer="layout" svg:width="0.709cm" svg:height="0.141cm" svg:x="15.404cm" svg:y="26.127cm">
          <draw:text-box>
            <text:p text:style-name="P10"><text:span text:style-name="T119">STATE FAIR</text:span></text:p>
          </draw:text-box>
        </draw:frame>
        <draw:frame draw:style-name="gr772" draw:text-style-name="P20" draw:layer="layout" svg:width="0.531cm" svg:height="0.141cm" svg:x="15.404cm" svg:y="26.223cm">
          <draw:text-box>
            <text:p text:style-name="P10"><text:span text:style-name="T119">TRANSIT</text:span></text:p>
          </draw:text-box>
        </draw:frame>
        <draw:frame draw:style-name="gr773" draw:text-style-name="P20" draw:layer="layout" svg:width="0.489cm" svg:height="0.141cm" svg:x="15.404cm" svg:y="26.32cm">
          <draw:text-box>
            <text:p text:style-name="P10"><text:span text:style-name="T119">CENTER</text:span></text:p>
          </draw:text-box>
        </draw:frame>
        <draw:frame draw:style-name="gr774" draw:text-style-name="P20" draw:layer="layout" svg:width="0.106cm" svg:height="0.141cm" svg:x="15.839cm" svg:y="26.301cm">
          <draw:text-box>
            <text:p text:style-name="P10"><text:span text:style-name="T119">*</text:span></text:p>
          </draw:text-box>
        </draw:frame>
        <draw:frame draw:style-name="gr775" draw:text-style-name="P51" draw:layer="layout" svg:width="0.085cm" svg:height="0.133cm" svg:x="15.404cm" svg:y="26.924cm">
          <draw:text-box>
            <text:p text:style-name="P10"><text:span text:style-name="T209">* </text:span></text:p>
          </draw:text-box>
        </draw:frame>
        <draw:frame draw:style-name="gr776" draw:text-style-name="P51" draw:layer="layout" svg:width="0.51cm" svg:height="0.133cm" svg:x="15.467cm" svg:y="26.943cm">
          <draw:text-box>
            <text:p text:style-name="P10"><text:span text:style-name="T209">Transfer to</text:span></text:p>
          </draw:text-box>
        </draw:frame>
        <draw:frame draw:style-name="gr775" draw:text-style-name="P51" draw:layer="layout" svg:width="0.085cm" svg:height="0.133cm" svg:x="15.404cm" svg:y="27.039cm">
          <draw:text-box>
            <text:p text:style-name="P10"><text:span text:style-name="T209"><text:s/></text:span></text:p>
          </draw:text-box>
        </draw:frame>
        <draw:frame draw:style-name="gr777" draw:text-style-name="P51" draw:layer="layout" svg:width="0.379cm" svg:height="0.133cm" svg:x="15.464cm" svg:y="27.039cm">
          <draw:text-box>
            <text:p text:style-name="P10"><text:span text:style-name="T209">multiple</text:span></text:p>
          </draw:text-box>
        </draw:frame>
        <draw:frame draw:style-name="gr775" draw:text-style-name="P51" draw:layer="layout" svg:width="0.085cm" svg:height="0.133cm" svg:x="15.404cm" svg:y="27.135cm">
          <draw:text-box>
            <text:p text:style-name="P10"><text:span text:style-name="T209"><text:s/></text:span></text:p>
          </draw:text-box>
        </draw:frame>
        <draw:frame draw:style-name="gr778" draw:text-style-name="P51" draw:layer="layout" svg:width="0.582cm" svg:height="0.133cm" svg:x="15.464cm" svg:y="27.135cm">
          <draw:text-box>
            <text:p text:style-name="P10"><text:span text:style-name="T209">DDOT routes</text:span></text:p>
          </draw:text-box>
        </draw:frame>
        <draw:line draw:style-name="gr444" draw:text-style-name="P6" draw:layer="layout" svg:x1="22.673cm" svg:y1="16.433cm" svg:x2="22.573cm" svg:y2="15.622cm">
          <text:p/>
        </draw:line>
        <draw:polygon draw:style-name="gr763" draw:text-style-name="P50" draw:layer="layout" svg:width="0.559cm" svg:height="0.543cm" svg:x="22.369cm" svg:y="15.115cm" svg:viewBox="0 0 560 544" draw:points="560,544 0,544 0,0 560,0">
          <text:p/>
        </draw:polygon>
        <draw:frame draw:style-name="gr779" draw:text-style-name="P21" draw:layer="layout" svg:width="0.518cm" svg:height="0.137cm" svg:x="22.42cm" svg:y="15.114cm">
          <draw:text-box>
            <text:p text:style-name="P10"><text:span text:style-name="T208">LAKESIDE</text:span></text:p>
          </draw:text-box>
        </draw:frame>
        <draw:frame draw:style-name="gr770" draw:text-style-name="P21" draw:layer="layout" svg:width="0.425cm" svg:height="0.137cm" svg:x="22.42cm" svg:y="15.204cm">
          <draw:text-box>
            <text:p text:style-name="P10"><text:span text:style-name="T208">CENTER</text:span></text:p>
          </draw:text-box>
        </draw:frame>
        <draw:polygon draw:style-name="gr763" draw:text-style-name="P50" draw:layer="layout" svg:width="0.531cm" svg:height="0.657cm" svg:x="9.967cm" svg:y="15.301cm" svg:viewBox="0 0 532 658" draw:points="532,658 0,658 0,0 532,0">
          <text:p/>
        </draw:polygon>
        <draw:frame draw:style-name="gr780" draw:text-style-name="P44" draw:layer="layout" svg:width="0.514cm" svg:height="0.133cm" svg:x="10.017cm" svg:y="15.288cm">
          <draw:text-box>
            <text:p text:style-name="P10"><text:span text:style-name="T210">PHOENIX</text:span></text:p>
          </draw:text-box>
        </draw:frame>
        <draw:frame draw:style-name="gr781" draw:text-style-name="P44" draw:layer="layout" svg:width="0.455cm" svg:height="0.133cm" svg:x="10.017cm" svg:y="15.376cm">
          <draw:text-box>
            <text:p text:style-name="P10"><text:span text:style-name="T210">CENTER</text:span></text:p>
          </draw:text-box>
        </draw:frame>
        <draw:polygon draw:style-name="gr660" draw:text-style-name="P39" draw:layer="layout" svg:width="0.193cm" svg:height="0.12cm" svg:x="10.266cm" svg:y="15.509cm" svg:viewBox="0 0 194 121" draw:points="194,121 0,121 0,0 194,0">
          <text:p/>
        </draw:polygon>
        <draw:frame draw:style-name="gr782" draw:text-style-name="P21" draw:layer="layout" svg:width="0.18cm" svg:height="0.137cm" svg:x="10.282cm" svg:y="15.497cm">
          <draw:text-box>
            <text:p text:style-name="P10"><text:span text:style-name="T211">790</text:span></text:p>
          </draw:text-box>
        </draw:frame>
        <draw:polygon draw:style-name="gr679" draw:text-style-name="P46" draw:layer="layout" svg:width="0.193cm" svg:height="0.119cm" svg:x="10.266cm" svg:y="15.658cm" svg:viewBox="0 0 194 120" draw:points="194,120 0,120 0,0 194,0">
          <text:p/>
        </draw:polygon>
        <draw:polygon draw:style-name="gr763" draw:text-style-name="P50" draw:layer="layout" svg:width="0.595cm" svg:height="0.597cm" svg:x="16.447cm" svg:y="21.182cm" svg:viewBox="0 0 596 598" draw:points="596,598 0,598 0,0 596,0">
          <text:p/>
        </draw:polygon>
        <draw:frame draw:style-name="gr782" draw:text-style-name="P21" draw:layer="layout" svg:width="0.18cm" svg:height="0.137cm" svg:x="10.283cm" svg:y="15.646cm">
          <draw:text-box>
            <text:p text:style-name="P10"><text:span text:style-name="T211">796</text:span></text:p>
          </draw:text-box>
        </draw:frame>
        <draw:frame draw:style-name="gr783" draw:text-style-name="P20" draw:layer="layout" svg:width="0.595cm" svg:height="0.141cm" svg:x="16.478cm" svg:y="21.18cm">
          <draw:text-box>
            <text:p text:style-name="P10"><text:span text:style-name="T119">OAKLAND</text:span></text:p>
          </draw:text-box>
        </draw:frame>
        <draw:polygon draw:style-name="gr679" draw:text-style-name="P46" draw:layer="layout" svg:width="0.203cm" svg:height="0.126cm" svg:x="16.478cm" svg:y="21.435cm" svg:viewBox="0 0 204 127" draw:points="204,127 0,127 0,0 204,0">
          <text:p/>
        </draw:polygon>
        <draw:frame draw:style-name="gr784" draw:text-style-name="P20" draw:layer="layout" svg:width="0.332cm" svg:height="0.141cm" svg:x="16.478cm" svg:y="21.273cm">
          <draw:text-box>
            <text:p text:style-name="P10"><text:span text:style-name="T119">MALL</text:span></text:p>
          </draw:text-box>
        </draw:frame>
        <draw:polygon draw:style-name="gr660" draw:text-style-name="P39" draw:layer="layout" svg:width="0.203cm" svg:height="0.126cm" svg:x="16.741cm" svg:y="21.435cm" svg:viewBox="0 0 204 127" draw:points="204,127 0,127 0,0 204,0">
          <text:p/>
        </draw:polygon>
        <draw:polygon draw:style-name="gr660" draw:text-style-name="P39" draw:layer="layout" svg:width="0.203cm" svg:height="0.126cm" svg:x="16.478cm" svg:y="21.601cm" svg:viewBox="0 0 204 127" draw:points="204,127 0,127 0,0 204,0">
          <text:p/>
        </draw:polygon>
        <draw:frame draw:style-name="gr785" draw:text-style-name="P43" draw:layer="layout" svg:width="0.442cm" svg:height="0.154cm" svg:x="16.49cm" svg:y="21.423cm">
          <draw:text-box>
            <text:p text:style-name="P10"><text:span text:style-name="T212"><text:s text:c="7"/></text:span><text:span text:style-name="T212">760</text:span></text:p>
          </draw:text-box>
        </draw:frame>
        <draw:line draw:style-name="gr444" draw:text-style-name="P6" draw:layer="layout" svg:x1="11.551cm" svg:y1="31.626cm" svg:x2="11.988cm" svg:y2="32.752cm">
          <text:p/>
        </draw:line>
        <draw:polygon draw:style-name="gr763" draw:text-style-name="P50" draw:layer="layout" svg:width="0.81cm" svg:height="0.533cm" svg:x="4.937cm" svg:y="37.828cm" svg:viewBox="0 0 811 534" draw:points="811,534 0,534 0,0 811,0">
          <text:p/>
        </draw:polygon>
        <draw:frame draw:style-name="gr670" draw:text-style-name="P43" draw:layer="layout" svg:width="0.205cm" svg:height="0.154cm" svg:x="16.491cm" svg:y="21.588cm">
          <draw:text-box>
            <text:p text:style-name="P10"><text:span text:style-name="T212">780</text:span></text:p>
          </draw:text-box>
        </draw:frame>
        <draw:frame draw:style-name="gr786" draw:text-style-name="P21" draw:layer="layout" svg:width="0.531cm" svg:height="0.137cm" svg:x="4.988cm" svg:y="37.826cm">
          <draw:text-box>
            <text:p text:style-name="P10"><text:span text:style-name="T207">DETROIT</text:span></text:p>
          </draw:text-box>
        </draw:frame>
        <draw:frame draw:style-name="gr787" draw:text-style-name="P21" draw:layer="layout" svg:width="0.43cm" svg:height="0.137cm" svg:x="4.988cm" svg:y="37.923cm">
          <draw:text-box>
            <text:p text:style-name="P10"><text:span text:style-name="T207">METRO</text:span></text:p>
          </draw:text-box>
        </draw:frame>
        <draw:frame draw:style-name="gr788" draw:text-style-name="P21" draw:layer="layout" svg:width="0.54cm" svg:height="0.137cm" svg:x="4.988cm" svg:y="38.019cm">
          <draw:text-box>
            <text:p text:style-name="P10"><text:span text:style-name="T207">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789" draw:text-style-name="P52"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789" draw:text-style-name="P52"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789" draw:text-style-name="P52"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789" draw:text-style-name="P52"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789" draw:text-style-name="P52"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789" draw:text-style-name="P52"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789" draw:text-style-name="P52"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789" draw:text-style-name="P52"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789" draw:text-style-name="P52"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789" draw:text-style-name="P52"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789" draw:text-style-name="P52"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87"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63" draw:text-style-name="P50" draw:layer="layout" svg:width="0.704cm" svg:height="0.667cm" svg:x="13.101cm" svg:y="18.697cm" svg:viewBox="0 0 705 668" draw:points="705,668 0,668 0,0 705,0">
          <text:p/>
        </draw:polygon>
        <draw:frame draw:style-name="gr790" draw:text-style-name="P21" draw:layer="layout" svg:width="0.658cm" svg:height="0.137cm" svg:x="13.131cm" svg:y="18.708cm">
          <draw:text-box>
            <text:p text:style-name="P10"><text:span text:style-name="T207">SOMERSET</text:span></text:p>
          </draw:text-box>
        </draw:frame>
        <draw:frame draw:style-name="gr791" draw:text-style-name="P21" draw:layer="layout" svg:width="0.777cm" svg:height="0.137cm" svg:x="13.131cm" svg:y="18.8cm">
          <draw:text-box>
            <text:p text:style-name="P10"><text:span text:style-name="T207">COLLECTION</text:span></text:p>
          </draw:text-box>
        </draw:frame>
        <draw:frame draw:style-name="gr792" draw:text-style-name="P21" draw:layer="layout" svg:width="0.421cm" svg:height="0.137cm" svg:x="13.131cm" svg:y="18.892cm">
          <draw:text-box>
            <text:p text:style-name="P10"><text:span text:style-name="T207">SOUTH</text:span></text:p>
          </draw:text-box>
        </draw:frame>
        <draw:polygon draw:style-name="gr793" draw:text-style-name="P53" draw:layer="layout" svg:width="0.195cm" svg:height="0.12cm" svg:x="13.131cm" svg:y="19.2cm" svg:viewBox="0 0 196 121" draw:points="196,121 0,121 0,0 196,0">
          <text:p/>
        </draw:polygon>
        <draw:polygon draw:style-name="gr660" draw:text-style-name="P39" draw:layer="layout" svg:width="0.195cm" svg:height="0.12cm" svg:x="13.364cm" svg:y="19.2cm" svg:viewBox="0 0 196 121" draw:points="196,121 0,121 0,0 196,0">
          <text:p/>
        </draw:polygon>
        <draw:polygon draw:style-name="gr763" draw:text-style-name="P50" draw:layer="layout" svg:width="0.959cm" svg:height="0.616cm" svg:x="11.106cm" svg:y="31.246cm" svg:viewBox="0 0 960 617" draw:points="960,617 0,617 0,0 960,0">
          <text:p/>
        </draw:polygon>
        <draw:frame draw:style-name="gr794" draw:text-style-name="P20" draw:layer="layout" svg:width="0.387cm" svg:height="0.141cm" svg:x="13.143cm" svg:y="19.187cm">
          <draw:text-box>
            <text:p text:style-name="P10"><text:span text:style-name="T191"><text:s text:c="7"/></text:span><text:span text:style-name="T191">780</text:span></text:p>
          </draw:text-box>
        </draw:frame>
        <draw:frame draw:style-name="gr795" draw:text-style-name="P21" draw:layer="layout" svg:width="0.857cm" svg:height="0.137cm" svg:x="11.136cm" svg:y="31.244cm">
          <draw:text-box>
            <text:p text:style-name="P10"><text:span text:style-name="T208">FAIRLANE TOWN</text:span></text:p>
          </draw:text-box>
        </draw:frame>
        <draw:frame draw:style-name="gr770" draw:text-style-name="P21" draw:layer="layout" svg:width="0.425cm" svg:height="0.137cm" svg:x="11.136cm" svg:y="31.34cm">
          <draw:text-box>
            <text:p text:style-name="P10"><text:span text:style-name="T208">CENTER</text:span></text:p>
          </draw:text-box>
        </draw:frame>
        <draw:frame draw:style-name="gr796" draw:text-style-name="P21" draw:layer="layout" svg:width="0.092cm" svg:height="0.137cm" svg:x="11.515cm" svg:y="31.322cm">
          <draw:text-box>
            <text:p text:style-name="P10"><text:span text:style-name="T208">*</text:span></text:p>
          </draw:text-box>
        </draw:frame>
        <draw:frame draw:style-name="gr797" draw:text-style-name="P51" draw:layer="layout" svg:width="0.081cm" svg:height="0.133cm" svg:x="11.122cm" svg:y="31.602cm">
          <draw:text-box>
            <text:p text:style-name="P10"><text:span text:style-name="T213">* </text:span></text:p>
          </draw:text-box>
        </draw:frame>
        <draw:frame draw:style-name="gr798" draw:text-style-name="P51" draw:layer="layout" svg:width="0.916cm" svg:height="0.133cm" svg:x="11.184cm" svg:y="31.621cm">
          <draw:text-box>
            <text:p text:style-name="P10"><text:span text:style-name="T213">Transfer to multiple</text:span></text:p>
          </draw:text-box>
        </draw:frame>
        <draw:frame draw:style-name="gr797" draw:text-style-name="P51" draw:layer="layout" svg:width="0.081cm" svg:height="0.133cm" svg:x="11.122cm" svg:y="31.726cm">
          <draw:text-box>
            <text:p text:style-name="P10"><text:span text:style-name="T213"><text:s/></text:span></text:p>
          </draw:text-box>
        </draw:frame>
        <draw:line draw:style-name="gr444" draw:text-style-name="P6" draw:layer="layout" svg:x1="15.93cm" svg:y1="23.174cm" svg:x2="15.263cm" svg:y2="23.594cm">
          <text:p/>
        </draw:line>
        <draw:polygon draw:style-name="gr763" draw:text-style-name="P50" draw:layer="layout" svg:width="0.685cm" svg:height="0.861cm" svg:x="15.64cm" svg:y="22.512cm" svg:viewBox="0 0 686 862" draw:points="686,862 0,862 0,0 686,0">
          <text:p/>
        </draw:polygon>
        <draw:frame draw:style-name="gr778" draw:text-style-name="P51" draw:layer="layout" svg:width="0.582cm" svg:height="0.133cm" svg:x="11.182cm" svg:y="31.726cm">
          <draw:text-box>
            <text:p text:style-name="P10"><text:span text:style-name="T213">DDOT routes</text:span></text:p>
          </draw:text-box>
        </draw:frame>
        <draw:frame draw:style-name="gr769" draw:text-style-name="P21" draw:layer="layout" svg:width="0.645cm" svg:height="0.137cm" svg:x="15.679cm" svg:y="22.51cm">
          <draw:text-box>
            <text:p text:style-name="P10"><text:span text:style-name="T214">ROYAL OAK</text:span></text:p>
          </draw:text-box>
        </draw:frame>
        <draw:frame draw:style-name="gr799" draw:text-style-name="P21" draw:layer="layout" svg:width="0.489cm" svg:height="0.137cm" svg:x="15.679cm" svg:y="22.606cm">
          <draw:text-box>
            <text:p text:style-name="P10"><text:span text:style-name="T214">TRANSIT</text:span></text:p>
          </draw:text-box>
        </draw:frame>
        <draw:frame draw:style-name="gr477" draw:text-style-name="P21" draw:layer="layout" svg:width="0.451cm" svg:height="0.137cm" svg:x="15.679cm" svg:y="22.703cm">
          <draw:text-box>
            <text:p text:style-name="P10"><text:span text:style-name="T214">CENTER</text:span></text:p>
          </draw:text-box>
        </draw:frame>
        <draw:frame draw:style-name="gr800" draw:text-style-name="P21" draw:layer="layout" svg:width="0.097cm" svg:height="0.137cm" svg:x="16.078cm" svg:y="22.684cm">
          <draw:text-box>
            <text:p text:style-name="P10"><text:span text:style-name="T214">*</text:span></text:p>
          </draw:text-box>
        </draw:frame>
        <draw:frame draw:style-name="gr775" draw:text-style-name="P51" draw:layer="layout" svg:width="0.085cm" svg:height="0.133cm" svg:x="15.696cm" svg:y="23.113cm">
          <draw:text-box>
            <text:p text:style-name="P10"><text:span text:style-name="T209">* </text:span></text:p>
          </draw:text-box>
        </draw:frame>
        <draw:frame draw:style-name="gr776" draw:text-style-name="P51" draw:layer="layout" svg:width="0.51cm" svg:height="0.133cm" svg:x="15.759cm" svg:y="23.131cm">
          <draw:text-box>
            <text:p text:style-name="P10"><text:span text:style-name="T209">Transfer to</text:span></text:p>
          </draw:text-box>
        </draw:frame>
        <draw:frame draw:style-name="gr775" draw:text-style-name="P51" draw:layer="layout" svg:width="0.085cm" svg:height="0.133cm" svg:x="15.696cm" svg:y="23.228cm">
          <draw:text-box>
            <text:p text:style-name="P10"><text:span text:style-name="T209"><text:s/></text:span></text:p>
          </draw:text-box>
        </draw:frame>
        <draw:polygon draw:style-name="gr763" draw:text-style-name="P50" draw:layer="layout" svg:width="0.741cm" svg:height="0.893cm" svg:x="10.568cm" svg:y="33.766cm" svg:viewBox="0 0 742 894" draw:points="742,894 0,894 0,0 742,0">
          <text:p/>
        </draw:polygon>
        <draw:frame draw:style-name="gr801" draw:text-style-name="P51" draw:layer="layout" svg:width="0.341cm" svg:height="0.133cm" svg:x="15.757cm" svg:y="23.228cm">
          <draw:text-box>
            <text:p text:style-name="P10"><text:span text:style-name="T209">Amtrak</text:span></text:p>
          </draw:text-box>
        </draw:frame>
        <draw:frame draw:style-name="gr802" draw:text-style-name="P21" draw:layer="layout" svg:width="0.582cm" svg:height="0.137cm" svg:x="10.668cm" svg:y="33.776cm">
          <draw:text-box>
            <text:p text:style-name="P10"><text:span text:style-name="T208">DEARBORN</text:span></text:p>
          </draw:text-box>
        </draw:frame>
        <draw:frame draw:style-name="gr803" draw:text-style-name="P21" draw:layer="layout" svg:width="0.459cm" svg:height="0.137cm" svg:x="10.727cm" svg:y="33.866cm">
          <draw:text-box>
            <text:p text:style-name="P10"><text:span text:style-name="T208">TRANSIT</text:span></text:p>
          </draw:text-box>
        </draw:frame>
        <draw:frame draw:style-name="gr770" draw:text-style-name="P21" draw:layer="layout" svg:width="0.425cm" svg:height="0.137cm" svg:x="10.718cm" svg:y="33.956cm">
          <draw:text-box>
            <text:p text:style-name="P10"><text:span text:style-name="T208">CENTER</text:span></text:p>
          </draw:text-box>
        </draw:frame>
        <draw:frame draw:style-name="gr796" draw:text-style-name="P21" draw:layer="layout" svg:width="0.092cm" svg:height="0.137cm" svg:x="11.097cm" svg:y="33.938cm">
          <draw:text-box>
            <text:p text:style-name="P10"><text:span text:style-name="T208">*</text:span></text:p>
          </draw:text-box>
        </draw:frame>
        <draw:frame draw:style-name="gr775" draw:text-style-name="P51" draw:layer="layout" svg:width="0.085cm" svg:height="0.133cm" svg:x="10.692cm" svg:y="34.402cm">
          <draw:text-box>
            <text:p text:style-name="P10"><text:span text:style-name="T209">* </text:span></text:p>
          </draw:text-box>
        </draw:frame>
        <draw:frame draw:style-name="gr804" draw:text-style-name="P51" draw:layer="layout" svg:width="0.387cm" svg:height="0.133cm" svg:x="10.755cm" svg:y="34.42cm">
          <draw:text-box>
            <text:p text:style-name="P10"><text:span text:style-name="T209">Transfer</text:span></text:p>
          </draw:text-box>
        </draw:frame>
        <draw:line draw:style-name="gr444" draw:text-style-name="P6" draw:layer="layout" svg:x1="24.57cm" svg:y1="19.956cm" svg:x2="25.229cm" svg:y2="21.234cm">
          <text:p/>
        </draw:line>
        <draw:polygon draw:style-name="gr763" draw:text-style-name="P50" draw:layer="layout" svg:width="0.552cm" svg:height="0.775cm" svg:x="24.436cm" svg:y="19.45cm" svg:viewBox="0 0 553 776" draw:points="553,776 0,776 0,0 553,0">
          <text:p/>
        </draw:polygon>
        <draw:frame draw:style-name="gr805" draw:text-style-name="P51" draw:layer="layout" svg:width="0.459cm" svg:height="0.133cm" svg:x="10.692cm" svg:y="34.516cm">
          <draw:text-box>
            <text:p text:style-name="P10"><text:span text:style-name="T209">to Amtrak</text:span></text:p>
          </draw:text-box>
        </draw:frame>
        <draw:frame draw:style-name="gr806" draw:text-style-name="P20" draw:layer="layout" svg:width="0.548cm" svg:height="0.141cm" svg:x="24.467cm" svg:y="19.448cm">
          <draw:text-box>
            <text:p text:style-name="P10"><text:span text:style-name="T119">MACOMB</text:span></text:p>
          </draw:text-box>
        </draw:frame>
        <draw:frame draw:style-name="gr784" draw:text-style-name="P20" draw:layer="layout" svg:width="0.332cm" svg:height="0.141cm" svg:x="24.467cm" svg:y="19.541cm">
          <draw:text-box>
            <text:p text:style-name="P10"><text:span text:style-name="T119">MALL</text:span></text:p>
          </draw:text-box>
        </draw:frame>
        <draw:path draw:style-name="gr807" draw:text-style-name="P54"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808" draw:text-style-name="P6" draw:layer="layout" svg:width="0.183cm" svg:height="0.171cm" svg:x="17.033cm" svg:y="27.274cm" svg:viewBox="0 0 184 172" svg:d="M0 87h184M6 116l173-59M22 142l141-111M46 162l92-150M76 172l33-172M109 172l-33-172M138 162l-92-150M163 142l-141-111M179 116l-173-59">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807" draw:text-style-name="P54"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808" draw:text-style-name="P6" draw:layer="layout" svg:width="0.184cm" svg:height="0.17cm" svg:x="16.681cm" svg:y="26.555cm" svg:viewBox="0 0 185 171" svg:d="M0 86h185M6 116l173-59M22 142l141-113M46 161l93-151M77 171l32-171M109 171l-32-171M139 161l-93-151M163 142l-141-113M179 116l-173-59">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807" draw:text-style-name="P54"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808" draw:text-style-name="P6" draw:layer="layout" svg:width="0.183cm" svg:height="0.171cm" svg:x="14.615cm" svg:y="24.686cm" svg:viewBox="0 0 184 172" svg:d="M0 87h184M5 116l173-59M21 142l141-112M45 162l93-151M75 172l32-172M107 172l-32-172M138 162l-93-151M162 142l-141-112M178 116l-173-59">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807" draw:text-style-name="P54"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808" draw:text-style-name="P6" draw:layer="layout" svg:width="0.183cm" svg:height="0.171cm" svg:x="14.273cm" svg:y="24.994cm" svg:viewBox="0 0 184 172" svg:d="M0 86h184M5 116l173-60M21 142l141-112M45 161l93-151M75 172l33-172M108 172l-33-172M138 161l-93-151M162 142l-141-112M178 116l-173-60">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807" draw:text-style-name="P54"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808" draw:text-style-name="P6" draw:layer="layout" svg:width="0.183cm" svg:height="0.171cm" svg:x="13.633cm" svg:y="24.679cm" svg:viewBox="0 0 184 172" svg:d="M0 87h184M7 116l172-59M22 142l141-112M47 162l91-151M77 172l32-172M109 172l-32-172M138 162l-91-151M163 142l-141-112M179 116l-172-59">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807" draw:text-style-name="P54"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808" draw:text-style-name="P6" draw:layer="layout" svg:width="0.183cm" svg:height="0.17cm" svg:x="15.776cm" svg:y="24.992cm" svg:viewBox="0 0 184 171" svg:d="M0 86h184M6 116l173-61M21 142l142-113M46 161l92-151M77 171l31-171M108 171l-31-171M138 161l-92-151M163 142l-142-113M179 116l-173-61">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807" draw:text-style-name="P54"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808" draw:text-style-name="P6" draw:layer="layout" svg:width="0.183cm" svg:height="0.17cm" svg:x="16.116cm" svg:y="24.992cm" svg:viewBox="0 0 184 171" svg:d="M0 86h184M6 116l173-61M22 142l141-113M46 161l93-151M76 171l33-171M109 171l-33-171M139 161l-93-151M163 142l-141-113M179 116l-173-61">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807" draw:text-style-name="P54"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808" draw:text-style-name="P6" draw:layer="layout" svg:width="0.183cm" svg:height="0.171cm" svg:x="12.97cm" svg:y="23.808cm" svg:viewBox="0 0 184 172" svg:d="M0 86h184M5 116l173-60M21 142l141-112M45 161l93-150M75 172l32-172M107 172l-32-172M138 161l-93-150M162 142l-141-112M178 116l-173-60">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807" draw:text-style-name="P54"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808" draw:text-style-name="P6" draw:layer="layout" svg:width="0.183cm" svg:height="0.171cm" svg:x="13.589cm" svg:y="22.616cm" svg:viewBox="0 0 184 172" svg:d="M0 87h184M6 116l173-60M21 142l142-112M47 162l91-151M77 172l32-172M109 172l-32-172M138 162l-91-151M163 142l-142-112M179 116l-173-60">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807" draw:text-style-name="P54"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808" draw:text-style-name="P6" draw:layer="layout" svg:width="0.183cm" svg:height="0.171cm" svg:x="13.811cm" svg:y="22.818cm" svg:viewBox="0 0 184 172" svg:d="M0 86h184M5 116l173-59M22 142l140-112M46 162l92-152M76 172l32-172M108 172l-32-172M138 162l-92-152M162 142l-140-112M178 116l-173-59">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807" draw:text-style-name="P54"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808" draw:text-style-name="P6" draw:layer="layout" svg:width="0.183cm" svg:height="0.17cm" svg:x="15.408cm" svg:y="23.008cm" svg:viewBox="0 0 184 171" svg:d="M0 86h184M6 116l173-60M21 142l142-112M46 161l92-151M77 171l32-171M109 171l-32-171M138 161l-92-151M163 142l-142-112M179 116l-173-60">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807" draw:text-style-name="P54"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808" draw:text-style-name="P6" draw:layer="layout" svg:width="0.183cm" svg:height="0.171cm" svg:x="13.419cm" svg:y="23.42cm" svg:viewBox="0 0 184 172" svg:d="M0 86h184M5 115l173-59M21 142l141-112M46 162l92-151M76 172l32-172M108 172l-32-172M138 162l-92-151M162 142l-141-112M178 115l-173-59">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807" draw:text-style-name="P54"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808" draw:text-style-name="P6" draw:layer="layout" svg:width="0.183cm" svg:height="0.171cm" svg:x="15.3cm" svg:y="23.808cm" svg:viewBox="0 0 184 172" svg:d="M0 86h184M5 116l173-60M21 142l140-112M45 161l92-150M75 172l32-172M107 172l-32-172M137 161l-92-150M161 142l-140-112M178 116l-173-60">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807" draw:text-style-name="P54"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808" draw:text-style-name="P6" draw:layer="layout" svg:width="0.183cm" svg:height="0.171cm" svg:x="15.624cm" svg:y="23.419cm" svg:viewBox="0 0 184 172" svg:d="M0 86h184M6 115l173-59M22 142l141-112M47 162l92-151M77 172l32-172M109 172l-32-172M139 162l-92-151M163 142l-141-112M179 115l-173-59">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809" draw:text-style-name="P6" draw:layer="layout" svg:width="2.151cm" svg:height="1.203cm" svg:x="30.511cm" svg:y="10.345cm" svg:viewBox="0 0 2152 1204" svg:d="M0 293h681M0 0v496l638 708 1514-2v-133">
          <text:p/>
        </draw:path>
        <draw:path draw:style-name="gr810" draw:text-style-name="P6" draw:layer="layout" svg:width="1.883cm" svg:height="8.472cm" svg:x="31.493cm" svg:y="1.703cm" svg:viewBox="0 0 1884 8473" svg:d="M0 8473l1884-2923-692-482c0 0-105-91-131-281s-70-239-149-339c-78-99-78-165-70-297 9-132 0-1759 0-1759l-227-182v-2210">
          <text:p/>
        </draw:path>
        <draw:polyline draw:style-name="gr809" draw:text-style-name="P6" draw:layer="layout" svg:width="2.302cm" svg:height="3.445cm" svg:x="29.11cm" svg:y="10.274cm" svg:viewBox="0 0 2303 3446" draw:points="0,3446 1712,913 2303,0">
          <text:p/>
        </draw:polyline>
        <draw:frame draw:style-name="gr811" draw:text-style-name="P24" draw:layer="layout" svg:width="0.815cm" svg:height="0.213cm" svg:x="29.457cm" svg:y="10.322cm">
          <draw:text-box>
            <text:p text:style-name="P10"><text:span text:style-name="T215">Pinewood</text:span></text:p>
          </draw:text-box>
        </draw:frame>
        <draw:frame draw:style-name="gr812" draw:text-style-name="P24" draw:layer="layout" svg:width="1.137cm" svg:height="0.213cm" svg:x="29.413cm" svg:y="10.597cm">
          <draw:text-box>
            <text:p text:style-name="P10"><text:span text:style-name="T215">Havenridge &amp;</text:span></text:p>
          </draw:text-box>
        </draw:frame>
        <draw:frame draw:style-name="gr813" draw:text-style-name="P24" draw:layer="layout" svg:width="0.662cm" svg:height="0.213cm" svg:x="29.838cm" svg:y="10.744cm">
          <draw:text-box>
            <text:p text:style-name="P10"><text:span text:style-name="T215">Division</text:span></text:p>
          </draw:text-box>
        </draw:frame>
        <draw:frame draw:style-name="gr814" draw:text-style-name="P24" draw:layer="layout" svg:width="0.806cm" svg:height="0.213cm" svg:x="31.748cm" svg:y="11.59cm">
          <draw:text-box>
            <text:p text:style-name="P10"><text:span text:style-name="T215">Quail Run</text:span></text:p>
          </draw:text-box>
        </draw:frame>
        <draw:frame draw:style-name="gr815" draw:text-style-name="P24" draw:layer="layout" svg:width="1.145cm" svg:height="0.213cm" svg:x="30.278cm" svg:y="10.149cm">
          <draw:text-box>
            <text:p text:style-name="P10"><text:span text:style-name="T215">Bramblewood</text:span></text:p>
          </draw:text-box>
        </draw:frame>
        <draw:frame draw:style-name="gr816" draw:text-style-name="P24" draw:layer="layout" svg:width="0.518cm" svg:height="0.213cm" svg:x="28.047cm" svg:y="13.577cm">
          <draw:text-box>
            <text:p text:style-name="P10"><text:span text:style-name="T215">Meijer</text:span></text:p>
          </draw:text-box>
        </draw:frame>
        <draw:frame draw:style-name="gr817" draw:text-style-name="P24" draw:layer="layout" svg:width="1.721cm" svg:height="0.213cm" svg:x="31.358cm" svg:y="10.397cm">
          <draw:text-box>
            <text:p text:style-name="P10"><text:span text:style-name="T215">Huck's Market Place</text:span></text:p>
          </draw:text-box>
        </draw:frame>
        <draw:frame draw:style-name="gr818" draw:text-style-name="P24" draw:layer="layout" svg:width="0.713cm" svg:height="0.213cm" svg:x="29.657cm" svg:y="13.218cm">
          <draw:text-box>
            <text:p text:style-name="P10"><text:span text:style-name="T215">Carriage</text:span></text:p>
          </draw:text-box>
        </draw:frame>
        <draw:polygon draw:style-name="gr819" draw:text-style-name="P55" draw:layer="layout" svg:width="0.159cm" svg:height="0.174cm" svg:x="30.579cm" svg:y="10.685cm" svg:viewBox="0 0 160 175" draw:points="80,0 160,45 160,132 80,175 0,132 0,45">
          <text:p/>
        </draw:polygon>
        <draw:frame draw:style-name="gr820" draw:text-style-name="P24" draw:layer="layout" svg:width="0.349cm" svg:height="0.213cm" svg:x="29.657cm" svg:y="13.365cm">
          <draw:text-box>
            <text:p text:style-name="P10"><text:span text:style-name="T215">Way</text:span></text:p>
          </draw:text-box>
        </draw:frame>
        <draw:frame draw:style-name="gr821" draw:text-style-name="P24" draw:layer="layout" svg:width="0.747cm" svg:height="0.213cm" svg:x="32.385cm" svg:y="1.724cm">
          <draw:text-box>
            <text:p text:style-name="P10"><text:span text:style-name="T215">Memphis</text:span></text:p>
          </draw:text-box>
        </draw:frame>
        <draw:polygon draw:style-name="gr819" draw:text-style-name="P55" draw:layer="layout" svg:width="0.16cm" svg:height="0.174cm" svg:x="32.173cm" svg:y="1.814cm" svg:viewBox="0 0 161 175" draw:points="81,0 161,44 161,131 81,175 0,131 0,44">
          <text:p/>
        </draw:polygon>
        <draw:polygon draw:style-name="gr819" draw:text-style-name="P55" draw:layer="layout" svg:width="0.159cm" svg:height="0.175cm" svg:x="31.046cm" svg:y="10.399cm" svg:viewBox="0 0 160 176" draw:points="80,0 160,44 160,132 80,176 0,132 0,44">
          <text:p/>
        </draw:polygon>
        <draw:polygon draw:style-name="gr819" draw:text-style-name="P55" draw:layer="layout" svg:width="0.16cm" svg:height="0.174cm" svg:x="30.273cm" svg:y="10.343cm" svg:viewBox="0 0 161 175" draw:points="81,0 161,44 161,132 81,175 0,132 0,44">
          <text:p/>
        </draw:polygon>
        <draw:polygon draw:style-name="gr819" draw:text-style-name="P55" draw:layer="layout" svg:width="0.16cm" svg:height="0.174cm" svg:x="30.796cm" svg:y="10.401cm" svg:viewBox="0 0 161 175" draw:points="80,0 161,43 161,131 80,175 0,131 0,43">
          <text:p/>
        </draw:polygon>
        <draw:polygon draw:style-name="gr819" draw:text-style-name="P55" draw:layer="layout" svg:width="0.159cm" svg:height="0.174cm" svg:x="31.526cm" svg:y="11.605cm" svg:viewBox="0 0 160 175" draw:points="81,0 160,43 160,131 81,175 0,131 0,43">
          <text:p/>
        </draw:polygon>
        <draw:polygon draw:style-name="gr819" draw:text-style-name="P55" draw:layer="layout" svg:width="0.16cm" svg:height="0.174cm" svg:x="29.466cm" svg:y="13.255cm" svg:viewBox="0 0 161 175" draw:points="81,0 161,43 161,131 81,175 0,131 0,43">
          <text:p/>
        </draw:polygon>
        <draw:polygon draw:style-name="gr819" draw:text-style-name="P55" draw:layer="layout" svg:width="0.159cm" svg:height="0.175cm" svg:x="28.556cm" svg:y="13.609cm" svg:viewBox="0 0 160 176" draw:points="80,0 160,44 160,132 80,176 0,132 0,44">
          <text:p/>
        </draw:polygon>
        <draw:frame draw:style-name="gr822" draw:text-style-name="P24" draw:layer="layout" svg:width="0.976cm" svg:height="0.213cm" svg:x="32.385cm" svg:y="1.871cm">
          <draw:text-box>
            <text:p text:style-name="P10"><text:span text:style-name="T215">City Offices</text:span></text:p>
          </draw:text-box>
        </draw:frame>
        <draw:frame draw:style-name="gr823" draw:text-style-name="P24" draw:layer="layout" svg:width="0.832cm" svg:height="0.213cm" svg:x="31.662cm" svg:y="6.698cm">
          <draw:text-box>
            <text:p text:style-name="P10"><text:span text:style-name="T215">Richmond</text:span></text:p>
          </draw:text-box>
        </draw:frame>
        <draw:polygon draw:style-name="gr819" draw:text-style-name="P55" draw:layer="layout" svg:width="0.159cm" svg:height="0.174cm" svg:x="32.483cm" svg:y="6.782cm" svg:viewBox="0 0 160 175" draw:points="80,0 160,44 160,132 80,175 0,132 0,44">
          <text:p/>
        </draw:polygon>
        <draw:line draw:style-name="gr444" draw:text-style-name="P6" draw:layer="layout" svg:x1="30.872cm" svg:y1="10.483cm" svg:x2="30.955cm" svg:y2="10.319cm">
          <text:p/>
        </draw:line>
        <draw:polygon draw:style-name="gr440" draw:text-style-name="P25" draw:layer="layout" svg:width="0.301cm" svg:height="0.324cm" svg:x="18.166cm" svg:y="22.765cm" svg:viewBox="0 0 302 325" draw:points="302,0 0,0 0,325 302,325">
          <text:p/>
        </draw:polygon>
        <draw:frame draw:style-name="gr822" draw:text-style-name="P24" draw:layer="layout" svg:width="0.976cm" svg:height="0.213cm" svg:x="31.543cm" svg:y="6.845cm">
          <draw:text-box>
            <text:p text:style-name="P10"><text:span text:style-name="T215">City Offices</text:span></text:p>
          </draw:text-box>
        </draw:frame>
        <draw:frame draw:style-name="gr580" draw:text-style-name="P17" draw:layer="layout" svg:width="0.489cm" svg:height="0.166cm" svg:x="18.504cm" svg:y="22.731cm">
          <draw:text-box>
            <text:p text:style-name="P10"><text:span text:style-name="T154">Universal</text:span></text:p>
          </draw:text-box>
        </draw:frame>
        <draw:frame draw:style-name="gr824" draw:text-style-name="P17" draw:layer="layout" svg:width="0.226cm" svg:height="0.166cm" svg:x="18.504cm" svg:y="22.837cm">
          <draw:text-box>
            <text:p text:style-name="P10"><text:span text:style-name="T154">Mall</text:span></text:p>
          </draw:text-box>
        </draw:frame>
        <draw:frame draw:style-name="gr825" draw:text-style-name="P56" draw:layer="layout" svg:width="0.139cm" svg:height="0.217cm" svg:x="24.124cm" svg:y="8.557cm">
          <draw:text-box>
            <text:p text:style-name="P10"><text:span text:style-name="T216"><text:s/></text:span></text:p>
          </draw:text-box>
        </draw:frame>
        <draw:frame draw:style-name="gr825" draw:text-style-name="P56" draw:layer="layout" svg:width="0.139cm" svg:height="0.217cm" svg:x="24.124cm" svg:y="8.744cm">
          <draw:text-box>
            <text:p text:style-name="P10"><text:span text:style-name="T216"><text:s/></text:span></text:p>
          </draw:text-box>
        </draw:frame>
        <draw:frame draw:style-name="gr825" draw:text-style-name="P56" draw:layer="layout" svg:width="0.139cm" svg:height="0.217cm" svg:x="24.313cm" svg:y="9.345cm">
          <draw:text-box>
            <text:p text:style-name="P10"><text:span text:style-name="T216"><text:s/></text:span></text:p>
          </draw:text-box>
        </draw:frame>
        <draw:frame draw:style-name="gr826"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27" draw:text-style-name="P57" draw:layer="layout" svg:width="0.019cm" svg:height="0.017cm" svg:x="26.006cm" svg:y="15.731cm" svg:viewBox="0 0 20 18" svg:d="M7 8l1-5h4c4 0 4 1 4 3 0 1-2 2-5 2zM0 18h4l2-7h4c4 0 4 1 2 3 0 1 0 2 0 4h5v-1c-1 0 0-1 0-3 1-3 0-4-1-4 2-1 3-3 4-4 0-3 0-6-5-6h-10z">
          <text:p/>
        </draw:path>
        <draw:polygon draw:style-name="gr827" draw:text-style-name="P57" draw:layer="layout" svg:width="0.007cm" svg:height="0.017cm" svg:x="26.026cm" svg:y="15.731cm" svg:viewBox="0 0 8 18" draw:points="5,18 0,18 5,0 8,0">
          <text:p/>
        </draw:polygon>
        <draw:path draw:style-name="gr827" draw:text-style-name="P57" draw:layer="layout" svg:width="0.019cm" svg:height="0.017cm" svg:x="26.033cm" svg:y="15.731cm" svg:viewBox="0 0 20 18" svg:d="M9 3h4c1 0 4 0 3 6-1 3-3 6-6 6h-4zM0 18h10c5-1 9-4 10-9 1-3 0-9-6-9h-8z">
          <text:p/>
        </draw:path>
        <draw:polygon draw:style-name="gr827" draw:text-style-name="P57" draw:layer="layout" svg:width="0.018cm" svg:height="0.017cm" svg:x="26.053cm" svg:y="15.731cm" svg:viewBox="0 0 19 18" draw:points="18,3 8,3 7,7 16,7 16,10 6,10 6,15 16,15 15,18 0,18 5,0 19,0">
          <text:p/>
        </draw:polygon>
        <draw:path draw:style-name="gr828" draw:text-style-name="P58" draw:layer="layout" svg:width="0.081cm" svg:height="0.045cm" svg:x="26.015cm" svg:y="15.658cm" svg:viewBox="0 0 82 46" svg:d="M82 19v-19h-43c-21-1-37 13-39 32v3c0 4 1 8 3 11h24c-4-3-7-7-7-11 0-8 5-14 13-16z">
          <text:p/>
        </draw:path>
        <draw:path draw:style-name="gr828" draw:text-style-name="P58" draw:layer="layout" svg:width="0.079cm" svg:height="0.044cm" svg:x="26.006cm" svg:y="15.681cm" svg:viewBox="0 0 80 45" svg:d="M0 27v18h43c19 2 36-12 37-31v-2c0-4-1-9-2-12h-24c4 2 6 7 7 12 0 7-5 13-12 15z">
          <text:p/>
        </draw:path>
        <draw:path draw:style-name="gr827" draw:text-style-name="P57"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27" draw:text-style-name="P57"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27" draw:text-style-name="P57" draw:layer="layout" svg:width="0.015cm" svg:height="0.015cm" svg:x="26.506cm" svg:y="15.734cm" svg:viewBox="0 0 16 16" svg:d="M8 16c-4 0-8-4-8-8s4-8 8-8c5 0 8 4 8 8s-3 8-8 8zM8 2c-3 0-7 2-7 5 0 5 4 7 7 7 4 0 6-2 6-7 0-2-2-5-6-5z">
          <text:p/>
        </draw:path>
        <draw:path draw:style-name="gr827" draw:text-style-name="P57" draw:layer="layout" svg:width="0.008cm" svg:height="0.009cm" svg:x="26.51cm" svg:y="15.737cm" svg:viewBox="0 0 9 10" svg:d="M7 6l2 4h-2l-3-4h-2v4h-2v-10h4c3 0 4 1 4 4 0 1-1 2-1 2zM5 1h-3v4h3c1 0 2 0 2-1 0-2-1-3-2-3z">
          <text:p/>
        </draw:path>
        <draw:frame draw:style-name="gr826"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27" draw:text-style-name="P57" draw:layer="layout" svg:width="0.02cm" svg:height="0.016cm" svg:x="16.928cm" svg:y="18.923cm" svg:viewBox="0 0 21 17" svg:d="M8 7l1-4h5c2 0 2 1 2 2s-2 2-4 2zM0 17h5l2-7h4c3 0 3 1 2 4 0 1 0 2 0 3h4c0 0 0-1 0-3 1-4 0-5-1-6 2 0 3-2 5-4 0-1 0-4-6-4h-9z">
          <text:p/>
        </draw:path>
        <draw:polygon draw:style-name="gr827" draw:text-style-name="P57" draw:layer="layout" svg:width="0.008cm" svg:height="0.016cm" svg:x="16.948cm" svg:y="18.923cm" svg:viewBox="0 0 9 17" draw:points="5,17 0,17 5,0 9,0">
          <text:p/>
        </draw:polygon>
        <draw:path draw:style-name="gr827" draw:text-style-name="P57" draw:layer="layout" svg:width="0.019cm" svg:height="0.016cm" svg:x="16.955cm" svg:y="18.923cm" svg:viewBox="0 0 20 17" svg:d="M8 3h5c1 0 4 0 3 5-1 3-3 7-7 7h-4zM0 17h9c6 0 10-3 11-9 1-3 0-8-6-8h-9z">
          <text:p/>
        </draw:path>
        <draw:polygon draw:style-name="gr827" draw:text-style-name="P57" draw:layer="layout" svg:width="0.018cm" svg:height="0.016cm" svg:x="16.975cm" svg:y="18.923cm" svg:viewBox="0 0 19 17" draw:points="18,3 7,3 6,6 15,6 15,9 5,9 5,14 15,14 14,17 0,17 4,0 19,0">
          <text:p/>
        </draw:polygon>
        <draw:path draw:style-name="gr828" draw:text-style-name="P58" draw:layer="layout" svg:width="0.081cm" svg:height="0.045cm" svg:x="16.937cm" svg:y="18.85cm" svg:viewBox="0 0 82 46" svg:d="M82 20v-20h-44c-20-1-36 14-38 32 0 1 0 2 0 3 0 4 1 7 3 11h23c-3-3-6-7-6-11 0-7 5-13 12-15z">
          <text:p/>
        </draw:path>
        <draw:path draw:style-name="gr828" draw:text-style-name="P58" draw:layer="layout" svg:width="0.079cm" svg:height="0.045cm" svg:x="16.928cm" svg:y="18.872cm" svg:viewBox="0 0 80 46" svg:d="M0 28v18h43c19 2 36-12 37-32v-2c0-4-1-8-2-12h-24c4 3 6 7 7 12 0 7-5 13-12 16z">
          <text:p/>
        </draw:path>
        <draw:path draw:style-name="gr827" draw:text-style-name="P57"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27" draw:text-style-name="P57"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27" draw:text-style-name="P57" draw:layer="layout" svg:width="0.015cm" svg:height="0.015cm" svg:x="17.428cm" svg:y="18.926cm" svg:viewBox="0 0 16 16" svg:d="M7 16c-4 0-7-4-7-9 0-3 3-7 7-7 6 0 9 4 9 7 0 5-3 9-9 9zM7 2c-3 0-6 2-6 5 0 4 3 7 6 7 5 0 7-3 7-7 0-3-2-5-7-5z">
          <text:p/>
        </draw:path>
        <draw:path draw:style-name="gr827" draw:text-style-name="P57" draw:layer="layout" svg:width="0.008cm" svg:height="0.009cm" svg:x="17.432cm" svg:y="18.929cm" svg:viewBox="0 0 9 10" svg:d="M7 6l2 4h-2l-3-4h-1v4h-3v-10h4c3 0 4 1 4 4 0 0 0 1-1 2zM5 1h-1v4h1c1 0 2-1 2-1 0-2-1-3-2-3z">
          <text:p/>
        </draw:path>
        <draw:frame draw:style-name="gr826"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27" draw:text-style-name="P57" draw:layer="layout" svg:width="0.019cm" svg:height="0.017cm" svg:x="13.284cm" svg:y="34.09cm" svg:viewBox="0 0 20 18" svg:d="M7 8l1-5h6c2 0 2 2 2 3s-2 2-4 2zM0 18h4l2-7h5c3 0 3 1 2 4 0 1 0 2 0 3h4c-1 0 0-1 0-3 1-4 0-5-1-6 2 0 3-2 4-4 0-1 0-5-5-5h-10z">
          <text:p/>
        </draw:path>
        <draw:polygon draw:style-name="gr827" draw:text-style-name="P57" draw:layer="layout" svg:width="0.008cm" svg:height="0.017cm" svg:x="13.304cm" svg:y="34.09cm" svg:viewBox="0 0 9 18" draw:points="4,18 0,18 4,0 9,0">
          <text:p/>
        </draw:polygon>
        <draw:path draw:style-name="gr827" draw:text-style-name="P57" draw:layer="layout" svg:width="0.019cm" svg:height="0.017cm" svg:x="13.311cm" svg:y="34.09cm" svg:viewBox="0 0 20 18" svg:d="M8 3h4c1 0 4 0 3 6-1 2-3 6-6 6h-4zM0 18h9c5 0 10-5 11-9s0-9-7-9h-8z">
          <text:p/>
        </draw:path>
        <draw:polygon draw:style-name="gr827" draw:text-style-name="P57" draw:layer="layout" svg:width="0.018cm" svg:height="0.017cm" svg:x="13.331cm" svg:y="34.09cm" svg:viewBox="0 0 19 18" draw:points="18,3 8,3 7,7 16,7 16,10 5,10 5,15 16,15 15,18 0,18 4,0 19,0">
          <text:p/>
        </draw:polygon>
        <draw:path draw:style-name="gr828" draw:text-style-name="P58" draw:layer="layout" svg:width="0.081cm" svg:height="0.045cm" svg:x="13.293cm" svg:y="34.018cm" svg:viewBox="0 0 82 46" svg:d="M82 20v-20h-43c-21-1-37 13-39 32v2c0 4 1 8 3 12h23c-4-3-6-7-6-11 0-7 5-14 13-15z">
          <text:p/>
        </draw:path>
        <draw:path draw:style-name="gr828" draw:text-style-name="P58" draw:layer="layout" svg:width="0.079cm" svg:height="0.045cm" svg:x="13.284cm" svg:y="34.04cm" svg:viewBox="0 0 80 46" svg:d="M0 26v20h43c19 1 36-14 37-32v-2c0-4-1-8-2-12h-24c4 3 6 7 7 12 0 7-5 13-12 14z">
          <text:p/>
        </draw:path>
        <draw:path draw:style-name="gr827" draw:text-style-name="P57"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27" draw:text-style-name="P57"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27" draw:text-style-name="P57" draw:layer="layout" svg:width="0.015cm" svg:height="0.014cm" svg:x="13.784cm" svg:y="34.094cm" svg:viewBox="0 0 16 15" svg:d="M7 15c-4 0-7-3-7-7 0-5 3-8 7-8 5 0 9 3 9 8 0 4-4 7-9 7zM7 2c-3 0-6 3-6 6s3 6 6 6c4 0 7-3 7-6s-3-6-7-6z">
          <text:p/>
        </draw:path>
        <draw:path draw:style-name="gr827" draw:text-style-name="P57" draw:layer="layout" svg:width="0.008cm" svg:height="0.008cm" svg:x="13.788cm" svg:y="34.097cm" svg:viewBox="0 0 9 9" svg:d="M7 6l2 3h-2l-4-3h-1v3h-2v-9h3c4 0 5 1 5 2 0 2 0 3-1 4zM4 1h-2v4h2c1 0 3-1 3-3 0-1-2-1-3-1z">
          <text:p/>
        </draw:path>
        <draw:path draw:style-name="gr829" draw:text-style-name="P59"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29" draw:text-style-name="P59"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29" draw:text-style-name="P59" draw:layer="layout" svg:width="0.164cm" svg:height="0.194cm" svg:x="4.578cm" svg:y="22.276cm" svg:viewBox="0 0 165 195" draw:points="124,107 124,0 165,0 165,195 41,89 41,195 0,195 0,0">
          <text:p/>
        </draw:polygon>
        <draw:polygon draw:style-name="gr829" draw:text-style-name="P59" draw:layer="layout" svg:width="0.164cm" svg:height="0.194cm" svg:x="4.764cm" svg:y="22.276cm" svg:viewBox="0 0 165 195" draw:points="124,107 124,0 165,0 165,195 41,89 41,195 0,195 0,0">
          <text:p/>
        </draw:polygon>
        <draw:polygon draw:style-name="gr829" draw:text-style-name="P59" draw:layer="layout" svg:width="0.123cm" svg:height="0.194cm" svg:x="4.95cm" svg:y="22.276cm" svg:viewBox="0 0 124 195" draw:points="124,0 124,40 41,40 41,79 103,79 103,117 41,117 41,156 124,156 124,195 41,195 0,195 0,117 0,79 0,0">
          <text:p/>
        </draw:polygon>
        <draw:path draw:style-name="gr829" draw:text-style-name="P59"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29" draw:text-style-name="P59" draw:layer="layout" svg:width="0.143cm" svg:height="0.194cm" svg:x="5.271cm" svg:y="22.276cm" svg:viewBox="0 0 144 195" draw:points="93,0 144,0 144,40 93,40 93,195 51,195 51,40 0,40 0,0 51,0">
          <text:p/>
        </draw:polygon>
        <draw:path draw:style-name="gr830" draw:text-style-name="P60" draw:layer="layout" svg:width="0.013cm" svg:height="0.012cm" svg:x="4.98cm" svg:y="22.232cm" svg:viewBox="0 0 14 13" svg:d="M0 13h3l1-5h4c2 0 2 1 2 2-1 2-1 2-1 3h3l1-1c-1 0-1 0 0-2 0-2 0-2-1-3 1 0 2-1 2-4 1-1 0-3-3-3h-8zM5 6v-4h5c2 0 2 1 1 2 0 2-1 2-2 2z">
          <text:p/>
        </draw:path>
        <draw:polygon draw:style-name="gr830" draw:text-style-name="P60" draw:layer="layout" svg:width="0.005cm" svg:height="0.012cm" svg:x="4.994cm" svg:y="22.232cm" svg:viewBox="0 0 6 13" draw:points="3,13 0,13 3,0 6,0">
          <text:p/>
        </draw:polygon>
        <draw:path draw:style-name="gr830" draw:text-style-name="P60" draw:layer="layout" svg:width="0.012cm" svg:height="0.012cm" svg:x="5cm" svg:y="22.232cm" svg:viewBox="0 0 13 13" svg:d="M0 13h5c6 0 8-4 8-6 1-4 1-7-5-7h-6zM5 2h2c1 0 3 0 2 5 0 2-1 4-4 4h-2z">
          <text:p/>
        </draw:path>
        <draw:polygon draw:style-name="gr830" draw:text-style-name="P60" draw:layer="layout" svg:width="0.012cm" svg:height="0.012cm" svg:x="5.013cm" svg:y="22.232cm" svg:viewBox="0 0 13 13" draw:points="13,2 5,2 4,6 12,6 11,8 4,8 3,11 11,11 11,13 0,13 3,0 13,0">
          <text:p/>
        </draw:polygon>
        <draw:path draw:style-name="gr831" draw:text-style-name="P61" draw:layer="layout" svg:width="0.056cm" svg:height="0.032cm" svg:x="4.987cm" svg:y="22.181cm" svg:viewBox="0 0 57 33" svg:d="M57 13v-13h-31c-15 0-26 10-26 24 0 3 0 5 2 9h16c-3-3-5-6-5-9 0-5 4-9 9-10l1-1z">
          <text:p/>
        </draw:path>
        <draw:path draw:style-name="gr831" draw:text-style-name="P61" draw:layer="layout" svg:width="0.056cm" svg:height="0.031cm" svg:x="4.98cm" svg:y="22.197cm" svg:viewBox="0 0 57 32" svg:d="M0 19v13h29c15 0 28-9 28-24 0-3-1-5-2-8h-18c3 2 5 5 5 8 0 5-4 10-9 11h-1z">
          <text:p/>
        </draw:path>
        <draw:path draw:style-name="gr830" draw:text-style-name="P60"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30" draw:text-style-name="P60"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30" draw:text-style-name="P60" draw:layer="layout" svg:width="0.011cm" svg:height="0.009cm" svg:x="5.329cm" svg:y="22.235cm" svg:viewBox="0 0 12 10" svg:d="M5 1c-2 0-4 1-4 3 0 3 2 4 4 4 4 0 6-1 6-4 0-2-2-3-6-3zM5 10c-2 0-5-3-5-6 0-2 3-4 5-4 4 0 7 2 7 4 0 3-3 6-7 6z">
          <text:p/>
        </draw:path>
        <draw:path draw:style-name="gr830" draw:text-style-name="P60" draw:layer="layout" svg:width="0.005cm" svg:height="0.006cm" svg:x="5.332cm" svg:y="22.236cm" svg:viewBox="0 0 6 7" svg:d="M4 1h-2v3h2c0 0 1 0 1-1zM5 5l1 2h-1l-1-2h-2v2h-2v-7h4c1 0 2 1 2 3 0 1 0 2-1 2z">
          <text:p/>
        </draw:path>
        <draw:path draw:style-name="gr832" draw:text-style-name="P62"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32" draw:text-style-name="P62"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32" draw:text-style-name="P62" draw:layer="layout" svg:width="0.112cm" svg:height="0.133cm" svg:x="4.407cm" svg:y="22.098cm" svg:viewBox="0 0 113 134" svg:d="M113 0v54 27c0 15-5 27-16 38-11 10-25 15-40 15-16 0-29-5-41-15-11-11-16-23-16-38v-27-54h29v54 24 3c0 7 3 14 8 19 6 5 12 7 20 7s14-2 20-7c5-5 8-12 8-19v-3-24-54z">
          <text:p/>
        </draw:path>
        <draw:polygon draw:style-name="gr832" draw:text-style-name="P62" draw:layer="layout" svg:width="0.029cm" svg:height="0.133cm" svg:x="4.532cm" svg:y="22.098cm" svg:viewBox="0 0 30 134" draw:points="0,0 30,0 30,134 0,134">
          <text:p/>
        </draw:polygon>
        <draw:path draw:style-name="gr832" draw:text-style-name="P62"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32" draw:text-style-name="P62"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7T01:11:22.845000000</dc:date>
    <meta:editing-duration>PT15H46M45S</meta:editing-duration>
    <meta:editing-cycles>51</meta:editing-cycles>
    <meta:document-statistic meta:object-count="3326"/>
  </office:meta>
</office:document-meta>
</file>